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F8000000227409940D3E67A7C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04cm" svg:stroke-color="#ff0000" draw:marker-start-width="0.206cm" draw:marker-end-width="0.206cm" draw:fill="none" draw:textarea-horizontal-align="justify" draw:textarea-vertical-align="middle" draw:auto-grow-height="false" fo:min-height="0cm" fo:min-width="0cm" fo:padding-top="0.127cm" fo:padding-bottom="0.127cm" fo:padding-left="0.252cm" fo:padding-right="0.252cm"/>
    </style:style>
    <style:style style:name="gr2" style:family="graphic" style:parent-style-name="objectwithoutfill">
      <style:graphic-properties svg:stroke-width="0.004cm" svg:stroke-color="#ff0000" draw:marker-start-width="0.206cm" draw:marker-end-width="0.206cm" draw:fill="solid" draw:textarea-vertical-align="middle" fo:padding-top="0.127cm" fo:padding-bottom="0.127cm" fo:padding-left="0.252cm" fo:padding-right="0.252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232cm" fo:min-width="17.311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232cm" fo:min-width="18.072cm" fo:padding-top="0.139cm" fo:padding-bottom="0.139cm" fo:padding-left="0.264cm" fo:padding-right="0.264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color="#000000" draw:fill="solid" draw:textarea-vertical-align="middle"/>
    </style:style>
    <style:style style:name="gr7" style:family="graphic" style:parent-style-name="standard">
      <style:graphic-properties svg:stroke-color="#ff0000" draw:fill="none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/>
    </style:style>
    <style:style style:name="gr9" style:family="graphic" style:parent-style-name="objectwithoutfill">
      <style:graphic-properties draw:stroke="dash" draw:stroke-dash="Fine_20_Dashed" svg:stroke-width="0.007cm" svg:stroke-color="#ff0000" draw:marker-start-width="0.21cm" draw:marker-end-width="0.21cm" draw:fill="solid" draw:textarea-vertical-align="middle" fo:padding-top="0.128cm" fo:padding-bottom="0.128cm" fo:padding-left="0.253cm" fo:padding-right="0.2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</style:style>
    <style:style style:name="gr12" style:family="graphic" style:parent-style-name="objectwithoutfill">
      <style:graphic-properties draw:stroke="dash" draw:stroke-dash="Fine_20_Dashed" svg:stroke-width="0.007cm" svg:stroke-color="#2a6099" draw:marker-start-width="0.21cm" draw:marker-end-width="0.21cm" draw:fill="solid" draw:textarea-vertical-align="middle" fo:padding-top="0.128cm" fo:padding-bottom="0.128cm" fo:padding-left="0.253cm" fo:padding-right="0.25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54cm"/>
    </style:style>
    <style:style style:name="gr14" style:family="graphic" style:parent-style-name="objectwithoutfill">
      <style:graphic-properties draw:stroke="dash" draw:stroke-dash="Fine_20_Dashed" svg:stroke-width="0.018cm" svg:stroke-color="#158466" draw:marker-start-width="0.226cm" draw:marker-end-width="0.226cm" draw:fill="solid" draw:textarea-vertical-align="middle" fo:padding-top="0.133cm" fo:padding-bottom="0.133cm" fo:padding-left="0.258cm" fo:padding-right="0.258cm"/>
    </style:style>
    <style:style style:name="gr15" style:family="graphic" style:parent-style-name="objectwithoutfill">
      <style:graphic-properties svg:stroke-width="0.007cm" svg:stroke-color="#cccccc" draw:marker-start-width="0.21cm" draw:marker-end-width="0.21cm" draw:fill="solid" draw:textarea-vertical-align="middle" fo:padding-top="0.128cm" fo:padding-bottom="0.128cm" fo:padding-left="0.253cm" fo:padding-right="0.253cm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Fine_20_Dashed" svg:stroke-width="0.053cm" svg:stroke-color="#ff0000" draw:marker-start-width="0.279cm" draw:marker-end-width="0.279cm" draw:fill="none" draw:textarea-horizontal-align="justify" draw:textarea-vertical-align="middle" draw:auto-grow-height="false" fo:min-height="6.25cm" fo:min-width="19.7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style:font-name="Arial"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6pt" style:font-size-asian="6pt" style:font-size-complex="6pt"/>
    </style:style>
    <style:style style:name="P5" style:family="paragraph">
      <style:paragraph-properties fo:text-align="center"/>
    </style:style>
    <style:style style:name="T1" style:family="text">
      <style:text-properties style:font-name="Arial" fo:font-size="7pt" style:font-size-asian="7pt" style:font-size-complex="7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0.2cm" svg:height="0.2cm" svg:x="1.8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2.155cm" svg:x2="1.9cm" svg:y2="2.355cm">
              <text:p/>
            </draw:line>
            <draw:line draw:style-name="gr2" draw:text-style-name="P2" draw:layer="layout" svg:x1="1.8cm" svg:y1="2.255cm" svg:x2="2cm" svg:y2="2.255cm">
              <text:p/>
            </draw:line>
          </draw:g>
          <draw:g>
            <draw:custom-shape draw:style-name="gr1" draw:text-style-name="P1" draw:layer="layout" svg:width="0.2cm" svg:height="0.2cm" svg:x="2.292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.155cm" svg:x2="2.392cm" svg:y2="2.355cm">
              <text:p/>
            </draw:line>
            <draw:line draw:style-name="gr2" draw:text-style-name="P2" draw:layer="layout" svg:x1="2.292cm" svg:y1="2.255cm" svg:x2="2.492cm" svg:y2="2.255cm">
              <text:p/>
            </draw:line>
          </draw:g>
          <draw:g>
            <draw:custom-shape draw:style-name="gr1" draw:text-style-name="P1" draw:layer="layout" svg:width="0.2cm" svg:height="0.2cm" svg:x="2.292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.155cm" svg:x2="2.392cm" svg:y2="2.355cm">
              <text:p/>
            </draw:line>
            <draw:line draw:style-name="gr2" draw:text-style-name="P2" draw:layer="layout" svg:x1="2.292cm" svg:y1="2.255cm" svg:x2="2.492cm" svg:y2="2.255cm">
              <text:p/>
            </draw:line>
          </draw:g>
          <draw:g>
            <draw:custom-shape draw:style-name="gr1" draw:text-style-name="P1" draw:layer="layout" svg:width="0.2cm" svg:height="0.2cm" svg:x="2.798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2.155cm" svg:x2="2.898cm" svg:y2="2.355cm">
              <text:p/>
            </draw:line>
            <draw:line draw:style-name="gr2" draw:text-style-name="P2" draw:layer="layout" svg:x1="2.798cm" svg:y1="2.255cm" svg:x2="2.998cm" svg:y2="2.255cm">
              <text:p/>
            </draw:line>
          </draw:g>
          <draw:g>
            <draw:custom-shape draw:style-name="gr1" draw:text-style-name="P1" draw:layer="layout" svg:width="0.2cm" svg:height="0.2cm" svg:x="3.306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2.155cm" svg:x2="3.406cm" svg:y2="2.355cm">
              <text:p/>
            </draw:line>
            <draw:line draw:style-name="gr2" draw:text-style-name="P2" draw:layer="layout" svg:x1="3.306cm" svg:y1="2.255cm" svg:x2="3.506cm" svg:y2="2.255cm">
              <text:p/>
            </draw:line>
          </draw:g>
          <draw:g>
            <draw:custom-shape draw:style-name="gr1" draw:text-style-name="P1" draw:layer="layout" svg:width="0.2cm" svg:height="0.2cm" svg:x="3.806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2.155cm" svg:x2="3.906cm" svg:y2="2.355cm">
              <text:p/>
            </draw:line>
            <draw:line draw:style-name="gr2" draw:text-style-name="P2" draw:layer="layout" svg:x1="3.806cm" svg:y1="2.255cm" svg:x2="4.006cm" svg:y2="2.255cm">
              <text:p/>
            </draw:line>
          </draw:g>
          <draw:g>
            <draw:custom-shape draw:style-name="gr1" draw:text-style-name="P1" draw:layer="layout" svg:width="0.2cm" svg:height="0.2cm" svg:x="4.306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2.155cm" svg:x2="4.406cm" svg:y2="2.355cm">
              <text:p/>
            </draw:line>
            <draw:line draw:style-name="gr2" draw:text-style-name="P2" draw:layer="layout" svg:x1="4.306cm" svg:y1="2.255cm" svg:x2="4.506cm" svg:y2="2.255cm">
              <text:p/>
            </draw:line>
          </draw:g>
          <draw:g>
            <draw:custom-shape draw:style-name="gr1" draw:text-style-name="P1" draw:layer="layout" svg:width="0.2cm" svg:height="0.2cm" svg:x="4.806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2.155cm" svg:x2="4.906cm" svg:y2="2.355cm">
              <text:p/>
            </draw:line>
            <draw:line draw:style-name="gr2" draw:text-style-name="P2" draw:layer="layout" svg:x1="4.806cm" svg:y1="2.255cm" svg:x2="5.006cm" svg:y2="2.255cm">
              <text:p/>
            </draw:line>
          </draw:g>
          <draw:g>
            <draw:custom-shape draw:style-name="gr1" draw:text-style-name="P1" draw:layer="layout" svg:width="0.2cm" svg:height="0.2cm" svg:x="5.304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2.155cm" svg:x2="5.404cm" svg:y2="2.355cm">
              <text:p/>
            </draw:line>
            <draw:line draw:style-name="gr2" draw:text-style-name="P2" draw:layer="layout" svg:x1="5.304cm" svg:y1="2.255cm" svg:x2="5.504cm" svg:y2="2.255cm">
              <text:p/>
            </draw:line>
          </draw:g>
          <draw:g>
            <draw:custom-shape draw:style-name="gr1" draw:text-style-name="P1" draw:layer="layout" svg:width="0.2cm" svg:height="0.2cm" svg:x="5.804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2.155cm" svg:x2="5.904cm" svg:y2="2.355cm">
              <text:p/>
            </draw:line>
            <draw:line draw:style-name="gr2" draw:text-style-name="P2" draw:layer="layout" svg:x1="5.804cm" svg:y1="2.255cm" svg:x2="6.004cm" svg:y2="2.255cm">
              <text:p/>
            </draw:line>
          </draw:g>
          <draw:g>
            <draw:custom-shape draw:style-name="gr1" draw:text-style-name="P1" draw:layer="layout" svg:width="0.2cm" svg:height="0.2cm" svg:x="6.31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2.155cm" svg:x2="6.41cm" svg:y2="2.355cm">
              <text:p/>
            </draw:line>
            <draw:line draw:style-name="gr2" draw:text-style-name="P2" draw:layer="layout" svg:x1="6.31cm" svg:y1="2.255cm" svg:x2="6.51cm" svg:y2="2.255cm">
              <text:p/>
            </draw:line>
          </draw:g>
          <draw:g>
            <draw:custom-shape draw:style-name="gr1" draw:text-style-name="P1" draw:layer="layout" svg:width="0.2cm" svg:height="0.2cm" svg:x="6.808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2.155cm" svg:x2="6.908cm" svg:y2="2.355cm">
              <text:p/>
            </draw:line>
            <draw:line draw:style-name="gr2" draw:text-style-name="P2" draw:layer="layout" svg:x1="6.808cm" svg:y1="2.255cm" svg:x2="7.008cm" svg:y2="2.255cm">
              <text:p/>
            </draw:line>
          </draw:g>
          <draw:g>
            <draw:custom-shape draw:style-name="gr1" draw:text-style-name="P1" draw:layer="layout" svg:width="0.2cm" svg:height="0.2cm" svg:x="7.312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2.155cm" svg:x2="7.412cm" svg:y2="2.355cm">
              <text:p/>
            </draw:line>
            <draw:line draw:style-name="gr2" draw:text-style-name="P2" draw:layer="layout" svg:x1="7.312cm" svg:y1="2.255cm" svg:x2="7.512cm" svg:y2="2.255cm">
              <text:p/>
            </draw:line>
          </draw:g>
          <draw:g>
            <draw:custom-shape draw:style-name="gr1" draw:text-style-name="P1" draw:layer="layout" svg:width="0.2cm" svg:height="0.2cm" svg:x="7.812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2.155cm" svg:x2="7.912cm" svg:y2="2.355cm">
              <text:p/>
            </draw:line>
            <draw:line draw:style-name="gr2" draw:text-style-name="P2" draw:layer="layout" svg:x1="7.812cm" svg:y1="2.255cm" svg:x2="8.012cm" svg:y2="2.255cm">
              <text:p/>
            </draw:line>
          </draw:g>
          <draw:g>
            <draw:custom-shape draw:style-name="gr1" draw:text-style-name="P1" draw:layer="layout" svg:width="0.2cm" svg:height="0.2cm" svg:x="8.314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2.155cm" svg:x2="8.414cm" svg:y2="2.355cm">
              <text:p/>
            </draw:line>
            <draw:line draw:style-name="gr2" draw:text-style-name="P2" draw:layer="layout" svg:x1="8.314cm" svg:y1="2.255cm" svg:x2="8.514cm" svg:y2="2.255cm">
              <text:p/>
            </draw:line>
          </draw:g>
          <draw:g>
            <draw:custom-shape draw:style-name="gr1" draw:text-style-name="P1" draw:layer="layout" svg:width="0.2cm" svg:height="0.2cm" svg:x="8.81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2.155cm" svg:x2="8.91cm" svg:y2="2.355cm">
              <text:p/>
            </draw:line>
            <draw:line draw:style-name="gr2" draw:text-style-name="P2" draw:layer="layout" svg:x1="8.81cm" svg:y1="2.255cm" svg:x2="9.01cm" svg:y2="2.255cm">
              <text:p/>
            </draw:line>
          </draw:g>
          <draw:g>
            <draw:custom-shape draw:style-name="gr1" draw:text-style-name="P1" draw:layer="layout" svg:width="0.2cm" svg:height="0.2cm" svg:x="9.31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2.155cm" svg:x2="9.41cm" svg:y2="2.355cm">
              <text:p/>
            </draw:line>
            <draw:line draw:style-name="gr2" draw:text-style-name="P2" draw:layer="layout" svg:x1="9.31cm" svg:y1="2.255cm" svg:x2="9.51cm" svg:y2="2.255cm">
              <text:p/>
            </draw:line>
          </draw:g>
          <draw:g>
            <draw:custom-shape draw:style-name="gr1" draw:text-style-name="P1" draw:layer="layout" svg:width="0.2cm" svg:height="0.2cm" svg:x="9.81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2.155cm" svg:x2="9.91cm" svg:y2="2.355cm">
              <text:p/>
            </draw:line>
            <draw:line draw:style-name="gr2" draw:text-style-name="P2" draw:layer="layout" svg:x1="9.81cm" svg:y1="2.255cm" svg:x2="10.01cm" svg:y2="2.255cm">
              <text:p/>
            </draw:line>
          </draw:g>
          <draw:g>
            <draw:custom-shape draw:style-name="gr1" draw:text-style-name="P1" draw:layer="layout" svg:width="0.2cm" svg:height="0.2cm" svg:x="10.316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2.155cm" svg:x2="10.416cm" svg:y2="2.355cm">
              <text:p/>
            </draw:line>
            <draw:line draw:style-name="gr2" draw:text-style-name="P2" draw:layer="layout" svg:x1="10.316cm" svg:y1="2.255cm" svg:x2="10.516cm" svg:y2="2.255cm">
              <text:p/>
            </draw:line>
          </draw:g>
          <draw:g>
            <draw:custom-shape draw:style-name="gr1" draw:text-style-name="P1" draw:layer="layout" svg:width="0.2cm" svg:height="0.2cm" svg:x="10.816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2.155cm" svg:x2="10.916cm" svg:y2="2.355cm">
              <text:p/>
            </draw:line>
            <draw:line draw:style-name="gr2" draw:text-style-name="P2" draw:layer="layout" svg:x1="10.816cm" svg:y1="2.255cm" svg:x2="11.016cm" svg:y2="2.255cm">
              <text:p/>
            </draw:line>
          </draw:g>
          <draw:g>
            <draw:custom-shape draw:style-name="gr1" draw:text-style-name="P1" draw:layer="layout" svg:width="0.2cm" svg:height="0.2cm" svg:x="11.314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2.155cm" svg:x2="11.414cm" svg:y2="2.355cm">
              <text:p/>
            </draw:line>
            <draw:line draw:style-name="gr2" draw:text-style-name="P2" draw:layer="layout" svg:x1="11.314cm" svg:y1="2.255cm" svg:x2="11.514cm" svg:y2="2.255cm">
              <text:p/>
            </draw:line>
          </draw:g>
          <draw:g>
            <draw:custom-shape draw:style-name="gr1" draw:text-style-name="P1" draw:layer="layout" svg:width="0.2cm" svg:height="0.2cm" svg:x="11.82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2.155cm" svg:x2="11.92cm" svg:y2="2.355cm">
              <text:p/>
            </draw:line>
            <draw:line draw:style-name="gr2" draw:text-style-name="P2" draw:layer="layout" svg:x1="11.82cm" svg:y1="2.255cm" svg:x2="12.02cm" svg:y2="2.255cm">
              <text:p/>
            </draw:line>
          </draw:g>
          <draw:g>
            <draw:custom-shape draw:style-name="gr1" draw:text-style-name="P1" draw:layer="layout" svg:width="0.2cm" svg:height="0.2cm" svg:x="12.322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2.155cm" svg:x2="12.422cm" svg:y2="2.355cm">
              <text:p/>
            </draw:line>
            <draw:line draw:style-name="gr2" draw:text-style-name="P2" draw:layer="layout" svg:x1="12.322cm" svg:y1="2.255cm" svg:x2="12.522cm" svg:y2="2.255cm">
              <text:p/>
            </draw:line>
          </draw:g>
          <draw:g>
            <draw:custom-shape draw:style-name="gr1" draw:text-style-name="P1" draw:layer="layout" svg:width="0.2cm" svg:height="0.2cm" svg:x="12.818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2.155cm" svg:x2="12.918cm" svg:y2="2.355cm">
              <text:p/>
            </draw:line>
            <draw:line draw:style-name="gr2" draw:text-style-name="P2" draw:layer="layout" svg:x1="12.818cm" svg:y1="2.255cm" svg:x2="13.018cm" svg:y2="2.255cm">
              <text:p/>
            </draw:line>
          </draw:g>
          <draw:g>
            <draw:custom-shape draw:style-name="gr1" draw:text-style-name="P1" draw:layer="layout" svg:width="0.2cm" svg:height="0.2cm" svg:x="13.318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2.155cm" svg:x2="13.418cm" svg:y2="2.355cm">
              <text:p/>
            </draw:line>
            <draw:line draw:style-name="gr2" draw:text-style-name="P2" draw:layer="layout" svg:x1="13.318cm" svg:y1="2.255cm" svg:x2="13.518cm" svg:y2="2.255cm">
              <text:p/>
            </draw:line>
          </draw:g>
          <draw:g>
            <draw:custom-shape draw:style-name="gr1" draw:text-style-name="P1" draw:layer="layout" svg:width="0.2cm" svg:height="0.2cm" svg:x="13.822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2.155cm" svg:x2="13.922cm" svg:y2="2.355cm">
              <text:p/>
            </draw:line>
            <draw:line draw:style-name="gr2" draw:text-style-name="P2" draw:layer="layout" svg:x1="13.822cm" svg:y1="2.255cm" svg:x2="14.022cm" svg:y2="2.255cm">
              <text:p/>
            </draw:line>
          </draw:g>
          <draw:g>
            <draw:custom-shape draw:style-name="gr1" draw:text-style-name="P1" draw:layer="layout" svg:width="0.2cm" svg:height="0.2cm" svg:x="14.324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2.155cm" svg:x2="14.424cm" svg:y2="2.355cm">
              <text:p/>
            </draw:line>
            <draw:line draw:style-name="gr2" draw:text-style-name="P2" draw:layer="layout" svg:x1="14.324cm" svg:y1="2.255cm" svg:x2="14.524cm" svg:y2="2.255cm">
              <text:p/>
            </draw:line>
          </draw:g>
          <draw:g>
            <draw:custom-shape draw:style-name="gr1" draw:text-style-name="P1" draw:layer="layout" svg:width="0.2cm" svg:height="0.2cm" svg:x="14.824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2.155cm" svg:x2="14.924cm" svg:y2="2.355cm">
              <text:p/>
            </draw:line>
            <draw:line draw:style-name="gr2" draw:text-style-name="P2" draw:layer="layout" svg:x1="14.824cm" svg:y1="2.255cm" svg:x2="15.024cm" svg:y2="2.255cm">
              <text:p/>
            </draw:line>
          </draw:g>
          <draw:g>
            <draw:custom-shape draw:style-name="gr1" draw:text-style-name="P1" draw:layer="layout" svg:width="0.2cm" svg:height="0.2cm" svg:x="15.324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2.155cm" svg:x2="15.424cm" svg:y2="2.355cm">
              <text:p/>
            </draw:line>
            <draw:line draw:style-name="gr2" draw:text-style-name="P2" draw:layer="layout" svg:x1="15.324cm" svg:y1="2.255cm" svg:x2="15.524cm" svg:y2="2.255cm">
              <text:p/>
            </draw:line>
          </draw:g>
          <draw:g>
            <draw:custom-shape draw:style-name="gr1" draw:text-style-name="P1" draw:layer="layout" svg:width="0.2cm" svg:height="0.2cm" svg:x="15.824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2.155cm" svg:x2="15.924cm" svg:y2="2.355cm">
              <text:p/>
            </draw:line>
            <draw:line draw:style-name="gr2" draw:text-style-name="P2" draw:layer="layout" svg:x1="15.824cm" svg:y1="2.255cm" svg:x2="16.024cm" svg:y2="2.255cm">
              <text:p/>
            </draw:line>
          </draw:g>
          <draw:g>
            <draw:custom-shape draw:style-name="gr1" draw:text-style-name="P1" draw:layer="layout" svg:width="0.2cm" svg:height="0.2cm" svg:x="16.324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2.155cm" svg:x2="16.424cm" svg:y2="2.355cm">
              <text:p/>
            </draw:line>
            <draw:line draw:style-name="gr2" draw:text-style-name="P2" draw:layer="layout" svg:x1="16.324cm" svg:y1="2.255cm" svg:x2="16.524cm" svg:y2="2.255cm">
              <text:p/>
            </draw:line>
          </draw:g>
          <draw:g>
            <draw:custom-shape draw:style-name="gr1" draw:text-style-name="P1" draw:layer="layout" svg:width="0.2cm" svg:height="0.2cm" svg:x="16.824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2.155cm" svg:x2="16.924cm" svg:y2="2.355cm">
              <text:p/>
            </draw:line>
            <draw:line draw:style-name="gr2" draw:text-style-name="P2" draw:layer="layout" svg:x1="16.824cm" svg:y1="2.255cm" svg:x2="17.024cm" svg:y2="2.255cm">
              <text:p/>
            </draw:line>
          </draw:g>
          <draw:g>
            <draw:custom-shape draw:style-name="gr1" draw:text-style-name="P1" draw:layer="layout" svg:width="0.2cm" svg:height="0.2cm" svg:x="17.324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2.155cm" svg:x2="17.424cm" svg:y2="2.355cm">
              <text:p/>
            </draw:line>
            <draw:line draw:style-name="gr2" draw:text-style-name="P2" draw:layer="layout" svg:x1="17.324cm" svg:y1="2.255cm" svg:x2="17.524cm" svg:y2="2.255cm">
              <text:p/>
            </draw:line>
          </draw:g>
          <draw:g>
            <draw:custom-shape draw:style-name="gr1" draw:text-style-name="P1" draw:layer="layout" svg:width="0.2cm" svg:height="0.2cm" svg:x="17.824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2.155cm" svg:x2="17.924cm" svg:y2="2.355cm">
              <text:p/>
            </draw:line>
            <draw:line draw:style-name="gr2" draw:text-style-name="P2" draw:layer="layout" svg:x1="17.824cm" svg:y1="2.255cm" svg:x2="18.024cm" svg:y2="2.255cm">
              <text:p/>
            </draw:line>
          </draw:g>
          <draw:g>
            <draw:custom-shape draw:style-name="gr1" draw:text-style-name="P1" draw:layer="layout" svg:width="0.2cm" svg:height="0.2cm" svg:x="18.324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2.155cm" svg:x2="18.424cm" svg:y2="2.355cm">
              <text:p/>
            </draw:line>
            <draw:line draw:style-name="gr2" draw:text-style-name="P2" draw:layer="layout" svg:x1="18.324cm" svg:y1="2.255cm" svg:x2="18.524cm" svg:y2="2.255cm">
              <text:p/>
            </draw:line>
          </draw:g>
          <draw:g>
            <draw:custom-shape draw:style-name="gr1" draw:text-style-name="P1" draw:layer="layout" svg:width="0.2cm" svg:height="0.2cm" svg:x="18.824cm" svg:y="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2.155cm" svg:x2="18.924cm" svg:y2="2.355cm">
              <text:p/>
            </draw:line>
            <draw:line draw:style-name="gr2" draw:text-style-name="P2" draw:layer="layout" svg:x1="18.824cm" svg:y1="2.255cm" svg:x2="19.024cm" svg:y2="2.255cm">
              <text:p/>
            </draw:line>
          </draw:g>
          <draw:custom-shape draw:style-name="gr3" draw:text-style-name="P1" draw:layer="layout" svg:width="17.839cm" svg:height="0.51cm" svg:x="1.5cm" svg:y="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2.655cm" svg:x2="1.9cm" svg:y2="2.855cm">
              <text:p/>
            </draw:line>
            <draw:line draw:style-name="gr2" draw:text-style-name="P2" draw:layer="layout" svg:x1="1.8cm" svg:y1="2.755cm" svg:x2="2cm" svg:y2="2.755cm">
              <text:p/>
            </draw:line>
          </draw:g>
          <draw:g>
            <draw:custom-shape draw:style-name="gr1" draw:text-style-name="P1" draw:layer="layout" svg:width="0.2cm" svg:height="0.2cm" svg:x="2.292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.655cm" svg:x2="2.392cm" svg:y2="2.855cm">
              <text:p/>
            </draw:line>
            <draw:line draw:style-name="gr2" draw:text-style-name="P2" draw:layer="layout" svg:x1="2.292cm" svg:y1="2.755cm" svg:x2="2.492cm" svg:y2="2.755cm">
              <text:p/>
            </draw:line>
          </draw:g>
          <draw:g>
            <draw:custom-shape draw:style-name="gr1" draw:text-style-name="P1" draw:layer="layout" svg:width="0.2cm" svg:height="0.2cm" svg:x="2.292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.655cm" svg:x2="2.392cm" svg:y2="2.855cm">
              <text:p/>
            </draw:line>
            <draw:line draw:style-name="gr2" draw:text-style-name="P2" draw:layer="layout" svg:x1="2.292cm" svg:y1="2.755cm" svg:x2="2.492cm" svg:y2="2.755cm">
              <text:p/>
            </draw:line>
          </draw:g>
          <draw:g>
            <draw:custom-shape draw:style-name="gr1" draw:text-style-name="P1" draw:layer="layout" svg:width="0.2cm" svg:height="0.2cm" svg:x="2.798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2.655cm" svg:x2="2.898cm" svg:y2="2.855cm">
              <text:p/>
            </draw:line>
            <draw:line draw:style-name="gr2" draw:text-style-name="P2" draw:layer="layout" svg:x1="2.798cm" svg:y1="2.755cm" svg:x2="2.998cm" svg:y2="2.755cm">
              <text:p/>
            </draw:line>
          </draw:g>
          <draw:g>
            <draw:custom-shape draw:style-name="gr1" draw:text-style-name="P1" draw:layer="layout" svg:width="0.2cm" svg:height="0.2cm" svg:x="3.306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2.655cm" svg:x2="3.406cm" svg:y2="2.855cm">
              <text:p/>
            </draw:line>
            <draw:line draw:style-name="gr2" draw:text-style-name="P2" draw:layer="layout" svg:x1="3.306cm" svg:y1="2.755cm" svg:x2="3.506cm" svg:y2="2.755cm">
              <text:p/>
            </draw:line>
          </draw:g>
          <draw:g>
            <draw:custom-shape draw:style-name="gr1" draw:text-style-name="P1" draw:layer="layout" svg:width="0.2cm" svg:height="0.2cm" svg:x="3.806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2.655cm" svg:x2="3.906cm" svg:y2="2.855cm">
              <text:p/>
            </draw:line>
            <draw:line draw:style-name="gr2" draw:text-style-name="P2" draw:layer="layout" svg:x1="3.806cm" svg:y1="2.755cm" svg:x2="4.006cm" svg:y2="2.755cm">
              <text:p/>
            </draw:line>
          </draw:g>
          <draw:g>
            <draw:custom-shape draw:style-name="gr1" draw:text-style-name="P1" draw:layer="layout" svg:width="0.2cm" svg:height="0.2cm" svg:x="4.306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2.655cm" svg:x2="4.406cm" svg:y2="2.855cm">
              <text:p/>
            </draw:line>
            <draw:line draw:style-name="gr2" draw:text-style-name="P2" draw:layer="layout" svg:x1="4.306cm" svg:y1="2.755cm" svg:x2="4.506cm" svg:y2="2.755cm">
              <text:p/>
            </draw:line>
          </draw:g>
          <draw:g>
            <draw:custom-shape draw:style-name="gr1" draw:text-style-name="P1" draw:layer="layout" svg:width="0.2cm" svg:height="0.2cm" svg:x="4.806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2.655cm" svg:x2="4.906cm" svg:y2="2.855cm">
              <text:p/>
            </draw:line>
            <draw:line draw:style-name="gr2" draw:text-style-name="P2" draw:layer="layout" svg:x1="4.806cm" svg:y1="2.755cm" svg:x2="5.006cm" svg:y2="2.755cm">
              <text:p/>
            </draw:line>
          </draw:g>
          <draw:g>
            <draw:custom-shape draw:style-name="gr1" draw:text-style-name="P1" draw:layer="layout" svg:width="0.2cm" svg:height="0.2cm" svg:x="5.304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2.655cm" svg:x2="5.404cm" svg:y2="2.855cm">
              <text:p/>
            </draw:line>
            <draw:line draw:style-name="gr2" draw:text-style-name="P2" draw:layer="layout" svg:x1="5.304cm" svg:y1="2.755cm" svg:x2="5.504cm" svg:y2="2.755cm">
              <text:p/>
            </draw:line>
          </draw:g>
          <draw:g>
            <draw:custom-shape draw:style-name="gr1" draw:text-style-name="P1" draw:layer="layout" svg:width="0.2cm" svg:height="0.2cm" svg:x="5.804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2.655cm" svg:x2="5.904cm" svg:y2="2.855cm">
              <text:p/>
            </draw:line>
            <draw:line draw:style-name="gr2" draw:text-style-name="P2" draw:layer="layout" svg:x1="5.804cm" svg:y1="2.755cm" svg:x2="6.004cm" svg:y2="2.755cm">
              <text:p/>
            </draw:line>
          </draw:g>
          <draw:g>
            <draw:custom-shape draw:style-name="gr1" draw:text-style-name="P1" draw:layer="layout" svg:width="0.2cm" svg:height="0.2cm" svg:x="6.31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2.655cm" svg:x2="6.41cm" svg:y2="2.855cm">
              <text:p/>
            </draw:line>
            <draw:line draw:style-name="gr2" draw:text-style-name="P2" draw:layer="layout" svg:x1="6.31cm" svg:y1="2.755cm" svg:x2="6.51cm" svg:y2="2.755cm">
              <text:p/>
            </draw:line>
          </draw:g>
          <draw:g>
            <draw:custom-shape draw:style-name="gr1" draw:text-style-name="P1" draw:layer="layout" svg:width="0.2cm" svg:height="0.2cm" svg:x="6.808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2.655cm" svg:x2="6.908cm" svg:y2="2.855cm">
              <text:p/>
            </draw:line>
            <draw:line draw:style-name="gr2" draw:text-style-name="P2" draw:layer="layout" svg:x1="6.808cm" svg:y1="2.755cm" svg:x2="7.008cm" svg:y2="2.755cm">
              <text:p/>
            </draw:line>
          </draw:g>
          <draw:g>
            <draw:custom-shape draw:style-name="gr1" draw:text-style-name="P1" draw:layer="layout" svg:width="0.2cm" svg:height="0.2cm" svg:x="7.312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2.655cm" svg:x2="7.412cm" svg:y2="2.855cm">
              <text:p/>
            </draw:line>
            <draw:line draw:style-name="gr2" draw:text-style-name="P2" draw:layer="layout" svg:x1="7.312cm" svg:y1="2.755cm" svg:x2="7.512cm" svg:y2="2.755cm">
              <text:p/>
            </draw:line>
          </draw:g>
          <draw:g>
            <draw:custom-shape draw:style-name="gr1" draw:text-style-name="P1" draw:layer="layout" svg:width="0.2cm" svg:height="0.2cm" svg:x="7.812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2.655cm" svg:x2="7.912cm" svg:y2="2.855cm">
              <text:p/>
            </draw:line>
            <draw:line draw:style-name="gr2" draw:text-style-name="P2" draw:layer="layout" svg:x1="7.812cm" svg:y1="2.755cm" svg:x2="8.012cm" svg:y2="2.755cm">
              <text:p/>
            </draw:line>
          </draw:g>
          <draw:g>
            <draw:custom-shape draw:style-name="gr1" draw:text-style-name="P1" draw:layer="layout" svg:width="0.2cm" svg:height="0.2cm" svg:x="8.314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2.655cm" svg:x2="8.414cm" svg:y2="2.855cm">
              <text:p/>
            </draw:line>
            <draw:line draw:style-name="gr2" draw:text-style-name="P2" draw:layer="layout" svg:x1="8.314cm" svg:y1="2.755cm" svg:x2="8.514cm" svg:y2="2.755cm">
              <text:p/>
            </draw:line>
          </draw:g>
          <draw:g>
            <draw:custom-shape draw:style-name="gr1" draw:text-style-name="P1" draw:layer="layout" svg:width="0.2cm" svg:height="0.2cm" svg:x="8.81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2.655cm" svg:x2="8.91cm" svg:y2="2.855cm">
              <text:p/>
            </draw:line>
            <draw:line draw:style-name="gr2" draw:text-style-name="P2" draw:layer="layout" svg:x1="8.81cm" svg:y1="2.755cm" svg:x2="9.01cm" svg:y2="2.755cm">
              <text:p/>
            </draw:line>
          </draw:g>
          <draw:g>
            <draw:custom-shape draw:style-name="gr1" draw:text-style-name="P1" draw:layer="layout" svg:width="0.2cm" svg:height="0.2cm" svg:x="9.31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2.655cm" svg:x2="9.41cm" svg:y2="2.855cm">
              <text:p/>
            </draw:line>
            <draw:line draw:style-name="gr2" draw:text-style-name="P2" draw:layer="layout" svg:x1="9.31cm" svg:y1="2.755cm" svg:x2="9.51cm" svg:y2="2.755cm">
              <text:p/>
            </draw:line>
          </draw:g>
          <draw:g>
            <draw:custom-shape draw:style-name="gr1" draw:text-style-name="P1" draw:layer="layout" svg:width="0.2cm" svg:height="0.2cm" svg:x="9.81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2.655cm" svg:x2="9.91cm" svg:y2="2.855cm">
              <text:p/>
            </draw:line>
            <draw:line draw:style-name="gr2" draw:text-style-name="P2" draw:layer="layout" svg:x1="9.81cm" svg:y1="2.755cm" svg:x2="10.01cm" svg:y2="2.755cm">
              <text:p/>
            </draw:line>
          </draw:g>
          <draw:g>
            <draw:custom-shape draw:style-name="gr1" draw:text-style-name="P1" draw:layer="layout" svg:width="0.2cm" svg:height="0.2cm" svg:x="10.316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2.655cm" svg:x2="10.416cm" svg:y2="2.855cm">
              <text:p/>
            </draw:line>
            <draw:line draw:style-name="gr2" draw:text-style-name="P2" draw:layer="layout" svg:x1="10.316cm" svg:y1="2.755cm" svg:x2="10.516cm" svg:y2="2.755cm">
              <text:p/>
            </draw:line>
          </draw:g>
          <draw:g>
            <draw:custom-shape draw:style-name="gr1" draw:text-style-name="P1" draw:layer="layout" svg:width="0.2cm" svg:height="0.2cm" svg:x="10.816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2.655cm" svg:x2="10.916cm" svg:y2="2.855cm">
              <text:p/>
            </draw:line>
            <draw:line draw:style-name="gr2" draw:text-style-name="P2" draw:layer="layout" svg:x1="10.816cm" svg:y1="2.755cm" svg:x2="11.016cm" svg:y2="2.755cm">
              <text:p/>
            </draw:line>
          </draw:g>
          <draw:g>
            <draw:custom-shape draw:style-name="gr1" draw:text-style-name="P1" draw:layer="layout" svg:width="0.2cm" svg:height="0.2cm" svg:x="11.314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2.655cm" svg:x2="11.414cm" svg:y2="2.855cm">
              <text:p/>
            </draw:line>
            <draw:line draw:style-name="gr2" draw:text-style-name="P2" draw:layer="layout" svg:x1="11.314cm" svg:y1="2.755cm" svg:x2="11.514cm" svg:y2="2.755cm">
              <text:p/>
            </draw:line>
          </draw:g>
          <draw:g>
            <draw:custom-shape draw:style-name="gr1" draw:text-style-name="P1" draw:layer="layout" svg:width="0.2cm" svg:height="0.2cm" svg:x="11.82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2.655cm" svg:x2="11.92cm" svg:y2="2.855cm">
              <text:p/>
            </draw:line>
            <draw:line draw:style-name="gr2" draw:text-style-name="P2" draw:layer="layout" svg:x1="11.82cm" svg:y1="2.755cm" svg:x2="12.02cm" svg:y2="2.755cm">
              <text:p/>
            </draw:line>
          </draw:g>
          <draw:g>
            <draw:custom-shape draw:style-name="gr1" draw:text-style-name="P1" draw:layer="layout" svg:width="0.2cm" svg:height="0.2cm" svg:x="12.322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2.655cm" svg:x2="12.422cm" svg:y2="2.855cm">
              <text:p/>
            </draw:line>
            <draw:line draw:style-name="gr2" draw:text-style-name="P2" draw:layer="layout" svg:x1="12.322cm" svg:y1="2.755cm" svg:x2="12.522cm" svg:y2="2.755cm">
              <text:p/>
            </draw:line>
          </draw:g>
          <draw:g>
            <draw:custom-shape draw:style-name="gr1" draw:text-style-name="P1" draw:layer="layout" svg:width="0.2cm" svg:height="0.2cm" svg:x="12.818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2.655cm" svg:x2="12.918cm" svg:y2="2.855cm">
              <text:p/>
            </draw:line>
            <draw:line draw:style-name="gr2" draw:text-style-name="P2" draw:layer="layout" svg:x1="12.818cm" svg:y1="2.755cm" svg:x2="13.018cm" svg:y2="2.755cm">
              <text:p/>
            </draw:line>
          </draw:g>
          <draw:g>
            <draw:custom-shape draw:style-name="gr1" draw:text-style-name="P1" draw:layer="layout" svg:width="0.2cm" svg:height="0.2cm" svg:x="13.318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2.655cm" svg:x2="13.418cm" svg:y2="2.855cm">
              <text:p/>
            </draw:line>
            <draw:line draw:style-name="gr2" draw:text-style-name="P2" draw:layer="layout" svg:x1="13.318cm" svg:y1="2.755cm" svg:x2="13.518cm" svg:y2="2.755cm">
              <text:p/>
            </draw:line>
          </draw:g>
          <draw:g>
            <draw:custom-shape draw:style-name="gr1" draw:text-style-name="P1" draw:layer="layout" svg:width="0.2cm" svg:height="0.2cm" svg:x="13.822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2.655cm" svg:x2="13.922cm" svg:y2="2.855cm">
              <text:p/>
            </draw:line>
            <draw:line draw:style-name="gr2" draw:text-style-name="P2" draw:layer="layout" svg:x1="13.822cm" svg:y1="2.755cm" svg:x2="14.022cm" svg:y2="2.755cm">
              <text:p/>
            </draw:line>
          </draw:g>
          <draw:g>
            <draw:custom-shape draw:style-name="gr1" draw:text-style-name="P1" draw:layer="layout" svg:width="0.2cm" svg:height="0.2cm" svg:x="14.324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2.655cm" svg:x2="14.424cm" svg:y2="2.855cm">
              <text:p/>
            </draw:line>
            <draw:line draw:style-name="gr2" draw:text-style-name="P2" draw:layer="layout" svg:x1="14.324cm" svg:y1="2.755cm" svg:x2="14.524cm" svg:y2="2.755cm">
              <text:p/>
            </draw:line>
          </draw:g>
          <draw:g>
            <draw:custom-shape draw:style-name="gr1" draw:text-style-name="P1" draw:layer="layout" svg:width="0.2cm" svg:height="0.2cm" svg:x="14.824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2.655cm" svg:x2="14.924cm" svg:y2="2.855cm">
              <text:p/>
            </draw:line>
            <draw:line draw:style-name="gr2" draw:text-style-name="P2" draw:layer="layout" svg:x1="14.824cm" svg:y1="2.755cm" svg:x2="15.024cm" svg:y2="2.755cm">
              <text:p/>
            </draw:line>
          </draw:g>
          <draw:g>
            <draw:custom-shape draw:style-name="gr1" draw:text-style-name="P1" draw:layer="layout" svg:width="0.2cm" svg:height="0.2cm" svg:x="15.324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2.655cm" svg:x2="15.424cm" svg:y2="2.855cm">
              <text:p/>
            </draw:line>
            <draw:line draw:style-name="gr2" draw:text-style-name="P2" draw:layer="layout" svg:x1="15.324cm" svg:y1="2.755cm" svg:x2="15.524cm" svg:y2="2.755cm">
              <text:p/>
            </draw:line>
          </draw:g>
          <draw:g>
            <draw:custom-shape draw:style-name="gr1" draw:text-style-name="P1" draw:layer="layout" svg:width="0.2cm" svg:height="0.2cm" svg:x="15.824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2.655cm" svg:x2="15.924cm" svg:y2="2.855cm">
              <text:p/>
            </draw:line>
            <draw:line draw:style-name="gr2" draw:text-style-name="P2" draw:layer="layout" svg:x1="15.824cm" svg:y1="2.755cm" svg:x2="16.024cm" svg:y2="2.755cm">
              <text:p/>
            </draw:line>
          </draw:g>
          <draw:g>
            <draw:custom-shape draw:style-name="gr1" draw:text-style-name="P1" draw:layer="layout" svg:width="0.2cm" svg:height="0.2cm" svg:x="16.324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2.655cm" svg:x2="16.424cm" svg:y2="2.855cm">
              <text:p/>
            </draw:line>
            <draw:line draw:style-name="gr2" draw:text-style-name="P2" draw:layer="layout" svg:x1="16.324cm" svg:y1="2.755cm" svg:x2="16.524cm" svg:y2="2.755cm">
              <text:p/>
            </draw:line>
          </draw:g>
          <draw:g>
            <draw:custom-shape draw:style-name="gr1" draw:text-style-name="P1" draw:layer="layout" svg:width="0.2cm" svg:height="0.2cm" svg:x="16.824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2.655cm" svg:x2="16.924cm" svg:y2="2.855cm">
              <text:p/>
            </draw:line>
            <draw:line draw:style-name="gr2" draw:text-style-name="P2" draw:layer="layout" svg:x1="16.824cm" svg:y1="2.755cm" svg:x2="17.024cm" svg:y2="2.755cm">
              <text:p/>
            </draw:line>
          </draw:g>
          <draw:g>
            <draw:custom-shape draw:style-name="gr1" draw:text-style-name="P1" draw:layer="layout" svg:width="0.2cm" svg:height="0.2cm" svg:x="17.324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2.655cm" svg:x2="17.424cm" svg:y2="2.855cm">
              <text:p/>
            </draw:line>
            <draw:line draw:style-name="gr2" draw:text-style-name="P2" draw:layer="layout" svg:x1="17.324cm" svg:y1="2.755cm" svg:x2="17.524cm" svg:y2="2.755cm">
              <text:p/>
            </draw:line>
          </draw:g>
          <draw:g>
            <draw:custom-shape draw:style-name="gr1" draw:text-style-name="P1" draw:layer="layout" svg:width="0.2cm" svg:height="0.2cm" svg:x="17.824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2.655cm" svg:x2="17.924cm" svg:y2="2.855cm">
              <text:p/>
            </draw:line>
            <draw:line draw:style-name="gr2" draw:text-style-name="P2" draw:layer="layout" svg:x1="17.824cm" svg:y1="2.755cm" svg:x2="18.024cm" svg:y2="2.755cm">
              <text:p/>
            </draw:line>
          </draw:g>
          <draw:g>
            <draw:custom-shape draw:style-name="gr1" draw:text-style-name="P1" draw:layer="layout" svg:width="0.2cm" svg:height="0.2cm" svg:x="18.324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2.655cm" svg:x2="18.424cm" svg:y2="2.855cm">
              <text:p/>
            </draw:line>
            <draw:line draw:style-name="gr2" draw:text-style-name="P2" draw:layer="layout" svg:x1="18.324cm" svg:y1="2.755cm" svg:x2="18.524cm" svg:y2="2.755cm">
              <text:p/>
            </draw:line>
          </draw:g>
          <draw:g>
            <draw:custom-shape draw:style-name="gr1" draw:text-style-name="P1" draw:layer="layout" svg:width="0.2cm" svg:height="0.2cm" svg:x="18.824cm" svg:y="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2.655cm" svg:x2="18.924cm" svg:y2="2.855cm">
              <text:p/>
            </draw:line>
            <draw:line draw:style-name="gr2" draw:text-style-name="P2" draw:layer="layout" svg:x1="18.824cm" svg:y1="2.755cm" svg:x2="19.024cm" svg:y2="2.755cm">
              <text:p/>
            </draw:line>
          </draw:g>
          <draw:custom-shape draw:style-name="gr3" draw:text-style-name="P1" draw:layer="layout" svg:width="17.839cm" svg:height="0.51cm" svg:x="1.5cm" svg:y="2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3.155cm" svg:x2="1.9cm" svg:y2="3.355cm">
              <text:p/>
            </draw:line>
            <draw:line draw:style-name="gr2" draw:text-style-name="P2" draw:layer="layout" svg:x1="1.8cm" svg:y1="3.255cm" svg:x2="2cm" svg:y2="3.255cm">
              <text:p/>
            </draw:line>
          </draw:g>
          <draw:g>
            <draw:custom-shape draw:style-name="gr1" draw:text-style-name="P1" draw:layer="layout" svg:width="0.2cm" svg:height="0.2cm" svg:x="2.292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3.155cm" svg:x2="2.392cm" svg:y2="3.355cm">
              <text:p/>
            </draw:line>
            <draw:line draw:style-name="gr2" draw:text-style-name="P2" draw:layer="layout" svg:x1="2.292cm" svg:y1="3.255cm" svg:x2="2.492cm" svg:y2="3.255cm">
              <text:p/>
            </draw:line>
          </draw:g>
          <draw:g>
            <draw:custom-shape draw:style-name="gr1" draw:text-style-name="P1" draw:layer="layout" svg:width="0.2cm" svg:height="0.2cm" svg:x="2.292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3.155cm" svg:x2="2.392cm" svg:y2="3.355cm">
              <text:p/>
            </draw:line>
            <draw:line draw:style-name="gr2" draw:text-style-name="P2" draw:layer="layout" svg:x1="2.292cm" svg:y1="3.255cm" svg:x2="2.492cm" svg:y2="3.255cm">
              <text:p/>
            </draw:line>
          </draw:g>
          <draw:g>
            <draw:custom-shape draw:style-name="gr1" draw:text-style-name="P1" draw:layer="layout" svg:width="0.2cm" svg:height="0.2cm" svg:x="2.798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3.155cm" svg:x2="2.898cm" svg:y2="3.355cm">
              <text:p/>
            </draw:line>
            <draw:line draw:style-name="gr2" draw:text-style-name="P2" draw:layer="layout" svg:x1="2.798cm" svg:y1="3.255cm" svg:x2="2.998cm" svg:y2="3.255cm">
              <text:p/>
            </draw:line>
          </draw:g>
          <draw:g>
            <draw:custom-shape draw:style-name="gr1" draw:text-style-name="P1" draw:layer="layout" svg:width="0.2cm" svg:height="0.2cm" svg:x="3.306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3.155cm" svg:x2="3.406cm" svg:y2="3.355cm">
              <text:p/>
            </draw:line>
            <draw:line draw:style-name="gr2" draw:text-style-name="P2" draw:layer="layout" svg:x1="3.306cm" svg:y1="3.255cm" svg:x2="3.506cm" svg:y2="3.255cm">
              <text:p/>
            </draw:line>
          </draw:g>
          <draw:g>
            <draw:custom-shape draw:style-name="gr1" draw:text-style-name="P1" draw:layer="layout" svg:width="0.2cm" svg:height="0.2cm" svg:x="3.806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3.155cm" svg:x2="3.906cm" svg:y2="3.355cm">
              <text:p/>
            </draw:line>
            <draw:line draw:style-name="gr2" draw:text-style-name="P2" draw:layer="layout" svg:x1="3.806cm" svg:y1="3.255cm" svg:x2="4.006cm" svg:y2="3.255cm">
              <text:p/>
            </draw:line>
          </draw:g>
          <draw:g>
            <draw:custom-shape draw:style-name="gr1" draw:text-style-name="P1" draw:layer="layout" svg:width="0.2cm" svg:height="0.2cm" svg:x="4.306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3.155cm" svg:x2="4.406cm" svg:y2="3.355cm">
              <text:p/>
            </draw:line>
            <draw:line draw:style-name="gr2" draw:text-style-name="P2" draw:layer="layout" svg:x1="4.306cm" svg:y1="3.255cm" svg:x2="4.506cm" svg:y2="3.255cm">
              <text:p/>
            </draw:line>
          </draw:g>
          <draw:g>
            <draw:custom-shape draw:style-name="gr1" draw:text-style-name="P1" draw:layer="layout" svg:width="0.2cm" svg:height="0.2cm" svg:x="4.806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3.155cm" svg:x2="4.906cm" svg:y2="3.355cm">
              <text:p/>
            </draw:line>
            <draw:line draw:style-name="gr2" draw:text-style-name="P2" draw:layer="layout" svg:x1="4.806cm" svg:y1="3.255cm" svg:x2="5.006cm" svg:y2="3.255cm">
              <text:p/>
            </draw:line>
          </draw:g>
          <draw:g>
            <draw:custom-shape draw:style-name="gr1" draw:text-style-name="P1" draw:layer="layout" svg:width="0.2cm" svg:height="0.2cm" svg:x="5.304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3.155cm" svg:x2="5.404cm" svg:y2="3.355cm">
              <text:p/>
            </draw:line>
            <draw:line draw:style-name="gr2" draw:text-style-name="P2" draw:layer="layout" svg:x1="5.304cm" svg:y1="3.255cm" svg:x2="5.504cm" svg:y2="3.255cm">
              <text:p/>
            </draw:line>
          </draw:g>
          <draw:g>
            <draw:custom-shape draw:style-name="gr1" draw:text-style-name="P1" draw:layer="layout" svg:width="0.2cm" svg:height="0.2cm" svg:x="5.804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3.155cm" svg:x2="5.904cm" svg:y2="3.355cm">
              <text:p/>
            </draw:line>
            <draw:line draw:style-name="gr2" draw:text-style-name="P2" draw:layer="layout" svg:x1="5.804cm" svg:y1="3.255cm" svg:x2="6.004cm" svg:y2="3.255cm">
              <text:p/>
            </draw:line>
          </draw:g>
          <draw:g>
            <draw:custom-shape draw:style-name="gr1" draw:text-style-name="P1" draw:layer="layout" svg:width="0.2cm" svg:height="0.2cm" svg:x="6.31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3.155cm" svg:x2="6.41cm" svg:y2="3.355cm">
              <text:p/>
            </draw:line>
            <draw:line draw:style-name="gr2" draw:text-style-name="P2" draw:layer="layout" svg:x1="6.31cm" svg:y1="3.255cm" svg:x2="6.51cm" svg:y2="3.255cm">
              <text:p/>
            </draw:line>
          </draw:g>
          <draw:g>
            <draw:custom-shape draw:style-name="gr1" draw:text-style-name="P1" draw:layer="layout" svg:width="0.2cm" svg:height="0.2cm" svg:x="6.808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3.155cm" svg:x2="6.908cm" svg:y2="3.355cm">
              <text:p/>
            </draw:line>
            <draw:line draw:style-name="gr2" draw:text-style-name="P2" draw:layer="layout" svg:x1="6.808cm" svg:y1="3.255cm" svg:x2="7.008cm" svg:y2="3.255cm">
              <text:p/>
            </draw:line>
          </draw:g>
          <draw:g>
            <draw:custom-shape draw:style-name="gr1" draw:text-style-name="P1" draw:layer="layout" svg:width="0.2cm" svg:height="0.2cm" svg:x="7.312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3.155cm" svg:x2="7.412cm" svg:y2="3.355cm">
              <text:p/>
            </draw:line>
            <draw:line draw:style-name="gr2" draw:text-style-name="P2" draw:layer="layout" svg:x1="7.312cm" svg:y1="3.255cm" svg:x2="7.512cm" svg:y2="3.255cm">
              <text:p/>
            </draw:line>
          </draw:g>
          <draw:g>
            <draw:custom-shape draw:style-name="gr1" draw:text-style-name="P1" draw:layer="layout" svg:width="0.2cm" svg:height="0.2cm" svg:x="7.812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3.155cm" svg:x2="7.912cm" svg:y2="3.355cm">
              <text:p/>
            </draw:line>
            <draw:line draw:style-name="gr2" draw:text-style-name="P2" draw:layer="layout" svg:x1="7.812cm" svg:y1="3.255cm" svg:x2="8.012cm" svg:y2="3.255cm">
              <text:p/>
            </draw:line>
          </draw:g>
          <draw:g>
            <draw:custom-shape draw:style-name="gr1" draw:text-style-name="P1" draw:layer="layout" svg:width="0.2cm" svg:height="0.2cm" svg:x="8.314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3.155cm" svg:x2="8.414cm" svg:y2="3.355cm">
              <text:p/>
            </draw:line>
            <draw:line draw:style-name="gr2" draw:text-style-name="P2" draw:layer="layout" svg:x1="8.314cm" svg:y1="3.255cm" svg:x2="8.514cm" svg:y2="3.255cm">
              <text:p/>
            </draw:line>
          </draw:g>
          <draw:g>
            <draw:custom-shape draw:style-name="gr1" draw:text-style-name="P1" draw:layer="layout" svg:width="0.2cm" svg:height="0.2cm" svg:x="8.81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3.155cm" svg:x2="8.91cm" svg:y2="3.355cm">
              <text:p/>
            </draw:line>
            <draw:line draw:style-name="gr2" draw:text-style-name="P2" draw:layer="layout" svg:x1="8.81cm" svg:y1="3.255cm" svg:x2="9.01cm" svg:y2="3.255cm">
              <text:p/>
            </draw:line>
          </draw:g>
          <draw:g>
            <draw:custom-shape draw:style-name="gr1" draw:text-style-name="P1" draw:layer="layout" svg:width="0.2cm" svg:height="0.2cm" svg:x="9.31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3.155cm" svg:x2="9.41cm" svg:y2="3.355cm">
              <text:p/>
            </draw:line>
            <draw:line draw:style-name="gr2" draw:text-style-name="P2" draw:layer="layout" svg:x1="9.31cm" svg:y1="3.255cm" svg:x2="9.51cm" svg:y2="3.255cm">
              <text:p/>
            </draw:line>
          </draw:g>
          <draw:g>
            <draw:custom-shape draw:style-name="gr1" draw:text-style-name="P1" draw:layer="layout" svg:width="0.2cm" svg:height="0.2cm" svg:x="9.81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3.155cm" svg:x2="9.91cm" svg:y2="3.355cm">
              <text:p/>
            </draw:line>
            <draw:line draw:style-name="gr2" draw:text-style-name="P2" draw:layer="layout" svg:x1="9.81cm" svg:y1="3.255cm" svg:x2="10.01cm" svg:y2="3.255cm">
              <text:p/>
            </draw:line>
          </draw:g>
          <draw:g>
            <draw:custom-shape draw:style-name="gr1" draw:text-style-name="P1" draw:layer="layout" svg:width="0.2cm" svg:height="0.2cm" svg:x="10.316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3.155cm" svg:x2="10.416cm" svg:y2="3.355cm">
              <text:p/>
            </draw:line>
            <draw:line draw:style-name="gr2" draw:text-style-name="P2" draw:layer="layout" svg:x1="10.316cm" svg:y1="3.255cm" svg:x2="10.516cm" svg:y2="3.255cm">
              <text:p/>
            </draw:line>
          </draw:g>
          <draw:g>
            <draw:custom-shape draw:style-name="gr1" draw:text-style-name="P1" draw:layer="layout" svg:width="0.2cm" svg:height="0.2cm" svg:x="10.816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3.155cm" svg:x2="10.916cm" svg:y2="3.355cm">
              <text:p/>
            </draw:line>
            <draw:line draw:style-name="gr2" draw:text-style-name="P2" draw:layer="layout" svg:x1="10.816cm" svg:y1="3.255cm" svg:x2="11.016cm" svg:y2="3.255cm">
              <text:p/>
            </draw:line>
          </draw:g>
          <draw:g>
            <draw:custom-shape draw:style-name="gr1" draw:text-style-name="P1" draw:layer="layout" svg:width="0.2cm" svg:height="0.2cm" svg:x="11.314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3.155cm" svg:x2="11.414cm" svg:y2="3.355cm">
              <text:p/>
            </draw:line>
            <draw:line draw:style-name="gr2" draw:text-style-name="P2" draw:layer="layout" svg:x1="11.314cm" svg:y1="3.255cm" svg:x2="11.514cm" svg:y2="3.255cm">
              <text:p/>
            </draw:line>
          </draw:g>
          <draw:g>
            <draw:custom-shape draw:style-name="gr1" draw:text-style-name="P1" draw:layer="layout" svg:width="0.2cm" svg:height="0.2cm" svg:x="11.82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3.155cm" svg:x2="11.92cm" svg:y2="3.355cm">
              <text:p/>
            </draw:line>
            <draw:line draw:style-name="gr2" draw:text-style-name="P2" draw:layer="layout" svg:x1="11.82cm" svg:y1="3.255cm" svg:x2="12.02cm" svg:y2="3.255cm">
              <text:p/>
            </draw:line>
          </draw:g>
          <draw:g>
            <draw:custom-shape draw:style-name="gr1" draw:text-style-name="P1" draw:layer="layout" svg:width="0.2cm" svg:height="0.2cm" svg:x="12.322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3.155cm" svg:x2="12.422cm" svg:y2="3.355cm">
              <text:p/>
            </draw:line>
            <draw:line draw:style-name="gr2" draw:text-style-name="P2" draw:layer="layout" svg:x1="12.322cm" svg:y1="3.255cm" svg:x2="12.522cm" svg:y2="3.255cm">
              <text:p/>
            </draw:line>
          </draw:g>
          <draw:g>
            <draw:custom-shape draw:style-name="gr1" draw:text-style-name="P1" draw:layer="layout" svg:width="0.2cm" svg:height="0.2cm" svg:x="12.818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3.155cm" svg:x2="12.918cm" svg:y2="3.355cm">
              <text:p/>
            </draw:line>
            <draw:line draw:style-name="gr2" draw:text-style-name="P2" draw:layer="layout" svg:x1="12.818cm" svg:y1="3.255cm" svg:x2="13.018cm" svg:y2="3.255cm">
              <text:p/>
            </draw:line>
          </draw:g>
          <draw:g>
            <draw:custom-shape draw:style-name="gr1" draw:text-style-name="P1" draw:layer="layout" svg:width="0.2cm" svg:height="0.2cm" svg:x="13.318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3.155cm" svg:x2="13.418cm" svg:y2="3.355cm">
              <text:p/>
            </draw:line>
            <draw:line draw:style-name="gr2" draw:text-style-name="P2" draw:layer="layout" svg:x1="13.318cm" svg:y1="3.255cm" svg:x2="13.518cm" svg:y2="3.255cm">
              <text:p/>
            </draw:line>
          </draw:g>
          <draw:g>
            <draw:custom-shape draw:style-name="gr1" draw:text-style-name="P1" draw:layer="layout" svg:width="0.2cm" svg:height="0.2cm" svg:x="13.822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3.155cm" svg:x2="13.922cm" svg:y2="3.355cm">
              <text:p/>
            </draw:line>
            <draw:line draw:style-name="gr2" draw:text-style-name="P2" draw:layer="layout" svg:x1="13.822cm" svg:y1="3.255cm" svg:x2="14.022cm" svg:y2="3.255cm">
              <text:p/>
            </draw:line>
          </draw:g>
          <draw:g>
            <draw:custom-shape draw:style-name="gr1" draw:text-style-name="P1" draw:layer="layout" svg:width="0.2cm" svg:height="0.2cm" svg:x="14.324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3.155cm" svg:x2="14.424cm" svg:y2="3.355cm">
              <text:p/>
            </draw:line>
            <draw:line draw:style-name="gr2" draw:text-style-name="P2" draw:layer="layout" svg:x1="14.324cm" svg:y1="3.255cm" svg:x2="14.524cm" svg:y2="3.255cm">
              <text:p/>
            </draw:line>
          </draw:g>
          <draw:g>
            <draw:custom-shape draw:style-name="gr1" draw:text-style-name="P1" draw:layer="layout" svg:width="0.2cm" svg:height="0.2cm" svg:x="14.824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3.155cm" svg:x2="14.924cm" svg:y2="3.355cm">
              <text:p/>
            </draw:line>
            <draw:line draw:style-name="gr2" draw:text-style-name="P2" draw:layer="layout" svg:x1="14.824cm" svg:y1="3.255cm" svg:x2="15.024cm" svg:y2="3.255cm">
              <text:p/>
            </draw:line>
          </draw:g>
          <draw:g>
            <draw:custom-shape draw:style-name="gr1" draw:text-style-name="P1" draw:layer="layout" svg:width="0.2cm" svg:height="0.2cm" svg:x="15.324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3.155cm" svg:x2="15.424cm" svg:y2="3.355cm">
              <text:p/>
            </draw:line>
            <draw:line draw:style-name="gr2" draw:text-style-name="P2" draw:layer="layout" svg:x1="15.324cm" svg:y1="3.255cm" svg:x2="15.524cm" svg:y2="3.255cm">
              <text:p/>
            </draw:line>
          </draw:g>
          <draw:g>
            <draw:custom-shape draw:style-name="gr1" draw:text-style-name="P1" draw:layer="layout" svg:width="0.2cm" svg:height="0.2cm" svg:x="15.824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3.155cm" svg:x2="15.924cm" svg:y2="3.355cm">
              <text:p/>
            </draw:line>
            <draw:line draw:style-name="gr2" draw:text-style-name="P2" draw:layer="layout" svg:x1="15.824cm" svg:y1="3.255cm" svg:x2="16.024cm" svg:y2="3.255cm">
              <text:p/>
            </draw:line>
          </draw:g>
          <draw:g>
            <draw:custom-shape draw:style-name="gr1" draw:text-style-name="P1" draw:layer="layout" svg:width="0.2cm" svg:height="0.2cm" svg:x="16.324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3.155cm" svg:x2="16.424cm" svg:y2="3.355cm">
              <text:p/>
            </draw:line>
            <draw:line draw:style-name="gr2" draw:text-style-name="P2" draw:layer="layout" svg:x1="16.324cm" svg:y1="3.255cm" svg:x2="16.524cm" svg:y2="3.255cm">
              <text:p/>
            </draw:line>
          </draw:g>
          <draw:g>
            <draw:custom-shape draw:style-name="gr1" draw:text-style-name="P1" draw:layer="layout" svg:width="0.2cm" svg:height="0.2cm" svg:x="16.824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3.155cm" svg:x2="16.924cm" svg:y2="3.355cm">
              <text:p/>
            </draw:line>
            <draw:line draw:style-name="gr2" draw:text-style-name="P2" draw:layer="layout" svg:x1="16.824cm" svg:y1="3.255cm" svg:x2="17.024cm" svg:y2="3.255cm">
              <text:p/>
            </draw:line>
          </draw:g>
          <draw:g>
            <draw:custom-shape draw:style-name="gr1" draw:text-style-name="P1" draw:layer="layout" svg:width="0.2cm" svg:height="0.2cm" svg:x="17.324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3.155cm" svg:x2="17.424cm" svg:y2="3.355cm">
              <text:p/>
            </draw:line>
            <draw:line draw:style-name="gr2" draw:text-style-name="P2" draw:layer="layout" svg:x1="17.324cm" svg:y1="3.255cm" svg:x2="17.524cm" svg:y2="3.255cm">
              <text:p/>
            </draw:line>
          </draw:g>
          <draw:g>
            <draw:custom-shape draw:style-name="gr1" draw:text-style-name="P1" draw:layer="layout" svg:width="0.2cm" svg:height="0.2cm" svg:x="17.824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3.155cm" svg:x2="17.924cm" svg:y2="3.355cm">
              <text:p/>
            </draw:line>
            <draw:line draw:style-name="gr2" draw:text-style-name="P2" draw:layer="layout" svg:x1="17.824cm" svg:y1="3.255cm" svg:x2="18.024cm" svg:y2="3.255cm">
              <text:p/>
            </draw:line>
          </draw:g>
          <draw:g>
            <draw:custom-shape draw:style-name="gr1" draw:text-style-name="P1" draw:layer="layout" svg:width="0.2cm" svg:height="0.2cm" svg:x="18.324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3.155cm" svg:x2="18.424cm" svg:y2="3.355cm">
              <text:p/>
            </draw:line>
            <draw:line draw:style-name="gr2" draw:text-style-name="P2" draw:layer="layout" svg:x1="18.324cm" svg:y1="3.255cm" svg:x2="18.524cm" svg:y2="3.255cm">
              <text:p/>
            </draw:line>
          </draw:g>
          <draw:g>
            <draw:custom-shape draw:style-name="gr1" draw:text-style-name="P1" draw:layer="layout" svg:width="0.2cm" svg:height="0.2cm" svg:x="18.824cm" svg:y="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3.155cm" svg:x2="18.924cm" svg:y2="3.355cm">
              <text:p/>
            </draw:line>
            <draw:line draw:style-name="gr2" draw:text-style-name="P2" draw:layer="layout" svg:x1="18.824cm" svg:y1="3.255cm" svg:x2="19.024cm" svg:y2="3.255cm">
              <text:p/>
            </draw:line>
          </draw:g>
          <draw:custom-shape draw:style-name="gr3" draw:text-style-name="P1" draw:layer="layout" svg:width="17.839cm" svg:height="0.51cm" svg:x="1.5cm" svg:y="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3.655cm" svg:x2="1.9cm" svg:y2="3.855cm">
              <text:p/>
            </draw:line>
            <draw:line draw:style-name="gr2" draw:text-style-name="P2" draw:layer="layout" svg:x1="1.8cm" svg:y1="3.755cm" svg:x2="2cm" svg:y2="3.755cm">
              <text:p/>
            </draw:line>
          </draw:g>
          <draw:g>
            <draw:custom-shape draw:style-name="gr1" draw:text-style-name="P1" draw:layer="layout" svg:width="0.2cm" svg:height="0.2cm" svg:x="2.292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3.655cm" svg:x2="2.392cm" svg:y2="3.855cm">
              <text:p/>
            </draw:line>
            <draw:line draw:style-name="gr2" draw:text-style-name="P2" draw:layer="layout" svg:x1="2.292cm" svg:y1="3.755cm" svg:x2="2.492cm" svg:y2="3.755cm">
              <text:p/>
            </draw:line>
          </draw:g>
          <draw:g>
            <draw:custom-shape draw:style-name="gr1" draw:text-style-name="P1" draw:layer="layout" svg:width="0.2cm" svg:height="0.2cm" svg:x="2.292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3.655cm" svg:x2="2.392cm" svg:y2="3.855cm">
              <text:p/>
            </draw:line>
            <draw:line draw:style-name="gr2" draw:text-style-name="P2" draw:layer="layout" svg:x1="2.292cm" svg:y1="3.755cm" svg:x2="2.492cm" svg:y2="3.755cm">
              <text:p/>
            </draw:line>
          </draw:g>
          <draw:g>
            <draw:custom-shape draw:style-name="gr1" draw:text-style-name="P1" draw:layer="layout" svg:width="0.2cm" svg:height="0.2cm" svg:x="2.798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3.655cm" svg:x2="2.898cm" svg:y2="3.855cm">
              <text:p/>
            </draw:line>
            <draw:line draw:style-name="gr2" draw:text-style-name="P2" draw:layer="layout" svg:x1="2.798cm" svg:y1="3.755cm" svg:x2="2.998cm" svg:y2="3.755cm">
              <text:p/>
            </draw:line>
          </draw:g>
          <draw:g>
            <draw:custom-shape draw:style-name="gr1" draw:text-style-name="P1" draw:layer="layout" svg:width="0.2cm" svg:height="0.2cm" svg:x="3.306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3.655cm" svg:x2="3.406cm" svg:y2="3.855cm">
              <text:p/>
            </draw:line>
            <draw:line draw:style-name="gr2" draw:text-style-name="P2" draw:layer="layout" svg:x1="3.306cm" svg:y1="3.755cm" svg:x2="3.506cm" svg:y2="3.755cm">
              <text:p/>
            </draw:line>
          </draw:g>
          <draw:g>
            <draw:custom-shape draw:style-name="gr1" draw:text-style-name="P1" draw:layer="layout" svg:width="0.2cm" svg:height="0.2cm" svg:x="3.806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3.655cm" svg:x2="3.906cm" svg:y2="3.855cm">
              <text:p/>
            </draw:line>
            <draw:line draw:style-name="gr2" draw:text-style-name="P2" draw:layer="layout" svg:x1="3.806cm" svg:y1="3.755cm" svg:x2="4.006cm" svg:y2="3.755cm">
              <text:p/>
            </draw:line>
          </draw:g>
          <draw:g>
            <draw:custom-shape draw:style-name="gr1" draw:text-style-name="P1" draw:layer="layout" svg:width="0.2cm" svg:height="0.2cm" svg:x="4.306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3.655cm" svg:x2="4.406cm" svg:y2="3.855cm">
              <text:p/>
            </draw:line>
            <draw:line draw:style-name="gr2" draw:text-style-name="P2" draw:layer="layout" svg:x1="4.306cm" svg:y1="3.755cm" svg:x2="4.506cm" svg:y2="3.755cm">
              <text:p/>
            </draw:line>
          </draw:g>
          <draw:g>
            <draw:custom-shape draw:style-name="gr1" draw:text-style-name="P1" draw:layer="layout" svg:width="0.2cm" svg:height="0.2cm" svg:x="4.806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3.655cm" svg:x2="4.906cm" svg:y2="3.855cm">
              <text:p/>
            </draw:line>
            <draw:line draw:style-name="gr2" draw:text-style-name="P2" draw:layer="layout" svg:x1="4.806cm" svg:y1="3.755cm" svg:x2="5.006cm" svg:y2="3.755cm">
              <text:p/>
            </draw:line>
          </draw:g>
          <draw:g>
            <draw:custom-shape draw:style-name="gr1" draw:text-style-name="P1" draw:layer="layout" svg:width="0.2cm" svg:height="0.2cm" svg:x="5.304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3.655cm" svg:x2="5.404cm" svg:y2="3.855cm">
              <text:p/>
            </draw:line>
            <draw:line draw:style-name="gr2" draw:text-style-name="P2" draw:layer="layout" svg:x1="5.304cm" svg:y1="3.755cm" svg:x2="5.504cm" svg:y2="3.755cm">
              <text:p/>
            </draw:line>
          </draw:g>
          <draw:g>
            <draw:custom-shape draw:style-name="gr1" draw:text-style-name="P1" draw:layer="layout" svg:width="0.2cm" svg:height="0.2cm" svg:x="5.804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3.655cm" svg:x2="5.904cm" svg:y2="3.855cm">
              <text:p/>
            </draw:line>
            <draw:line draw:style-name="gr2" draw:text-style-name="P2" draw:layer="layout" svg:x1="5.804cm" svg:y1="3.755cm" svg:x2="6.004cm" svg:y2="3.755cm">
              <text:p/>
            </draw:line>
          </draw:g>
          <draw:g>
            <draw:custom-shape draw:style-name="gr1" draw:text-style-name="P1" draw:layer="layout" svg:width="0.2cm" svg:height="0.2cm" svg:x="6.31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3.655cm" svg:x2="6.41cm" svg:y2="3.855cm">
              <text:p/>
            </draw:line>
            <draw:line draw:style-name="gr2" draw:text-style-name="P2" draw:layer="layout" svg:x1="6.31cm" svg:y1="3.755cm" svg:x2="6.51cm" svg:y2="3.755cm">
              <text:p/>
            </draw:line>
          </draw:g>
          <draw:g>
            <draw:custom-shape draw:style-name="gr1" draw:text-style-name="P1" draw:layer="layout" svg:width="0.2cm" svg:height="0.2cm" svg:x="6.808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3.655cm" svg:x2="6.908cm" svg:y2="3.855cm">
              <text:p/>
            </draw:line>
            <draw:line draw:style-name="gr2" draw:text-style-name="P2" draw:layer="layout" svg:x1="6.808cm" svg:y1="3.755cm" svg:x2="7.008cm" svg:y2="3.755cm">
              <text:p/>
            </draw:line>
          </draw:g>
          <draw:g>
            <draw:custom-shape draw:style-name="gr1" draw:text-style-name="P1" draw:layer="layout" svg:width="0.2cm" svg:height="0.2cm" svg:x="7.312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3.655cm" svg:x2="7.412cm" svg:y2="3.855cm">
              <text:p/>
            </draw:line>
            <draw:line draw:style-name="gr2" draw:text-style-name="P2" draw:layer="layout" svg:x1="7.312cm" svg:y1="3.755cm" svg:x2="7.512cm" svg:y2="3.755cm">
              <text:p/>
            </draw:line>
          </draw:g>
          <draw:g>
            <draw:custom-shape draw:style-name="gr1" draw:text-style-name="P1" draw:layer="layout" svg:width="0.2cm" svg:height="0.2cm" svg:x="7.812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3.655cm" svg:x2="7.912cm" svg:y2="3.855cm">
              <text:p/>
            </draw:line>
            <draw:line draw:style-name="gr2" draw:text-style-name="P2" draw:layer="layout" svg:x1="7.812cm" svg:y1="3.755cm" svg:x2="8.012cm" svg:y2="3.755cm">
              <text:p/>
            </draw:line>
          </draw:g>
          <draw:g>
            <draw:custom-shape draw:style-name="gr1" draw:text-style-name="P1" draw:layer="layout" svg:width="0.2cm" svg:height="0.2cm" svg:x="8.314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3.655cm" svg:x2="8.414cm" svg:y2="3.855cm">
              <text:p/>
            </draw:line>
            <draw:line draw:style-name="gr2" draw:text-style-name="P2" draw:layer="layout" svg:x1="8.314cm" svg:y1="3.755cm" svg:x2="8.514cm" svg:y2="3.755cm">
              <text:p/>
            </draw:line>
          </draw:g>
          <draw:g>
            <draw:custom-shape draw:style-name="gr1" draw:text-style-name="P1" draw:layer="layout" svg:width="0.2cm" svg:height="0.2cm" svg:x="8.81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3.655cm" svg:x2="8.91cm" svg:y2="3.855cm">
              <text:p/>
            </draw:line>
            <draw:line draw:style-name="gr2" draw:text-style-name="P2" draw:layer="layout" svg:x1="8.81cm" svg:y1="3.755cm" svg:x2="9.01cm" svg:y2="3.755cm">
              <text:p/>
            </draw:line>
          </draw:g>
          <draw:g>
            <draw:custom-shape draw:style-name="gr1" draw:text-style-name="P1" draw:layer="layout" svg:width="0.2cm" svg:height="0.2cm" svg:x="9.31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3.655cm" svg:x2="9.41cm" svg:y2="3.855cm">
              <text:p/>
            </draw:line>
            <draw:line draw:style-name="gr2" draw:text-style-name="P2" draw:layer="layout" svg:x1="9.31cm" svg:y1="3.755cm" svg:x2="9.51cm" svg:y2="3.755cm">
              <text:p/>
            </draw:line>
          </draw:g>
          <draw:g>
            <draw:custom-shape draw:style-name="gr1" draw:text-style-name="P1" draw:layer="layout" svg:width="0.2cm" svg:height="0.2cm" svg:x="9.81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3.655cm" svg:x2="9.91cm" svg:y2="3.855cm">
              <text:p/>
            </draw:line>
            <draw:line draw:style-name="gr2" draw:text-style-name="P2" draw:layer="layout" svg:x1="9.81cm" svg:y1="3.755cm" svg:x2="10.01cm" svg:y2="3.755cm">
              <text:p/>
            </draw:line>
          </draw:g>
          <draw:g>
            <draw:custom-shape draw:style-name="gr1" draw:text-style-name="P1" draw:layer="layout" svg:width="0.2cm" svg:height="0.2cm" svg:x="10.316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3.655cm" svg:x2="10.416cm" svg:y2="3.855cm">
              <text:p/>
            </draw:line>
            <draw:line draw:style-name="gr2" draw:text-style-name="P2" draw:layer="layout" svg:x1="10.316cm" svg:y1="3.755cm" svg:x2="10.516cm" svg:y2="3.755cm">
              <text:p/>
            </draw:line>
          </draw:g>
          <draw:g>
            <draw:custom-shape draw:style-name="gr1" draw:text-style-name="P1" draw:layer="layout" svg:width="0.2cm" svg:height="0.2cm" svg:x="10.816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3.655cm" svg:x2="10.916cm" svg:y2="3.855cm">
              <text:p/>
            </draw:line>
            <draw:line draw:style-name="gr2" draw:text-style-name="P2" draw:layer="layout" svg:x1="10.816cm" svg:y1="3.755cm" svg:x2="11.016cm" svg:y2="3.755cm">
              <text:p/>
            </draw:line>
          </draw:g>
          <draw:g>
            <draw:custom-shape draw:style-name="gr1" draw:text-style-name="P1" draw:layer="layout" svg:width="0.2cm" svg:height="0.2cm" svg:x="11.314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3.655cm" svg:x2="11.414cm" svg:y2="3.855cm">
              <text:p/>
            </draw:line>
            <draw:line draw:style-name="gr2" draw:text-style-name="P2" draw:layer="layout" svg:x1="11.314cm" svg:y1="3.755cm" svg:x2="11.514cm" svg:y2="3.755cm">
              <text:p/>
            </draw:line>
          </draw:g>
          <draw:g>
            <draw:custom-shape draw:style-name="gr1" draw:text-style-name="P1" draw:layer="layout" svg:width="0.2cm" svg:height="0.2cm" svg:x="11.82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3.655cm" svg:x2="11.92cm" svg:y2="3.855cm">
              <text:p/>
            </draw:line>
            <draw:line draw:style-name="gr2" draw:text-style-name="P2" draw:layer="layout" svg:x1="11.82cm" svg:y1="3.755cm" svg:x2="12.02cm" svg:y2="3.755cm">
              <text:p/>
            </draw:line>
          </draw:g>
          <draw:g>
            <draw:custom-shape draw:style-name="gr1" draw:text-style-name="P1" draw:layer="layout" svg:width="0.2cm" svg:height="0.2cm" svg:x="12.322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3.655cm" svg:x2="12.422cm" svg:y2="3.855cm">
              <text:p/>
            </draw:line>
            <draw:line draw:style-name="gr2" draw:text-style-name="P2" draw:layer="layout" svg:x1="12.322cm" svg:y1="3.755cm" svg:x2="12.522cm" svg:y2="3.755cm">
              <text:p/>
            </draw:line>
          </draw:g>
          <draw:g>
            <draw:custom-shape draw:style-name="gr1" draw:text-style-name="P1" draw:layer="layout" svg:width="0.2cm" svg:height="0.2cm" svg:x="12.818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3.655cm" svg:x2="12.918cm" svg:y2="3.855cm">
              <text:p/>
            </draw:line>
            <draw:line draw:style-name="gr2" draw:text-style-name="P2" draw:layer="layout" svg:x1="12.818cm" svg:y1="3.755cm" svg:x2="13.018cm" svg:y2="3.755cm">
              <text:p/>
            </draw:line>
          </draw:g>
          <draw:g>
            <draw:custom-shape draw:style-name="gr1" draw:text-style-name="P1" draw:layer="layout" svg:width="0.2cm" svg:height="0.2cm" svg:x="13.318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3.655cm" svg:x2="13.418cm" svg:y2="3.855cm">
              <text:p/>
            </draw:line>
            <draw:line draw:style-name="gr2" draw:text-style-name="P2" draw:layer="layout" svg:x1="13.318cm" svg:y1="3.755cm" svg:x2="13.518cm" svg:y2="3.755cm">
              <text:p/>
            </draw:line>
          </draw:g>
          <draw:g>
            <draw:custom-shape draw:style-name="gr1" draw:text-style-name="P1" draw:layer="layout" svg:width="0.2cm" svg:height="0.2cm" svg:x="13.822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3.655cm" svg:x2="13.922cm" svg:y2="3.855cm">
              <text:p/>
            </draw:line>
            <draw:line draw:style-name="gr2" draw:text-style-name="P2" draw:layer="layout" svg:x1="13.822cm" svg:y1="3.755cm" svg:x2="14.022cm" svg:y2="3.755cm">
              <text:p/>
            </draw:line>
          </draw:g>
          <draw:g>
            <draw:custom-shape draw:style-name="gr1" draw:text-style-name="P1" draw:layer="layout" svg:width="0.2cm" svg:height="0.2cm" svg:x="14.324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3.655cm" svg:x2="14.424cm" svg:y2="3.855cm">
              <text:p/>
            </draw:line>
            <draw:line draw:style-name="gr2" draw:text-style-name="P2" draw:layer="layout" svg:x1="14.324cm" svg:y1="3.755cm" svg:x2="14.524cm" svg:y2="3.755cm">
              <text:p/>
            </draw:line>
          </draw:g>
          <draw:g>
            <draw:custom-shape draw:style-name="gr1" draw:text-style-name="P1" draw:layer="layout" svg:width="0.2cm" svg:height="0.2cm" svg:x="14.824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3.655cm" svg:x2="14.924cm" svg:y2="3.855cm">
              <text:p/>
            </draw:line>
            <draw:line draw:style-name="gr2" draw:text-style-name="P2" draw:layer="layout" svg:x1="14.824cm" svg:y1="3.755cm" svg:x2="15.024cm" svg:y2="3.755cm">
              <text:p/>
            </draw:line>
          </draw:g>
          <draw:g>
            <draw:custom-shape draw:style-name="gr1" draw:text-style-name="P1" draw:layer="layout" svg:width="0.2cm" svg:height="0.2cm" svg:x="15.324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3.655cm" svg:x2="15.424cm" svg:y2="3.855cm">
              <text:p/>
            </draw:line>
            <draw:line draw:style-name="gr2" draw:text-style-name="P2" draw:layer="layout" svg:x1="15.324cm" svg:y1="3.755cm" svg:x2="15.524cm" svg:y2="3.755cm">
              <text:p/>
            </draw:line>
          </draw:g>
          <draw:g>
            <draw:custom-shape draw:style-name="gr1" draw:text-style-name="P1" draw:layer="layout" svg:width="0.2cm" svg:height="0.2cm" svg:x="15.824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3.655cm" svg:x2="15.924cm" svg:y2="3.855cm">
              <text:p/>
            </draw:line>
            <draw:line draw:style-name="gr2" draw:text-style-name="P2" draw:layer="layout" svg:x1="15.824cm" svg:y1="3.755cm" svg:x2="16.024cm" svg:y2="3.755cm">
              <text:p/>
            </draw:line>
          </draw:g>
          <draw:g>
            <draw:custom-shape draw:style-name="gr1" draw:text-style-name="P1" draw:layer="layout" svg:width="0.2cm" svg:height="0.2cm" svg:x="16.324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3.655cm" svg:x2="16.424cm" svg:y2="3.855cm">
              <text:p/>
            </draw:line>
            <draw:line draw:style-name="gr2" draw:text-style-name="P2" draw:layer="layout" svg:x1="16.324cm" svg:y1="3.755cm" svg:x2="16.524cm" svg:y2="3.755cm">
              <text:p/>
            </draw:line>
          </draw:g>
          <draw:g>
            <draw:custom-shape draw:style-name="gr1" draw:text-style-name="P1" draw:layer="layout" svg:width="0.2cm" svg:height="0.2cm" svg:x="16.824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3.655cm" svg:x2="16.924cm" svg:y2="3.855cm">
              <text:p/>
            </draw:line>
            <draw:line draw:style-name="gr2" draw:text-style-name="P2" draw:layer="layout" svg:x1="16.824cm" svg:y1="3.755cm" svg:x2="17.024cm" svg:y2="3.755cm">
              <text:p/>
            </draw:line>
          </draw:g>
          <draw:g>
            <draw:custom-shape draw:style-name="gr1" draw:text-style-name="P1" draw:layer="layout" svg:width="0.2cm" svg:height="0.2cm" svg:x="17.324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3.655cm" svg:x2="17.424cm" svg:y2="3.855cm">
              <text:p/>
            </draw:line>
            <draw:line draw:style-name="gr2" draw:text-style-name="P2" draw:layer="layout" svg:x1="17.324cm" svg:y1="3.755cm" svg:x2="17.524cm" svg:y2="3.755cm">
              <text:p/>
            </draw:line>
          </draw:g>
          <draw:g>
            <draw:custom-shape draw:style-name="gr1" draw:text-style-name="P1" draw:layer="layout" svg:width="0.2cm" svg:height="0.2cm" svg:x="17.824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3.655cm" svg:x2="17.924cm" svg:y2="3.855cm">
              <text:p/>
            </draw:line>
            <draw:line draw:style-name="gr2" draw:text-style-name="P2" draw:layer="layout" svg:x1="17.824cm" svg:y1="3.755cm" svg:x2="18.024cm" svg:y2="3.755cm">
              <text:p/>
            </draw:line>
          </draw:g>
          <draw:g>
            <draw:custom-shape draw:style-name="gr1" draw:text-style-name="P1" draw:layer="layout" svg:width="0.2cm" svg:height="0.2cm" svg:x="18.324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3.655cm" svg:x2="18.424cm" svg:y2="3.855cm">
              <text:p/>
            </draw:line>
            <draw:line draw:style-name="gr2" draw:text-style-name="P2" draw:layer="layout" svg:x1="18.324cm" svg:y1="3.755cm" svg:x2="18.524cm" svg:y2="3.755cm">
              <text:p/>
            </draw:line>
          </draw:g>
          <draw:g>
            <draw:custom-shape draw:style-name="gr1" draw:text-style-name="P1" draw:layer="layout" svg:width="0.2cm" svg:height="0.2cm" svg:x="18.824cm" svg:y="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3.655cm" svg:x2="18.924cm" svg:y2="3.855cm">
              <text:p/>
            </draw:line>
            <draw:line draw:style-name="gr2" draw:text-style-name="P2" draw:layer="layout" svg:x1="18.824cm" svg:y1="3.755cm" svg:x2="19.024cm" svg:y2="3.755cm">
              <text:p/>
            </draw:line>
          </draw:g>
          <draw:custom-shape draw:style-name="gr3" draw:text-style-name="P1" draw:layer="layout" svg:width="17.839cm" svg:height="0.51cm" svg:x="1.5cm" svg:y="3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4.155cm" svg:x2="1.9cm" svg:y2="4.355cm">
              <text:p/>
            </draw:line>
            <draw:line draw:style-name="gr2" draw:text-style-name="P2" draw:layer="layout" svg:x1="1.8cm" svg:y1="4.255cm" svg:x2="2cm" svg:y2="4.255cm">
              <text:p/>
            </draw:line>
          </draw:g>
          <draw:g>
            <draw:custom-shape draw:style-name="gr1" draw:text-style-name="P1" draw:layer="layout" svg:width="0.2cm" svg:height="0.2cm" svg:x="2.292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4.155cm" svg:x2="2.392cm" svg:y2="4.355cm">
              <text:p/>
            </draw:line>
            <draw:line draw:style-name="gr2" draw:text-style-name="P2" draw:layer="layout" svg:x1="2.292cm" svg:y1="4.255cm" svg:x2="2.492cm" svg:y2="4.255cm">
              <text:p/>
            </draw:line>
          </draw:g>
          <draw:g>
            <draw:custom-shape draw:style-name="gr1" draw:text-style-name="P1" draw:layer="layout" svg:width="0.2cm" svg:height="0.2cm" svg:x="2.292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4.155cm" svg:x2="2.392cm" svg:y2="4.355cm">
              <text:p/>
            </draw:line>
            <draw:line draw:style-name="gr2" draw:text-style-name="P2" draw:layer="layout" svg:x1="2.292cm" svg:y1="4.255cm" svg:x2="2.492cm" svg:y2="4.255cm">
              <text:p/>
            </draw:line>
          </draw:g>
          <draw:g>
            <draw:custom-shape draw:style-name="gr1" draw:text-style-name="P1" draw:layer="layout" svg:width="0.2cm" svg:height="0.2cm" svg:x="2.798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4.155cm" svg:x2="2.898cm" svg:y2="4.355cm">
              <text:p/>
            </draw:line>
            <draw:line draw:style-name="gr2" draw:text-style-name="P2" draw:layer="layout" svg:x1="2.798cm" svg:y1="4.255cm" svg:x2="2.998cm" svg:y2="4.255cm">
              <text:p/>
            </draw:line>
          </draw:g>
          <draw:g>
            <draw:custom-shape draw:style-name="gr1" draw:text-style-name="P1" draw:layer="layout" svg:width="0.2cm" svg:height="0.2cm" svg:x="3.306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4.155cm" svg:x2="3.406cm" svg:y2="4.355cm">
              <text:p/>
            </draw:line>
            <draw:line draw:style-name="gr2" draw:text-style-name="P2" draw:layer="layout" svg:x1="3.306cm" svg:y1="4.255cm" svg:x2="3.506cm" svg:y2="4.255cm">
              <text:p/>
            </draw:line>
          </draw:g>
          <draw:g>
            <draw:custom-shape draw:style-name="gr1" draw:text-style-name="P1" draw:layer="layout" svg:width="0.2cm" svg:height="0.2cm" svg:x="3.806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4.155cm" svg:x2="3.906cm" svg:y2="4.355cm">
              <text:p/>
            </draw:line>
            <draw:line draw:style-name="gr2" draw:text-style-name="P2" draw:layer="layout" svg:x1="3.806cm" svg:y1="4.255cm" svg:x2="4.006cm" svg:y2="4.255cm">
              <text:p/>
            </draw:line>
          </draw:g>
          <draw:g>
            <draw:custom-shape draw:style-name="gr1" draw:text-style-name="P1" draw:layer="layout" svg:width="0.2cm" svg:height="0.2cm" svg:x="4.306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4.155cm" svg:x2="4.406cm" svg:y2="4.355cm">
              <text:p/>
            </draw:line>
            <draw:line draw:style-name="gr2" draw:text-style-name="P2" draw:layer="layout" svg:x1="4.306cm" svg:y1="4.255cm" svg:x2="4.506cm" svg:y2="4.255cm">
              <text:p/>
            </draw:line>
          </draw:g>
          <draw:g>
            <draw:custom-shape draw:style-name="gr1" draw:text-style-name="P1" draw:layer="layout" svg:width="0.2cm" svg:height="0.2cm" svg:x="4.806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4.155cm" svg:x2="4.906cm" svg:y2="4.355cm">
              <text:p/>
            </draw:line>
            <draw:line draw:style-name="gr2" draw:text-style-name="P2" draw:layer="layout" svg:x1="4.806cm" svg:y1="4.255cm" svg:x2="5.006cm" svg:y2="4.255cm">
              <text:p/>
            </draw:line>
          </draw:g>
          <draw:g>
            <draw:custom-shape draw:style-name="gr1" draw:text-style-name="P1" draw:layer="layout" svg:width="0.2cm" svg:height="0.2cm" svg:x="5.304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4.155cm" svg:x2="5.404cm" svg:y2="4.355cm">
              <text:p/>
            </draw:line>
            <draw:line draw:style-name="gr2" draw:text-style-name="P2" draw:layer="layout" svg:x1="5.304cm" svg:y1="4.255cm" svg:x2="5.504cm" svg:y2="4.255cm">
              <text:p/>
            </draw:line>
          </draw:g>
          <draw:g>
            <draw:custom-shape draw:style-name="gr1" draw:text-style-name="P1" draw:layer="layout" svg:width="0.2cm" svg:height="0.2cm" svg:x="5.804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4.155cm" svg:x2="5.904cm" svg:y2="4.355cm">
              <text:p/>
            </draw:line>
            <draw:line draw:style-name="gr2" draw:text-style-name="P2" draw:layer="layout" svg:x1="5.804cm" svg:y1="4.255cm" svg:x2="6.004cm" svg:y2="4.255cm">
              <text:p/>
            </draw:line>
          </draw:g>
          <draw:g>
            <draw:custom-shape draw:style-name="gr1" draw:text-style-name="P1" draw:layer="layout" svg:width="0.2cm" svg:height="0.2cm" svg:x="6.31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4.155cm" svg:x2="6.41cm" svg:y2="4.355cm">
              <text:p/>
            </draw:line>
            <draw:line draw:style-name="gr2" draw:text-style-name="P2" draw:layer="layout" svg:x1="6.31cm" svg:y1="4.255cm" svg:x2="6.51cm" svg:y2="4.255cm">
              <text:p/>
            </draw:line>
          </draw:g>
          <draw:g>
            <draw:custom-shape draw:style-name="gr1" draw:text-style-name="P1" draw:layer="layout" svg:width="0.2cm" svg:height="0.2cm" svg:x="6.808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4.155cm" svg:x2="6.908cm" svg:y2="4.355cm">
              <text:p/>
            </draw:line>
            <draw:line draw:style-name="gr2" draw:text-style-name="P2" draw:layer="layout" svg:x1="6.808cm" svg:y1="4.255cm" svg:x2="7.008cm" svg:y2="4.255cm">
              <text:p/>
            </draw:line>
          </draw:g>
          <draw:g>
            <draw:custom-shape draw:style-name="gr1" draw:text-style-name="P1" draw:layer="layout" svg:width="0.2cm" svg:height="0.2cm" svg:x="7.312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4.155cm" svg:x2="7.412cm" svg:y2="4.355cm">
              <text:p/>
            </draw:line>
            <draw:line draw:style-name="gr2" draw:text-style-name="P2" draw:layer="layout" svg:x1="7.312cm" svg:y1="4.255cm" svg:x2="7.512cm" svg:y2="4.255cm">
              <text:p/>
            </draw:line>
          </draw:g>
          <draw:g>
            <draw:custom-shape draw:style-name="gr1" draw:text-style-name="P1" draw:layer="layout" svg:width="0.2cm" svg:height="0.2cm" svg:x="7.812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4.155cm" svg:x2="7.912cm" svg:y2="4.355cm">
              <text:p/>
            </draw:line>
            <draw:line draw:style-name="gr2" draw:text-style-name="P2" draw:layer="layout" svg:x1="7.812cm" svg:y1="4.255cm" svg:x2="8.012cm" svg:y2="4.255cm">
              <text:p/>
            </draw:line>
          </draw:g>
          <draw:g>
            <draw:custom-shape draw:style-name="gr1" draw:text-style-name="P1" draw:layer="layout" svg:width="0.2cm" svg:height="0.2cm" svg:x="8.314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4.155cm" svg:x2="8.414cm" svg:y2="4.355cm">
              <text:p/>
            </draw:line>
            <draw:line draw:style-name="gr2" draw:text-style-name="P2" draw:layer="layout" svg:x1="8.314cm" svg:y1="4.255cm" svg:x2="8.514cm" svg:y2="4.255cm">
              <text:p/>
            </draw:line>
          </draw:g>
          <draw:g>
            <draw:custom-shape draw:style-name="gr1" draw:text-style-name="P1" draw:layer="layout" svg:width="0.2cm" svg:height="0.2cm" svg:x="8.81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4.155cm" svg:x2="8.91cm" svg:y2="4.355cm">
              <text:p/>
            </draw:line>
            <draw:line draw:style-name="gr2" draw:text-style-name="P2" draw:layer="layout" svg:x1="8.81cm" svg:y1="4.255cm" svg:x2="9.01cm" svg:y2="4.255cm">
              <text:p/>
            </draw:line>
          </draw:g>
          <draw:g>
            <draw:custom-shape draw:style-name="gr1" draw:text-style-name="P1" draw:layer="layout" svg:width="0.2cm" svg:height="0.2cm" svg:x="9.31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4.155cm" svg:x2="9.41cm" svg:y2="4.355cm">
              <text:p/>
            </draw:line>
            <draw:line draw:style-name="gr2" draw:text-style-name="P2" draw:layer="layout" svg:x1="9.31cm" svg:y1="4.255cm" svg:x2="9.51cm" svg:y2="4.255cm">
              <text:p/>
            </draw:line>
          </draw:g>
          <draw:g>
            <draw:custom-shape draw:style-name="gr1" draw:text-style-name="P1" draw:layer="layout" svg:width="0.2cm" svg:height="0.2cm" svg:x="9.81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4.155cm" svg:x2="9.91cm" svg:y2="4.355cm">
              <text:p/>
            </draw:line>
            <draw:line draw:style-name="gr2" draw:text-style-name="P2" draw:layer="layout" svg:x1="9.81cm" svg:y1="4.255cm" svg:x2="10.01cm" svg:y2="4.255cm">
              <text:p/>
            </draw:line>
          </draw:g>
          <draw:g>
            <draw:custom-shape draw:style-name="gr1" draw:text-style-name="P1" draw:layer="layout" svg:width="0.2cm" svg:height="0.2cm" svg:x="10.316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4.155cm" svg:x2="10.416cm" svg:y2="4.355cm">
              <text:p/>
            </draw:line>
            <draw:line draw:style-name="gr2" draw:text-style-name="P2" draw:layer="layout" svg:x1="10.316cm" svg:y1="4.255cm" svg:x2="10.516cm" svg:y2="4.255cm">
              <text:p/>
            </draw:line>
          </draw:g>
          <draw:g>
            <draw:custom-shape draw:style-name="gr1" draw:text-style-name="P1" draw:layer="layout" svg:width="0.2cm" svg:height="0.2cm" svg:x="10.816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4.155cm" svg:x2="10.916cm" svg:y2="4.355cm">
              <text:p/>
            </draw:line>
            <draw:line draw:style-name="gr2" draw:text-style-name="P2" draw:layer="layout" svg:x1="10.816cm" svg:y1="4.255cm" svg:x2="11.016cm" svg:y2="4.255cm">
              <text:p/>
            </draw:line>
          </draw:g>
          <draw:g>
            <draw:custom-shape draw:style-name="gr1" draw:text-style-name="P1" draw:layer="layout" svg:width="0.2cm" svg:height="0.2cm" svg:x="11.314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4.155cm" svg:x2="11.414cm" svg:y2="4.355cm">
              <text:p/>
            </draw:line>
            <draw:line draw:style-name="gr2" draw:text-style-name="P2" draw:layer="layout" svg:x1="11.314cm" svg:y1="4.255cm" svg:x2="11.514cm" svg:y2="4.255cm">
              <text:p/>
            </draw:line>
          </draw:g>
          <draw:g>
            <draw:custom-shape draw:style-name="gr1" draw:text-style-name="P1" draw:layer="layout" svg:width="0.2cm" svg:height="0.2cm" svg:x="11.82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4.155cm" svg:x2="11.92cm" svg:y2="4.355cm">
              <text:p/>
            </draw:line>
            <draw:line draw:style-name="gr2" draw:text-style-name="P2" draw:layer="layout" svg:x1="11.82cm" svg:y1="4.255cm" svg:x2="12.02cm" svg:y2="4.255cm">
              <text:p/>
            </draw:line>
          </draw:g>
          <draw:g>
            <draw:custom-shape draw:style-name="gr1" draw:text-style-name="P1" draw:layer="layout" svg:width="0.2cm" svg:height="0.2cm" svg:x="12.322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4.155cm" svg:x2="12.422cm" svg:y2="4.355cm">
              <text:p/>
            </draw:line>
            <draw:line draw:style-name="gr2" draw:text-style-name="P2" draw:layer="layout" svg:x1="12.322cm" svg:y1="4.255cm" svg:x2="12.522cm" svg:y2="4.255cm">
              <text:p/>
            </draw:line>
          </draw:g>
          <draw:g>
            <draw:custom-shape draw:style-name="gr1" draw:text-style-name="P1" draw:layer="layout" svg:width="0.2cm" svg:height="0.2cm" svg:x="12.818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4.155cm" svg:x2="12.918cm" svg:y2="4.355cm">
              <text:p/>
            </draw:line>
            <draw:line draw:style-name="gr2" draw:text-style-name="P2" draw:layer="layout" svg:x1="12.818cm" svg:y1="4.255cm" svg:x2="13.018cm" svg:y2="4.255cm">
              <text:p/>
            </draw:line>
          </draw:g>
          <draw:g>
            <draw:custom-shape draw:style-name="gr1" draw:text-style-name="P1" draw:layer="layout" svg:width="0.2cm" svg:height="0.2cm" svg:x="13.318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4.155cm" svg:x2="13.418cm" svg:y2="4.355cm">
              <text:p/>
            </draw:line>
            <draw:line draw:style-name="gr2" draw:text-style-name="P2" draw:layer="layout" svg:x1="13.318cm" svg:y1="4.255cm" svg:x2="13.518cm" svg:y2="4.255cm">
              <text:p/>
            </draw:line>
          </draw:g>
          <draw:g>
            <draw:custom-shape draw:style-name="gr1" draw:text-style-name="P1" draw:layer="layout" svg:width="0.2cm" svg:height="0.2cm" svg:x="13.822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4.155cm" svg:x2="13.922cm" svg:y2="4.355cm">
              <text:p/>
            </draw:line>
            <draw:line draw:style-name="gr2" draw:text-style-name="P2" draw:layer="layout" svg:x1="13.822cm" svg:y1="4.255cm" svg:x2="14.022cm" svg:y2="4.255cm">
              <text:p/>
            </draw:line>
          </draw:g>
          <draw:g>
            <draw:custom-shape draw:style-name="gr1" draw:text-style-name="P1" draw:layer="layout" svg:width="0.2cm" svg:height="0.2cm" svg:x="14.324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4.155cm" svg:x2="14.424cm" svg:y2="4.355cm">
              <text:p/>
            </draw:line>
            <draw:line draw:style-name="gr2" draw:text-style-name="P2" draw:layer="layout" svg:x1="14.324cm" svg:y1="4.255cm" svg:x2="14.524cm" svg:y2="4.255cm">
              <text:p/>
            </draw:line>
          </draw:g>
          <draw:g>
            <draw:custom-shape draw:style-name="gr1" draw:text-style-name="P1" draw:layer="layout" svg:width="0.2cm" svg:height="0.2cm" svg:x="14.824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4.155cm" svg:x2="14.924cm" svg:y2="4.355cm">
              <text:p/>
            </draw:line>
            <draw:line draw:style-name="gr2" draw:text-style-name="P2" draw:layer="layout" svg:x1="14.824cm" svg:y1="4.255cm" svg:x2="15.024cm" svg:y2="4.255cm">
              <text:p/>
            </draw:line>
          </draw:g>
          <draw:g>
            <draw:custom-shape draw:style-name="gr1" draw:text-style-name="P1" draw:layer="layout" svg:width="0.2cm" svg:height="0.2cm" svg:x="15.324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4.155cm" svg:x2="15.424cm" svg:y2="4.355cm">
              <text:p/>
            </draw:line>
            <draw:line draw:style-name="gr2" draw:text-style-name="P2" draw:layer="layout" svg:x1="15.324cm" svg:y1="4.255cm" svg:x2="15.524cm" svg:y2="4.255cm">
              <text:p/>
            </draw:line>
          </draw:g>
          <draw:g>
            <draw:custom-shape draw:style-name="gr1" draw:text-style-name="P1" draw:layer="layout" svg:width="0.2cm" svg:height="0.2cm" svg:x="15.824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4.155cm" svg:x2="15.924cm" svg:y2="4.355cm">
              <text:p/>
            </draw:line>
            <draw:line draw:style-name="gr2" draw:text-style-name="P2" draw:layer="layout" svg:x1="15.824cm" svg:y1="4.255cm" svg:x2="16.024cm" svg:y2="4.255cm">
              <text:p/>
            </draw:line>
          </draw:g>
          <draw:g>
            <draw:custom-shape draw:style-name="gr1" draw:text-style-name="P1" draw:layer="layout" svg:width="0.2cm" svg:height="0.2cm" svg:x="16.324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4.155cm" svg:x2="16.424cm" svg:y2="4.355cm">
              <text:p/>
            </draw:line>
            <draw:line draw:style-name="gr2" draw:text-style-name="P2" draw:layer="layout" svg:x1="16.324cm" svg:y1="4.255cm" svg:x2="16.524cm" svg:y2="4.255cm">
              <text:p/>
            </draw:line>
          </draw:g>
          <draw:g>
            <draw:custom-shape draw:style-name="gr1" draw:text-style-name="P1" draw:layer="layout" svg:width="0.2cm" svg:height="0.2cm" svg:x="16.824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4.155cm" svg:x2="16.924cm" svg:y2="4.355cm">
              <text:p/>
            </draw:line>
            <draw:line draw:style-name="gr2" draw:text-style-name="P2" draw:layer="layout" svg:x1="16.824cm" svg:y1="4.255cm" svg:x2="17.024cm" svg:y2="4.255cm">
              <text:p/>
            </draw:line>
          </draw:g>
          <draw:g>
            <draw:custom-shape draw:style-name="gr1" draw:text-style-name="P1" draw:layer="layout" svg:width="0.2cm" svg:height="0.2cm" svg:x="17.324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4.155cm" svg:x2="17.424cm" svg:y2="4.355cm">
              <text:p/>
            </draw:line>
            <draw:line draw:style-name="gr2" draw:text-style-name="P2" draw:layer="layout" svg:x1="17.324cm" svg:y1="4.255cm" svg:x2="17.524cm" svg:y2="4.255cm">
              <text:p/>
            </draw:line>
          </draw:g>
          <draw:g>
            <draw:custom-shape draw:style-name="gr1" draw:text-style-name="P1" draw:layer="layout" svg:width="0.2cm" svg:height="0.2cm" svg:x="17.824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4.155cm" svg:x2="17.924cm" svg:y2="4.355cm">
              <text:p/>
            </draw:line>
            <draw:line draw:style-name="gr2" draw:text-style-name="P2" draw:layer="layout" svg:x1="17.824cm" svg:y1="4.255cm" svg:x2="18.024cm" svg:y2="4.255cm">
              <text:p/>
            </draw:line>
          </draw:g>
          <draw:g>
            <draw:custom-shape draw:style-name="gr1" draw:text-style-name="P1" draw:layer="layout" svg:width="0.2cm" svg:height="0.2cm" svg:x="18.324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4.155cm" svg:x2="18.424cm" svg:y2="4.355cm">
              <text:p/>
            </draw:line>
            <draw:line draw:style-name="gr2" draw:text-style-name="P2" draw:layer="layout" svg:x1="18.324cm" svg:y1="4.255cm" svg:x2="18.524cm" svg:y2="4.255cm">
              <text:p/>
            </draw:line>
          </draw:g>
          <draw:g>
            <draw:custom-shape draw:style-name="gr1" draw:text-style-name="P1" draw:layer="layout" svg:width="0.2cm" svg:height="0.2cm" svg:x="18.824cm" svg:y="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4.155cm" svg:x2="18.924cm" svg:y2="4.355cm">
              <text:p/>
            </draw:line>
            <draw:line draw:style-name="gr2" draw:text-style-name="P2" draw:layer="layout" svg:x1="18.824cm" svg:y1="4.255cm" svg:x2="19.024cm" svg:y2="4.255cm">
              <text:p/>
            </draw:line>
          </draw:g>
          <draw:custom-shape draw:style-name="gr3" draw:text-style-name="P1" draw:layer="layout" svg:width="17.839cm" svg:height="0.51cm" svg:x="1.5cm" svg:y="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4.655cm" svg:x2="1.9cm" svg:y2="4.855cm">
              <text:p/>
            </draw:line>
            <draw:line draw:style-name="gr2" draw:text-style-name="P2" draw:layer="layout" svg:x1="1.8cm" svg:y1="4.755cm" svg:x2="2cm" svg:y2="4.755cm">
              <text:p/>
            </draw:line>
          </draw:g>
          <draw:g>
            <draw:custom-shape draw:style-name="gr1" draw:text-style-name="P1" draw:layer="layout" svg:width="0.2cm" svg:height="0.2cm" svg:x="2.292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4.655cm" svg:x2="2.392cm" svg:y2="4.855cm">
              <text:p/>
            </draw:line>
            <draw:line draw:style-name="gr2" draw:text-style-name="P2" draw:layer="layout" svg:x1="2.292cm" svg:y1="4.755cm" svg:x2="2.492cm" svg:y2="4.755cm">
              <text:p/>
            </draw:line>
          </draw:g>
          <draw:g>
            <draw:custom-shape draw:style-name="gr1" draw:text-style-name="P1" draw:layer="layout" svg:width="0.2cm" svg:height="0.2cm" svg:x="2.292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4.655cm" svg:x2="2.392cm" svg:y2="4.855cm">
              <text:p/>
            </draw:line>
            <draw:line draw:style-name="gr2" draw:text-style-name="P2" draw:layer="layout" svg:x1="2.292cm" svg:y1="4.755cm" svg:x2="2.492cm" svg:y2="4.755cm">
              <text:p/>
            </draw:line>
          </draw:g>
          <draw:g>
            <draw:custom-shape draw:style-name="gr1" draw:text-style-name="P1" draw:layer="layout" svg:width="0.2cm" svg:height="0.2cm" svg:x="2.798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4.655cm" svg:x2="2.898cm" svg:y2="4.855cm">
              <text:p/>
            </draw:line>
            <draw:line draw:style-name="gr2" draw:text-style-name="P2" draw:layer="layout" svg:x1="2.798cm" svg:y1="4.755cm" svg:x2="2.998cm" svg:y2="4.755cm">
              <text:p/>
            </draw:line>
          </draw:g>
          <draw:g>
            <draw:custom-shape draw:style-name="gr1" draw:text-style-name="P1" draw:layer="layout" svg:width="0.2cm" svg:height="0.2cm" svg:x="3.306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4.655cm" svg:x2="3.406cm" svg:y2="4.855cm">
              <text:p/>
            </draw:line>
            <draw:line draw:style-name="gr2" draw:text-style-name="P2" draw:layer="layout" svg:x1="3.306cm" svg:y1="4.755cm" svg:x2="3.506cm" svg:y2="4.755cm">
              <text:p/>
            </draw:line>
          </draw:g>
          <draw:g>
            <draw:custom-shape draw:style-name="gr1" draw:text-style-name="P1" draw:layer="layout" svg:width="0.2cm" svg:height="0.2cm" svg:x="3.806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4.655cm" svg:x2="3.906cm" svg:y2="4.855cm">
              <text:p/>
            </draw:line>
            <draw:line draw:style-name="gr2" draw:text-style-name="P2" draw:layer="layout" svg:x1="3.806cm" svg:y1="4.755cm" svg:x2="4.006cm" svg:y2="4.755cm">
              <text:p/>
            </draw:line>
          </draw:g>
          <draw:g>
            <draw:custom-shape draw:style-name="gr1" draw:text-style-name="P1" draw:layer="layout" svg:width="0.2cm" svg:height="0.2cm" svg:x="4.306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4.655cm" svg:x2="4.406cm" svg:y2="4.855cm">
              <text:p/>
            </draw:line>
            <draw:line draw:style-name="gr2" draw:text-style-name="P2" draw:layer="layout" svg:x1="4.306cm" svg:y1="4.755cm" svg:x2="4.506cm" svg:y2="4.755cm">
              <text:p/>
            </draw:line>
          </draw:g>
          <draw:g>
            <draw:custom-shape draw:style-name="gr1" draw:text-style-name="P1" draw:layer="layout" svg:width="0.2cm" svg:height="0.2cm" svg:x="4.806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4.655cm" svg:x2="4.906cm" svg:y2="4.855cm">
              <text:p/>
            </draw:line>
            <draw:line draw:style-name="gr2" draw:text-style-name="P2" draw:layer="layout" svg:x1="4.806cm" svg:y1="4.755cm" svg:x2="5.006cm" svg:y2="4.755cm">
              <text:p/>
            </draw:line>
          </draw:g>
          <draw:g>
            <draw:custom-shape draw:style-name="gr1" draw:text-style-name="P1" draw:layer="layout" svg:width="0.2cm" svg:height="0.2cm" svg:x="5.304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4.655cm" svg:x2="5.404cm" svg:y2="4.855cm">
              <text:p/>
            </draw:line>
            <draw:line draw:style-name="gr2" draw:text-style-name="P2" draw:layer="layout" svg:x1="5.304cm" svg:y1="4.755cm" svg:x2="5.504cm" svg:y2="4.755cm">
              <text:p/>
            </draw:line>
          </draw:g>
          <draw:g>
            <draw:custom-shape draw:style-name="gr1" draw:text-style-name="P1" draw:layer="layout" svg:width="0.2cm" svg:height="0.2cm" svg:x="5.804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4.655cm" svg:x2="5.904cm" svg:y2="4.855cm">
              <text:p/>
            </draw:line>
            <draw:line draw:style-name="gr2" draw:text-style-name="P2" draw:layer="layout" svg:x1="5.804cm" svg:y1="4.755cm" svg:x2="6.004cm" svg:y2="4.755cm">
              <text:p/>
            </draw:line>
          </draw:g>
          <draw:g>
            <draw:custom-shape draw:style-name="gr1" draw:text-style-name="P1" draw:layer="layout" svg:width="0.2cm" svg:height="0.2cm" svg:x="6.31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4.655cm" svg:x2="6.41cm" svg:y2="4.855cm">
              <text:p/>
            </draw:line>
            <draw:line draw:style-name="gr2" draw:text-style-name="P2" draw:layer="layout" svg:x1="6.31cm" svg:y1="4.755cm" svg:x2="6.51cm" svg:y2="4.755cm">
              <text:p/>
            </draw:line>
          </draw:g>
          <draw:g>
            <draw:custom-shape draw:style-name="gr1" draw:text-style-name="P1" draw:layer="layout" svg:width="0.2cm" svg:height="0.2cm" svg:x="6.808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4.655cm" svg:x2="6.908cm" svg:y2="4.855cm">
              <text:p/>
            </draw:line>
            <draw:line draw:style-name="gr2" draw:text-style-name="P2" draw:layer="layout" svg:x1="6.808cm" svg:y1="4.755cm" svg:x2="7.008cm" svg:y2="4.755cm">
              <text:p/>
            </draw:line>
          </draw:g>
          <draw:g>
            <draw:custom-shape draw:style-name="gr1" draw:text-style-name="P1" draw:layer="layout" svg:width="0.2cm" svg:height="0.2cm" svg:x="7.312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4.655cm" svg:x2="7.412cm" svg:y2="4.855cm">
              <text:p/>
            </draw:line>
            <draw:line draw:style-name="gr2" draw:text-style-name="P2" draw:layer="layout" svg:x1="7.312cm" svg:y1="4.755cm" svg:x2="7.512cm" svg:y2="4.755cm">
              <text:p/>
            </draw:line>
          </draw:g>
          <draw:g>
            <draw:custom-shape draw:style-name="gr1" draw:text-style-name="P1" draw:layer="layout" svg:width="0.2cm" svg:height="0.2cm" svg:x="7.812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4.655cm" svg:x2="7.912cm" svg:y2="4.855cm">
              <text:p/>
            </draw:line>
            <draw:line draw:style-name="gr2" draw:text-style-name="P2" draw:layer="layout" svg:x1="7.812cm" svg:y1="4.755cm" svg:x2="8.012cm" svg:y2="4.755cm">
              <text:p/>
            </draw:line>
          </draw:g>
          <draw:g>
            <draw:custom-shape draw:style-name="gr1" draw:text-style-name="P1" draw:layer="layout" svg:width="0.2cm" svg:height="0.2cm" svg:x="8.314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4.655cm" svg:x2="8.414cm" svg:y2="4.855cm">
              <text:p/>
            </draw:line>
            <draw:line draw:style-name="gr2" draw:text-style-name="P2" draw:layer="layout" svg:x1="8.314cm" svg:y1="4.755cm" svg:x2="8.514cm" svg:y2="4.755cm">
              <text:p/>
            </draw:line>
          </draw:g>
          <draw:g>
            <draw:custom-shape draw:style-name="gr1" draw:text-style-name="P1" draw:layer="layout" svg:width="0.2cm" svg:height="0.2cm" svg:x="8.81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4.655cm" svg:x2="8.91cm" svg:y2="4.855cm">
              <text:p/>
            </draw:line>
            <draw:line draw:style-name="gr2" draw:text-style-name="P2" draw:layer="layout" svg:x1="8.81cm" svg:y1="4.755cm" svg:x2="9.01cm" svg:y2="4.755cm">
              <text:p/>
            </draw:line>
          </draw:g>
          <draw:g>
            <draw:custom-shape draw:style-name="gr1" draw:text-style-name="P1" draw:layer="layout" svg:width="0.2cm" svg:height="0.2cm" svg:x="9.31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4.655cm" svg:x2="9.41cm" svg:y2="4.855cm">
              <text:p/>
            </draw:line>
            <draw:line draw:style-name="gr2" draw:text-style-name="P2" draw:layer="layout" svg:x1="9.31cm" svg:y1="4.755cm" svg:x2="9.51cm" svg:y2="4.755cm">
              <text:p/>
            </draw:line>
          </draw:g>
          <draw:g>
            <draw:custom-shape draw:style-name="gr1" draw:text-style-name="P1" draw:layer="layout" svg:width="0.2cm" svg:height="0.2cm" svg:x="9.81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4.655cm" svg:x2="9.91cm" svg:y2="4.855cm">
              <text:p/>
            </draw:line>
            <draw:line draw:style-name="gr2" draw:text-style-name="P2" draw:layer="layout" svg:x1="9.81cm" svg:y1="4.755cm" svg:x2="10.01cm" svg:y2="4.755cm">
              <text:p/>
            </draw:line>
          </draw:g>
          <draw:g>
            <draw:custom-shape draw:style-name="gr1" draw:text-style-name="P1" draw:layer="layout" svg:width="0.2cm" svg:height="0.2cm" svg:x="10.316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4.655cm" svg:x2="10.416cm" svg:y2="4.855cm">
              <text:p/>
            </draw:line>
            <draw:line draw:style-name="gr2" draw:text-style-name="P2" draw:layer="layout" svg:x1="10.316cm" svg:y1="4.755cm" svg:x2="10.516cm" svg:y2="4.755cm">
              <text:p/>
            </draw:line>
          </draw:g>
          <draw:g>
            <draw:custom-shape draw:style-name="gr1" draw:text-style-name="P1" draw:layer="layout" svg:width="0.2cm" svg:height="0.2cm" svg:x="10.816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4.655cm" svg:x2="10.916cm" svg:y2="4.855cm">
              <text:p/>
            </draw:line>
            <draw:line draw:style-name="gr2" draw:text-style-name="P2" draw:layer="layout" svg:x1="10.816cm" svg:y1="4.755cm" svg:x2="11.016cm" svg:y2="4.755cm">
              <text:p/>
            </draw:line>
          </draw:g>
          <draw:g>
            <draw:custom-shape draw:style-name="gr1" draw:text-style-name="P1" draw:layer="layout" svg:width="0.2cm" svg:height="0.2cm" svg:x="11.314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4.655cm" svg:x2="11.414cm" svg:y2="4.855cm">
              <text:p/>
            </draw:line>
            <draw:line draw:style-name="gr2" draw:text-style-name="P2" draw:layer="layout" svg:x1="11.314cm" svg:y1="4.755cm" svg:x2="11.514cm" svg:y2="4.755cm">
              <text:p/>
            </draw:line>
          </draw:g>
          <draw:g>
            <draw:custom-shape draw:style-name="gr1" draw:text-style-name="P1" draw:layer="layout" svg:width="0.2cm" svg:height="0.2cm" svg:x="11.82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4.655cm" svg:x2="11.92cm" svg:y2="4.855cm">
              <text:p/>
            </draw:line>
            <draw:line draw:style-name="gr2" draw:text-style-name="P2" draw:layer="layout" svg:x1="11.82cm" svg:y1="4.755cm" svg:x2="12.02cm" svg:y2="4.755cm">
              <text:p/>
            </draw:line>
          </draw:g>
          <draw:g>
            <draw:custom-shape draw:style-name="gr1" draw:text-style-name="P1" draw:layer="layout" svg:width="0.2cm" svg:height="0.2cm" svg:x="12.322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4.655cm" svg:x2="12.422cm" svg:y2="4.855cm">
              <text:p/>
            </draw:line>
            <draw:line draw:style-name="gr2" draw:text-style-name="P2" draw:layer="layout" svg:x1="12.322cm" svg:y1="4.755cm" svg:x2="12.522cm" svg:y2="4.755cm">
              <text:p/>
            </draw:line>
          </draw:g>
          <draw:g>
            <draw:custom-shape draw:style-name="gr1" draw:text-style-name="P1" draw:layer="layout" svg:width="0.2cm" svg:height="0.2cm" svg:x="12.818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4.655cm" svg:x2="12.918cm" svg:y2="4.855cm">
              <text:p/>
            </draw:line>
            <draw:line draw:style-name="gr2" draw:text-style-name="P2" draw:layer="layout" svg:x1="12.818cm" svg:y1="4.755cm" svg:x2="13.018cm" svg:y2="4.755cm">
              <text:p/>
            </draw:line>
          </draw:g>
          <draw:g>
            <draw:custom-shape draw:style-name="gr1" draw:text-style-name="P1" draw:layer="layout" svg:width="0.2cm" svg:height="0.2cm" svg:x="13.318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4.655cm" svg:x2="13.418cm" svg:y2="4.855cm">
              <text:p/>
            </draw:line>
            <draw:line draw:style-name="gr2" draw:text-style-name="P2" draw:layer="layout" svg:x1="13.318cm" svg:y1="4.755cm" svg:x2="13.518cm" svg:y2="4.755cm">
              <text:p/>
            </draw:line>
          </draw:g>
          <draw:g>
            <draw:custom-shape draw:style-name="gr1" draw:text-style-name="P1" draw:layer="layout" svg:width="0.2cm" svg:height="0.2cm" svg:x="13.822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4.655cm" svg:x2="13.922cm" svg:y2="4.855cm">
              <text:p/>
            </draw:line>
            <draw:line draw:style-name="gr2" draw:text-style-name="P2" draw:layer="layout" svg:x1="13.822cm" svg:y1="4.755cm" svg:x2="14.022cm" svg:y2="4.755cm">
              <text:p/>
            </draw:line>
          </draw:g>
          <draw:g>
            <draw:custom-shape draw:style-name="gr1" draw:text-style-name="P1" draw:layer="layout" svg:width="0.2cm" svg:height="0.2cm" svg:x="14.324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4.655cm" svg:x2="14.424cm" svg:y2="4.855cm">
              <text:p/>
            </draw:line>
            <draw:line draw:style-name="gr2" draw:text-style-name="P2" draw:layer="layout" svg:x1="14.324cm" svg:y1="4.755cm" svg:x2="14.524cm" svg:y2="4.755cm">
              <text:p/>
            </draw:line>
          </draw:g>
          <draw:g>
            <draw:custom-shape draw:style-name="gr1" draw:text-style-name="P1" draw:layer="layout" svg:width="0.2cm" svg:height="0.2cm" svg:x="14.824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4.655cm" svg:x2="14.924cm" svg:y2="4.855cm">
              <text:p/>
            </draw:line>
            <draw:line draw:style-name="gr2" draw:text-style-name="P2" draw:layer="layout" svg:x1="14.824cm" svg:y1="4.755cm" svg:x2="15.024cm" svg:y2="4.755cm">
              <text:p/>
            </draw:line>
          </draw:g>
          <draw:g>
            <draw:custom-shape draw:style-name="gr1" draw:text-style-name="P1" draw:layer="layout" svg:width="0.2cm" svg:height="0.2cm" svg:x="15.324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4.655cm" svg:x2="15.424cm" svg:y2="4.855cm">
              <text:p/>
            </draw:line>
            <draw:line draw:style-name="gr2" draw:text-style-name="P2" draw:layer="layout" svg:x1="15.324cm" svg:y1="4.755cm" svg:x2="15.524cm" svg:y2="4.755cm">
              <text:p/>
            </draw:line>
          </draw:g>
          <draw:g>
            <draw:custom-shape draw:style-name="gr1" draw:text-style-name="P1" draw:layer="layout" svg:width="0.2cm" svg:height="0.2cm" svg:x="15.824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4.655cm" svg:x2="15.924cm" svg:y2="4.855cm">
              <text:p/>
            </draw:line>
            <draw:line draw:style-name="gr2" draw:text-style-name="P2" draw:layer="layout" svg:x1="15.824cm" svg:y1="4.755cm" svg:x2="16.024cm" svg:y2="4.755cm">
              <text:p/>
            </draw:line>
          </draw:g>
          <draw:g>
            <draw:custom-shape draw:style-name="gr1" draw:text-style-name="P1" draw:layer="layout" svg:width="0.2cm" svg:height="0.2cm" svg:x="16.324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4.655cm" svg:x2="16.424cm" svg:y2="4.855cm">
              <text:p/>
            </draw:line>
            <draw:line draw:style-name="gr2" draw:text-style-name="P2" draw:layer="layout" svg:x1="16.324cm" svg:y1="4.755cm" svg:x2="16.524cm" svg:y2="4.755cm">
              <text:p/>
            </draw:line>
          </draw:g>
          <draw:g>
            <draw:custom-shape draw:style-name="gr1" draw:text-style-name="P1" draw:layer="layout" svg:width="0.2cm" svg:height="0.2cm" svg:x="16.824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4.655cm" svg:x2="16.924cm" svg:y2="4.855cm">
              <text:p/>
            </draw:line>
            <draw:line draw:style-name="gr2" draw:text-style-name="P2" draw:layer="layout" svg:x1="16.824cm" svg:y1="4.755cm" svg:x2="17.024cm" svg:y2="4.755cm">
              <text:p/>
            </draw:line>
          </draw:g>
          <draw:g>
            <draw:custom-shape draw:style-name="gr1" draw:text-style-name="P1" draw:layer="layout" svg:width="0.2cm" svg:height="0.2cm" svg:x="17.324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4.655cm" svg:x2="17.424cm" svg:y2="4.855cm">
              <text:p/>
            </draw:line>
            <draw:line draw:style-name="gr2" draw:text-style-name="P2" draw:layer="layout" svg:x1="17.324cm" svg:y1="4.755cm" svg:x2="17.524cm" svg:y2="4.755cm">
              <text:p/>
            </draw:line>
          </draw:g>
          <draw:g>
            <draw:custom-shape draw:style-name="gr1" draw:text-style-name="P1" draw:layer="layout" svg:width="0.2cm" svg:height="0.2cm" svg:x="17.824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4.655cm" svg:x2="17.924cm" svg:y2="4.855cm">
              <text:p/>
            </draw:line>
            <draw:line draw:style-name="gr2" draw:text-style-name="P2" draw:layer="layout" svg:x1="17.824cm" svg:y1="4.755cm" svg:x2="18.024cm" svg:y2="4.755cm">
              <text:p/>
            </draw:line>
          </draw:g>
          <draw:g>
            <draw:custom-shape draw:style-name="gr1" draw:text-style-name="P1" draw:layer="layout" svg:width="0.2cm" svg:height="0.2cm" svg:x="18.324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4.655cm" svg:x2="18.424cm" svg:y2="4.855cm">
              <text:p/>
            </draw:line>
            <draw:line draw:style-name="gr2" draw:text-style-name="P2" draw:layer="layout" svg:x1="18.324cm" svg:y1="4.755cm" svg:x2="18.524cm" svg:y2="4.755cm">
              <text:p/>
            </draw:line>
          </draw:g>
          <draw:g>
            <draw:custom-shape draw:style-name="gr1" draw:text-style-name="P1" draw:layer="layout" svg:width="0.2cm" svg:height="0.2cm" svg:x="18.824cm" svg:y="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4.655cm" svg:x2="18.924cm" svg:y2="4.855cm">
              <text:p/>
            </draw:line>
            <draw:line draw:style-name="gr2" draw:text-style-name="P2" draw:layer="layout" svg:x1="18.824cm" svg:y1="4.755cm" svg:x2="19.024cm" svg:y2="4.755cm">
              <text:p/>
            </draw:line>
          </draw:g>
          <draw:custom-shape draw:style-name="gr3" draw:text-style-name="P1" draw:layer="layout" svg:width="17.839cm" svg:height="0.51cm" svg:x="1.5cm" svg:y="4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5.155cm" svg:x2="1.9cm" svg:y2="5.355cm">
              <text:p/>
            </draw:line>
            <draw:line draw:style-name="gr2" draw:text-style-name="P2" draw:layer="layout" svg:x1="1.8cm" svg:y1="5.255cm" svg:x2="2cm" svg:y2="5.255cm">
              <text:p/>
            </draw:line>
          </draw:g>
          <draw:g>
            <draw:custom-shape draw:style-name="gr1" draw:text-style-name="P1" draw:layer="layout" svg:width="0.2cm" svg:height="0.2cm" svg:x="2.292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5.155cm" svg:x2="2.392cm" svg:y2="5.355cm">
              <text:p/>
            </draw:line>
            <draw:line draw:style-name="gr2" draw:text-style-name="P2" draw:layer="layout" svg:x1="2.292cm" svg:y1="5.255cm" svg:x2="2.492cm" svg:y2="5.255cm">
              <text:p/>
            </draw:line>
          </draw:g>
          <draw:g>
            <draw:custom-shape draw:style-name="gr1" draw:text-style-name="P1" draw:layer="layout" svg:width="0.2cm" svg:height="0.2cm" svg:x="2.292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5.155cm" svg:x2="2.392cm" svg:y2="5.355cm">
              <text:p/>
            </draw:line>
            <draw:line draw:style-name="gr2" draw:text-style-name="P2" draw:layer="layout" svg:x1="2.292cm" svg:y1="5.255cm" svg:x2="2.492cm" svg:y2="5.255cm">
              <text:p/>
            </draw:line>
          </draw:g>
          <draw:g>
            <draw:custom-shape draw:style-name="gr1" draw:text-style-name="P1" draw:layer="layout" svg:width="0.2cm" svg:height="0.2cm" svg:x="2.798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5.155cm" svg:x2="2.898cm" svg:y2="5.355cm">
              <text:p/>
            </draw:line>
            <draw:line draw:style-name="gr2" draw:text-style-name="P2" draw:layer="layout" svg:x1="2.798cm" svg:y1="5.255cm" svg:x2="2.998cm" svg:y2="5.255cm">
              <text:p/>
            </draw:line>
          </draw:g>
          <draw:g>
            <draw:custom-shape draw:style-name="gr1" draw:text-style-name="P1" draw:layer="layout" svg:width="0.2cm" svg:height="0.2cm" svg:x="3.306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5.155cm" svg:x2="3.406cm" svg:y2="5.355cm">
              <text:p/>
            </draw:line>
            <draw:line draw:style-name="gr2" draw:text-style-name="P2" draw:layer="layout" svg:x1="3.306cm" svg:y1="5.255cm" svg:x2="3.506cm" svg:y2="5.255cm">
              <text:p/>
            </draw:line>
          </draw:g>
          <draw:g>
            <draw:custom-shape draw:style-name="gr1" draw:text-style-name="P1" draw:layer="layout" svg:width="0.2cm" svg:height="0.2cm" svg:x="3.806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5.155cm" svg:x2="3.906cm" svg:y2="5.355cm">
              <text:p/>
            </draw:line>
            <draw:line draw:style-name="gr2" draw:text-style-name="P2" draw:layer="layout" svg:x1="3.806cm" svg:y1="5.255cm" svg:x2="4.006cm" svg:y2="5.255cm">
              <text:p/>
            </draw:line>
          </draw:g>
          <draw:g>
            <draw:custom-shape draw:style-name="gr1" draw:text-style-name="P1" draw:layer="layout" svg:width="0.2cm" svg:height="0.2cm" svg:x="4.306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5.155cm" svg:x2="4.406cm" svg:y2="5.355cm">
              <text:p/>
            </draw:line>
            <draw:line draw:style-name="gr2" draw:text-style-name="P2" draw:layer="layout" svg:x1="4.306cm" svg:y1="5.255cm" svg:x2="4.506cm" svg:y2="5.255cm">
              <text:p/>
            </draw:line>
          </draw:g>
          <draw:g>
            <draw:custom-shape draw:style-name="gr1" draw:text-style-name="P1" draw:layer="layout" svg:width="0.2cm" svg:height="0.2cm" svg:x="4.806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5.155cm" svg:x2="4.906cm" svg:y2="5.355cm">
              <text:p/>
            </draw:line>
            <draw:line draw:style-name="gr2" draw:text-style-name="P2" draw:layer="layout" svg:x1="4.806cm" svg:y1="5.255cm" svg:x2="5.006cm" svg:y2="5.255cm">
              <text:p/>
            </draw:line>
          </draw:g>
          <draw:g>
            <draw:custom-shape draw:style-name="gr1" draw:text-style-name="P1" draw:layer="layout" svg:width="0.2cm" svg:height="0.2cm" svg:x="5.304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5.155cm" svg:x2="5.404cm" svg:y2="5.355cm">
              <text:p/>
            </draw:line>
            <draw:line draw:style-name="gr2" draw:text-style-name="P2" draw:layer="layout" svg:x1="5.304cm" svg:y1="5.255cm" svg:x2="5.504cm" svg:y2="5.255cm">
              <text:p/>
            </draw:line>
          </draw:g>
          <draw:g>
            <draw:custom-shape draw:style-name="gr1" draw:text-style-name="P1" draw:layer="layout" svg:width="0.2cm" svg:height="0.2cm" svg:x="5.804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5.155cm" svg:x2="5.904cm" svg:y2="5.355cm">
              <text:p/>
            </draw:line>
            <draw:line draw:style-name="gr2" draw:text-style-name="P2" draw:layer="layout" svg:x1="5.804cm" svg:y1="5.255cm" svg:x2="6.004cm" svg:y2="5.255cm">
              <text:p/>
            </draw:line>
          </draw:g>
          <draw:g>
            <draw:custom-shape draw:style-name="gr1" draw:text-style-name="P1" draw:layer="layout" svg:width="0.2cm" svg:height="0.2cm" svg:x="6.31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5.155cm" svg:x2="6.41cm" svg:y2="5.355cm">
              <text:p/>
            </draw:line>
            <draw:line draw:style-name="gr2" draw:text-style-name="P2" draw:layer="layout" svg:x1="6.31cm" svg:y1="5.255cm" svg:x2="6.51cm" svg:y2="5.255cm">
              <text:p/>
            </draw:line>
          </draw:g>
          <draw:g>
            <draw:custom-shape draw:style-name="gr1" draw:text-style-name="P1" draw:layer="layout" svg:width="0.2cm" svg:height="0.2cm" svg:x="6.808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5.155cm" svg:x2="6.908cm" svg:y2="5.355cm">
              <text:p/>
            </draw:line>
            <draw:line draw:style-name="gr2" draw:text-style-name="P2" draw:layer="layout" svg:x1="6.808cm" svg:y1="5.255cm" svg:x2="7.008cm" svg:y2="5.255cm">
              <text:p/>
            </draw:line>
          </draw:g>
          <draw:g>
            <draw:custom-shape draw:style-name="gr1" draw:text-style-name="P1" draw:layer="layout" svg:width="0.2cm" svg:height="0.2cm" svg:x="7.312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5.155cm" svg:x2="7.412cm" svg:y2="5.355cm">
              <text:p/>
            </draw:line>
            <draw:line draw:style-name="gr2" draw:text-style-name="P2" draw:layer="layout" svg:x1="7.312cm" svg:y1="5.255cm" svg:x2="7.512cm" svg:y2="5.255cm">
              <text:p/>
            </draw:line>
          </draw:g>
          <draw:g>
            <draw:custom-shape draw:style-name="gr1" draw:text-style-name="P1" draw:layer="layout" svg:width="0.2cm" svg:height="0.2cm" svg:x="7.812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5.155cm" svg:x2="7.912cm" svg:y2="5.355cm">
              <text:p/>
            </draw:line>
            <draw:line draw:style-name="gr2" draw:text-style-name="P2" draw:layer="layout" svg:x1="7.812cm" svg:y1="5.255cm" svg:x2="8.012cm" svg:y2="5.255cm">
              <text:p/>
            </draw:line>
          </draw:g>
          <draw:g>
            <draw:custom-shape draw:style-name="gr1" draw:text-style-name="P1" draw:layer="layout" svg:width="0.2cm" svg:height="0.2cm" svg:x="8.314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5.155cm" svg:x2="8.414cm" svg:y2="5.355cm">
              <text:p/>
            </draw:line>
            <draw:line draw:style-name="gr2" draw:text-style-name="P2" draw:layer="layout" svg:x1="8.314cm" svg:y1="5.255cm" svg:x2="8.514cm" svg:y2="5.255cm">
              <text:p/>
            </draw:line>
          </draw:g>
          <draw:g>
            <draw:custom-shape draw:style-name="gr1" draw:text-style-name="P1" draw:layer="layout" svg:width="0.2cm" svg:height="0.2cm" svg:x="8.81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5.155cm" svg:x2="8.91cm" svg:y2="5.355cm">
              <text:p/>
            </draw:line>
            <draw:line draw:style-name="gr2" draw:text-style-name="P2" draw:layer="layout" svg:x1="8.81cm" svg:y1="5.255cm" svg:x2="9.01cm" svg:y2="5.255cm">
              <text:p/>
            </draw:line>
          </draw:g>
          <draw:g>
            <draw:custom-shape draw:style-name="gr1" draw:text-style-name="P1" draw:layer="layout" svg:width="0.2cm" svg:height="0.2cm" svg:x="9.31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5.155cm" svg:x2="9.41cm" svg:y2="5.355cm">
              <text:p/>
            </draw:line>
            <draw:line draw:style-name="gr2" draw:text-style-name="P2" draw:layer="layout" svg:x1="9.31cm" svg:y1="5.255cm" svg:x2="9.51cm" svg:y2="5.255cm">
              <text:p/>
            </draw:line>
          </draw:g>
          <draw:g>
            <draw:custom-shape draw:style-name="gr1" draw:text-style-name="P1" draw:layer="layout" svg:width="0.2cm" svg:height="0.2cm" svg:x="9.81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5.155cm" svg:x2="9.91cm" svg:y2="5.355cm">
              <text:p/>
            </draw:line>
            <draw:line draw:style-name="gr2" draw:text-style-name="P2" draw:layer="layout" svg:x1="9.81cm" svg:y1="5.255cm" svg:x2="10.01cm" svg:y2="5.255cm">
              <text:p/>
            </draw:line>
          </draw:g>
          <draw:g>
            <draw:custom-shape draw:style-name="gr1" draw:text-style-name="P1" draw:layer="layout" svg:width="0.2cm" svg:height="0.2cm" svg:x="10.316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5.155cm" svg:x2="10.416cm" svg:y2="5.355cm">
              <text:p/>
            </draw:line>
            <draw:line draw:style-name="gr2" draw:text-style-name="P2" draw:layer="layout" svg:x1="10.316cm" svg:y1="5.255cm" svg:x2="10.516cm" svg:y2="5.255cm">
              <text:p/>
            </draw:line>
          </draw:g>
          <draw:g>
            <draw:custom-shape draw:style-name="gr1" draw:text-style-name="P1" draw:layer="layout" svg:width="0.2cm" svg:height="0.2cm" svg:x="10.816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5.155cm" svg:x2="10.916cm" svg:y2="5.355cm">
              <text:p/>
            </draw:line>
            <draw:line draw:style-name="gr2" draw:text-style-name="P2" draw:layer="layout" svg:x1="10.816cm" svg:y1="5.255cm" svg:x2="11.016cm" svg:y2="5.255cm">
              <text:p/>
            </draw:line>
          </draw:g>
          <draw:g>
            <draw:custom-shape draw:style-name="gr1" draw:text-style-name="P1" draw:layer="layout" svg:width="0.2cm" svg:height="0.2cm" svg:x="11.314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5.155cm" svg:x2="11.414cm" svg:y2="5.355cm">
              <text:p/>
            </draw:line>
            <draw:line draw:style-name="gr2" draw:text-style-name="P2" draw:layer="layout" svg:x1="11.314cm" svg:y1="5.255cm" svg:x2="11.514cm" svg:y2="5.255cm">
              <text:p/>
            </draw:line>
          </draw:g>
          <draw:g>
            <draw:custom-shape draw:style-name="gr1" draw:text-style-name="P1" draw:layer="layout" svg:width="0.2cm" svg:height="0.2cm" svg:x="11.82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5.155cm" svg:x2="11.92cm" svg:y2="5.355cm">
              <text:p/>
            </draw:line>
            <draw:line draw:style-name="gr2" draw:text-style-name="P2" draw:layer="layout" svg:x1="11.82cm" svg:y1="5.255cm" svg:x2="12.02cm" svg:y2="5.255cm">
              <text:p/>
            </draw:line>
          </draw:g>
          <draw:g>
            <draw:custom-shape draw:style-name="gr1" draw:text-style-name="P1" draw:layer="layout" svg:width="0.2cm" svg:height="0.2cm" svg:x="12.322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5.155cm" svg:x2="12.422cm" svg:y2="5.355cm">
              <text:p/>
            </draw:line>
            <draw:line draw:style-name="gr2" draw:text-style-name="P2" draw:layer="layout" svg:x1="12.322cm" svg:y1="5.255cm" svg:x2="12.522cm" svg:y2="5.255cm">
              <text:p/>
            </draw:line>
          </draw:g>
          <draw:g>
            <draw:custom-shape draw:style-name="gr1" draw:text-style-name="P1" draw:layer="layout" svg:width="0.2cm" svg:height="0.2cm" svg:x="12.818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5.155cm" svg:x2="12.918cm" svg:y2="5.355cm">
              <text:p/>
            </draw:line>
            <draw:line draw:style-name="gr2" draw:text-style-name="P2" draw:layer="layout" svg:x1="12.818cm" svg:y1="5.255cm" svg:x2="13.018cm" svg:y2="5.255cm">
              <text:p/>
            </draw:line>
          </draw:g>
          <draw:g>
            <draw:custom-shape draw:style-name="gr1" draw:text-style-name="P1" draw:layer="layout" svg:width="0.2cm" svg:height="0.2cm" svg:x="13.318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5.155cm" svg:x2="13.418cm" svg:y2="5.355cm">
              <text:p/>
            </draw:line>
            <draw:line draw:style-name="gr2" draw:text-style-name="P2" draw:layer="layout" svg:x1="13.318cm" svg:y1="5.255cm" svg:x2="13.518cm" svg:y2="5.255cm">
              <text:p/>
            </draw:line>
          </draw:g>
          <draw:g>
            <draw:custom-shape draw:style-name="gr1" draw:text-style-name="P1" draw:layer="layout" svg:width="0.2cm" svg:height="0.2cm" svg:x="13.822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5.155cm" svg:x2="13.922cm" svg:y2="5.355cm">
              <text:p/>
            </draw:line>
            <draw:line draw:style-name="gr2" draw:text-style-name="P2" draw:layer="layout" svg:x1="13.822cm" svg:y1="5.255cm" svg:x2="14.022cm" svg:y2="5.255cm">
              <text:p/>
            </draw:line>
          </draw:g>
          <draw:g>
            <draw:custom-shape draw:style-name="gr1" draw:text-style-name="P1" draw:layer="layout" svg:width="0.2cm" svg:height="0.2cm" svg:x="14.324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5.155cm" svg:x2="14.424cm" svg:y2="5.355cm">
              <text:p/>
            </draw:line>
            <draw:line draw:style-name="gr2" draw:text-style-name="P2" draw:layer="layout" svg:x1="14.324cm" svg:y1="5.255cm" svg:x2="14.524cm" svg:y2="5.255cm">
              <text:p/>
            </draw:line>
          </draw:g>
          <draw:g>
            <draw:custom-shape draw:style-name="gr1" draw:text-style-name="P1" draw:layer="layout" svg:width="0.2cm" svg:height="0.2cm" svg:x="14.824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5.155cm" svg:x2="14.924cm" svg:y2="5.355cm">
              <text:p/>
            </draw:line>
            <draw:line draw:style-name="gr2" draw:text-style-name="P2" draw:layer="layout" svg:x1="14.824cm" svg:y1="5.255cm" svg:x2="15.024cm" svg:y2="5.255cm">
              <text:p/>
            </draw:line>
          </draw:g>
          <draw:g>
            <draw:custom-shape draw:style-name="gr1" draw:text-style-name="P1" draw:layer="layout" svg:width="0.2cm" svg:height="0.2cm" svg:x="15.324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5.155cm" svg:x2="15.424cm" svg:y2="5.355cm">
              <text:p/>
            </draw:line>
            <draw:line draw:style-name="gr2" draw:text-style-name="P2" draw:layer="layout" svg:x1="15.324cm" svg:y1="5.255cm" svg:x2="15.524cm" svg:y2="5.255cm">
              <text:p/>
            </draw:line>
          </draw:g>
          <draw:g>
            <draw:custom-shape draw:style-name="gr1" draw:text-style-name="P1" draw:layer="layout" svg:width="0.2cm" svg:height="0.2cm" svg:x="15.824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5.155cm" svg:x2="15.924cm" svg:y2="5.355cm">
              <text:p/>
            </draw:line>
            <draw:line draw:style-name="gr2" draw:text-style-name="P2" draw:layer="layout" svg:x1="15.824cm" svg:y1="5.255cm" svg:x2="16.024cm" svg:y2="5.255cm">
              <text:p/>
            </draw:line>
          </draw:g>
          <draw:g>
            <draw:custom-shape draw:style-name="gr1" draw:text-style-name="P1" draw:layer="layout" svg:width="0.2cm" svg:height="0.2cm" svg:x="16.324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5.155cm" svg:x2="16.424cm" svg:y2="5.355cm">
              <text:p/>
            </draw:line>
            <draw:line draw:style-name="gr2" draw:text-style-name="P2" draw:layer="layout" svg:x1="16.324cm" svg:y1="5.255cm" svg:x2="16.524cm" svg:y2="5.255cm">
              <text:p/>
            </draw:line>
          </draw:g>
          <draw:g>
            <draw:custom-shape draw:style-name="gr1" draw:text-style-name="P1" draw:layer="layout" svg:width="0.2cm" svg:height="0.2cm" svg:x="16.824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5.155cm" svg:x2="16.924cm" svg:y2="5.355cm">
              <text:p/>
            </draw:line>
            <draw:line draw:style-name="gr2" draw:text-style-name="P2" draw:layer="layout" svg:x1="16.824cm" svg:y1="5.255cm" svg:x2="17.024cm" svg:y2="5.255cm">
              <text:p/>
            </draw:line>
          </draw:g>
          <draw:g>
            <draw:custom-shape draw:style-name="gr1" draw:text-style-name="P1" draw:layer="layout" svg:width="0.2cm" svg:height="0.2cm" svg:x="17.324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5.155cm" svg:x2="17.424cm" svg:y2="5.355cm">
              <text:p/>
            </draw:line>
            <draw:line draw:style-name="gr2" draw:text-style-name="P2" draw:layer="layout" svg:x1="17.324cm" svg:y1="5.255cm" svg:x2="17.524cm" svg:y2="5.255cm">
              <text:p/>
            </draw:line>
          </draw:g>
          <draw:g>
            <draw:custom-shape draw:style-name="gr1" draw:text-style-name="P1" draw:layer="layout" svg:width="0.2cm" svg:height="0.2cm" svg:x="17.824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5.155cm" svg:x2="17.924cm" svg:y2="5.355cm">
              <text:p/>
            </draw:line>
            <draw:line draw:style-name="gr2" draw:text-style-name="P2" draw:layer="layout" svg:x1="17.824cm" svg:y1="5.255cm" svg:x2="18.024cm" svg:y2="5.255cm">
              <text:p/>
            </draw:line>
          </draw:g>
          <draw:g>
            <draw:custom-shape draw:style-name="gr1" draw:text-style-name="P1" draw:layer="layout" svg:width="0.2cm" svg:height="0.2cm" svg:x="18.324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5.155cm" svg:x2="18.424cm" svg:y2="5.355cm">
              <text:p/>
            </draw:line>
            <draw:line draw:style-name="gr2" draw:text-style-name="P2" draw:layer="layout" svg:x1="18.324cm" svg:y1="5.255cm" svg:x2="18.524cm" svg:y2="5.255cm">
              <text:p/>
            </draw:line>
          </draw:g>
          <draw:g>
            <draw:custom-shape draw:style-name="gr1" draw:text-style-name="P1" draw:layer="layout" svg:width="0.2cm" svg:height="0.2cm" svg:x="18.824cm" svg:y="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5.155cm" svg:x2="18.924cm" svg:y2="5.355cm">
              <text:p/>
            </draw:line>
            <draw:line draw:style-name="gr2" draw:text-style-name="P2" draw:layer="layout" svg:x1="18.824cm" svg:y1="5.255cm" svg:x2="19.024cm" svg:y2="5.255cm">
              <text:p/>
            </draw:line>
          </draw:g>
          <draw:custom-shape draw:style-name="gr3" draw:text-style-name="P1" draw:layer="layout" svg:width="17.839cm" svg:height="0.51cm" svg:x="1.5cm" svg:y="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5.655cm" svg:x2="1.9cm" svg:y2="5.855cm">
              <text:p/>
            </draw:line>
            <draw:line draw:style-name="gr2" draw:text-style-name="P2" draw:layer="layout" svg:x1="1.8cm" svg:y1="5.755cm" svg:x2="2cm" svg:y2="5.755cm">
              <text:p/>
            </draw:line>
          </draw:g>
          <draw:g>
            <draw:custom-shape draw:style-name="gr1" draw:text-style-name="P1" draw:layer="layout" svg:width="0.2cm" svg:height="0.2cm" svg:x="2.292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5.655cm" svg:x2="2.392cm" svg:y2="5.855cm">
              <text:p/>
            </draw:line>
            <draw:line draw:style-name="gr2" draw:text-style-name="P2" draw:layer="layout" svg:x1="2.292cm" svg:y1="5.755cm" svg:x2="2.492cm" svg:y2="5.755cm">
              <text:p/>
            </draw:line>
          </draw:g>
          <draw:g>
            <draw:custom-shape draw:style-name="gr1" draw:text-style-name="P1" draw:layer="layout" svg:width="0.2cm" svg:height="0.2cm" svg:x="2.292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5.655cm" svg:x2="2.392cm" svg:y2="5.855cm">
              <text:p/>
            </draw:line>
            <draw:line draw:style-name="gr2" draw:text-style-name="P2" draw:layer="layout" svg:x1="2.292cm" svg:y1="5.755cm" svg:x2="2.492cm" svg:y2="5.755cm">
              <text:p/>
            </draw:line>
          </draw:g>
          <draw:g>
            <draw:custom-shape draw:style-name="gr1" draw:text-style-name="P1" draw:layer="layout" svg:width="0.2cm" svg:height="0.2cm" svg:x="2.798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5.655cm" svg:x2="2.898cm" svg:y2="5.855cm">
              <text:p/>
            </draw:line>
            <draw:line draw:style-name="gr2" draw:text-style-name="P2" draw:layer="layout" svg:x1="2.798cm" svg:y1="5.755cm" svg:x2="2.998cm" svg:y2="5.755cm">
              <text:p/>
            </draw:line>
          </draw:g>
          <draw:g>
            <draw:custom-shape draw:style-name="gr1" draw:text-style-name="P1" draw:layer="layout" svg:width="0.2cm" svg:height="0.2cm" svg:x="3.306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5.655cm" svg:x2="3.406cm" svg:y2="5.855cm">
              <text:p/>
            </draw:line>
            <draw:line draw:style-name="gr2" draw:text-style-name="P2" draw:layer="layout" svg:x1="3.306cm" svg:y1="5.755cm" svg:x2="3.506cm" svg:y2="5.755cm">
              <text:p/>
            </draw:line>
          </draw:g>
          <draw:g>
            <draw:custom-shape draw:style-name="gr1" draw:text-style-name="P1" draw:layer="layout" svg:width="0.2cm" svg:height="0.2cm" svg:x="3.806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5.655cm" svg:x2="3.906cm" svg:y2="5.855cm">
              <text:p/>
            </draw:line>
            <draw:line draw:style-name="gr2" draw:text-style-name="P2" draw:layer="layout" svg:x1="3.806cm" svg:y1="5.755cm" svg:x2="4.006cm" svg:y2="5.755cm">
              <text:p/>
            </draw:line>
          </draw:g>
          <draw:g>
            <draw:custom-shape draw:style-name="gr1" draw:text-style-name="P1" draw:layer="layout" svg:width="0.2cm" svg:height="0.2cm" svg:x="4.306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5.655cm" svg:x2="4.406cm" svg:y2="5.855cm">
              <text:p/>
            </draw:line>
            <draw:line draw:style-name="gr2" draw:text-style-name="P2" draw:layer="layout" svg:x1="4.306cm" svg:y1="5.755cm" svg:x2="4.506cm" svg:y2="5.755cm">
              <text:p/>
            </draw:line>
          </draw:g>
          <draw:g>
            <draw:custom-shape draw:style-name="gr1" draw:text-style-name="P1" draw:layer="layout" svg:width="0.2cm" svg:height="0.2cm" svg:x="4.806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5.655cm" svg:x2="4.906cm" svg:y2="5.855cm">
              <text:p/>
            </draw:line>
            <draw:line draw:style-name="gr2" draw:text-style-name="P2" draw:layer="layout" svg:x1="4.806cm" svg:y1="5.755cm" svg:x2="5.006cm" svg:y2="5.755cm">
              <text:p/>
            </draw:line>
          </draw:g>
          <draw:g>
            <draw:custom-shape draw:style-name="gr1" draw:text-style-name="P1" draw:layer="layout" svg:width="0.2cm" svg:height="0.2cm" svg:x="5.304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5.655cm" svg:x2="5.404cm" svg:y2="5.855cm">
              <text:p/>
            </draw:line>
            <draw:line draw:style-name="gr2" draw:text-style-name="P2" draw:layer="layout" svg:x1="5.304cm" svg:y1="5.755cm" svg:x2="5.504cm" svg:y2="5.755cm">
              <text:p/>
            </draw:line>
          </draw:g>
          <draw:g>
            <draw:custom-shape draw:style-name="gr1" draw:text-style-name="P1" draw:layer="layout" svg:width="0.2cm" svg:height="0.2cm" svg:x="5.804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5.655cm" svg:x2="5.904cm" svg:y2="5.855cm">
              <text:p/>
            </draw:line>
            <draw:line draw:style-name="gr2" draw:text-style-name="P2" draw:layer="layout" svg:x1="5.804cm" svg:y1="5.755cm" svg:x2="6.004cm" svg:y2="5.755cm">
              <text:p/>
            </draw:line>
          </draw:g>
          <draw:g>
            <draw:custom-shape draw:style-name="gr1" draw:text-style-name="P1" draw:layer="layout" svg:width="0.2cm" svg:height="0.2cm" svg:x="6.31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5.655cm" svg:x2="6.41cm" svg:y2="5.855cm">
              <text:p/>
            </draw:line>
            <draw:line draw:style-name="gr2" draw:text-style-name="P2" draw:layer="layout" svg:x1="6.31cm" svg:y1="5.755cm" svg:x2="6.51cm" svg:y2="5.755cm">
              <text:p/>
            </draw:line>
          </draw:g>
          <draw:g>
            <draw:custom-shape draw:style-name="gr1" draw:text-style-name="P1" draw:layer="layout" svg:width="0.2cm" svg:height="0.2cm" svg:x="6.808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5.655cm" svg:x2="6.908cm" svg:y2="5.855cm">
              <text:p/>
            </draw:line>
            <draw:line draw:style-name="gr2" draw:text-style-name="P2" draw:layer="layout" svg:x1="6.808cm" svg:y1="5.755cm" svg:x2="7.008cm" svg:y2="5.755cm">
              <text:p/>
            </draw:line>
          </draw:g>
          <draw:g>
            <draw:custom-shape draw:style-name="gr1" draw:text-style-name="P1" draw:layer="layout" svg:width="0.2cm" svg:height="0.2cm" svg:x="7.312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5.655cm" svg:x2="7.412cm" svg:y2="5.855cm">
              <text:p/>
            </draw:line>
            <draw:line draw:style-name="gr2" draw:text-style-name="P2" draw:layer="layout" svg:x1="7.312cm" svg:y1="5.755cm" svg:x2="7.512cm" svg:y2="5.755cm">
              <text:p/>
            </draw:line>
          </draw:g>
          <draw:g>
            <draw:custom-shape draw:style-name="gr1" draw:text-style-name="P1" draw:layer="layout" svg:width="0.2cm" svg:height="0.2cm" svg:x="7.812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5.655cm" svg:x2="7.912cm" svg:y2="5.855cm">
              <text:p/>
            </draw:line>
            <draw:line draw:style-name="gr2" draw:text-style-name="P2" draw:layer="layout" svg:x1="7.812cm" svg:y1="5.755cm" svg:x2="8.012cm" svg:y2="5.755cm">
              <text:p/>
            </draw:line>
          </draw:g>
          <draw:g>
            <draw:custom-shape draw:style-name="gr1" draw:text-style-name="P1" draw:layer="layout" svg:width="0.2cm" svg:height="0.2cm" svg:x="8.314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5.655cm" svg:x2="8.414cm" svg:y2="5.855cm">
              <text:p/>
            </draw:line>
            <draw:line draw:style-name="gr2" draw:text-style-name="P2" draw:layer="layout" svg:x1="8.314cm" svg:y1="5.755cm" svg:x2="8.514cm" svg:y2="5.755cm">
              <text:p/>
            </draw:line>
          </draw:g>
          <draw:g>
            <draw:custom-shape draw:style-name="gr1" draw:text-style-name="P1" draw:layer="layout" svg:width="0.2cm" svg:height="0.2cm" svg:x="8.81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5.655cm" svg:x2="8.91cm" svg:y2="5.855cm">
              <text:p/>
            </draw:line>
            <draw:line draw:style-name="gr2" draw:text-style-name="P2" draw:layer="layout" svg:x1="8.81cm" svg:y1="5.755cm" svg:x2="9.01cm" svg:y2="5.755cm">
              <text:p/>
            </draw:line>
          </draw:g>
          <draw:g>
            <draw:custom-shape draw:style-name="gr1" draw:text-style-name="P1" draw:layer="layout" svg:width="0.2cm" svg:height="0.2cm" svg:x="9.31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5.655cm" svg:x2="9.41cm" svg:y2="5.855cm">
              <text:p/>
            </draw:line>
            <draw:line draw:style-name="gr2" draw:text-style-name="P2" draw:layer="layout" svg:x1="9.31cm" svg:y1="5.755cm" svg:x2="9.51cm" svg:y2="5.755cm">
              <text:p/>
            </draw:line>
          </draw:g>
          <draw:g>
            <draw:custom-shape draw:style-name="gr1" draw:text-style-name="P1" draw:layer="layout" svg:width="0.2cm" svg:height="0.2cm" svg:x="9.81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5.655cm" svg:x2="9.91cm" svg:y2="5.855cm">
              <text:p/>
            </draw:line>
            <draw:line draw:style-name="gr2" draw:text-style-name="P2" draw:layer="layout" svg:x1="9.81cm" svg:y1="5.755cm" svg:x2="10.01cm" svg:y2="5.755cm">
              <text:p/>
            </draw:line>
          </draw:g>
          <draw:g>
            <draw:custom-shape draw:style-name="gr1" draw:text-style-name="P1" draw:layer="layout" svg:width="0.2cm" svg:height="0.2cm" svg:x="10.316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5.655cm" svg:x2="10.416cm" svg:y2="5.855cm">
              <text:p/>
            </draw:line>
            <draw:line draw:style-name="gr2" draw:text-style-name="P2" draw:layer="layout" svg:x1="10.316cm" svg:y1="5.755cm" svg:x2="10.516cm" svg:y2="5.755cm">
              <text:p/>
            </draw:line>
          </draw:g>
          <draw:g>
            <draw:custom-shape draw:style-name="gr1" draw:text-style-name="P1" draw:layer="layout" svg:width="0.2cm" svg:height="0.2cm" svg:x="10.816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5.655cm" svg:x2="10.916cm" svg:y2="5.855cm">
              <text:p/>
            </draw:line>
            <draw:line draw:style-name="gr2" draw:text-style-name="P2" draw:layer="layout" svg:x1="10.816cm" svg:y1="5.755cm" svg:x2="11.016cm" svg:y2="5.755cm">
              <text:p/>
            </draw:line>
          </draw:g>
          <draw:g>
            <draw:custom-shape draw:style-name="gr1" draw:text-style-name="P1" draw:layer="layout" svg:width="0.2cm" svg:height="0.2cm" svg:x="11.314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5.655cm" svg:x2="11.414cm" svg:y2="5.855cm">
              <text:p/>
            </draw:line>
            <draw:line draw:style-name="gr2" draw:text-style-name="P2" draw:layer="layout" svg:x1="11.314cm" svg:y1="5.755cm" svg:x2="11.514cm" svg:y2="5.755cm">
              <text:p/>
            </draw:line>
          </draw:g>
          <draw:g>
            <draw:custom-shape draw:style-name="gr1" draw:text-style-name="P1" draw:layer="layout" svg:width="0.2cm" svg:height="0.2cm" svg:x="11.82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5.655cm" svg:x2="11.92cm" svg:y2="5.855cm">
              <text:p/>
            </draw:line>
            <draw:line draw:style-name="gr2" draw:text-style-name="P2" draw:layer="layout" svg:x1="11.82cm" svg:y1="5.755cm" svg:x2="12.02cm" svg:y2="5.755cm">
              <text:p/>
            </draw:line>
          </draw:g>
          <draw:g>
            <draw:custom-shape draw:style-name="gr1" draw:text-style-name="P1" draw:layer="layout" svg:width="0.2cm" svg:height="0.2cm" svg:x="12.322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5.655cm" svg:x2="12.422cm" svg:y2="5.855cm">
              <text:p/>
            </draw:line>
            <draw:line draw:style-name="gr2" draw:text-style-name="P2" draw:layer="layout" svg:x1="12.322cm" svg:y1="5.755cm" svg:x2="12.522cm" svg:y2="5.755cm">
              <text:p/>
            </draw:line>
          </draw:g>
          <draw:g>
            <draw:custom-shape draw:style-name="gr1" draw:text-style-name="P1" draw:layer="layout" svg:width="0.2cm" svg:height="0.2cm" svg:x="12.818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5.655cm" svg:x2="12.918cm" svg:y2="5.855cm">
              <text:p/>
            </draw:line>
            <draw:line draw:style-name="gr2" draw:text-style-name="P2" draw:layer="layout" svg:x1="12.818cm" svg:y1="5.755cm" svg:x2="13.018cm" svg:y2="5.755cm">
              <text:p/>
            </draw:line>
          </draw:g>
          <draw:g>
            <draw:custom-shape draw:style-name="gr1" draw:text-style-name="P1" draw:layer="layout" svg:width="0.2cm" svg:height="0.2cm" svg:x="13.318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5.655cm" svg:x2="13.418cm" svg:y2="5.855cm">
              <text:p/>
            </draw:line>
            <draw:line draw:style-name="gr2" draw:text-style-name="P2" draw:layer="layout" svg:x1="13.318cm" svg:y1="5.755cm" svg:x2="13.518cm" svg:y2="5.755cm">
              <text:p/>
            </draw:line>
          </draw:g>
          <draw:g>
            <draw:custom-shape draw:style-name="gr1" draw:text-style-name="P1" draw:layer="layout" svg:width="0.2cm" svg:height="0.2cm" svg:x="13.822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5.655cm" svg:x2="13.922cm" svg:y2="5.855cm">
              <text:p/>
            </draw:line>
            <draw:line draw:style-name="gr2" draw:text-style-name="P2" draw:layer="layout" svg:x1="13.822cm" svg:y1="5.755cm" svg:x2="14.022cm" svg:y2="5.755cm">
              <text:p/>
            </draw:line>
          </draw:g>
          <draw:g>
            <draw:custom-shape draw:style-name="gr1" draw:text-style-name="P1" draw:layer="layout" svg:width="0.2cm" svg:height="0.2cm" svg:x="14.324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5.655cm" svg:x2="14.424cm" svg:y2="5.855cm">
              <text:p/>
            </draw:line>
            <draw:line draw:style-name="gr2" draw:text-style-name="P2" draw:layer="layout" svg:x1="14.324cm" svg:y1="5.755cm" svg:x2="14.524cm" svg:y2="5.755cm">
              <text:p/>
            </draw:line>
          </draw:g>
          <draw:g>
            <draw:custom-shape draw:style-name="gr1" draw:text-style-name="P1" draw:layer="layout" svg:width="0.2cm" svg:height="0.2cm" svg:x="14.824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5.655cm" svg:x2="14.924cm" svg:y2="5.855cm">
              <text:p/>
            </draw:line>
            <draw:line draw:style-name="gr2" draw:text-style-name="P2" draw:layer="layout" svg:x1="14.824cm" svg:y1="5.755cm" svg:x2="15.024cm" svg:y2="5.755cm">
              <text:p/>
            </draw:line>
          </draw:g>
          <draw:g>
            <draw:custom-shape draw:style-name="gr1" draw:text-style-name="P1" draw:layer="layout" svg:width="0.2cm" svg:height="0.2cm" svg:x="15.324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5.655cm" svg:x2="15.424cm" svg:y2="5.855cm">
              <text:p/>
            </draw:line>
            <draw:line draw:style-name="gr2" draw:text-style-name="P2" draw:layer="layout" svg:x1="15.324cm" svg:y1="5.755cm" svg:x2="15.524cm" svg:y2="5.755cm">
              <text:p/>
            </draw:line>
          </draw:g>
          <draw:g>
            <draw:custom-shape draw:style-name="gr1" draw:text-style-name="P1" draw:layer="layout" svg:width="0.2cm" svg:height="0.2cm" svg:x="15.824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5.655cm" svg:x2="15.924cm" svg:y2="5.855cm">
              <text:p/>
            </draw:line>
            <draw:line draw:style-name="gr2" draw:text-style-name="P2" draw:layer="layout" svg:x1="15.824cm" svg:y1="5.755cm" svg:x2="16.024cm" svg:y2="5.755cm">
              <text:p/>
            </draw:line>
          </draw:g>
          <draw:g>
            <draw:custom-shape draw:style-name="gr1" draw:text-style-name="P1" draw:layer="layout" svg:width="0.2cm" svg:height="0.2cm" svg:x="16.324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5.655cm" svg:x2="16.424cm" svg:y2="5.855cm">
              <text:p/>
            </draw:line>
            <draw:line draw:style-name="gr2" draw:text-style-name="P2" draw:layer="layout" svg:x1="16.324cm" svg:y1="5.755cm" svg:x2="16.524cm" svg:y2="5.755cm">
              <text:p/>
            </draw:line>
          </draw:g>
          <draw:g>
            <draw:custom-shape draw:style-name="gr1" draw:text-style-name="P1" draw:layer="layout" svg:width="0.2cm" svg:height="0.2cm" svg:x="16.824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5.655cm" svg:x2="16.924cm" svg:y2="5.855cm">
              <text:p/>
            </draw:line>
            <draw:line draw:style-name="gr2" draw:text-style-name="P2" draw:layer="layout" svg:x1="16.824cm" svg:y1="5.755cm" svg:x2="17.024cm" svg:y2="5.755cm">
              <text:p/>
            </draw:line>
          </draw:g>
          <draw:g>
            <draw:custom-shape draw:style-name="gr1" draw:text-style-name="P1" draw:layer="layout" svg:width="0.2cm" svg:height="0.2cm" svg:x="17.324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5.655cm" svg:x2="17.424cm" svg:y2="5.855cm">
              <text:p/>
            </draw:line>
            <draw:line draw:style-name="gr2" draw:text-style-name="P2" draw:layer="layout" svg:x1="17.324cm" svg:y1="5.755cm" svg:x2="17.524cm" svg:y2="5.755cm">
              <text:p/>
            </draw:line>
          </draw:g>
          <draw:g>
            <draw:custom-shape draw:style-name="gr1" draw:text-style-name="P1" draw:layer="layout" svg:width="0.2cm" svg:height="0.2cm" svg:x="17.824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5.655cm" svg:x2="17.924cm" svg:y2="5.855cm">
              <text:p/>
            </draw:line>
            <draw:line draw:style-name="gr2" draw:text-style-name="P2" draw:layer="layout" svg:x1="17.824cm" svg:y1="5.755cm" svg:x2="18.024cm" svg:y2="5.755cm">
              <text:p/>
            </draw:line>
          </draw:g>
          <draw:g>
            <draw:custom-shape draw:style-name="gr1" draw:text-style-name="P1" draw:layer="layout" svg:width="0.2cm" svg:height="0.2cm" svg:x="18.324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5.655cm" svg:x2="18.424cm" svg:y2="5.855cm">
              <text:p/>
            </draw:line>
            <draw:line draw:style-name="gr2" draw:text-style-name="P2" draw:layer="layout" svg:x1="18.324cm" svg:y1="5.755cm" svg:x2="18.524cm" svg:y2="5.755cm">
              <text:p/>
            </draw:line>
          </draw:g>
          <draw:g>
            <draw:custom-shape draw:style-name="gr1" draw:text-style-name="P1" draw:layer="layout" svg:width="0.2cm" svg:height="0.2cm" svg:x="18.824cm" svg:y="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5.655cm" svg:x2="18.924cm" svg:y2="5.855cm">
              <text:p/>
            </draw:line>
            <draw:line draw:style-name="gr2" draw:text-style-name="P2" draw:layer="layout" svg:x1="18.824cm" svg:y1="5.755cm" svg:x2="19.024cm" svg:y2="5.755cm">
              <text:p/>
            </draw:line>
          </draw:g>
          <draw:custom-shape draw:style-name="gr3" draw:text-style-name="P1" draw:layer="layout" svg:width="17.839cm" svg:height="0.51cm" svg:x="1.5cm" svg:y="5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6.155cm" svg:x2="1.9cm" svg:y2="6.355cm">
              <text:p/>
            </draw:line>
            <draw:line draw:style-name="gr2" draw:text-style-name="P2" draw:layer="layout" svg:x1="1.8cm" svg:y1="6.255cm" svg:x2="2cm" svg:y2="6.255cm">
              <text:p/>
            </draw:line>
          </draw:g>
          <draw:g>
            <draw:custom-shape draw:style-name="gr1" draw:text-style-name="P1" draw:layer="layout" svg:width="0.2cm" svg:height="0.2cm" svg:x="2.292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6.155cm" svg:x2="2.392cm" svg:y2="6.355cm">
              <text:p/>
            </draw:line>
            <draw:line draw:style-name="gr2" draw:text-style-name="P2" draw:layer="layout" svg:x1="2.292cm" svg:y1="6.255cm" svg:x2="2.492cm" svg:y2="6.255cm">
              <text:p/>
            </draw:line>
          </draw:g>
          <draw:g>
            <draw:custom-shape draw:style-name="gr1" draw:text-style-name="P1" draw:layer="layout" svg:width="0.2cm" svg:height="0.2cm" svg:x="2.292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6.155cm" svg:x2="2.392cm" svg:y2="6.355cm">
              <text:p/>
            </draw:line>
            <draw:line draw:style-name="gr2" draw:text-style-name="P2" draw:layer="layout" svg:x1="2.292cm" svg:y1="6.255cm" svg:x2="2.492cm" svg:y2="6.255cm">
              <text:p/>
            </draw:line>
          </draw:g>
          <draw:g>
            <draw:custom-shape draw:style-name="gr1" draw:text-style-name="P1" draw:layer="layout" svg:width="0.2cm" svg:height="0.2cm" svg:x="2.798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6.155cm" svg:x2="2.898cm" svg:y2="6.355cm">
              <text:p/>
            </draw:line>
            <draw:line draw:style-name="gr2" draw:text-style-name="P2" draw:layer="layout" svg:x1="2.798cm" svg:y1="6.255cm" svg:x2="2.998cm" svg:y2="6.255cm">
              <text:p/>
            </draw:line>
          </draw:g>
          <draw:g>
            <draw:custom-shape draw:style-name="gr1" draw:text-style-name="P1" draw:layer="layout" svg:width="0.2cm" svg:height="0.2cm" svg:x="3.306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6.155cm" svg:x2="3.406cm" svg:y2="6.355cm">
              <text:p/>
            </draw:line>
            <draw:line draw:style-name="gr2" draw:text-style-name="P2" draw:layer="layout" svg:x1="3.306cm" svg:y1="6.255cm" svg:x2="3.506cm" svg:y2="6.255cm">
              <text:p/>
            </draw:line>
          </draw:g>
          <draw:g>
            <draw:custom-shape draw:style-name="gr1" draw:text-style-name="P1" draw:layer="layout" svg:width="0.2cm" svg:height="0.2cm" svg:x="3.806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6.155cm" svg:x2="3.906cm" svg:y2="6.355cm">
              <text:p/>
            </draw:line>
            <draw:line draw:style-name="gr2" draw:text-style-name="P2" draw:layer="layout" svg:x1="3.806cm" svg:y1="6.255cm" svg:x2="4.006cm" svg:y2="6.255cm">
              <text:p/>
            </draw:line>
          </draw:g>
          <draw:g>
            <draw:custom-shape draw:style-name="gr1" draw:text-style-name="P1" draw:layer="layout" svg:width="0.2cm" svg:height="0.2cm" svg:x="4.306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6.155cm" svg:x2="4.406cm" svg:y2="6.355cm">
              <text:p/>
            </draw:line>
            <draw:line draw:style-name="gr2" draw:text-style-name="P2" draw:layer="layout" svg:x1="4.306cm" svg:y1="6.255cm" svg:x2="4.506cm" svg:y2="6.255cm">
              <text:p/>
            </draw:line>
          </draw:g>
          <draw:g>
            <draw:custom-shape draw:style-name="gr1" draw:text-style-name="P1" draw:layer="layout" svg:width="0.2cm" svg:height="0.2cm" svg:x="4.806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6.155cm" svg:x2="4.906cm" svg:y2="6.355cm">
              <text:p/>
            </draw:line>
            <draw:line draw:style-name="gr2" draw:text-style-name="P2" draw:layer="layout" svg:x1="4.806cm" svg:y1="6.255cm" svg:x2="5.006cm" svg:y2="6.255cm">
              <text:p/>
            </draw:line>
          </draw:g>
          <draw:g>
            <draw:custom-shape draw:style-name="gr1" draw:text-style-name="P1" draw:layer="layout" svg:width="0.2cm" svg:height="0.2cm" svg:x="5.304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6.155cm" svg:x2="5.404cm" svg:y2="6.355cm">
              <text:p/>
            </draw:line>
            <draw:line draw:style-name="gr2" draw:text-style-name="P2" draw:layer="layout" svg:x1="5.304cm" svg:y1="6.255cm" svg:x2="5.504cm" svg:y2="6.255cm">
              <text:p/>
            </draw:line>
          </draw:g>
          <draw:g>
            <draw:custom-shape draw:style-name="gr1" draw:text-style-name="P1" draw:layer="layout" svg:width="0.2cm" svg:height="0.2cm" svg:x="5.804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6.155cm" svg:x2="5.904cm" svg:y2="6.355cm">
              <text:p/>
            </draw:line>
            <draw:line draw:style-name="gr2" draw:text-style-name="P2" draw:layer="layout" svg:x1="5.804cm" svg:y1="6.255cm" svg:x2="6.004cm" svg:y2="6.255cm">
              <text:p/>
            </draw:line>
          </draw:g>
          <draw:g>
            <draw:custom-shape draw:style-name="gr1" draw:text-style-name="P1" draw:layer="layout" svg:width="0.2cm" svg:height="0.2cm" svg:x="6.31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6.155cm" svg:x2="6.41cm" svg:y2="6.355cm">
              <text:p/>
            </draw:line>
            <draw:line draw:style-name="gr2" draw:text-style-name="P2" draw:layer="layout" svg:x1="6.31cm" svg:y1="6.255cm" svg:x2="6.51cm" svg:y2="6.255cm">
              <text:p/>
            </draw:line>
          </draw:g>
          <draw:g>
            <draw:custom-shape draw:style-name="gr1" draw:text-style-name="P1" draw:layer="layout" svg:width="0.2cm" svg:height="0.2cm" svg:x="6.808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6.155cm" svg:x2="6.908cm" svg:y2="6.355cm">
              <text:p/>
            </draw:line>
            <draw:line draw:style-name="gr2" draw:text-style-name="P2" draw:layer="layout" svg:x1="6.808cm" svg:y1="6.255cm" svg:x2="7.008cm" svg:y2="6.255cm">
              <text:p/>
            </draw:line>
          </draw:g>
          <draw:g>
            <draw:custom-shape draw:style-name="gr1" draw:text-style-name="P1" draw:layer="layout" svg:width="0.2cm" svg:height="0.2cm" svg:x="7.312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6.155cm" svg:x2="7.412cm" svg:y2="6.355cm">
              <text:p/>
            </draw:line>
            <draw:line draw:style-name="gr2" draw:text-style-name="P2" draw:layer="layout" svg:x1="7.312cm" svg:y1="6.255cm" svg:x2="7.512cm" svg:y2="6.255cm">
              <text:p/>
            </draw:line>
          </draw:g>
          <draw:g>
            <draw:custom-shape draw:style-name="gr1" draw:text-style-name="P1" draw:layer="layout" svg:width="0.2cm" svg:height="0.2cm" svg:x="7.812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6.155cm" svg:x2="7.912cm" svg:y2="6.355cm">
              <text:p/>
            </draw:line>
            <draw:line draw:style-name="gr2" draw:text-style-name="P2" draw:layer="layout" svg:x1="7.812cm" svg:y1="6.255cm" svg:x2="8.012cm" svg:y2="6.255cm">
              <text:p/>
            </draw:line>
          </draw:g>
          <draw:g>
            <draw:custom-shape draw:style-name="gr1" draw:text-style-name="P1" draw:layer="layout" svg:width="0.2cm" svg:height="0.2cm" svg:x="8.314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6.155cm" svg:x2="8.414cm" svg:y2="6.355cm">
              <text:p/>
            </draw:line>
            <draw:line draw:style-name="gr2" draw:text-style-name="P2" draw:layer="layout" svg:x1="8.314cm" svg:y1="6.255cm" svg:x2="8.514cm" svg:y2="6.255cm">
              <text:p/>
            </draw:line>
          </draw:g>
          <draw:g>
            <draw:custom-shape draw:style-name="gr1" draw:text-style-name="P1" draw:layer="layout" svg:width="0.2cm" svg:height="0.2cm" svg:x="8.81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6.155cm" svg:x2="8.91cm" svg:y2="6.355cm">
              <text:p/>
            </draw:line>
            <draw:line draw:style-name="gr2" draw:text-style-name="P2" draw:layer="layout" svg:x1="8.81cm" svg:y1="6.255cm" svg:x2="9.01cm" svg:y2="6.255cm">
              <text:p/>
            </draw:line>
          </draw:g>
          <draw:g>
            <draw:custom-shape draw:style-name="gr1" draw:text-style-name="P1" draw:layer="layout" svg:width="0.2cm" svg:height="0.2cm" svg:x="9.31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6.155cm" svg:x2="9.41cm" svg:y2="6.355cm">
              <text:p/>
            </draw:line>
            <draw:line draw:style-name="gr2" draw:text-style-name="P2" draw:layer="layout" svg:x1="9.31cm" svg:y1="6.255cm" svg:x2="9.51cm" svg:y2="6.255cm">
              <text:p/>
            </draw:line>
          </draw:g>
          <draw:g>
            <draw:custom-shape draw:style-name="gr1" draw:text-style-name="P1" draw:layer="layout" svg:width="0.2cm" svg:height="0.2cm" svg:x="9.81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6.155cm" svg:x2="9.91cm" svg:y2="6.355cm">
              <text:p/>
            </draw:line>
            <draw:line draw:style-name="gr2" draw:text-style-name="P2" draw:layer="layout" svg:x1="9.81cm" svg:y1="6.255cm" svg:x2="10.01cm" svg:y2="6.255cm">
              <text:p/>
            </draw:line>
          </draw:g>
          <draw:g>
            <draw:custom-shape draw:style-name="gr1" draw:text-style-name="P1" draw:layer="layout" svg:width="0.2cm" svg:height="0.2cm" svg:x="10.316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6.155cm" svg:x2="10.416cm" svg:y2="6.355cm">
              <text:p/>
            </draw:line>
            <draw:line draw:style-name="gr2" draw:text-style-name="P2" draw:layer="layout" svg:x1="10.316cm" svg:y1="6.255cm" svg:x2="10.516cm" svg:y2="6.255cm">
              <text:p/>
            </draw:line>
          </draw:g>
          <draw:g>
            <draw:custom-shape draw:style-name="gr1" draw:text-style-name="P1" draw:layer="layout" svg:width="0.2cm" svg:height="0.2cm" svg:x="10.816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6.155cm" svg:x2="10.916cm" svg:y2="6.355cm">
              <text:p/>
            </draw:line>
            <draw:line draw:style-name="gr2" draw:text-style-name="P2" draw:layer="layout" svg:x1="10.816cm" svg:y1="6.255cm" svg:x2="11.016cm" svg:y2="6.255cm">
              <text:p/>
            </draw:line>
          </draw:g>
          <draw:g>
            <draw:custom-shape draw:style-name="gr1" draw:text-style-name="P1" draw:layer="layout" svg:width="0.2cm" svg:height="0.2cm" svg:x="11.314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6.155cm" svg:x2="11.414cm" svg:y2="6.355cm">
              <text:p/>
            </draw:line>
            <draw:line draw:style-name="gr2" draw:text-style-name="P2" draw:layer="layout" svg:x1="11.314cm" svg:y1="6.255cm" svg:x2="11.514cm" svg:y2="6.255cm">
              <text:p/>
            </draw:line>
          </draw:g>
          <draw:g>
            <draw:custom-shape draw:style-name="gr1" draw:text-style-name="P1" draw:layer="layout" svg:width="0.2cm" svg:height="0.2cm" svg:x="11.82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6.155cm" svg:x2="11.92cm" svg:y2="6.355cm">
              <text:p/>
            </draw:line>
            <draw:line draw:style-name="gr2" draw:text-style-name="P2" draw:layer="layout" svg:x1="11.82cm" svg:y1="6.255cm" svg:x2="12.02cm" svg:y2="6.255cm">
              <text:p/>
            </draw:line>
          </draw:g>
          <draw:g>
            <draw:custom-shape draw:style-name="gr1" draw:text-style-name="P1" draw:layer="layout" svg:width="0.2cm" svg:height="0.2cm" svg:x="12.322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6.155cm" svg:x2="12.422cm" svg:y2="6.355cm">
              <text:p/>
            </draw:line>
            <draw:line draw:style-name="gr2" draw:text-style-name="P2" draw:layer="layout" svg:x1="12.322cm" svg:y1="6.255cm" svg:x2="12.522cm" svg:y2="6.255cm">
              <text:p/>
            </draw:line>
          </draw:g>
          <draw:g>
            <draw:custom-shape draw:style-name="gr1" draw:text-style-name="P1" draw:layer="layout" svg:width="0.2cm" svg:height="0.2cm" svg:x="12.818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6.155cm" svg:x2="12.918cm" svg:y2="6.355cm">
              <text:p/>
            </draw:line>
            <draw:line draw:style-name="gr2" draw:text-style-name="P2" draw:layer="layout" svg:x1="12.818cm" svg:y1="6.255cm" svg:x2="13.018cm" svg:y2="6.255cm">
              <text:p/>
            </draw:line>
          </draw:g>
          <draw:g>
            <draw:custom-shape draw:style-name="gr1" draw:text-style-name="P1" draw:layer="layout" svg:width="0.2cm" svg:height="0.2cm" svg:x="13.318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6.155cm" svg:x2="13.418cm" svg:y2="6.355cm">
              <text:p/>
            </draw:line>
            <draw:line draw:style-name="gr2" draw:text-style-name="P2" draw:layer="layout" svg:x1="13.318cm" svg:y1="6.255cm" svg:x2="13.518cm" svg:y2="6.255cm">
              <text:p/>
            </draw:line>
          </draw:g>
          <draw:g>
            <draw:custom-shape draw:style-name="gr1" draw:text-style-name="P1" draw:layer="layout" svg:width="0.2cm" svg:height="0.2cm" svg:x="13.822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6.155cm" svg:x2="13.922cm" svg:y2="6.355cm">
              <text:p/>
            </draw:line>
            <draw:line draw:style-name="gr2" draw:text-style-name="P2" draw:layer="layout" svg:x1="13.822cm" svg:y1="6.255cm" svg:x2="14.022cm" svg:y2="6.255cm">
              <text:p/>
            </draw:line>
          </draw:g>
          <draw:g>
            <draw:custom-shape draw:style-name="gr1" draw:text-style-name="P1" draw:layer="layout" svg:width="0.2cm" svg:height="0.2cm" svg:x="14.324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6.155cm" svg:x2="14.424cm" svg:y2="6.355cm">
              <text:p/>
            </draw:line>
            <draw:line draw:style-name="gr2" draw:text-style-name="P2" draw:layer="layout" svg:x1="14.324cm" svg:y1="6.255cm" svg:x2="14.524cm" svg:y2="6.255cm">
              <text:p/>
            </draw:line>
          </draw:g>
          <draw:g>
            <draw:custom-shape draw:style-name="gr1" draw:text-style-name="P1" draw:layer="layout" svg:width="0.2cm" svg:height="0.2cm" svg:x="14.824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6.155cm" svg:x2="14.924cm" svg:y2="6.355cm">
              <text:p/>
            </draw:line>
            <draw:line draw:style-name="gr2" draw:text-style-name="P2" draw:layer="layout" svg:x1="14.824cm" svg:y1="6.255cm" svg:x2="15.024cm" svg:y2="6.255cm">
              <text:p/>
            </draw:line>
          </draw:g>
          <draw:g>
            <draw:custom-shape draw:style-name="gr1" draw:text-style-name="P1" draw:layer="layout" svg:width="0.2cm" svg:height="0.2cm" svg:x="15.324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6.155cm" svg:x2="15.424cm" svg:y2="6.355cm">
              <text:p/>
            </draw:line>
            <draw:line draw:style-name="gr2" draw:text-style-name="P2" draw:layer="layout" svg:x1="15.324cm" svg:y1="6.255cm" svg:x2="15.524cm" svg:y2="6.255cm">
              <text:p/>
            </draw:line>
          </draw:g>
          <draw:g>
            <draw:custom-shape draw:style-name="gr1" draw:text-style-name="P1" draw:layer="layout" svg:width="0.2cm" svg:height="0.2cm" svg:x="15.824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6.155cm" svg:x2="15.924cm" svg:y2="6.355cm">
              <text:p/>
            </draw:line>
            <draw:line draw:style-name="gr2" draw:text-style-name="P2" draw:layer="layout" svg:x1="15.824cm" svg:y1="6.255cm" svg:x2="16.024cm" svg:y2="6.255cm">
              <text:p/>
            </draw:line>
          </draw:g>
          <draw:g>
            <draw:custom-shape draw:style-name="gr1" draw:text-style-name="P1" draw:layer="layout" svg:width="0.2cm" svg:height="0.2cm" svg:x="16.324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6.155cm" svg:x2="16.424cm" svg:y2="6.355cm">
              <text:p/>
            </draw:line>
            <draw:line draw:style-name="gr2" draw:text-style-name="P2" draw:layer="layout" svg:x1="16.324cm" svg:y1="6.255cm" svg:x2="16.524cm" svg:y2="6.255cm">
              <text:p/>
            </draw:line>
          </draw:g>
          <draw:g>
            <draw:custom-shape draw:style-name="gr1" draw:text-style-name="P1" draw:layer="layout" svg:width="0.2cm" svg:height="0.2cm" svg:x="16.824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6.155cm" svg:x2="16.924cm" svg:y2="6.355cm">
              <text:p/>
            </draw:line>
            <draw:line draw:style-name="gr2" draw:text-style-name="P2" draw:layer="layout" svg:x1="16.824cm" svg:y1="6.255cm" svg:x2="17.024cm" svg:y2="6.255cm">
              <text:p/>
            </draw:line>
          </draw:g>
          <draw:g>
            <draw:custom-shape draw:style-name="gr1" draw:text-style-name="P1" draw:layer="layout" svg:width="0.2cm" svg:height="0.2cm" svg:x="17.324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6.155cm" svg:x2="17.424cm" svg:y2="6.355cm">
              <text:p/>
            </draw:line>
            <draw:line draw:style-name="gr2" draw:text-style-name="P2" draw:layer="layout" svg:x1="17.324cm" svg:y1="6.255cm" svg:x2="17.524cm" svg:y2="6.255cm">
              <text:p/>
            </draw:line>
          </draw:g>
          <draw:g>
            <draw:custom-shape draw:style-name="gr1" draw:text-style-name="P1" draw:layer="layout" svg:width="0.2cm" svg:height="0.2cm" svg:x="17.824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6.155cm" svg:x2="17.924cm" svg:y2="6.355cm">
              <text:p/>
            </draw:line>
            <draw:line draw:style-name="gr2" draw:text-style-name="P2" draw:layer="layout" svg:x1="17.824cm" svg:y1="6.255cm" svg:x2="18.024cm" svg:y2="6.255cm">
              <text:p/>
            </draw:line>
          </draw:g>
          <draw:g>
            <draw:custom-shape draw:style-name="gr1" draw:text-style-name="P1" draw:layer="layout" svg:width="0.2cm" svg:height="0.2cm" svg:x="18.324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6.155cm" svg:x2="18.424cm" svg:y2="6.355cm">
              <text:p/>
            </draw:line>
            <draw:line draw:style-name="gr2" draw:text-style-name="P2" draw:layer="layout" svg:x1="18.324cm" svg:y1="6.255cm" svg:x2="18.524cm" svg:y2="6.255cm">
              <text:p/>
            </draw:line>
          </draw:g>
          <draw:g>
            <draw:custom-shape draw:style-name="gr1" draw:text-style-name="P1" draw:layer="layout" svg:width="0.2cm" svg:height="0.2cm" svg:x="18.824cm" svg:y="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6.155cm" svg:x2="18.924cm" svg:y2="6.355cm">
              <text:p/>
            </draw:line>
            <draw:line draw:style-name="gr2" draw:text-style-name="P2" draw:layer="layout" svg:x1="18.824cm" svg:y1="6.255cm" svg:x2="19.024cm" svg:y2="6.255cm">
              <text:p/>
            </draw:line>
          </draw:g>
          <draw:custom-shape draw:style-name="gr3" draw:text-style-name="P1" draw:layer="layout" svg:width="17.839cm" svg:height="0.51cm" svg:x="1.5cm" svg:y="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6.655cm" svg:x2="1.9cm" svg:y2="6.855cm">
              <text:p/>
            </draw:line>
            <draw:line draw:style-name="gr2" draw:text-style-name="P2" draw:layer="layout" svg:x1="1.8cm" svg:y1="6.755cm" svg:x2="2cm" svg:y2="6.755cm">
              <text:p/>
            </draw:line>
          </draw:g>
          <draw:g>
            <draw:custom-shape draw:style-name="gr1" draw:text-style-name="P1" draw:layer="layout" svg:width="0.2cm" svg:height="0.2cm" svg:x="2.292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6.655cm" svg:x2="2.392cm" svg:y2="6.855cm">
              <text:p/>
            </draw:line>
            <draw:line draw:style-name="gr2" draw:text-style-name="P2" draw:layer="layout" svg:x1="2.292cm" svg:y1="6.755cm" svg:x2="2.492cm" svg:y2="6.755cm">
              <text:p/>
            </draw:line>
          </draw:g>
          <draw:g>
            <draw:custom-shape draw:style-name="gr1" draw:text-style-name="P1" draw:layer="layout" svg:width="0.2cm" svg:height="0.2cm" svg:x="2.292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6.655cm" svg:x2="2.392cm" svg:y2="6.855cm">
              <text:p/>
            </draw:line>
            <draw:line draw:style-name="gr2" draw:text-style-name="P2" draw:layer="layout" svg:x1="2.292cm" svg:y1="6.755cm" svg:x2="2.492cm" svg:y2="6.755cm">
              <text:p/>
            </draw:line>
          </draw:g>
          <draw:g>
            <draw:custom-shape draw:style-name="gr1" draw:text-style-name="P1" draw:layer="layout" svg:width="0.2cm" svg:height="0.2cm" svg:x="2.798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6.655cm" svg:x2="2.898cm" svg:y2="6.855cm">
              <text:p/>
            </draw:line>
            <draw:line draw:style-name="gr2" draw:text-style-name="P2" draw:layer="layout" svg:x1="2.798cm" svg:y1="6.755cm" svg:x2="2.998cm" svg:y2="6.755cm">
              <text:p/>
            </draw:line>
          </draw:g>
          <draw:g>
            <draw:custom-shape draw:style-name="gr1" draw:text-style-name="P1" draw:layer="layout" svg:width="0.2cm" svg:height="0.2cm" svg:x="3.306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6.655cm" svg:x2="3.406cm" svg:y2="6.855cm">
              <text:p/>
            </draw:line>
            <draw:line draw:style-name="gr2" draw:text-style-name="P2" draw:layer="layout" svg:x1="3.306cm" svg:y1="6.755cm" svg:x2="3.506cm" svg:y2="6.755cm">
              <text:p/>
            </draw:line>
          </draw:g>
          <draw:g>
            <draw:custom-shape draw:style-name="gr1" draw:text-style-name="P1" draw:layer="layout" svg:width="0.2cm" svg:height="0.2cm" svg:x="3.806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6.655cm" svg:x2="3.906cm" svg:y2="6.855cm">
              <text:p/>
            </draw:line>
            <draw:line draw:style-name="gr2" draw:text-style-name="P2" draw:layer="layout" svg:x1="3.806cm" svg:y1="6.755cm" svg:x2="4.006cm" svg:y2="6.755cm">
              <text:p/>
            </draw:line>
          </draw:g>
          <draw:g>
            <draw:custom-shape draw:style-name="gr1" draw:text-style-name="P1" draw:layer="layout" svg:width="0.2cm" svg:height="0.2cm" svg:x="4.306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6.655cm" svg:x2="4.406cm" svg:y2="6.855cm">
              <text:p/>
            </draw:line>
            <draw:line draw:style-name="gr2" draw:text-style-name="P2" draw:layer="layout" svg:x1="4.306cm" svg:y1="6.755cm" svg:x2="4.506cm" svg:y2="6.755cm">
              <text:p/>
            </draw:line>
          </draw:g>
          <draw:g>
            <draw:custom-shape draw:style-name="gr1" draw:text-style-name="P1" draw:layer="layout" svg:width="0.2cm" svg:height="0.2cm" svg:x="4.806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6.655cm" svg:x2="4.906cm" svg:y2="6.855cm">
              <text:p/>
            </draw:line>
            <draw:line draw:style-name="gr2" draw:text-style-name="P2" draw:layer="layout" svg:x1="4.806cm" svg:y1="6.755cm" svg:x2="5.006cm" svg:y2="6.755cm">
              <text:p/>
            </draw:line>
          </draw:g>
          <draw:g>
            <draw:custom-shape draw:style-name="gr1" draw:text-style-name="P1" draw:layer="layout" svg:width="0.2cm" svg:height="0.2cm" svg:x="5.304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6.655cm" svg:x2="5.404cm" svg:y2="6.855cm">
              <text:p/>
            </draw:line>
            <draw:line draw:style-name="gr2" draw:text-style-name="P2" draw:layer="layout" svg:x1="5.304cm" svg:y1="6.755cm" svg:x2="5.504cm" svg:y2="6.755cm">
              <text:p/>
            </draw:line>
          </draw:g>
          <draw:g>
            <draw:custom-shape draw:style-name="gr1" draw:text-style-name="P1" draw:layer="layout" svg:width="0.2cm" svg:height="0.2cm" svg:x="5.804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6.655cm" svg:x2="5.904cm" svg:y2="6.855cm">
              <text:p/>
            </draw:line>
            <draw:line draw:style-name="gr2" draw:text-style-name="P2" draw:layer="layout" svg:x1="5.804cm" svg:y1="6.755cm" svg:x2="6.004cm" svg:y2="6.755cm">
              <text:p/>
            </draw:line>
          </draw:g>
          <draw:g>
            <draw:custom-shape draw:style-name="gr1" draw:text-style-name="P1" draw:layer="layout" svg:width="0.2cm" svg:height="0.2cm" svg:x="6.31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6.655cm" svg:x2="6.41cm" svg:y2="6.855cm">
              <text:p/>
            </draw:line>
            <draw:line draw:style-name="gr2" draw:text-style-name="P2" draw:layer="layout" svg:x1="6.31cm" svg:y1="6.755cm" svg:x2="6.51cm" svg:y2="6.755cm">
              <text:p/>
            </draw:line>
          </draw:g>
          <draw:g>
            <draw:custom-shape draw:style-name="gr1" draw:text-style-name="P1" draw:layer="layout" svg:width="0.2cm" svg:height="0.2cm" svg:x="6.808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6.655cm" svg:x2="6.908cm" svg:y2="6.855cm">
              <text:p/>
            </draw:line>
            <draw:line draw:style-name="gr2" draw:text-style-name="P2" draw:layer="layout" svg:x1="6.808cm" svg:y1="6.755cm" svg:x2="7.008cm" svg:y2="6.755cm">
              <text:p/>
            </draw:line>
          </draw:g>
          <draw:g>
            <draw:custom-shape draw:style-name="gr1" draw:text-style-name="P1" draw:layer="layout" svg:width="0.2cm" svg:height="0.2cm" svg:x="7.312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6.655cm" svg:x2="7.412cm" svg:y2="6.855cm">
              <text:p/>
            </draw:line>
            <draw:line draw:style-name="gr2" draw:text-style-name="P2" draw:layer="layout" svg:x1="7.312cm" svg:y1="6.755cm" svg:x2="7.512cm" svg:y2="6.755cm">
              <text:p/>
            </draw:line>
          </draw:g>
          <draw:g>
            <draw:custom-shape draw:style-name="gr1" draw:text-style-name="P1" draw:layer="layout" svg:width="0.2cm" svg:height="0.2cm" svg:x="7.812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6.655cm" svg:x2="7.912cm" svg:y2="6.855cm">
              <text:p/>
            </draw:line>
            <draw:line draw:style-name="gr2" draw:text-style-name="P2" draw:layer="layout" svg:x1="7.812cm" svg:y1="6.755cm" svg:x2="8.012cm" svg:y2="6.755cm">
              <text:p/>
            </draw:line>
          </draw:g>
          <draw:g>
            <draw:custom-shape draw:style-name="gr1" draw:text-style-name="P1" draw:layer="layout" svg:width="0.2cm" svg:height="0.2cm" svg:x="8.314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6.655cm" svg:x2="8.414cm" svg:y2="6.855cm">
              <text:p/>
            </draw:line>
            <draw:line draw:style-name="gr2" draw:text-style-name="P2" draw:layer="layout" svg:x1="8.314cm" svg:y1="6.755cm" svg:x2="8.514cm" svg:y2="6.755cm">
              <text:p/>
            </draw:line>
          </draw:g>
          <draw:g>
            <draw:custom-shape draw:style-name="gr1" draw:text-style-name="P1" draw:layer="layout" svg:width="0.2cm" svg:height="0.2cm" svg:x="8.81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6.655cm" svg:x2="8.91cm" svg:y2="6.855cm">
              <text:p/>
            </draw:line>
            <draw:line draw:style-name="gr2" draw:text-style-name="P2" draw:layer="layout" svg:x1="8.81cm" svg:y1="6.755cm" svg:x2="9.01cm" svg:y2="6.755cm">
              <text:p/>
            </draw:line>
          </draw:g>
          <draw:g>
            <draw:custom-shape draw:style-name="gr1" draw:text-style-name="P1" draw:layer="layout" svg:width="0.2cm" svg:height="0.2cm" svg:x="9.31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6.655cm" svg:x2="9.41cm" svg:y2="6.855cm">
              <text:p/>
            </draw:line>
            <draw:line draw:style-name="gr2" draw:text-style-name="P2" draw:layer="layout" svg:x1="9.31cm" svg:y1="6.755cm" svg:x2="9.51cm" svg:y2="6.755cm">
              <text:p/>
            </draw:line>
          </draw:g>
          <draw:g>
            <draw:custom-shape draw:style-name="gr1" draw:text-style-name="P1" draw:layer="layout" svg:width="0.2cm" svg:height="0.2cm" svg:x="9.81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6.655cm" svg:x2="9.91cm" svg:y2="6.855cm">
              <text:p/>
            </draw:line>
            <draw:line draw:style-name="gr2" draw:text-style-name="P2" draw:layer="layout" svg:x1="9.81cm" svg:y1="6.755cm" svg:x2="10.01cm" svg:y2="6.755cm">
              <text:p/>
            </draw:line>
          </draw:g>
          <draw:g>
            <draw:custom-shape draw:style-name="gr1" draw:text-style-name="P1" draw:layer="layout" svg:width="0.2cm" svg:height="0.2cm" svg:x="10.316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6.655cm" svg:x2="10.416cm" svg:y2="6.855cm">
              <text:p/>
            </draw:line>
            <draw:line draw:style-name="gr2" draw:text-style-name="P2" draw:layer="layout" svg:x1="10.316cm" svg:y1="6.755cm" svg:x2="10.516cm" svg:y2="6.755cm">
              <text:p/>
            </draw:line>
          </draw:g>
          <draw:g>
            <draw:custom-shape draw:style-name="gr1" draw:text-style-name="P1" draw:layer="layout" svg:width="0.2cm" svg:height="0.2cm" svg:x="10.816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6.655cm" svg:x2="10.916cm" svg:y2="6.855cm">
              <text:p/>
            </draw:line>
            <draw:line draw:style-name="gr2" draw:text-style-name="P2" draw:layer="layout" svg:x1="10.816cm" svg:y1="6.755cm" svg:x2="11.016cm" svg:y2="6.755cm">
              <text:p/>
            </draw:line>
          </draw:g>
          <draw:g>
            <draw:custom-shape draw:style-name="gr1" draw:text-style-name="P1" draw:layer="layout" svg:width="0.2cm" svg:height="0.2cm" svg:x="11.314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6.655cm" svg:x2="11.414cm" svg:y2="6.855cm">
              <text:p/>
            </draw:line>
            <draw:line draw:style-name="gr2" draw:text-style-name="P2" draw:layer="layout" svg:x1="11.314cm" svg:y1="6.755cm" svg:x2="11.514cm" svg:y2="6.755cm">
              <text:p/>
            </draw:line>
          </draw:g>
          <draw:g>
            <draw:custom-shape draw:style-name="gr1" draw:text-style-name="P1" draw:layer="layout" svg:width="0.2cm" svg:height="0.2cm" svg:x="11.82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6.655cm" svg:x2="11.92cm" svg:y2="6.855cm">
              <text:p/>
            </draw:line>
            <draw:line draw:style-name="gr2" draw:text-style-name="P2" draw:layer="layout" svg:x1="11.82cm" svg:y1="6.755cm" svg:x2="12.02cm" svg:y2="6.755cm">
              <text:p/>
            </draw:line>
          </draw:g>
          <draw:g>
            <draw:custom-shape draw:style-name="gr1" draw:text-style-name="P1" draw:layer="layout" svg:width="0.2cm" svg:height="0.2cm" svg:x="12.322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6.655cm" svg:x2="12.422cm" svg:y2="6.855cm">
              <text:p/>
            </draw:line>
            <draw:line draw:style-name="gr2" draw:text-style-name="P2" draw:layer="layout" svg:x1="12.322cm" svg:y1="6.755cm" svg:x2="12.522cm" svg:y2="6.755cm">
              <text:p/>
            </draw:line>
          </draw:g>
          <draw:g>
            <draw:custom-shape draw:style-name="gr1" draw:text-style-name="P1" draw:layer="layout" svg:width="0.2cm" svg:height="0.2cm" svg:x="12.818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6.655cm" svg:x2="12.918cm" svg:y2="6.855cm">
              <text:p/>
            </draw:line>
            <draw:line draw:style-name="gr2" draw:text-style-name="P2" draw:layer="layout" svg:x1="12.818cm" svg:y1="6.755cm" svg:x2="13.018cm" svg:y2="6.755cm">
              <text:p/>
            </draw:line>
          </draw:g>
          <draw:g>
            <draw:custom-shape draw:style-name="gr1" draw:text-style-name="P1" draw:layer="layout" svg:width="0.2cm" svg:height="0.2cm" svg:x="13.318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6.655cm" svg:x2="13.418cm" svg:y2="6.855cm">
              <text:p/>
            </draw:line>
            <draw:line draw:style-name="gr2" draw:text-style-name="P2" draw:layer="layout" svg:x1="13.318cm" svg:y1="6.755cm" svg:x2="13.518cm" svg:y2="6.755cm">
              <text:p/>
            </draw:line>
          </draw:g>
          <draw:g>
            <draw:custom-shape draw:style-name="gr1" draw:text-style-name="P1" draw:layer="layout" svg:width="0.2cm" svg:height="0.2cm" svg:x="13.822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6.655cm" svg:x2="13.922cm" svg:y2="6.855cm">
              <text:p/>
            </draw:line>
            <draw:line draw:style-name="gr2" draw:text-style-name="P2" draw:layer="layout" svg:x1="13.822cm" svg:y1="6.755cm" svg:x2="14.022cm" svg:y2="6.755cm">
              <text:p/>
            </draw:line>
          </draw:g>
          <draw:g>
            <draw:custom-shape draw:style-name="gr1" draw:text-style-name="P1" draw:layer="layout" svg:width="0.2cm" svg:height="0.2cm" svg:x="14.324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6.655cm" svg:x2="14.424cm" svg:y2="6.855cm">
              <text:p/>
            </draw:line>
            <draw:line draw:style-name="gr2" draw:text-style-name="P2" draw:layer="layout" svg:x1="14.324cm" svg:y1="6.755cm" svg:x2="14.524cm" svg:y2="6.755cm">
              <text:p/>
            </draw:line>
          </draw:g>
          <draw:g>
            <draw:custom-shape draw:style-name="gr1" draw:text-style-name="P1" draw:layer="layout" svg:width="0.2cm" svg:height="0.2cm" svg:x="14.824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6.655cm" svg:x2="14.924cm" svg:y2="6.855cm">
              <text:p/>
            </draw:line>
            <draw:line draw:style-name="gr2" draw:text-style-name="P2" draw:layer="layout" svg:x1="14.824cm" svg:y1="6.755cm" svg:x2="15.024cm" svg:y2="6.755cm">
              <text:p/>
            </draw:line>
          </draw:g>
          <draw:g>
            <draw:custom-shape draw:style-name="gr1" draw:text-style-name="P1" draw:layer="layout" svg:width="0.2cm" svg:height="0.2cm" svg:x="15.324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6.655cm" svg:x2="15.424cm" svg:y2="6.855cm">
              <text:p/>
            </draw:line>
            <draw:line draw:style-name="gr2" draw:text-style-name="P2" draw:layer="layout" svg:x1="15.324cm" svg:y1="6.755cm" svg:x2="15.524cm" svg:y2="6.755cm">
              <text:p/>
            </draw:line>
          </draw:g>
          <draw:g>
            <draw:custom-shape draw:style-name="gr1" draw:text-style-name="P1" draw:layer="layout" svg:width="0.2cm" svg:height="0.2cm" svg:x="15.824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6.655cm" svg:x2="15.924cm" svg:y2="6.855cm">
              <text:p/>
            </draw:line>
            <draw:line draw:style-name="gr2" draw:text-style-name="P2" draw:layer="layout" svg:x1="15.824cm" svg:y1="6.755cm" svg:x2="16.024cm" svg:y2="6.755cm">
              <text:p/>
            </draw:line>
          </draw:g>
          <draw:g>
            <draw:custom-shape draw:style-name="gr1" draw:text-style-name="P1" draw:layer="layout" svg:width="0.2cm" svg:height="0.2cm" svg:x="16.324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6.655cm" svg:x2="16.424cm" svg:y2="6.855cm">
              <text:p/>
            </draw:line>
            <draw:line draw:style-name="gr2" draw:text-style-name="P2" draw:layer="layout" svg:x1="16.324cm" svg:y1="6.755cm" svg:x2="16.524cm" svg:y2="6.755cm">
              <text:p/>
            </draw:line>
          </draw:g>
          <draw:g>
            <draw:custom-shape draw:style-name="gr1" draw:text-style-name="P1" draw:layer="layout" svg:width="0.2cm" svg:height="0.2cm" svg:x="16.824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6.655cm" svg:x2="16.924cm" svg:y2="6.855cm">
              <text:p/>
            </draw:line>
            <draw:line draw:style-name="gr2" draw:text-style-name="P2" draw:layer="layout" svg:x1="16.824cm" svg:y1="6.755cm" svg:x2="17.024cm" svg:y2="6.755cm">
              <text:p/>
            </draw:line>
          </draw:g>
          <draw:g>
            <draw:custom-shape draw:style-name="gr1" draw:text-style-name="P1" draw:layer="layout" svg:width="0.2cm" svg:height="0.2cm" svg:x="17.324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6.655cm" svg:x2="17.424cm" svg:y2="6.855cm">
              <text:p/>
            </draw:line>
            <draw:line draw:style-name="gr2" draw:text-style-name="P2" draw:layer="layout" svg:x1="17.324cm" svg:y1="6.755cm" svg:x2="17.524cm" svg:y2="6.755cm">
              <text:p/>
            </draw:line>
          </draw:g>
          <draw:g>
            <draw:custom-shape draw:style-name="gr1" draw:text-style-name="P1" draw:layer="layout" svg:width="0.2cm" svg:height="0.2cm" svg:x="17.824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6.655cm" svg:x2="17.924cm" svg:y2="6.855cm">
              <text:p/>
            </draw:line>
            <draw:line draw:style-name="gr2" draw:text-style-name="P2" draw:layer="layout" svg:x1="17.824cm" svg:y1="6.755cm" svg:x2="18.024cm" svg:y2="6.755cm">
              <text:p/>
            </draw:line>
          </draw:g>
          <draw:g>
            <draw:custom-shape draw:style-name="gr1" draw:text-style-name="P1" draw:layer="layout" svg:width="0.2cm" svg:height="0.2cm" svg:x="18.324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6.655cm" svg:x2="18.424cm" svg:y2="6.855cm">
              <text:p/>
            </draw:line>
            <draw:line draw:style-name="gr2" draw:text-style-name="P2" draw:layer="layout" svg:x1="18.324cm" svg:y1="6.755cm" svg:x2="18.524cm" svg:y2="6.755cm">
              <text:p/>
            </draw:line>
          </draw:g>
          <draw:g>
            <draw:custom-shape draw:style-name="gr1" draw:text-style-name="P1" draw:layer="layout" svg:width="0.2cm" svg:height="0.2cm" svg:x="18.824cm" svg:y="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6.655cm" svg:x2="18.924cm" svg:y2="6.855cm">
              <text:p/>
            </draw:line>
            <draw:line draw:style-name="gr2" draw:text-style-name="P2" draw:layer="layout" svg:x1="18.824cm" svg:y1="6.755cm" svg:x2="19.024cm" svg:y2="6.755cm">
              <text:p/>
            </draw:line>
          </draw:g>
          <draw:custom-shape draw:style-name="gr3" draw:text-style-name="P1" draw:layer="layout" svg:width="17.839cm" svg:height="0.51cm" svg:x="1.5cm" svg:y="6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7.155cm" svg:x2="1.9cm" svg:y2="7.355cm">
              <text:p/>
            </draw:line>
            <draw:line draw:style-name="gr2" draw:text-style-name="P2" draw:layer="layout" svg:x1="1.8cm" svg:y1="7.255cm" svg:x2="2cm" svg:y2="7.255cm">
              <text:p/>
            </draw:line>
          </draw:g>
          <draw:g>
            <draw:custom-shape draw:style-name="gr1" draw:text-style-name="P1" draw:layer="layout" svg:width="0.2cm" svg:height="0.2cm" svg:x="2.292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7.155cm" svg:x2="2.392cm" svg:y2="7.355cm">
              <text:p/>
            </draw:line>
            <draw:line draw:style-name="gr2" draw:text-style-name="P2" draw:layer="layout" svg:x1="2.292cm" svg:y1="7.255cm" svg:x2="2.492cm" svg:y2="7.255cm">
              <text:p/>
            </draw:line>
          </draw:g>
          <draw:g>
            <draw:custom-shape draw:style-name="gr1" draw:text-style-name="P1" draw:layer="layout" svg:width="0.2cm" svg:height="0.2cm" svg:x="2.292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7.155cm" svg:x2="2.392cm" svg:y2="7.355cm">
              <text:p/>
            </draw:line>
            <draw:line draw:style-name="gr2" draw:text-style-name="P2" draw:layer="layout" svg:x1="2.292cm" svg:y1="7.255cm" svg:x2="2.492cm" svg:y2="7.255cm">
              <text:p/>
            </draw:line>
          </draw:g>
          <draw:g>
            <draw:custom-shape draw:style-name="gr1" draw:text-style-name="P1" draw:layer="layout" svg:width="0.2cm" svg:height="0.2cm" svg:x="2.798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7.155cm" svg:x2="2.898cm" svg:y2="7.355cm">
              <text:p/>
            </draw:line>
            <draw:line draw:style-name="gr2" draw:text-style-name="P2" draw:layer="layout" svg:x1="2.798cm" svg:y1="7.255cm" svg:x2="2.998cm" svg:y2="7.255cm">
              <text:p/>
            </draw:line>
          </draw:g>
          <draw:g>
            <draw:custom-shape draw:style-name="gr1" draw:text-style-name="P1" draw:layer="layout" svg:width="0.2cm" svg:height="0.2cm" svg:x="3.306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7.155cm" svg:x2="3.406cm" svg:y2="7.355cm">
              <text:p/>
            </draw:line>
            <draw:line draw:style-name="gr2" draw:text-style-name="P2" draw:layer="layout" svg:x1="3.306cm" svg:y1="7.255cm" svg:x2="3.506cm" svg:y2="7.255cm">
              <text:p/>
            </draw:line>
          </draw:g>
          <draw:g>
            <draw:custom-shape draw:style-name="gr1" draw:text-style-name="P1" draw:layer="layout" svg:width="0.2cm" svg:height="0.2cm" svg:x="3.806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7.155cm" svg:x2="3.906cm" svg:y2="7.355cm">
              <text:p/>
            </draw:line>
            <draw:line draw:style-name="gr2" draw:text-style-name="P2" draw:layer="layout" svg:x1="3.806cm" svg:y1="7.255cm" svg:x2="4.006cm" svg:y2="7.255cm">
              <text:p/>
            </draw:line>
          </draw:g>
          <draw:g>
            <draw:custom-shape draw:style-name="gr1" draw:text-style-name="P1" draw:layer="layout" svg:width="0.2cm" svg:height="0.2cm" svg:x="4.306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7.155cm" svg:x2="4.406cm" svg:y2="7.355cm">
              <text:p/>
            </draw:line>
            <draw:line draw:style-name="gr2" draw:text-style-name="P2" draw:layer="layout" svg:x1="4.306cm" svg:y1="7.255cm" svg:x2="4.506cm" svg:y2="7.255cm">
              <text:p/>
            </draw:line>
          </draw:g>
          <draw:g>
            <draw:custom-shape draw:style-name="gr1" draw:text-style-name="P1" draw:layer="layout" svg:width="0.2cm" svg:height="0.2cm" svg:x="4.806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7.155cm" svg:x2="4.906cm" svg:y2="7.355cm">
              <text:p/>
            </draw:line>
            <draw:line draw:style-name="gr2" draw:text-style-name="P2" draw:layer="layout" svg:x1="4.806cm" svg:y1="7.255cm" svg:x2="5.006cm" svg:y2="7.255cm">
              <text:p/>
            </draw:line>
          </draw:g>
          <draw:g>
            <draw:custom-shape draw:style-name="gr1" draw:text-style-name="P1" draw:layer="layout" svg:width="0.2cm" svg:height="0.2cm" svg:x="5.304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7.155cm" svg:x2="5.404cm" svg:y2="7.355cm">
              <text:p/>
            </draw:line>
            <draw:line draw:style-name="gr2" draw:text-style-name="P2" draw:layer="layout" svg:x1="5.304cm" svg:y1="7.255cm" svg:x2="5.504cm" svg:y2="7.255cm">
              <text:p/>
            </draw:line>
          </draw:g>
          <draw:g>
            <draw:custom-shape draw:style-name="gr1" draw:text-style-name="P1" draw:layer="layout" svg:width="0.2cm" svg:height="0.2cm" svg:x="5.804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7.155cm" svg:x2="5.904cm" svg:y2="7.355cm">
              <text:p/>
            </draw:line>
            <draw:line draw:style-name="gr2" draw:text-style-name="P2" draw:layer="layout" svg:x1="5.804cm" svg:y1="7.255cm" svg:x2="6.004cm" svg:y2="7.255cm">
              <text:p/>
            </draw:line>
          </draw:g>
          <draw:g>
            <draw:custom-shape draw:style-name="gr1" draw:text-style-name="P1" draw:layer="layout" svg:width="0.2cm" svg:height="0.2cm" svg:x="6.31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7.155cm" svg:x2="6.41cm" svg:y2="7.355cm">
              <text:p/>
            </draw:line>
            <draw:line draw:style-name="gr2" draw:text-style-name="P2" draw:layer="layout" svg:x1="6.31cm" svg:y1="7.255cm" svg:x2="6.51cm" svg:y2="7.255cm">
              <text:p/>
            </draw:line>
          </draw:g>
          <draw:g>
            <draw:custom-shape draw:style-name="gr1" draw:text-style-name="P1" draw:layer="layout" svg:width="0.2cm" svg:height="0.2cm" svg:x="6.808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7.155cm" svg:x2="6.908cm" svg:y2="7.355cm">
              <text:p/>
            </draw:line>
            <draw:line draw:style-name="gr2" draw:text-style-name="P2" draw:layer="layout" svg:x1="6.808cm" svg:y1="7.255cm" svg:x2="7.008cm" svg:y2="7.255cm">
              <text:p/>
            </draw:line>
          </draw:g>
          <draw:g>
            <draw:custom-shape draw:style-name="gr1" draw:text-style-name="P1" draw:layer="layout" svg:width="0.2cm" svg:height="0.2cm" svg:x="7.312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7.155cm" svg:x2="7.412cm" svg:y2="7.355cm">
              <text:p/>
            </draw:line>
            <draw:line draw:style-name="gr2" draw:text-style-name="P2" draw:layer="layout" svg:x1="7.312cm" svg:y1="7.255cm" svg:x2="7.512cm" svg:y2="7.255cm">
              <text:p/>
            </draw:line>
          </draw:g>
          <draw:g>
            <draw:custom-shape draw:style-name="gr1" draw:text-style-name="P1" draw:layer="layout" svg:width="0.2cm" svg:height="0.2cm" svg:x="7.812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7.155cm" svg:x2="7.912cm" svg:y2="7.355cm">
              <text:p/>
            </draw:line>
            <draw:line draw:style-name="gr2" draw:text-style-name="P2" draw:layer="layout" svg:x1="7.812cm" svg:y1="7.255cm" svg:x2="8.012cm" svg:y2="7.255cm">
              <text:p/>
            </draw:line>
          </draw:g>
          <draw:g>
            <draw:custom-shape draw:style-name="gr1" draw:text-style-name="P1" draw:layer="layout" svg:width="0.2cm" svg:height="0.2cm" svg:x="8.314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7.155cm" svg:x2="8.414cm" svg:y2="7.355cm">
              <text:p/>
            </draw:line>
            <draw:line draw:style-name="gr2" draw:text-style-name="P2" draw:layer="layout" svg:x1="8.314cm" svg:y1="7.255cm" svg:x2="8.514cm" svg:y2="7.255cm">
              <text:p/>
            </draw:line>
          </draw:g>
          <draw:g>
            <draw:custom-shape draw:style-name="gr1" draw:text-style-name="P1" draw:layer="layout" svg:width="0.2cm" svg:height="0.2cm" svg:x="8.81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7.155cm" svg:x2="8.91cm" svg:y2="7.355cm">
              <text:p/>
            </draw:line>
            <draw:line draw:style-name="gr2" draw:text-style-name="P2" draw:layer="layout" svg:x1="8.81cm" svg:y1="7.255cm" svg:x2="9.01cm" svg:y2="7.255cm">
              <text:p/>
            </draw:line>
          </draw:g>
          <draw:g>
            <draw:custom-shape draw:style-name="gr1" draw:text-style-name="P1" draw:layer="layout" svg:width="0.2cm" svg:height="0.2cm" svg:x="9.31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7.155cm" svg:x2="9.41cm" svg:y2="7.355cm">
              <text:p/>
            </draw:line>
            <draw:line draw:style-name="gr2" draw:text-style-name="P2" draw:layer="layout" svg:x1="9.31cm" svg:y1="7.255cm" svg:x2="9.51cm" svg:y2="7.255cm">
              <text:p/>
            </draw:line>
          </draw:g>
          <draw:g>
            <draw:custom-shape draw:style-name="gr1" draw:text-style-name="P1" draw:layer="layout" svg:width="0.2cm" svg:height="0.2cm" svg:x="9.81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7.155cm" svg:x2="9.91cm" svg:y2="7.355cm">
              <text:p/>
            </draw:line>
            <draw:line draw:style-name="gr2" draw:text-style-name="P2" draw:layer="layout" svg:x1="9.81cm" svg:y1="7.255cm" svg:x2="10.01cm" svg:y2="7.255cm">
              <text:p/>
            </draw:line>
          </draw:g>
          <draw:g>
            <draw:custom-shape draw:style-name="gr1" draw:text-style-name="P1" draw:layer="layout" svg:width="0.2cm" svg:height="0.2cm" svg:x="10.316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7.155cm" svg:x2="10.416cm" svg:y2="7.355cm">
              <text:p/>
            </draw:line>
            <draw:line draw:style-name="gr2" draw:text-style-name="P2" draw:layer="layout" svg:x1="10.316cm" svg:y1="7.255cm" svg:x2="10.516cm" svg:y2="7.255cm">
              <text:p/>
            </draw:line>
          </draw:g>
          <draw:g>
            <draw:custom-shape draw:style-name="gr1" draw:text-style-name="P1" draw:layer="layout" svg:width="0.2cm" svg:height="0.2cm" svg:x="10.816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7.155cm" svg:x2="10.916cm" svg:y2="7.355cm">
              <text:p/>
            </draw:line>
            <draw:line draw:style-name="gr2" draw:text-style-name="P2" draw:layer="layout" svg:x1="10.816cm" svg:y1="7.255cm" svg:x2="11.016cm" svg:y2="7.255cm">
              <text:p/>
            </draw:line>
          </draw:g>
          <draw:g>
            <draw:custom-shape draw:style-name="gr1" draw:text-style-name="P1" draw:layer="layout" svg:width="0.2cm" svg:height="0.2cm" svg:x="11.314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7.155cm" svg:x2="11.414cm" svg:y2="7.355cm">
              <text:p/>
            </draw:line>
            <draw:line draw:style-name="gr2" draw:text-style-name="P2" draw:layer="layout" svg:x1="11.314cm" svg:y1="7.255cm" svg:x2="11.514cm" svg:y2="7.255cm">
              <text:p/>
            </draw:line>
          </draw:g>
          <draw:g>
            <draw:custom-shape draw:style-name="gr1" draw:text-style-name="P1" draw:layer="layout" svg:width="0.2cm" svg:height="0.2cm" svg:x="11.82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7.155cm" svg:x2="11.92cm" svg:y2="7.355cm">
              <text:p/>
            </draw:line>
            <draw:line draw:style-name="gr2" draw:text-style-name="P2" draw:layer="layout" svg:x1="11.82cm" svg:y1="7.255cm" svg:x2="12.02cm" svg:y2="7.255cm">
              <text:p/>
            </draw:line>
          </draw:g>
          <draw:g>
            <draw:custom-shape draw:style-name="gr1" draw:text-style-name="P1" draw:layer="layout" svg:width="0.2cm" svg:height="0.2cm" svg:x="12.322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7.155cm" svg:x2="12.422cm" svg:y2="7.355cm">
              <text:p/>
            </draw:line>
            <draw:line draw:style-name="gr2" draw:text-style-name="P2" draw:layer="layout" svg:x1="12.322cm" svg:y1="7.255cm" svg:x2="12.522cm" svg:y2="7.255cm">
              <text:p/>
            </draw:line>
          </draw:g>
          <draw:g>
            <draw:custom-shape draw:style-name="gr1" draw:text-style-name="P1" draw:layer="layout" svg:width="0.2cm" svg:height="0.2cm" svg:x="12.818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7.155cm" svg:x2="12.918cm" svg:y2="7.355cm">
              <text:p/>
            </draw:line>
            <draw:line draw:style-name="gr2" draw:text-style-name="P2" draw:layer="layout" svg:x1="12.818cm" svg:y1="7.255cm" svg:x2="13.018cm" svg:y2="7.255cm">
              <text:p/>
            </draw:line>
          </draw:g>
          <draw:g>
            <draw:custom-shape draw:style-name="gr1" draw:text-style-name="P1" draw:layer="layout" svg:width="0.2cm" svg:height="0.2cm" svg:x="13.318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7.155cm" svg:x2="13.418cm" svg:y2="7.355cm">
              <text:p/>
            </draw:line>
            <draw:line draw:style-name="gr2" draw:text-style-name="P2" draw:layer="layout" svg:x1="13.318cm" svg:y1="7.255cm" svg:x2="13.518cm" svg:y2="7.255cm">
              <text:p/>
            </draw:line>
          </draw:g>
          <draw:g>
            <draw:custom-shape draw:style-name="gr1" draw:text-style-name="P1" draw:layer="layout" svg:width="0.2cm" svg:height="0.2cm" svg:x="13.822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7.155cm" svg:x2="13.922cm" svg:y2="7.355cm">
              <text:p/>
            </draw:line>
            <draw:line draw:style-name="gr2" draw:text-style-name="P2" draw:layer="layout" svg:x1="13.822cm" svg:y1="7.255cm" svg:x2="14.022cm" svg:y2="7.255cm">
              <text:p/>
            </draw:line>
          </draw:g>
          <draw:g>
            <draw:custom-shape draw:style-name="gr1" draw:text-style-name="P1" draw:layer="layout" svg:width="0.2cm" svg:height="0.2cm" svg:x="14.324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7.155cm" svg:x2="14.424cm" svg:y2="7.355cm">
              <text:p/>
            </draw:line>
            <draw:line draw:style-name="gr2" draw:text-style-name="P2" draw:layer="layout" svg:x1="14.324cm" svg:y1="7.255cm" svg:x2="14.524cm" svg:y2="7.255cm">
              <text:p/>
            </draw:line>
          </draw:g>
          <draw:g>
            <draw:custom-shape draw:style-name="gr1" draw:text-style-name="P1" draw:layer="layout" svg:width="0.2cm" svg:height="0.2cm" svg:x="14.824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7.155cm" svg:x2="14.924cm" svg:y2="7.355cm">
              <text:p/>
            </draw:line>
            <draw:line draw:style-name="gr2" draw:text-style-name="P2" draw:layer="layout" svg:x1="14.824cm" svg:y1="7.255cm" svg:x2="15.024cm" svg:y2="7.255cm">
              <text:p/>
            </draw:line>
          </draw:g>
          <draw:g>
            <draw:custom-shape draw:style-name="gr1" draw:text-style-name="P1" draw:layer="layout" svg:width="0.2cm" svg:height="0.2cm" svg:x="15.324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7.155cm" svg:x2="15.424cm" svg:y2="7.355cm">
              <text:p/>
            </draw:line>
            <draw:line draw:style-name="gr2" draw:text-style-name="P2" draw:layer="layout" svg:x1="15.324cm" svg:y1="7.255cm" svg:x2="15.524cm" svg:y2="7.255cm">
              <text:p/>
            </draw:line>
          </draw:g>
          <draw:g>
            <draw:custom-shape draw:style-name="gr1" draw:text-style-name="P1" draw:layer="layout" svg:width="0.2cm" svg:height="0.2cm" svg:x="15.824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7.155cm" svg:x2="15.924cm" svg:y2="7.355cm">
              <text:p/>
            </draw:line>
            <draw:line draw:style-name="gr2" draw:text-style-name="P2" draw:layer="layout" svg:x1="15.824cm" svg:y1="7.255cm" svg:x2="16.024cm" svg:y2="7.255cm">
              <text:p/>
            </draw:line>
          </draw:g>
          <draw:g>
            <draw:custom-shape draw:style-name="gr1" draw:text-style-name="P1" draw:layer="layout" svg:width="0.2cm" svg:height="0.2cm" svg:x="16.324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7.155cm" svg:x2="16.424cm" svg:y2="7.355cm">
              <text:p/>
            </draw:line>
            <draw:line draw:style-name="gr2" draw:text-style-name="P2" draw:layer="layout" svg:x1="16.324cm" svg:y1="7.255cm" svg:x2="16.524cm" svg:y2="7.255cm">
              <text:p/>
            </draw:line>
          </draw:g>
          <draw:g>
            <draw:custom-shape draw:style-name="gr1" draw:text-style-name="P1" draw:layer="layout" svg:width="0.2cm" svg:height="0.2cm" svg:x="16.824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7.155cm" svg:x2="16.924cm" svg:y2="7.355cm">
              <text:p/>
            </draw:line>
            <draw:line draw:style-name="gr2" draw:text-style-name="P2" draw:layer="layout" svg:x1="16.824cm" svg:y1="7.255cm" svg:x2="17.024cm" svg:y2="7.255cm">
              <text:p/>
            </draw:line>
          </draw:g>
          <draw:g>
            <draw:custom-shape draw:style-name="gr1" draw:text-style-name="P1" draw:layer="layout" svg:width="0.2cm" svg:height="0.2cm" svg:x="17.324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7.155cm" svg:x2="17.424cm" svg:y2="7.355cm">
              <text:p/>
            </draw:line>
            <draw:line draw:style-name="gr2" draw:text-style-name="P2" draw:layer="layout" svg:x1="17.324cm" svg:y1="7.255cm" svg:x2="17.524cm" svg:y2="7.255cm">
              <text:p/>
            </draw:line>
          </draw:g>
          <draw:g>
            <draw:custom-shape draw:style-name="gr1" draw:text-style-name="P1" draw:layer="layout" svg:width="0.2cm" svg:height="0.2cm" svg:x="17.824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7.155cm" svg:x2="17.924cm" svg:y2="7.355cm">
              <text:p/>
            </draw:line>
            <draw:line draw:style-name="gr2" draw:text-style-name="P2" draw:layer="layout" svg:x1="17.824cm" svg:y1="7.255cm" svg:x2="18.024cm" svg:y2="7.255cm">
              <text:p/>
            </draw:line>
          </draw:g>
          <draw:g>
            <draw:custom-shape draw:style-name="gr1" draw:text-style-name="P1" draw:layer="layout" svg:width="0.2cm" svg:height="0.2cm" svg:x="18.324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7.155cm" svg:x2="18.424cm" svg:y2="7.355cm">
              <text:p/>
            </draw:line>
            <draw:line draw:style-name="gr2" draw:text-style-name="P2" draw:layer="layout" svg:x1="18.324cm" svg:y1="7.255cm" svg:x2="18.524cm" svg:y2="7.255cm">
              <text:p/>
            </draw:line>
          </draw:g>
          <draw:g>
            <draw:custom-shape draw:style-name="gr1" draw:text-style-name="P1" draw:layer="layout" svg:width="0.2cm" svg:height="0.2cm" svg:x="18.824cm" svg:y="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7.155cm" svg:x2="18.924cm" svg:y2="7.355cm">
              <text:p/>
            </draw:line>
            <draw:line draw:style-name="gr2" draw:text-style-name="P2" draw:layer="layout" svg:x1="18.824cm" svg:y1="7.255cm" svg:x2="19.024cm" svg:y2="7.255cm">
              <text:p/>
            </draw:line>
          </draw:g>
          <draw:custom-shape draw:style-name="gr3" draw:text-style-name="P1" draw:layer="layout" svg:width="17.839cm" svg:height="0.51cm" svg:x="1.5cm" svg:y="7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7.655cm" svg:x2="1.9cm" svg:y2="7.855cm">
              <text:p/>
            </draw:line>
            <draw:line draw:style-name="gr2" draw:text-style-name="P2" draw:layer="layout" svg:x1="1.8cm" svg:y1="7.755cm" svg:x2="2cm" svg:y2="7.755cm">
              <text:p/>
            </draw:line>
          </draw:g>
          <draw:g>
            <draw:custom-shape draw:style-name="gr1" draw:text-style-name="P1" draw:layer="layout" svg:width="0.2cm" svg:height="0.2cm" svg:x="2.292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7.655cm" svg:x2="2.392cm" svg:y2="7.855cm">
              <text:p/>
            </draw:line>
            <draw:line draw:style-name="gr2" draw:text-style-name="P2" draw:layer="layout" svg:x1="2.292cm" svg:y1="7.755cm" svg:x2="2.492cm" svg:y2="7.755cm">
              <text:p/>
            </draw:line>
          </draw:g>
          <draw:g>
            <draw:custom-shape draw:style-name="gr1" draw:text-style-name="P1" draw:layer="layout" svg:width="0.2cm" svg:height="0.2cm" svg:x="2.292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7.655cm" svg:x2="2.392cm" svg:y2="7.855cm">
              <text:p/>
            </draw:line>
            <draw:line draw:style-name="gr2" draw:text-style-name="P2" draw:layer="layout" svg:x1="2.292cm" svg:y1="7.755cm" svg:x2="2.492cm" svg:y2="7.755cm">
              <text:p/>
            </draw:line>
          </draw:g>
          <draw:g>
            <draw:custom-shape draw:style-name="gr1" draw:text-style-name="P1" draw:layer="layout" svg:width="0.2cm" svg:height="0.2cm" svg:x="2.798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7.655cm" svg:x2="2.898cm" svg:y2="7.855cm">
              <text:p/>
            </draw:line>
            <draw:line draw:style-name="gr2" draw:text-style-name="P2" draw:layer="layout" svg:x1="2.798cm" svg:y1="7.755cm" svg:x2="2.998cm" svg:y2="7.755cm">
              <text:p/>
            </draw:line>
          </draw:g>
          <draw:g>
            <draw:custom-shape draw:style-name="gr1" draw:text-style-name="P1" draw:layer="layout" svg:width="0.2cm" svg:height="0.2cm" svg:x="3.306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7.655cm" svg:x2="3.406cm" svg:y2="7.855cm">
              <text:p/>
            </draw:line>
            <draw:line draw:style-name="gr2" draw:text-style-name="P2" draw:layer="layout" svg:x1="3.306cm" svg:y1="7.755cm" svg:x2="3.506cm" svg:y2="7.755cm">
              <text:p/>
            </draw:line>
          </draw:g>
          <draw:g>
            <draw:custom-shape draw:style-name="gr1" draw:text-style-name="P1" draw:layer="layout" svg:width="0.2cm" svg:height="0.2cm" svg:x="3.806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7.655cm" svg:x2="3.906cm" svg:y2="7.855cm">
              <text:p/>
            </draw:line>
            <draw:line draw:style-name="gr2" draw:text-style-name="P2" draw:layer="layout" svg:x1="3.806cm" svg:y1="7.755cm" svg:x2="4.006cm" svg:y2="7.755cm">
              <text:p/>
            </draw:line>
          </draw:g>
          <draw:g>
            <draw:custom-shape draw:style-name="gr1" draw:text-style-name="P1" draw:layer="layout" svg:width="0.2cm" svg:height="0.2cm" svg:x="4.306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7.655cm" svg:x2="4.406cm" svg:y2="7.855cm">
              <text:p/>
            </draw:line>
            <draw:line draw:style-name="gr2" draw:text-style-name="P2" draw:layer="layout" svg:x1="4.306cm" svg:y1="7.755cm" svg:x2="4.506cm" svg:y2="7.755cm">
              <text:p/>
            </draw:line>
          </draw:g>
          <draw:g>
            <draw:custom-shape draw:style-name="gr1" draw:text-style-name="P1" draw:layer="layout" svg:width="0.2cm" svg:height="0.2cm" svg:x="4.806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7.655cm" svg:x2="4.906cm" svg:y2="7.855cm">
              <text:p/>
            </draw:line>
            <draw:line draw:style-name="gr2" draw:text-style-name="P2" draw:layer="layout" svg:x1="4.806cm" svg:y1="7.755cm" svg:x2="5.006cm" svg:y2="7.755cm">
              <text:p/>
            </draw:line>
          </draw:g>
          <draw:g>
            <draw:custom-shape draw:style-name="gr1" draw:text-style-name="P1" draw:layer="layout" svg:width="0.2cm" svg:height="0.2cm" svg:x="5.304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7.655cm" svg:x2="5.404cm" svg:y2="7.855cm">
              <text:p/>
            </draw:line>
            <draw:line draw:style-name="gr2" draw:text-style-name="P2" draw:layer="layout" svg:x1="5.304cm" svg:y1="7.755cm" svg:x2="5.504cm" svg:y2="7.755cm">
              <text:p/>
            </draw:line>
          </draw:g>
          <draw:g>
            <draw:custom-shape draw:style-name="gr1" draw:text-style-name="P1" draw:layer="layout" svg:width="0.2cm" svg:height="0.2cm" svg:x="5.804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7.655cm" svg:x2="5.904cm" svg:y2="7.855cm">
              <text:p/>
            </draw:line>
            <draw:line draw:style-name="gr2" draw:text-style-name="P2" draw:layer="layout" svg:x1="5.804cm" svg:y1="7.755cm" svg:x2="6.004cm" svg:y2="7.755cm">
              <text:p/>
            </draw:line>
          </draw:g>
          <draw:g>
            <draw:custom-shape draw:style-name="gr1" draw:text-style-name="P1" draw:layer="layout" svg:width="0.2cm" svg:height="0.2cm" svg:x="6.31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7.655cm" svg:x2="6.41cm" svg:y2="7.855cm">
              <text:p/>
            </draw:line>
            <draw:line draw:style-name="gr2" draw:text-style-name="P2" draw:layer="layout" svg:x1="6.31cm" svg:y1="7.755cm" svg:x2="6.51cm" svg:y2="7.755cm">
              <text:p/>
            </draw:line>
          </draw:g>
          <draw:g>
            <draw:custom-shape draw:style-name="gr1" draw:text-style-name="P1" draw:layer="layout" svg:width="0.2cm" svg:height="0.2cm" svg:x="6.808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7.655cm" svg:x2="6.908cm" svg:y2="7.855cm">
              <text:p/>
            </draw:line>
            <draw:line draw:style-name="gr2" draw:text-style-name="P2" draw:layer="layout" svg:x1="6.808cm" svg:y1="7.755cm" svg:x2="7.008cm" svg:y2="7.755cm">
              <text:p/>
            </draw:line>
          </draw:g>
          <draw:g>
            <draw:custom-shape draw:style-name="gr1" draw:text-style-name="P1" draw:layer="layout" svg:width="0.2cm" svg:height="0.2cm" svg:x="7.312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7.655cm" svg:x2="7.412cm" svg:y2="7.855cm">
              <text:p/>
            </draw:line>
            <draw:line draw:style-name="gr2" draw:text-style-name="P2" draw:layer="layout" svg:x1="7.312cm" svg:y1="7.755cm" svg:x2="7.512cm" svg:y2="7.755cm">
              <text:p/>
            </draw:line>
          </draw:g>
          <draw:g>
            <draw:custom-shape draw:style-name="gr1" draw:text-style-name="P1" draw:layer="layout" svg:width="0.2cm" svg:height="0.2cm" svg:x="7.812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7.655cm" svg:x2="7.912cm" svg:y2="7.855cm">
              <text:p/>
            </draw:line>
            <draw:line draw:style-name="gr2" draw:text-style-name="P2" draw:layer="layout" svg:x1="7.812cm" svg:y1="7.755cm" svg:x2="8.012cm" svg:y2="7.755cm">
              <text:p/>
            </draw:line>
          </draw:g>
          <draw:g>
            <draw:custom-shape draw:style-name="gr1" draw:text-style-name="P1" draw:layer="layout" svg:width="0.2cm" svg:height="0.2cm" svg:x="8.314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7.655cm" svg:x2="8.414cm" svg:y2="7.855cm">
              <text:p/>
            </draw:line>
            <draw:line draw:style-name="gr2" draw:text-style-name="P2" draw:layer="layout" svg:x1="8.314cm" svg:y1="7.755cm" svg:x2="8.514cm" svg:y2="7.755cm">
              <text:p/>
            </draw:line>
          </draw:g>
          <draw:g>
            <draw:custom-shape draw:style-name="gr1" draw:text-style-name="P1" draw:layer="layout" svg:width="0.2cm" svg:height="0.2cm" svg:x="8.81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7.655cm" svg:x2="8.91cm" svg:y2="7.855cm">
              <text:p/>
            </draw:line>
            <draw:line draw:style-name="gr2" draw:text-style-name="P2" draw:layer="layout" svg:x1="8.81cm" svg:y1="7.755cm" svg:x2="9.01cm" svg:y2="7.755cm">
              <text:p/>
            </draw:line>
          </draw:g>
          <draw:g>
            <draw:custom-shape draw:style-name="gr1" draw:text-style-name="P1" draw:layer="layout" svg:width="0.2cm" svg:height="0.2cm" svg:x="9.31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7.655cm" svg:x2="9.41cm" svg:y2="7.855cm">
              <text:p/>
            </draw:line>
            <draw:line draw:style-name="gr2" draw:text-style-name="P2" draw:layer="layout" svg:x1="9.31cm" svg:y1="7.755cm" svg:x2="9.51cm" svg:y2="7.755cm">
              <text:p/>
            </draw:line>
          </draw:g>
          <draw:g>
            <draw:custom-shape draw:style-name="gr1" draw:text-style-name="P1" draw:layer="layout" svg:width="0.2cm" svg:height="0.2cm" svg:x="9.81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7.655cm" svg:x2="9.91cm" svg:y2="7.855cm">
              <text:p/>
            </draw:line>
            <draw:line draw:style-name="gr2" draw:text-style-name="P2" draw:layer="layout" svg:x1="9.81cm" svg:y1="7.755cm" svg:x2="10.01cm" svg:y2="7.755cm">
              <text:p/>
            </draw:line>
          </draw:g>
          <draw:g>
            <draw:custom-shape draw:style-name="gr1" draw:text-style-name="P1" draw:layer="layout" svg:width="0.2cm" svg:height="0.2cm" svg:x="10.316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7.655cm" svg:x2="10.416cm" svg:y2="7.855cm">
              <text:p/>
            </draw:line>
            <draw:line draw:style-name="gr2" draw:text-style-name="P2" draw:layer="layout" svg:x1="10.316cm" svg:y1="7.755cm" svg:x2="10.516cm" svg:y2="7.755cm">
              <text:p/>
            </draw:line>
          </draw:g>
          <draw:g>
            <draw:custom-shape draw:style-name="gr1" draw:text-style-name="P1" draw:layer="layout" svg:width="0.2cm" svg:height="0.2cm" svg:x="10.816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7.655cm" svg:x2="10.916cm" svg:y2="7.855cm">
              <text:p/>
            </draw:line>
            <draw:line draw:style-name="gr2" draw:text-style-name="P2" draw:layer="layout" svg:x1="10.816cm" svg:y1="7.755cm" svg:x2="11.016cm" svg:y2="7.755cm">
              <text:p/>
            </draw:line>
          </draw:g>
          <draw:g>
            <draw:custom-shape draw:style-name="gr1" draw:text-style-name="P1" draw:layer="layout" svg:width="0.2cm" svg:height="0.2cm" svg:x="11.314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7.655cm" svg:x2="11.414cm" svg:y2="7.855cm">
              <text:p/>
            </draw:line>
            <draw:line draw:style-name="gr2" draw:text-style-name="P2" draw:layer="layout" svg:x1="11.314cm" svg:y1="7.755cm" svg:x2="11.514cm" svg:y2="7.755cm">
              <text:p/>
            </draw:line>
          </draw:g>
          <draw:g>
            <draw:custom-shape draw:style-name="gr1" draw:text-style-name="P1" draw:layer="layout" svg:width="0.2cm" svg:height="0.2cm" svg:x="11.82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7.655cm" svg:x2="11.92cm" svg:y2="7.855cm">
              <text:p/>
            </draw:line>
            <draw:line draw:style-name="gr2" draw:text-style-name="P2" draw:layer="layout" svg:x1="11.82cm" svg:y1="7.755cm" svg:x2="12.02cm" svg:y2="7.755cm">
              <text:p/>
            </draw:line>
          </draw:g>
          <draw:g>
            <draw:custom-shape draw:style-name="gr1" draw:text-style-name="P1" draw:layer="layout" svg:width="0.2cm" svg:height="0.2cm" svg:x="12.322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7.655cm" svg:x2="12.422cm" svg:y2="7.855cm">
              <text:p/>
            </draw:line>
            <draw:line draw:style-name="gr2" draw:text-style-name="P2" draw:layer="layout" svg:x1="12.322cm" svg:y1="7.755cm" svg:x2="12.522cm" svg:y2="7.755cm">
              <text:p/>
            </draw:line>
          </draw:g>
          <draw:g>
            <draw:custom-shape draw:style-name="gr1" draw:text-style-name="P1" draw:layer="layout" svg:width="0.2cm" svg:height="0.2cm" svg:x="12.818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7.655cm" svg:x2="12.918cm" svg:y2="7.855cm">
              <text:p/>
            </draw:line>
            <draw:line draw:style-name="gr2" draw:text-style-name="P2" draw:layer="layout" svg:x1="12.818cm" svg:y1="7.755cm" svg:x2="13.018cm" svg:y2="7.755cm">
              <text:p/>
            </draw:line>
          </draw:g>
          <draw:g>
            <draw:custom-shape draw:style-name="gr1" draw:text-style-name="P1" draw:layer="layout" svg:width="0.2cm" svg:height="0.2cm" svg:x="13.318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7.655cm" svg:x2="13.418cm" svg:y2="7.855cm">
              <text:p/>
            </draw:line>
            <draw:line draw:style-name="gr2" draw:text-style-name="P2" draw:layer="layout" svg:x1="13.318cm" svg:y1="7.755cm" svg:x2="13.518cm" svg:y2="7.755cm">
              <text:p/>
            </draw:line>
          </draw:g>
          <draw:g>
            <draw:custom-shape draw:style-name="gr1" draw:text-style-name="P1" draw:layer="layout" svg:width="0.2cm" svg:height="0.2cm" svg:x="13.822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7.655cm" svg:x2="13.922cm" svg:y2="7.855cm">
              <text:p/>
            </draw:line>
            <draw:line draw:style-name="gr2" draw:text-style-name="P2" draw:layer="layout" svg:x1="13.822cm" svg:y1="7.755cm" svg:x2="14.022cm" svg:y2="7.755cm">
              <text:p/>
            </draw:line>
          </draw:g>
          <draw:g>
            <draw:custom-shape draw:style-name="gr1" draw:text-style-name="P1" draw:layer="layout" svg:width="0.2cm" svg:height="0.2cm" svg:x="14.324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7.655cm" svg:x2="14.424cm" svg:y2="7.855cm">
              <text:p/>
            </draw:line>
            <draw:line draw:style-name="gr2" draw:text-style-name="P2" draw:layer="layout" svg:x1="14.324cm" svg:y1="7.755cm" svg:x2="14.524cm" svg:y2="7.755cm">
              <text:p/>
            </draw:line>
          </draw:g>
          <draw:g>
            <draw:custom-shape draw:style-name="gr1" draw:text-style-name="P1" draw:layer="layout" svg:width="0.2cm" svg:height="0.2cm" svg:x="14.824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7.655cm" svg:x2="14.924cm" svg:y2="7.855cm">
              <text:p/>
            </draw:line>
            <draw:line draw:style-name="gr2" draw:text-style-name="P2" draw:layer="layout" svg:x1="14.824cm" svg:y1="7.755cm" svg:x2="15.024cm" svg:y2="7.755cm">
              <text:p/>
            </draw:line>
          </draw:g>
          <draw:g>
            <draw:custom-shape draw:style-name="gr1" draw:text-style-name="P1" draw:layer="layout" svg:width="0.2cm" svg:height="0.2cm" svg:x="15.324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7.655cm" svg:x2="15.424cm" svg:y2="7.855cm">
              <text:p/>
            </draw:line>
            <draw:line draw:style-name="gr2" draw:text-style-name="P2" draw:layer="layout" svg:x1="15.324cm" svg:y1="7.755cm" svg:x2="15.524cm" svg:y2="7.755cm">
              <text:p/>
            </draw:line>
          </draw:g>
          <draw:g>
            <draw:custom-shape draw:style-name="gr1" draw:text-style-name="P1" draw:layer="layout" svg:width="0.2cm" svg:height="0.2cm" svg:x="15.824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7.655cm" svg:x2="15.924cm" svg:y2="7.855cm">
              <text:p/>
            </draw:line>
            <draw:line draw:style-name="gr2" draw:text-style-name="P2" draw:layer="layout" svg:x1="15.824cm" svg:y1="7.755cm" svg:x2="16.024cm" svg:y2="7.755cm">
              <text:p/>
            </draw:line>
          </draw:g>
          <draw:g>
            <draw:custom-shape draw:style-name="gr1" draw:text-style-name="P1" draw:layer="layout" svg:width="0.2cm" svg:height="0.2cm" svg:x="16.324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7.655cm" svg:x2="16.424cm" svg:y2="7.855cm">
              <text:p/>
            </draw:line>
            <draw:line draw:style-name="gr2" draw:text-style-name="P2" draw:layer="layout" svg:x1="16.324cm" svg:y1="7.755cm" svg:x2="16.524cm" svg:y2="7.755cm">
              <text:p/>
            </draw:line>
          </draw:g>
          <draw:g>
            <draw:custom-shape draw:style-name="gr1" draw:text-style-name="P1" draw:layer="layout" svg:width="0.2cm" svg:height="0.2cm" svg:x="16.824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7.655cm" svg:x2="16.924cm" svg:y2="7.855cm">
              <text:p/>
            </draw:line>
            <draw:line draw:style-name="gr2" draw:text-style-name="P2" draw:layer="layout" svg:x1="16.824cm" svg:y1="7.755cm" svg:x2="17.024cm" svg:y2="7.755cm">
              <text:p/>
            </draw:line>
          </draw:g>
          <draw:g>
            <draw:custom-shape draw:style-name="gr1" draw:text-style-name="P1" draw:layer="layout" svg:width="0.2cm" svg:height="0.2cm" svg:x="17.324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7.655cm" svg:x2="17.424cm" svg:y2="7.855cm">
              <text:p/>
            </draw:line>
            <draw:line draw:style-name="gr2" draw:text-style-name="P2" draw:layer="layout" svg:x1="17.324cm" svg:y1="7.755cm" svg:x2="17.524cm" svg:y2="7.755cm">
              <text:p/>
            </draw:line>
          </draw:g>
          <draw:g>
            <draw:custom-shape draw:style-name="gr1" draw:text-style-name="P1" draw:layer="layout" svg:width="0.2cm" svg:height="0.2cm" svg:x="17.824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7.655cm" svg:x2="17.924cm" svg:y2="7.855cm">
              <text:p/>
            </draw:line>
            <draw:line draw:style-name="gr2" draw:text-style-name="P2" draw:layer="layout" svg:x1="17.824cm" svg:y1="7.755cm" svg:x2="18.024cm" svg:y2="7.755cm">
              <text:p/>
            </draw:line>
          </draw:g>
          <draw:g>
            <draw:custom-shape draw:style-name="gr1" draw:text-style-name="P1" draw:layer="layout" svg:width="0.2cm" svg:height="0.2cm" svg:x="18.324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7.655cm" svg:x2="18.424cm" svg:y2="7.855cm">
              <text:p/>
            </draw:line>
            <draw:line draw:style-name="gr2" draw:text-style-name="P2" draw:layer="layout" svg:x1="18.324cm" svg:y1="7.755cm" svg:x2="18.524cm" svg:y2="7.755cm">
              <text:p/>
            </draw:line>
          </draw:g>
          <draw:g>
            <draw:custom-shape draw:style-name="gr1" draw:text-style-name="P1" draw:layer="layout" svg:width="0.2cm" svg:height="0.2cm" svg:x="18.824cm" svg:y="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7.655cm" svg:x2="18.924cm" svg:y2="7.855cm">
              <text:p/>
            </draw:line>
            <draw:line draw:style-name="gr2" draw:text-style-name="P2" draw:layer="layout" svg:x1="18.824cm" svg:y1="7.755cm" svg:x2="19.024cm" svg:y2="7.755cm">
              <text:p/>
            </draw:line>
          </draw:g>
          <draw:custom-shape draw:style-name="gr3" draw:text-style-name="P1" draw:layer="layout" svg:width="17.839cm" svg:height="0.51cm" svg:x="1.5cm" svg:y="7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8.155cm" svg:x2="1.9cm" svg:y2="8.355cm">
              <text:p/>
            </draw:line>
            <draw:line draw:style-name="gr2" draw:text-style-name="P2" draw:layer="layout" svg:x1="1.8cm" svg:y1="8.255cm" svg:x2="2cm" svg:y2="8.255cm">
              <text:p/>
            </draw:line>
          </draw:g>
          <draw:g>
            <draw:custom-shape draw:style-name="gr1" draw:text-style-name="P1" draw:layer="layout" svg:width="0.2cm" svg:height="0.2cm" svg:x="2.292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8.155cm" svg:x2="2.392cm" svg:y2="8.355cm">
              <text:p/>
            </draw:line>
            <draw:line draw:style-name="gr2" draw:text-style-name="P2" draw:layer="layout" svg:x1="2.292cm" svg:y1="8.255cm" svg:x2="2.492cm" svg:y2="8.255cm">
              <text:p/>
            </draw:line>
          </draw:g>
          <draw:g>
            <draw:custom-shape draw:style-name="gr1" draw:text-style-name="P1" draw:layer="layout" svg:width="0.2cm" svg:height="0.2cm" svg:x="2.292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8.155cm" svg:x2="2.392cm" svg:y2="8.355cm">
              <text:p/>
            </draw:line>
            <draw:line draw:style-name="gr2" draw:text-style-name="P2" draw:layer="layout" svg:x1="2.292cm" svg:y1="8.255cm" svg:x2="2.492cm" svg:y2="8.255cm">
              <text:p/>
            </draw:line>
          </draw:g>
          <draw:g>
            <draw:custom-shape draw:style-name="gr1" draw:text-style-name="P1" draw:layer="layout" svg:width="0.2cm" svg:height="0.2cm" svg:x="2.798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8.155cm" svg:x2="2.898cm" svg:y2="8.355cm">
              <text:p/>
            </draw:line>
            <draw:line draw:style-name="gr2" draw:text-style-name="P2" draw:layer="layout" svg:x1="2.798cm" svg:y1="8.255cm" svg:x2="2.998cm" svg:y2="8.255cm">
              <text:p/>
            </draw:line>
          </draw:g>
          <draw:g>
            <draw:custom-shape draw:style-name="gr1" draw:text-style-name="P1" draw:layer="layout" svg:width="0.2cm" svg:height="0.2cm" svg:x="3.306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8.155cm" svg:x2="3.406cm" svg:y2="8.355cm">
              <text:p/>
            </draw:line>
            <draw:line draw:style-name="gr2" draw:text-style-name="P2" draw:layer="layout" svg:x1="3.306cm" svg:y1="8.255cm" svg:x2="3.506cm" svg:y2="8.255cm">
              <text:p/>
            </draw:line>
          </draw:g>
          <draw:g>
            <draw:custom-shape draw:style-name="gr1" draw:text-style-name="P1" draw:layer="layout" svg:width="0.2cm" svg:height="0.2cm" svg:x="3.806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8.155cm" svg:x2="3.906cm" svg:y2="8.355cm">
              <text:p/>
            </draw:line>
            <draw:line draw:style-name="gr2" draw:text-style-name="P2" draw:layer="layout" svg:x1="3.806cm" svg:y1="8.255cm" svg:x2="4.006cm" svg:y2="8.255cm">
              <text:p/>
            </draw:line>
          </draw:g>
          <draw:g>
            <draw:custom-shape draw:style-name="gr1" draw:text-style-name="P1" draw:layer="layout" svg:width="0.2cm" svg:height="0.2cm" svg:x="4.306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8.155cm" svg:x2="4.406cm" svg:y2="8.355cm">
              <text:p/>
            </draw:line>
            <draw:line draw:style-name="gr2" draw:text-style-name="P2" draw:layer="layout" svg:x1="4.306cm" svg:y1="8.255cm" svg:x2="4.506cm" svg:y2="8.255cm">
              <text:p/>
            </draw:line>
          </draw:g>
          <draw:g>
            <draw:custom-shape draw:style-name="gr1" draw:text-style-name="P1" draw:layer="layout" svg:width="0.2cm" svg:height="0.2cm" svg:x="4.806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8.155cm" svg:x2="4.906cm" svg:y2="8.355cm">
              <text:p/>
            </draw:line>
            <draw:line draw:style-name="gr2" draw:text-style-name="P2" draw:layer="layout" svg:x1="4.806cm" svg:y1="8.255cm" svg:x2="5.006cm" svg:y2="8.255cm">
              <text:p/>
            </draw:line>
          </draw:g>
          <draw:g>
            <draw:custom-shape draw:style-name="gr1" draw:text-style-name="P1" draw:layer="layout" svg:width="0.2cm" svg:height="0.2cm" svg:x="5.304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8.155cm" svg:x2="5.404cm" svg:y2="8.355cm">
              <text:p/>
            </draw:line>
            <draw:line draw:style-name="gr2" draw:text-style-name="P2" draw:layer="layout" svg:x1="5.304cm" svg:y1="8.255cm" svg:x2="5.504cm" svg:y2="8.255cm">
              <text:p/>
            </draw:line>
          </draw:g>
          <draw:g>
            <draw:custom-shape draw:style-name="gr1" draw:text-style-name="P1" draw:layer="layout" svg:width="0.2cm" svg:height="0.2cm" svg:x="5.804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8.155cm" svg:x2="5.904cm" svg:y2="8.355cm">
              <text:p/>
            </draw:line>
            <draw:line draw:style-name="gr2" draw:text-style-name="P2" draw:layer="layout" svg:x1="5.804cm" svg:y1="8.255cm" svg:x2="6.004cm" svg:y2="8.255cm">
              <text:p/>
            </draw:line>
          </draw:g>
          <draw:g>
            <draw:custom-shape draw:style-name="gr1" draw:text-style-name="P1" draw:layer="layout" svg:width="0.2cm" svg:height="0.2cm" svg:x="6.31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8.155cm" svg:x2="6.41cm" svg:y2="8.355cm">
              <text:p/>
            </draw:line>
            <draw:line draw:style-name="gr2" draw:text-style-name="P2" draw:layer="layout" svg:x1="6.31cm" svg:y1="8.255cm" svg:x2="6.51cm" svg:y2="8.255cm">
              <text:p/>
            </draw:line>
          </draw:g>
          <draw:g>
            <draw:custom-shape draw:style-name="gr1" draw:text-style-name="P1" draw:layer="layout" svg:width="0.2cm" svg:height="0.2cm" svg:x="6.808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8.155cm" svg:x2="6.908cm" svg:y2="8.355cm">
              <text:p/>
            </draw:line>
            <draw:line draw:style-name="gr2" draw:text-style-name="P2" draw:layer="layout" svg:x1="6.808cm" svg:y1="8.255cm" svg:x2="7.008cm" svg:y2="8.255cm">
              <text:p/>
            </draw:line>
          </draw:g>
          <draw:g>
            <draw:custom-shape draw:style-name="gr1" draw:text-style-name="P1" draw:layer="layout" svg:width="0.2cm" svg:height="0.2cm" svg:x="7.312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8.155cm" svg:x2="7.412cm" svg:y2="8.355cm">
              <text:p/>
            </draw:line>
            <draw:line draw:style-name="gr2" draw:text-style-name="P2" draw:layer="layout" svg:x1="7.312cm" svg:y1="8.255cm" svg:x2="7.512cm" svg:y2="8.255cm">
              <text:p/>
            </draw:line>
          </draw:g>
          <draw:g>
            <draw:custom-shape draw:style-name="gr1" draw:text-style-name="P1" draw:layer="layout" svg:width="0.2cm" svg:height="0.2cm" svg:x="7.812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8.155cm" svg:x2="7.912cm" svg:y2="8.355cm">
              <text:p/>
            </draw:line>
            <draw:line draw:style-name="gr2" draw:text-style-name="P2" draw:layer="layout" svg:x1="7.812cm" svg:y1="8.255cm" svg:x2="8.012cm" svg:y2="8.255cm">
              <text:p/>
            </draw:line>
          </draw:g>
          <draw:g>
            <draw:custom-shape draw:style-name="gr1" draw:text-style-name="P1" draw:layer="layout" svg:width="0.2cm" svg:height="0.2cm" svg:x="8.314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8.155cm" svg:x2="8.414cm" svg:y2="8.355cm">
              <text:p/>
            </draw:line>
            <draw:line draw:style-name="gr2" draw:text-style-name="P2" draw:layer="layout" svg:x1="8.314cm" svg:y1="8.255cm" svg:x2="8.514cm" svg:y2="8.255cm">
              <text:p/>
            </draw:line>
          </draw:g>
          <draw:g>
            <draw:custom-shape draw:style-name="gr1" draw:text-style-name="P1" draw:layer="layout" svg:width="0.2cm" svg:height="0.2cm" svg:x="8.81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8.155cm" svg:x2="8.91cm" svg:y2="8.355cm">
              <text:p/>
            </draw:line>
            <draw:line draw:style-name="gr2" draw:text-style-name="P2" draw:layer="layout" svg:x1="8.81cm" svg:y1="8.255cm" svg:x2="9.01cm" svg:y2="8.255cm">
              <text:p/>
            </draw:line>
          </draw:g>
          <draw:g>
            <draw:custom-shape draw:style-name="gr1" draw:text-style-name="P1" draw:layer="layout" svg:width="0.2cm" svg:height="0.2cm" svg:x="9.31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8.155cm" svg:x2="9.41cm" svg:y2="8.355cm">
              <text:p/>
            </draw:line>
            <draw:line draw:style-name="gr2" draw:text-style-name="P2" draw:layer="layout" svg:x1="9.31cm" svg:y1="8.255cm" svg:x2="9.51cm" svg:y2="8.255cm">
              <text:p/>
            </draw:line>
          </draw:g>
          <draw:g>
            <draw:custom-shape draw:style-name="gr1" draw:text-style-name="P1" draw:layer="layout" svg:width="0.2cm" svg:height="0.2cm" svg:x="9.81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8.155cm" svg:x2="9.91cm" svg:y2="8.355cm">
              <text:p/>
            </draw:line>
            <draw:line draw:style-name="gr2" draw:text-style-name="P2" draw:layer="layout" svg:x1="9.81cm" svg:y1="8.255cm" svg:x2="10.01cm" svg:y2="8.255cm">
              <text:p/>
            </draw:line>
          </draw:g>
          <draw:g>
            <draw:custom-shape draw:style-name="gr1" draw:text-style-name="P1" draw:layer="layout" svg:width="0.2cm" svg:height="0.2cm" svg:x="10.316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8.155cm" svg:x2="10.416cm" svg:y2="8.355cm">
              <text:p/>
            </draw:line>
            <draw:line draw:style-name="gr2" draw:text-style-name="P2" draw:layer="layout" svg:x1="10.316cm" svg:y1="8.255cm" svg:x2="10.516cm" svg:y2="8.255cm">
              <text:p/>
            </draw:line>
          </draw:g>
          <draw:g>
            <draw:custom-shape draw:style-name="gr1" draw:text-style-name="P1" draw:layer="layout" svg:width="0.2cm" svg:height="0.2cm" svg:x="10.816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8.155cm" svg:x2="10.916cm" svg:y2="8.355cm">
              <text:p/>
            </draw:line>
            <draw:line draw:style-name="gr2" draw:text-style-name="P2" draw:layer="layout" svg:x1="10.816cm" svg:y1="8.255cm" svg:x2="11.016cm" svg:y2="8.255cm">
              <text:p/>
            </draw:line>
          </draw:g>
          <draw:g>
            <draw:custom-shape draw:style-name="gr1" draw:text-style-name="P1" draw:layer="layout" svg:width="0.2cm" svg:height="0.2cm" svg:x="11.314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8.155cm" svg:x2="11.414cm" svg:y2="8.355cm">
              <text:p/>
            </draw:line>
            <draw:line draw:style-name="gr2" draw:text-style-name="P2" draw:layer="layout" svg:x1="11.314cm" svg:y1="8.255cm" svg:x2="11.514cm" svg:y2="8.255cm">
              <text:p/>
            </draw:line>
          </draw:g>
          <draw:g>
            <draw:custom-shape draw:style-name="gr1" draw:text-style-name="P1" draw:layer="layout" svg:width="0.2cm" svg:height="0.2cm" svg:x="11.82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8.155cm" svg:x2="11.92cm" svg:y2="8.355cm">
              <text:p/>
            </draw:line>
            <draw:line draw:style-name="gr2" draw:text-style-name="P2" draw:layer="layout" svg:x1="11.82cm" svg:y1="8.255cm" svg:x2="12.02cm" svg:y2="8.255cm">
              <text:p/>
            </draw:line>
          </draw:g>
          <draw:g>
            <draw:custom-shape draw:style-name="gr1" draw:text-style-name="P1" draw:layer="layout" svg:width="0.2cm" svg:height="0.2cm" svg:x="12.322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8.155cm" svg:x2="12.422cm" svg:y2="8.355cm">
              <text:p/>
            </draw:line>
            <draw:line draw:style-name="gr2" draw:text-style-name="P2" draw:layer="layout" svg:x1="12.322cm" svg:y1="8.255cm" svg:x2="12.522cm" svg:y2="8.255cm">
              <text:p/>
            </draw:line>
          </draw:g>
          <draw:g>
            <draw:custom-shape draw:style-name="gr1" draw:text-style-name="P1" draw:layer="layout" svg:width="0.2cm" svg:height="0.2cm" svg:x="12.818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8.155cm" svg:x2="12.918cm" svg:y2="8.355cm">
              <text:p/>
            </draw:line>
            <draw:line draw:style-name="gr2" draw:text-style-name="P2" draw:layer="layout" svg:x1="12.818cm" svg:y1="8.255cm" svg:x2="13.018cm" svg:y2="8.255cm">
              <text:p/>
            </draw:line>
          </draw:g>
          <draw:g>
            <draw:custom-shape draw:style-name="gr1" draw:text-style-name="P1" draw:layer="layout" svg:width="0.2cm" svg:height="0.2cm" svg:x="13.318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8.155cm" svg:x2="13.418cm" svg:y2="8.355cm">
              <text:p/>
            </draw:line>
            <draw:line draw:style-name="gr2" draw:text-style-name="P2" draw:layer="layout" svg:x1="13.318cm" svg:y1="8.255cm" svg:x2="13.518cm" svg:y2="8.255cm">
              <text:p/>
            </draw:line>
          </draw:g>
          <draw:g>
            <draw:custom-shape draw:style-name="gr1" draw:text-style-name="P1" draw:layer="layout" svg:width="0.2cm" svg:height="0.2cm" svg:x="13.822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8.155cm" svg:x2="13.922cm" svg:y2="8.355cm">
              <text:p/>
            </draw:line>
            <draw:line draw:style-name="gr2" draw:text-style-name="P2" draw:layer="layout" svg:x1="13.822cm" svg:y1="8.255cm" svg:x2="14.022cm" svg:y2="8.255cm">
              <text:p/>
            </draw:line>
          </draw:g>
          <draw:g>
            <draw:custom-shape draw:style-name="gr1" draw:text-style-name="P1" draw:layer="layout" svg:width="0.2cm" svg:height="0.2cm" svg:x="14.324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8.155cm" svg:x2="14.424cm" svg:y2="8.355cm">
              <text:p/>
            </draw:line>
            <draw:line draw:style-name="gr2" draw:text-style-name="P2" draw:layer="layout" svg:x1="14.324cm" svg:y1="8.255cm" svg:x2="14.524cm" svg:y2="8.255cm">
              <text:p/>
            </draw:line>
          </draw:g>
          <draw:g>
            <draw:custom-shape draw:style-name="gr1" draw:text-style-name="P1" draw:layer="layout" svg:width="0.2cm" svg:height="0.2cm" svg:x="14.824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8.155cm" svg:x2="14.924cm" svg:y2="8.355cm">
              <text:p/>
            </draw:line>
            <draw:line draw:style-name="gr2" draw:text-style-name="P2" draw:layer="layout" svg:x1="14.824cm" svg:y1="8.255cm" svg:x2="15.024cm" svg:y2="8.255cm">
              <text:p/>
            </draw:line>
          </draw:g>
          <draw:g>
            <draw:custom-shape draw:style-name="gr1" draw:text-style-name="P1" draw:layer="layout" svg:width="0.2cm" svg:height="0.2cm" svg:x="15.324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8.155cm" svg:x2="15.424cm" svg:y2="8.355cm">
              <text:p/>
            </draw:line>
            <draw:line draw:style-name="gr2" draw:text-style-name="P2" draw:layer="layout" svg:x1="15.324cm" svg:y1="8.255cm" svg:x2="15.524cm" svg:y2="8.255cm">
              <text:p/>
            </draw:line>
          </draw:g>
          <draw:g>
            <draw:custom-shape draw:style-name="gr1" draw:text-style-name="P1" draw:layer="layout" svg:width="0.2cm" svg:height="0.2cm" svg:x="15.824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8.155cm" svg:x2="15.924cm" svg:y2="8.355cm">
              <text:p/>
            </draw:line>
            <draw:line draw:style-name="gr2" draw:text-style-name="P2" draw:layer="layout" svg:x1="15.824cm" svg:y1="8.255cm" svg:x2="16.024cm" svg:y2="8.255cm">
              <text:p/>
            </draw:line>
          </draw:g>
          <draw:g>
            <draw:custom-shape draw:style-name="gr1" draw:text-style-name="P1" draw:layer="layout" svg:width="0.2cm" svg:height="0.2cm" svg:x="16.324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8.155cm" svg:x2="16.424cm" svg:y2="8.355cm">
              <text:p/>
            </draw:line>
            <draw:line draw:style-name="gr2" draw:text-style-name="P2" draw:layer="layout" svg:x1="16.324cm" svg:y1="8.255cm" svg:x2="16.524cm" svg:y2="8.255cm">
              <text:p/>
            </draw:line>
          </draw:g>
          <draw:g>
            <draw:custom-shape draw:style-name="gr1" draw:text-style-name="P1" draw:layer="layout" svg:width="0.2cm" svg:height="0.2cm" svg:x="16.824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8.155cm" svg:x2="16.924cm" svg:y2="8.355cm">
              <text:p/>
            </draw:line>
            <draw:line draw:style-name="gr2" draw:text-style-name="P2" draw:layer="layout" svg:x1="16.824cm" svg:y1="8.255cm" svg:x2="17.024cm" svg:y2="8.255cm">
              <text:p/>
            </draw:line>
          </draw:g>
          <draw:g>
            <draw:custom-shape draw:style-name="gr1" draw:text-style-name="P1" draw:layer="layout" svg:width="0.2cm" svg:height="0.2cm" svg:x="17.324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8.155cm" svg:x2="17.424cm" svg:y2="8.355cm">
              <text:p/>
            </draw:line>
            <draw:line draw:style-name="gr2" draw:text-style-name="P2" draw:layer="layout" svg:x1="17.324cm" svg:y1="8.255cm" svg:x2="17.524cm" svg:y2="8.255cm">
              <text:p/>
            </draw:line>
          </draw:g>
          <draw:g>
            <draw:custom-shape draw:style-name="gr1" draw:text-style-name="P1" draw:layer="layout" svg:width="0.2cm" svg:height="0.2cm" svg:x="17.824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8.155cm" svg:x2="17.924cm" svg:y2="8.355cm">
              <text:p/>
            </draw:line>
            <draw:line draw:style-name="gr2" draw:text-style-name="P2" draw:layer="layout" svg:x1="17.824cm" svg:y1="8.255cm" svg:x2="18.024cm" svg:y2="8.255cm">
              <text:p/>
            </draw:line>
          </draw:g>
          <draw:g>
            <draw:custom-shape draw:style-name="gr1" draw:text-style-name="P1" draw:layer="layout" svg:width="0.2cm" svg:height="0.2cm" svg:x="18.324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8.155cm" svg:x2="18.424cm" svg:y2="8.355cm">
              <text:p/>
            </draw:line>
            <draw:line draw:style-name="gr2" draw:text-style-name="P2" draw:layer="layout" svg:x1="18.324cm" svg:y1="8.255cm" svg:x2="18.524cm" svg:y2="8.255cm">
              <text:p/>
            </draw:line>
          </draw:g>
          <draw:g>
            <draw:custom-shape draw:style-name="gr1" draw:text-style-name="P1" draw:layer="layout" svg:width="0.2cm" svg:height="0.2cm" svg:x="18.824cm" svg:y="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8.155cm" svg:x2="18.924cm" svg:y2="8.355cm">
              <text:p/>
            </draw:line>
            <draw:line draw:style-name="gr2" draw:text-style-name="P2" draw:layer="layout" svg:x1="18.824cm" svg:y1="8.255cm" svg:x2="19.024cm" svg:y2="8.255cm">
              <text:p/>
            </draw:line>
          </draw:g>
          <draw:custom-shape draw:style-name="gr3" draw:text-style-name="P1" draw:layer="layout" svg:width="17.839cm" svg:height="0.51cm" svg:x="1.5cm" svg:y="8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8.655cm" svg:x2="1.9cm" svg:y2="8.855cm">
              <text:p/>
            </draw:line>
            <draw:line draw:style-name="gr2" draw:text-style-name="P2" draw:layer="layout" svg:x1="1.8cm" svg:y1="8.755cm" svg:x2="2cm" svg:y2="8.755cm">
              <text:p/>
            </draw:line>
          </draw:g>
          <draw:g>
            <draw:custom-shape draw:style-name="gr1" draw:text-style-name="P1" draw:layer="layout" svg:width="0.2cm" svg:height="0.2cm" svg:x="2.292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8.655cm" svg:x2="2.392cm" svg:y2="8.855cm">
              <text:p/>
            </draw:line>
            <draw:line draw:style-name="gr2" draw:text-style-name="P2" draw:layer="layout" svg:x1="2.292cm" svg:y1="8.755cm" svg:x2="2.492cm" svg:y2="8.755cm">
              <text:p/>
            </draw:line>
          </draw:g>
          <draw:g>
            <draw:custom-shape draw:style-name="gr1" draw:text-style-name="P1" draw:layer="layout" svg:width="0.2cm" svg:height="0.2cm" svg:x="2.292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8.655cm" svg:x2="2.392cm" svg:y2="8.855cm">
              <text:p/>
            </draw:line>
            <draw:line draw:style-name="gr2" draw:text-style-name="P2" draw:layer="layout" svg:x1="2.292cm" svg:y1="8.755cm" svg:x2="2.492cm" svg:y2="8.755cm">
              <text:p/>
            </draw:line>
          </draw:g>
          <draw:g>
            <draw:custom-shape draw:style-name="gr1" draw:text-style-name="P1" draw:layer="layout" svg:width="0.2cm" svg:height="0.2cm" svg:x="2.798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8.655cm" svg:x2="2.898cm" svg:y2="8.855cm">
              <text:p/>
            </draw:line>
            <draw:line draw:style-name="gr2" draw:text-style-name="P2" draw:layer="layout" svg:x1="2.798cm" svg:y1="8.755cm" svg:x2="2.998cm" svg:y2="8.755cm">
              <text:p/>
            </draw:line>
          </draw:g>
          <draw:g>
            <draw:custom-shape draw:style-name="gr1" draw:text-style-name="P1" draw:layer="layout" svg:width="0.2cm" svg:height="0.2cm" svg:x="3.306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8.655cm" svg:x2="3.406cm" svg:y2="8.855cm">
              <text:p/>
            </draw:line>
            <draw:line draw:style-name="gr2" draw:text-style-name="P2" draw:layer="layout" svg:x1="3.306cm" svg:y1="8.755cm" svg:x2="3.506cm" svg:y2="8.755cm">
              <text:p/>
            </draw:line>
          </draw:g>
          <draw:g>
            <draw:custom-shape draw:style-name="gr1" draw:text-style-name="P1" draw:layer="layout" svg:width="0.2cm" svg:height="0.2cm" svg:x="3.806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8.655cm" svg:x2="3.906cm" svg:y2="8.855cm">
              <text:p/>
            </draw:line>
            <draw:line draw:style-name="gr2" draw:text-style-name="P2" draw:layer="layout" svg:x1="3.806cm" svg:y1="8.755cm" svg:x2="4.006cm" svg:y2="8.755cm">
              <text:p/>
            </draw:line>
          </draw:g>
          <draw:g>
            <draw:custom-shape draw:style-name="gr1" draw:text-style-name="P1" draw:layer="layout" svg:width="0.2cm" svg:height="0.2cm" svg:x="4.306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8.655cm" svg:x2="4.406cm" svg:y2="8.855cm">
              <text:p/>
            </draw:line>
            <draw:line draw:style-name="gr2" draw:text-style-name="P2" draw:layer="layout" svg:x1="4.306cm" svg:y1="8.755cm" svg:x2="4.506cm" svg:y2="8.755cm">
              <text:p/>
            </draw:line>
          </draw:g>
          <draw:g>
            <draw:custom-shape draw:style-name="gr1" draw:text-style-name="P1" draw:layer="layout" svg:width="0.2cm" svg:height="0.2cm" svg:x="4.806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8.655cm" svg:x2="4.906cm" svg:y2="8.855cm">
              <text:p/>
            </draw:line>
            <draw:line draw:style-name="gr2" draw:text-style-name="P2" draw:layer="layout" svg:x1="4.806cm" svg:y1="8.755cm" svg:x2="5.006cm" svg:y2="8.755cm">
              <text:p/>
            </draw:line>
          </draw:g>
          <draw:g>
            <draw:custom-shape draw:style-name="gr1" draw:text-style-name="P1" draw:layer="layout" svg:width="0.2cm" svg:height="0.2cm" svg:x="5.304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8.655cm" svg:x2="5.404cm" svg:y2="8.855cm">
              <text:p/>
            </draw:line>
            <draw:line draw:style-name="gr2" draw:text-style-name="P2" draw:layer="layout" svg:x1="5.304cm" svg:y1="8.755cm" svg:x2="5.504cm" svg:y2="8.755cm">
              <text:p/>
            </draw:line>
          </draw:g>
          <draw:g>
            <draw:custom-shape draw:style-name="gr1" draw:text-style-name="P1" draw:layer="layout" svg:width="0.2cm" svg:height="0.2cm" svg:x="5.804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8.655cm" svg:x2="5.904cm" svg:y2="8.855cm">
              <text:p/>
            </draw:line>
            <draw:line draw:style-name="gr2" draw:text-style-name="P2" draw:layer="layout" svg:x1="5.804cm" svg:y1="8.755cm" svg:x2="6.004cm" svg:y2="8.755cm">
              <text:p/>
            </draw:line>
          </draw:g>
          <draw:g>
            <draw:custom-shape draw:style-name="gr1" draw:text-style-name="P1" draw:layer="layout" svg:width="0.2cm" svg:height="0.2cm" svg:x="6.31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8.655cm" svg:x2="6.41cm" svg:y2="8.855cm">
              <text:p/>
            </draw:line>
            <draw:line draw:style-name="gr2" draw:text-style-name="P2" draw:layer="layout" svg:x1="6.31cm" svg:y1="8.755cm" svg:x2="6.51cm" svg:y2="8.755cm">
              <text:p/>
            </draw:line>
          </draw:g>
          <draw:g>
            <draw:custom-shape draw:style-name="gr1" draw:text-style-name="P1" draw:layer="layout" svg:width="0.2cm" svg:height="0.2cm" svg:x="6.808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8.655cm" svg:x2="6.908cm" svg:y2="8.855cm">
              <text:p/>
            </draw:line>
            <draw:line draw:style-name="gr2" draw:text-style-name="P2" draw:layer="layout" svg:x1="6.808cm" svg:y1="8.755cm" svg:x2="7.008cm" svg:y2="8.755cm">
              <text:p/>
            </draw:line>
          </draw:g>
          <draw:g>
            <draw:custom-shape draw:style-name="gr1" draw:text-style-name="P1" draw:layer="layout" svg:width="0.2cm" svg:height="0.2cm" svg:x="7.312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8.655cm" svg:x2="7.412cm" svg:y2="8.855cm">
              <text:p/>
            </draw:line>
            <draw:line draw:style-name="gr2" draw:text-style-name="P2" draw:layer="layout" svg:x1="7.312cm" svg:y1="8.755cm" svg:x2="7.512cm" svg:y2="8.755cm">
              <text:p/>
            </draw:line>
          </draw:g>
          <draw:g>
            <draw:custom-shape draw:style-name="gr1" draw:text-style-name="P1" draw:layer="layout" svg:width="0.2cm" svg:height="0.2cm" svg:x="7.812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8.655cm" svg:x2="7.912cm" svg:y2="8.855cm">
              <text:p/>
            </draw:line>
            <draw:line draw:style-name="gr2" draw:text-style-name="P2" draw:layer="layout" svg:x1="7.812cm" svg:y1="8.755cm" svg:x2="8.012cm" svg:y2="8.755cm">
              <text:p/>
            </draw:line>
          </draw:g>
          <draw:g>
            <draw:custom-shape draw:style-name="gr1" draw:text-style-name="P1" draw:layer="layout" svg:width="0.2cm" svg:height="0.2cm" svg:x="8.314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8.655cm" svg:x2="8.414cm" svg:y2="8.855cm">
              <text:p/>
            </draw:line>
            <draw:line draw:style-name="gr2" draw:text-style-name="P2" draw:layer="layout" svg:x1="8.314cm" svg:y1="8.755cm" svg:x2="8.514cm" svg:y2="8.755cm">
              <text:p/>
            </draw:line>
          </draw:g>
          <draw:g>
            <draw:custom-shape draw:style-name="gr1" draw:text-style-name="P1" draw:layer="layout" svg:width="0.2cm" svg:height="0.2cm" svg:x="8.81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8.655cm" svg:x2="8.91cm" svg:y2="8.855cm">
              <text:p/>
            </draw:line>
            <draw:line draw:style-name="gr2" draw:text-style-name="P2" draw:layer="layout" svg:x1="8.81cm" svg:y1="8.755cm" svg:x2="9.01cm" svg:y2="8.755cm">
              <text:p/>
            </draw:line>
          </draw:g>
          <draw:g>
            <draw:custom-shape draw:style-name="gr1" draw:text-style-name="P1" draw:layer="layout" svg:width="0.2cm" svg:height="0.2cm" svg:x="9.31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8.655cm" svg:x2="9.41cm" svg:y2="8.855cm">
              <text:p/>
            </draw:line>
            <draw:line draw:style-name="gr2" draw:text-style-name="P2" draw:layer="layout" svg:x1="9.31cm" svg:y1="8.755cm" svg:x2="9.51cm" svg:y2="8.755cm">
              <text:p/>
            </draw:line>
          </draw:g>
          <draw:g>
            <draw:custom-shape draw:style-name="gr1" draw:text-style-name="P1" draw:layer="layout" svg:width="0.2cm" svg:height="0.2cm" svg:x="9.81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8.655cm" svg:x2="9.91cm" svg:y2="8.855cm">
              <text:p/>
            </draw:line>
            <draw:line draw:style-name="gr2" draw:text-style-name="P2" draw:layer="layout" svg:x1="9.81cm" svg:y1="8.755cm" svg:x2="10.01cm" svg:y2="8.755cm">
              <text:p/>
            </draw:line>
          </draw:g>
          <draw:g>
            <draw:custom-shape draw:style-name="gr1" draw:text-style-name="P1" draw:layer="layout" svg:width="0.2cm" svg:height="0.2cm" svg:x="10.316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8.655cm" svg:x2="10.416cm" svg:y2="8.855cm">
              <text:p/>
            </draw:line>
            <draw:line draw:style-name="gr2" draw:text-style-name="P2" draw:layer="layout" svg:x1="10.316cm" svg:y1="8.755cm" svg:x2="10.516cm" svg:y2="8.755cm">
              <text:p/>
            </draw:line>
          </draw:g>
          <draw:g>
            <draw:custom-shape draw:style-name="gr1" draw:text-style-name="P1" draw:layer="layout" svg:width="0.2cm" svg:height="0.2cm" svg:x="10.816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8.655cm" svg:x2="10.916cm" svg:y2="8.855cm">
              <text:p/>
            </draw:line>
            <draw:line draw:style-name="gr2" draw:text-style-name="P2" draw:layer="layout" svg:x1="10.816cm" svg:y1="8.755cm" svg:x2="11.016cm" svg:y2="8.755cm">
              <text:p/>
            </draw:line>
          </draw:g>
          <draw:g>
            <draw:custom-shape draw:style-name="gr1" draw:text-style-name="P1" draw:layer="layout" svg:width="0.2cm" svg:height="0.2cm" svg:x="11.314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8.655cm" svg:x2="11.414cm" svg:y2="8.855cm">
              <text:p/>
            </draw:line>
            <draw:line draw:style-name="gr2" draw:text-style-name="P2" draw:layer="layout" svg:x1="11.314cm" svg:y1="8.755cm" svg:x2="11.514cm" svg:y2="8.755cm">
              <text:p/>
            </draw:line>
          </draw:g>
          <draw:g>
            <draw:custom-shape draw:style-name="gr1" draw:text-style-name="P1" draw:layer="layout" svg:width="0.2cm" svg:height="0.2cm" svg:x="11.82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8.655cm" svg:x2="11.92cm" svg:y2="8.855cm">
              <text:p/>
            </draw:line>
            <draw:line draw:style-name="gr2" draw:text-style-name="P2" draw:layer="layout" svg:x1="11.82cm" svg:y1="8.755cm" svg:x2="12.02cm" svg:y2="8.755cm">
              <text:p/>
            </draw:line>
          </draw:g>
          <draw:g>
            <draw:custom-shape draw:style-name="gr1" draw:text-style-name="P1" draw:layer="layout" svg:width="0.2cm" svg:height="0.2cm" svg:x="12.322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8.655cm" svg:x2="12.422cm" svg:y2="8.855cm">
              <text:p/>
            </draw:line>
            <draw:line draw:style-name="gr2" draw:text-style-name="P2" draw:layer="layout" svg:x1="12.322cm" svg:y1="8.755cm" svg:x2="12.522cm" svg:y2="8.755cm">
              <text:p/>
            </draw:line>
          </draw:g>
          <draw:g>
            <draw:custom-shape draw:style-name="gr1" draw:text-style-name="P1" draw:layer="layout" svg:width="0.2cm" svg:height="0.2cm" svg:x="12.818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8.655cm" svg:x2="12.918cm" svg:y2="8.855cm">
              <text:p/>
            </draw:line>
            <draw:line draw:style-name="gr2" draw:text-style-name="P2" draw:layer="layout" svg:x1="12.818cm" svg:y1="8.755cm" svg:x2="13.018cm" svg:y2="8.755cm">
              <text:p/>
            </draw:line>
          </draw:g>
          <draw:g>
            <draw:custom-shape draw:style-name="gr1" draw:text-style-name="P1" draw:layer="layout" svg:width="0.2cm" svg:height="0.2cm" svg:x="13.318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8.655cm" svg:x2="13.418cm" svg:y2="8.855cm">
              <text:p/>
            </draw:line>
            <draw:line draw:style-name="gr2" draw:text-style-name="P2" draw:layer="layout" svg:x1="13.318cm" svg:y1="8.755cm" svg:x2="13.518cm" svg:y2="8.755cm">
              <text:p/>
            </draw:line>
          </draw:g>
          <draw:g>
            <draw:custom-shape draw:style-name="gr1" draw:text-style-name="P1" draw:layer="layout" svg:width="0.2cm" svg:height="0.2cm" svg:x="13.822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8.655cm" svg:x2="13.922cm" svg:y2="8.855cm">
              <text:p/>
            </draw:line>
            <draw:line draw:style-name="gr2" draw:text-style-name="P2" draw:layer="layout" svg:x1="13.822cm" svg:y1="8.755cm" svg:x2="14.022cm" svg:y2="8.755cm">
              <text:p/>
            </draw:line>
          </draw:g>
          <draw:g>
            <draw:custom-shape draw:style-name="gr1" draw:text-style-name="P1" draw:layer="layout" svg:width="0.2cm" svg:height="0.2cm" svg:x="14.324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8.655cm" svg:x2="14.424cm" svg:y2="8.855cm">
              <text:p/>
            </draw:line>
            <draw:line draw:style-name="gr2" draw:text-style-name="P2" draw:layer="layout" svg:x1="14.324cm" svg:y1="8.755cm" svg:x2="14.524cm" svg:y2="8.755cm">
              <text:p/>
            </draw:line>
          </draw:g>
          <draw:g>
            <draw:custom-shape draw:style-name="gr1" draw:text-style-name="P1" draw:layer="layout" svg:width="0.2cm" svg:height="0.2cm" svg:x="14.824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8.655cm" svg:x2="14.924cm" svg:y2="8.855cm">
              <text:p/>
            </draw:line>
            <draw:line draw:style-name="gr2" draw:text-style-name="P2" draw:layer="layout" svg:x1="14.824cm" svg:y1="8.755cm" svg:x2="15.024cm" svg:y2="8.755cm">
              <text:p/>
            </draw:line>
          </draw:g>
          <draw:g>
            <draw:custom-shape draw:style-name="gr1" draw:text-style-name="P1" draw:layer="layout" svg:width="0.2cm" svg:height="0.2cm" svg:x="15.324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8.655cm" svg:x2="15.424cm" svg:y2="8.855cm">
              <text:p/>
            </draw:line>
            <draw:line draw:style-name="gr2" draw:text-style-name="P2" draw:layer="layout" svg:x1="15.324cm" svg:y1="8.755cm" svg:x2="15.524cm" svg:y2="8.755cm">
              <text:p/>
            </draw:line>
          </draw:g>
          <draw:g>
            <draw:custom-shape draw:style-name="gr1" draw:text-style-name="P1" draw:layer="layout" svg:width="0.2cm" svg:height="0.2cm" svg:x="15.824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8.655cm" svg:x2="15.924cm" svg:y2="8.855cm">
              <text:p/>
            </draw:line>
            <draw:line draw:style-name="gr2" draw:text-style-name="P2" draw:layer="layout" svg:x1="15.824cm" svg:y1="8.755cm" svg:x2="16.024cm" svg:y2="8.755cm">
              <text:p/>
            </draw:line>
          </draw:g>
          <draw:g>
            <draw:custom-shape draw:style-name="gr1" draw:text-style-name="P1" draw:layer="layout" svg:width="0.2cm" svg:height="0.2cm" svg:x="16.324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8.655cm" svg:x2="16.424cm" svg:y2="8.855cm">
              <text:p/>
            </draw:line>
            <draw:line draw:style-name="gr2" draw:text-style-name="P2" draw:layer="layout" svg:x1="16.324cm" svg:y1="8.755cm" svg:x2="16.524cm" svg:y2="8.755cm">
              <text:p/>
            </draw:line>
          </draw:g>
          <draw:g>
            <draw:custom-shape draw:style-name="gr1" draw:text-style-name="P1" draw:layer="layout" svg:width="0.2cm" svg:height="0.2cm" svg:x="16.824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8.655cm" svg:x2="16.924cm" svg:y2="8.855cm">
              <text:p/>
            </draw:line>
            <draw:line draw:style-name="gr2" draw:text-style-name="P2" draw:layer="layout" svg:x1="16.824cm" svg:y1="8.755cm" svg:x2="17.024cm" svg:y2="8.755cm">
              <text:p/>
            </draw:line>
          </draw:g>
          <draw:g>
            <draw:custom-shape draw:style-name="gr1" draw:text-style-name="P1" draw:layer="layout" svg:width="0.2cm" svg:height="0.2cm" svg:x="17.324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8.655cm" svg:x2="17.424cm" svg:y2="8.855cm">
              <text:p/>
            </draw:line>
            <draw:line draw:style-name="gr2" draw:text-style-name="P2" draw:layer="layout" svg:x1="17.324cm" svg:y1="8.755cm" svg:x2="17.524cm" svg:y2="8.755cm">
              <text:p/>
            </draw:line>
          </draw:g>
          <draw:g>
            <draw:custom-shape draw:style-name="gr1" draw:text-style-name="P1" draw:layer="layout" svg:width="0.2cm" svg:height="0.2cm" svg:x="17.824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8.655cm" svg:x2="17.924cm" svg:y2="8.855cm">
              <text:p/>
            </draw:line>
            <draw:line draw:style-name="gr2" draw:text-style-name="P2" draw:layer="layout" svg:x1="17.824cm" svg:y1="8.755cm" svg:x2="18.024cm" svg:y2="8.755cm">
              <text:p/>
            </draw:line>
          </draw:g>
          <draw:g>
            <draw:custom-shape draw:style-name="gr1" draw:text-style-name="P1" draw:layer="layout" svg:width="0.2cm" svg:height="0.2cm" svg:x="18.324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8.655cm" svg:x2="18.424cm" svg:y2="8.855cm">
              <text:p/>
            </draw:line>
            <draw:line draw:style-name="gr2" draw:text-style-name="P2" draw:layer="layout" svg:x1="18.324cm" svg:y1="8.755cm" svg:x2="18.524cm" svg:y2="8.755cm">
              <text:p/>
            </draw:line>
          </draw:g>
          <draw:g>
            <draw:custom-shape draw:style-name="gr1" draw:text-style-name="P1" draw:layer="layout" svg:width="0.2cm" svg:height="0.2cm" svg:x="18.824cm" svg:y="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8.655cm" svg:x2="18.924cm" svg:y2="8.855cm">
              <text:p/>
            </draw:line>
            <draw:line draw:style-name="gr2" draw:text-style-name="P2" draw:layer="layout" svg:x1="18.824cm" svg:y1="8.755cm" svg:x2="19.024cm" svg:y2="8.755cm">
              <text:p/>
            </draw:line>
          </draw:g>
          <draw:custom-shape draw:style-name="gr3" draw:text-style-name="P1" draw:layer="layout" svg:width="17.839cm" svg:height="0.51cm" svg:x="1.5cm" svg:y="8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9.155cm" svg:x2="1.9cm" svg:y2="9.355cm">
              <text:p/>
            </draw:line>
            <draw:line draw:style-name="gr2" draw:text-style-name="P2" draw:layer="layout" svg:x1="1.8cm" svg:y1="9.255cm" svg:x2="2cm" svg:y2="9.255cm">
              <text:p/>
            </draw:line>
          </draw:g>
          <draw:g>
            <draw:custom-shape draw:style-name="gr1" draw:text-style-name="P1" draw:layer="layout" svg:width="0.2cm" svg:height="0.2cm" svg:x="2.292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9.155cm" svg:x2="2.392cm" svg:y2="9.355cm">
              <text:p/>
            </draw:line>
            <draw:line draw:style-name="gr2" draw:text-style-name="P2" draw:layer="layout" svg:x1="2.292cm" svg:y1="9.255cm" svg:x2="2.492cm" svg:y2="9.255cm">
              <text:p/>
            </draw:line>
          </draw:g>
          <draw:g>
            <draw:custom-shape draw:style-name="gr1" draw:text-style-name="P1" draw:layer="layout" svg:width="0.2cm" svg:height="0.2cm" svg:x="2.292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9.155cm" svg:x2="2.392cm" svg:y2="9.355cm">
              <text:p/>
            </draw:line>
            <draw:line draw:style-name="gr2" draw:text-style-name="P2" draw:layer="layout" svg:x1="2.292cm" svg:y1="9.255cm" svg:x2="2.492cm" svg:y2="9.255cm">
              <text:p/>
            </draw:line>
          </draw:g>
          <draw:g>
            <draw:custom-shape draw:style-name="gr1" draw:text-style-name="P1" draw:layer="layout" svg:width="0.2cm" svg:height="0.2cm" svg:x="2.798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9.155cm" svg:x2="2.898cm" svg:y2="9.355cm">
              <text:p/>
            </draw:line>
            <draw:line draw:style-name="gr2" draw:text-style-name="P2" draw:layer="layout" svg:x1="2.798cm" svg:y1="9.255cm" svg:x2="2.998cm" svg:y2="9.255cm">
              <text:p/>
            </draw:line>
          </draw:g>
          <draw:g>
            <draw:custom-shape draw:style-name="gr1" draw:text-style-name="P1" draw:layer="layout" svg:width="0.2cm" svg:height="0.2cm" svg:x="3.306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9.155cm" svg:x2="3.406cm" svg:y2="9.355cm">
              <text:p/>
            </draw:line>
            <draw:line draw:style-name="gr2" draw:text-style-name="P2" draw:layer="layout" svg:x1="3.306cm" svg:y1="9.255cm" svg:x2="3.506cm" svg:y2="9.255cm">
              <text:p/>
            </draw:line>
          </draw:g>
          <draw:g>
            <draw:custom-shape draw:style-name="gr1" draw:text-style-name="P1" draw:layer="layout" svg:width="0.2cm" svg:height="0.2cm" svg:x="3.806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9.155cm" svg:x2="3.906cm" svg:y2="9.355cm">
              <text:p/>
            </draw:line>
            <draw:line draw:style-name="gr2" draw:text-style-name="P2" draw:layer="layout" svg:x1="3.806cm" svg:y1="9.255cm" svg:x2="4.006cm" svg:y2="9.255cm">
              <text:p/>
            </draw:line>
          </draw:g>
          <draw:g>
            <draw:custom-shape draw:style-name="gr1" draw:text-style-name="P1" draw:layer="layout" svg:width="0.2cm" svg:height="0.2cm" svg:x="4.306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9.155cm" svg:x2="4.406cm" svg:y2="9.355cm">
              <text:p/>
            </draw:line>
            <draw:line draw:style-name="gr2" draw:text-style-name="P2" draw:layer="layout" svg:x1="4.306cm" svg:y1="9.255cm" svg:x2="4.506cm" svg:y2="9.255cm">
              <text:p/>
            </draw:line>
          </draw:g>
          <draw:g>
            <draw:custom-shape draw:style-name="gr1" draw:text-style-name="P1" draw:layer="layout" svg:width="0.2cm" svg:height="0.2cm" svg:x="4.806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9.155cm" svg:x2="4.906cm" svg:y2="9.355cm">
              <text:p/>
            </draw:line>
            <draw:line draw:style-name="gr2" draw:text-style-name="P2" draw:layer="layout" svg:x1="4.806cm" svg:y1="9.255cm" svg:x2="5.006cm" svg:y2="9.255cm">
              <text:p/>
            </draw:line>
          </draw:g>
          <draw:g>
            <draw:custom-shape draw:style-name="gr1" draw:text-style-name="P1" draw:layer="layout" svg:width="0.2cm" svg:height="0.2cm" svg:x="5.304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9.155cm" svg:x2="5.404cm" svg:y2="9.355cm">
              <text:p/>
            </draw:line>
            <draw:line draw:style-name="gr2" draw:text-style-name="P2" draw:layer="layout" svg:x1="5.304cm" svg:y1="9.255cm" svg:x2="5.504cm" svg:y2="9.255cm">
              <text:p/>
            </draw:line>
          </draw:g>
          <draw:g>
            <draw:custom-shape draw:style-name="gr1" draw:text-style-name="P1" draw:layer="layout" svg:width="0.2cm" svg:height="0.2cm" svg:x="5.804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9.155cm" svg:x2="5.904cm" svg:y2="9.355cm">
              <text:p/>
            </draw:line>
            <draw:line draw:style-name="gr2" draw:text-style-name="P2" draw:layer="layout" svg:x1="5.804cm" svg:y1="9.255cm" svg:x2="6.004cm" svg:y2="9.255cm">
              <text:p/>
            </draw:line>
          </draw:g>
          <draw:g>
            <draw:custom-shape draw:style-name="gr1" draw:text-style-name="P1" draw:layer="layout" svg:width="0.2cm" svg:height="0.2cm" svg:x="6.31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9.155cm" svg:x2="6.41cm" svg:y2="9.355cm">
              <text:p/>
            </draw:line>
            <draw:line draw:style-name="gr2" draw:text-style-name="P2" draw:layer="layout" svg:x1="6.31cm" svg:y1="9.255cm" svg:x2="6.51cm" svg:y2="9.255cm">
              <text:p/>
            </draw:line>
          </draw:g>
          <draw:g>
            <draw:custom-shape draw:style-name="gr1" draw:text-style-name="P1" draw:layer="layout" svg:width="0.2cm" svg:height="0.2cm" svg:x="6.808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9.155cm" svg:x2="6.908cm" svg:y2="9.355cm">
              <text:p/>
            </draw:line>
            <draw:line draw:style-name="gr2" draw:text-style-name="P2" draw:layer="layout" svg:x1="6.808cm" svg:y1="9.255cm" svg:x2="7.008cm" svg:y2="9.255cm">
              <text:p/>
            </draw:line>
          </draw:g>
          <draw:g>
            <draw:custom-shape draw:style-name="gr1" draw:text-style-name="P1" draw:layer="layout" svg:width="0.2cm" svg:height="0.2cm" svg:x="7.312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9.155cm" svg:x2="7.412cm" svg:y2="9.355cm">
              <text:p/>
            </draw:line>
            <draw:line draw:style-name="gr2" draw:text-style-name="P2" draw:layer="layout" svg:x1="7.312cm" svg:y1="9.255cm" svg:x2="7.512cm" svg:y2="9.255cm">
              <text:p/>
            </draw:line>
          </draw:g>
          <draw:g>
            <draw:custom-shape draw:style-name="gr1" draw:text-style-name="P1" draw:layer="layout" svg:width="0.2cm" svg:height="0.2cm" svg:x="7.812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9.155cm" svg:x2="7.912cm" svg:y2="9.355cm">
              <text:p/>
            </draw:line>
            <draw:line draw:style-name="gr2" draw:text-style-name="P2" draw:layer="layout" svg:x1="7.812cm" svg:y1="9.255cm" svg:x2="8.012cm" svg:y2="9.255cm">
              <text:p/>
            </draw:line>
          </draw:g>
          <draw:g>
            <draw:custom-shape draw:style-name="gr1" draw:text-style-name="P1" draw:layer="layout" svg:width="0.2cm" svg:height="0.2cm" svg:x="8.314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9.155cm" svg:x2="8.414cm" svg:y2="9.355cm">
              <text:p/>
            </draw:line>
            <draw:line draw:style-name="gr2" draw:text-style-name="P2" draw:layer="layout" svg:x1="8.314cm" svg:y1="9.255cm" svg:x2="8.514cm" svg:y2="9.255cm">
              <text:p/>
            </draw:line>
          </draw:g>
          <draw:g>
            <draw:custom-shape draw:style-name="gr1" draw:text-style-name="P1" draw:layer="layout" svg:width="0.2cm" svg:height="0.2cm" svg:x="8.81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9.155cm" svg:x2="8.91cm" svg:y2="9.355cm">
              <text:p/>
            </draw:line>
            <draw:line draw:style-name="gr2" draw:text-style-name="P2" draw:layer="layout" svg:x1="8.81cm" svg:y1="9.255cm" svg:x2="9.01cm" svg:y2="9.255cm">
              <text:p/>
            </draw:line>
          </draw:g>
          <draw:g>
            <draw:custom-shape draw:style-name="gr1" draw:text-style-name="P1" draw:layer="layout" svg:width="0.2cm" svg:height="0.2cm" svg:x="9.31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9.155cm" svg:x2="9.41cm" svg:y2="9.355cm">
              <text:p/>
            </draw:line>
            <draw:line draw:style-name="gr2" draw:text-style-name="P2" draw:layer="layout" svg:x1="9.31cm" svg:y1="9.255cm" svg:x2="9.51cm" svg:y2="9.255cm">
              <text:p/>
            </draw:line>
          </draw:g>
          <draw:g>
            <draw:custom-shape draw:style-name="gr1" draw:text-style-name="P1" draw:layer="layout" svg:width="0.2cm" svg:height="0.2cm" svg:x="9.81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9.155cm" svg:x2="9.91cm" svg:y2="9.355cm">
              <text:p/>
            </draw:line>
            <draw:line draw:style-name="gr2" draw:text-style-name="P2" draw:layer="layout" svg:x1="9.81cm" svg:y1="9.255cm" svg:x2="10.01cm" svg:y2="9.255cm">
              <text:p/>
            </draw:line>
          </draw:g>
          <draw:g>
            <draw:custom-shape draw:style-name="gr1" draw:text-style-name="P1" draw:layer="layout" svg:width="0.2cm" svg:height="0.2cm" svg:x="10.316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9.155cm" svg:x2="10.416cm" svg:y2="9.355cm">
              <text:p/>
            </draw:line>
            <draw:line draw:style-name="gr2" draw:text-style-name="P2" draw:layer="layout" svg:x1="10.316cm" svg:y1="9.255cm" svg:x2="10.516cm" svg:y2="9.255cm">
              <text:p/>
            </draw:line>
          </draw:g>
          <draw:g>
            <draw:custom-shape draw:style-name="gr1" draw:text-style-name="P1" draw:layer="layout" svg:width="0.2cm" svg:height="0.2cm" svg:x="10.816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9.155cm" svg:x2="10.916cm" svg:y2="9.355cm">
              <text:p/>
            </draw:line>
            <draw:line draw:style-name="gr2" draw:text-style-name="P2" draw:layer="layout" svg:x1="10.816cm" svg:y1="9.255cm" svg:x2="11.016cm" svg:y2="9.255cm">
              <text:p/>
            </draw:line>
          </draw:g>
          <draw:g>
            <draw:custom-shape draw:style-name="gr1" draw:text-style-name="P1" draw:layer="layout" svg:width="0.2cm" svg:height="0.2cm" svg:x="11.314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9.155cm" svg:x2="11.414cm" svg:y2="9.355cm">
              <text:p/>
            </draw:line>
            <draw:line draw:style-name="gr2" draw:text-style-name="P2" draw:layer="layout" svg:x1="11.314cm" svg:y1="9.255cm" svg:x2="11.514cm" svg:y2="9.255cm">
              <text:p/>
            </draw:line>
          </draw:g>
          <draw:g>
            <draw:custom-shape draw:style-name="gr1" draw:text-style-name="P1" draw:layer="layout" svg:width="0.2cm" svg:height="0.2cm" svg:x="11.82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9.155cm" svg:x2="11.92cm" svg:y2="9.355cm">
              <text:p/>
            </draw:line>
            <draw:line draw:style-name="gr2" draw:text-style-name="P2" draw:layer="layout" svg:x1="11.82cm" svg:y1="9.255cm" svg:x2="12.02cm" svg:y2="9.255cm">
              <text:p/>
            </draw:line>
          </draw:g>
          <draw:g>
            <draw:custom-shape draw:style-name="gr1" draw:text-style-name="P1" draw:layer="layout" svg:width="0.2cm" svg:height="0.2cm" svg:x="12.322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9.155cm" svg:x2="12.422cm" svg:y2="9.355cm">
              <text:p/>
            </draw:line>
            <draw:line draw:style-name="gr2" draw:text-style-name="P2" draw:layer="layout" svg:x1="12.322cm" svg:y1="9.255cm" svg:x2="12.522cm" svg:y2="9.255cm">
              <text:p/>
            </draw:line>
          </draw:g>
          <draw:g>
            <draw:custom-shape draw:style-name="gr1" draw:text-style-name="P1" draw:layer="layout" svg:width="0.2cm" svg:height="0.2cm" svg:x="12.818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9.155cm" svg:x2="12.918cm" svg:y2="9.355cm">
              <text:p/>
            </draw:line>
            <draw:line draw:style-name="gr2" draw:text-style-name="P2" draw:layer="layout" svg:x1="12.818cm" svg:y1="9.255cm" svg:x2="13.018cm" svg:y2="9.255cm">
              <text:p/>
            </draw:line>
          </draw:g>
          <draw:g>
            <draw:custom-shape draw:style-name="gr1" draw:text-style-name="P1" draw:layer="layout" svg:width="0.2cm" svg:height="0.2cm" svg:x="13.318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9.155cm" svg:x2="13.418cm" svg:y2="9.355cm">
              <text:p/>
            </draw:line>
            <draw:line draw:style-name="gr2" draw:text-style-name="P2" draw:layer="layout" svg:x1="13.318cm" svg:y1="9.255cm" svg:x2="13.518cm" svg:y2="9.255cm">
              <text:p/>
            </draw:line>
          </draw:g>
          <draw:g>
            <draw:custom-shape draw:style-name="gr1" draw:text-style-name="P1" draw:layer="layout" svg:width="0.2cm" svg:height="0.2cm" svg:x="13.822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9.155cm" svg:x2="13.922cm" svg:y2="9.355cm">
              <text:p/>
            </draw:line>
            <draw:line draw:style-name="gr2" draw:text-style-name="P2" draw:layer="layout" svg:x1="13.822cm" svg:y1="9.255cm" svg:x2="14.022cm" svg:y2="9.255cm">
              <text:p/>
            </draw:line>
          </draw:g>
          <draw:g>
            <draw:custom-shape draw:style-name="gr1" draw:text-style-name="P1" draw:layer="layout" svg:width="0.2cm" svg:height="0.2cm" svg:x="14.324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9.155cm" svg:x2="14.424cm" svg:y2="9.355cm">
              <text:p/>
            </draw:line>
            <draw:line draw:style-name="gr2" draw:text-style-name="P2" draw:layer="layout" svg:x1="14.324cm" svg:y1="9.255cm" svg:x2="14.524cm" svg:y2="9.255cm">
              <text:p/>
            </draw:line>
          </draw:g>
          <draw:g>
            <draw:custom-shape draw:style-name="gr1" draw:text-style-name="P1" draw:layer="layout" svg:width="0.2cm" svg:height="0.2cm" svg:x="14.824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9.155cm" svg:x2="14.924cm" svg:y2="9.355cm">
              <text:p/>
            </draw:line>
            <draw:line draw:style-name="gr2" draw:text-style-name="P2" draw:layer="layout" svg:x1="14.824cm" svg:y1="9.255cm" svg:x2="15.024cm" svg:y2="9.255cm">
              <text:p/>
            </draw:line>
          </draw:g>
          <draw:g>
            <draw:custom-shape draw:style-name="gr1" draw:text-style-name="P1" draw:layer="layout" svg:width="0.2cm" svg:height="0.2cm" svg:x="15.324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9.155cm" svg:x2="15.424cm" svg:y2="9.355cm">
              <text:p/>
            </draw:line>
            <draw:line draw:style-name="gr2" draw:text-style-name="P2" draw:layer="layout" svg:x1="15.324cm" svg:y1="9.255cm" svg:x2="15.524cm" svg:y2="9.255cm">
              <text:p/>
            </draw:line>
          </draw:g>
          <draw:g>
            <draw:custom-shape draw:style-name="gr1" draw:text-style-name="P1" draw:layer="layout" svg:width="0.2cm" svg:height="0.2cm" svg:x="15.824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9.155cm" svg:x2="15.924cm" svg:y2="9.355cm">
              <text:p/>
            </draw:line>
            <draw:line draw:style-name="gr2" draw:text-style-name="P2" draw:layer="layout" svg:x1="15.824cm" svg:y1="9.255cm" svg:x2="16.024cm" svg:y2="9.255cm">
              <text:p/>
            </draw:line>
          </draw:g>
          <draw:g>
            <draw:custom-shape draw:style-name="gr1" draw:text-style-name="P1" draw:layer="layout" svg:width="0.2cm" svg:height="0.2cm" svg:x="16.324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9.155cm" svg:x2="16.424cm" svg:y2="9.355cm">
              <text:p/>
            </draw:line>
            <draw:line draw:style-name="gr2" draw:text-style-name="P2" draw:layer="layout" svg:x1="16.324cm" svg:y1="9.255cm" svg:x2="16.524cm" svg:y2="9.255cm">
              <text:p/>
            </draw:line>
          </draw:g>
          <draw:g>
            <draw:custom-shape draw:style-name="gr1" draw:text-style-name="P1" draw:layer="layout" svg:width="0.2cm" svg:height="0.2cm" svg:x="16.824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9.155cm" svg:x2="16.924cm" svg:y2="9.355cm">
              <text:p/>
            </draw:line>
            <draw:line draw:style-name="gr2" draw:text-style-name="P2" draw:layer="layout" svg:x1="16.824cm" svg:y1="9.255cm" svg:x2="17.024cm" svg:y2="9.255cm">
              <text:p/>
            </draw:line>
          </draw:g>
          <draw:g>
            <draw:custom-shape draw:style-name="gr1" draw:text-style-name="P1" draw:layer="layout" svg:width="0.2cm" svg:height="0.2cm" svg:x="17.324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9.155cm" svg:x2="17.424cm" svg:y2="9.355cm">
              <text:p/>
            </draw:line>
            <draw:line draw:style-name="gr2" draw:text-style-name="P2" draw:layer="layout" svg:x1="17.324cm" svg:y1="9.255cm" svg:x2="17.524cm" svg:y2="9.255cm">
              <text:p/>
            </draw:line>
          </draw:g>
          <draw:g>
            <draw:custom-shape draw:style-name="gr1" draw:text-style-name="P1" draw:layer="layout" svg:width="0.2cm" svg:height="0.2cm" svg:x="17.824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9.155cm" svg:x2="17.924cm" svg:y2="9.355cm">
              <text:p/>
            </draw:line>
            <draw:line draw:style-name="gr2" draw:text-style-name="P2" draw:layer="layout" svg:x1="17.824cm" svg:y1="9.255cm" svg:x2="18.024cm" svg:y2="9.255cm">
              <text:p/>
            </draw:line>
          </draw:g>
          <draw:g>
            <draw:custom-shape draw:style-name="gr1" draw:text-style-name="P1" draw:layer="layout" svg:width="0.2cm" svg:height="0.2cm" svg:x="18.324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9.155cm" svg:x2="18.424cm" svg:y2="9.355cm">
              <text:p/>
            </draw:line>
            <draw:line draw:style-name="gr2" draw:text-style-name="P2" draw:layer="layout" svg:x1="18.324cm" svg:y1="9.255cm" svg:x2="18.524cm" svg:y2="9.255cm">
              <text:p/>
            </draw:line>
          </draw:g>
          <draw:g>
            <draw:custom-shape draw:style-name="gr1" draw:text-style-name="P1" draw:layer="layout" svg:width="0.2cm" svg:height="0.2cm" svg:x="18.824cm" svg:y="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9.155cm" svg:x2="18.924cm" svg:y2="9.355cm">
              <text:p/>
            </draw:line>
            <draw:line draw:style-name="gr2" draw:text-style-name="P2" draw:layer="layout" svg:x1="18.824cm" svg:y1="9.255cm" svg:x2="19.024cm" svg:y2="9.255cm">
              <text:p/>
            </draw:line>
          </draw:g>
          <draw:custom-shape draw:style-name="gr3" draw:text-style-name="P1" draw:layer="layout" svg:width="17.839cm" svg:height="0.51cm" svg:x="1.5cm" svg:y="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9.655cm" svg:x2="1.9cm" svg:y2="9.855cm">
              <text:p/>
            </draw:line>
            <draw:line draw:style-name="gr2" draw:text-style-name="P2" draw:layer="layout" svg:x1="1.8cm" svg:y1="9.755cm" svg:x2="2cm" svg:y2="9.755cm">
              <text:p/>
            </draw:line>
          </draw:g>
          <draw:g>
            <draw:custom-shape draw:style-name="gr1" draw:text-style-name="P1" draw:layer="layout" svg:width="0.2cm" svg:height="0.2cm" svg:x="2.292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9.655cm" svg:x2="2.392cm" svg:y2="9.855cm">
              <text:p/>
            </draw:line>
            <draw:line draw:style-name="gr2" draw:text-style-name="P2" draw:layer="layout" svg:x1="2.292cm" svg:y1="9.755cm" svg:x2="2.492cm" svg:y2="9.755cm">
              <text:p/>
            </draw:line>
          </draw:g>
          <draw:g>
            <draw:custom-shape draw:style-name="gr1" draw:text-style-name="P1" draw:layer="layout" svg:width="0.2cm" svg:height="0.2cm" svg:x="2.292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9.655cm" svg:x2="2.392cm" svg:y2="9.855cm">
              <text:p/>
            </draw:line>
            <draw:line draw:style-name="gr2" draw:text-style-name="P2" draw:layer="layout" svg:x1="2.292cm" svg:y1="9.755cm" svg:x2="2.492cm" svg:y2="9.755cm">
              <text:p/>
            </draw:line>
          </draw:g>
          <draw:g>
            <draw:custom-shape draw:style-name="gr1" draw:text-style-name="P1" draw:layer="layout" svg:width="0.2cm" svg:height="0.2cm" svg:x="2.798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9.655cm" svg:x2="2.898cm" svg:y2="9.855cm">
              <text:p/>
            </draw:line>
            <draw:line draw:style-name="gr2" draw:text-style-name="P2" draw:layer="layout" svg:x1="2.798cm" svg:y1="9.755cm" svg:x2="2.998cm" svg:y2="9.755cm">
              <text:p/>
            </draw:line>
          </draw:g>
          <draw:g>
            <draw:custom-shape draw:style-name="gr1" draw:text-style-name="P1" draw:layer="layout" svg:width="0.2cm" svg:height="0.2cm" svg:x="3.306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9.655cm" svg:x2="3.406cm" svg:y2="9.855cm">
              <text:p/>
            </draw:line>
            <draw:line draw:style-name="gr2" draw:text-style-name="P2" draw:layer="layout" svg:x1="3.306cm" svg:y1="9.755cm" svg:x2="3.506cm" svg:y2="9.755cm">
              <text:p/>
            </draw:line>
          </draw:g>
          <draw:g>
            <draw:custom-shape draw:style-name="gr1" draw:text-style-name="P1" draw:layer="layout" svg:width="0.2cm" svg:height="0.2cm" svg:x="3.806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9.655cm" svg:x2="3.906cm" svg:y2="9.855cm">
              <text:p/>
            </draw:line>
            <draw:line draw:style-name="gr2" draw:text-style-name="P2" draw:layer="layout" svg:x1="3.806cm" svg:y1="9.755cm" svg:x2="4.006cm" svg:y2="9.755cm">
              <text:p/>
            </draw:line>
          </draw:g>
          <draw:g>
            <draw:custom-shape draw:style-name="gr1" draw:text-style-name="P1" draw:layer="layout" svg:width="0.2cm" svg:height="0.2cm" svg:x="4.306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9.655cm" svg:x2="4.406cm" svg:y2="9.855cm">
              <text:p/>
            </draw:line>
            <draw:line draw:style-name="gr2" draw:text-style-name="P2" draw:layer="layout" svg:x1="4.306cm" svg:y1="9.755cm" svg:x2="4.506cm" svg:y2="9.755cm">
              <text:p/>
            </draw:line>
          </draw:g>
          <draw:g>
            <draw:custom-shape draw:style-name="gr1" draw:text-style-name="P1" draw:layer="layout" svg:width="0.2cm" svg:height="0.2cm" svg:x="4.806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9.655cm" svg:x2="4.906cm" svg:y2="9.855cm">
              <text:p/>
            </draw:line>
            <draw:line draw:style-name="gr2" draw:text-style-name="P2" draw:layer="layout" svg:x1="4.806cm" svg:y1="9.755cm" svg:x2="5.006cm" svg:y2="9.755cm">
              <text:p/>
            </draw:line>
          </draw:g>
          <draw:g>
            <draw:custom-shape draw:style-name="gr1" draw:text-style-name="P1" draw:layer="layout" svg:width="0.2cm" svg:height="0.2cm" svg:x="5.304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9.655cm" svg:x2="5.404cm" svg:y2="9.855cm">
              <text:p/>
            </draw:line>
            <draw:line draw:style-name="gr2" draw:text-style-name="P2" draw:layer="layout" svg:x1="5.304cm" svg:y1="9.755cm" svg:x2="5.504cm" svg:y2="9.755cm">
              <text:p/>
            </draw:line>
          </draw:g>
          <draw:g>
            <draw:custom-shape draw:style-name="gr1" draw:text-style-name="P1" draw:layer="layout" svg:width="0.2cm" svg:height="0.2cm" svg:x="5.804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9.655cm" svg:x2="5.904cm" svg:y2="9.855cm">
              <text:p/>
            </draw:line>
            <draw:line draw:style-name="gr2" draw:text-style-name="P2" draw:layer="layout" svg:x1="5.804cm" svg:y1="9.755cm" svg:x2="6.004cm" svg:y2="9.755cm">
              <text:p/>
            </draw:line>
          </draw:g>
          <draw:g>
            <draw:custom-shape draw:style-name="gr1" draw:text-style-name="P1" draw:layer="layout" svg:width="0.2cm" svg:height="0.2cm" svg:x="6.31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9.655cm" svg:x2="6.41cm" svg:y2="9.855cm">
              <text:p/>
            </draw:line>
            <draw:line draw:style-name="gr2" draw:text-style-name="P2" draw:layer="layout" svg:x1="6.31cm" svg:y1="9.755cm" svg:x2="6.51cm" svg:y2="9.755cm">
              <text:p/>
            </draw:line>
          </draw:g>
          <draw:g>
            <draw:custom-shape draw:style-name="gr1" draw:text-style-name="P1" draw:layer="layout" svg:width="0.2cm" svg:height="0.2cm" svg:x="6.808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9.655cm" svg:x2="6.908cm" svg:y2="9.855cm">
              <text:p/>
            </draw:line>
            <draw:line draw:style-name="gr2" draw:text-style-name="P2" draw:layer="layout" svg:x1="6.808cm" svg:y1="9.755cm" svg:x2="7.008cm" svg:y2="9.755cm">
              <text:p/>
            </draw:line>
          </draw:g>
          <draw:g>
            <draw:custom-shape draw:style-name="gr1" draw:text-style-name="P1" draw:layer="layout" svg:width="0.2cm" svg:height="0.2cm" svg:x="7.312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9.655cm" svg:x2="7.412cm" svg:y2="9.855cm">
              <text:p/>
            </draw:line>
            <draw:line draw:style-name="gr2" draw:text-style-name="P2" draw:layer="layout" svg:x1="7.312cm" svg:y1="9.755cm" svg:x2="7.512cm" svg:y2="9.755cm">
              <text:p/>
            </draw:line>
          </draw:g>
          <draw:g>
            <draw:custom-shape draw:style-name="gr1" draw:text-style-name="P1" draw:layer="layout" svg:width="0.2cm" svg:height="0.2cm" svg:x="7.812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9.655cm" svg:x2="7.912cm" svg:y2="9.855cm">
              <text:p/>
            </draw:line>
            <draw:line draw:style-name="gr2" draw:text-style-name="P2" draw:layer="layout" svg:x1="7.812cm" svg:y1="9.755cm" svg:x2="8.012cm" svg:y2="9.755cm">
              <text:p/>
            </draw:line>
          </draw:g>
          <draw:g>
            <draw:custom-shape draw:style-name="gr1" draw:text-style-name="P1" draw:layer="layout" svg:width="0.2cm" svg:height="0.2cm" svg:x="8.314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9.655cm" svg:x2="8.414cm" svg:y2="9.855cm">
              <text:p/>
            </draw:line>
            <draw:line draw:style-name="gr2" draw:text-style-name="P2" draw:layer="layout" svg:x1="8.314cm" svg:y1="9.755cm" svg:x2="8.514cm" svg:y2="9.755cm">
              <text:p/>
            </draw:line>
          </draw:g>
          <draw:g>
            <draw:custom-shape draw:style-name="gr1" draw:text-style-name="P1" draw:layer="layout" svg:width="0.2cm" svg:height="0.2cm" svg:x="8.81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9.655cm" svg:x2="8.91cm" svg:y2="9.855cm">
              <text:p/>
            </draw:line>
            <draw:line draw:style-name="gr2" draw:text-style-name="P2" draw:layer="layout" svg:x1="8.81cm" svg:y1="9.755cm" svg:x2="9.01cm" svg:y2="9.755cm">
              <text:p/>
            </draw:line>
          </draw:g>
          <draw:g>
            <draw:custom-shape draw:style-name="gr1" draw:text-style-name="P1" draw:layer="layout" svg:width="0.2cm" svg:height="0.2cm" svg:x="9.31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9.655cm" svg:x2="9.41cm" svg:y2="9.855cm">
              <text:p/>
            </draw:line>
            <draw:line draw:style-name="gr2" draw:text-style-name="P2" draw:layer="layout" svg:x1="9.31cm" svg:y1="9.755cm" svg:x2="9.51cm" svg:y2="9.755cm">
              <text:p/>
            </draw:line>
          </draw:g>
          <draw:g>
            <draw:custom-shape draw:style-name="gr1" draw:text-style-name="P1" draw:layer="layout" svg:width="0.2cm" svg:height="0.2cm" svg:x="9.81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9.655cm" svg:x2="9.91cm" svg:y2="9.855cm">
              <text:p/>
            </draw:line>
            <draw:line draw:style-name="gr2" draw:text-style-name="P2" draw:layer="layout" svg:x1="9.81cm" svg:y1="9.755cm" svg:x2="10.01cm" svg:y2="9.755cm">
              <text:p/>
            </draw:line>
          </draw:g>
          <draw:g>
            <draw:custom-shape draw:style-name="gr1" draw:text-style-name="P1" draw:layer="layout" svg:width="0.2cm" svg:height="0.2cm" svg:x="10.316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9.655cm" svg:x2="10.416cm" svg:y2="9.855cm">
              <text:p/>
            </draw:line>
            <draw:line draw:style-name="gr2" draw:text-style-name="P2" draw:layer="layout" svg:x1="10.316cm" svg:y1="9.755cm" svg:x2="10.516cm" svg:y2="9.755cm">
              <text:p/>
            </draw:line>
          </draw:g>
          <draw:g>
            <draw:custom-shape draw:style-name="gr1" draw:text-style-name="P1" draw:layer="layout" svg:width="0.2cm" svg:height="0.2cm" svg:x="10.816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9.655cm" svg:x2="10.916cm" svg:y2="9.855cm">
              <text:p/>
            </draw:line>
            <draw:line draw:style-name="gr2" draw:text-style-name="P2" draw:layer="layout" svg:x1="10.816cm" svg:y1="9.755cm" svg:x2="11.016cm" svg:y2="9.755cm">
              <text:p/>
            </draw:line>
          </draw:g>
          <draw:g>
            <draw:custom-shape draw:style-name="gr1" draw:text-style-name="P1" draw:layer="layout" svg:width="0.2cm" svg:height="0.2cm" svg:x="11.314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9.655cm" svg:x2="11.414cm" svg:y2="9.855cm">
              <text:p/>
            </draw:line>
            <draw:line draw:style-name="gr2" draw:text-style-name="P2" draw:layer="layout" svg:x1="11.314cm" svg:y1="9.755cm" svg:x2="11.514cm" svg:y2="9.755cm">
              <text:p/>
            </draw:line>
          </draw:g>
          <draw:g>
            <draw:custom-shape draw:style-name="gr1" draw:text-style-name="P1" draw:layer="layout" svg:width="0.2cm" svg:height="0.2cm" svg:x="11.82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9.655cm" svg:x2="11.92cm" svg:y2="9.855cm">
              <text:p/>
            </draw:line>
            <draw:line draw:style-name="gr2" draw:text-style-name="P2" draw:layer="layout" svg:x1="11.82cm" svg:y1="9.755cm" svg:x2="12.02cm" svg:y2="9.755cm">
              <text:p/>
            </draw:line>
          </draw:g>
          <draw:g>
            <draw:custom-shape draw:style-name="gr1" draw:text-style-name="P1" draw:layer="layout" svg:width="0.2cm" svg:height="0.2cm" svg:x="12.322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9.655cm" svg:x2="12.422cm" svg:y2="9.855cm">
              <text:p/>
            </draw:line>
            <draw:line draw:style-name="gr2" draw:text-style-name="P2" draw:layer="layout" svg:x1="12.322cm" svg:y1="9.755cm" svg:x2="12.522cm" svg:y2="9.755cm">
              <text:p/>
            </draw:line>
          </draw:g>
          <draw:g>
            <draw:custom-shape draw:style-name="gr1" draw:text-style-name="P1" draw:layer="layout" svg:width="0.2cm" svg:height="0.2cm" svg:x="12.818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9.655cm" svg:x2="12.918cm" svg:y2="9.855cm">
              <text:p/>
            </draw:line>
            <draw:line draw:style-name="gr2" draw:text-style-name="P2" draw:layer="layout" svg:x1="12.818cm" svg:y1="9.755cm" svg:x2="13.018cm" svg:y2="9.755cm">
              <text:p/>
            </draw:line>
          </draw:g>
          <draw:g>
            <draw:custom-shape draw:style-name="gr1" draw:text-style-name="P1" draw:layer="layout" svg:width="0.2cm" svg:height="0.2cm" svg:x="13.318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9.655cm" svg:x2="13.418cm" svg:y2="9.855cm">
              <text:p/>
            </draw:line>
            <draw:line draw:style-name="gr2" draw:text-style-name="P2" draw:layer="layout" svg:x1="13.318cm" svg:y1="9.755cm" svg:x2="13.518cm" svg:y2="9.755cm">
              <text:p/>
            </draw:line>
          </draw:g>
          <draw:g>
            <draw:custom-shape draw:style-name="gr1" draw:text-style-name="P1" draw:layer="layout" svg:width="0.2cm" svg:height="0.2cm" svg:x="13.822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9.655cm" svg:x2="13.922cm" svg:y2="9.855cm">
              <text:p/>
            </draw:line>
            <draw:line draw:style-name="gr2" draw:text-style-name="P2" draw:layer="layout" svg:x1="13.822cm" svg:y1="9.755cm" svg:x2="14.022cm" svg:y2="9.755cm">
              <text:p/>
            </draw:line>
          </draw:g>
          <draw:g>
            <draw:custom-shape draw:style-name="gr1" draw:text-style-name="P1" draw:layer="layout" svg:width="0.2cm" svg:height="0.2cm" svg:x="14.324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9.655cm" svg:x2="14.424cm" svg:y2="9.855cm">
              <text:p/>
            </draw:line>
            <draw:line draw:style-name="gr2" draw:text-style-name="P2" draw:layer="layout" svg:x1="14.324cm" svg:y1="9.755cm" svg:x2="14.524cm" svg:y2="9.755cm">
              <text:p/>
            </draw:line>
          </draw:g>
          <draw:g>
            <draw:custom-shape draw:style-name="gr1" draw:text-style-name="P1" draw:layer="layout" svg:width="0.2cm" svg:height="0.2cm" svg:x="14.824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9.655cm" svg:x2="14.924cm" svg:y2="9.855cm">
              <text:p/>
            </draw:line>
            <draw:line draw:style-name="gr2" draw:text-style-name="P2" draw:layer="layout" svg:x1="14.824cm" svg:y1="9.755cm" svg:x2="15.024cm" svg:y2="9.755cm">
              <text:p/>
            </draw:line>
          </draw:g>
          <draw:g>
            <draw:custom-shape draw:style-name="gr1" draw:text-style-name="P1" draw:layer="layout" svg:width="0.2cm" svg:height="0.2cm" svg:x="15.324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9.655cm" svg:x2="15.424cm" svg:y2="9.855cm">
              <text:p/>
            </draw:line>
            <draw:line draw:style-name="gr2" draw:text-style-name="P2" draw:layer="layout" svg:x1="15.324cm" svg:y1="9.755cm" svg:x2="15.524cm" svg:y2="9.755cm">
              <text:p/>
            </draw:line>
          </draw:g>
          <draw:g>
            <draw:custom-shape draw:style-name="gr1" draw:text-style-name="P1" draw:layer="layout" svg:width="0.2cm" svg:height="0.2cm" svg:x="15.824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9.655cm" svg:x2="15.924cm" svg:y2="9.855cm">
              <text:p/>
            </draw:line>
            <draw:line draw:style-name="gr2" draw:text-style-name="P2" draw:layer="layout" svg:x1="15.824cm" svg:y1="9.755cm" svg:x2="16.024cm" svg:y2="9.755cm">
              <text:p/>
            </draw:line>
          </draw:g>
          <draw:g>
            <draw:custom-shape draw:style-name="gr1" draw:text-style-name="P1" draw:layer="layout" svg:width="0.2cm" svg:height="0.2cm" svg:x="16.324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9.655cm" svg:x2="16.424cm" svg:y2="9.855cm">
              <text:p/>
            </draw:line>
            <draw:line draw:style-name="gr2" draw:text-style-name="P2" draw:layer="layout" svg:x1="16.324cm" svg:y1="9.755cm" svg:x2="16.524cm" svg:y2="9.755cm">
              <text:p/>
            </draw:line>
          </draw:g>
          <draw:g>
            <draw:custom-shape draw:style-name="gr1" draw:text-style-name="P1" draw:layer="layout" svg:width="0.2cm" svg:height="0.2cm" svg:x="16.824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9.655cm" svg:x2="16.924cm" svg:y2="9.855cm">
              <text:p/>
            </draw:line>
            <draw:line draw:style-name="gr2" draw:text-style-name="P2" draw:layer="layout" svg:x1="16.824cm" svg:y1="9.755cm" svg:x2="17.024cm" svg:y2="9.755cm">
              <text:p/>
            </draw:line>
          </draw:g>
          <draw:g>
            <draw:custom-shape draw:style-name="gr1" draw:text-style-name="P1" draw:layer="layout" svg:width="0.2cm" svg:height="0.2cm" svg:x="17.324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9.655cm" svg:x2="17.424cm" svg:y2="9.855cm">
              <text:p/>
            </draw:line>
            <draw:line draw:style-name="gr2" draw:text-style-name="P2" draw:layer="layout" svg:x1="17.324cm" svg:y1="9.755cm" svg:x2="17.524cm" svg:y2="9.755cm">
              <text:p/>
            </draw:line>
          </draw:g>
          <draw:g>
            <draw:custom-shape draw:style-name="gr1" draw:text-style-name="P1" draw:layer="layout" svg:width="0.2cm" svg:height="0.2cm" svg:x="17.824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9.655cm" svg:x2="17.924cm" svg:y2="9.855cm">
              <text:p/>
            </draw:line>
            <draw:line draw:style-name="gr2" draw:text-style-name="P2" draw:layer="layout" svg:x1="17.824cm" svg:y1="9.755cm" svg:x2="18.024cm" svg:y2="9.755cm">
              <text:p/>
            </draw:line>
          </draw:g>
          <draw:g>
            <draw:custom-shape draw:style-name="gr1" draw:text-style-name="P1" draw:layer="layout" svg:width="0.2cm" svg:height="0.2cm" svg:x="18.324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9.655cm" svg:x2="18.424cm" svg:y2="9.855cm">
              <text:p/>
            </draw:line>
            <draw:line draw:style-name="gr2" draw:text-style-name="P2" draw:layer="layout" svg:x1="18.324cm" svg:y1="9.755cm" svg:x2="18.524cm" svg:y2="9.755cm">
              <text:p/>
            </draw:line>
          </draw:g>
          <draw:g>
            <draw:custom-shape draw:style-name="gr1" draw:text-style-name="P1" draw:layer="layout" svg:width="0.2cm" svg:height="0.2cm" svg:x="18.824cm" svg:y="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9.655cm" svg:x2="18.924cm" svg:y2="9.855cm">
              <text:p/>
            </draw:line>
            <draw:line draw:style-name="gr2" draw:text-style-name="P2" draw:layer="layout" svg:x1="18.824cm" svg:y1="9.755cm" svg:x2="19.024cm" svg:y2="9.755cm">
              <text:p/>
            </draw:line>
          </draw:g>
          <draw:custom-shape draw:style-name="gr3" draw:text-style-name="P1" draw:layer="layout" svg:width="17.839cm" svg:height="0.51cm" svg:x="1.5cm" svg:y="9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10.655cm" svg:x2="1.9cm" svg:y2="10.855cm">
              <text:p/>
            </draw:line>
            <draw:line draw:style-name="gr2" draw:text-style-name="P2" draw:layer="layout" svg:x1="1.8cm" svg:y1="10.755cm" svg:x2="2cm" svg:y2="10.755cm">
              <text:p/>
            </draw:line>
          </draw:g>
          <draw:g>
            <draw:custom-shape draw:style-name="gr1" draw:text-style-name="P1" draw:layer="layout" svg:width="0.2cm" svg:height="0.2cm" svg:x="2.292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0.655cm" svg:x2="2.392cm" svg:y2="10.855cm">
              <text:p/>
            </draw:line>
            <draw:line draw:style-name="gr2" draw:text-style-name="P2" draw:layer="layout" svg:x1="2.292cm" svg:y1="10.755cm" svg:x2="2.492cm" svg:y2="10.755cm">
              <text:p/>
            </draw:line>
          </draw:g>
          <draw:g>
            <draw:custom-shape draw:style-name="gr1" draw:text-style-name="P1" draw:layer="layout" svg:width="0.2cm" svg:height="0.2cm" svg:x="2.292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0.655cm" svg:x2="2.392cm" svg:y2="10.855cm">
              <text:p/>
            </draw:line>
            <draw:line draw:style-name="gr2" draw:text-style-name="P2" draw:layer="layout" svg:x1="2.292cm" svg:y1="10.755cm" svg:x2="2.492cm" svg:y2="10.755cm">
              <text:p/>
            </draw:line>
          </draw:g>
          <draw:g>
            <draw:custom-shape draw:style-name="gr1" draw:text-style-name="P1" draw:layer="layout" svg:width="0.2cm" svg:height="0.2cm" svg:x="2.798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10.655cm" svg:x2="2.898cm" svg:y2="10.855cm">
              <text:p/>
            </draw:line>
            <draw:line draw:style-name="gr2" draw:text-style-name="P2" draw:layer="layout" svg:x1="2.798cm" svg:y1="10.755cm" svg:x2="2.998cm" svg:y2="10.755cm">
              <text:p/>
            </draw:line>
          </draw:g>
          <draw:g>
            <draw:custom-shape draw:style-name="gr1" draw:text-style-name="P1" draw:layer="layout" svg:width="0.2cm" svg:height="0.2cm" svg:x="3.306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10.655cm" svg:x2="3.406cm" svg:y2="10.855cm">
              <text:p/>
            </draw:line>
            <draw:line draw:style-name="gr2" draw:text-style-name="P2" draw:layer="layout" svg:x1="3.306cm" svg:y1="10.755cm" svg:x2="3.506cm" svg:y2="10.755cm">
              <text:p/>
            </draw:line>
          </draw:g>
          <draw:g>
            <draw:custom-shape draw:style-name="gr1" draw:text-style-name="P1" draw:layer="layout" svg:width="0.2cm" svg:height="0.2cm" svg:x="3.806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10.655cm" svg:x2="3.906cm" svg:y2="10.855cm">
              <text:p/>
            </draw:line>
            <draw:line draw:style-name="gr2" draw:text-style-name="P2" draw:layer="layout" svg:x1="3.806cm" svg:y1="10.755cm" svg:x2="4.006cm" svg:y2="10.755cm">
              <text:p/>
            </draw:line>
          </draw:g>
          <draw:g>
            <draw:custom-shape draw:style-name="gr1" draw:text-style-name="P1" draw:layer="layout" svg:width="0.2cm" svg:height="0.2cm" svg:x="4.306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10.655cm" svg:x2="4.406cm" svg:y2="10.855cm">
              <text:p/>
            </draw:line>
            <draw:line draw:style-name="gr2" draw:text-style-name="P2" draw:layer="layout" svg:x1="4.306cm" svg:y1="10.755cm" svg:x2="4.506cm" svg:y2="10.755cm">
              <text:p/>
            </draw:line>
          </draw:g>
          <draw:g>
            <draw:custom-shape draw:style-name="gr1" draw:text-style-name="P1" draw:layer="layout" svg:width="0.2cm" svg:height="0.2cm" svg:x="4.806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10.655cm" svg:x2="4.906cm" svg:y2="10.855cm">
              <text:p/>
            </draw:line>
            <draw:line draw:style-name="gr2" draw:text-style-name="P2" draw:layer="layout" svg:x1="4.806cm" svg:y1="10.755cm" svg:x2="5.006cm" svg:y2="10.755cm">
              <text:p/>
            </draw:line>
          </draw:g>
          <draw:g>
            <draw:custom-shape draw:style-name="gr1" draw:text-style-name="P1" draw:layer="layout" svg:width="0.2cm" svg:height="0.2cm" svg:x="5.304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10.655cm" svg:x2="5.404cm" svg:y2="10.855cm">
              <text:p/>
            </draw:line>
            <draw:line draw:style-name="gr2" draw:text-style-name="P2" draw:layer="layout" svg:x1="5.304cm" svg:y1="10.755cm" svg:x2="5.504cm" svg:y2="10.755cm">
              <text:p/>
            </draw:line>
          </draw:g>
          <draw:g>
            <draw:custom-shape draw:style-name="gr1" draw:text-style-name="P1" draw:layer="layout" svg:width="0.2cm" svg:height="0.2cm" svg:x="5.804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10.655cm" svg:x2="5.904cm" svg:y2="10.855cm">
              <text:p/>
            </draw:line>
            <draw:line draw:style-name="gr2" draw:text-style-name="P2" draw:layer="layout" svg:x1="5.804cm" svg:y1="10.755cm" svg:x2="6.004cm" svg:y2="10.755cm">
              <text:p/>
            </draw:line>
          </draw:g>
          <draw:g>
            <draw:custom-shape draw:style-name="gr1" draw:text-style-name="P1" draw:layer="layout" svg:width="0.2cm" svg:height="0.2cm" svg:x="6.31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10.655cm" svg:x2="6.41cm" svg:y2="10.855cm">
              <text:p/>
            </draw:line>
            <draw:line draw:style-name="gr2" draw:text-style-name="P2" draw:layer="layout" svg:x1="6.31cm" svg:y1="10.755cm" svg:x2="6.51cm" svg:y2="10.755cm">
              <text:p/>
            </draw:line>
          </draw:g>
          <draw:g>
            <draw:custom-shape draw:style-name="gr1" draw:text-style-name="P1" draw:layer="layout" svg:width="0.2cm" svg:height="0.2cm" svg:x="6.808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10.655cm" svg:x2="6.908cm" svg:y2="10.855cm">
              <text:p/>
            </draw:line>
            <draw:line draw:style-name="gr2" draw:text-style-name="P2" draw:layer="layout" svg:x1="6.808cm" svg:y1="10.755cm" svg:x2="7.008cm" svg:y2="10.755cm">
              <text:p/>
            </draw:line>
          </draw:g>
          <draw:g>
            <draw:custom-shape draw:style-name="gr1" draw:text-style-name="P1" draw:layer="layout" svg:width="0.2cm" svg:height="0.2cm" svg:x="7.312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10.655cm" svg:x2="7.412cm" svg:y2="10.855cm">
              <text:p/>
            </draw:line>
            <draw:line draw:style-name="gr2" draw:text-style-name="P2" draw:layer="layout" svg:x1="7.312cm" svg:y1="10.755cm" svg:x2="7.512cm" svg:y2="10.755cm">
              <text:p/>
            </draw:line>
          </draw:g>
          <draw:g>
            <draw:custom-shape draw:style-name="gr1" draw:text-style-name="P1" draw:layer="layout" svg:width="0.2cm" svg:height="0.2cm" svg:x="7.812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10.655cm" svg:x2="7.912cm" svg:y2="10.855cm">
              <text:p/>
            </draw:line>
            <draw:line draw:style-name="gr2" draw:text-style-name="P2" draw:layer="layout" svg:x1="7.812cm" svg:y1="10.755cm" svg:x2="8.012cm" svg:y2="10.755cm">
              <text:p/>
            </draw:line>
          </draw:g>
          <draw:g>
            <draw:custom-shape draw:style-name="gr1" draw:text-style-name="P1" draw:layer="layout" svg:width="0.2cm" svg:height="0.2cm" svg:x="8.314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10.655cm" svg:x2="8.414cm" svg:y2="10.855cm">
              <text:p/>
            </draw:line>
            <draw:line draw:style-name="gr2" draw:text-style-name="P2" draw:layer="layout" svg:x1="8.314cm" svg:y1="10.755cm" svg:x2="8.514cm" svg:y2="10.755cm">
              <text:p/>
            </draw:line>
          </draw:g>
          <draw:g>
            <draw:custom-shape draw:style-name="gr1" draw:text-style-name="P1" draw:layer="layout" svg:width="0.2cm" svg:height="0.2cm" svg:x="8.81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10.655cm" svg:x2="8.91cm" svg:y2="10.855cm">
              <text:p/>
            </draw:line>
            <draw:line draw:style-name="gr2" draw:text-style-name="P2" draw:layer="layout" svg:x1="8.81cm" svg:y1="10.755cm" svg:x2="9.01cm" svg:y2="10.755cm">
              <text:p/>
            </draw:line>
          </draw:g>
          <draw:g>
            <draw:custom-shape draw:style-name="gr1" draw:text-style-name="P1" draw:layer="layout" svg:width="0.2cm" svg:height="0.2cm" svg:x="9.31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10.655cm" svg:x2="9.41cm" svg:y2="10.855cm">
              <text:p/>
            </draw:line>
            <draw:line draw:style-name="gr2" draw:text-style-name="P2" draw:layer="layout" svg:x1="9.31cm" svg:y1="10.755cm" svg:x2="9.51cm" svg:y2="10.755cm">
              <text:p/>
            </draw:line>
          </draw:g>
          <draw:g>
            <draw:custom-shape draw:style-name="gr1" draw:text-style-name="P1" draw:layer="layout" svg:width="0.2cm" svg:height="0.2cm" svg:x="9.81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10.655cm" svg:x2="9.91cm" svg:y2="10.855cm">
              <text:p/>
            </draw:line>
            <draw:line draw:style-name="gr2" draw:text-style-name="P2" draw:layer="layout" svg:x1="9.81cm" svg:y1="10.755cm" svg:x2="10.01cm" svg:y2="10.755cm">
              <text:p/>
            </draw:line>
          </draw:g>
          <draw:g>
            <draw:custom-shape draw:style-name="gr1" draw:text-style-name="P1" draw:layer="layout" svg:width="0.2cm" svg:height="0.2cm" svg:x="10.316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10.655cm" svg:x2="10.416cm" svg:y2="10.855cm">
              <text:p/>
            </draw:line>
            <draw:line draw:style-name="gr2" draw:text-style-name="P2" draw:layer="layout" svg:x1="10.316cm" svg:y1="10.755cm" svg:x2="10.516cm" svg:y2="10.755cm">
              <text:p/>
            </draw:line>
          </draw:g>
          <draw:g>
            <draw:custom-shape draw:style-name="gr1" draw:text-style-name="P1" draw:layer="layout" svg:width="0.2cm" svg:height="0.2cm" svg:x="10.816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10.655cm" svg:x2="10.916cm" svg:y2="10.855cm">
              <text:p/>
            </draw:line>
            <draw:line draw:style-name="gr2" draw:text-style-name="P2" draw:layer="layout" svg:x1="10.816cm" svg:y1="10.755cm" svg:x2="11.016cm" svg:y2="10.755cm">
              <text:p/>
            </draw:line>
          </draw:g>
          <draw:g>
            <draw:custom-shape draw:style-name="gr1" draw:text-style-name="P1" draw:layer="layout" svg:width="0.2cm" svg:height="0.2cm" svg:x="11.314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10.655cm" svg:x2="11.414cm" svg:y2="10.855cm">
              <text:p/>
            </draw:line>
            <draw:line draw:style-name="gr2" draw:text-style-name="P2" draw:layer="layout" svg:x1="11.314cm" svg:y1="10.755cm" svg:x2="11.514cm" svg:y2="10.755cm">
              <text:p/>
            </draw:line>
          </draw:g>
          <draw:g>
            <draw:custom-shape draw:style-name="gr1" draw:text-style-name="P1" draw:layer="layout" svg:width="0.2cm" svg:height="0.2cm" svg:x="11.82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10.655cm" svg:x2="11.92cm" svg:y2="10.855cm">
              <text:p/>
            </draw:line>
            <draw:line draw:style-name="gr2" draw:text-style-name="P2" draw:layer="layout" svg:x1="11.82cm" svg:y1="10.755cm" svg:x2="12.02cm" svg:y2="10.755cm">
              <text:p/>
            </draw:line>
          </draw:g>
          <draw:g>
            <draw:custom-shape draw:style-name="gr1" draw:text-style-name="P1" draw:layer="layout" svg:width="0.2cm" svg:height="0.2cm" svg:x="12.322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10.655cm" svg:x2="12.422cm" svg:y2="10.855cm">
              <text:p/>
            </draw:line>
            <draw:line draw:style-name="gr2" draw:text-style-name="P2" draw:layer="layout" svg:x1="12.322cm" svg:y1="10.755cm" svg:x2="12.522cm" svg:y2="10.755cm">
              <text:p/>
            </draw:line>
          </draw:g>
          <draw:g>
            <draw:custom-shape draw:style-name="gr1" draw:text-style-name="P1" draw:layer="layout" svg:width="0.2cm" svg:height="0.2cm" svg:x="12.818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10.655cm" svg:x2="12.918cm" svg:y2="10.855cm">
              <text:p/>
            </draw:line>
            <draw:line draw:style-name="gr2" draw:text-style-name="P2" draw:layer="layout" svg:x1="12.818cm" svg:y1="10.755cm" svg:x2="13.018cm" svg:y2="10.755cm">
              <text:p/>
            </draw:line>
          </draw:g>
          <draw:g>
            <draw:custom-shape draw:style-name="gr1" draw:text-style-name="P1" draw:layer="layout" svg:width="0.2cm" svg:height="0.2cm" svg:x="13.318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10.655cm" svg:x2="13.418cm" svg:y2="10.855cm">
              <text:p/>
            </draw:line>
            <draw:line draw:style-name="gr2" draw:text-style-name="P2" draw:layer="layout" svg:x1="13.318cm" svg:y1="10.755cm" svg:x2="13.518cm" svg:y2="10.755cm">
              <text:p/>
            </draw:line>
          </draw:g>
          <draw:g>
            <draw:custom-shape draw:style-name="gr1" draw:text-style-name="P1" draw:layer="layout" svg:width="0.2cm" svg:height="0.2cm" svg:x="13.822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10.655cm" svg:x2="13.922cm" svg:y2="10.855cm">
              <text:p/>
            </draw:line>
            <draw:line draw:style-name="gr2" draw:text-style-name="P2" draw:layer="layout" svg:x1="13.822cm" svg:y1="10.755cm" svg:x2="14.022cm" svg:y2="10.755cm">
              <text:p/>
            </draw:line>
          </draw:g>
          <draw:g>
            <draw:custom-shape draw:style-name="gr1" draw:text-style-name="P1" draw:layer="layout" svg:width="0.2cm" svg:height="0.2cm" svg:x="14.324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10.655cm" svg:x2="14.424cm" svg:y2="10.855cm">
              <text:p/>
            </draw:line>
            <draw:line draw:style-name="gr2" draw:text-style-name="P2" draw:layer="layout" svg:x1="14.324cm" svg:y1="10.755cm" svg:x2="14.524cm" svg:y2="10.755cm">
              <text:p/>
            </draw:line>
          </draw:g>
          <draw:g>
            <draw:custom-shape draw:style-name="gr1" draw:text-style-name="P1" draw:layer="layout" svg:width="0.2cm" svg:height="0.2cm" svg:x="14.824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10.655cm" svg:x2="14.924cm" svg:y2="10.855cm">
              <text:p/>
            </draw:line>
            <draw:line draw:style-name="gr2" draw:text-style-name="P2" draw:layer="layout" svg:x1="14.824cm" svg:y1="10.755cm" svg:x2="15.024cm" svg:y2="10.755cm">
              <text:p/>
            </draw:line>
          </draw:g>
          <draw:g>
            <draw:custom-shape draw:style-name="gr1" draw:text-style-name="P1" draw:layer="layout" svg:width="0.2cm" svg:height="0.2cm" svg:x="15.324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10.655cm" svg:x2="15.424cm" svg:y2="10.855cm">
              <text:p/>
            </draw:line>
            <draw:line draw:style-name="gr2" draw:text-style-name="P2" draw:layer="layout" svg:x1="15.324cm" svg:y1="10.755cm" svg:x2="15.524cm" svg:y2="10.755cm">
              <text:p/>
            </draw:line>
          </draw:g>
          <draw:g>
            <draw:custom-shape draw:style-name="gr1" draw:text-style-name="P1" draw:layer="layout" svg:width="0.2cm" svg:height="0.2cm" svg:x="15.824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10.655cm" svg:x2="15.924cm" svg:y2="10.855cm">
              <text:p/>
            </draw:line>
            <draw:line draw:style-name="gr2" draw:text-style-name="P2" draw:layer="layout" svg:x1="15.824cm" svg:y1="10.755cm" svg:x2="16.024cm" svg:y2="10.755cm">
              <text:p/>
            </draw:line>
          </draw:g>
          <draw:g>
            <draw:custom-shape draw:style-name="gr1" draw:text-style-name="P1" draw:layer="layout" svg:width="0.2cm" svg:height="0.2cm" svg:x="16.324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10.655cm" svg:x2="16.424cm" svg:y2="10.855cm">
              <text:p/>
            </draw:line>
            <draw:line draw:style-name="gr2" draw:text-style-name="P2" draw:layer="layout" svg:x1="16.324cm" svg:y1="10.755cm" svg:x2="16.524cm" svg:y2="10.755cm">
              <text:p/>
            </draw:line>
          </draw:g>
          <draw:g>
            <draw:custom-shape draw:style-name="gr1" draw:text-style-name="P1" draw:layer="layout" svg:width="0.2cm" svg:height="0.2cm" svg:x="16.824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10.655cm" svg:x2="16.924cm" svg:y2="10.855cm">
              <text:p/>
            </draw:line>
            <draw:line draw:style-name="gr2" draw:text-style-name="P2" draw:layer="layout" svg:x1="16.824cm" svg:y1="10.755cm" svg:x2="17.024cm" svg:y2="10.755cm">
              <text:p/>
            </draw:line>
          </draw:g>
          <draw:g>
            <draw:custom-shape draw:style-name="gr1" draw:text-style-name="P1" draw:layer="layout" svg:width="0.2cm" svg:height="0.2cm" svg:x="17.324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10.655cm" svg:x2="17.424cm" svg:y2="10.855cm">
              <text:p/>
            </draw:line>
            <draw:line draw:style-name="gr2" draw:text-style-name="P2" draw:layer="layout" svg:x1="17.324cm" svg:y1="10.755cm" svg:x2="17.524cm" svg:y2="10.755cm">
              <text:p/>
            </draw:line>
          </draw:g>
          <draw:g>
            <draw:custom-shape draw:style-name="gr1" draw:text-style-name="P1" draw:layer="layout" svg:width="0.2cm" svg:height="0.2cm" svg:x="17.824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10.655cm" svg:x2="17.924cm" svg:y2="10.855cm">
              <text:p/>
            </draw:line>
            <draw:line draw:style-name="gr2" draw:text-style-name="P2" draw:layer="layout" svg:x1="17.824cm" svg:y1="10.755cm" svg:x2="18.024cm" svg:y2="10.755cm">
              <text:p/>
            </draw:line>
          </draw:g>
          <draw:g>
            <draw:custom-shape draw:style-name="gr1" draw:text-style-name="P1" draw:layer="layout" svg:width="0.2cm" svg:height="0.2cm" svg:x="18.324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10.655cm" svg:x2="18.424cm" svg:y2="10.855cm">
              <text:p/>
            </draw:line>
            <draw:line draw:style-name="gr2" draw:text-style-name="P2" draw:layer="layout" svg:x1="18.324cm" svg:y1="10.755cm" svg:x2="18.524cm" svg:y2="10.755cm">
              <text:p/>
            </draw:line>
          </draw:g>
          <draw:g>
            <draw:custom-shape draw:style-name="gr1" draw:text-style-name="P1" draw:layer="layout" svg:width="0.2cm" svg:height="0.2cm" svg:x="18.824cm" svg:y="1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10.655cm" svg:x2="18.924cm" svg:y2="10.855cm">
              <text:p/>
            </draw:line>
            <draw:line draw:style-name="gr2" draw:text-style-name="P2" draw:layer="layout" svg:x1="18.824cm" svg:y1="10.755cm" svg:x2="19.024cm" svg:y2="10.755cm">
              <text:p/>
            </draw:line>
          </draw:g>
          <draw:custom-shape draw:style-name="gr3" draw:text-style-name="P1" draw:layer="layout" svg:width="17.839cm" svg:height="0.51cm" svg:x="1.5cm" svg:y="10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10.155cm" svg:x2="1.9cm" svg:y2="10.355cm">
              <text:p/>
            </draw:line>
            <draw:line draw:style-name="gr2" draw:text-style-name="P2" draw:layer="layout" svg:x1="1.8cm" svg:y1="10.255cm" svg:x2="2cm" svg:y2="10.255cm">
              <text:p/>
            </draw:line>
          </draw:g>
          <draw:g>
            <draw:custom-shape draw:style-name="gr1" draw:text-style-name="P1" draw:layer="layout" svg:width="0.2cm" svg:height="0.2cm" svg:x="2.292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0.155cm" svg:x2="2.392cm" svg:y2="10.355cm">
              <text:p/>
            </draw:line>
            <draw:line draw:style-name="gr2" draw:text-style-name="P2" draw:layer="layout" svg:x1="2.292cm" svg:y1="10.255cm" svg:x2="2.492cm" svg:y2="10.255cm">
              <text:p/>
            </draw:line>
          </draw:g>
          <draw:g>
            <draw:custom-shape draw:style-name="gr1" draw:text-style-name="P1" draw:layer="layout" svg:width="0.2cm" svg:height="0.2cm" svg:x="2.292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0.155cm" svg:x2="2.392cm" svg:y2="10.355cm">
              <text:p/>
            </draw:line>
            <draw:line draw:style-name="gr2" draw:text-style-name="P2" draw:layer="layout" svg:x1="2.292cm" svg:y1="10.255cm" svg:x2="2.492cm" svg:y2="10.255cm">
              <text:p/>
            </draw:line>
          </draw:g>
          <draw:g>
            <draw:custom-shape draw:style-name="gr1" draw:text-style-name="P1" draw:layer="layout" svg:width="0.2cm" svg:height="0.2cm" svg:x="2.798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10.155cm" svg:x2="2.898cm" svg:y2="10.355cm">
              <text:p/>
            </draw:line>
            <draw:line draw:style-name="gr2" draw:text-style-name="P2" draw:layer="layout" svg:x1="2.798cm" svg:y1="10.255cm" svg:x2="2.998cm" svg:y2="10.255cm">
              <text:p/>
            </draw:line>
          </draw:g>
          <draw:g>
            <draw:custom-shape draw:style-name="gr1" draw:text-style-name="P1" draw:layer="layout" svg:width="0.2cm" svg:height="0.2cm" svg:x="3.306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10.155cm" svg:x2="3.406cm" svg:y2="10.355cm">
              <text:p/>
            </draw:line>
            <draw:line draw:style-name="gr2" draw:text-style-name="P2" draw:layer="layout" svg:x1="3.306cm" svg:y1="10.255cm" svg:x2="3.506cm" svg:y2="10.255cm">
              <text:p/>
            </draw:line>
          </draw:g>
          <draw:g>
            <draw:custom-shape draw:style-name="gr1" draw:text-style-name="P1" draw:layer="layout" svg:width="0.2cm" svg:height="0.2cm" svg:x="3.806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10.155cm" svg:x2="3.906cm" svg:y2="10.355cm">
              <text:p/>
            </draw:line>
            <draw:line draw:style-name="gr2" draw:text-style-name="P2" draw:layer="layout" svg:x1="3.806cm" svg:y1="10.255cm" svg:x2="4.006cm" svg:y2="10.255cm">
              <text:p/>
            </draw:line>
          </draw:g>
          <draw:g>
            <draw:custom-shape draw:style-name="gr1" draw:text-style-name="P1" draw:layer="layout" svg:width="0.2cm" svg:height="0.2cm" svg:x="4.306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10.155cm" svg:x2="4.406cm" svg:y2="10.355cm">
              <text:p/>
            </draw:line>
            <draw:line draw:style-name="gr2" draw:text-style-name="P2" draw:layer="layout" svg:x1="4.306cm" svg:y1="10.255cm" svg:x2="4.506cm" svg:y2="10.255cm">
              <text:p/>
            </draw:line>
          </draw:g>
          <draw:g>
            <draw:custom-shape draw:style-name="gr1" draw:text-style-name="P1" draw:layer="layout" svg:width="0.2cm" svg:height="0.2cm" svg:x="4.806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10.155cm" svg:x2="4.906cm" svg:y2="10.355cm">
              <text:p/>
            </draw:line>
            <draw:line draw:style-name="gr2" draw:text-style-name="P2" draw:layer="layout" svg:x1="4.806cm" svg:y1="10.255cm" svg:x2="5.006cm" svg:y2="10.255cm">
              <text:p/>
            </draw:line>
          </draw:g>
          <draw:g>
            <draw:custom-shape draw:style-name="gr1" draw:text-style-name="P1" draw:layer="layout" svg:width="0.2cm" svg:height="0.2cm" svg:x="5.304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10.155cm" svg:x2="5.404cm" svg:y2="10.355cm">
              <text:p/>
            </draw:line>
            <draw:line draw:style-name="gr2" draw:text-style-name="P2" draw:layer="layout" svg:x1="5.304cm" svg:y1="10.255cm" svg:x2="5.504cm" svg:y2="10.255cm">
              <text:p/>
            </draw:line>
          </draw:g>
          <draw:g>
            <draw:custom-shape draw:style-name="gr1" draw:text-style-name="P1" draw:layer="layout" svg:width="0.2cm" svg:height="0.2cm" svg:x="5.804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10.155cm" svg:x2="5.904cm" svg:y2="10.355cm">
              <text:p/>
            </draw:line>
            <draw:line draw:style-name="gr2" draw:text-style-name="P2" draw:layer="layout" svg:x1="5.804cm" svg:y1="10.255cm" svg:x2="6.004cm" svg:y2="10.255cm">
              <text:p/>
            </draw:line>
          </draw:g>
          <draw:g>
            <draw:custom-shape draw:style-name="gr1" draw:text-style-name="P1" draw:layer="layout" svg:width="0.2cm" svg:height="0.2cm" svg:x="6.31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10.155cm" svg:x2="6.41cm" svg:y2="10.355cm">
              <text:p/>
            </draw:line>
            <draw:line draw:style-name="gr2" draw:text-style-name="P2" draw:layer="layout" svg:x1="6.31cm" svg:y1="10.255cm" svg:x2="6.51cm" svg:y2="10.255cm">
              <text:p/>
            </draw:line>
          </draw:g>
          <draw:g>
            <draw:custom-shape draw:style-name="gr1" draw:text-style-name="P1" draw:layer="layout" svg:width="0.2cm" svg:height="0.2cm" svg:x="6.808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10.155cm" svg:x2="6.908cm" svg:y2="10.355cm">
              <text:p/>
            </draw:line>
            <draw:line draw:style-name="gr2" draw:text-style-name="P2" draw:layer="layout" svg:x1="6.808cm" svg:y1="10.255cm" svg:x2="7.008cm" svg:y2="10.255cm">
              <text:p/>
            </draw:line>
          </draw:g>
          <draw:g>
            <draw:custom-shape draw:style-name="gr1" draw:text-style-name="P1" draw:layer="layout" svg:width="0.2cm" svg:height="0.2cm" svg:x="7.312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10.155cm" svg:x2="7.412cm" svg:y2="10.355cm">
              <text:p/>
            </draw:line>
            <draw:line draw:style-name="gr2" draw:text-style-name="P2" draw:layer="layout" svg:x1="7.312cm" svg:y1="10.255cm" svg:x2="7.512cm" svg:y2="10.255cm">
              <text:p/>
            </draw:line>
          </draw:g>
          <draw:g>
            <draw:custom-shape draw:style-name="gr1" draw:text-style-name="P1" draw:layer="layout" svg:width="0.2cm" svg:height="0.2cm" svg:x="7.812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10.155cm" svg:x2="7.912cm" svg:y2="10.355cm">
              <text:p/>
            </draw:line>
            <draw:line draw:style-name="gr2" draw:text-style-name="P2" draw:layer="layout" svg:x1="7.812cm" svg:y1="10.255cm" svg:x2="8.012cm" svg:y2="10.255cm">
              <text:p/>
            </draw:line>
          </draw:g>
          <draw:g>
            <draw:custom-shape draw:style-name="gr1" draw:text-style-name="P1" draw:layer="layout" svg:width="0.2cm" svg:height="0.2cm" svg:x="8.314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10.155cm" svg:x2="8.414cm" svg:y2="10.355cm">
              <text:p/>
            </draw:line>
            <draw:line draw:style-name="gr2" draw:text-style-name="P2" draw:layer="layout" svg:x1="8.314cm" svg:y1="10.255cm" svg:x2="8.514cm" svg:y2="10.255cm">
              <text:p/>
            </draw:line>
          </draw:g>
          <draw:g>
            <draw:custom-shape draw:style-name="gr1" draw:text-style-name="P1" draw:layer="layout" svg:width="0.2cm" svg:height="0.2cm" svg:x="8.81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10.155cm" svg:x2="8.91cm" svg:y2="10.355cm">
              <text:p/>
            </draw:line>
            <draw:line draw:style-name="gr2" draw:text-style-name="P2" draw:layer="layout" svg:x1="8.81cm" svg:y1="10.255cm" svg:x2="9.01cm" svg:y2="10.255cm">
              <text:p/>
            </draw:line>
          </draw:g>
          <draw:g>
            <draw:custom-shape draw:style-name="gr1" draw:text-style-name="P1" draw:layer="layout" svg:width="0.2cm" svg:height="0.2cm" svg:x="9.31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10.155cm" svg:x2="9.41cm" svg:y2="10.355cm">
              <text:p/>
            </draw:line>
            <draw:line draw:style-name="gr2" draw:text-style-name="P2" draw:layer="layout" svg:x1="9.31cm" svg:y1="10.255cm" svg:x2="9.51cm" svg:y2="10.255cm">
              <text:p/>
            </draw:line>
          </draw:g>
          <draw:g>
            <draw:custom-shape draw:style-name="gr1" draw:text-style-name="P1" draw:layer="layout" svg:width="0.2cm" svg:height="0.2cm" svg:x="9.81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10.155cm" svg:x2="9.91cm" svg:y2="10.355cm">
              <text:p/>
            </draw:line>
            <draw:line draw:style-name="gr2" draw:text-style-name="P2" draw:layer="layout" svg:x1="9.81cm" svg:y1="10.255cm" svg:x2="10.01cm" svg:y2="10.255cm">
              <text:p/>
            </draw:line>
          </draw:g>
          <draw:g>
            <draw:custom-shape draw:style-name="gr1" draw:text-style-name="P1" draw:layer="layout" svg:width="0.2cm" svg:height="0.2cm" svg:x="10.316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10.155cm" svg:x2="10.416cm" svg:y2="10.355cm">
              <text:p/>
            </draw:line>
            <draw:line draw:style-name="gr2" draw:text-style-name="P2" draw:layer="layout" svg:x1="10.316cm" svg:y1="10.255cm" svg:x2="10.516cm" svg:y2="10.255cm">
              <text:p/>
            </draw:line>
          </draw:g>
          <draw:g>
            <draw:custom-shape draw:style-name="gr1" draw:text-style-name="P1" draw:layer="layout" svg:width="0.2cm" svg:height="0.2cm" svg:x="10.816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10.155cm" svg:x2="10.916cm" svg:y2="10.355cm">
              <text:p/>
            </draw:line>
            <draw:line draw:style-name="gr2" draw:text-style-name="P2" draw:layer="layout" svg:x1="10.816cm" svg:y1="10.255cm" svg:x2="11.016cm" svg:y2="10.255cm">
              <text:p/>
            </draw:line>
          </draw:g>
          <draw:g>
            <draw:custom-shape draw:style-name="gr1" draw:text-style-name="P1" draw:layer="layout" svg:width="0.2cm" svg:height="0.2cm" svg:x="11.314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10.155cm" svg:x2="11.414cm" svg:y2="10.355cm">
              <text:p/>
            </draw:line>
            <draw:line draw:style-name="gr2" draw:text-style-name="P2" draw:layer="layout" svg:x1="11.314cm" svg:y1="10.255cm" svg:x2="11.514cm" svg:y2="10.255cm">
              <text:p/>
            </draw:line>
          </draw:g>
          <draw:g>
            <draw:custom-shape draw:style-name="gr1" draw:text-style-name="P1" draw:layer="layout" svg:width="0.2cm" svg:height="0.2cm" svg:x="11.82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10.155cm" svg:x2="11.92cm" svg:y2="10.355cm">
              <text:p/>
            </draw:line>
            <draw:line draw:style-name="gr2" draw:text-style-name="P2" draw:layer="layout" svg:x1="11.82cm" svg:y1="10.255cm" svg:x2="12.02cm" svg:y2="10.255cm">
              <text:p/>
            </draw:line>
          </draw:g>
          <draw:g>
            <draw:custom-shape draw:style-name="gr1" draw:text-style-name="P1" draw:layer="layout" svg:width="0.2cm" svg:height="0.2cm" svg:x="12.322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10.155cm" svg:x2="12.422cm" svg:y2="10.355cm">
              <text:p/>
            </draw:line>
            <draw:line draw:style-name="gr2" draw:text-style-name="P2" draw:layer="layout" svg:x1="12.322cm" svg:y1="10.255cm" svg:x2="12.522cm" svg:y2="10.255cm">
              <text:p/>
            </draw:line>
          </draw:g>
          <draw:g>
            <draw:custom-shape draw:style-name="gr1" draw:text-style-name="P1" draw:layer="layout" svg:width="0.2cm" svg:height="0.2cm" svg:x="12.818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10.155cm" svg:x2="12.918cm" svg:y2="10.355cm">
              <text:p/>
            </draw:line>
            <draw:line draw:style-name="gr2" draw:text-style-name="P2" draw:layer="layout" svg:x1="12.818cm" svg:y1="10.255cm" svg:x2="13.018cm" svg:y2="10.255cm">
              <text:p/>
            </draw:line>
          </draw:g>
          <draw:g>
            <draw:custom-shape draw:style-name="gr1" draw:text-style-name="P1" draw:layer="layout" svg:width="0.2cm" svg:height="0.2cm" svg:x="13.318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10.155cm" svg:x2="13.418cm" svg:y2="10.355cm">
              <text:p/>
            </draw:line>
            <draw:line draw:style-name="gr2" draw:text-style-name="P2" draw:layer="layout" svg:x1="13.318cm" svg:y1="10.255cm" svg:x2="13.518cm" svg:y2="10.255cm">
              <text:p/>
            </draw:line>
          </draw:g>
          <draw:g>
            <draw:custom-shape draw:style-name="gr1" draw:text-style-name="P1" draw:layer="layout" svg:width="0.2cm" svg:height="0.2cm" svg:x="13.822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10.155cm" svg:x2="13.922cm" svg:y2="10.355cm">
              <text:p/>
            </draw:line>
            <draw:line draw:style-name="gr2" draw:text-style-name="P2" draw:layer="layout" svg:x1="13.822cm" svg:y1="10.255cm" svg:x2="14.022cm" svg:y2="10.255cm">
              <text:p/>
            </draw:line>
          </draw:g>
          <draw:g>
            <draw:custom-shape draw:style-name="gr1" draw:text-style-name="P1" draw:layer="layout" svg:width="0.2cm" svg:height="0.2cm" svg:x="14.324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10.155cm" svg:x2="14.424cm" svg:y2="10.355cm">
              <text:p/>
            </draw:line>
            <draw:line draw:style-name="gr2" draw:text-style-name="P2" draw:layer="layout" svg:x1="14.324cm" svg:y1="10.255cm" svg:x2="14.524cm" svg:y2="10.255cm">
              <text:p/>
            </draw:line>
          </draw:g>
          <draw:g>
            <draw:custom-shape draw:style-name="gr1" draw:text-style-name="P1" draw:layer="layout" svg:width="0.2cm" svg:height="0.2cm" svg:x="14.824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10.155cm" svg:x2="14.924cm" svg:y2="10.355cm">
              <text:p/>
            </draw:line>
            <draw:line draw:style-name="gr2" draw:text-style-name="P2" draw:layer="layout" svg:x1="14.824cm" svg:y1="10.255cm" svg:x2="15.024cm" svg:y2="10.255cm">
              <text:p/>
            </draw:line>
          </draw:g>
          <draw:g>
            <draw:custom-shape draw:style-name="gr1" draw:text-style-name="P1" draw:layer="layout" svg:width="0.2cm" svg:height="0.2cm" svg:x="15.324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10.155cm" svg:x2="15.424cm" svg:y2="10.355cm">
              <text:p/>
            </draw:line>
            <draw:line draw:style-name="gr2" draw:text-style-name="P2" draw:layer="layout" svg:x1="15.324cm" svg:y1="10.255cm" svg:x2="15.524cm" svg:y2="10.255cm">
              <text:p/>
            </draw:line>
          </draw:g>
          <draw:g>
            <draw:custom-shape draw:style-name="gr1" draw:text-style-name="P1" draw:layer="layout" svg:width="0.2cm" svg:height="0.2cm" svg:x="15.824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10.155cm" svg:x2="15.924cm" svg:y2="10.355cm">
              <text:p/>
            </draw:line>
            <draw:line draw:style-name="gr2" draw:text-style-name="P2" draw:layer="layout" svg:x1="15.824cm" svg:y1="10.255cm" svg:x2="16.024cm" svg:y2="10.255cm">
              <text:p/>
            </draw:line>
          </draw:g>
          <draw:g>
            <draw:custom-shape draw:style-name="gr1" draw:text-style-name="P1" draw:layer="layout" svg:width="0.2cm" svg:height="0.2cm" svg:x="16.324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10.155cm" svg:x2="16.424cm" svg:y2="10.355cm">
              <text:p/>
            </draw:line>
            <draw:line draw:style-name="gr2" draw:text-style-name="P2" draw:layer="layout" svg:x1="16.324cm" svg:y1="10.255cm" svg:x2="16.524cm" svg:y2="10.255cm">
              <text:p/>
            </draw:line>
          </draw:g>
          <draw:g>
            <draw:custom-shape draw:style-name="gr1" draw:text-style-name="P1" draw:layer="layout" svg:width="0.2cm" svg:height="0.2cm" svg:x="16.824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10.155cm" svg:x2="16.924cm" svg:y2="10.355cm">
              <text:p/>
            </draw:line>
            <draw:line draw:style-name="gr2" draw:text-style-name="P2" draw:layer="layout" svg:x1="16.824cm" svg:y1="10.255cm" svg:x2="17.024cm" svg:y2="10.255cm">
              <text:p/>
            </draw:line>
          </draw:g>
          <draw:g>
            <draw:custom-shape draw:style-name="gr1" draw:text-style-name="P1" draw:layer="layout" svg:width="0.2cm" svg:height="0.2cm" svg:x="17.324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10.155cm" svg:x2="17.424cm" svg:y2="10.355cm">
              <text:p/>
            </draw:line>
            <draw:line draw:style-name="gr2" draw:text-style-name="P2" draw:layer="layout" svg:x1="17.324cm" svg:y1="10.255cm" svg:x2="17.524cm" svg:y2="10.255cm">
              <text:p/>
            </draw:line>
          </draw:g>
          <draw:g>
            <draw:custom-shape draw:style-name="gr1" draw:text-style-name="P1" draw:layer="layout" svg:width="0.2cm" svg:height="0.2cm" svg:x="17.824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10.155cm" svg:x2="17.924cm" svg:y2="10.355cm">
              <text:p/>
            </draw:line>
            <draw:line draw:style-name="gr2" draw:text-style-name="P2" draw:layer="layout" svg:x1="17.824cm" svg:y1="10.255cm" svg:x2="18.024cm" svg:y2="10.255cm">
              <text:p/>
            </draw:line>
          </draw:g>
          <draw:g>
            <draw:custom-shape draw:style-name="gr1" draw:text-style-name="P1" draw:layer="layout" svg:width="0.2cm" svg:height="0.2cm" svg:x="18.324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10.155cm" svg:x2="18.424cm" svg:y2="10.355cm">
              <text:p/>
            </draw:line>
            <draw:line draw:style-name="gr2" draw:text-style-name="P2" draw:layer="layout" svg:x1="18.324cm" svg:y1="10.255cm" svg:x2="18.524cm" svg:y2="10.255cm">
              <text:p/>
            </draw:line>
          </draw:g>
          <draw:g>
            <draw:custom-shape draw:style-name="gr1" draw:text-style-name="P1" draw:layer="layout" svg:width="0.2cm" svg:height="0.2cm" svg:x="18.824cm" svg:y="1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10.155cm" svg:x2="18.924cm" svg:y2="10.355cm">
              <text:p/>
            </draw:line>
            <draw:line draw:style-name="gr2" draw:text-style-name="P2" draw:layer="layout" svg:x1="18.824cm" svg:y1="10.255cm" svg:x2="19.024cm" svg:y2="10.255cm">
              <text:p/>
            </draw:line>
          </draw:g>
          <draw:custom-shape draw:style-name="gr3" draw:text-style-name="P1" draw:layer="layout" svg:width="17.839cm" svg:height="0.51cm" svg:x="1.5cm" svg:y="10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11.155cm" svg:x2="1.9cm" svg:y2="11.355cm">
              <text:p/>
            </draw:line>
            <draw:line draw:style-name="gr2" draw:text-style-name="P2" draw:layer="layout" svg:x1="1.8cm" svg:y1="11.255cm" svg:x2="2cm" svg:y2="11.255cm">
              <text:p/>
            </draw:line>
          </draw:g>
          <draw:g>
            <draw:custom-shape draw:style-name="gr1" draw:text-style-name="P1" draw:layer="layout" svg:width="0.2cm" svg:height="0.2cm" svg:x="2.292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1.155cm" svg:x2="2.392cm" svg:y2="11.355cm">
              <text:p/>
            </draw:line>
            <draw:line draw:style-name="gr2" draw:text-style-name="P2" draw:layer="layout" svg:x1="2.292cm" svg:y1="11.255cm" svg:x2="2.492cm" svg:y2="11.255cm">
              <text:p/>
            </draw:line>
          </draw:g>
          <draw:g>
            <draw:custom-shape draw:style-name="gr1" draw:text-style-name="P1" draw:layer="layout" svg:width="0.2cm" svg:height="0.2cm" svg:x="2.292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1.155cm" svg:x2="2.392cm" svg:y2="11.355cm">
              <text:p/>
            </draw:line>
            <draw:line draw:style-name="gr2" draw:text-style-name="P2" draw:layer="layout" svg:x1="2.292cm" svg:y1="11.255cm" svg:x2="2.492cm" svg:y2="11.255cm">
              <text:p/>
            </draw:line>
          </draw:g>
          <draw:g>
            <draw:custom-shape draw:style-name="gr1" draw:text-style-name="P1" draw:layer="layout" svg:width="0.2cm" svg:height="0.2cm" svg:x="2.798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11.155cm" svg:x2="2.898cm" svg:y2="11.355cm">
              <text:p/>
            </draw:line>
            <draw:line draw:style-name="gr2" draw:text-style-name="P2" draw:layer="layout" svg:x1="2.798cm" svg:y1="11.255cm" svg:x2="2.998cm" svg:y2="11.255cm">
              <text:p/>
            </draw:line>
          </draw:g>
          <draw:g>
            <draw:custom-shape draw:style-name="gr1" draw:text-style-name="P1" draw:layer="layout" svg:width="0.2cm" svg:height="0.2cm" svg:x="3.306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11.155cm" svg:x2="3.406cm" svg:y2="11.355cm">
              <text:p/>
            </draw:line>
            <draw:line draw:style-name="gr2" draw:text-style-name="P2" draw:layer="layout" svg:x1="3.306cm" svg:y1="11.255cm" svg:x2="3.506cm" svg:y2="11.255cm">
              <text:p/>
            </draw:line>
          </draw:g>
          <draw:g>
            <draw:custom-shape draw:style-name="gr1" draw:text-style-name="P1" draw:layer="layout" svg:width="0.2cm" svg:height="0.2cm" svg:x="3.806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11.155cm" svg:x2="3.906cm" svg:y2="11.355cm">
              <text:p/>
            </draw:line>
            <draw:line draw:style-name="gr2" draw:text-style-name="P2" draw:layer="layout" svg:x1="3.806cm" svg:y1="11.255cm" svg:x2="4.006cm" svg:y2="11.255cm">
              <text:p/>
            </draw:line>
          </draw:g>
          <draw:g>
            <draw:custom-shape draw:style-name="gr1" draw:text-style-name="P1" draw:layer="layout" svg:width="0.2cm" svg:height="0.2cm" svg:x="4.306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11.155cm" svg:x2="4.406cm" svg:y2="11.355cm">
              <text:p/>
            </draw:line>
            <draw:line draw:style-name="gr2" draw:text-style-name="P2" draw:layer="layout" svg:x1="4.306cm" svg:y1="11.255cm" svg:x2="4.506cm" svg:y2="11.255cm">
              <text:p/>
            </draw:line>
          </draw:g>
          <draw:g>
            <draw:custom-shape draw:style-name="gr1" draw:text-style-name="P1" draw:layer="layout" svg:width="0.2cm" svg:height="0.2cm" svg:x="4.806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11.155cm" svg:x2="4.906cm" svg:y2="11.355cm">
              <text:p/>
            </draw:line>
            <draw:line draw:style-name="gr2" draw:text-style-name="P2" draw:layer="layout" svg:x1="4.806cm" svg:y1="11.255cm" svg:x2="5.006cm" svg:y2="11.255cm">
              <text:p/>
            </draw:line>
          </draw:g>
          <draw:g>
            <draw:custom-shape draw:style-name="gr1" draw:text-style-name="P1" draw:layer="layout" svg:width="0.2cm" svg:height="0.2cm" svg:x="5.304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11.155cm" svg:x2="5.404cm" svg:y2="11.355cm">
              <text:p/>
            </draw:line>
            <draw:line draw:style-name="gr2" draw:text-style-name="P2" draw:layer="layout" svg:x1="5.304cm" svg:y1="11.255cm" svg:x2="5.504cm" svg:y2="11.255cm">
              <text:p/>
            </draw:line>
          </draw:g>
          <draw:g>
            <draw:custom-shape draw:style-name="gr1" draw:text-style-name="P1" draw:layer="layout" svg:width="0.2cm" svg:height="0.2cm" svg:x="5.804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11.155cm" svg:x2="5.904cm" svg:y2="11.355cm">
              <text:p/>
            </draw:line>
            <draw:line draw:style-name="gr2" draw:text-style-name="P2" draw:layer="layout" svg:x1="5.804cm" svg:y1="11.255cm" svg:x2="6.004cm" svg:y2="11.255cm">
              <text:p/>
            </draw:line>
          </draw:g>
          <draw:g>
            <draw:custom-shape draw:style-name="gr1" draw:text-style-name="P1" draw:layer="layout" svg:width="0.2cm" svg:height="0.2cm" svg:x="6.31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11.155cm" svg:x2="6.41cm" svg:y2="11.355cm">
              <text:p/>
            </draw:line>
            <draw:line draw:style-name="gr2" draw:text-style-name="P2" draw:layer="layout" svg:x1="6.31cm" svg:y1="11.255cm" svg:x2="6.51cm" svg:y2="11.255cm">
              <text:p/>
            </draw:line>
          </draw:g>
          <draw:g>
            <draw:custom-shape draw:style-name="gr1" draw:text-style-name="P1" draw:layer="layout" svg:width="0.2cm" svg:height="0.2cm" svg:x="6.808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11.155cm" svg:x2="6.908cm" svg:y2="11.355cm">
              <text:p/>
            </draw:line>
            <draw:line draw:style-name="gr2" draw:text-style-name="P2" draw:layer="layout" svg:x1="6.808cm" svg:y1="11.255cm" svg:x2="7.008cm" svg:y2="11.255cm">
              <text:p/>
            </draw:line>
          </draw:g>
          <draw:g>
            <draw:custom-shape draw:style-name="gr1" draw:text-style-name="P1" draw:layer="layout" svg:width="0.2cm" svg:height="0.2cm" svg:x="7.312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11.155cm" svg:x2="7.412cm" svg:y2="11.355cm">
              <text:p/>
            </draw:line>
            <draw:line draw:style-name="gr2" draw:text-style-name="P2" draw:layer="layout" svg:x1="7.312cm" svg:y1="11.255cm" svg:x2="7.512cm" svg:y2="11.255cm">
              <text:p/>
            </draw:line>
          </draw:g>
          <draw:g>
            <draw:custom-shape draw:style-name="gr1" draw:text-style-name="P1" draw:layer="layout" svg:width="0.2cm" svg:height="0.2cm" svg:x="7.812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11.155cm" svg:x2="7.912cm" svg:y2="11.355cm">
              <text:p/>
            </draw:line>
            <draw:line draw:style-name="gr2" draw:text-style-name="P2" draw:layer="layout" svg:x1="7.812cm" svg:y1="11.255cm" svg:x2="8.012cm" svg:y2="11.255cm">
              <text:p/>
            </draw:line>
          </draw:g>
          <draw:g>
            <draw:custom-shape draw:style-name="gr1" draw:text-style-name="P1" draw:layer="layout" svg:width="0.2cm" svg:height="0.2cm" svg:x="8.314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11.155cm" svg:x2="8.414cm" svg:y2="11.355cm">
              <text:p/>
            </draw:line>
            <draw:line draw:style-name="gr2" draw:text-style-name="P2" draw:layer="layout" svg:x1="8.314cm" svg:y1="11.255cm" svg:x2="8.514cm" svg:y2="11.255cm">
              <text:p/>
            </draw:line>
          </draw:g>
          <draw:g>
            <draw:custom-shape draw:style-name="gr1" draw:text-style-name="P1" draw:layer="layout" svg:width="0.2cm" svg:height="0.2cm" svg:x="8.81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11.155cm" svg:x2="8.91cm" svg:y2="11.355cm">
              <text:p/>
            </draw:line>
            <draw:line draw:style-name="gr2" draw:text-style-name="P2" draw:layer="layout" svg:x1="8.81cm" svg:y1="11.255cm" svg:x2="9.01cm" svg:y2="11.255cm">
              <text:p/>
            </draw:line>
          </draw:g>
          <draw:g>
            <draw:custom-shape draw:style-name="gr1" draw:text-style-name="P1" draw:layer="layout" svg:width="0.2cm" svg:height="0.2cm" svg:x="9.31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11.155cm" svg:x2="9.41cm" svg:y2="11.355cm">
              <text:p/>
            </draw:line>
            <draw:line draw:style-name="gr2" draw:text-style-name="P2" draw:layer="layout" svg:x1="9.31cm" svg:y1="11.255cm" svg:x2="9.51cm" svg:y2="11.255cm">
              <text:p/>
            </draw:line>
          </draw:g>
          <draw:g>
            <draw:custom-shape draw:style-name="gr1" draw:text-style-name="P1" draw:layer="layout" svg:width="0.2cm" svg:height="0.2cm" svg:x="9.81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11.155cm" svg:x2="9.91cm" svg:y2="11.355cm">
              <text:p/>
            </draw:line>
            <draw:line draw:style-name="gr2" draw:text-style-name="P2" draw:layer="layout" svg:x1="9.81cm" svg:y1="11.255cm" svg:x2="10.01cm" svg:y2="11.255cm">
              <text:p/>
            </draw:line>
          </draw:g>
          <draw:g>
            <draw:custom-shape draw:style-name="gr1" draw:text-style-name="P1" draw:layer="layout" svg:width="0.2cm" svg:height="0.2cm" svg:x="10.316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11.155cm" svg:x2="10.416cm" svg:y2="11.355cm">
              <text:p/>
            </draw:line>
            <draw:line draw:style-name="gr2" draw:text-style-name="P2" draw:layer="layout" svg:x1="10.316cm" svg:y1="11.255cm" svg:x2="10.516cm" svg:y2="11.255cm">
              <text:p/>
            </draw:line>
          </draw:g>
          <draw:g>
            <draw:custom-shape draw:style-name="gr1" draw:text-style-name="P1" draw:layer="layout" svg:width="0.2cm" svg:height="0.2cm" svg:x="10.816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11.155cm" svg:x2="10.916cm" svg:y2="11.355cm">
              <text:p/>
            </draw:line>
            <draw:line draw:style-name="gr2" draw:text-style-name="P2" draw:layer="layout" svg:x1="10.816cm" svg:y1="11.255cm" svg:x2="11.016cm" svg:y2="11.255cm">
              <text:p/>
            </draw:line>
          </draw:g>
          <draw:g>
            <draw:custom-shape draw:style-name="gr1" draw:text-style-name="P1" draw:layer="layout" svg:width="0.2cm" svg:height="0.2cm" svg:x="11.314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11.155cm" svg:x2="11.414cm" svg:y2="11.355cm">
              <text:p/>
            </draw:line>
            <draw:line draw:style-name="gr2" draw:text-style-name="P2" draw:layer="layout" svg:x1="11.314cm" svg:y1="11.255cm" svg:x2="11.514cm" svg:y2="11.255cm">
              <text:p/>
            </draw:line>
          </draw:g>
          <draw:g>
            <draw:custom-shape draw:style-name="gr1" draw:text-style-name="P1" draw:layer="layout" svg:width="0.2cm" svg:height="0.2cm" svg:x="11.82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11.155cm" svg:x2="11.92cm" svg:y2="11.355cm">
              <text:p/>
            </draw:line>
            <draw:line draw:style-name="gr2" draw:text-style-name="P2" draw:layer="layout" svg:x1="11.82cm" svg:y1="11.255cm" svg:x2="12.02cm" svg:y2="11.255cm">
              <text:p/>
            </draw:line>
          </draw:g>
          <draw:g>
            <draw:custom-shape draw:style-name="gr1" draw:text-style-name="P1" draw:layer="layout" svg:width="0.2cm" svg:height="0.2cm" svg:x="12.322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11.155cm" svg:x2="12.422cm" svg:y2="11.355cm">
              <text:p/>
            </draw:line>
            <draw:line draw:style-name="gr2" draw:text-style-name="P2" draw:layer="layout" svg:x1="12.322cm" svg:y1="11.255cm" svg:x2="12.522cm" svg:y2="11.255cm">
              <text:p/>
            </draw:line>
          </draw:g>
          <draw:g>
            <draw:custom-shape draw:style-name="gr1" draw:text-style-name="P1" draw:layer="layout" svg:width="0.2cm" svg:height="0.2cm" svg:x="12.818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11.155cm" svg:x2="12.918cm" svg:y2="11.355cm">
              <text:p/>
            </draw:line>
            <draw:line draw:style-name="gr2" draw:text-style-name="P2" draw:layer="layout" svg:x1="12.818cm" svg:y1="11.255cm" svg:x2="13.018cm" svg:y2="11.255cm">
              <text:p/>
            </draw:line>
          </draw:g>
          <draw:g>
            <draw:custom-shape draw:style-name="gr1" draw:text-style-name="P1" draw:layer="layout" svg:width="0.2cm" svg:height="0.2cm" svg:x="13.318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11.155cm" svg:x2="13.418cm" svg:y2="11.355cm">
              <text:p/>
            </draw:line>
            <draw:line draw:style-name="gr2" draw:text-style-name="P2" draw:layer="layout" svg:x1="13.318cm" svg:y1="11.255cm" svg:x2="13.518cm" svg:y2="11.255cm">
              <text:p/>
            </draw:line>
          </draw:g>
          <draw:g>
            <draw:custom-shape draw:style-name="gr1" draw:text-style-name="P1" draw:layer="layout" svg:width="0.2cm" svg:height="0.2cm" svg:x="13.822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11.155cm" svg:x2="13.922cm" svg:y2="11.355cm">
              <text:p/>
            </draw:line>
            <draw:line draw:style-name="gr2" draw:text-style-name="P2" draw:layer="layout" svg:x1="13.822cm" svg:y1="11.255cm" svg:x2="14.022cm" svg:y2="11.255cm">
              <text:p/>
            </draw:line>
          </draw:g>
          <draw:g>
            <draw:custom-shape draw:style-name="gr1" draw:text-style-name="P1" draw:layer="layout" svg:width="0.2cm" svg:height="0.2cm" svg:x="14.324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11.155cm" svg:x2="14.424cm" svg:y2="11.355cm">
              <text:p/>
            </draw:line>
            <draw:line draw:style-name="gr2" draw:text-style-name="P2" draw:layer="layout" svg:x1="14.324cm" svg:y1="11.255cm" svg:x2="14.524cm" svg:y2="11.255cm">
              <text:p/>
            </draw:line>
          </draw:g>
          <draw:g>
            <draw:custom-shape draw:style-name="gr1" draw:text-style-name="P1" draw:layer="layout" svg:width="0.2cm" svg:height="0.2cm" svg:x="14.824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11.155cm" svg:x2="14.924cm" svg:y2="11.355cm">
              <text:p/>
            </draw:line>
            <draw:line draw:style-name="gr2" draw:text-style-name="P2" draw:layer="layout" svg:x1="14.824cm" svg:y1="11.255cm" svg:x2="15.024cm" svg:y2="11.255cm">
              <text:p/>
            </draw:line>
          </draw:g>
          <draw:g>
            <draw:custom-shape draw:style-name="gr1" draw:text-style-name="P1" draw:layer="layout" svg:width="0.2cm" svg:height="0.2cm" svg:x="15.324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11.155cm" svg:x2="15.424cm" svg:y2="11.355cm">
              <text:p/>
            </draw:line>
            <draw:line draw:style-name="gr2" draw:text-style-name="P2" draw:layer="layout" svg:x1="15.324cm" svg:y1="11.255cm" svg:x2="15.524cm" svg:y2="11.255cm">
              <text:p/>
            </draw:line>
          </draw:g>
          <draw:g>
            <draw:custom-shape draw:style-name="gr1" draw:text-style-name="P1" draw:layer="layout" svg:width="0.2cm" svg:height="0.2cm" svg:x="15.824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11.155cm" svg:x2="15.924cm" svg:y2="11.355cm">
              <text:p/>
            </draw:line>
            <draw:line draw:style-name="gr2" draw:text-style-name="P2" draw:layer="layout" svg:x1="15.824cm" svg:y1="11.255cm" svg:x2="16.024cm" svg:y2="11.255cm">
              <text:p/>
            </draw:line>
          </draw:g>
          <draw:g>
            <draw:custom-shape draw:style-name="gr1" draw:text-style-name="P1" draw:layer="layout" svg:width="0.2cm" svg:height="0.2cm" svg:x="16.324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11.155cm" svg:x2="16.424cm" svg:y2="11.355cm">
              <text:p/>
            </draw:line>
            <draw:line draw:style-name="gr2" draw:text-style-name="P2" draw:layer="layout" svg:x1="16.324cm" svg:y1="11.255cm" svg:x2="16.524cm" svg:y2="11.255cm">
              <text:p/>
            </draw:line>
          </draw:g>
          <draw:g>
            <draw:custom-shape draw:style-name="gr1" draw:text-style-name="P1" draw:layer="layout" svg:width="0.2cm" svg:height="0.2cm" svg:x="16.824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11.155cm" svg:x2="16.924cm" svg:y2="11.355cm">
              <text:p/>
            </draw:line>
            <draw:line draw:style-name="gr2" draw:text-style-name="P2" draw:layer="layout" svg:x1="16.824cm" svg:y1="11.255cm" svg:x2="17.024cm" svg:y2="11.255cm">
              <text:p/>
            </draw:line>
          </draw:g>
          <draw:g>
            <draw:custom-shape draw:style-name="gr1" draw:text-style-name="P1" draw:layer="layout" svg:width="0.2cm" svg:height="0.2cm" svg:x="17.324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11.155cm" svg:x2="17.424cm" svg:y2="11.355cm">
              <text:p/>
            </draw:line>
            <draw:line draw:style-name="gr2" draw:text-style-name="P2" draw:layer="layout" svg:x1="17.324cm" svg:y1="11.255cm" svg:x2="17.524cm" svg:y2="11.255cm">
              <text:p/>
            </draw:line>
          </draw:g>
          <draw:g>
            <draw:custom-shape draw:style-name="gr1" draw:text-style-name="P1" draw:layer="layout" svg:width="0.2cm" svg:height="0.2cm" svg:x="17.824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11.155cm" svg:x2="17.924cm" svg:y2="11.355cm">
              <text:p/>
            </draw:line>
            <draw:line draw:style-name="gr2" draw:text-style-name="P2" draw:layer="layout" svg:x1="17.824cm" svg:y1="11.255cm" svg:x2="18.024cm" svg:y2="11.255cm">
              <text:p/>
            </draw:line>
          </draw:g>
          <draw:g>
            <draw:custom-shape draw:style-name="gr1" draw:text-style-name="P1" draw:layer="layout" svg:width="0.2cm" svg:height="0.2cm" svg:x="18.324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11.155cm" svg:x2="18.424cm" svg:y2="11.355cm">
              <text:p/>
            </draw:line>
            <draw:line draw:style-name="gr2" draw:text-style-name="P2" draw:layer="layout" svg:x1="18.324cm" svg:y1="11.255cm" svg:x2="18.524cm" svg:y2="11.255cm">
              <text:p/>
            </draw:line>
          </draw:g>
          <draw:g>
            <draw:custom-shape draw:style-name="gr1" draw:text-style-name="P1" draw:layer="layout" svg:width="0.2cm" svg:height="0.2cm" svg:x="18.824cm" svg:y="1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11.155cm" svg:x2="18.924cm" svg:y2="11.355cm">
              <text:p/>
            </draw:line>
            <draw:line draw:style-name="gr2" draw:text-style-name="P2" draw:layer="layout" svg:x1="18.824cm" svg:y1="11.255cm" svg:x2="19.024cm" svg:y2="11.255cm">
              <text:p/>
            </draw:line>
          </draw:g>
          <draw:custom-shape draw:style-name="gr3" draw:text-style-name="P1" draw:layer="layout" svg:width="17.839cm" svg:height="0.51cm" svg:x="1.5cm" svg:y="1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11.655cm" svg:x2="1.9cm" svg:y2="11.855cm">
              <text:p/>
            </draw:line>
            <draw:line draw:style-name="gr2" draw:text-style-name="P2" draw:layer="layout" svg:x1="1.8cm" svg:y1="11.755cm" svg:x2="2cm" svg:y2="11.755cm">
              <text:p/>
            </draw:line>
          </draw:g>
          <draw:g>
            <draw:custom-shape draw:style-name="gr1" draw:text-style-name="P1" draw:layer="layout" svg:width="0.2cm" svg:height="0.2cm" svg:x="2.292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1.655cm" svg:x2="2.392cm" svg:y2="11.855cm">
              <text:p/>
            </draw:line>
            <draw:line draw:style-name="gr2" draw:text-style-name="P2" draw:layer="layout" svg:x1="2.292cm" svg:y1="11.755cm" svg:x2="2.492cm" svg:y2="11.755cm">
              <text:p/>
            </draw:line>
          </draw:g>
          <draw:g>
            <draw:custom-shape draw:style-name="gr1" draw:text-style-name="P1" draw:layer="layout" svg:width="0.2cm" svg:height="0.2cm" svg:x="2.292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1.655cm" svg:x2="2.392cm" svg:y2="11.855cm">
              <text:p/>
            </draw:line>
            <draw:line draw:style-name="gr2" draw:text-style-name="P2" draw:layer="layout" svg:x1="2.292cm" svg:y1="11.755cm" svg:x2="2.492cm" svg:y2="11.755cm">
              <text:p/>
            </draw:line>
          </draw:g>
          <draw:g>
            <draw:custom-shape draw:style-name="gr1" draw:text-style-name="P1" draw:layer="layout" svg:width="0.2cm" svg:height="0.2cm" svg:x="2.798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11.655cm" svg:x2="2.898cm" svg:y2="11.855cm">
              <text:p/>
            </draw:line>
            <draw:line draw:style-name="gr2" draw:text-style-name="P2" draw:layer="layout" svg:x1="2.798cm" svg:y1="11.755cm" svg:x2="2.998cm" svg:y2="11.755cm">
              <text:p/>
            </draw:line>
          </draw:g>
          <draw:g>
            <draw:custom-shape draw:style-name="gr1" draw:text-style-name="P1" draw:layer="layout" svg:width="0.2cm" svg:height="0.2cm" svg:x="3.306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11.655cm" svg:x2="3.406cm" svg:y2="11.855cm">
              <text:p/>
            </draw:line>
            <draw:line draw:style-name="gr2" draw:text-style-name="P2" draw:layer="layout" svg:x1="3.306cm" svg:y1="11.755cm" svg:x2="3.506cm" svg:y2="11.755cm">
              <text:p/>
            </draw:line>
          </draw:g>
          <draw:g>
            <draw:custom-shape draw:style-name="gr1" draw:text-style-name="P1" draw:layer="layout" svg:width="0.2cm" svg:height="0.2cm" svg:x="3.806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11.655cm" svg:x2="3.906cm" svg:y2="11.855cm">
              <text:p/>
            </draw:line>
            <draw:line draw:style-name="gr2" draw:text-style-name="P2" draw:layer="layout" svg:x1="3.806cm" svg:y1="11.755cm" svg:x2="4.006cm" svg:y2="11.755cm">
              <text:p/>
            </draw:line>
          </draw:g>
          <draw:g>
            <draw:custom-shape draw:style-name="gr1" draw:text-style-name="P1" draw:layer="layout" svg:width="0.2cm" svg:height="0.2cm" svg:x="4.306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11.655cm" svg:x2="4.406cm" svg:y2="11.855cm">
              <text:p/>
            </draw:line>
            <draw:line draw:style-name="gr2" draw:text-style-name="P2" draw:layer="layout" svg:x1="4.306cm" svg:y1="11.755cm" svg:x2="4.506cm" svg:y2="11.755cm">
              <text:p/>
            </draw:line>
          </draw:g>
          <draw:g>
            <draw:custom-shape draw:style-name="gr1" draw:text-style-name="P1" draw:layer="layout" svg:width="0.2cm" svg:height="0.2cm" svg:x="4.806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11.655cm" svg:x2="4.906cm" svg:y2="11.855cm">
              <text:p/>
            </draw:line>
            <draw:line draw:style-name="gr2" draw:text-style-name="P2" draw:layer="layout" svg:x1="4.806cm" svg:y1="11.755cm" svg:x2="5.006cm" svg:y2="11.755cm">
              <text:p/>
            </draw:line>
          </draw:g>
          <draw:g>
            <draw:custom-shape draw:style-name="gr1" draw:text-style-name="P1" draw:layer="layout" svg:width="0.2cm" svg:height="0.2cm" svg:x="5.304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11.655cm" svg:x2="5.404cm" svg:y2="11.855cm">
              <text:p/>
            </draw:line>
            <draw:line draw:style-name="gr2" draw:text-style-name="P2" draw:layer="layout" svg:x1="5.304cm" svg:y1="11.755cm" svg:x2="5.504cm" svg:y2="11.755cm">
              <text:p/>
            </draw:line>
          </draw:g>
          <draw:g>
            <draw:custom-shape draw:style-name="gr1" draw:text-style-name="P1" draw:layer="layout" svg:width="0.2cm" svg:height="0.2cm" svg:x="5.804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11.655cm" svg:x2="5.904cm" svg:y2="11.855cm">
              <text:p/>
            </draw:line>
            <draw:line draw:style-name="gr2" draw:text-style-name="P2" draw:layer="layout" svg:x1="5.804cm" svg:y1="11.755cm" svg:x2="6.004cm" svg:y2="11.755cm">
              <text:p/>
            </draw:line>
          </draw:g>
          <draw:g>
            <draw:custom-shape draw:style-name="gr1" draw:text-style-name="P1" draw:layer="layout" svg:width="0.2cm" svg:height="0.2cm" svg:x="6.31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11.655cm" svg:x2="6.41cm" svg:y2="11.855cm">
              <text:p/>
            </draw:line>
            <draw:line draw:style-name="gr2" draw:text-style-name="P2" draw:layer="layout" svg:x1="6.31cm" svg:y1="11.755cm" svg:x2="6.51cm" svg:y2="11.755cm">
              <text:p/>
            </draw:line>
          </draw:g>
          <draw:g>
            <draw:custom-shape draw:style-name="gr1" draw:text-style-name="P1" draw:layer="layout" svg:width="0.2cm" svg:height="0.2cm" svg:x="6.808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11.655cm" svg:x2="6.908cm" svg:y2="11.855cm">
              <text:p/>
            </draw:line>
            <draw:line draw:style-name="gr2" draw:text-style-name="P2" draw:layer="layout" svg:x1="6.808cm" svg:y1="11.755cm" svg:x2="7.008cm" svg:y2="11.755cm">
              <text:p/>
            </draw:line>
          </draw:g>
          <draw:g>
            <draw:custom-shape draw:style-name="gr1" draw:text-style-name="P1" draw:layer="layout" svg:width="0.2cm" svg:height="0.2cm" svg:x="7.312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11.655cm" svg:x2="7.412cm" svg:y2="11.855cm">
              <text:p/>
            </draw:line>
            <draw:line draw:style-name="gr2" draw:text-style-name="P2" draw:layer="layout" svg:x1="7.312cm" svg:y1="11.755cm" svg:x2="7.512cm" svg:y2="11.755cm">
              <text:p/>
            </draw:line>
          </draw:g>
          <draw:g>
            <draw:custom-shape draw:style-name="gr1" draw:text-style-name="P1" draw:layer="layout" svg:width="0.2cm" svg:height="0.2cm" svg:x="7.812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11.655cm" svg:x2="7.912cm" svg:y2="11.855cm">
              <text:p/>
            </draw:line>
            <draw:line draw:style-name="gr2" draw:text-style-name="P2" draw:layer="layout" svg:x1="7.812cm" svg:y1="11.755cm" svg:x2="8.012cm" svg:y2="11.755cm">
              <text:p/>
            </draw:line>
          </draw:g>
          <draw:g>
            <draw:custom-shape draw:style-name="gr1" draw:text-style-name="P1" draw:layer="layout" svg:width="0.2cm" svg:height="0.2cm" svg:x="8.314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11.655cm" svg:x2="8.414cm" svg:y2="11.855cm">
              <text:p/>
            </draw:line>
            <draw:line draw:style-name="gr2" draw:text-style-name="P2" draw:layer="layout" svg:x1="8.314cm" svg:y1="11.755cm" svg:x2="8.514cm" svg:y2="11.755cm">
              <text:p/>
            </draw:line>
          </draw:g>
          <draw:g>
            <draw:custom-shape draw:style-name="gr1" draw:text-style-name="P1" draw:layer="layout" svg:width="0.2cm" svg:height="0.2cm" svg:x="8.81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11.655cm" svg:x2="8.91cm" svg:y2="11.855cm">
              <text:p/>
            </draw:line>
            <draw:line draw:style-name="gr2" draw:text-style-name="P2" draw:layer="layout" svg:x1="8.81cm" svg:y1="11.755cm" svg:x2="9.01cm" svg:y2="11.755cm">
              <text:p/>
            </draw:line>
          </draw:g>
          <draw:g>
            <draw:custom-shape draw:style-name="gr1" draw:text-style-name="P1" draw:layer="layout" svg:width="0.2cm" svg:height="0.2cm" svg:x="9.31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11.655cm" svg:x2="9.41cm" svg:y2="11.855cm">
              <text:p/>
            </draw:line>
            <draw:line draw:style-name="gr2" draw:text-style-name="P2" draw:layer="layout" svg:x1="9.31cm" svg:y1="11.755cm" svg:x2="9.51cm" svg:y2="11.755cm">
              <text:p/>
            </draw:line>
          </draw:g>
          <draw:g>
            <draw:custom-shape draw:style-name="gr1" draw:text-style-name="P1" draw:layer="layout" svg:width="0.2cm" svg:height="0.2cm" svg:x="9.81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11.655cm" svg:x2="9.91cm" svg:y2="11.855cm">
              <text:p/>
            </draw:line>
            <draw:line draw:style-name="gr2" draw:text-style-name="P2" draw:layer="layout" svg:x1="9.81cm" svg:y1="11.755cm" svg:x2="10.01cm" svg:y2="11.755cm">
              <text:p/>
            </draw:line>
          </draw:g>
          <draw:g>
            <draw:custom-shape draw:style-name="gr1" draw:text-style-name="P1" draw:layer="layout" svg:width="0.2cm" svg:height="0.2cm" svg:x="10.316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11.655cm" svg:x2="10.416cm" svg:y2="11.855cm">
              <text:p/>
            </draw:line>
            <draw:line draw:style-name="gr2" draw:text-style-name="P2" draw:layer="layout" svg:x1="10.316cm" svg:y1="11.755cm" svg:x2="10.516cm" svg:y2="11.755cm">
              <text:p/>
            </draw:line>
          </draw:g>
          <draw:g>
            <draw:custom-shape draw:style-name="gr1" draw:text-style-name="P1" draw:layer="layout" svg:width="0.2cm" svg:height="0.2cm" svg:x="10.816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11.655cm" svg:x2="10.916cm" svg:y2="11.855cm">
              <text:p/>
            </draw:line>
            <draw:line draw:style-name="gr2" draw:text-style-name="P2" draw:layer="layout" svg:x1="10.816cm" svg:y1="11.755cm" svg:x2="11.016cm" svg:y2="11.755cm">
              <text:p/>
            </draw:line>
          </draw:g>
          <draw:g>
            <draw:custom-shape draw:style-name="gr1" draw:text-style-name="P1" draw:layer="layout" svg:width="0.2cm" svg:height="0.2cm" svg:x="11.314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11.655cm" svg:x2="11.414cm" svg:y2="11.855cm">
              <text:p/>
            </draw:line>
            <draw:line draw:style-name="gr2" draw:text-style-name="P2" draw:layer="layout" svg:x1="11.314cm" svg:y1="11.755cm" svg:x2="11.514cm" svg:y2="11.755cm">
              <text:p/>
            </draw:line>
          </draw:g>
          <draw:g>
            <draw:custom-shape draw:style-name="gr1" draw:text-style-name="P1" draw:layer="layout" svg:width="0.2cm" svg:height="0.2cm" svg:x="11.82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11.655cm" svg:x2="11.92cm" svg:y2="11.855cm">
              <text:p/>
            </draw:line>
            <draw:line draw:style-name="gr2" draw:text-style-name="P2" draw:layer="layout" svg:x1="11.82cm" svg:y1="11.755cm" svg:x2="12.02cm" svg:y2="11.755cm">
              <text:p/>
            </draw:line>
          </draw:g>
          <draw:g>
            <draw:custom-shape draw:style-name="gr1" draw:text-style-name="P1" draw:layer="layout" svg:width="0.2cm" svg:height="0.2cm" svg:x="12.322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11.655cm" svg:x2="12.422cm" svg:y2="11.855cm">
              <text:p/>
            </draw:line>
            <draw:line draw:style-name="gr2" draw:text-style-name="P2" draw:layer="layout" svg:x1="12.322cm" svg:y1="11.755cm" svg:x2="12.522cm" svg:y2="11.755cm">
              <text:p/>
            </draw:line>
          </draw:g>
          <draw:g>
            <draw:custom-shape draw:style-name="gr1" draw:text-style-name="P1" draw:layer="layout" svg:width="0.2cm" svg:height="0.2cm" svg:x="12.818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11.655cm" svg:x2="12.918cm" svg:y2="11.855cm">
              <text:p/>
            </draw:line>
            <draw:line draw:style-name="gr2" draw:text-style-name="P2" draw:layer="layout" svg:x1="12.818cm" svg:y1="11.755cm" svg:x2="13.018cm" svg:y2="11.755cm">
              <text:p/>
            </draw:line>
          </draw:g>
          <draw:g>
            <draw:custom-shape draw:style-name="gr1" draw:text-style-name="P1" draw:layer="layout" svg:width="0.2cm" svg:height="0.2cm" svg:x="13.318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11.655cm" svg:x2="13.418cm" svg:y2="11.855cm">
              <text:p/>
            </draw:line>
            <draw:line draw:style-name="gr2" draw:text-style-name="P2" draw:layer="layout" svg:x1="13.318cm" svg:y1="11.755cm" svg:x2="13.518cm" svg:y2="11.755cm">
              <text:p/>
            </draw:line>
          </draw:g>
          <draw:g>
            <draw:custom-shape draw:style-name="gr1" draw:text-style-name="P1" draw:layer="layout" svg:width="0.2cm" svg:height="0.2cm" svg:x="13.822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11.655cm" svg:x2="13.922cm" svg:y2="11.855cm">
              <text:p/>
            </draw:line>
            <draw:line draw:style-name="gr2" draw:text-style-name="P2" draw:layer="layout" svg:x1="13.822cm" svg:y1="11.755cm" svg:x2="14.022cm" svg:y2="11.755cm">
              <text:p/>
            </draw:line>
          </draw:g>
          <draw:g>
            <draw:custom-shape draw:style-name="gr1" draw:text-style-name="P1" draw:layer="layout" svg:width="0.2cm" svg:height="0.2cm" svg:x="14.324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11.655cm" svg:x2="14.424cm" svg:y2="11.855cm">
              <text:p/>
            </draw:line>
            <draw:line draw:style-name="gr2" draw:text-style-name="P2" draw:layer="layout" svg:x1="14.324cm" svg:y1="11.755cm" svg:x2="14.524cm" svg:y2="11.755cm">
              <text:p/>
            </draw:line>
          </draw:g>
          <draw:g>
            <draw:custom-shape draw:style-name="gr1" draw:text-style-name="P1" draw:layer="layout" svg:width="0.2cm" svg:height="0.2cm" svg:x="14.824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11.655cm" svg:x2="14.924cm" svg:y2="11.855cm">
              <text:p/>
            </draw:line>
            <draw:line draw:style-name="gr2" draw:text-style-name="P2" draw:layer="layout" svg:x1="14.824cm" svg:y1="11.755cm" svg:x2="15.024cm" svg:y2="11.755cm">
              <text:p/>
            </draw:line>
          </draw:g>
          <draw:g>
            <draw:custom-shape draw:style-name="gr1" draw:text-style-name="P1" draw:layer="layout" svg:width="0.2cm" svg:height="0.2cm" svg:x="15.324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11.655cm" svg:x2="15.424cm" svg:y2="11.855cm">
              <text:p/>
            </draw:line>
            <draw:line draw:style-name="gr2" draw:text-style-name="P2" draw:layer="layout" svg:x1="15.324cm" svg:y1="11.755cm" svg:x2="15.524cm" svg:y2="11.755cm">
              <text:p/>
            </draw:line>
          </draw:g>
          <draw:g>
            <draw:custom-shape draw:style-name="gr1" draw:text-style-name="P1" draw:layer="layout" svg:width="0.2cm" svg:height="0.2cm" svg:x="15.824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11.655cm" svg:x2="15.924cm" svg:y2="11.855cm">
              <text:p/>
            </draw:line>
            <draw:line draw:style-name="gr2" draw:text-style-name="P2" draw:layer="layout" svg:x1="15.824cm" svg:y1="11.755cm" svg:x2="16.024cm" svg:y2="11.755cm">
              <text:p/>
            </draw:line>
          </draw:g>
          <draw:g>
            <draw:custom-shape draw:style-name="gr1" draw:text-style-name="P1" draw:layer="layout" svg:width="0.2cm" svg:height="0.2cm" svg:x="16.324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11.655cm" svg:x2="16.424cm" svg:y2="11.855cm">
              <text:p/>
            </draw:line>
            <draw:line draw:style-name="gr2" draw:text-style-name="P2" draw:layer="layout" svg:x1="16.324cm" svg:y1="11.755cm" svg:x2="16.524cm" svg:y2="11.755cm">
              <text:p/>
            </draw:line>
          </draw:g>
          <draw:g>
            <draw:custom-shape draw:style-name="gr1" draw:text-style-name="P1" draw:layer="layout" svg:width="0.2cm" svg:height="0.2cm" svg:x="16.824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11.655cm" svg:x2="16.924cm" svg:y2="11.855cm">
              <text:p/>
            </draw:line>
            <draw:line draw:style-name="gr2" draw:text-style-name="P2" draw:layer="layout" svg:x1="16.824cm" svg:y1="11.755cm" svg:x2="17.024cm" svg:y2="11.755cm">
              <text:p/>
            </draw:line>
          </draw:g>
          <draw:g>
            <draw:custom-shape draw:style-name="gr1" draw:text-style-name="P1" draw:layer="layout" svg:width="0.2cm" svg:height="0.2cm" svg:x="17.324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11.655cm" svg:x2="17.424cm" svg:y2="11.855cm">
              <text:p/>
            </draw:line>
            <draw:line draw:style-name="gr2" draw:text-style-name="P2" draw:layer="layout" svg:x1="17.324cm" svg:y1="11.755cm" svg:x2="17.524cm" svg:y2="11.755cm">
              <text:p/>
            </draw:line>
          </draw:g>
          <draw:g>
            <draw:custom-shape draw:style-name="gr1" draw:text-style-name="P1" draw:layer="layout" svg:width="0.2cm" svg:height="0.2cm" svg:x="17.824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11.655cm" svg:x2="17.924cm" svg:y2="11.855cm">
              <text:p/>
            </draw:line>
            <draw:line draw:style-name="gr2" draw:text-style-name="P2" draw:layer="layout" svg:x1="17.824cm" svg:y1="11.755cm" svg:x2="18.024cm" svg:y2="11.755cm">
              <text:p/>
            </draw:line>
          </draw:g>
          <draw:g>
            <draw:custom-shape draw:style-name="gr1" draw:text-style-name="P1" draw:layer="layout" svg:width="0.2cm" svg:height="0.2cm" svg:x="18.324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11.655cm" svg:x2="18.424cm" svg:y2="11.855cm">
              <text:p/>
            </draw:line>
            <draw:line draw:style-name="gr2" draw:text-style-name="P2" draw:layer="layout" svg:x1="18.324cm" svg:y1="11.755cm" svg:x2="18.524cm" svg:y2="11.755cm">
              <text:p/>
            </draw:line>
          </draw:g>
          <draw:g>
            <draw:custom-shape draw:style-name="gr1" draw:text-style-name="P1" draw:layer="layout" svg:width="0.2cm" svg:height="0.2cm" svg:x="18.824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11.655cm" svg:x2="18.924cm" svg:y2="11.855cm">
              <text:p/>
            </draw:line>
            <draw:line draw:style-name="gr2" draw:text-style-name="P2" draw:layer="layout" svg:x1="18.824cm" svg:y1="11.755cm" svg:x2="19.024cm" svg:y2="11.755cm">
              <text:p/>
            </draw:line>
          </draw:g>
          <draw:custom-shape draw:style-name="gr3" draw:text-style-name="P1" draw:layer="layout" svg:width="17.839cm" svg:height="0.51cm" svg:x="1.5cm" svg:y="11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12.155cm" svg:x2="1.9cm" svg:y2="12.355cm">
              <text:p/>
            </draw:line>
            <draw:line draw:style-name="gr2" draw:text-style-name="P2" draw:layer="layout" svg:x1="1.8cm" svg:y1="12.255cm" svg:x2="2cm" svg:y2="12.255cm">
              <text:p/>
            </draw:line>
          </draw:g>
          <draw:g>
            <draw:custom-shape draw:style-name="gr1" draw:text-style-name="P1" draw:layer="layout" svg:width="0.2cm" svg:height="0.2cm" svg:x="2.292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2.155cm" svg:x2="2.392cm" svg:y2="12.355cm">
              <text:p/>
            </draw:line>
            <draw:line draw:style-name="gr2" draw:text-style-name="P2" draw:layer="layout" svg:x1="2.292cm" svg:y1="12.255cm" svg:x2="2.492cm" svg:y2="12.255cm">
              <text:p/>
            </draw:line>
          </draw:g>
          <draw:g>
            <draw:custom-shape draw:style-name="gr1" draw:text-style-name="P1" draw:layer="layout" svg:width="0.2cm" svg:height="0.2cm" svg:x="2.292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2.155cm" svg:x2="2.392cm" svg:y2="12.355cm">
              <text:p/>
            </draw:line>
            <draw:line draw:style-name="gr2" draw:text-style-name="P2" draw:layer="layout" svg:x1="2.292cm" svg:y1="12.255cm" svg:x2="2.492cm" svg:y2="12.255cm">
              <text:p/>
            </draw:line>
          </draw:g>
          <draw:g>
            <draw:custom-shape draw:style-name="gr1" draw:text-style-name="P1" draw:layer="layout" svg:width="0.2cm" svg:height="0.2cm" svg:x="2.798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12.155cm" svg:x2="2.898cm" svg:y2="12.355cm">
              <text:p/>
            </draw:line>
            <draw:line draw:style-name="gr2" draw:text-style-name="P2" draw:layer="layout" svg:x1="2.798cm" svg:y1="12.255cm" svg:x2="2.998cm" svg:y2="12.255cm">
              <text:p/>
            </draw:line>
          </draw:g>
          <draw:g>
            <draw:custom-shape draw:style-name="gr1" draw:text-style-name="P1" draw:layer="layout" svg:width="0.2cm" svg:height="0.2cm" svg:x="3.306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12.155cm" svg:x2="3.406cm" svg:y2="12.355cm">
              <text:p/>
            </draw:line>
            <draw:line draw:style-name="gr2" draw:text-style-name="P2" draw:layer="layout" svg:x1="3.306cm" svg:y1="12.255cm" svg:x2="3.506cm" svg:y2="12.255cm">
              <text:p/>
            </draw:line>
          </draw:g>
          <draw:g>
            <draw:custom-shape draw:style-name="gr1" draw:text-style-name="P1" draw:layer="layout" svg:width="0.2cm" svg:height="0.2cm" svg:x="3.806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12.155cm" svg:x2="3.906cm" svg:y2="12.355cm">
              <text:p/>
            </draw:line>
            <draw:line draw:style-name="gr2" draw:text-style-name="P2" draw:layer="layout" svg:x1="3.806cm" svg:y1="12.255cm" svg:x2="4.006cm" svg:y2="12.255cm">
              <text:p/>
            </draw:line>
          </draw:g>
          <draw:g>
            <draw:custom-shape draw:style-name="gr1" draw:text-style-name="P1" draw:layer="layout" svg:width="0.2cm" svg:height="0.2cm" svg:x="4.306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12.155cm" svg:x2="4.406cm" svg:y2="12.355cm">
              <text:p/>
            </draw:line>
            <draw:line draw:style-name="gr2" draw:text-style-name="P2" draw:layer="layout" svg:x1="4.306cm" svg:y1="12.255cm" svg:x2="4.506cm" svg:y2="12.255cm">
              <text:p/>
            </draw:line>
          </draw:g>
          <draw:g>
            <draw:custom-shape draw:style-name="gr1" draw:text-style-name="P1" draw:layer="layout" svg:width="0.2cm" svg:height="0.2cm" svg:x="4.806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12.155cm" svg:x2="4.906cm" svg:y2="12.355cm">
              <text:p/>
            </draw:line>
            <draw:line draw:style-name="gr2" draw:text-style-name="P2" draw:layer="layout" svg:x1="4.806cm" svg:y1="12.255cm" svg:x2="5.006cm" svg:y2="12.255cm">
              <text:p/>
            </draw:line>
          </draw:g>
          <draw:g>
            <draw:custom-shape draw:style-name="gr1" draw:text-style-name="P1" draw:layer="layout" svg:width="0.2cm" svg:height="0.2cm" svg:x="5.304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12.155cm" svg:x2="5.404cm" svg:y2="12.355cm">
              <text:p/>
            </draw:line>
            <draw:line draw:style-name="gr2" draw:text-style-name="P2" draw:layer="layout" svg:x1="5.304cm" svg:y1="12.255cm" svg:x2="5.504cm" svg:y2="12.255cm">
              <text:p/>
            </draw:line>
          </draw:g>
          <draw:g>
            <draw:custom-shape draw:style-name="gr1" draw:text-style-name="P1" draw:layer="layout" svg:width="0.2cm" svg:height="0.2cm" svg:x="5.804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12.155cm" svg:x2="5.904cm" svg:y2="12.355cm">
              <text:p/>
            </draw:line>
            <draw:line draw:style-name="gr2" draw:text-style-name="P2" draw:layer="layout" svg:x1="5.804cm" svg:y1="12.255cm" svg:x2="6.004cm" svg:y2="12.255cm">
              <text:p/>
            </draw:line>
          </draw:g>
          <draw:g>
            <draw:custom-shape draw:style-name="gr1" draw:text-style-name="P1" draw:layer="layout" svg:width="0.2cm" svg:height="0.2cm" svg:x="6.31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12.155cm" svg:x2="6.41cm" svg:y2="12.355cm">
              <text:p/>
            </draw:line>
            <draw:line draw:style-name="gr2" draw:text-style-name="P2" draw:layer="layout" svg:x1="6.31cm" svg:y1="12.255cm" svg:x2="6.51cm" svg:y2="12.255cm">
              <text:p/>
            </draw:line>
          </draw:g>
          <draw:g>
            <draw:custom-shape draw:style-name="gr1" draw:text-style-name="P1" draw:layer="layout" svg:width="0.2cm" svg:height="0.2cm" svg:x="6.808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12.155cm" svg:x2="6.908cm" svg:y2="12.355cm">
              <text:p/>
            </draw:line>
            <draw:line draw:style-name="gr2" draw:text-style-name="P2" draw:layer="layout" svg:x1="6.808cm" svg:y1="12.255cm" svg:x2="7.008cm" svg:y2="12.255cm">
              <text:p/>
            </draw:line>
          </draw:g>
          <draw:g>
            <draw:custom-shape draw:style-name="gr1" draw:text-style-name="P1" draw:layer="layout" svg:width="0.2cm" svg:height="0.2cm" svg:x="7.312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12.155cm" svg:x2="7.412cm" svg:y2="12.355cm">
              <text:p/>
            </draw:line>
            <draw:line draw:style-name="gr2" draw:text-style-name="P2" draw:layer="layout" svg:x1="7.312cm" svg:y1="12.255cm" svg:x2="7.512cm" svg:y2="12.255cm">
              <text:p/>
            </draw:line>
          </draw:g>
          <draw:g>
            <draw:custom-shape draw:style-name="gr1" draw:text-style-name="P1" draw:layer="layout" svg:width="0.2cm" svg:height="0.2cm" svg:x="7.812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12.155cm" svg:x2="7.912cm" svg:y2="12.355cm">
              <text:p/>
            </draw:line>
            <draw:line draw:style-name="gr2" draw:text-style-name="P2" draw:layer="layout" svg:x1="7.812cm" svg:y1="12.255cm" svg:x2="8.012cm" svg:y2="12.255cm">
              <text:p/>
            </draw:line>
          </draw:g>
          <draw:g>
            <draw:custom-shape draw:style-name="gr1" draw:text-style-name="P1" draw:layer="layout" svg:width="0.2cm" svg:height="0.2cm" svg:x="8.314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12.155cm" svg:x2="8.414cm" svg:y2="12.355cm">
              <text:p/>
            </draw:line>
            <draw:line draw:style-name="gr2" draw:text-style-name="P2" draw:layer="layout" svg:x1="8.314cm" svg:y1="12.255cm" svg:x2="8.514cm" svg:y2="12.255cm">
              <text:p/>
            </draw:line>
          </draw:g>
          <draw:g>
            <draw:custom-shape draw:style-name="gr1" draw:text-style-name="P1" draw:layer="layout" svg:width="0.2cm" svg:height="0.2cm" svg:x="8.81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12.155cm" svg:x2="8.91cm" svg:y2="12.355cm">
              <text:p/>
            </draw:line>
            <draw:line draw:style-name="gr2" draw:text-style-name="P2" draw:layer="layout" svg:x1="8.81cm" svg:y1="12.255cm" svg:x2="9.01cm" svg:y2="12.255cm">
              <text:p/>
            </draw:line>
          </draw:g>
          <draw:g>
            <draw:custom-shape draw:style-name="gr1" draw:text-style-name="P1" draw:layer="layout" svg:width="0.2cm" svg:height="0.2cm" svg:x="9.31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12.155cm" svg:x2="9.41cm" svg:y2="12.355cm">
              <text:p/>
            </draw:line>
            <draw:line draw:style-name="gr2" draw:text-style-name="P2" draw:layer="layout" svg:x1="9.31cm" svg:y1="12.255cm" svg:x2="9.51cm" svg:y2="12.255cm">
              <text:p/>
            </draw:line>
          </draw:g>
          <draw:g>
            <draw:custom-shape draw:style-name="gr1" draw:text-style-name="P1" draw:layer="layout" svg:width="0.2cm" svg:height="0.2cm" svg:x="9.81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12.155cm" svg:x2="9.91cm" svg:y2="12.355cm">
              <text:p/>
            </draw:line>
            <draw:line draw:style-name="gr2" draw:text-style-name="P2" draw:layer="layout" svg:x1="9.81cm" svg:y1="12.255cm" svg:x2="10.01cm" svg:y2="12.255cm">
              <text:p/>
            </draw:line>
          </draw:g>
          <draw:g>
            <draw:custom-shape draw:style-name="gr1" draw:text-style-name="P1" draw:layer="layout" svg:width="0.2cm" svg:height="0.2cm" svg:x="10.316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12.155cm" svg:x2="10.416cm" svg:y2="12.355cm">
              <text:p/>
            </draw:line>
            <draw:line draw:style-name="gr2" draw:text-style-name="P2" draw:layer="layout" svg:x1="10.316cm" svg:y1="12.255cm" svg:x2="10.516cm" svg:y2="12.255cm">
              <text:p/>
            </draw:line>
          </draw:g>
          <draw:g>
            <draw:custom-shape draw:style-name="gr1" draw:text-style-name="P1" draw:layer="layout" svg:width="0.2cm" svg:height="0.2cm" svg:x="10.816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12.155cm" svg:x2="10.916cm" svg:y2="12.355cm">
              <text:p/>
            </draw:line>
            <draw:line draw:style-name="gr2" draw:text-style-name="P2" draw:layer="layout" svg:x1="10.816cm" svg:y1="12.255cm" svg:x2="11.016cm" svg:y2="12.255cm">
              <text:p/>
            </draw:line>
          </draw:g>
          <draw:g>
            <draw:custom-shape draw:style-name="gr1" draw:text-style-name="P1" draw:layer="layout" svg:width="0.2cm" svg:height="0.2cm" svg:x="11.314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12.155cm" svg:x2="11.414cm" svg:y2="12.355cm">
              <text:p/>
            </draw:line>
            <draw:line draw:style-name="gr2" draw:text-style-name="P2" draw:layer="layout" svg:x1="11.314cm" svg:y1="12.255cm" svg:x2="11.514cm" svg:y2="12.255cm">
              <text:p/>
            </draw:line>
          </draw:g>
          <draw:g>
            <draw:custom-shape draw:style-name="gr1" draw:text-style-name="P1" draw:layer="layout" svg:width="0.2cm" svg:height="0.2cm" svg:x="11.82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12.155cm" svg:x2="11.92cm" svg:y2="12.355cm">
              <text:p/>
            </draw:line>
            <draw:line draw:style-name="gr2" draw:text-style-name="P2" draw:layer="layout" svg:x1="11.82cm" svg:y1="12.255cm" svg:x2="12.02cm" svg:y2="12.255cm">
              <text:p/>
            </draw:line>
          </draw:g>
          <draw:g>
            <draw:custom-shape draw:style-name="gr1" draw:text-style-name="P1" draw:layer="layout" svg:width="0.2cm" svg:height="0.2cm" svg:x="12.322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12.155cm" svg:x2="12.422cm" svg:y2="12.355cm">
              <text:p/>
            </draw:line>
            <draw:line draw:style-name="gr2" draw:text-style-name="P2" draw:layer="layout" svg:x1="12.322cm" svg:y1="12.255cm" svg:x2="12.522cm" svg:y2="12.255cm">
              <text:p/>
            </draw:line>
          </draw:g>
          <draw:g>
            <draw:custom-shape draw:style-name="gr1" draw:text-style-name="P1" draw:layer="layout" svg:width="0.2cm" svg:height="0.2cm" svg:x="12.818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12.155cm" svg:x2="12.918cm" svg:y2="12.355cm">
              <text:p/>
            </draw:line>
            <draw:line draw:style-name="gr2" draw:text-style-name="P2" draw:layer="layout" svg:x1="12.818cm" svg:y1="12.255cm" svg:x2="13.018cm" svg:y2="12.255cm">
              <text:p/>
            </draw:line>
          </draw:g>
          <draw:g>
            <draw:custom-shape draw:style-name="gr1" draw:text-style-name="P1" draw:layer="layout" svg:width="0.2cm" svg:height="0.2cm" svg:x="13.318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12.155cm" svg:x2="13.418cm" svg:y2="12.355cm">
              <text:p/>
            </draw:line>
            <draw:line draw:style-name="gr2" draw:text-style-name="P2" draw:layer="layout" svg:x1="13.318cm" svg:y1="12.255cm" svg:x2="13.518cm" svg:y2="12.255cm">
              <text:p/>
            </draw:line>
          </draw:g>
          <draw:g>
            <draw:custom-shape draw:style-name="gr1" draw:text-style-name="P1" draw:layer="layout" svg:width="0.2cm" svg:height="0.2cm" svg:x="13.822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12.155cm" svg:x2="13.922cm" svg:y2="12.355cm">
              <text:p/>
            </draw:line>
            <draw:line draw:style-name="gr2" draw:text-style-name="P2" draw:layer="layout" svg:x1="13.822cm" svg:y1="12.255cm" svg:x2="14.022cm" svg:y2="12.255cm">
              <text:p/>
            </draw:line>
          </draw:g>
          <draw:g>
            <draw:custom-shape draw:style-name="gr1" draw:text-style-name="P1" draw:layer="layout" svg:width="0.2cm" svg:height="0.2cm" svg:x="14.324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12.155cm" svg:x2="14.424cm" svg:y2="12.355cm">
              <text:p/>
            </draw:line>
            <draw:line draw:style-name="gr2" draw:text-style-name="P2" draw:layer="layout" svg:x1="14.324cm" svg:y1="12.255cm" svg:x2="14.524cm" svg:y2="12.255cm">
              <text:p/>
            </draw:line>
          </draw:g>
          <draw:g>
            <draw:custom-shape draw:style-name="gr1" draw:text-style-name="P1" draw:layer="layout" svg:width="0.2cm" svg:height="0.2cm" svg:x="14.824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12.155cm" svg:x2="14.924cm" svg:y2="12.355cm">
              <text:p/>
            </draw:line>
            <draw:line draw:style-name="gr2" draw:text-style-name="P2" draw:layer="layout" svg:x1="14.824cm" svg:y1="12.255cm" svg:x2="15.024cm" svg:y2="12.255cm">
              <text:p/>
            </draw:line>
          </draw:g>
          <draw:g>
            <draw:custom-shape draw:style-name="gr1" draw:text-style-name="P1" draw:layer="layout" svg:width="0.2cm" svg:height="0.2cm" svg:x="15.324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12.155cm" svg:x2="15.424cm" svg:y2="12.355cm">
              <text:p/>
            </draw:line>
            <draw:line draw:style-name="gr2" draw:text-style-name="P2" draw:layer="layout" svg:x1="15.324cm" svg:y1="12.255cm" svg:x2="15.524cm" svg:y2="12.255cm">
              <text:p/>
            </draw:line>
          </draw:g>
          <draw:g>
            <draw:custom-shape draw:style-name="gr1" draw:text-style-name="P1" draw:layer="layout" svg:width="0.2cm" svg:height="0.2cm" svg:x="15.824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12.155cm" svg:x2="15.924cm" svg:y2="12.355cm">
              <text:p/>
            </draw:line>
            <draw:line draw:style-name="gr2" draw:text-style-name="P2" draw:layer="layout" svg:x1="15.824cm" svg:y1="12.255cm" svg:x2="16.024cm" svg:y2="12.255cm">
              <text:p/>
            </draw:line>
          </draw:g>
          <draw:g>
            <draw:custom-shape draw:style-name="gr1" draw:text-style-name="P1" draw:layer="layout" svg:width="0.2cm" svg:height="0.2cm" svg:x="16.324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12.155cm" svg:x2="16.424cm" svg:y2="12.355cm">
              <text:p/>
            </draw:line>
            <draw:line draw:style-name="gr2" draw:text-style-name="P2" draw:layer="layout" svg:x1="16.324cm" svg:y1="12.255cm" svg:x2="16.524cm" svg:y2="12.255cm">
              <text:p/>
            </draw:line>
          </draw:g>
          <draw:g>
            <draw:custom-shape draw:style-name="gr1" draw:text-style-name="P1" draw:layer="layout" svg:width="0.2cm" svg:height="0.2cm" svg:x="16.824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12.155cm" svg:x2="16.924cm" svg:y2="12.355cm">
              <text:p/>
            </draw:line>
            <draw:line draw:style-name="gr2" draw:text-style-name="P2" draw:layer="layout" svg:x1="16.824cm" svg:y1="12.255cm" svg:x2="17.024cm" svg:y2="12.255cm">
              <text:p/>
            </draw:line>
          </draw:g>
          <draw:g>
            <draw:custom-shape draw:style-name="gr1" draw:text-style-name="P1" draw:layer="layout" svg:width="0.2cm" svg:height="0.2cm" svg:x="17.324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12.155cm" svg:x2="17.424cm" svg:y2="12.355cm">
              <text:p/>
            </draw:line>
            <draw:line draw:style-name="gr2" draw:text-style-name="P2" draw:layer="layout" svg:x1="17.324cm" svg:y1="12.255cm" svg:x2="17.524cm" svg:y2="12.255cm">
              <text:p/>
            </draw:line>
          </draw:g>
          <draw:g>
            <draw:custom-shape draw:style-name="gr1" draw:text-style-name="P1" draw:layer="layout" svg:width="0.2cm" svg:height="0.2cm" svg:x="17.824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12.155cm" svg:x2="17.924cm" svg:y2="12.355cm">
              <text:p/>
            </draw:line>
            <draw:line draw:style-name="gr2" draw:text-style-name="P2" draw:layer="layout" svg:x1="17.824cm" svg:y1="12.255cm" svg:x2="18.024cm" svg:y2="12.255cm">
              <text:p/>
            </draw:line>
          </draw:g>
          <draw:g>
            <draw:custom-shape draw:style-name="gr1" draw:text-style-name="P1" draw:layer="layout" svg:width="0.2cm" svg:height="0.2cm" svg:x="18.324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12.155cm" svg:x2="18.424cm" svg:y2="12.355cm">
              <text:p/>
            </draw:line>
            <draw:line draw:style-name="gr2" draw:text-style-name="P2" draw:layer="layout" svg:x1="18.324cm" svg:y1="12.255cm" svg:x2="18.524cm" svg:y2="12.255cm">
              <text:p/>
            </draw:line>
          </draw:g>
          <draw:g>
            <draw:custom-shape draw:style-name="gr1" draw:text-style-name="P1" draw:layer="layout" svg:width="0.2cm" svg:height="0.2cm" svg:x="18.824cm" svg:y="1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12.155cm" svg:x2="18.924cm" svg:y2="12.355cm">
              <text:p/>
            </draw:line>
            <draw:line draw:style-name="gr2" draw:text-style-name="P2" draw:layer="layout" svg:x1="18.824cm" svg:y1="12.255cm" svg:x2="19.024cm" svg:y2="12.255cm">
              <text:p/>
            </draw:line>
          </draw:g>
          <draw:custom-shape draw:style-name="gr3" draw:text-style-name="P1" draw:layer="layout" svg:width="17.839cm" svg:height="0.51cm" svg:x="1.5cm" svg:y="1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12.655cm" svg:x2="1.9cm" svg:y2="12.855cm">
              <text:p/>
            </draw:line>
            <draw:line draw:style-name="gr2" draw:text-style-name="P2" draw:layer="layout" svg:x1="1.8cm" svg:y1="12.755cm" svg:x2="2cm" svg:y2="12.755cm">
              <text:p/>
            </draw:line>
          </draw:g>
          <draw:g>
            <draw:custom-shape draw:style-name="gr1" draw:text-style-name="P1" draw:layer="layout" svg:width="0.2cm" svg:height="0.2cm" svg:x="2.292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2.655cm" svg:x2="2.392cm" svg:y2="12.855cm">
              <text:p/>
            </draw:line>
            <draw:line draw:style-name="gr2" draw:text-style-name="P2" draw:layer="layout" svg:x1="2.292cm" svg:y1="12.755cm" svg:x2="2.492cm" svg:y2="12.755cm">
              <text:p/>
            </draw:line>
          </draw:g>
          <draw:g>
            <draw:custom-shape draw:style-name="gr1" draw:text-style-name="P1" draw:layer="layout" svg:width="0.2cm" svg:height="0.2cm" svg:x="2.292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2.655cm" svg:x2="2.392cm" svg:y2="12.855cm">
              <text:p/>
            </draw:line>
            <draw:line draw:style-name="gr2" draw:text-style-name="P2" draw:layer="layout" svg:x1="2.292cm" svg:y1="12.755cm" svg:x2="2.492cm" svg:y2="12.755cm">
              <text:p/>
            </draw:line>
          </draw:g>
          <draw:g>
            <draw:custom-shape draw:style-name="gr1" draw:text-style-name="P1" draw:layer="layout" svg:width="0.2cm" svg:height="0.2cm" svg:x="2.798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12.655cm" svg:x2="2.898cm" svg:y2="12.855cm">
              <text:p/>
            </draw:line>
            <draw:line draw:style-name="gr2" draw:text-style-name="P2" draw:layer="layout" svg:x1="2.798cm" svg:y1="12.755cm" svg:x2="2.998cm" svg:y2="12.755cm">
              <text:p/>
            </draw:line>
          </draw:g>
          <draw:g>
            <draw:custom-shape draw:style-name="gr1" draw:text-style-name="P1" draw:layer="layout" svg:width="0.2cm" svg:height="0.2cm" svg:x="3.306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12.655cm" svg:x2="3.406cm" svg:y2="12.855cm">
              <text:p/>
            </draw:line>
            <draw:line draw:style-name="gr2" draw:text-style-name="P2" draw:layer="layout" svg:x1="3.306cm" svg:y1="12.755cm" svg:x2="3.506cm" svg:y2="12.755cm">
              <text:p/>
            </draw:line>
          </draw:g>
          <draw:g>
            <draw:custom-shape draw:style-name="gr1" draw:text-style-name="P1" draw:layer="layout" svg:width="0.2cm" svg:height="0.2cm" svg:x="3.806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12.655cm" svg:x2="3.906cm" svg:y2="12.855cm">
              <text:p/>
            </draw:line>
            <draw:line draw:style-name="gr2" draw:text-style-name="P2" draw:layer="layout" svg:x1="3.806cm" svg:y1="12.755cm" svg:x2="4.006cm" svg:y2="12.755cm">
              <text:p/>
            </draw:line>
          </draw:g>
          <draw:g>
            <draw:custom-shape draw:style-name="gr1" draw:text-style-name="P1" draw:layer="layout" svg:width="0.2cm" svg:height="0.2cm" svg:x="4.306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12.655cm" svg:x2="4.406cm" svg:y2="12.855cm">
              <text:p/>
            </draw:line>
            <draw:line draw:style-name="gr2" draw:text-style-name="P2" draw:layer="layout" svg:x1="4.306cm" svg:y1="12.755cm" svg:x2="4.506cm" svg:y2="12.755cm">
              <text:p/>
            </draw:line>
          </draw:g>
          <draw:g>
            <draw:custom-shape draw:style-name="gr1" draw:text-style-name="P1" draw:layer="layout" svg:width="0.2cm" svg:height="0.2cm" svg:x="4.806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12.655cm" svg:x2="4.906cm" svg:y2="12.855cm">
              <text:p/>
            </draw:line>
            <draw:line draw:style-name="gr2" draw:text-style-name="P2" draw:layer="layout" svg:x1="4.806cm" svg:y1="12.755cm" svg:x2="5.006cm" svg:y2="12.755cm">
              <text:p/>
            </draw:line>
          </draw:g>
          <draw:g>
            <draw:custom-shape draw:style-name="gr1" draw:text-style-name="P1" draw:layer="layout" svg:width="0.2cm" svg:height="0.2cm" svg:x="5.304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12.655cm" svg:x2="5.404cm" svg:y2="12.855cm">
              <text:p/>
            </draw:line>
            <draw:line draw:style-name="gr2" draw:text-style-name="P2" draw:layer="layout" svg:x1="5.304cm" svg:y1="12.755cm" svg:x2="5.504cm" svg:y2="12.755cm">
              <text:p/>
            </draw:line>
          </draw:g>
          <draw:g>
            <draw:custom-shape draw:style-name="gr1" draw:text-style-name="P1" draw:layer="layout" svg:width="0.2cm" svg:height="0.2cm" svg:x="5.804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12.655cm" svg:x2="5.904cm" svg:y2="12.855cm">
              <text:p/>
            </draw:line>
            <draw:line draw:style-name="gr2" draw:text-style-name="P2" draw:layer="layout" svg:x1="5.804cm" svg:y1="12.755cm" svg:x2="6.004cm" svg:y2="12.755cm">
              <text:p/>
            </draw:line>
          </draw:g>
          <draw:g>
            <draw:custom-shape draw:style-name="gr1" draw:text-style-name="P1" draw:layer="layout" svg:width="0.2cm" svg:height="0.2cm" svg:x="6.31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12.655cm" svg:x2="6.41cm" svg:y2="12.855cm">
              <text:p/>
            </draw:line>
            <draw:line draw:style-name="gr2" draw:text-style-name="P2" draw:layer="layout" svg:x1="6.31cm" svg:y1="12.755cm" svg:x2="6.51cm" svg:y2="12.755cm">
              <text:p/>
            </draw:line>
          </draw:g>
          <draw:g>
            <draw:custom-shape draw:style-name="gr1" draw:text-style-name="P1" draw:layer="layout" svg:width="0.2cm" svg:height="0.2cm" svg:x="6.808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12.655cm" svg:x2="6.908cm" svg:y2="12.855cm">
              <text:p/>
            </draw:line>
            <draw:line draw:style-name="gr2" draw:text-style-name="P2" draw:layer="layout" svg:x1="6.808cm" svg:y1="12.755cm" svg:x2="7.008cm" svg:y2="12.755cm">
              <text:p/>
            </draw:line>
          </draw:g>
          <draw:g>
            <draw:custom-shape draw:style-name="gr1" draw:text-style-name="P1" draw:layer="layout" svg:width="0.2cm" svg:height="0.2cm" svg:x="7.312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12.655cm" svg:x2="7.412cm" svg:y2="12.855cm">
              <text:p/>
            </draw:line>
            <draw:line draw:style-name="gr2" draw:text-style-name="P2" draw:layer="layout" svg:x1="7.312cm" svg:y1="12.755cm" svg:x2="7.512cm" svg:y2="12.755cm">
              <text:p/>
            </draw:line>
          </draw:g>
          <draw:g>
            <draw:custom-shape draw:style-name="gr1" draw:text-style-name="P1" draw:layer="layout" svg:width="0.2cm" svg:height="0.2cm" svg:x="7.812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12.655cm" svg:x2="7.912cm" svg:y2="12.855cm">
              <text:p/>
            </draw:line>
            <draw:line draw:style-name="gr2" draw:text-style-name="P2" draw:layer="layout" svg:x1="7.812cm" svg:y1="12.755cm" svg:x2="8.012cm" svg:y2="12.755cm">
              <text:p/>
            </draw:line>
          </draw:g>
          <draw:g>
            <draw:custom-shape draw:style-name="gr1" draw:text-style-name="P1" draw:layer="layout" svg:width="0.2cm" svg:height="0.2cm" svg:x="8.314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12.655cm" svg:x2="8.414cm" svg:y2="12.855cm">
              <text:p/>
            </draw:line>
            <draw:line draw:style-name="gr2" draw:text-style-name="P2" draw:layer="layout" svg:x1="8.314cm" svg:y1="12.755cm" svg:x2="8.514cm" svg:y2="12.755cm">
              <text:p/>
            </draw:line>
          </draw:g>
          <draw:g>
            <draw:custom-shape draw:style-name="gr1" draw:text-style-name="P1" draw:layer="layout" svg:width="0.2cm" svg:height="0.2cm" svg:x="8.81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12.655cm" svg:x2="8.91cm" svg:y2="12.855cm">
              <text:p/>
            </draw:line>
            <draw:line draw:style-name="gr2" draw:text-style-name="P2" draw:layer="layout" svg:x1="8.81cm" svg:y1="12.755cm" svg:x2="9.01cm" svg:y2="12.755cm">
              <text:p/>
            </draw:line>
          </draw:g>
          <draw:g>
            <draw:custom-shape draw:style-name="gr1" draw:text-style-name="P1" draw:layer="layout" svg:width="0.2cm" svg:height="0.2cm" svg:x="9.31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12.655cm" svg:x2="9.41cm" svg:y2="12.855cm">
              <text:p/>
            </draw:line>
            <draw:line draw:style-name="gr2" draw:text-style-name="P2" draw:layer="layout" svg:x1="9.31cm" svg:y1="12.755cm" svg:x2="9.51cm" svg:y2="12.755cm">
              <text:p/>
            </draw:line>
          </draw:g>
          <draw:g>
            <draw:custom-shape draw:style-name="gr1" draw:text-style-name="P1" draw:layer="layout" svg:width="0.2cm" svg:height="0.2cm" svg:x="9.81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12.655cm" svg:x2="9.91cm" svg:y2="12.855cm">
              <text:p/>
            </draw:line>
            <draw:line draw:style-name="gr2" draw:text-style-name="P2" draw:layer="layout" svg:x1="9.81cm" svg:y1="12.755cm" svg:x2="10.01cm" svg:y2="12.755cm">
              <text:p/>
            </draw:line>
          </draw:g>
          <draw:g>
            <draw:custom-shape draw:style-name="gr1" draw:text-style-name="P1" draw:layer="layout" svg:width="0.2cm" svg:height="0.2cm" svg:x="10.316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12.655cm" svg:x2="10.416cm" svg:y2="12.855cm">
              <text:p/>
            </draw:line>
            <draw:line draw:style-name="gr2" draw:text-style-name="P2" draw:layer="layout" svg:x1="10.316cm" svg:y1="12.755cm" svg:x2="10.516cm" svg:y2="12.755cm">
              <text:p/>
            </draw:line>
          </draw:g>
          <draw:g>
            <draw:custom-shape draw:style-name="gr1" draw:text-style-name="P1" draw:layer="layout" svg:width="0.2cm" svg:height="0.2cm" svg:x="10.816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12.655cm" svg:x2="10.916cm" svg:y2="12.855cm">
              <text:p/>
            </draw:line>
            <draw:line draw:style-name="gr2" draw:text-style-name="P2" draw:layer="layout" svg:x1="10.816cm" svg:y1="12.755cm" svg:x2="11.016cm" svg:y2="12.755cm">
              <text:p/>
            </draw:line>
          </draw:g>
          <draw:g>
            <draw:custom-shape draw:style-name="gr1" draw:text-style-name="P1" draw:layer="layout" svg:width="0.2cm" svg:height="0.2cm" svg:x="11.314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12.655cm" svg:x2="11.414cm" svg:y2="12.855cm">
              <text:p/>
            </draw:line>
            <draw:line draw:style-name="gr2" draw:text-style-name="P2" draw:layer="layout" svg:x1="11.314cm" svg:y1="12.755cm" svg:x2="11.514cm" svg:y2="12.755cm">
              <text:p/>
            </draw:line>
          </draw:g>
          <draw:g>
            <draw:custom-shape draw:style-name="gr1" draw:text-style-name="P1" draw:layer="layout" svg:width="0.2cm" svg:height="0.2cm" svg:x="11.82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12.655cm" svg:x2="11.92cm" svg:y2="12.855cm">
              <text:p/>
            </draw:line>
            <draw:line draw:style-name="gr2" draw:text-style-name="P2" draw:layer="layout" svg:x1="11.82cm" svg:y1="12.755cm" svg:x2="12.02cm" svg:y2="12.755cm">
              <text:p/>
            </draw:line>
          </draw:g>
          <draw:g>
            <draw:custom-shape draw:style-name="gr1" draw:text-style-name="P1" draw:layer="layout" svg:width="0.2cm" svg:height="0.2cm" svg:x="12.322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12.655cm" svg:x2="12.422cm" svg:y2="12.855cm">
              <text:p/>
            </draw:line>
            <draw:line draw:style-name="gr2" draw:text-style-name="P2" draw:layer="layout" svg:x1="12.322cm" svg:y1="12.755cm" svg:x2="12.522cm" svg:y2="12.755cm">
              <text:p/>
            </draw:line>
          </draw:g>
          <draw:g>
            <draw:custom-shape draw:style-name="gr1" draw:text-style-name="P1" draw:layer="layout" svg:width="0.2cm" svg:height="0.2cm" svg:x="12.818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12.655cm" svg:x2="12.918cm" svg:y2="12.855cm">
              <text:p/>
            </draw:line>
            <draw:line draw:style-name="gr2" draw:text-style-name="P2" draw:layer="layout" svg:x1="12.818cm" svg:y1="12.755cm" svg:x2="13.018cm" svg:y2="12.755cm">
              <text:p/>
            </draw:line>
          </draw:g>
          <draw:g>
            <draw:custom-shape draw:style-name="gr1" draw:text-style-name="P1" draw:layer="layout" svg:width="0.2cm" svg:height="0.2cm" svg:x="13.318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12.655cm" svg:x2="13.418cm" svg:y2="12.855cm">
              <text:p/>
            </draw:line>
            <draw:line draw:style-name="gr2" draw:text-style-name="P2" draw:layer="layout" svg:x1="13.318cm" svg:y1="12.755cm" svg:x2="13.518cm" svg:y2="12.755cm">
              <text:p/>
            </draw:line>
          </draw:g>
          <draw:g>
            <draw:custom-shape draw:style-name="gr1" draw:text-style-name="P1" draw:layer="layout" svg:width="0.2cm" svg:height="0.2cm" svg:x="13.822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12.655cm" svg:x2="13.922cm" svg:y2="12.855cm">
              <text:p/>
            </draw:line>
            <draw:line draw:style-name="gr2" draw:text-style-name="P2" draw:layer="layout" svg:x1="13.822cm" svg:y1="12.755cm" svg:x2="14.022cm" svg:y2="12.755cm">
              <text:p/>
            </draw:line>
          </draw:g>
          <draw:g>
            <draw:custom-shape draw:style-name="gr1" draw:text-style-name="P1" draw:layer="layout" svg:width="0.2cm" svg:height="0.2cm" svg:x="14.324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12.655cm" svg:x2="14.424cm" svg:y2="12.855cm">
              <text:p/>
            </draw:line>
            <draw:line draw:style-name="gr2" draw:text-style-name="P2" draw:layer="layout" svg:x1="14.324cm" svg:y1="12.755cm" svg:x2="14.524cm" svg:y2="12.755cm">
              <text:p/>
            </draw:line>
          </draw:g>
          <draw:g>
            <draw:custom-shape draw:style-name="gr1" draw:text-style-name="P1" draw:layer="layout" svg:width="0.2cm" svg:height="0.2cm" svg:x="14.824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12.655cm" svg:x2="14.924cm" svg:y2="12.855cm">
              <text:p/>
            </draw:line>
            <draw:line draw:style-name="gr2" draw:text-style-name="P2" draw:layer="layout" svg:x1="14.824cm" svg:y1="12.755cm" svg:x2="15.024cm" svg:y2="12.755cm">
              <text:p/>
            </draw:line>
          </draw:g>
          <draw:g>
            <draw:custom-shape draw:style-name="gr1" draw:text-style-name="P1" draw:layer="layout" svg:width="0.2cm" svg:height="0.2cm" svg:x="15.324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12.655cm" svg:x2="15.424cm" svg:y2="12.855cm">
              <text:p/>
            </draw:line>
            <draw:line draw:style-name="gr2" draw:text-style-name="P2" draw:layer="layout" svg:x1="15.324cm" svg:y1="12.755cm" svg:x2="15.524cm" svg:y2="12.755cm">
              <text:p/>
            </draw:line>
          </draw:g>
          <draw:g>
            <draw:custom-shape draw:style-name="gr1" draw:text-style-name="P1" draw:layer="layout" svg:width="0.2cm" svg:height="0.2cm" svg:x="15.824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12.655cm" svg:x2="15.924cm" svg:y2="12.855cm">
              <text:p/>
            </draw:line>
            <draw:line draw:style-name="gr2" draw:text-style-name="P2" draw:layer="layout" svg:x1="15.824cm" svg:y1="12.755cm" svg:x2="16.024cm" svg:y2="12.755cm">
              <text:p/>
            </draw:line>
          </draw:g>
          <draw:g>
            <draw:custom-shape draw:style-name="gr1" draw:text-style-name="P1" draw:layer="layout" svg:width="0.2cm" svg:height="0.2cm" svg:x="16.324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12.655cm" svg:x2="16.424cm" svg:y2="12.855cm">
              <text:p/>
            </draw:line>
            <draw:line draw:style-name="gr2" draw:text-style-name="P2" draw:layer="layout" svg:x1="16.324cm" svg:y1="12.755cm" svg:x2="16.524cm" svg:y2="12.755cm">
              <text:p/>
            </draw:line>
          </draw:g>
          <draw:g>
            <draw:custom-shape draw:style-name="gr1" draw:text-style-name="P1" draw:layer="layout" svg:width="0.2cm" svg:height="0.2cm" svg:x="16.824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12.655cm" svg:x2="16.924cm" svg:y2="12.855cm">
              <text:p/>
            </draw:line>
            <draw:line draw:style-name="gr2" draw:text-style-name="P2" draw:layer="layout" svg:x1="16.824cm" svg:y1="12.755cm" svg:x2="17.024cm" svg:y2="12.755cm">
              <text:p/>
            </draw:line>
          </draw:g>
          <draw:g>
            <draw:custom-shape draw:style-name="gr1" draw:text-style-name="P1" draw:layer="layout" svg:width="0.2cm" svg:height="0.2cm" svg:x="17.324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12.655cm" svg:x2="17.424cm" svg:y2="12.855cm">
              <text:p/>
            </draw:line>
            <draw:line draw:style-name="gr2" draw:text-style-name="P2" draw:layer="layout" svg:x1="17.324cm" svg:y1="12.755cm" svg:x2="17.524cm" svg:y2="12.755cm">
              <text:p/>
            </draw:line>
          </draw:g>
          <draw:g>
            <draw:custom-shape draw:style-name="gr1" draw:text-style-name="P1" draw:layer="layout" svg:width="0.2cm" svg:height="0.2cm" svg:x="17.824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12.655cm" svg:x2="17.924cm" svg:y2="12.855cm">
              <text:p/>
            </draw:line>
            <draw:line draw:style-name="gr2" draw:text-style-name="P2" draw:layer="layout" svg:x1="17.824cm" svg:y1="12.755cm" svg:x2="18.024cm" svg:y2="12.755cm">
              <text:p/>
            </draw:line>
          </draw:g>
          <draw:g>
            <draw:custom-shape draw:style-name="gr1" draw:text-style-name="P1" draw:layer="layout" svg:width="0.2cm" svg:height="0.2cm" svg:x="18.324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12.655cm" svg:x2="18.424cm" svg:y2="12.855cm">
              <text:p/>
            </draw:line>
            <draw:line draw:style-name="gr2" draw:text-style-name="P2" draw:layer="layout" svg:x1="18.324cm" svg:y1="12.755cm" svg:x2="18.524cm" svg:y2="12.755cm">
              <text:p/>
            </draw:line>
          </draw:g>
          <draw:g>
            <draw:custom-shape draw:style-name="gr1" draw:text-style-name="P1" draw:layer="layout" svg:width="0.2cm" svg:height="0.2cm" svg:x="18.824cm" svg:y="1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12.655cm" svg:x2="18.924cm" svg:y2="12.855cm">
              <text:p/>
            </draw:line>
            <draw:line draw:style-name="gr2" draw:text-style-name="P2" draw:layer="layout" svg:x1="18.824cm" svg:y1="12.755cm" svg:x2="19.024cm" svg:y2="12.755cm">
              <text:p/>
            </draw:line>
          </draw:g>
          <draw:custom-shape draw:style-name="gr3" draw:text-style-name="P1" draw:layer="layout" svg:width="17.839cm" svg:height="0.51cm" svg:x="1.5cm" svg:y="12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13.155cm" svg:x2="1.9cm" svg:y2="13.355cm">
              <text:p/>
            </draw:line>
            <draw:line draw:style-name="gr2" draw:text-style-name="P2" draw:layer="layout" svg:x1="1.8cm" svg:y1="13.255cm" svg:x2="2cm" svg:y2="13.255cm">
              <text:p/>
            </draw:line>
          </draw:g>
          <draw:g>
            <draw:custom-shape draw:style-name="gr1" draw:text-style-name="P1" draw:layer="layout" svg:width="0.2cm" svg:height="0.2cm" svg:x="2.292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3.155cm" svg:x2="2.392cm" svg:y2="13.355cm">
              <text:p/>
            </draw:line>
            <draw:line draw:style-name="gr2" draw:text-style-name="P2" draw:layer="layout" svg:x1="2.292cm" svg:y1="13.255cm" svg:x2="2.492cm" svg:y2="13.255cm">
              <text:p/>
            </draw:line>
          </draw:g>
          <draw:g>
            <draw:custom-shape draw:style-name="gr1" draw:text-style-name="P1" draw:layer="layout" svg:width="0.2cm" svg:height="0.2cm" svg:x="2.292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3.155cm" svg:x2="2.392cm" svg:y2="13.355cm">
              <text:p/>
            </draw:line>
            <draw:line draw:style-name="gr2" draw:text-style-name="P2" draw:layer="layout" svg:x1="2.292cm" svg:y1="13.255cm" svg:x2="2.492cm" svg:y2="13.255cm">
              <text:p/>
            </draw:line>
          </draw:g>
          <draw:g>
            <draw:custom-shape draw:style-name="gr1" draw:text-style-name="P1" draw:layer="layout" svg:width="0.2cm" svg:height="0.2cm" svg:x="2.798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13.155cm" svg:x2="2.898cm" svg:y2="13.355cm">
              <text:p/>
            </draw:line>
            <draw:line draw:style-name="gr2" draw:text-style-name="P2" draw:layer="layout" svg:x1="2.798cm" svg:y1="13.255cm" svg:x2="2.998cm" svg:y2="13.255cm">
              <text:p/>
            </draw:line>
          </draw:g>
          <draw:g>
            <draw:custom-shape draw:style-name="gr1" draw:text-style-name="P1" draw:layer="layout" svg:width="0.2cm" svg:height="0.2cm" svg:x="3.306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13.155cm" svg:x2="3.406cm" svg:y2="13.355cm">
              <text:p/>
            </draw:line>
            <draw:line draw:style-name="gr2" draw:text-style-name="P2" draw:layer="layout" svg:x1="3.306cm" svg:y1="13.255cm" svg:x2="3.506cm" svg:y2="13.255cm">
              <text:p/>
            </draw:line>
          </draw:g>
          <draw:g>
            <draw:custom-shape draw:style-name="gr1" draw:text-style-name="P1" draw:layer="layout" svg:width="0.2cm" svg:height="0.2cm" svg:x="3.806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13.155cm" svg:x2="3.906cm" svg:y2="13.355cm">
              <text:p/>
            </draw:line>
            <draw:line draw:style-name="gr2" draw:text-style-name="P2" draw:layer="layout" svg:x1="3.806cm" svg:y1="13.255cm" svg:x2="4.006cm" svg:y2="13.255cm">
              <text:p/>
            </draw:line>
          </draw:g>
          <draw:g>
            <draw:custom-shape draw:style-name="gr1" draw:text-style-name="P1" draw:layer="layout" svg:width="0.2cm" svg:height="0.2cm" svg:x="4.306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13.155cm" svg:x2="4.406cm" svg:y2="13.355cm">
              <text:p/>
            </draw:line>
            <draw:line draw:style-name="gr2" draw:text-style-name="P2" draw:layer="layout" svg:x1="4.306cm" svg:y1="13.255cm" svg:x2="4.506cm" svg:y2="13.255cm">
              <text:p/>
            </draw:line>
          </draw:g>
          <draw:g>
            <draw:custom-shape draw:style-name="gr1" draw:text-style-name="P1" draw:layer="layout" svg:width="0.2cm" svg:height="0.2cm" svg:x="4.806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13.155cm" svg:x2="4.906cm" svg:y2="13.355cm">
              <text:p/>
            </draw:line>
            <draw:line draw:style-name="gr2" draw:text-style-name="P2" draw:layer="layout" svg:x1="4.806cm" svg:y1="13.255cm" svg:x2="5.006cm" svg:y2="13.255cm">
              <text:p/>
            </draw:line>
          </draw:g>
          <draw:g>
            <draw:custom-shape draw:style-name="gr1" draw:text-style-name="P1" draw:layer="layout" svg:width="0.2cm" svg:height="0.2cm" svg:x="5.304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13.155cm" svg:x2="5.404cm" svg:y2="13.355cm">
              <text:p/>
            </draw:line>
            <draw:line draw:style-name="gr2" draw:text-style-name="P2" draw:layer="layout" svg:x1="5.304cm" svg:y1="13.255cm" svg:x2="5.504cm" svg:y2="13.255cm">
              <text:p/>
            </draw:line>
          </draw:g>
          <draw:g>
            <draw:custom-shape draw:style-name="gr1" draw:text-style-name="P1" draw:layer="layout" svg:width="0.2cm" svg:height="0.2cm" svg:x="5.804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13.155cm" svg:x2="5.904cm" svg:y2="13.355cm">
              <text:p/>
            </draw:line>
            <draw:line draw:style-name="gr2" draw:text-style-name="P2" draw:layer="layout" svg:x1="5.804cm" svg:y1="13.255cm" svg:x2="6.004cm" svg:y2="13.255cm">
              <text:p/>
            </draw:line>
          </draw:g>
          <draw:g>
            <draw:custom-shape draw:style-name="gr1" draw:text-style-name="P1" draw:layer="layout" svg:width="0.2cm" svg:height="0.2cm" svg:x="6.31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13.155cm" svg:x2="6.41cm" svg:y2="13.355cm">
              <text:p/>
            </draw:line>
            <draw:line draw:style-name="gr2" draw:text-style-name="P2" draw:layer="layout" svg:x1="6.31cm" svg:y1="13.255cm" svg:x2="6.51cm" svg:y2="13.255cm">
              <text:p/>
            </draw:line>
          </draw:g>
          <draw:g>
            <draw:custom-shape draw:style-name="gr1" draw:text-style-name="P1" draw:layer="layout" svg:width="0.2cm" svg:height="0.2cm" svg:x="6.808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13.155cm" svg:x2="6.908cm" svg:y2="13.355cm">
              <text:p/>
            </draw:line>
            <draw:line draw:style-name="gr2" draw:text-style-name="P2" draw:layer="layout" svg:x1="6.808cm" svg:y1="13.255cm" svg:x2="7.008cm" svg:y2="13.255cm">
              <text:p/>
            </draw:line>
          </draw:g>
          <draw:g>
            <draw:custom-shape draw:style-name="gr1" draw:text-style-name="P1" draw:layer="layout" svg:width="0.2cm" svg:height="0.2cm" svg:x="7.312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13.155cm" svg:x2="7.412cm" svg:y2="13.355cm">
              <text:p/>
            </draw:line>
            <draw:line draw:style-name="gr2" draw:text-style-name="P2" draw:layer="layout" svg:x1="7.312cm" svg:y1="13.255cm" svg:x2="7.512cm" svg:y2="13.255cm">
              <text:p/>
            </draw:line>
          </draw:g>
          <draw:g>
            <draw:custom-shape draw:style-name="gr1" draw:text-style-name="P1" draw:layer="layout" svg:width="0.2cm" svg:height="0.2cm" svg:x="7.812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13.155cm" svg:x2="7.912cm" svg:y2="13.355cm">
              <text:p/>
            </draw:line>
            <draw:line draw:style-name="gr2" draw:text-style-name="P2" draw:layer="layout" svg:x1="7.812cm" svg:y1="13.255cm" svg:x2="8.012cm" svg:y2="13.255cm">
              <text:p/>
            </draw:line>
          </draw:g>
          <draw:g>
            <draw:custom-shape draw:style-name="gr1" draw:text-style-name="P1" draw:layer="layout" svg:width="0.2cm" svg:height="0.2cm" svg:x="8.314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13.155cm" svg:x2="8.414cm" svg:y2="13.355cm">
              <text:p/>
            </draw:line>
            <draw:line draw:style-name="gr2" draw:text-style-name="P2" draw:layer="layout" svg:x1="8.314cm" svg:y1="13.255cm" svg:x2="8.514cm" svg:y2="13.255cm">
              <text:p/>
            </draw:line>
          </draw:g>
          <draw:g>
            <draw:custom-shape draw:style-name="gr1" draw:text-style-name="P1" draw:layer="layout" svg:width="0.2cm" svg:height="0.2cm" svg:x="8.81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13.155cm" svg:x2="8.91cm" svg:y2="13.355cm">
              <text:p/>
            </draw:line>
            <draw:line draw:style-name="gr2" draw:text-style-name="P2" draw:layer="layout" svg:x1="8.81cm" svg:y1="13.255cm" svg:x2="9.01cm" svg:y2="13.255cm">
              <text:p/>
            </draw:line>
          </draw:g>
          <draw:g>
            <draw:custom-shape draw:style-name="gr1" draw:text-style-name="P1" draw:layer="layout" svg:width="0.2cm" svg:height="0.2cm" svg:x="9.31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13.155cm" svg:x2="9.41cm" svg:y2="13.355cm">
              <text:p/>
            </draw:line>
            <draw:line draw:style-name="gr2" draw:text-style-name="P2" draw:layer="layout" svg:x1="9.31cm" svg:y1="13.255cm" svg:x2="9.51cm" svg:y2="13.255cm">
              <text:p/>
            </draw:line>
          </draw:g>
          <draw:g>
            <draw:custom-shape draw:style-name="gr1" draw:text-style-name="P1" draw:layer="layout" svg:width="0.2cm" svg:height="0.2cm" svg:x="9.81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13.155cm" svg:x2="9.91cm" svg:y2="13.355cm">
              <text:p/>
            </draw:line>
            <draw:line draw:style-name="gr2" draw:text-style-name="P2" draw:layer="layout" svg:x1="9.81cm" svg:y1="13.255cm" svg:x2="10.01cm" svg:y2="13.255cm">
              <text:p/>
            </draw:line>
          </draw:g>
          <draw:g>
            <draw:custom-shape draw:style-name="gr1" draw:text-style-name="P1" draw:layer="layout" svg:width="0.2cm" svg:height="0.2cm" svg:x="10.316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13.155cm" svg:x2="10.416cm" svg:y2="13.355cm">
              <text:p/>
            </draw:line>
            <draw:line draw:style-name="gr2" draw:text-style-name="P2" draw:layer="layout" svg:x1="10.316cm" svg:y1="13.255cm" svg:x2="10.516cm" svg:y2="13.255cm">
              <text:p/>
            </draw:line>
          </draw:g>
          <draw:g>
            <draw:custom-shape draw:style-name="gr1" draw:text-style-name="P1" draw:layer="layout" svg:width="0.2cm" svg:height="0.2cm" svg:x="10.816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13.155cm" svg:x2="10.916cm" svg:y2="13.355cm">
              <text:p/>
            </draw:line>
            <draw:line draw:style-name="gr2" draw:text-style-name="P2" draw:layer="layout" svg:x1="10.816cm" svg:y1="13.255cm" svg:x2="11.016cm" svg:y2="13.255cm">
              <text:p/>
            </draw:line>
          </draw:g>
          <draw:g>
            <draw:custom-shape draw:style-name="gr1" draw:text-style-name="P1" draw:layer="layout" svg:width="0.2cm" svg:height="0.2cm" svg:x="11.314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13.155cm" svg:x2="11.414cm" svg:y2="13.355cm">
              <text:p/>
            </draw:line>
            <draw:line draw:style-name="gr2" draw:text-style-name="P2" draw:layer="layout" svg:x1="11.314cm" svg:y1="13.255cm" svg:x2="11.514cm" svg:y2="13.255cm">
              <text:p/>
            </draw:line>
          </draw:g>
          <draw:g>
            <draw:custom-shape draw:style-name="gr1" draw:text-style-name="P1" draw:layer="layout" svg:width="0.2cm" svg:height="0.2cm" svg:x="11.82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13.155cm" svg:x2="11.92cm" svg:y2="13.355cm">
              <text:p/>
            </draw:line>
            <draw:line draw:style-name="gr2" draw:text-style-name="P2" draw:layer="layout" svg:x1="11.82cm" svg:y1="13.255cm" svg:x2="12.02cm" svg:y2="13.255cm">
              <text:p/>
            </draw:line>
          </draw:g>
          <draw:g>
            <draw:custom-shape draw:style-name="gr1" draw:text-style-name="P1" draw:layer="layout" svg:width="0.2cm" svg:height="0.2cm" svg:x="12.322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13.155cm" svg:x2="12.422cm" svg:y2="13.355cm">
              <text:p/>
            </draw:line>
            <draw:line draw:style-name="gr2" draw:text-style-name="P2" draw:layer="layout" svg:x1="12.322cm" svg:y1="13.255cm" svg:x2="12.522cm" svg:y2="13.255cm">
              <text:p/>
            </draw:line>
          </draw:g>
          <draw:g>
            <draw:custom-shape draw:style-name="gr1" draw:text-style-name="P1" draw:layer="layout" svg:width="0.2cm" svg:height="0.2cm" svg:x="12.818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13.155cm" svg:x2="12.918cm" svg:y2="13.355cm">
              <text:p/>
            </draw:line>
            <draw:line draw:style-name="gr2" draw:text-style-name="P2" draw:layer="layout" svg:x1="12.818cm" svg:y1="13.255cm" svg:x2="13.018cm" svg:y2="13.255cm">
              <text:p/>
            </draw:line>
          </draw:g>
          <draw:g>
            <draw:custom-shape draw:style-name="gr1" draw:text-style-name="P1" draw:layer="layout" svg:width="0.2cm" svg:height="0.2cm" svg:x="13.318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13.155cm" svg:x2="13.418cm" svg:y2="13.355cm">
              <text:p/>
            </draw:line>
            <draw:line draw:style-name="gr2" draw:text-style-name="P2" draw:layer="layout" svg:x1="13.318cm" svg:y1="13.255cm" svg:x2="13.518cm" svg:y2="13.255cm">
              <text:p/>
            </draw:line>
          </draw:g>
          <draw:g>
            <draw:custom-shape draw:style-name="gr1" draw:text-style-name="P1" draw:layer="layout" svg:width="0.2cm" svg:height="0.2cm" svg:x="13.822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13.155cm" svg:x2="13.922cm" svg:y2="13.355cm">
              <text:p/>
            </draw:line>
            <draw:line draw:style-name="gr2" draw:text-style-name="P2" draw:layer="layout" svg:x1="13.822cm" svg:y1="13.255cm" svg:x2="14.022cm" svg:y2="13.255cm">
              <text:p/>
            </draw:line>
          </draw:g>
          <draw:g>
            <draw:custom-shape draw:style-name="gr1" draw:text-style-name="P1" draw:layer="layout" svg:width="0.2cm" svg:height="0.2cm" svg:x="14.324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13.155cm" svg:x2="14.424cm" svg:y2="13.355cm">
              <text:p/>
            </draw:line>
            <draw:line draw:style-name="gr2" draw:text-style-name="P2" draw:layer="layout" svg:x1="14.324cm" svg:y1="13.255cm" svg:x2="14.524cm" svg:y2="13.255cm">
              <text:p/>
            </draw:line>
          </draw:g>
          <draw:g>
            <draw:custom-shape draw:style-name="gr1" draw:text-style-name="P1" draw:layer="layout" svg:width="0.2cm" svg:height="0.2cm" svg:x="14.824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13.155cm" svg:x2="14.924cm" svg:y2="13.355cm">
              <text:p/>
            </draw:line>
            <draw:line draw:style-name="gr2" draw:text-style-name="P2" draw:layer="layout" svg:x1="14.824cm" svg:y1="13.255cm" svg:x2="15.024cm" svg:y2="13.255cm">
              <text:p/>
            </draw:line>
          </draw:g>
          <draw:g>
            <draw:custom-shape draw:style-name="gr1" draw:text-style-name="P1" draw:layer="layout" svg:width="0.2cm" svg:height="0.2cm" svg:x="15.324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13.155cm" svg:x2="15.424cm" svg:y2="13.355cm">
              <text:p/>
            </draw:line>
            <draw:line draw:style-name="gr2" draw:text-style-name="P2" draw:layer="layout" svg:x1="15.324cm" svg:y1="13.255cm" svg:x2="15.524cm" svg:y2="13.255cm">
              <text:p/>
            </draw:line>
          </draw:g>
          <draw:g>
            <draw:custom-shape draw:style-name="gr1" draw:text-style-name="P1" draw:layer="layout" svg:width="0.2cm" svg:height="0.2cm" svg:x="15.824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13.155cm" svg:x2="15.924cm" svg:y2="13.355cm">
              <text:p/>
            </draw:line>
            <draw:line draw:style-name="gr2" draw:text-style-name="P2" draw:layer="layout" svg:x1="15.824cm" svg:y1="13.255cm" svg:x2="16.024cm" svg:y2="13.255cm">
              <text:p/>
            </draw:line>
          </draw:g>
          <draw:g>
            <draw:custom-shape draw:style-name="gr1" draw:text-style-name="P1" draw:layer="layout" svg:width="0.2cm" svg:height="0.2cm" svg:x="16.324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13.155cm" svg:x2="16.424cm" svg:y2="13.355cm">
              <text:p/>
            </draw:line>
            <draw:line draw:style-name="gr2" draw:text-style-name="P2" draw:layer="layout" svg:x1="16.324cm" svg:y1="13.255cm" svg:x2="16.524cm" svg:y2="13.255cm">
              <text:p/>
            </draw:line>
          </draw:g>
          <draw:g>
            <draw:custom-shape draw:style-name="gr1" draw:text-style-name="P1" draw:layer="layout" svg:width="0.2cm" svg:height="0.2cm" svg:x="16.824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13.155cm" svg:x2="16.924cm" svg:y2="13.355cm">
              <text:p/>
            </draw:line>
            <draw:line draw:style-name="gr2" draw:text-style-name="P2" draw:layer="layout" svg:x1="16.824cm" svg:y1="13.255cm" svg:x2="17.024cm" svg:y2="13.255cm">
              <text:p/>
            </draw:line>
          </draw:g>
          <draw:g>
            <draw:custom-shape draw:style-name="gr1" draw:text-style-name="P1" draw:layer="layout" svg:width="0.2cm" svg:height="0.2cm" svg:x="17.324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13.155cm" svg:x2="17.424cm" svg:y2="13.355cm">
              <text:p/>
            </draw:line>
            <draw:line draw:style-name="gr2" draw:text-style-name="P2" draw:layer="layout" svg:x1="17.324cm" svg:y1="13.255cm" svg:x2="17.524cm" svg:y2="13.255cm">
              <text:p/>
            </draw:line>
          </draw:g>
          <draw:g>
            <draw:custom-shape draw:style-name="gr1" draw:text-style-name="P1" draw:layer="layout" svg:width="0.2cm" svg:height="0.2cm" svg:x="17.824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13.155cm" svg:x2="17.924cm" svg:y2="13.355cm">
              <text:p/>
            </draw:line>
            <draw:line draw:style-name="gr2" draw:text-style-name="P2" draw:layer="layout" svg:x1="17.824cm" svg:y1="13.255cm" svg:x2="18.024cm" svg:y2="13.255cm">
              <text:p/>
            </draw:line>
          </draw:g>
          <draw:g>
            <draw:custom-shape draw:style-name="gr1" draw:text-style-name="P1" draw:layer="layout" svg:width="0.2cm" svg:height="0.2cm" svg:x="18.324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13.155cm" svg:x2="18.424cm" svg:y2="13.355cm">
              <text:p/>
            </draw:line>
            <draw:line draw:style-name="gr2" draw:text-style-name="P2" draw:layer="layout" svg:x1="18.324cm" svg:y1="13.255cm" svg:x2="18.524cm" svg:y2="13.255cm">
              <text:p/>
            </draw:line>
          </draw:g>
          <draw:g>
            <draw:custom-shape draw:style-name="gr1" draw:text-style-name="P1" draw:layer="layout" svg:width="0.2cm" svg:height="0.2cm" svg:x="18.824cm" svg:y="1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13.155cm" svg:x2="18.924cm" svg:y2="13.355cm">
              <text:p/>
            </draw:line>
            <draw:line draw:style-name="gr2" draw:text-style-name="P2" draw:layer="layout" svg:x1="18.824cm" svg:y1="13.255cm" svg:x2="19.024cm" svg:y2="13.255cm">
              <text:p/>
            </draw:line>
          </draw:g>
          <draw:custom-shape draw:style-name="gr3" draw:text-style-name="P1" draw:layer="layout" svg:width="17.839cm" svg:height="0.51cm" svg:x="1.5cm" svg:y="1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13.655cm" svg:x2="1.9cm" svg:y2="13.855cm">
              <text:p/>
            </draw:line>
            <draw:line draw:style-name="gr2" draw:text-style-name="P2" draw:layer="layout" svg:x1="1.8cm" svg:y1="13.755cm" svg:x2="2cm" svg:y2="13.755cm">
              <text:p/>
            </draw:line>
          </draw:g>
          <draw:g>
            <draw:custom-shape draw:style-name="gr1" draw:text-style-name="P1" draw:layer="layout" svg:width="0.2cm" svg:height="0.2cm" svg:x="2.292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3.655cm" svg:x2="2.392cm" svg:y2="13.855cm">
              <text:p/>
            </draw:line>
            <draw:line draw:style-name="gr2" draw:text-style-name="P2" draw:layer="layout" svg:x1="2.292cm" svg:y1="13.755cm" svg:x2="2.492cm" svg:y2="13.755cm">
              <text:p/>
            </draw:line>
          </draw:g>
          <draw:g>
            <draw:custom-shape draw:style-name="gr1" draw:text-style-name="P1" draw:layer="layout" svg:width="0.2cm" svg:height="0.2cm" svg:x="2.292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3.655cm" svg:x2="2.392cm" svg:y2="13.855cm">
              <text:p/>
            </draw:line>
            <draw:line draw:style-name="gr2" draw:text-style-name="P2" draw:layer="layout" svg:x1="2.292cm" svg:y1="13.755cm" svg:x2="2.492cm" svg:y2="13.755cm">
              <text:p/>
            </draw:line>
          </draw:g>
          <draw:g>
            <draw:custom-shape draw:style-name="gr1" draw:text-style-name="P1" draw:layer="layout" svg:width="0.2cm" svg:height="0.2cm" svg:x="2.798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13.655cm" svg:x2="2.898cm" svg:y2="13.855cm">
              <text:p/>
            </draw:line>
            <draw:line draw:style-name="gr2" draw:text-style-name="P2" draw:layer="layout" svg:x1="2.798cm" svg:y1="13.755cm" svg:x2="2.998cm" svg:y2="13.755cm">
              <text:p/>
            </draw:line>
          </draw:g>
          <draw:g>
            <draw:custom-shape draw:style-name="gr1" draw:text-style-name="P1" draw:layer="layout" svg:width="0.2cm" svg:height="0.2cm" svg:x="3.306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13.655cm" svg:x2="3.406cm" svg:y2="13.855cm">
              <text:p/>
            </draw:line>
            <draw:line draw:style-name="gr2" draw:text-style-name="P2" draw:layer="layout" svg:x1="3.306cm" svg:y1="13.755cm" svg:x2="3.506cm" svg:y2="13.755cm">
              <text:p/>
            </draw:line>
          </draw:g>
          <draw:g>
            <draw:custom-shape draw:style-name="gr1" draw:text-style-name="P1" draw:layer="layout" svg:width="0.2cm" svg:height="0.2cm" svg:x="3.806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13.655cm" svg:x2="3.906cm" svg:y2="13.855cm">
              <text:p/>
            </draw:line>
            <draw:line draw:style-name="gr2" draw:text-style-name="P2" draw:layer="layout" svg:x1="3.806cm" svg:y1="13.755cm" svg:x2="4.006cm" svg:y2="13.755cm">
              <text:p/>
            </draw:line>
          </draw:g>
          <draw:g>
            <draw:custom-shape draw:style-name="gr1" draw:text-style-name="P1" draw:layer="layout" svg:width="0.2cm" svg:height="0.2cm" svg:x="4.306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13.655cm" svg:x2="4.406cm" svg:y2="13.855cm">
              <text:p/>
            </draw:line>
            <draw:line draw:style-name="gr2" draw:text-style-name="P2" draw:layer="layout" svg:x1="4.306cm" svg:y1="13.755cm" svg:x2="4.506cm" svg:y2="13.755cm">
              <text:p/>
            </draw:line>
          </draw:g>
          <draw:g>
            <draw:custom-shape draw:style-name="gr1" draw:text-style-name="P1" draw:layer="layout" svg:width="0.2cm" svg:height="0.2cm" svg:x="4.806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13.655cm" svg:x2="4.906cm" svg:y2="13.855cm">
              <text:p/>
            </draw:line>
            <draw:line draw:style-name="gr2" draw:text-style-name="P2" draw:layer="layout" svg:x1="4.806cm" svg:y1="13.755cm" svg:x2="5.006cm" svg:y2="13.755cm">
              <text:p/>
            </draw:line>
          </draw:g>
          <draw:g>
            <draw:custom-shape draw:style-name="gr1" draw:text-style-name="P1" draw:layer="layout" svg:width="0.2cm" svg:height="0.2cm" svg:x="5.304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13.655cm" svg:x2="5.404cm" svg:y2="13.855cm">
              <text:p/>
            </draw:line>
            <draw:line draw:style-name="gr2" draw:text-style-name="P2" draw:layer="layout" svg:x1="5.304cm" svg:y1="13.755cm" svg:x2="5.504cm" svg:y2="13.755cm">
              <text:p/>
            </draw:line>
          </draw:g>
          <draw:g>
            <draw:custom-shape draw:style-name="gr1" draw:text-style-name="P1" draw:layer="layout" svg:width="0.2cm" svg:height="0.2cm" svg:x="5.804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13.655cm" svg:x2="5.904cm" svg:y2="13.855cm">
              <text:p/>
            </draw:line>
            <draw:line draw:style-name="gr2" draw:text-style-name="P2" draw:layer="layout" svg:x1="5.804cm" svg:y1="13.755cm" svg:x2="6.004cm" svg:y2="13.755cm">
              <text:p/>
            </draw:line>
          </draw:g>
          <draw:g>
            <draw:custom-shape draw:style-name="gr1" draw:text-style-name="P1" draw:layer="layout" svg:width="0.2cm" svg:height="0.2cm" svg:x="6.31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13.655cm" svg:x2="6.41cm" svg:y2="13.855cm">
              <text:p/>
            </draw:line>
            <draw:line draw:style-name="gr2" draw:text-style-name="P2" draw:layer="layout" svg:x1="6.31cm" svg:y1="13.755cm" svg:x2="6.51cm" svg:y2="13.755cm">
              <text:p/>
            </draw:line>
          </draw:g>
          <draw:g>
            <draw:custom-shape draw:style-name="gr1" draw:text-style-name="P1" draw:layer="layout" svg:width="0.2cm" svg:height="0.2cm" svg:x="6.808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13.655cm" svg:x2="6.908cm" svg:y2="13.855cm">
              <text:p/>
            </draw:line>
            <draw:line draw:style-name="gr2" draw:text-style-name="P2" draw:layer="layout" svg:x1="6.808cm" svg:y1="13.755cm" svg:x2="7.008cm" svg:y2="13.755cm">
              <text:p/>
            </draw:line>
          </draw:g>
          <draw:g>
            <draw:custom-shape draw:style-name="gr1" draw:text-style-name="P1" draw:layer="layout" svg:width="0.2cm" svg:height="0.2cm" svg:x="7.312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13.655cm" svg:x2="7.412cm" svg:y2="13.855cm">
              <text:p/>
            </draw:line>
            <draw:line draw:style-name="gr2" draw:text-style-name="P2" draw:layer="layout" svg:x1="7.312cm" svg:y1="13.755cm" svg:x2="7.512cm" svg:y2="13.755cm">
              <text:p/>
            </draw:line>
          </draw:g>
          <draw:g>
            <draw:custom-shape draw:style-name="gr1" draw:text-style-name="P1" draw:layer="layout" svg:width="0.2cm" svg:height="0.2cm" svg:x="7.812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13.655cm" svg:x2="7.912cm" svg:y2="13.855cm">
              <text:p/>
            </draw:line>
            <draw:line draw:style-name="gr2" draw:text-style-name="P2" draw:layer="layout" svg:x1="7.812cm" svg:y1="13.755cm" svg:x2="8.012cm" svg:y2="13.755cm">
              <text:p/>
            </draw:line>
          </draw:g>
          <draw:g>
            <draw:custom-shape draw:style-name="gr1" draw:text-style-name="P1" draw:layer="layout" svg:width="0.2cm" svg:height="0.2cm" svg:x="8.314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13.655cm" svg:x2="8.414cm" svg:y2="13.855cm">
              <text:p/>
            </draw:line>
            <draw:line draw:style-name="gr2" draw:text-style-name="P2" draw:layer="layout" svg:x1="8.314cm" svg:y1="13.755cm" svg:x2="8.514cm" svg:y2="13.755cm">
              <text:p/>
            </draw:line>
          </draw:g>
          <draw:g>
            <draw:custom-shape draw:style-name="gr1" draw:text-style-name="P1" draw:layer="layout" svg:width="0.2cm" svg:height="0.2cm" svg:x="8.81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13.655cm" svg:x2="8.91cm" svg:y2="13.855cm">
              <text:p/>
            </draw:line>
            <draw:line draw:style-name="gr2" draw:text-style-name="P2" draw:layer="layout" svg:x1="8.81cm" svg:y1="13.755cm" svg:x2="9.01cm" svg:y2="13.755cm">
              <text:p/>
            </draw:line>
          </draw:g>
          <draw:g>
            <draw:custom-shape draw:style-name="gr1" draw:text-style-name="P1" draw:layer="layout" svg:width="0.2cm" svg:height="0.2cm" svg:x="9.31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13.655cm" svg:x2="9.41cm" svg:y2="13.855cm">
              <text:p/>
            </draw:line>
            <draw:line draw:style-name="gr2" draw:text-style-name="P2" draw:layer="layout" svg:x1="9.31cm" svg:y1="13.755cm" svg:x2="9.51cm" svg:y2="13.755cm">
              <text:p/>
            </draw:line>
          </draw:g>
          <draw:g>
            <draw:custom-shape draw:style-name="gr1" draw:text-style-name="P1" draw:layer="layout" svg:width="0.2cm" svg:height="0.2cm" svg:x="9.81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13.655cm" svg:x2="9.91cm" svg:y2="13.855cm">
              <text:p/>
            </draw:line>
            <draw:line draw:style-name="gr2" draw:text-style-name="P2" draw:layer="layout" svg:x1="9.81cm" svg:y1="13.755cm" svg:x2="10.01cm" svg:y2="13.755cm">
              <text:p/>
            </draw:line>
          </draw:g>
          <draw:g>
            <draw:custom-shape draw:style-name="gr1" draw:text-style-name="P1" draw:layer="layout" svg:width="0.2cm" svg:height="0.2cm" svg:x="10.316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13.655cm" svg:x2="10.416cm" svg:y2="13.855cm">
              <text:p/>
            </draw:line>
            <draw:line draw:style-name="gr2" draw:text-style-name="P2" draw:layer="layout" svg:x1="10.316cm" svg:y1="13.755cm" svg:x2="10.516cm" svg:y2="13.755cm">
              <text:p/>
            </draw:line>
          </draw:g>
          <draw:g>
            <draw:custom-shape draw:style-name="gr1" draw:text-style-name="P1" draw:layer="layout" svg:width="0.2cm" svg:height="0.2cm" svg:x="10.816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13.655cm" svg:x2="10.916cm" svg:y2="13.855cm">
              <text:p/>
            </draw:line>
            <draw:line draw:style-name="gr2" draw:text-style-name="P2" draw:layer="layout" svg:x1="10.816cm" svg:y1="13.755cm" svg:x2="11.016cm" svg:y2="13.755cm">
              <text:p/>
            </draw:line>
          </draw:g>
          <draw:g>
            <draw:custom-shape draw:style-name="gr1" draw:text-style-name="P1" draw:layer="layout" svg:width="0.2cm" svg:height="0.2cm" svg:x="11.314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13.655cm" svg:x2="11.414cm" svg:y2="13.855cm">
              <text:p/>
            </draw:line>
            <draw:line draw:style-name="gr2" draw:text-style-name="P2" draw:layer="layout" svg:x1="11.314cm" svg:y1="13.755cm" svg:x2="11.514cm" svg:y2="13.755cm">
              <text:p/>
            </draw:line>
          </draw:g>
          <draw:g>
            <draw:custom-shape draw:style-name="gr1" draw:text-style-name="P1" draw:layer="layout" svg:width="0.2cm" svg:height="0.2cm" svg:x="11.82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13.655cm" svg:x2="11.92cm" svg:y2="13.855cm">
              <text:p/>
            </draw:line>
            <draw:line draw:style-name="gr2" draw:text-style-name="P2" draw:layer="layout" svg:x1="11.82cm" svg:y1="13.755cm" svg:x2="12.02cm" svg:y2="13.755cm">
              <text:p/>
            </draw:line>
          </draw:g>
          <draw:g>
            <draw:custom-shape draw:style-name="gr1" draw:text-style-name="P1" draw:layer="layout" svg:width="0.2cm" svg:height="0.2cm" svg:x="12.322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13.655cm" svg:x2="12.422cm" svg:y2="13.855cm">
              <text:p/>
            </draw:line>
            <draw:line draw:style-name="gr2" draw:text-style-name="P2" draw:layer="layout" svg:x1="12.322cm" svg:y1="13.755cm" svg:x2="12.522cm" svg:y2="13.755cm">
              <text:p/>
            </draw:line>
          </draw:g>
          <draw:g>
            <draw:custom-shape draw:style-name="gr1" draw:text-style-name="P1" draw:layer="layout" svg:width="0.2cm" svg:height="0.2cm" svg:x="12.818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13.655cm" svg:x2="12.918cm" svg:y2="13.855cm">
              <text:p/>
            </draw:line>
            <draw:line draw:style-name="gr2" draw:text-style-name="P2" draw:layer="layout" svg:x1="12.818cm" svg:y1="13.755cm" svg:x2="13.018cm" svg:y2="13.755cm">
              <text:p/>
            </draw:line>
          </draw:g>
          <draw:g>
            <draw:custom-shape draw:style-name="gr1" draw:text-style-name="P1" draw:layer="layout" svg:width="0.2cm" svg:height="0.2cm" svg:x="13.318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13.655cm" svg:x2="13.418cm" svg:y2="13.855cm">
              <text:p/>
            </draw:line>
            <draw:line draw:style-name="gr2" draw:text-style-name="P2" draw:layer="layout" svg:x1="13.318cm" svg:y1="13.755cm" svg:x2="13.518cm" svg:y2="13.755cm">
              <text:p/>
            </draw:line>
          </draw:g>
          <draw:g>
            <draw:custom-shape draw:style-name="gr1" draw:text-style-name="P1" draw:layer="layout" svg:width="0.2cm" svg:height="0.2cm" svg:x="13.822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13.655cm" svg:x2="13.922cm" svg:y2="13.855cm">
              <text:p/>
            </draw:line>
            <draw:line draw:style-name="gr2" draw:text-style-name="P2" draw:layer="layout" svg:x1="13.822cm" svg:y1="13.755cm" svg:x2="14.022cm" svg:y2="13.755cm">
              <text:p/>
            </draw:line>
          </draw:g>
          <draw:g>
            <draw:custom-shape draw:style-name="gr1" draw:text-style-name="P1" draw:layer="layout" svg:width="0.2cm" svg:height="0.2cm" svg:x="14.324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13.655cm" svg:x2="14.424cm" svg:y2="13.855cm">
              <text:p/>
            </draw:line>
            <draw:line draw:style-name="gr2" draw:text-style-name="P2" draw:layer="layout" svg:x1="14.324cm" svg:y1="13.755cm" svg:x2="14.524cm" svg:y2="13.755cm">
              <text:p/>
            </draw:line>
          </draw:g>
          <draw:g>
            <draw:custom-shape draw:style-name="gr1" draw:text-style-name="P1" draw:layer="layout" svg:width="0.2cm" svg:height="0.2cm" svg:x="14.824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13.655cm" svg:x2="14.924cm" svg:y2="13.855cm">
              <text:p/>
            </draw:line>
            <draw:line draw:style-name="gr2" draw:text-style-name="P2" draw:layer="layout" svg:x1="14.824cm" svg:y1="13.755cm" svg:x2="15.024cm" svg:y2="13.755cm">
              <text:p/>
            </draw:line>
          </draw:g>
          <draw:g>
            <draw:custom-shape draw:style-name="gr1" draw:text-style-name="P1" draw:layer="layout" svg:width="0.2cm" svg:height="0.2cm" svg:x="15.324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13.655cm" svg:x2="15.424cm" svg:y2="13.855cm">
              <text:p/>
            </draw:line>
            <draw:line draw:style-name="gr2" draw:text-style-name="P2" draw:layer="layout" svg:x1="15.324cm" svg:y1="13.755cm" svg:x2="15.524cm" svg:y2="13.755cm">
              <text:p/>
            </draw:line>
          </draw:g>
          <draw:g>
            <draw:custom-shape draw:style-name="gr1" draw:text-style-name="P1" draw:layer="layout" svg:width="0.2cm" svg:height="0.2cm" svg:x="15.824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13.655cm" svg:x2="15.924cm" svg:y2="13.855cm">
              <text:p/>
            </draw:line>
            <draw:line draw:style-name="gr2" draw:text-style-name="P2" draw:layer="layout" svg:x1="15.824cm" svg:y1="13.755cm" svg:x2="16.024cm" svg:y2="13.755cm">
              <text:p/>
            </draw:line>
          </draw:g>
          <draw:g>
            <draw:custom-shape draw:style-name="gr1" draw:text-style-name="P1" draw:layer="layout" svg:width="0.2cm" svg:height="0.2cm" svg:x="16.324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13.655cm" svg:x2="16.424cm" svg:y2="13.855cm">
              <text:p/>
            </draw:line>
            <draw:line draw:style-name="gr2" draw:text-style-name="P2" draw:layer="layout" svg:x1="16.324cm" svg:y1="13.755cm" svg:x2="16.524cm" svg:y2="13.755cm">
              <text:p/>
            </draw:line>
          </draw:g>
          <draw:g>
            <draw:custom-shape draw:style-name="gr1" draw:text-style-name="P1" draw:layer="layout" svg:width="0.2cm" svg:height="0.2cm" svg:x="16.824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13.655cm" svg:x2="16.924cm" svg:y2="13.855cm">
              <text:p/>
            </draw:line>
            <draw:line draw:style-name="gr2" draw:text-style-name="P2" draw:layer="layout" svg:x1="16.824cm" svg:y1="13.755cm" svg:x2="17.024cm" svg:y2="13.755cm">
              <text:p/>
            </draw:line>
          </draw:g>
          <draw:g>
            <draw:custom-shape draw:style-name="gr1" draw:text-style-name="P1" draw:layer="layout" svg:width="0.2cm" svg:height="0.2cm" svg:x="17.324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13.655cm" svg:x2="17.424cm" svg:y2="13.855cm">
              <text:p/>
            </draw:line>
            <draw:line draw:style-name="gr2" draw:text-style-name="P2" draw:layer="layout" svg:x1="17.324cm" svg:y1="13.755cm" svg:x2="17.524cm" svg:y2="13.755cm">
              <text:p/>
            </draw:line>
          </draw:g>
          <draw:g>
            <draw:custom-shape draw:style-name="gr1" draw:text-style-name="P1" draw:layer="layout" svg:width="0.2cm" svg:height="0.2cm" svg:x="17.824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13.655cm" svg:x2="17.924cm" svg:y2="13.855cm">
              <text:p/>
            </draw:line>
            <draw:line draw:style-name="gr2" draw:text-style-name="P2" draw:layer="layout" svg:x1="17.824cm" svg:y1="13.755cm" svg:x2="18.024cm" svg:y2="13.755cm">
              <text:p/>
            </draw:line>
          </draw:g>
          <draw:g>
            <draw:custom-shape draw:style-name="gr1" draw:text-style-name="P1" draw:layer="layout" svg:width="0.2cm" svg:height="0.2cm" svg:x="18.324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13.655cm" svg:x2="18.424cm" svg:y2="13.855cm">
              <text:p/>
            </draw:line>
            <draw:line draw:style-name="gr2" draw:text-style-name="P2" draw:layer="layout" svg:x1="18.324cm" svg:y1="13.755cm" svg:x2="18.524cm" svg:y2="13.755cm">
              <text:p/>
            </draw:line>
          </draw:g>
          <draw:g>
            <draw:custom-shape draw:style-name="gr1" draw:text-style-name="P1" draw:layer="layout" svg:width="0.2cm" svg:height="0.2cm" svg:x="18.824cm" svg:y="1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13.655cm" svg:x2="18.924cm" svg:y2="13.855cm">
              <text:p/>
            </draw:line>
            <draw:line draw:style-name="gr2" draw:text-style-name="P2" draw:layer="layout" svg:x1="18.824cm" svg:y1="13.755cm" svg:x2="19.024cm" svg:y2="13.755cm">
              <text:p/>
            </draw:line>
          </draw:g>
          <draw:custom-shape draw:style-name="gr3" draw:text-style-name="P1" draw:layer="layout" svg:width="17.839cm" svg:height="0.51cm" svg:x="1.5cm" svg:y="13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14.155cm" svg:x2="1.9cm" svg:y2="14.355cm">
              <text:p/>
            </draw:line>
            <draw:line draw:style-name="gr2" draw:text-style-name="P2" draw:layer="layout" svg:x1="1.8cm" svg:y1="14.255cm" svg:x2="2cm" svg:y2="14.255cm">
              <text:p/>
            </draw:line>
          </draw:g>
          <draw:g>
            <draw:custom-shape draw:style-name="gr1" draw:text-style-name="P1" draw:layer="layout" svg:width="0.2cm" svg:height="0.2cm" svg:x="2.292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4.155cm" svg:x2="2.392cm" svg:y2="14.355cm">
              <text:p/>
            </draw:line>
            <draw:line draw:style-name="gr2" draw:text-style-name="P2" draw:layer="layout" svg:x1="2.292cm" svg:y1="14.255cm" svg:x2="2.492cm" svg:y2="14.255cm">
              <text:p/>
            </draw:line>
          </draw:g>
          <draw:g>
            <draw:custom-shape draw:style-name="gr1" draw:text-style-name="P1" draw:layer="layout" svg:width="0.2cm" svg:height="0.2cm" svg:x="2.292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4.155cm" svg:x2="2.392cm" svg:y2="14.355cm">
              <text:p/>
            </draw:line>
            <draw:line draw:style-name="gr2" draw:text-style-name="P2" draw:layer="layout" svg:x1="2.292cm" svg:y1="14.255cm" svg:x2="2.492cm" svg:y2="14.255cm">
              <text:p/>
            </draw:line>
          </draw:g>
          <draw:g>
            <draw:custom-shape draw:style-name="gr1" draw:text-style-name="P1" draw:layer="layout" svg:width="0.2cm" svg:height="0.2cm" svg:x="2.798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14.155cm" svg:x2="2.898cm" svg:y2="14.355cm">
              <text:p/>
            </draw:line>
            <draw:line draw:style-name="gr2" draw:text-style-name="P2" draw:layer="layout" svg:x1="2.798cm" svg:y1="14.255cm" svg:x2="2.998cm" svg:y2="14.255cm">
              <text:p/>
            </draw:line>
          </draw:g>
          <draw:g>
            <draw:custom-shape draw:style-name="gr1" draw:text-style-name="P1" draw:layer="layout" svg:width="0.2cm" svg:height="0.2cm" svg:x="3.306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14.155cm" svg:x2="3.406cm" svg:y2="14.355cm">
              <text:p/>
            </draw:line>
            <draw:line draw:style-name="gr2" draw:text-style-name="P2" draw:layer="layout" svg:x1="3.306cm" svg:y1="14.255cm" svg:x2="3.506cm" svg:y2="14.255cm">
              <text:p/>
            </draw:line>
          </draw:g>
          <draw:g>
            <draw:custom-shape draw:style-name="gr1" draw:text-style-name="P1" draw:layer="layout" svg:width="0.2cm" svg:height="0.2cm" svg:x="3.806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14.155cm" svg:x2="3.906cm" svg:y2="14.355cm">
              <text:p/>
            </draw:line>
            <draw:line draw:style-name="gr2" draw:text-style-name="P2" draw:layer="layout" svg:x1="3.806cm" svg:y1="14.255cm" svg:x2="4.006cm" svg:y2="14.255cm">
              <text:p/>
            </draw:line>
          </draw:g>
          <draw:g>
            <draw:custom-shape draw:style-name="gr1" draw:text-style-name="P1" draw:layer="layout" svg:width="0.2cm" svg:height="0.2cm" svg:x="4.306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14.155cm" svg:x2="4.406cm" svg:y2="14.355cm">
              <text:p/>
            </draw:line>
            <draw:line draw:style-name="gr2" draw:text-style-name="P2" draw:layer="layout" svg:x1="4.306cm" svg:y1="14.255cm" svg:x2="4.506cm" svg:y2="14.255cm">
              <text:p/>
            </draw:line>
          </draw:g>
          <draw:g>
            <draw:custom-shape draw:style-name="gr1" draw:text-style-name="P1" draw:layer="layout" svg:width="0.2cm" svg:height="0.2cm" svg:x="4.806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14.155cm" svg:x2="4.906cm" svg:y2="14.355cm">
              <text:p/>
            </draw:line>
            <draw:line draw:style-name="gr2" draw:text-style-name="P2" draw:layer="layout" svg:x1="4.806cm" svg:y1="14.255cm" svg:x2="5.006cm" svg:y2="14.255cm">
              <text:p/>
            </draw:line>
          </draw:g>
          <draw:g>
            <draw:custom-shape draw:style-name="gr1" draw:text-style-name="P1" draw:layer="layout" svg:width="0.2cm" svg:height="0.2cm" svg:x="5.304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14.155cm" svg:x2="5.404cm" svg:y2="14.355cm">
              <text:p/>
            </draw:line>
            <draw:line draw:style-name="gr2" draw:text-style-name="P2" draw:layer="layout" svg:x1="5.304cm" svg:y1="14.255cm" svg:x2="5.504cm" svg:y2="14.255cm">
              <text:p/>
            </draw:line>
          </draw:g>
          <draw:g>
            <draw:custom-shape draw:style-name="gr1" draw:text-style-name="P1" draw:layer="layout" svg:width="0.2cm" svg:height="0.2cm" svg:x="5.804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14.155cm" svg:x2="5.904cm" svg:y2="14.355cm">
              <text:p/>
            </draw:line>
            <draw:line draw:style-name="gr2" draw:text-style-name="P2" draw:layer="layout" svg:x1="5.804cm" svg:y1="14.255cm" svg:x2="6.004cm" svg:y2="14.255cm">
              <text:p/>
            </draw:line>
          </draw:g>
          <draw:g>
            <draw:custom-shape draw:style-name="gr1" draw:text-style-name="P1" draw:layer="layout" svg:width="0.2cm" svg:height="0.2cm" svg:x="6.31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14.155cm" svg:x2="6.41cm" svg:y2="14.355cm">
              <text:p/>
            </draw:line>
            <draw:line draw:style-name="gr2" draw:text-style-name="P2" draw:layer="layout" svg:x1="6.31cm" svg:y1="14.255cm" svg:x2="6.51cm" svg:y2="14.255cm">
              <text:p/>
            </draw:line>
          </draw:g>
          <draw:g>
            <draw:custom-shape draw:style-name="gr1" draw:text-style-name="P1" draw:layer="layout" svg:width="0.2cm" svg:height="0.2cm" svg:x="6.808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14.155cm" svg:x2="6.908cm" svg:y2="14.355cm">
              <text:p/>
            </draw:line>
            <draw:line draw:style-name="gr2" draw:text-style-name="P2" draw:layer="layout" svg:x1="6.808cm" svg:y1="14.255cm" svg:x2="7.008cm" svg:y2="14.255cm">
              <text:p/>
            </draw:line>
          </draw:g>
          <draw:g>
            <draw:custom-shape draw:style-name="gr1" draw:text-style-name="P1" draw:layer="layout" svg:width="0.2cm" svg:height="0.2cm" svg:x="7.312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14.155cm" svg:x2="7.412cm" svg:y2="14.355cm">
              <text:p/>
            </draw:line>
            <draw:line draw:style-name="gr2" draw:text-style-name="P2" draw:layer="layout" svg:x1="7.312cm" svg:y1="14.255cm" svg:x2="7.512cm" svg:y2="14.255cm">
              <text:p/>
            </draw:line>
          </draw:g>
          <draw:g>
            <draw:custom-shape draw:style-name="gr1" draw:text-style-name="P1" draw:layer="layout" svg:width="0.2cm" svg:height="0.2cm" svg:x="7.812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14.155cm" svg:x2="7.912cm" svg:y2="14.355cm">
              <text:p/>
            </draw:line>
            <draw:line draw:style-name="gr2" draw:text-style-name="P2" draw:layer="layout" svg:x1="7.812cm" svg:y1="14.255cm" svg:x2="8.012cm" svg:y2="14.255cm">
              <text:p/>
            </draw:line>
          </draw:g>
          <draw:g>
            <draw:custom-shape draw:style-name="gr1" draw:text-style-name="P1" draw:layer="layout" svg:width="0.2cm" svg:height="0.2cm" svg:x="8.314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14.155cm" svg:x2="8.414cm" svg:y2="14.355cm">
              <text:p/>
            </draw:line>
            <draw:line draw:style-name="gr2" draw:text-style-name="P2" draw:layer="layout" svg:x1="8.314cm" svg:y1="14.255cm" svg:x2="8.514cm" svg:y2="14.255cm">
              <text:p/>
            </draw:line>
          </draw:g>
          <draw:g>
            <draw:custom-shape draw:style-name="gr1" draw:text-style-name="P1" draw:layer="layout" svg:width="0.2cm" svg:height="0.2cm" svg:x="8.81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14.155cm" svg:x2="8.91cm" svg:y2="14.355cm">
              <text:p/>
            </draw:line>
            <draw:line draw:style-name="gr2" draw:text-style-name="P2" draw:layer="layout" svg:x1="8.81cm" svg:y1="14.255cm" svg:x2="9.01cm" svg:y2="14.255cm">
              <text:p/>
            </draw:line>
          </draw:g>
          <draw:g>
            <draw:custom-shape draw:style-name="gr1" draw:text-style-name="P1" draw:layer="layout" svg:width="0.2cm" svg:height="0.2cm" svg:x="9.31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14.155cm" svg:x2="9.41cm" svg:y2="14.355cm">
              <text:p/>
            </draw:line>
            <draw:line draw:style-name="gr2" draw:text-style-name="P2" draw:layer="layout" svg:x1="9.31cm" svg:y1="14.255cm" svg:x2="9.51cm" svg:y2="14.255cm">
              <text:p/>
            </draw:line>
          </draw:g>
          <draw:g>
            <draw:custom-shape draw:style-name="gr1" draw:text-style-name="P1" draw:layer="layout" svg:width="0.2cm" svg:height="0.2cm" svg:x="9.81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14.155cm" svg:x2="9.91cm" svg:y2="14.355cm">
              <text:p/>
            </draw:line>
            <draw:line draw:style-name="gr2" draw:text-style-name="P2" draw:layer="layout" svg:x1="9.81cm" svg:y1="14.255cm" svg:x2="10.01cm" svg:y2="14.255cm">
              <text:p/>
            </draw:line>
          </draw:g>
          <draw:g>
            <draw:custom-shape draw:style-name="gr1" draw:text-style-name="P1" draw:layer="layout" svg:width="0.2cm" svg:height="0.2cm" svg:x="10.316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14.155cm" svg:x2="10.416cm" svg:y2="14.355cm">
              <text:p/>
            </draw:line>
            <draw:line draw:style-name="gr2" draw:text-style-name="P2" draw:layer="layout" svg:x1="10.316cm" svg:y1="14.255cm" svg:x2="10.516cm" svg:y2="14.255cm">
              <text:p/>
            </draw:line>
          </draw:g>
          <draw:g>
            <draw:custom-shape draw:style-name="gr1" draw:text-style-name="P1" draw:layer="layout" svg:width="0.2cm" svg:height="0.2cm" svg:x="10.816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14.155cm" svg:x2="10.916cm" svg:y2="14.355cm">
              <text:p/>
            </draw:line>
            <draw:line draw:style-name="gr2" draw:text-style-name="P2" draw:layer="layout" svg:x1="10.816cm" svg:y1="14.255cm" svg:x2="11.016cm" svg:y2="14.255cm">
              <text:p/>
            </draw:line>
          </draw:g>
          <draw:g>
            <draw:custom-shape draw:style-name="gr1" draw:text-style-name="P1" draw:layer="layout" svg:width="0.2cm" svg:height="0.2cm" svg:x="11.314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14.155cm" svg:x2="11.414cm" svg:y2="14.355cm">
              <text:p/>
            </draw:line>
            <draw:line draw:style-name="gr2" draw:text-style-name="P2" draw:layer="layout" svg:x1="11.314cm" svg:y1="14.255cm" svg:x2="11.514cm" svg:y2="14.255cm">
              <text:p/>
            </draw:line>
          </draw:g>
          <draw:g>
            <draw:custom-shape draw:style-name="gr1" draw:text-style-name="P1" draw:layer="layout" svg:width="0.2cm" svg:height="0.2cm" svg:x="11.82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14.155cm" svg:x2="11.92cm" svg:y2="14.355cm">
              <text:p/>
            </draw:line>
            <draw:line draw:style-name="gr2" draw:text-style-name="P2" draw:layer="layout" svg:x1="11.82cm" svg:y1="14.255cm" svg:x2="12.02cm" svg:y2="14.255cm">
              <text:p/>
            </draw:line>
          </draw:g>
          <draw:g>
            <draw:custom-shape draw:style-name="gr1" draw:text-style-name="P1" draw:layer="layout" svg:width="0.2cm" svg:height="0.2cm" svg:x="12.322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14.155cm" svg:x2="12.422cm" svg:y2="14.355cm">
              <text:p/>
            </draw:line>
            <draw:line draw:style-name="gr2" draw:text-style-name="P2" draw:layer="layout" svg:x1="12.322cm" svg:y1="14.255cm" svg:x2="12.522cm" svg:y2="14.255cm">
              <text:p/>
            </draw:line>
          </draw:g>
          <draw:g>
            <draw:custom-shape draw:style-name="gr1" draw:text-style-name="P1" draw:layer="layout" svg:width="0.2cm" svg:height="0.2cm" svg:x="12.818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14.155cm" svg:x2="12.918cm" svg:y2="14.355cm">
              <text:p/>
            </draw:line>
            <draw:line draw:style-name="gr2" draw:text-style-name="P2" draw:layer="layout" svg:x1="12.818cm" svg:y1="14.255cm" svg:x2="13.018cm" svg:y2="14.255cm">
              <text:p/>
            </draw:line>
          </draw:g>
          <draw:g>
            <draw:custom-shape draw:style-name="gr1" draw:text-style-name="P1" draw:layer="layout" svg:width="0.2cm" svg:height="0.2cm" svg:x="13.318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14.155cm" svg:x2="13.418cm" svg:y2="14.355cm">
              <text:p/>
            </draw:line>
            <draw:line draw:style-name="gr2" draw:text-style-name="P2" draw:layer="layout" svg:x1="13.318cm" svg:y1="14.255cm" svg:x2="13.518cm" svg:y2="14.255cm">
              <text:p/>
            </draw:line>
          </draw:g>
          <draw:g>
            <draw:custom-shape draw:style-name="gr1" draw:text-style-name="P1" draw:layer="layout" svg:width="0.2cm" svg:height="0.2cm" svg:x="13.822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14.155cm" svg:x2="13.922cm" svg:y2="14.355cm">
              <text:p/>
            </draw:line>
            <draw:line draw:style-name="gr2" draw:text-style-name="P2" draw:layer="layout" svg:x1="13.822cm" svg:y1="14.255cm" svg:x2="14.022cm" svg:y2="14.255cm">
              <text:p/>
            </draw:line>
          </draw:g>
          <draw:g>
            <draw:custom-shape draw:style-name="gr1" draw:text-style-name="P1" draw:layer="layout" svg:width="0.2cm" svg:height="0.2cm" svg:x="14.324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14.155cm" svg:x2="14.424cm" svg:y2="14.355cm">
              <text:p/>
            </draw:line>
            <draw:line draw:style-name="gr2" draw:text-style-name="P2" draw:layer="layout" svg:x1="14.324cm" svg:y1="14.255cm" svg:x2="14.524cm" svg:y2="14.255cm">
              <text:p/>
            </draw:line>
          </draw:g>
          <draw:g>
            <draw:custom-shape draw:style-name="gr1" draw:text-style-name="P1" draw:layer="layout" svg:width="0.2cm" svg:height="0.2cm" svg:x="14.824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14.155cm" svg:x2="14.924cm" svg:y2="14.355cm">
              <text:p/>
            </draw:line>
            <draw:line draw:style-name="gr2" draw:text-style-name="P2" draw:layer="layout" svg:x1="14.824cm" svg:y1="14.255cm" svg:x2="15.024cm" svg:y2="14.255cm">
              <text:p/>
            </draw:line>
          </draw:g>
          <draw:g>
            <draw:custom-shape draw:style-name="gr1" draw:text-style-name="P1" draw:layer="layout" svg:width="0.2cm" svg:height="0.2cm" svg:x="15.324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14.155cm" svg:x2="15.424cm" svg:y2="14.355cm">
              <text:p/>
            </draw:line>
            <draw:line draw:style-name="gr2" draw:text-style-name="P2" draw:layer="layout" svg:x1="15.324cm" svg:y1="14.255cm" svg:x2="15.524cm" svg:y2="14.255cm">
              <text:p/>
            </draw:line>
          </draw:g>
          <draw:g>
            <draw:custom-shape draw:style-name="gr1" draw:text-style-name="P1" draw:layer="layout" svg:width="0.2cm" svg:height="0.2cm" svg:x="15.824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14.155cm" svg:x2="15.924cm" svg:y2="14.355cm">
              <text:p/>
            </draw:line>
            <draw:line draw:style-name="gr2" draw:text-style-name="P2" draw:layer="layout" svg:x1="15.824cm" svg:y1="14.255cm" svg:x2="16.024cm" svg:y2="14.255cm">
              <text:p/>
            </draw:line>
          </draw:g>
          <draw:g>
            <draw:custom-shape draw:style-name="gr1" draw:text-style-name="P1" draw:layer="layout" svg:width="0.2cm" svg:height="0.2cm" svg:x="16.324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14.155cm" svg:x2="16.424cm" svg:y2="14.355cm">
              <text:p/>
            </draw:line>
            <draw:line draw:style-name="gr2" draw:text-style-name="P2" draw:layer="layout" svg:x1="16.324cm" svg:y1="14.255cm" svg:x2="16.524cm" svg:y2="14.255cm">
              <text:p/>
            </draw:line>
          </draw:g>
          <draw:g>
            <draw:custom-shape draw:style-name="gr1" draw:text-style-name="P1" draw:layer="layout" svg:width="0.2cm" svg:height="0.2cm" svg:x="16.824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14.155cm" svg:x2="16.924cm" svg:y2="14.355cm">
              <text:p/>
            </draw:line>
            <draw:line draw:style-name="gr2" draw:text-style-name="P2" draw:layer="layout" svg:x1="16.824cm" svg:y1="14.255cm" svg:x2="17.024cm" svg:y2="14.255cm">
              <text:p/>
            </draw:line>
          </draw:g>
          <draw:g>
            <draw:custom-shape draw:style-name="gr1" draw:text-style-name="P1" draw:layer="layout" svg:width="0.2cm" svg:height="0.2cm" svg:x="17.324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14.155cm" svg:x2="17.424cm" svg:y2="14.355cm">
              <text:p/>
            </draw:line>
            <draw:line draw:style-name="gr2" draw:text-style-name="P2" draw:layer="layout" svg:x1="17.324cm" svg:y1="14.255cm" svg:x2="17.524cm" svg:y2="14.255cm">
              <text:p/>
            </draw:line>
          </draw:g>
          <draw:g>
            <draw:custom-shape draw:style-name="gr1" draw:text-style-name="P1" draw:layer="layout" svg:width="0.2cm" svg:height="0.2cm" svg:x="17.824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14.155cm" svg:x2="17.924cm" svg:y2="14.355cm">
              <text:p/>
            </draw:line>
            <draw:line draw:style-name="gr2" draw:text-style-name="P2" draw:layer="layout" svg:x1="17.824cm" svg:y1="14.255cm" svg:x2="18.024cm" svg:y2="14.255cm">
              <text:p/>
            </draw:line>
          </draw:g>
          <draw:g>
            <draw:custom-shape draw:style-name="gr1" draw:text-style-name="P1" draw:layer="layout" svg:width="0.2cm" svg:height="0.2cm" svg:x="18.324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14.155cm" svg:x2="18.424cm" svg:y2="14.355cm">
              <text:p/>
            </draw:line>
            <draw:line draw:style-name="gr2" draw:text-style-name="P2" draw:layer="layout" svg:x1="18.324cm" svg:y1="14.255cm" svg:x2="18.524cm" svg:y2="14.255cm">
              <text:p/>
            </draw:line>
          </draw:g>
          <draw:g>
            <draw:custom-shape draw:style-name="gr1" draw:text-style-name="P1" draw:layer="layout" svg:width="0.2cm" svg:height="0.2cm" svg:x="18.824cm" svg:y="1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14.155cm" svg:x2="18.924cm" svg:y2="14.355cm">
              <text:p/>
            </draw:line>
            <draw:line draw:style-name="gr2" draw:text-style-name="P2" draw:layer="layout" svg:x1="18.824cm" svg:y1="14.255cm" svg:x2="19.024cm" svg:y2="14.255cm">
              <text:p/>
            </draw:line>
          </draw:g>
          <draw:custom-shape draw:style-name="gr3" draw:text-style-name="P1" draw:layer="layout" svg:width="17.839cm" svg:height="0.51cm" svg:x="1.5cm" svg:y="1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14.655cm" svg:x2="1.9cm" svg:y2="14.855cm">
              <text:p/>
            </draw:line>
            <draw:line draw:style-name="gr2" draw:text-style-name="P2" draw:layer="layout" svg:x1="1.8cm" svg:y1="14.755cm" svg:x2="2cm" svg:y2="14.755cm">
              <text:p/>
            </draw:line>
          </draw:g>
          <draw:g>
            <draw:custom-shape draw:style-name="gr1" draw:text-style-name="P1" draw:layer="layout" svg:width="0.2cm" svg:height="0.2cm" svg:x="2.292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4.655cm" svg:x2="2.392cm" svg:y2="14.855cm">
              <text:p/>
            </draw:line>
            <draw:line draw:style-name="gr2" draw:text-style-name="P2" draw:layer="layout" svg:x1="2.292cm" svg:y1="14.755cm" svg:x2="2.492cm" svg:y2="14.755cm">
              <text:p/>
            </draw:line>
          </draw:g>
          <draw:g>
            <draw:custom-shape draw:style-name="gr1" draw:text-style-name="P1" draw:layer="layout" svg:width="0.2cm" svg:height="0.2cm" svg:x="2.292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4.655cm" svg:x2="2.392cm" svg:y2="14.855cm">
              <text:p/>
            </draw:line>
            <draw:line draw:style-name="gr2" draw:text-style-name="P2" draw:layer="layout" svg:x1="2.292cm" svg:y1="14.755cm" svg:x2="2.492cm" svg:y2="14.755cm">
              <text:p/>
            </draw:line>
          </draw:g>
          <draw:g>
            <draw:custom-shape draw:style-name="gr1" draw:text-style-name="P1" draw:layer="layout" svg:width="0.2cm" svg:height="0.2cm" svg:x="2.798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14.655cm" svg:x2="2.898cm" svg:y2="14.855cm">
              <text:p/>
            </draw:line>
            <draw:line draw:style-name="gr2" draw:text-style-name="P2" draw:layer="layout" svg:x1="2.798cm" svg:y1="14.755cm" svg:x2="2.998cm" svg:y2="14.755cm">
              <text:p/>
            </draw:line>
          </draw:g>
          <draw:g>
            <draw:custom-shape draw:style-name="gr1" draw:text-style-name="P1" draw:layer="layout" svg:width="0.2cm" svg:height="0.2cm" svg:x="3.306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14.655cm" svg:x2="3.406cm" svg:y2="14.855cm">
              <text:p/>
            </draw:line>
            <draw:line draw:style-name="gr2" draw:text-style-name="P2" draw:layer="layout" svg:x1="3.306cm" svg:y1="14.755cm" svg:x2="3.506cm" svg:y2="14.755cm">
              <text:p/>
            </draw:line>
          </draw:g>
          <draw:g>
            <draw:custom-shape draw:style-name="gr1" draw:text-style-name="P1" draw:layer="layout" svg:width="0.2cm" svg:height="0.2cm" svg:x="3.806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14.655cm" svg:x2="3.906cm" svg:y2="14.855cm">
              <text:p/>
            </draw:line>
            <draw:line draw:style-name="gr2" draw:text-style-name="P2" draw:layer="layout" svg:x1="3.806cm" svg:y1="14.755cm" svg:x2="4.006cm" svg:y2="14.755cm">
              <text:p/>
            </draw:line>
          </draw:g>
          <draw:g>
            <draw:custom-shape draw:style-name="gr1" draw:text-style-name="P1" draw:layer="layout" svg:width="0.2cm" svg:height="0.2cm" svg:x="4.306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14.655cm" svg:x2="4.406cm" svg:y2="14.855cm">
              <text:p/>
            </draw:line>
            <draw:line draw:style-name="gr2" draw:text-style-name="P2" draw:layer="layout" svg:x1="4.306cm" svg:y1="14.755cm" svg:x2="4.506cm" svg:y2="14.755cm">
              <text:p/>
            </draw:line>
          </draw:g>
          <draw:g>
            <draw:custom-shape draw:style-name="gr1" draw:text-style-name="P1" draw:layer="layout" svg:width="0.2cm" svg:height="0.2cm" svg:x="4.806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14.655cm" svg:x2="4.906cm" svg:y2="14.855cm">
              <text:p/>
            </draw:line>
            <draw:line draw:style-name="gr2" draw:text-style-name="P2" draw:layer="layout" svg:x1="4.806cm" svg:y1="14.755cm" svg:x2="5.006cm" svg:y2="14.755cm">
              <text:p/>
            </draw:line>
          </draw:g>
          <draw:g>
            <draw:custom-shape draw:style-name="gr1" draw:text-style-name="P1" draw:layer="layout" svg:width="0.2cm" svg:height="0.2cm" svg:x="5.304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14.655cm" svg:x2="5.404cm" svg:y2="14.855cm">
              <text:p/>
            </draw:line>
            <draw:line draw:style-name="gr2" draw:text-style-name="P2" draw:layer="layout" svg:x1="5.304cm" svg:y1="14.755cm" svg:x2="5.504cm" svg:y2="14.755cm">
              <text:p/>
            </draw:line>
          </draw:g>
          <draw:g>
            <draw:custom-shape draw:style-name="gr1" draw:text-style-name="P1" draw:layer="layout" svg:width="0.2cm" svg:height="0.2cm" svg:x="5.804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14.655cm" svg:x2="5.904cm" svg:y2="14.855cm">
              <text:p/>
            </draw:line>
            <draw:line draw:style-name="gr2" draw:text-style-name="P2" draw:layer="layout" svg:x1="5.804cm" svg:y1="14.755cm" svg:x2="6.004cm" svg:y2="14.755cm">
              <text:p/>
            </draw:line>
          </draw:g>
          <draw:g>
            <draw:custom-shape draw:style-name="gr1" draw:text-style-name="P1" draw:layer="layout" svg:width="0.2cm" svg:height="0.2cm" svg:x="6.31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14.655cm" svg:x2="6.41cm" svg:y2="14.855cm">
              <text:p/>
            </draw:line>
            <draw:line draw:style-name="gr2" draw:text-style-name="P2" draw:layer="layout" svg:x1="6.31cm" svg:y1="14.755cm" svg:x2="6.51cm" svg:y2="14.755cm">
              <text:p/>
            </draw:line>
          </draw:g>
          <draw:g>
            <draw:custom-shape draw:style-name="gr1" draw:text-style-name="P1" draw:layer="layout" svg:width="0.2cm" svg:height="0.2cm" svg:x="6.808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14.655cm" svg:x2="6.908cm" svg:y2="14.855cm">
              <text:p/>
            </draw:line>
            <draw:line draw:style-name="gr2" draw:text-style-name="P2" draw:layer="layout" svg:x1="6.808cm" svg:y1="14.755cm" svg:x2="7.008cm" svg:y2="14.755cm">
              <text:p/>
            </draw:line>
          </draw:g>
          <draw:g>
            <draw:custom-shape draw:style-name="gr1" draw:text-style-name="P1" draw:layer="layout" svg:width="0.2cm" svg:height="0.2cm" svg:x="7.312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14.655cm" svg:x2="7.412cm" svg:y2="14.855cm">
              <text:p/>
            </draw:line>
            <draw:line draw:style-name="gr2" draw:text-style-name="P2" draw:layer="layout" svg:x1="7.312cm" svg:y1="14.755cm" svg:x2="7.512cm" svg:y2="14.755cm">
              <text:p/>
            </draw:line>
          </draw:g>
          <draw:g>
            <draw:custom-shape draw:style-name="gr1" draw:text-style-name="P1" draw:layer="layout" svg:width="0.2cm" svg:height="0.2cm" svg:x="7.812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14.655cm" svg:x2="7.912cm" svg:y2="14.855cm">
              <text:p/>
            </draw:line>
            <draw:line draw:style-name="gr2" draw:text-style-name="P2" draw:layer="layout" svg:x1="7.812cm" svg:y1="14.755cm" svg:x2="8.012cm" svg:y2="14.755cm">
              <text:p/>
            </draw:line>
          </draw:g>
          <draw:g>
            <draw:custom-shape draw:style-name="gr1" draw:text-style-name="P1" draw:layer="layout" svg:width="0.2cm" svg:height="0.2cm" svg:x="8.314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14.655cm" svg:x2="8.414cm" svg:y2="14.855cm">
              <text:p/>
            </draw:line>
            <draw:line draw:style-name="gr2" draw:text-style-name="P2" draw:layer="layout" svg:x1="8.314cm" svg:y1="14.755cm" svg:x2="8.514cm" svg:y2="14.755cm">
              <text:p/>
            </draw:line>
          </draw:g>
          <draw:g>
            <draw:custom-shape draw:style-name="gr1" draw:text-style-name="P1" draw:layer="layout" svg:width="0.2cm" svg:height="0.2cm" svg:x="8.81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14.655cm" svg:x2="8.91cm" svg:y2="14.855cm">
              <text:p/>
            </draw:line>
            <draw:line draw:style-name="gr2" draw:text-style-name="P2" draw:layer="layout" svg:x1="8.81cm" svg:y1="14.755cm" svg:x2="9.01cm" svg:y2="14.755cm">
              <text:p/>
            </draw:line>
          </draw:g>
          <draw:g>
            <draw:custom-shape draw:style-name="gr1" draw:text-style-name="P1" draw:layer="layout" svg:width="0.2cm" svg:height="0.2cm" svg:x="9.31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14.655cm" svg:x2="9.41cm" svg:y2="14.855cm">
              <text:p/>
            </draw:line>
            <draw:line draw:style-name="gr2" draw:text-style-name="P2" draw:layer="layout" svg:x1="9.31cm" svg:y1="14.755cm" svg:x2="9.51cm" svg:y2="14.755cm">
              <text:p/>
            </draw:line>
          </draw:g>
          <draw:g>
            <draw:custom-shape draw:style-name="gr1" draw:text-style-name="P1" draw:layer="layout" svg:width="0.2cm" svg:height="0.2cm" svg:x="9.81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14.655cm" svg:x2="9.91cm" svg:y2="14.855cm">
              <text:p/>
            </draw:line>
            <draw:line draw:style-name="gr2" draw:text-style-name="P2" draw:layer="layout" svg:x1="9.81cm" svg:y1="14.755cm" svg:x2="10.01cm" svg:y2="14.755cm">
              <text:p/>
            </draw:line>
          </draw:g>
          <draw:g>
            <draw:custom-shape draw:style-name="gr1" draw:text-style-name="P1" draw:layer="layout" svg:width="0.2cm" svg:height="0.2cm" svg:x="10.316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14.655cm" svg:x2="10.416cm" svg:y2="14.855cm">
              <text:p/>
            </draw:line>
            <draw:line draw:style-name="gr2" draw:text-style-name="P2" draw:layer="layout" svg:x1="10.316cm" svg:y1="14.755cm" svg:x2="10.516cm" svg:y2="14.755cm">
              <text:p/>
            </draw:line>
          </draw:g>
          <draw:g>
            <draw:custom-shape draw:style-name="gr1" draw:text-style-name="P1" draw:layer="layout" svg:width="0.2cm" svg:height="0.2cm" svg:x="10.816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14.655cm" svg:x2="10.916cm" svg:y2="14.855cm">
              <text:p/>
            </draw:line>
            <draw:line draw:style-name="gr2" draw:text-style-name="P2" draw:layer="layout" svg:x1="10.816cm" svg:y1="14.755cm" svg:x2="11.016cm" svg:y2="14.755cm">
              <text:p/>
            </draw:line>
          </draw:g>
          <draw:g>
            <draw:custom-shape draw:style-name="gr1" draw:text-style-name="P1" draw:layer="layout" svg:width="0.2cm" svg:height="0.2cm" svg:x="11.314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14.655cm" svg:x2="11.414cm" svg:y2="14.855cm">
              <text:p/>
            </draw:line>
            <draw:line draw:style-name="gr2" draw:text-style-name="P2" draw:layer="layout" svg:x1="11.314cm" svg:y1="14.755cm" svg:x2="11.514cm" svg:y2="14.755cm">
              <text:p/>
            </draw:line>
          </draw:g>
          <draw:g>
            <draw:custom-shape draw:style-name="gr1" draw:text-style-name="P1" draw:layer="layout" svg:width="0.2cm" svg:height="0.2cm" svg:x="11.82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14.655cm" svg:x2="11.92cm" svg:y2="14.855cm">
              <text:p/>
            </draw:line>
            <draw:line draw:style-name="gr2" draw:text-style-name="P2" draw:layer="layout" svg:x1="11.82cm" svg:y1="14.755cm" svg:x2="12.02cm" svg:y2="14.755cm">
              <text:p/>
            </draw:line>
          </draw:g>
          <draw:g>
            <draw:custom-shape draw:style-name="gr1" draw:text-style-name="P1" draw:layer="layout" svg:width="0.2cm" svg:height="0.2cm" svg:x="12.322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14.655cm" svg:x2="12.422cm" svg:y2="14.855cm">
              <text:p/>
            </draw:line>
            <draw:line draw:style-name="gr2" draw:text-style-name="P2" draw:layer="layout" svg:x1="12.322cm" svg:y1="14.755cm" svg:x2="12.522cm" svg:y2="14.755cm">
              <text:p/>
            </draw:line>
          </draw:g>
          <draw:g>
            <draw:custom-shape draw:style-name="gr1" draw:text-style-name="P1" draw:layer="layout" svg:width="0.2cm" svg:height="0.2cm" svg:x="12.818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14.655cm" svg:x2="12.918cm" svg:y2="14.855cm">
              <text:p/>
            </draw:line>
            <draw:line draw:style-name="gr2" draw:text-style-name="P2" draw:layer="layout" svg:x1="12.818cm" svg:y1="14.755cm" svg:x2="13.018cm" svg:y2="14.755cm">
              <text:p/>
            </draw:line>
          </draw:g>
          <draw:g>
            <draw:custom-shape draw:style-name="gr1" draw:text-style-name="P1" draw:layer="layout" svg:width="0.2cm" svg:height="0.2cm" svg:x="13.318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14.655cm" svg:x2="13.418cm" svg:y2="14.855cm">
              <text:p/>
            </draw:line>
            <draw:line draw:style-name="gr2" draw:text-style-name="P2" draw:layer="layout" svg:x1="13.318cm" svg:y1="14.755cm" svg:x2="13.518cm" svg:y2="14.755cm">
              <text:p/>
            </draw:line>
          </draw:g>
          <draw:g>
            <draw:custom-shape draw:style-name="gr1" draw:text-style-name="P1" draw:layer="layout" svg:width="0.2cm" svg:height="0.2cm" svg:x="13.822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14.655cm" svg:x2="13.922cm" svg:y2="14.855cm">
              <text:p/>
            </draw:line>
            <draw:line draw:style-name="gr2" draw:text-style-name="P2" draw:layer="layout" svg:x1="13.822cm" svg:y1="14.755cm" svg:x2="14.022cm" svg:y2="14.755cm">
              <text:p/>
            </draw:line>
          </draw:g>
          <draw:g>
            <draw:custom-shape draw:style-name="gr1" draw:text-style-name="P1" draw:layer="layout" svg:width="0.2cm" svg:height="0.2cm" svg:x="14.324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14.655cm" svg:x2="14.424cm" svg:y2="14.855cm">
              <text:p/>
            </draw:line>
            <draw:line draw:style-name="gr2" draw:text-style-name="P2" draw:layer="layout" svg:x1="14.324cm" svg:y1="14.755cm" svg:x2="14.524cm" svg:y2="14.755cm">
              <text:p/>
            </draw:line>
          </draw:g>
          <draw:g>
            <draw:custom-shape draw:style-name="gr1" draw:text-style-name="P1" draw:layer="layout" svg:width="0.2cm" svg:height="0.2cm" svg:x="14.824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14.655cm" svg:x2="14.924cm" svg:y2="14.855cm">
              <text:p/>
            </draw:line>
            <draw:line draw:style-name="gr2" draw:text-style-name="P2" draw:layer="layout" svg:x1="14.824cm" svg:y1="14.755cm" svg:x2="15.024cm" svg:y2="14.755cm">
              <text:p/>
            </draw:line>
          </draw:g>
          <draw:g>
            <draw:custom-shape draw:style-name="gr1" draw:text-style-name="P1" draw:layer="layout" svg:width="0.2cm" svg:height="0.2cm" svg:x="15.324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14.655cm" svg:x2="15.424cm" svg:y2="14.855cm">
              <text:p/>
            </draw:line>
            <draw:line draw:style-name="gr2" draw:text-style-name="P2" draw:layer="layout" svg:x1="15.324cm" svg:y1="14.755cm" svg:x2="15.524cm" svg:y2="14.755cm">
              <text:p/>
            </draw:line>
          </draw:g>
          <draw:g>
            <draw:custom-shape draw:style-name="gr1" draw:text-style-name="P1" draw:layer="layout" svg:width="0.2cm" svg:height="0.2cm" svg:x="15.824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14.655cm" svg:x2="15.924cm" svg:y2="14.855cm">
              <text:p/>
            </draw:line>
            <draw:line draw:style-name="gr2" draw:text-style-name="P2" draw:layer="layout" svg:x1="15.824cm" svg:y1="14.755cm" svg:x2="16.024cm" svg:y2="14.755cm">
              <text:p/>
            </draw:line>
          </draw:g>
          <draw:g>
            <draw:custom-shape draw:style-name="gr1" draw:text-style-name="P1" draw:layer="layout" svg:width="0.2cm" svg:height="0.2cm" svg:x="16.324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14.655cm" svg:x2="16.424cm" svg:y2="14.855cm">
              <text:p/>
            </draw:line>
            <draw:line draw:style-name="gr2" draw:text-style-name="P2" draw:layer="layout" svg:x1="16.324cm" svg:y1="14.755cm" svg:x2="16.524cm" svg:y2="14.755cm">
              <text:p/>
            </draw:line>
          </draw:g>
          <draw:g>
            <draw:custom-shape draw:style-name="gr1" draw:text-style-name="P1" draw:layer="layout" svg:width="0.2cm" svg:height="0.2cm" svg:x="16.824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14.655cm" svg:x2="16.924cm" svg:y2="14.855cm">
              <text:p/>
            </draw:line>
            <draw:line draw:style-name="gr2" draw:text-style-name="P2" draw:layer="layout" svg:x1="16.824cm" svg:y1="14.755cm" svg:x2="17.024cm" svg:y2="14.755cm">
              <text:p/>
            </draw:line>
          </draw:g>
          <draw:g>
            <draw:custom-shape draw:style-name="gr1" draw:text-style-name="P1" draw:layer="layout" svg:width="0.2cm" svg:height="0.2cm" svg:x="17.324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14.655cm" svg:x2="17.424cm" svg:y2="14.855cm">
              <text:p/>
            </draw:line>
            <draw:line draw:style-name="gr2" draw:text-style-name="P2" draw:layer="layout" svg:x1="17.324cm" svg:y1="14.755cm" svg:x2="17.524cm" svg:y2="14.755cm">
              <text:p/>
            </draw:line>
          </draw:g>
          <draw:g>
            <draw:custom-shape draw:style-name="gr1" draw:text-style-name="P1" draw:layer="layout" svg:width="0.2cm" svg:height="0.2cm" svg:x="17.824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14.655cm" svg:x2="17.924cm" svg:y2="14.855cm">
              <text:p/>
            </draw:line>
            <draw:line draw:style-name="gr2" draw:text-style-name="P2" draw:layer="layout" svg:x1="17.824cm" svg:y1="14.755cm" svg:x2="18.024cm" svg:y2="14.755cm">
              <text:p/>
            </draw:line>
          </draw:g>
          <draw:g>
            <draw:custom-shape draw:style-name="gr1" draw:text-style-name="P1" draw:layer="layout" svg:width="0.2cm" svg:height="0.2cm" svg:x="18.324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14.655cm" svg:x2="18.424cm" svg:y2="14.855cm">
              <text:p/>
            </draw:line>
            <draw:line draw:style-name="gr2" draw:text-style-name="P2" draw:layer="layout" svg:x1="18.324cm" svg:y1="14.755cm" svg:x2="18.524cm" svg:y2="14.755cm">
              <text:p/>
            </draw:line>
          </draw:g>
          <draw:g>
            <draw:custom-shape draw:style-name="gr1" draw:text-style-name="P1" draw:layer="layout" svg:width="0.2cm" svg:height="0.2cm" svg:x="18.824cm" svg:y="1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14.655cm" svg:x2="18.924cm" svg:y2="14.855cm">
              <text:p/>
            </draw:line>
            <draw:line draw:style-name="gr2" draw:text-style-name="P2" draw:layer="layout" svg:x1="18.824cm" svg:y1="14.755cm" svg:x2="19.024cm" svg:y2="14.755cm">
              <text:p/>
            </draw:line>
          </draw:g>
          <draw:custom-shape draw:style-name="gr3" draw:text-style-name="P1" draw:layer="layout" svg:width="17.839cm" svg:height="0.51cm" svg:x="1.5cm" svg:y="14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15.155cm" svg:x2="1.9cm" svg:y2="15.355cm">
              <text:p/>
            </draw:line>
            <draw:line draw:style-name="gr2" draw:text-style-name="P2" draw:layer="layout" svg:x1="1.8cm" svg:y1="15.255cm" svg:x2="2cm" svg:y2="15.255cm">
              <text:p/>
            </draw:line>
          </draw:g>
          <draw:g>
            <draw:custom-shape draw:style-name="gr1" draw:text-style-name="P1" draw:layer="layout" svg:width="0.2cm" svg:height="0.2cm" svg:x="2.292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5.155cm" svg:x2="2.392cm" svg:y2="15.355cm">
              <text:p/>
            </draw:line>
            <draw:line draw:style-name="gr2" draw:text-style-name="P2" draw:layer="layout" svg:x1="2.292cm" svg:y1="15.255cm" svg:x2="2.492cm" svg:y2="15.255cm">
              <text:p/>
            </draw:line>
          </draw:g>
          <draw:g>
            <draw:custom-shape draw:style-name="gr1" draw:text-style-name="P1" draw:layer="layout" svg:width="0.2cm" svg:height="0.2cm" svg:x="2.292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5.155cm" svg:x2="2.392cm" svg:y2="15.355cm">
              <text:p/>
            </draw:line>
            <draw:line draw:style-name="gr2" draw:text-style-name="P2" draw:layer="layout" svg:x1="2.292cm" svg:y1="15.255cm" svg:x2="2.492cm" svg:y2="15.255cm">
              <text:p/>
            </draw:line>
          </draw:g>
          <draw:g>
            <draw:custom-shape draw:style-name="gr1" draw:text-style-name="P1" draw:layer="layout" svg:width="0.2cm" svg:height="0.2cm" svg:x="2.798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15.155cm" svg:x2="2.898cm" svg:y2="15.355cm">
              <text:p/>
            </draw:line>
            <draw:line draw:style-name="gr2" draw:text-style-name="P2" draw:layer="layout" svg:x1="2.798cm" svg:y1="15.255cm" svg:x2="2.998cm" svg:y2="15.255cm">
              <text:p/>
            </draw:line>
          </draw:g>
          <draw:g>
            <draw:custom-shape draw:style-name="gr1" draw:text-style-name="P1" draw:layer="layout" svg:width="0.2cm" svg:height="0.2cm" svg:x="3.306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15.155cm" svg:x2="3.406cm" svg:y2="15.355cm">
              <text:p/>
            </draw:line>
            <draw:line draw:style-name="gr2" draw:text-style-name="P2" draw:layer="layout" svg:x1="3.306cm" svg:y1="15.255cm" svg:x2="3.506cm" svg:y2="15.255cm">
              <text:p/>
            </draw:line>
          </draw:g>
          <draw:g>
            <draw:custom-shape draw:style-name="gr1" draw:text-style-name="P1" draw:layer="layout" svg:width="0.2cm" svg:height="0.2cm" svg:x="3.806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15.155cm" svg:x2="3.906cm" svg:y2="15.355cm">
              <text:p/>
            </draw:line>
            <draw:line draw:style-name="gr2" draw:text-style-name="P2" draw:layer="layout" svg:x1="3.806cm" svg:y1="15.255cm" svg:x2="4.006cm" svg:y2="15.255cm">
              <text:p/>
            </draw:line>
          </draw:g>
          <draw:g>
            <draw:custom-shape draw:style-name="gr1" draw:text-style-name="P1" draw:layer="layout" svg:width="0.2cm" svg:height="0.2cm" svg:x="4.306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15.155cm" svg:x2="4.406cm" svg:y2="15.355cm">
              <text:p/>
            </draw:line>
            <draw:line draw:style-name="gr2" draw:text-style-name="P2" draw:layer="layout" svg:x1="4.306cm" svg:y1="15.255cm" svg:x2="4.506cm" svg:y2="15.255cm">
              <text:p/>
            </draw:line>
          </draw:g>
          <draw:g>
            <draw:custom-shape draw:style-name="gr1" draw:text-style-name="P1" draw:layer="layout" svg:width="0.2cm" svg:height="0.2cm" svg:x="4.806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15.155cm" svg:x2="4.906cm" svg:y2="15.355cm">
              <text:p/>
            </draw:line>
            <draw:line draw:style-name="gr2" draw:text-style-name="P2" draw:layer="layout" svg:x1="4.806cm" svg:y1="15.255cm" svg:x2="5.006cm" svg:y2="15.255cm">
              <text:p/>
            </draw:line>
          </draw:g>
          <draw:g>
            <draw:custom-shape draw:style-name="gr1" draw:text-style-name="P1" draw:layer="layout" svg:width="0.2cm" svg:height="0.2cm" svg:x="5.304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15.155cm" svg:x2="5.404cm" svg:y2="15.355cm">
              <text:p/>
            </draw:line>
            <draw:line draw:style-name="gr2" draw:text-style-name="P2" draw:layer="layout" svg:x1="5.304cm" svg:y1="15.255cm" svg:x2="5.504cm" svg:y2="15.255cm">
              <text:p/>
            </draw:line>
          </draw:g>
          <draw:g>
            <draw:custom-shape draw:style-name="gr1" draw:text-style-name="P1" draw:layer="layout" svg:width="0.2cm" svg:height="0.2cm" svg:x="5.804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15.155cm" svg:x2="5.904cm" svg:y2="15.355cm">
              <text:p/>
            </draw:line>
            <draw:line draw:style-name="gr2" draw:text-style-name="P2" draw:layer="layout" svg:x1="5.804cm" svg:y1="15.255cm" svg:x2="6.004cm" svg:y2="15.255cm">
              <text:p/>
            </draw:line>
          </draw:g>
          <draw:g>
            <draw:custom-shape draw:style-name="gr1" draw:text-style-name="P1" draw:layer="layout" svg:width="0.2cm" svg:height="0.2cm" svg:x="6.31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15.155cm" svg:x2="6.41cm" svg:y2="15.355cm">
              <text:p/>
            </draw:line>
            <draw:line draw:style-name="gr2" draw:text-style-name="P2" draw:layer="layout" svg:x1="6.31cm" svg:y1="15.255cm" svg:x2="6.51cm" svg:y2="15.255cm">
              <text:p/>
            </draw:line>
          </draw:g>
          <draw:g>
            <draw:custom-shape draw:style-name="gr1" draw:text-style-name="P1" draw:layer="layout" svg:width="0.2cm" svg:height="0.2cm" svg:x="6.808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15.155cm" svg:x2="6.908cm" svg:y2="15.355cm">
              <text:p/>
            </draw:line>
            <draw:line draw:style-name="gr2" draw:text-style-name="P2" draw:layer="layout" svg:x1="6.808cm" svg:y1="15.255cm" svg:x2="7.008cm" svg:y2="15.255cm">
              <text:p/>
            </draw:line>
          </draw:g>
          <draw:g>
            <draw:custom-shape draw:style-name="gr1" draw:text-style-name="P1" draw:layer="layout" svg:width="0.2cm" svg:height="0.2cm" svg:x="7.312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15.155cm" svg:x2="7.412cm" svg:y2="15.355cm">
              <text:p/>
            </draw:line>
            <draw:line draw:style-name="gr2" draw:text-style-name="P2" draw:layer="layout" svg:x1="7.312cm" svg:y1="15.255cm" svg:x2="7.512cm" svg:y2="15.255cm">
              <text:p/>
            </draw:line>
          </draw:g>
          <draw:g>
            <draw:custom-shape draw:style-name="gr1" draw:text-style-name="P1" draw:layer="layout" svg:width="0.2cm" svg:height="0.2cm" svg:x="7.812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15.155cm" svg:x2="7.912cm" svg:y2="15.355cm">
              <text:p/>
            </draw:line>
            <draw:line draw:style-name="gr2" draw:text-style-name="P2" draw:layer="layout" svg:x1="7.812cm" svg:y1="15.255cm" svg:x2="8.012cm" svg:y2="15.255cm">
              <text:p/>
            </draw:line>
          </draw:g>
          <draw:g>
            <draw:custom-shape draw:style-name="gr1" draw:text-style-name="P1" draw:layer="layout" svg:width="0.2cm" svg:height="0.2cm" svg:x="8.314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15.155cm" svg:x2="8.414cm" svg:y2="15.355cm">
              <text:p/>
            </draw:line>
            <draw:line draw:style-name="gr2" draw:text-style-name="P2" draw:layer="layout" svg:x1="8.314cm" svg:y1="15.255cm" svg:x2="8.514cm" svg:y2="15.255cm">
              <text:p/>
            </draw:line>
          </draw:g>
          <draw:g>
            <draw:custom-shape draw:style-name="gr1" draw:text-style-name="P1" draw:layer="layout" svg:width="0.2cm" svg:height="0.2cm" svg:x="8.81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15.155cm" svg:x2="8.91cm" svg:y2="15.355cm">
              <text:p/>
            </draw:line>
            <draw:line draw:style-name="gr2" draw:text-style-name="P2" draw:layer="layout" svg:x1="8.81cm" svg:y1="15.255cm" svg:x2="9.01cm" svg:y2="15.255cm">
              <text:p/>
            </draw:line>
          </draw:g>
          <draw:g>
            <draw:custom-shape draw:style-name="gr1" draw:text-style-name="P1" draw:layer="layout" svg:width="0.2cm" svg:height="0.2cm" svg:x="9.31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15.155cm" svg:x2="9.41cm" svg:y2="15.355cm">
              <text:p/>
            </draw:line>
            <draw:line draw:style-name="gr2" draw:text-style-name="P2" draw:layer="layout" svg:x1="9.31cm" svg:y1="15.255cm" svg:x2="9.51cm" svg:y2="15.255cm">
              <text:p/>
            </draw:line>
          </draw:g>
          <draw:g>
            <draw:custom-shape draw:style-name="gr1" draw:text-style-name="P1" draw:layer="layout" svg:width="0.2cm" svg:height="0.2cm" svg:x="9.81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15.155cm" svg:x2="9.91cm" svg:y2="15.355cm">
              <text:p/>
            </draw:line>
            <draw:line draw:style-name="gr2" draw:text-style-name="P2" draw:layer="layout" svg:x1="9.81cm" svg:y1="15.255cm" svg:x2="10.01cm" svg:y2="15.255cm">
              <text:p/>
            </draw:line>
          </draw:g>
          <draw:g>
            <draw:custom-shape draw:style-name="gr1" draw:text-style-name="P1" draw:layer="layout" svg:width="0.2cm" svg:height="0.2cm" svg:x="10.316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15.155cm" svg:x2="10.416cm" svg:y2="15.355cm">
              <text:p/>
            </draw:line>
            <draw:line draw:style-name="gr2" draw:text-style-name="P2" draw:layer="layout" svg:x1="10.316cm" svg:y1="15.255cm" svg:x2="10.516cm" svg:y2="15.255cm">
              <text:p/>
            </draw:line>
          </draw:g>
          <draw:g>
            <draw:custom-shape draw:style-name="gr1" draw:text-style-name="P1" draw:layer="layout" svg:width="0.2cm" svg:height="0.2cm" svg:x="10.816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15.155cm" svg:x2="10.916cm" svg:y2="15.355cm">
              <text:p/>
            </draw:line>
            <draw:line draw:style-name="gr2" draw:text-style-name="P2" draw:layer="layout" svg:x1="10.816cm" svg:y1="15.255cm" svg:x2="11.016cm" svg:y2="15.255cm">
              <text:p/>
            </draw:line>
          </draw:g>
          <draw:g>
            <draw:custom-shape draw:style-name="gr1" draw:text-style-name="P1" draw:layer="layout" svg:width="0.2cm" svg:height="0.2cm" svg:x="11.314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15.155cm" svg:x2="11.414cm" svg:y2="15.355cm">
              <text:p/>
            </draw:line>
            <draw:line draw:style-name="gr2" draw:text-style-name="P2" draw:layer="layout" svg:x1="11.314cm" svg:y1="15.255cm" svg:x2="11.514cm" svg:y2="15.255cm">
              <text:p/>
            </draw:line>
          </draw:g>
          <draw:g>
            <draw:custom-shape draw:style-name="gr1" draw:text-style-name="P1" draw:layer="layout" svg:width="0.2cm" svg:height="0.2cm" svg:x="11.82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15.155cm" svg:x2="11.92cm" svg:y2="15.355cm">
              <text:p/>
            </draw:line>
            <draw:line draw:style-name="gr2" draw:text-style-name="P2" draw:layer="layout" svg:x1="11.82cm" svg:y1="15.255cm" svg:x2="12.02cm" svg:y2="15.255cm">
              <text:p/>
            </draw:line>
          </draw:g>
          <draw:g>
            <draw:custom-shape draw:style-name="gr1" draw:text-style-name="P1" draw:layer="layout" svg:width="0.2cm" svg:height="0.2cm" svg:x="12.322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15.155cm" svg:x2="12.422cm" svg:y2="15.355cm">
              <text:p/>
            </draw:line>
            <draw:line draw:style-name="gr2" draw:text-style-name="P2" draw:layer="layout" svg:x1="12.322cm" svg:y1="15.255cm" svg:x2="12.522cm" svg:y2="15.255cm">
              <text:p/>
            </draw:line>
          </draw:g>
          <draw:g>
            <draw:custom-shape draw:style-name="gr1" draw:text-style-name="P1" draw:layer="layout" svg:width="0.2cm" svg:height="0.2cm" svg:x="12.818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15.155cm" svg:x2="12.918cm" svg:y2="15.355cm">
              <text:p/>
            </draw:line>
            <draw:line draw:style-name="gr2" draw:text-style-name="P2" draw:layer="layout" svg:x1="12.818cm" svg:y1="15.255cm" svg:x2="13.018cm" svg:y2="15.255cm">
              <text:p/>
            </draw:line>
          </draw:g>
          <draw:g>
            <draw:custom-shape draw:style-name="gr1" draw:text-style-name="P1" draw:layer="layout" svg:width="0.2cm" svg:height="0.2cm" svg:x="13.318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15.155cm" svg:x2="13.418cm" svg:y2="15.355cm">
              <text:p/>
            </draw:line>
            <draw:line draw:style-name="gr2" draw:text-style-name="P2" draw:layer="layout" svg:x1="13.318cm" svg:y1="15.255cm" svg:x2="13.518cm" svg:y2="15.255cm">
              <text:p/>
            </draw:line>
          </draw:g>
          <draw:g>
            <draw:custom-shape draw:style-name="gr1" draw:text-style-name="P1" draw:layer="layout" svg:width="0.2cm" svg:height="0.2cm" svg:x="13.822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15.155cm" svg:x2="13.922cm" svg:y2="15.355cm">
              <text:p/>
            </draw:line>
            <draw:line draw:style-name="gr2" draw:text-style-name="P2" draw:layer="layout" svg:x1="13.822cm" svg:y1="15.255cm" svg:x2="14.022cm" svg:y2="15.255cm">
              <text:p/>
            </draw:line>
          </draw:g>
          <draw:g>
            <draw:custom-shape draw:style-name="gr1" draw:text-style-name="P1" draw:layer="layout" svg:width="0.2cm" svg:height="0.2cm" svg:x="14.324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15.155cm" svg:x2="14.424cm" svg:y2="15.355cm">
              <text:p/>
            </draw:line>
            <draw:line draw:style-name="gr2" draw:text-style-name="P2" draw:layer="layout" svg:x1="14.324cm" svg:y1="15.255cm" svg:x2="14.524cm" svg:y2="15.255cm">
              <text:p/>
            </draw:line>
          </draw:g>
          <draw:g>
            <draw:custom-shape draw:style-name="gr1" draw:text-style-name="P1" draw:layer="layout" svg:width="0.2cm" svg:height="0.2cm" svg:x="14.824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15.155cm" svg:x2="14.924cm" svg:y2="15.355cm">
              <text:p/>
            </draw:line>
            <draw:line draw:style-name="gr2" draw:text-style-name="P2" draw:layer="layout" svg:x1="14.824cm" svg:y1="15.255cm" svg:x2="15.024cm" svg:y2="15.255cm">
              <text:p/>
            </draw:line>
          </draw:g>
          <draw:g>
            <draw:custom-shape draw:style-name="gr1" draw:text-style-name="P1" draw:layer="layout" svg:width="0.2cm" svg:height="0.2cm" svg:x="15.324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15.155cm" svg:x2="15.424cm" svg:y2="15.355cm">
              <text:p/>
            </draw:line>
            <draw:line draw:style-name="gr2" draw:text-style-name="P2" draw:layer="layout" svg:x1="15.324cm" svg:y1="15.255cm" svg:x2="15.524cm" svg:y2="15.255cm">
              <text:p/>
            </draw:line>
          </draw:g>
          <draw:g>
            <draw:custom-shape draw:style-name="gr1" draw:text-style-name="P1" draw:layer="layout" svg:width="0.2cm" svg:height="0.2cm" svg:x="15.824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15.155cm" svg:x2="15.924cm" svg:y2="15.355cm">
              <text:p/>
            </draw:line>
            <draw:line draw:style-name="gr2" draw:text-style-name="P2" draw:layer="layout" svg:x1="15.824cm" svg:y1="15.255cm" svg:x2="16.024cm" svg:y2="15.255cm">
              <text:p/>
            </draw:line>
          </draw:g>
          <draw:g>
            <draw:custom-shape draw:style-name="gr1" draw:text-style-name="P1" draw:layer="layout" svg:width="0.2cm" svg:height="0.2cm" svg:x="16.324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15.155cm" svg:x2="16.424cm" svg:y2="15.355cm">
              <text:p/>
            </draw:line>
            <draw:line draw:style-name="gr2" draw:text-style-name="P2" draw:layer="layout" svg:x1="16.324cm" svg:y1="15.255cm" svg:x2="16.524cm" svg:y2="15.255cm">
              <text:p/>
            </draw:line>
          </draw:g>
          <draw:g>
            <draw:custom-shape draw:style-name="gr1" draw:text-style-name="P1" draw:layer="layout" svg:width="0.2cm" svg:height="0.2cm" svg:x="16.824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15.155cm" svg:x2="16.924cm" svg:y2="15.355cm">
              <text:p/>
            </draw:line>
            <draw:line draw:style-name="gr2" draw:text-style-name="P2" draw:layer="layout" svg:x1="16.824cm" svg:y1="15.255cm" svg:x2="17.024cm" svg:y2="15.255cm">
              <text:p/>
            </draw:line>
          </draw:g>
          <draw:g>
            <draw:custom-shape draw:style-name="gr1" draw:text-style-name="P1" draw:layer="layout" svg:width="0.2cm" svg:height="0.2cm" svg:x="17.324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15.155cm" svg:x2="17.424cm" svg:y2="15.355cm">
              <text:p/>
            </draw:line>
            <draw:line draw:style-name="gr2" draw:text-style-name="P2" draw:layer="layout" svg:x1="17.324cm" svg:y1="15.255cm" svg:x2="17.524cm" svg:y2="15.255cm">
              <text:p/>
            </draw:line>
          </draw:g>
          <draw:g>
            <draw:custom-shape draw:style-name="gr1" draw:text-style-name="P1" draw:layer="layout" svg:width="0.2cm" svg:height="0.2cm" svg:x="17.824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15.155cm" svg:x2="17.924cm" svg:y2="15.355cm">
              <text:p/>
            </draw:line>
            <draw:line draw:style-name="gr2" draw:text-style-name="P2" draw:layer="layout" svg:x1="17.824cm" svg:y1="15.255cm" svg:x2="18.024cm" svg:y2="15.255cm">
              <text:p/>
            </draw:line>
          </draw:g>
          <draw:g>
            <draw:custom-shape draw:style-name="gr1" draw:text-style-name="P1" draw:layer="layout" svg:width="0.2cm" svg:height="0.2cm" svg:x="18.324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15.155cm" svg:x2="18.424cm" svg:y2="15.355cm">
              <text:p/>
            </draw:line>
            <draw:line draw:style-name="gr2" draw:text-style-name="P2" draw:layer="layout" svg:x1="18.324cm" svg:y1="15.255cm" svg:x2="18.524cm" svg:y2="15.255cm">
              <text:p/>
            </draw:line>
          </draw:g>
          <draw:g>
            <draw:custom-shape draw:style-name="gr1" draw:text-style-name="P1" draw:layer="layout" svg:width="0.2cm" svg:height="0.2cm" svg:x="18.824cm" svg:y="1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15.155cm" svg:x2="18.924cm" svg:y2="15.355cm">
              <text:p/>
            </draw:line>
            <draw:line draw:style-name="gr2" draw:text-style-name="P2" draw:layer="layout" svg:x1="18.824cm" svg:y1="15.255cm" svg:x2="19.024cm" svg:y2="15.255cm">
              <text:p/>
            </draw:line>
          </draw:g>
          <draw:custom-shape draw:style-name="gr3" draw:text-style-name="P1" draw:layer="layout" svg:width="17.839cm" svg:height="0.51cm" svg:x="1.5cm" svg:y="1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15.655cm" svg:x2="1.9cm" svg:y2="15.855cm">
              <text:p/>
            </draw:line>
            <draw:line draw:style-name="gr2" draw:text-style-name="P2" draw:layer="layout" svg:x1="1.8cm" svg:y1="15.755cm" svg:x2="2cm" svg:y2="15.755cm">
              <text:p/>
            </draw:line>
          </draw:g>
          <draw:g>
            <draw:custom-shape draw:style-name="gr1" draw:text-style-name="P1" draw:layer="layout" svg:width="0.2cm" svg:height="0.2cm" svg:x="2.292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5.655cm" svg:x2="2.392cm" svg:y2="15.855cm">
              <text:p/>
            </draw:line>
            <draw:line draw:style-name="gr2" draw:text-style-name="P2" draw:layer="layout" svg:x1="2.292cm" svg:y1="15.755cm" svg:x2="2.492cm" svg:y2="15.755cm">
              <text:p/>
            </draw:line>
          </draw:g>
          <draw:g>
            <draw:custom-shape draw:style-name="gr1" draw:text-style-name="P1" draw:layer="layout" svg:width="0.2cm" svg:height="0.2cm" svg:x="2.292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5.655cm" svg:x2="2.392cm" svg:y2="15.855cm">
              <text:p/>
            </draw:line>
            <draw:line draw:style-name="gr2" draw:text-style-name="P2" draw:layer="layout" svg:x1="2.292cm" svg:y1="15.755cm" svg:x2="2.492cm" svg:y2="15.755cm">
              <text:p/>
            </draw:line>
          </draw:g>
          <draw:g>
            <draw:custom-shape draw:style-name="gr1" draw:text-style-name="P1" draw:layer="layout" svg:width="0.2cm" svg:height="0.2cm" svg:x="2.798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15.655cm" svg:x2="2.898cm" svg:y2="15.855cm">
              <text:p/>
            </draw:line>
            <draw:line draw:style-name="gr2" draw:text-style-name="P2" draw:layer="layout" svg:x1="2.798cm" svg:y1="15.755cm" svg:x2="2.998cm" svg:y2="15.755cm">
              <text:p/>
            </draw:line>
          </draw:g>
          <draw:g>
            <draw:custom-shape draw:style-name="gr1" draw:text-style-name="P1" draw:layer="layout" svg:width="0.2cm" svg:height="0.2cm" svg:x="3.306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15.655cm" svg:x2="3.406cm" svg:y2="15.855cm">
              <text:p/>
            </draw:line>
            <draw:line draw:style-name="gr2" draw:text-style-name="P2" draw:layer="layout" svg:x1="3.306cm" svg:y1="15.755cm" svg:x2="3.506cm" svg:y2="15.755cm">
              <text:p/>
            </draw:line>
          </draw:g>
          <draw:g>
            <draw:custom-shape draw:style-name="gr1" draw:text-style-name="P1" draw:layer="layout" svg:width="0.2cm" svg:height="0.2cm" svg:x="3.806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15.655cm" svg:x2="3.906cm" svg:y2="15.855cm">
              <text:p/>
            </draw:line>
            <draw:line draw:style-name="gr2" draw:text-style-name="P2" draw:layer="layout" svg:x1="3.806cm" svg:y1="15.755cm" svg:x2="4.006cm" svg:y2="15.755cm">
              <text:p/>
            </draw:line>
          </draw:g>
          <draw:g>
            <draw:custom-shape draw:style-name="gr1" draw:text-style-name="P1" draw:layer="layout" svg:width="0.2cm" svg:height="0.2cm" svg:x="4.306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15.655cm" svg:x2="4.406cm" svg:y2="15.855cm">
              <text:p/>
            </draw:line>
            <draw:line draw:style-name="gr2" draw:text-style-name="P2" draw:layer="layout" svg:x1="4.306cm" svg:y1="15.755cm" svg:x2="4.506cm" svg:y2="15.755cm">
              <text:p/>
            </draw:line>
          </draw:g>
          <draw:g>
            <draw:custom-shape draw:style-name="gr1" draw:text-style-name="P1" draw:layer="layout" svg:width="0.2cm" svg:height="0.2cm" svg:x="4.806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15.655cm" svg:x2="4.906cm" svg:y2="15.855cm">
              <text:p/>
            </draw:line>
            <draw:line draw:style-name="gr2" draw:text-style-name="P2" draw:layer="layout" svg:x1="4.806cm" svg:y1="15.755cm" svg:x2="5.006cm" svg:y2="15.755cm">
              <text:p/>
            </draw:line>
          </draw:g>
          <draw:g>
            <draw:custom-shape draw:style-name="gr1" draw:text-style-name="P1" draw:layer="layout" svg:width="0.2cm" svg:height="0.2cm" svg:x="5.304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15.655cm" svg:x2="5.404cm" svg:y2="15.855cm">
              <text:p/>
            </draw:line>
            <draw:line draw:style-name="gr2" draw:text-style-name="P2" draw:layer="layout" svg:x1="5.304cm" svg:y1="15.755cm" svg:x2="5.504cm" svg:y2="15.755cm">
              <text:p/>
            </draw:line>
          </draw:g>
          <draw:g>
            <draw:custom-shape draw:style-name="gr1" draw:text-style-name="P1" draw:layer="layout" svg:width="0.2cm" svg:height="0.2cm" svg:x="5.804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15.655cm" svg:x2="5.904cm" svg:y2="15.855cm">
              <text:p/>
            </draw:line>
            <draw:line draw:style-name="gr2" draw:text-style-name="P2" draw:layer="layout" svg:x1="5.804cm" svg:y1="15.755cm" svg:x2="6.004cm" svg:y2="15.755cm">
              <text:p/>
            </draw:line>
          </draw:g>
          <draw:g>
            <draw:custom-shape draw:style-name="gr1" draw:text-style-name="P1" draw:layer="layout" svg:width="0.2cm" svg:height="0.2cm" svg:x="6.31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15.655cm" svg:x2="6.41cm" svg:y2="15.855cm">
              <text:p/>
            </draw:line>
            <draw:line draw:style-name="gr2" draw:text-style-name="P2" draw:layer="layout" svg:x1="6.31cm" svg:y1="15.755cm" svg:x2="6.51cm" svg:y2="15.755cm">
              <text:p/>
            </draw:line>
          </draw:g>
          <draw:g>
            <draw:custom-shape draw:style-name="gr1" draw:text-style-name="P1" draw:layer="layout" svg:width="0.2cm" svg:height="0.2cm" svg:x="6.808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15.655cm" svg:x2="6.908cm" svg:y2="15.855cm">
              <text:p/>
            </draw:line>
            <draw:line draw:style-name="gr2" draw:text-style-name="P2" draw:layer="layout" svg:x1="6.808cm" svg:y1="15.755cm" svg:x2="7.008cm" svg:y2="15.755cm">
              <text:p/>
            </draw:line>
          </draw:g>
          <draw:g>
            <draw:custom-shape draw:style-name="gr1" draw:text-style-name="P1" draw:layer="layout" svg:width="0.2cm" svg:height="0.2cm" svg:x="7.312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15.655cm" svg:x2="7.412cm" svg:y2="15.855cm">
              <text:p/>
            </draw:line>
            <draw:line draw:style-name="gr2" draw:text-style-name="P2" draw:layer="layout" svg:x1="7.312cm" svg:y1="15.755cm" svg:x2="7.512cm" svg:y2="15.755cm">
              <text:p/>
            </draw:line>
          </draw:g>
          <draw:g>
            <draw:custom-shape draw:style-name="gr1" draw:text-style-name="P1" draw:layer="layout" svg:width="0.2cm" svg:height="0.2cm" svg:x="7.812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15.655cm" svg:x2="7.912cm" svg:y2="15.855cm">
              <text:p/>
            </draw:line>
            <draw:line draw:style-name="gr2" draw:text-style-name="P2" draw:layer="layout" svg:x1="7.812cm" svg:y1="15.755cm" svg:x2="8.012cm" svg:y2="15.755cm">
              <text:p/>
            </draw:line>
          </draw:g>
          <draw:g>
            <draw:custom-shape draw:style-name="gr1" draw:text-style-name="P1" draw:layer="layout" svg:width="0.2cm" svg:height="0.2cm" svg:x="8.314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15.655cm" svg:x2="8.414cm" svg:y2="15.855cm">
              <text:p/>
            </draw:line>
            <draw:line draw:style-name="gr2" draw:text-style-name="P2" draw:layer="layout" svg:x1="8.314cm" svg:y1="15.755cm" svg:x2="8.514cm" svg:y2="15.755cm">
              <text:p/>
            </draw:line>
          </draw:g>
          <draw:g>
            <draw:custom-shape draw:style-name="gr1" draw:text-style-name="P1" draw:layer="layout" svg:width="0.2cm" svg:height="0.2cm" svg:x="8.81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15.655cm" svg:x2="8.91cm" svg:y2="15.855cm">
              <text:p/>
            </draw:line>
            <draw:line draw:style-name="gr2" draw:text-style-name="P2" draw:layer="layout" svg:x1="8.81cm" svg:y1="15.755cm" svg:x2="9.01cm" svg:y2="15.755cm">
              <text:p/>
            </draw:line>
          </draw:g>
          <draw:g>
            <draw:custom-shape draw:style-name="gr1" draw:text-style-name="P1" draw:layer="layout" svg:width="0.2cm" svg:height="0.2cm" svg:x="9.31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15.655cm" svg:x2="9.41cm" svg:y2="15.855cm">
              <text:p/>
            </draw:line>
            <draw:line draw:style-name="gr2" draw:text-style-name="P2" draw:layer="layout" svg:x1="9.31cm" svg:y1="15.755cm" svg:x2="9.51cm" svg:y2="15.755cm">
              <text:p/>
            </draw:line>
          </draw:g>
          <draw:g>
            <draw:custom-shape draw:style-name="gr1" draw:text-style-name="P1" draw:layer="layout" svg:width="0.2cm" svg:height="0.2cm" svg:x="9.81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15.655cm" svg:x2="9.91cm" svg:y2="15.855cm">
              <text:p/>
            </draw:line>
            <draw:line draw:style-name="gr2" draw:text-style-name="P2" draw:layer="layout" svg:x1="9.81cm" svg:y1="15.755cm" svg:x2="10.01cm" svg:y2="15.755cm">
              <text:p/>
            </draw:line>
          </draw:g>
          <draw:g>
            <draw:custom-shape draw:style-name="gr1" draw:text-style-name="P1" draw:layer="layout" svg:width="0.2cm" svg:height="0.2cm" svg:x="10.316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15.655cm" svg:x2="10.416cm" svg:y2="15.855cm">
              <text:p/>
            </draw:line>
            <draw:line draw:style-name="gr2" draw:text-style-name="P2" draw:layer="layout" svg:x1="10.316cm" svg:y1="15.755cm" svg:x2="10.516cm" svg:y2="15.755cm">
              <text:p/>
            </draw:line>
          </draw:g>
          <draw:g>
            <draw:custom-shape draw:style-name="gr1" draw:text-style-name="P1" draw:layer="layout" svg:width="0.2cm" svg:height="0.2cm" svg:x="10.816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15.655cm" svg:x2="10.916cm" svg:y2="15.855cm">
              <text:p/>
            </draw:line>
            <draw:line draw:style-name="gr2" draw:text-style-name="P2" draw:layer="layout" svg:x1="10.816cm" svg:y1="15.755cm" svg:x2="11.016cm" svg:y2="15.755cm">
              <text:p/>
            </draw:line>
          </draw:g>
          <draw:g>
            <draw:custom-shape draw:style-name="gr1" draw:text-style-name="P1" draw:layer="layout" svg:width="0.2cm" svg:height="0.2cm" svg:x="11.314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15.655cm" svg:x2="11.414cm" svg:y2="15.855cm">
              <text:p/>
            </draw:line>
            <draw:line draw:style-name="gr2" draw:text-style-name="P2" draw:layer="layout" svg:x1="11.314cm" svg:y1="15.755cm" svg:x2="11.514cm" svg:y2="15.755cm">
              <text:p/>
            </draw:line>
          </draw:g>
          <draw:g>
            <draw:custom-shape draw:style-name="gr1" draw:text-style-name="P1" draw:layer="layout" svg:width="0.2cm" svg:height="0.2cm" svg:x="11.82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15.655cm" svg:x2="11.92cm" svg:y2="15.855cm">
              <text:p/>
            </draw:line>
            <draw:line draw:style-name="gr2" draw:text-style-name="P2" draw:layer="layout" svg:x1="11.82cm" svg:y1="15.755cm" svg:x2="12.02cm" svg:y2="15.755cm">
              <text:p/>
            </draw:line>
          </draw:g>
          <draw:g>
            <draw:custom-shape draw:style-name="gr1" draw:text-style-name="P1" draw:layer="layout" svg:width="0.2cm" svg:height="0.2cm" svg:x="12.322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15.655cm" svg:x2="12.422cm" svg:y2="15.855cm">
              <text:p/>
            </draw:line>
            <draw:line draw:style-name="gr2" draw:text-style-name="P2" draw:layer="layout" svg:x1="12.322cm" svg:y1="15.755cm" svg:x2="12.522cm" svg:y2="15.755cm">
              <text:p/>
            </draw:line>
          </draw:g>
          <draw:g>
            <draw:custom-shape draw:style-name="gr1" draw:text-style-name="P1" draw:layer="layout" svg:width="0.2cm" svg:height="0.2cm" svg:x="12.818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15.655cm" svg:x2="12.918cm" svg:y2="15.855cm">
              <text:p/>
            </draw:line>
            <draw:line draw:style-name="gr2" draw:text-style-name="P2" draw:layer="layout" svg:x1="12.818cm" svg:y1="15.755cm" svg:x2="13.018cm" svg:y2="15.755cm">
              <text:p/>
            </draw:line>
          </draw:g>
          <draw:g>
            <draw:custom-shape draw:style-name="gr1" draw:text-style-name="P1" draw:layer="layout" svg:width="0.2cm" svg:height="0.2cm" svg:x="13.318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15.655cm" svg:x2="13.418cm" svg:y2="15.855cm">
              <text:p/>
            </draw:line>
            <draw:line draw:style-name="gr2" draw:text-style-name="P2" draw:layer="layout" svg:x1="13.318cm" svg:y1="15.755cm" svg:x2="13.518cm" svg:y2="15.755cm">
              <text:p/>
            </draw:line>
          </draw:g>
          <draw:g>
            <draw:custom-shape draw:style-name="gr1" draw:text-style-name="P1" draw:layer="layout" svg:width="0.2cm" svg:height="0.2cm" svg:x="13.822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15.655cm" svg:x2="13.922cm" svg:y2="15.855cm">
              <text:p/>
            </draw:line>
            <draw:line draw:style-name="gr2" draw:text-style-name="P2" draw:layer="layout" svg:x1="13.822cm" svg:y1="15.755cm" svg:x2="14.022cm" svg:y2="15.755cm">
              <text:p/>
            </draw:line>
          </draw:g>
          <draw:g>
            <draw:custom-shape draw:style-name="gr1" draw:text-style-name="P1" draw:layer="layout" svg:width="0.2cm" svg:height="0.2cm" svg:x="14.324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15.655cm" svg:x2="14.424cm" svg:y2="15.855cm">
              <text:p/>
            </draw:line>
            <draw:line draw:style-name="gr2" draw:text-style-name="P2" draw:layer="layout" svg:x1="14.324cm" svg:y1="15.755cm" svg:x2="14.524cm" svg:y2="15.755cm">
              <text:p/>
            </draw:line>
          </draw:g>
          <draw:g>
            <draw:custom-shape draw:style-name="gr1" draw:text-style-name="P1" draw:layer="layout" svg:width="0.2cm" svg:height="0.2cm" svg:x="14.824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15.655cm" svg:x2="14.924cm" svg:y2="15.855cm">
              <text:p/>
            </draw:line>
            <draw:line draw:style-name="gr2" draw:text-style-name="P2" draw:layer="layout" svg:x1="14.824cm" svg:y1="15.755cm" svg:x2="15.024cm" svg:y2="15.755cm">
              <text:p/>
            </draw:line>
          </draw:g>
          <draw:g>
            <draw:custom-shape draw:style-name="gr1" draw:text-style-name="P1" draw:layer="layout" svg:width="0.2cm" svg:height="0.2cm" svg:x="15.324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15.655cm" svg:x2="15.424cm" svg:y2="15.855cm">
              <text:p/>
            </draw:line>
            <draw:line draw:style-name="gr2" draw:text-style-name="P2" draw:layer="layout" svg:x1="15.324cm" svg:y1="15.755cm" svg:x2="15.524cm" svg:y2="15.755cm">
              <text:p/>
            </draw:line>
          </draw:g>
          <draw:g>
            <draw:custom-shape draw:style-name="gr1" draw:text-style-name="P1" draw:layer="layout" svg:width="0.2cm" svg:height="0.2cm" svg:x="15.824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15.655cm" svg:x2="15.924cm" svg:y2="15.855cm">
              <text:p/>
            </draw:line>
            <draw:line draw:style-name="gr2" draw:text-style-name="P2" draw:layer="layout" svg:x1="15.824cm" svg:y1="15.755cm" svg:x2="16.024cm" svg:y2="15.755cm">
              <text:p/>
            </draw:line>
          </draw:g>
          <draw:g>
            <draw:custom-shape draw:style-name="gr1" draw:text-style-name="P1" draw:layer="layout" svg:width="0.2cm" svg:height="0.2cm" svg:x="16.324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15.655cm" svg:x2="16.424cm" svg:y2="15.855cm">
              <text:p/>
            </draw:line>
            <draw:line draw:style-name="gr2" draw:text-style-name="P2" draw:layer="layout" svg:x1="16.324cm" svg:y1="15.755cm" svg:x2="16.524cm" svg:y2="15.755cm">
              <text:p/>
            </draw:line>
          </draw:g>
          <draw:g>
            <draw:custom-shape draw:style-name="gr1" draw:text-style-name="P1" draw:layer="layout" svg:width="0.2cm" svg:height="0.2cm" svg:x="16.824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15.655cm" svg:x2="16.924cm" svg:y2="15.855cm">
              <text:p/>
            </draw:line>
            <draw:line draw:style-name="gr2" draw:text-style-name="P2" draw:layer="layout" svg:x1="16.824cm" svg:y1="15.755cm" svg:x2="17.024cm" svg:y2="15.755cm">
              <text:p/>
            </draw:line>
          </draw:g>
          <draw:g>
            <draw:custom-shape draw:style-name="gr1" draw:text-style-name="P1" draw:layer="layout" svg:width="0.2cm" svg:height="0.2cm" svg:x="17.324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15.655cm" svg:x2="17.424cm" svg:y2="15.855cm">
              <text:p/>
            </draw:line>
            <draw:line draw:style-name="gr2" draw:text-style-name="P2" draw:layer="layout" svg:x1="17.324cm" svg:y1="15.755cm" svg:x2="17.524cm" svg:y2="15.755cm">
              <text:p/>
            </draw:line>
          </draw:g>
          <draw:g>
            <draw:custom-shape draw:style-name="gr1" draw:text-style-name="P1" draw:layer="layout" svg:width="0.2cm" svg:height="0.2cm" svg:x="17.824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15.655cm" svg:x2="17.924cm" svg:y2="15.855cm">
              <text:p/>
            </draw:line>
            <draw:line draw:style-name="gr2" draw:text-style-name="P2" draw:layer="layout" svg:x1="17.824cm" svg:y1="15.755cm" svg:x2="18.024cm" svg:y2="15.755cm">
              <text:p/>
            </draw:line>
          </draw:g>
          <draw:g>
            <draw:custom-shape draw:style-name="gr1" draw:text-style-name="P1" draw:layer="layout" svg:width="0.2cm" svg:height="0.2cm" svg:x="18.324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15.655cm" svg:x2="18.424cm" svg:y2="15.855cm">
              <text:p/>
            </draw:line>
            <draw:line draw:style-name="gr2" draw:text-style-name="P2" draw:layer="layout" svg:x1="18.324cm" svg:y1="15.755cm" svg:x2="18.524cm" svg:y2="15.755cm">
              <text:p/>
            </draw:line>
          </draw:g>
          <draw:g>
            <draw:custom-shape draw:style-name="gr1" draw:text-style-name="P1" draw:layer="layout" svg:width="0.2cm" svg:height="0.2cm" svg:x="18.824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15.655cm" svg:x2="18.924cm" svg:y2="15.855cm">
              <text:p/>
            </draw:line>
            <draw:line draw:style-name="gr2" draw:text-style-name="P2" draw:layer="layout" svg:x1="18.824cm" svg:y1="15.755cm" svg:x2="19.024cm" svg:y2="15.755cm">
              <text:p/>
            </draw:line>
          </draw:g>
          <draw:custom-shape draw:style-name="gr3" draw:text-style-name="P1" draw:layer="layout" svg:width="17.839cm" svg:height="0.51cm" svg:x="1.5cm" svg:y="15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16.155cm" svg:x2="1.9cm" svg:y2="16.355cm">
              <text:p/>
            </draw:line>
            <draw:line draw:style-name="gr2" draw:text-style-name="P2" draw:layer="layout" svg:x1="1.8cm" svg:y1="16.255cm" svg:x2="2cm" svg:y2="16.255cm">
              <text:p/>
            </draw:line>
          </draw:g>
          <draw:g>
            <draw:custom-shape draw:style-name="gr1" draw:text-style-name="P1" draw:layer="layout" svg:width="0.2cm" svg:height="0.2cm" svg:x="2.292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6.155cm" svg:x2="2.392cm" svg:y2="16.355cm">
              <text:p/>
            </draw:line>
            <draw:line draw:style-name="gr2" draw:text-style-name="P2" draw:layer="layout" svg:x1="2.292cm" svg:y1="16.255cm" svg:x2="2.492cm" svg:y2="16.255cm">
              <text:p/>
            </draw:line>
          </draw:g>
          <draw:g>
            <draw:custom-shape draw:style-name="gr1" draw:text-style-name="P1" draw:layer="layout" svg:width="0.2cm" svg:height="0.2cm" svg:x="2.292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6.155cm" svg:x2="2.392cm" svg:y2="16.355cm">
              <text:p/>
            </draw:line>
            <draw:line draw:style-name="gr2" draw:text-style-name="P2" draw:layer="layout" svg:x1="2.292cm" svg:y1="16.255cm" svg:x2="2.492cm" svg:y2="16.255cm">
              <text:p/>
            </draw:line>
          </draw:g>
          <draw:g>
            <draw:custom-shape draw:style-name="gr1" draw:text-style-name="P1" draw:layer="layout" svg:width="0.2cm" svg:height="0.2cm" svg:x="2.798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16.155cm" svg:x2="2.898cm" svg:y2="16.355cm">
              <text:p/>
            </draw:line>
            <draw:line draw:style-name="gr2" draw:text-style-name="P2" draw:layer="layout" svg:x1="2.798cm" svg:y1="16.255cm" svg:x2="2.998cm" svg:y2="16.255cm">
              <text:p/>
            </draw:line>
          </draw:g>
          <draw:g>
            <draw:custom-shape draw:style-name="gr1" draw:text-style-name="P1" draw:layer="layout" svg:width="0.2cm" svg:height="0.2cm" svg:x="3.306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16.155cm" svg:x2="3.406cm" svg:y2="16.355cm">
              <text:p/>
            </draw:line>
            <draw:line draw:style-name="gr2" draw:text-style-name="P2" draw:layer="layout" svg:x1="3.306cm" svg:y1="16.255cm" svg:x2="3.506cm" svg:y2="16.255cm">
              <text:p/>
            </draw:line>
          </draw:g>
          <draw:g>
            <draw:custom-shape draw:style-name="gr1" draw:text-style-name="P1" draw:layer="layout" svg:width="0.2cm" svg:height="0.2cm" svg:x="3.806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16.155cm" svg:x2="3.906cm" svg:y2="16.355cm">
              <text:p/>
            </draw:line>
            <draw:line draw:style-name="gr2" draw:text-style-name="P2" draw:layer="layout" svg:x1="3.806cm" svg:y1="16.255cm" svg:x2="4.006cm" svg:y2="16.255cm">
              <text:p/>
            </draw:line>
          </draw:g>
          <draw:g>
            <draw:custom-shape draw:style-name="gr1" draw:text-style-name="P1" draw:layer="layout" svg:width="0.2cm" svg:height="0.2cm" svg:x="4.306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16.155cm" svg:x2="4.406cm" svg:y2="16.355cm">
              <text:p/>
            </draw:line>
            <draw:line draw:style-name="gr2" draw:text-style-name="P2" draw:layer="layout" svg:x1="4.306cm" svg:y1="16.255cm" svg:x2="4.506cm" svg:y2="16.255cm">
              <text:p/>
            </draw:line>
          </draw:g>
          <draw:g>
            <draw:custom-shape draw:style-name="gr1" draw:text-style-name="P1" draw:layer="layout" svg:width="0.2cm" svg:height="0.2cm" svg:x="4.806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16.155cm" svg:x2="4.906cm" svg:y2="16.355cm">
              <text:p/>
            </draw:line>
            <draw:line draw:style-name="gr2" draw:text-style-name="P2" draw:layer="layout" svg:x1="4.806cm" svg:y1="16.255cm" svg:x2="5.006cm" svg:y2="16.255cm">
              <text:p/>
            </draw:line>
          </draw:g>
          <draw:g>
            <draw:custom-shape draw:style-name="gr1" draw:text-style-name="P1" draw:layer="layout" svg:width="0.2cm" svg:height="0.2cm" svg:x="5.304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16.155cm" svg:x2="5.404cm" svg:y2="16.355cm">
              <text:p/>
            </draw:line>
            <draw:line draw:style-name="gr2" draw:text-style-name="P2" draw:layer="layout" svg:x1="5.304cm" svg:y1="16.255cm" svg:x2="5.504cm" svg:y2="16.255cm">
              <text:p/>
            </draw:line>
          </draw:g>
          <draw:g>
            <draw:custom-shape draw:style-name="gr1" draw:text-style-name="P1" draw:layer="layout" svg:width="0.2cm" svg:height="0.2cm" svg:x="5.804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16.155cm" svg:x2="5.904cm" svg:y2="16.355cm">
              <text:p/>
            </draw:line>
            <draw:line draw:style-name="gr2" draw:text-style-name="P2" draw:layer="layout" svg:x1="5.804cm" svg:y1="16.255cm" svg:x2="6.004cm" svg:y2="16.255cm">
              <text:p/>
            </draw:line>
          </draw:g>
          <draw:g>
            <draw:custom-shape draw:style-name="gr1" draw:text-style-name="P1" draw:layer="layout" svg:width="0.2cm" svg:height="0.2cm" svg:x="6.31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16.155cm" svg:x2="6.41cm" svg:y2="16.355cm">
              <text:p/>
            </draw:line>
            <draw:line draw:style-name="gr2" draw:text-style-name="P2" draw:layer="layout" svg:x1="6.31cm" svg:y1="16.255cm" svg:x2="6.51cm" svg:y2="16.255cm">
              <text:p/>
            </draw:line>
          </draw:g>
          <draw:g>
            <draw:custom-shape draw:style-name="gr1" draw:text-style-name="P1" draw:layer="layout" svg:width="0.2cm" svg:height="0.2cm" svg:x="6.808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16.155cm" svg:x2="6.908cm" svg:y2="16.355cm">
              <text:p/>
            </draw:line>
            <draw:line draw:style-name="gr2" draw:text-style-name="P2" draw:layer="layout" svg:x1="6.808cm" svg:y1="16.255cm" svg:x2="7.008cm" svg:y2="16.255cm">
              <text:p/>
            </draw:line>
          </draw:g>
          <draw:g>
            <draw:custom-shape draw:style-name="gr1" draw:text-style-name="P1" draw:layer="layout" svg:width="0.2cm" svg:height="0.2cm" svg:x="7.312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16.155cm" svg:x2="7.412cm" svg:y2="16.355cm">
              <text:p/>
            </draw:line>
            <draw:line draw:style-name="gr2" draw:text-style-name="P2" draw:layer="layout" svg:x1="7.312cm" svg:y1="16.255cm" svg:x2="7.512cm" svg:y2="16.255cm">
              <text:p/>
            </draw:line>
          </draw:g>
          <draw:g>
            <draw:custom-shape draw:style-name="gr1" draw:text-style-name="P1" draw:layer="layout" svg:width="0.2cm" svg:height="0.2cm" svg:x="7.812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16.155cm" svg:x2="7.912cm" svg:y2="16.355cm">
              <text:p/>
            </draw:line>
            <draw:line draw:style-name="gr2" draw:text-style-name="P2" draw:layer="layout" svg:x1="7.812cm" svg:y1="16.255cm" svg:x2="8.012cm" svg:y2="16.255cm">
              <text:p/>
            </draw:line>
          </draw:g>
          <draw:g>
            <draw:custom-shape draw:style-name="gr1" draw:text-style-name="P1" draw:layer="layout" svg:width="0.2cm" svg:height="0.2cm" svg:x="8.314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16.155cm" svg:x2="8.414cm" svg:y2="16.355cm">
              <text:p/>
            </draw:line>
            <draw:line draw:style-name="gr2" draw:text-style-name="P2" draw:layer="layout" svg:x1="8.314cm" svg:y1="16.255cm" svg:x2="8.514cm" svg:y2="16.255cm">
              <text:p/>
            </draw:line>
          </draw:g>
          <draw:g>
            <draw:custom-shape draw:style-name="gr1" draw:text-style-name="P1" draw:layer="layout" svg:width="0.2cm" svg:height="0.2cm" svg:x="8.81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16.155cm" svg:x2="8.91cm" svg:y2="16.355cm">
              <text:p/>
            </draw:line>
            <draw:line draw:style-name="gr2" draw:text-style-name="P2" draw:layer="layout" svg:x1="8.81cm" svg:y1="16.255cm" svg:x2="9.01cm" svg:y2="16.255cm">
              <text:p/>
            </draw:line>
          </draw:g>
          <draw:g>
            <draw:custom-shape draw:style-name="gr1" draw:text-style-name="P1" draw:layer="layout" svg:width="0.2cm" svg:height="0.2cm" svg:x="9.31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16.155cm" svg:x2="9.41cm" svg:y2="16.355cm">
              <text:p/>
            </draw:line>
            <draw:line draw:style-name="gr2" draw:text-style-name="P2" draw:layer="layout" svg:x1="9.31cm" svg:y1="16.255cm" svg:x2="9.51cm" svg:y2="16.255cm">
              <text:p/>
            </draw:line>
          </draw:g>
          <draw:g>
            <draw:custom-shape draw:style-name="gr1" draw:text-style-name="P1" draw:layer="layout" svg:width="0.2cm" svg:height="0.2cm" svg:x="9.81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16.155cm" svg:x2="9.91cm" svg:y2="16.355cm">
              <text:p/>
            </draw:line>
            <draw:line draw:style-name="gr2" draw:text-style-name="P2" draw:layer="layout" svg:x1="9.81cm" svg:y1="16.255cm" svg:x2="10.01cm" svg:y2="16.255cm">
              <text:p/>
            </draw:line>
          </draw:g>
          <draw:g>
            <draw:custom-shape draw:style-name="gr1" draw:text-style-name="P1" draw:layer="layout" svg:width="0.2cm" svg:height="0.2cm" svg:x="10.316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16.155cm" svg:x2="10.416cm" svg:y2="16.355cm">
              <text:p/>
            </draw:line>
            <draw:line draw:style-name="gr2" draw:text-style-name="P2" draw:layer="layout" svg:x1="10.316cm" svg:y1="16.255cm" svg:x2="10.516cm" svg:y2="16.255cm">
              <text:p/>
            </draw:line>
          </draw:g>
          <draw:g>
            <draw:custom-shape draw:style-name="gr1" draw:text-style-name="P1" draw:layer="layout" svg:width="0.2cm" svg:height="0.2cm" svg:x="10.816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16.155cm" svg:x2="10.916cm" svg:y2="16.355cm">
              <text:p/>
            </draw:line>
            <draw:line draw:style-name="gr2" draw:text-style-name="P2" draw:layer="layout" svg:x1="10.816cm" svg:y1="16.255cm" svg:x2="11.016cm" svg:y2="16.255cm">
              <text:p/>
            </draw:line>
          </draw:g>
          <draw:g>
            <draw:custom-shape draw:style-name="gr1" draw:text-style-name="P1" draw:layer="layout" svg:width="0.2cm" svg:height="0.2cm" svg:x="11.314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16.155cm" svg:x2="11.414cm" svg:y2="16.355cm">
              <text:p/>
            </draw:line>
            <draw:line draw:style-name="gr2" draw:text-style-name="P2" draw:layer="layout" svg:x1="11.314cm" svg:y1="16.255cm" svg:x2="11.514cm" svg:y2="16.255cm">
              <text:p/>
            </draw:line>
          </draw:g>
          <draw:g>
            <draw:custom-shape draw:style-name="gr1" draw:text-style-name="P1" draw:layer="layout" svg:width="0.2cm" svg:height="0.2cm" svg:x="11.82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16.155cm" svg:x2="11.92cm" svg:y2="16.355cm">
              <text:p/>
            </draw:line>
            <draw:line draw:style-name="gr2" draw:text-style-name="P2" draw:layer="layout" svg:x1="11.82cm" svg:y1="16.255cm" svg:x2="12.02cm" svg:y2="16.255cm">
              <text:p/>
            </draw:line>
          </draw:g>
          <draw:g>
            <draw:custom-shape draw:style-name="gr1" draw:text-style-name="P1" draw:layer="layout" svg:width="0.2cm" svg:height="0.2cm" svg:x="12.322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16.155cm" svg:x2="12.422cm" svg:y2="16.355cm">
              <text:p/>
            </draw:line>
            <draw:line draw:style-name="gr2" draw:text-style-name="P2" draw:layer="layout" svg:x1="12.322cm" svg:y1="16.255cm" svg:x2="12.522cm" svg:y2="16.255cm">
              <text:p/>
            </draw:line>
          </draw:g>
          <draw:g>
            <draw:custom-shape draw:style-name="gr1" draw:text-style-name="P1" draw:layer="layout" svg:width="0.2cm" svg:height="0.2cm" svg:x="12.818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16.155cm" svg:x2="12.918cm" svg:y2="16.355cm">
              <text:p/>
            </draw:line>
            <draw:line draw:style-name="gr2" draw:text-style-name="P2" draw:layer="layout" svg:x1="12.818cm" svg:y1="16.255cm" svg:x2="13.018cm" svg:y2="16.255cm">
              <text:p/>
            </draw:line>
          </draw:g>
          <draw:g>
            <draw:custom-shape draw:style-name="gr1" draw:text-style-name="P1" draw:layer="layout" svg:width="0.2cm" svg:height="0.2cm" svg:x="13.318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16.155cm" svg:x2="13.418cm" svg:y2="16.355cm">
              <text:p/>
            </draw:line>
            <draw:line draw:style-name="gr2" draw:text-style-name="P2" draw:layer="layout" svg:x1="13.318cm" svg:y1="16.255cm" svg:x2="13.518cm" svg:y2="16.255cm">
              <text:p/>
            </draw:line>
          </draw:g>
          <draw:g>
            <draw:custom-shape draw:style-name="gr1" draw:text-style-name="P1" draw:layer="layout" svg:width="0.2cm" svg:height="0.2cm" svg:x="13.822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16.155cm" svg:x2="13.922cm" svg:y2="16.355cm">
              <text:p/>
            </draw:line>
            <draw:line draw:style-name="gr2" draw:text-style-name="P2" draw:layer="layout" svg:x1="13.822cm" svg:y1="16.255cm" svg:x2="14.022cm" svg:y2="16.255cm">
              <text:p/>
            </draw:line>
          </draw:g>
          <draw:g>
            <draw:custom-shape draw:style-name="gr1" draw:text-style-name="P1" draw:layer="layout" svg:width="0.2cm" svg:height="0.2cm" svg:x="14.324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16.155cm" svg:x2="14.424cm" svg:y2="16.355cm">
              <text:p/>
            </draw:line>
            <draw:line draw:style-name="gr2" draw:text-style-name="P2" draw:layer="layout" svg:x1="14.324cm" svg:y1="16.255cm" svg:x2="14.524cm" svg:y2="16.255cm">
              <text:p/>
            </draw:line>
          </draw:g>
          <draw:g>
            <draw:custom-shape draw:style-name="gr1" draw:text-style-name="P1" draw:layer="layout" svg:width="0.2cm" svg:height="0.2cm" svg:x="14.824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16.155cm" svg:x2="14.924cm" svg:y2="16.355cm">
              <text:p/>
            </draw:line>
            <draw:line draw:style-name="gr2" draw:text-style-name="P2" draw:layer="layout" svg:x1="14.824cm" svg:y1="16.255cm" svg:x2="15.024cm" svg:y2="16.255cm">
              <text:p/>
            </draw:line>
          </draw:g>
          <draw:g>
            <draw:custom-shape draw:style-name="gr1" draw:text-style-name="P1" draw:layer="layout" svg:width="0.2cm" svg:height="0.2cm" svg:x="15.324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16.155cm" svg:x2="15.424cm" svg:y2="16.355cm">
              <text:p/>
            </draw:line>
            <draw:line draw:style-name="gr2" draw:text-style-name="P2" draw:layer="layout" svg:x1="15.324cm" svg:y1="16.255cm" svg:x2="15.524cm" svg:y2="16.255cm">
              <text:p/>
            </draw:line>
          </draw:g>
          <draw:g>
            <draw:custom-shape draw:style-name="gr1" draw:text-style-name="P1" draw:layer="layout" svg:width="0.2cm" svg:height="0.2cm" svg:x="15.824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16.155cm" svg:x2="15.924cm" svg:y2="16.355cm">
              <text:p/>
            </draw:line>
            <draw:line draw:style-name="gr2" draw:text-style-name="P2" draw:layer="layout" svg:x1="15.824cm" svg:y1="16.255cm" svg:x2="16.024cm" svg:y2="16.255cm">
              <text:p/>
            </draw:line>
          </draw:g>
          <draw:g>
            <draw:custom-shape draw:style-name="gr1" draw:text-style-name="P1" draw:layer="layout" svg:width="0.2cm" svg:height="0.2cm" svg:x="16.324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16.155cm" svg:x2="16.424cm" svg:y2="16.355cm">
              <text:p/>
            </draw:line>
            <draw:line draw:style-name="gr2" draw:text-style-name="P2" draw:layer="layout" svg:x1="16.324cm" svg:y1="16.255cm" svg:x2="16.524cm" svg:y2="16.255cm">
              <text:p/>
            </draw:line>
          </draw:g>
          <draw:g>
            <draw:custom-shape draw:style-name="gr1" draw:text-style-name="P1" draw:layer="layout" svg:width="0.2cm" svg:height="0.2cm" svg:x="16.824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16.155cm" svg:x2="16.924cm" svg:y2="16.355cm">
              <text:p/>
            </draw:line>
            <draw:line draw:style-name="gr2" draw:text-style-name="P2" draw:layer="layout" svg:x1="16.824cm" svg:y1="16.255cm" svg:x2="17.024cm" svg:y2="16.255cm">
              <text:p/>
            </draw:line>
          </draw:g>
          <draw:g>
            <draw:custom-shape draw:style-name="gr1" draw:text-style-name="P1" draw:layer="layout" svg:width="0.2cm" svg:height="0.2cm" svg:x="17.324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16.155cm" svg:x2="17.424cm" svg:y2="16.355cm">
              <text:p/>
            </draw:line>
            <draw:line draw:style-name="gr2" draw:text-style-name="P2" draw:layer="layout" svg:x1="17.324cm" svg:y1="16.255cm" svg:x2="17.524cm" svg:y2="16.255cm">
              <text:p/>
            </draw:line>
          </draw:g>
          <draw:g>
            <draw:custom-shape draw:style-name="gr1" draw:text-style-name="P1" draw:layer="layout" svg:width="0.2cm" svg:height="0.2cm" svg:x="17.824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16.155cm" svg:x2="17.924cm" svg:y2="16.355cm">
              <text:p/>
            </draw:line>
            <draw:line draw:style-name="gr2" draw:text-style-name="P2" draw:layer="layout" svg:x1="17.824cm" svg:y1="16.255cm" svg:x2="18.024cm" svg:y2="16.255cm">
              <text:p/>
            </draw:line>
          </draw:g>
          <draw:g>
            <draw:custom-shape draw:style-name="gr1" draw:text-style-name="P1" draw:layer="layout" svg:width="0.2cm" svg:height="0.2cm" svg:x="18.324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16.155cm" svg:x2="18.424cm" svg:y2="16.355cm">
              <text:p/>
            </draw:line>
            <draw:line draw:style-name="gr2" draw:text-style-name="P2" draw:layer="layout" svg:x1="18.324cm" svg:y1="16.255cm" svg:x2="18.524cm" svg:y2="16.255cm">
              <text:p/>
            </draw:line>
          </draw:g>
          <draw:g>
            <draw:custom-shape draw:style-name="gr1" draw:text-style-name="P1" draw:layer="layout" svg:width="0.2cm" svg:height="0.2cm" svg:x="18.824cm" svg:y="1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16.155cm" svg:x2="18.924cm" svg:y2="16.355cm">
              <text:p/>
            </draw:line>
            <draw:line draw:style-name="gr2" draw:text-style-name="P2" draw:layer="layout" svg:x1="18.824cm" svg:y1="16.255cm" svg:x2="19.024cm" svg:y2="16.255cm">
              <text:p/>
            </draw:line>
          </draw:g>
          <draw:custom-shape draw:style-name="gr3" draw:text-style-name="P1" draw:layer="layout" svg:width="17.839cm" svg:height="0.51cm" svg:x="1.5cm" svg:y="1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16.655cm" svg:x2="1.9cm" svg:y2="16.855cm">
              <text:p/>
            </draw:line>
            <draw:line draw:style-name="gr2" draw:text-style-name="P2" draw:layer="layout" svg:x1="1.8cm" svg:y1="16.755cm" svg:x2="2cm" svg:y2="16.755cm">
              <text:p/>
            </draw:line>
          </draw:g>
          <draw:g>
            <draw:custom-shape draw:style-name="gr1" draw:text-style-name="P1" draw:layer="layout" svg:width="0.2cm" svg:height="0.2cm" svg:x="2.292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6.655cm" svg:x2="2.392cm" svg:y2="16.855cm">
              <text:p/>
            </draw:line>
            <draw:line draw:style-name="gr2" draw:text-style-name="P2" draw:layer="layout" svg:x1="2.292cm" svg:y1="16.755cm" svg:x2="2.492cm" svg:y2="16.755cm">
              <text:p/>
            </draw:line>
          </draw:g>
          <draw:g>
            <draw:custom-shape draw:style-name="gr1" draw:text-style-name="P1" draw:layer="layout" svg:width="0.2cm" svg:height="0.2cm" svg:x="2.292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6.655cm" svg:x2="2.392cm" svg:y2="16.855cm">
              <text:p/>
            </draw:line>
            <draw:line draw:style-name="gr2" draw:text-style-name="P2" draw:layer="layout" svg:x1="2.292cm" svg:y1="16.755cm" svg:x2="2.492cm" svg:y2="16.755cm">
              <text:p/>
            </draw:line>
          </draw:g>
          <draw:g>
            <draw:custom-shape draw:style-name="gr1" draw:text-style-name="P1" draw:layer="layout" svg:width="0.2cm" svg:height="0.2cm" svg:x="2.798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16.655cm" svg:x2="2.898cm" svg:y2="16.855cm">
              <text:p/>
            </draw:line>
            <draw:line draw:style-name="gr2" draw:text-style-name="P2" draw:layer="layout" svg:x1="2.798cm" svg:y1="16.755cm" svg:x2="2.998cm" svg:y2="16.755cm">
              <text:p/>
            </draw:line>
          </draw:g>
          <draw:g>
            <draw:custom-shape draw:style-name="gr1" draw:text-style-name="P1" draw:layer="layout" svg:width="0.2cm" svg:height="0.2cm" svg:x="3.306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16.655cm" svg:x2="3.406cm" svg:y2="16.855cm">
              <text:p/>
            </draw:line>
            <draw:line draw:style-name="gr2" draw:text-style-name="P2" draw:layer="layout" svg:x1="3.306cm" svg:y1="16.755cm" svg:x2="3.506cm" svg:y2="16.755cm">
              <text:p/>
            </draw:line>
          </draw:g>
          <draw:g>
            <draw:custom-shape draw:style-name="gr1" draw:text-style-name="P1" draw:layer="layout" svg:width="0.2cm" svg:height="0.2cm" svg:x="3.806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16.655cm" svg:x2="3.906cm" svg:y2="16.855cm">
              <text:p/>
            </draw:line>
            <draw:line draw:style-name="gr2" draw:text-style-name="P2" draw:layer="layout" svg:x1="3.806cm" svg:y1="16.755cm" svg:x2="4.006cm" svg:y2="16.755cm">
              <text:p/>
            </draw:line>
          </draw:g>
          <draw:g>
            <draw:custom-shape draw:style-name="gr1" draw:text-style-name="P1" draw:layer="layout" svg:width="0.2cm" svg:height="0.2cm" svg:x="4.306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16.655cm" svg:x2="4.406cm" svg:y2="16.855cm">
              <text:p/>
            </draw:line>
            <draw:line draw:style-name="gr2" draw:text-style-name="P2" draw:layer="layout" svg:x1="4.306cm" svg:y1="16.755cm" svg:x2="4.506cm" svg:y2="16.755cm">
              <text:p/>
            </draw:line>
          </draw:g>
          <draw:g>
            <draw:custom-shape draw:style-name="gr1" draw:text-style-name="P1" draw:layer="layout" svg:width="0.2cm" svg:height="0.2cm" svg:x="4.806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16.655cm" svg:x2="4.906cm" svg:y2="16.855cm">
              <text:p/>
            </draw:line>
            <draw:line draw:style-name="gr2" draw:text-style-name="P2" draw:layer="layout" svg:x1="4.806cm" svg:y1="16.755cm" svg:x2="5.006cm" svg:y2="16.755cm">
              <text:p/>
            </draw:line>
          </draw:g>
          <draw:g>
            <draw:custom-shape draw:style-name="gr1" draw:text-style-name="P1" draw:layer="layout" svg:width="0.2cm" svg:height="0.2cm" svg:x="5.304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16.655cm" svg:x2="5.404cm" svg:y2="16.855cm">
              <text:p/>
            </draw:line>
            <draw:line draw:style-name="gr2" draw:text-style-name="P2" draw:layer="layout" svg:x1="5.304cm" svg:y1="16.755cm" svg:x2="5.504cm" svg:y2="16.755cm">
              <text:p/>
            </draw:line>
          </draw:g>
          <draw:g>
            <draw:custom-shape draw:style-name="gr1" draw:text-style-name="P1" draw:layer="layout" svg:width="0.2cm" svg:height="0.2cm" svg:x="5.804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16.655cm" svg:x2="5.904cm" svg:y2="16.855cm">
              <text:p/>
            </draw:line>
            <draw:line draw:style-name="gr2" draw:text-style-name="P2" draw:layer="layout" svg:x1="5.804cm" svg:y1="16.755cm" svg:x2="6.004cm" svg:y2="16.755cm">
              <text:p/>
            </draw:line>
          </draw:g>
          <draw:g>
            <draw:custom-shape draw:style-name="gr1" draw:text-style-name="P1" draw:layer="layout" svg:width="0.2cm" svg:height="0.2cm" svg:x="6.31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16.655cm" svg:x2="6.41cm" svg:y2="16.855cm">
              <text:p/>
            </draw:line>
            <draw:line draw:style-name="gr2" draw:text-style-name="P2" draw:layer="layout" svg:x1="6.31cm" svg:y1="16.755cm" svg:x2="6.51cm" svg:y2="16.755cm">
              <text:p/>
            </draw:line>
          </draw:g>
          <draw:g>
            <draw:custom-shape draw:style-name="gr1" draw:text-style-name="P1" draw:layer="layout" svg:width="0.2cm" svg:height="0.2cm" svg:x="6.808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16.655cm" svg:x2="6.908cm" svg:y2="16.855cm">
              <text:p/>
            </draw:line>
            <draw:line draw:style-name="gr2" draw:text-style-name="P2" draw:layer="layout" svg:x1="6.808cm" svg:y1="16.755cm" svg:x2="7.008cm" svg:y2="16.755cm">
              <text:p/>
            </draw:line>
          </draw:g>
          <draw:g>
            <draw:custom-shape draw:style-name="gr1" draw:text-style-name="P1" draw:layer="layout" svg:width="0.2cm" svg:height="0.2cm" svg:x="7.312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16.655cm" svg:x2="7.412cm" svg:y2="16.855cm">
              <text:p/>
            </draw:line>
            <draw:line draw:style-name="gr2" draw:text-style-name="P2" draw:layer="layout" svg:x1="7.312cm" svg:y1="16.755cm" svg:x2="7.512cm" svg:y2="16.755cm">
              <text:p/>
            </draw:line>
          </draw:g>
          <draw:g>
            <draw:custom-shape draw:style-name="gr1" draw:text-style-name="P1" draw:layer="layout" svg:width="0.2cm" svg:height="0.2cm" svg:x="7.812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16.655cm" svg:x2="7.912cm" svg:y2="16.855cm">
              <text:p/>
            </draw:line>
            <draw:line draw:style-name="gr2" draw:text-style-name="P2" draw:layer="layout" svg:x1="7.812cm" svg:y1="16.755cm" svg:x2="8.012cm" svg:y2="16.755cm">
              <text:p/>
            </draw:line>
          </draw:g>
          <draw:g>
            <draw:custom-shape draw:style-name="gr1" draw:text-style-name="P1" draw:layer="layout" svg:width="0.2cm" svg:height="0.2cm" svg:x="8.314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16.655cm" svg:x2="8.414cm" svg:y2="16.855cm">
              <text:p/>
            </draw:line>
            <draw:line draw:style-name="gr2" draw:text-style-name="P2" draw:layer="layout" svg:x1="8.314cm" svg:y1="16.755cm" svg:x2="8.514cm" svg:y2="16.755cm">
              <text:p/>
            </draw:line>
          </draw:g>
          <draw:g>
            <draw:custom-shape draw:style-name="gr1" draw:text-style-name="P1" draw:layer="layout" svg:width="0.2cm" svg:height="0.2cm" svg:x="8.81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16.655cm" svg:x2="8.91cm" svg:y2="16.855cm">
              <text:p/>
            </draw:line>
            <draw:line draw:style-name="gr2" draw:text-style-name="P2" draw:layer="layout" svg:x1="8.81cm" svg:y1="16.755cm" svg:x2="9.01cm" svg:y2="16.755cm">
              <text:p/>
            </draw:line>
          </draw:g>
          <draw:g>
            <draw:custom-shape draw:style-name="gr1" draw:text-style-name="P1" draw:layer="layout" svg:width="0.2cm" svg:height="0.2cm" svg:x="9.31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16.655cm" svg:x2="9.41cm" svg:y2="16.855cm">
              <text:p/>
            </draw:line>
            <draw:line draw:style-name="gr2" draw:text-style-name="P2" draw:layer="layout" svg:x1="9.31cm" svg:y1="16.755cm" svg:x2="9.51cm" svg:y2="16.755cm">
              <text:p/>
            </draw:line>
          </draw:g>
          <draw:g>
            <draw:custom-shape draw:style-name="gr1" draw:text-style-name="P1" draw:layer="layout" svg:width="0.2cm" svg:height="0.2cm" svg:x="9.81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16.655cm" svg:x2="9.91cm" svg:y2="16.855cm">
              <text:p/>
            </draw:line>
            <draw:line draw:style-name="gr2" draw:text-style-name="P2" draw:layer="layout" svg:x1="9.81cm" svg:y1="16.755cm" svg:x2="10.01cm" svg:y2="16.755cm">
              <text:p/>
            </draw:line>
          </draw:g>
          <draw:g>
            <draw:custom-shape draw:style-name="gr1" draw:text-style-name="P1" draw:layer="layout" svg:width="0.2cm" svg:height="0.2cm" svg:x="10.316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16.655cm" svg:x2="10.416cm" svg:y2="16.855cm">
              <text:p/>
            </draw:line>
            <draw:line draw:style-name="gr2" draw:text-style-name="P2" draw:layer="layout" svg:x1="10.316cm" svg:y1="16.755cm" svg:x2="10.516cm" svg:y2="16.755cm">
              <text:p/>
            </draw:line>
          </draw:g>
          <draw:g>
            <draw:custom-shape draw:style-name="gr1" draw:text-style-name="P1" draw:layer="layout" svg:width="0.2cm" svg:height="0.2cm" svg:x="10.816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16.655cm" svg:x2="10.916cm" svg:y2="16.855cm">
              <text:p/>
            </draw:line>
            <draw:line draw:style-name="gr2" draw:text-style-name="P2" draw:layer="layout" svg:x1="10.816cm" svg:y1="16.755cm" svg:x2="11.016cm" svg:y2="16.755cm">
              <text:p/>
            </draw:line>
          </draw:g>
          <draw:g>
            <draw:custom-shape draw:style-name="gr1" draw:text-style-name="P1" draw:layer="layout" svg:width="0.2cm" svg:height="0.2cm" svg:x="11.314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16.655cm" svg:x2="11.414cm" svg:y2="16.855cm">
              <text:p/>
            </draw:line>
            <draw:line draw:style-name="gr2" draw:text-style-name="P2" draw:layer="layout" svg:x1="11.314cm" svg:y1="16.755cm" svg:x2="11.514cm" svg:y2="16.755cm">
              <text:p/>
            </draw:line>
          </draw:g>
          <draw:g>
            <draw:custom-shape draw:style-name="gr1" draw:text-style-name="P1" draw:layer="layout" svg:width="0.2cm" svg:height="0.2cm" svg:x="11.82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16.655cm" svg:x2="11.92cm" svg:y2="16.855cm">
              <text:p/>
            </draw:line>
            <draw:line draw:style-name="gr2" draw:text-style-name="P2" draw:layer="layout" svg:x1="11.82cm" svg:y1="16.755cm" svg:x2="12.02cm" svg:y2="16.755cm">
              <text:p/>
            </draw:line>
          </draw:g>
          <draw:g>
            <draw:custom-shape draw:style-name="gr1" draw:text-style-name="P1" draw:layer="layout" svg:width="0.2cm" svg:height="0.2cm" svg:x="12.322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16.655cm" svg:x2="12.422cm" svg:y2="16.855cm">
              <text:p/>
            </draw:line>
            <draw:line draw:style-name="gr2" draw:text-style-name="P2" draw:layer="layout" svg:x1="12.322cm" svg:y1="16.755cm" svg:x2="12.522cm" svg:y2="16.755cm">
              <text:p/>
            </draw:line>
          </draw:g>
          <draw:g>
            <draw:custom-shape draw:style-name="gr1" draw:text-style-name="P1" draw:layer="layout" svg:width="0.2cm" svg:height="0.2cm" svg:x="12.818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16.655cm" svg:x2="12.918cm" svg:y2="16.855cm">
              <text:p/>
            </draw:line>
            <draw:line draw:style-name="gr2" draw:text-style-name="P2" draw:layer="layout" svg:x1="12.818cm" svg:y1="16.755cm" svg:x2="13.018cm" svg:y2="16.755cm">
              <text:p/>
            </draw:line>
          </draw:g>
          <draw:g>
            <draw:custom-shape draw:style-name="gr1" draw:text-style-name="P1" draw:layer="layout" svg:width="0.2cm" svg:height="0.2cm" svg:x="13.318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16.655cm" svg:x2="13.418cm" svg:y2="16.855cm">
              <text:p/>
            </draw:line>
            <draw:line draw:style-name="gr2" draw:text-style-name="P2" draw:layer="layout" svg:x1="13.318cm" svg:y1="16.755cm" svg:x2="13.518cm" svg:y2="16.755cm">
              <text:p/>
            </draw:line>
          </draw:g>
          <draw:g>
            <draw:custom-shape draw:style-name="gr1" draw:text-style-name="P1" draw:layer="layout" svg:width="0.2cm" svg:height="0.2cm" svg:x="13.822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16.655cm" svg:x2="13.922cm" svg:y2="16.855cm">
              <text:p/>
            </draw:line>
            <draw:line draw:style-name="gr2" draw:text-style-name="P2" draw:layer="layout" svg:x1="13.822cm" svg:y1="16.755cm" svg:x2="14.022cm" svg:y2="16.755cm">
              <text:p/>
            </draw:line>
          </draw:g>
          <draw:g>
            <draw:custom-shape draw:style-name="gr1" draw:text-style-name="P1" draw:layer="layout" svg:width="0.2cm" svg:height="0.2cm" svg:x="14.324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16.655cm" svg:x2="14.424cm" svg:y2="16.855cm">
              <text:p/>
            </draw:line>
            <draw:line draw:style-name="gr2" draw:text-style-name="P2" draw:layer="layout" svg:x1="14.324cm" svg:y1="16.755cm" svg:x2="14.524cm" svg:y2="16.755cm">
              <text:p/>
            </draw:line>
          </draw:g>
          <draw:g>
            <draw:custom-shape draw:style-name="gr1" draw:text-style-name="P1" draw:layer="layout" svg:width="0.2cm" svg:height="0.2cm" svg:x="14.824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16.655cm" svg:x2="14.924cm" svg:y2="16.855cm">
              <text:p/>
            </draw:line>
            <draw:line draw:style-name="gr2" draw:text-style-name="P2" draw:layer="layout" svg:x1="14.824cm" svg:y1="16.755cm" svg:x2="15.024cm" svg:y2="16.755cm">
              <text:p/>
            </draw:line>
          </draw:g>
          <draw:g>
            <draw:custom-shape draw:style-name="gr1" draw:text-style-name="P1" draw:layer="layout" svg:width="0.2cm" svg:height="0.2cm" svg:x="15.324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16.655cm" svg:x2="15.424cm" svg:y2="16.855cm">
              <text:p/>
            </draw:line>
            <draw:line draw:style-name="gr2" draw:text-style-name="P2" draw:layer="layout" svg:x1="15.324cm" svg:y1="16.755cm" svg:x2="15.524cm" svg:y2="16.755cm">
              <text:p/>
            </draw:line>
          </draw:g>
          <draw:g>
            <draw:custom-shape draw:style-name="gr1" draw:text-style-name="P1" draw:layer="layout" svg:width="0.2cm" svg:height="0.2cm" svg:x="15.824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16.655cm" svg:x2="15.924cm" svg:y2="16.855cm">
              <text:p/>
            </draw:line>
            <draw:line draw:style-name="gr2" draw:text-style-name="P2" draw:layer="layout" svg:x1="15.824cm" svg:y1="16.755cm" svg:x2="16.024cm" svg:y2="16.755cm">
              <text:p/>
            </draw:line>
          </draw:g>
          <draw:g>
            <draw:custom-shape draw:style-name="gr1" draw:text-style-name="P1" draw:layer="layout" svg:width="0.2cm" svg:height="0.2cm" svg:x="16.324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16.655cm" svg:x2="16.424cm" svg:y2="16.855cm">
              <text:p/>
            </draw:line>
            <draw:line draw:style-name="gr2" draw:text-style-name="P2" draw:layer="layout" svg:x1="16.324cm" svg:y1="16.755cm" svg:x2="16.524cm" svg:y2="16.755cm">
              <text:p/>
            </draw:line>
          </draw:g>
          <draw:g>
            <draw:custom-shape draw:style-name="gr1" draw:text-style-name="P1" draw:layer="layout" svg:width="0.2cm" svg:height="0.2cm" svg:x="16.824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16.655cm" svg:x2="16.924cm" svg:y2="16.855cm">
              <text:p/>
            </draw:line>
            <draw:line draw:style-name="gr2" draw:text-style-name="P2" draw:layer="layout" svg:x1="16.824cm" svg:y1="16.755cm" svg:x2="17.024cm" svg:y2="16.755cm">
              <text:p/>
            </draw:line>
          </draw:g>
          <draw:g>
            <draw:custom-shape draw:style-name="gr1" draw:text-style-name="P1" draw:layer="layout" svg:width="0.2cm" svg:height="0.2cm" svg:x="17.324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16.655cm" svg:x2="17.424cm" svg:y2="16.855cm">
              <text:p/>
            </draw:line>
            <draw:line draw:style-name="gr2" draw:text-style-name="P2" draw:layer="layout" svg:x1="17.324cm" svg:y1="16.755cm" svg:x2="17.524cm" svg:y2="16.755cm">
              <text:p/>
            </draw:line>
          </draw:g>
          <draw:g>
            <draw:custom-shape draw:style-name="gr1" draw:text-style-name="P1" draw:layer="layout" svg:width="0.2cm" svg:height="0.2cm" svg:x="17.824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16.655cm" svg:x2="17.924cm" svg:y2="16.855cm">
              <text:p/>
            </draw:line>
            <draw:line draw:style-name="gr2" draw:text-style-name="P2" draw:layer="layout" svg:x1="17.824cm" svg:y1="16.755cm" svg:x2="18.024cm" svg:y2="16.755cm">
              <text:p/>
            </draw:line>
          </draw:g>
          <draw:g>
            <draw:custom-shape draw:style-name="gr1" draw:text-style-name="P1" draw:layer="layout" svg:width="0.2cm" svg:height="0.2cm" svg:x="18.324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16.655cm" svg:x2="18.424cm" svg:y2="16.855cm">
              <text:p/>
            </draw:line>
            <draw:line draw:style-name="gr2" draw:text-style-name="P2" draw:layer="layout" svg:x1="18.324cm" svg:y1="16.755cm" svg:x2="18.524cm" svg:y2="16.755cm">
              <text:p/>
            </draw:line>
          </draw:g>
          <draw:g>
            <draw:custom-shape draw:style-name="gr1" draw:text-style-name="P1" draw:layer="layout" svg:width="0.2cm" svg:height="0.2cm" svg:x="18.824cm" svg:y="1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16.655cm" svg:x2="18.924cm" svg:y2="16.855cm">
              <text:p/>
            </draw:line>
            <draw:line draw:style-name="gr2" draw:text-style-name="P2" draw:layer="layout" svg:x1="18.824cm" svg:y1="16.755cm" svg:x2="19.024cm" svg:y2="16.755cm">
              <text:p/>
            </draw:line>
          </draw:g>
          <draw:custom-shape draw:style-name="gr3" draw:text-style-name="P1" draw:layer="layout" svg:width="17.839cm" svg:height="0.51cm" svg:x="1.5cm" svg:y="16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17.155cm" svg:x2="1.9cm" svg:y2="17.355cm">
              <text:p/>
            </draw:line>
            <draw:line draw:style-name="gr2" draw:text-style-name="P2" draw:layer="layout" svg:x1="1.8cm" svg:y1="17.255cm" svg:x2="2cm" svg:y2="17.255cm">
              <text:p/>
            </draw:line>
          </draw:g>
          <draw:g>
            <draw:custom-shape draw:style-name="gr1" draw:text-style-name="P1" draw:layer="layout" svg:width="0.2cm" svg:height="0.2cm" svg:x="2.292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7.155cm" svg:x2="2.392cm" svg:y2="17.355cm">
              <text:p/>
            </draw:line>
            <draw:line draw:style-name="gr2" draw:text-style-name="P2" draw:layer="layout" svg:x1="2.292cm" svg:y1="17.255cm" svg:x2="2.492cm" svg:y2="17.255cm">
              <text:p/>
            </draw:line>
          </draw:g>
          <draw:g>
            <draw:custom-shape draw:style-name="gr1" draw:text-style-name="P1" draw:layer="layout" svg:width="0.2cm" svg:height="0.2cm" svg:x="2.292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7.155cm" svg:x2="2.392cm" svg:y2="17.355cm">
              <text:p/>
            </draw:line>
            <draw:line draw:style-name="gr2" draw:text-style-name="P2" draw:layer="layout" svg:x1="2.292cm" svg:y1="17.255cm" svg:x2="2.492cm" svg:y2="17.255cm">
              <text:p/>
            </draw:line>
          </draw:g>
          <draw:g>
            <draw:custom-shape draw:style-name="gr1" draw:text-style-name="P1" draw:layer="layout" svg:width="0.2cm" svg:height="0.2cm" svg:x="2.798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17.155cm" svg:x2="2.898cm" svg:y2="17.355cm">
              <text:p/>
            </draw:line>
            <draw:line draw:style-name="gr2" draw:text-style-name="P2" draw:layer="layout" svg:x1="2.798cm" svg:y1="17.255cm" svg:x2="2.998cm" svg:y2="17.255cm">
              <text:p/>
            </draw:line>
          </draw:g>
          <draw:g>
            <draw:custom-shape draw:style-name="gr1" draw:text-style-name="P1" draw:layer="layout" svg:width="0.2cm" svg:height="0.2cm" svg:x="3.306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17.155cm" svg:x2="3.406cm" svg:y2="17.355cm">
              <text:p/>
            </draw:line>
            <draw:line draw:style-name="gr2" draw:text-style-name="P2" draw:layer="layout" svg:x1="3.306cm" svg:y1="17.255cm" svg:x2="3.506cm" svg:y2="17.255cm">
              <text:p/>
            </draw:line>
          </draw:g>
          <draw:g>
            <draw:custom-shape draw:style-name="gr1" draw:text-style-name="P1" draw:layer="layout" svg:width="0.2cm" svg:height="0.2cm" svg:x="3.806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17.155cm" svg:x2="3.906cm" svg:y2="17.355cm">
              <text:p/>
            </draw:line>
            <draw:line draw:style-name="gr2" draw:text-style-name="P2" draw:layer="layout" svg:x1="3.806cm" svg:y1="17.255cm" svg:x2="4.006cm" svg:y2="17.255cm">
              <text:p/>
            </draw:line>
          </draw:g>
          <draw:g>
            <draw:custom-shape draw:style-name="gr1" draw:text-style-name="P1" draw:layer="layout" svg:width="0.2cm" svg:height="0.2cm" svg:x="4.306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17.155cm" svg:x2="4.406cm" svg:y2="17.355cm">
              <text:p/>
            </draw:line>
            <draw:line draw:style-name="gr2" draw:text-style-name="P2" draw:layer="layout" svg:x1="4.306cm" svg:y1="17.255cm" svg:x2="4.506cm" svg:y2="17.255cm">
              <text:p/>
            </draw:line>
          </draw:g>
          <draw:g>
            <draw:custom-shape draw:style-name="gr1" draw:text-style-name="P1" draw:layer="layout" svg:width="0.2cm" svg:height="0.2cm" svg:x="4.806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17.155cm" svg:x2="4.906cm" svg:y2="17.355cm">
              <text:p/>
            </draw:line>
            <draw:line draw:style-name="gr2" draw:text-style-name="P2" draw:layer="layout" svg:x1="4.806cm" svg:y1="17.255cm" svg:x2="5.006cm" svg:y2="17.255cm">
              <text:p/>
            </draw:line>
          </draw:g>
          <draw:g>
            <draw:custom-shape draw:style-name="gr1" draw:text-style-name="P1" draw:layer="layout" svg:width="0.2cm" svg:height="0.2cm" svg:x="5.304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17.155cm" svg:x2="5.404cm" svg:y2="17.355cm">
              <text:p/>
            </draw:line>
            <draw:line draw:style-name="gr2" draw:text-style-name="P2" draw:layer="layout" svg:x1="5.304cm" svg:y1="17.255cm" svg:x2="5.504cm" svg:y2="17.255cm">
              <text:p/>
            </draw:line>
          </draw:g>
          <draw:g>
            <draw:custom-shape draw:style-name="gr1" draw:text-style-name="P1" draw:layer="layout" svg:width="0.2cm" svg:height="0.2cm" svg:x="5.804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17.155cm" svg:x2="5.904cm" svg:y2="17.355cm">
              <text:p/>
            </draw:line>
            <draw:line draw:style-name="gr2" draw:text-style-name="P2" draw:layer="layout" svg:x1="5.804cm" svg:y1="17.255cm" svg:x2="6.004cm" svg:y2="17.255cm">
              <text:p/>
            </draw:line>
          </draw:g>
          <draw:g>
            <draw:custom-shape draw:style-name="gr1" draw:text-style-name="P1" draw:layer="layout" svg:width="0.2cm" svg:height="0.2cm" svg:x="6.31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17.155cm" svg:x2="6.41cm" svg:y2="17.355cm">
              <text:p/>
            </draw:line>
            <draw:line draw:style-name="gr2" draw:text-style-name="P2" draw:layer="layout" svg:x1="6.31cm" svg:y1="17.255cm" svg:x2="6.51cm" svg:y2="17.255cm">
              <text:p/>
            </draw:line>
          </draw:g>
          <draw:g>
            <draw:custom-shape draw:style-name="gr1" draw:text-style-name="P1" draw:layer="layout" svg:width="0.2cm" svg:height="0.2cm" svg:x="6.808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17.155cm" svg:x2="6.908cm" svg:y2="17.355cm">
              <text:p/>
            </draw:line>
            <draw:line draw:style-name="gr2" draw:text-style-name="P2" draw:layer="layout" svg:x1="6.808cm" svg:y1="17.255cm" svg:x2="7.008cm" svg:y2="17.255cm">
              <text:p/>
            </draw:line>
          </draw:g>
          <draw:g>
            <draw:custom-shape draw:style-name="gr1" draw:text-style-name="P1" draw:layer="layout" svg:width="0.2cm" svg:height="0.2cm" svg:x="7.312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17.155cm" svg:x2="7.412cm" svg:y2="17.355cm">
              <text:p/>
            </draw:line>
            <draw:line draw:style-name="gr2" draw:text-style-name="P2" draw:layer="layout" svg:x1="7.312cm" svg:y1="17.255cm" svg:x2="7.512cm" svg:y2="17.255cm">
              <text:p/>
            </draw:line>
          </draw:g>
          <draw:g>
            <draw:custom-shape draw:style-name="gr1" draw:text-style-name="P1" draw:layer="layout" svg:width="0.2cm" svg:height="0.2cm" svg:x="7.812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17.155cm" svg:x2="7.912cm" svg:y2="17.355cm">
              <text:p/>
            </draw:line>
            <draw:line draw:style-name="gr2" draw:text-style-name="P2" draw:layer="layout" svg:x1="7.812cm" svg:y1="17.255cm" svg:x2="8.012cm" svg:y2="17.255cm">
              <text:p/>
            </draw:line>
          </draw:g>
          <draw:g>
            <draw:custom-shape draw:style-name="gr1" draw:text-style-name="P1" draw:layer="layout" svg:width="0.2cm" svg:height="0.2cm" svg:x="8.314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17.155cm" svg:x2="8.414cm" svg:y2="17.355cm">
              <text:p/>
            </draw:line>
            <draw:line draw:style-name="gr2" draw:text-style-name="P2" draw:layer="layout" svg:x1="8.314cm" svg:y1="17.255cm" svg:x2="8.514cm" svg:y2="17.255cm">
              <text:p/>
            </draw:line>
          </draw:g>
          <draw:g>
            <draw:custom-shape draw:style-name="gr1" draw:text-style-name="P1" draw:layer="layout" svg:width="0.2cm" svg:height="0.2cm" svg:x="8.81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17.155cm" svg:x2="8.91cm" svg:y2="17.355cm">
              <text:p/>
            </draw:line>
            <draw:line draw:style-name="gr2" draw:text-style-name="P2" draw:layer="layout" svg:x1="8.81cm" svg:y1="17.255cm" svg:x2="9.01cm" svg:y2="17.255cm">
              <text:p/>
            </draw:line>
          </draw:g>
          <draw:g>
            <draw:custom-shape draw:style-name="gr1" draw:text-style-name="P1" draw:layer="layout" svg:width="0.2cm" svg:height="0.2cm" svg:x="9.31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17.155cm" svg:x2="9.41cm" svg:y2="17.355cm">
              <text:p/>
            </draw:line>
            <draw:line draw:style-name="gr2" draw:text-style-name="P2" draw:layer="layout" svg:x1="9.31cm" svg:y1="17.255cm" svg:x2="9.51cm" svg:y2="17.255cm">
              <text:p/>
            </draw:line>
          </draw:g>
          <draw:g>
            <draw:custom-shape draw:style-name="gr1" draw:text-style-name="P1" draw:layer="layout" svg:width="0.2cm" svg:height="0.2cm" svg:x="9.81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17.155cm" svg:x2="9.91cm" svg:y2="17.355cm">
              <text:p/>
            </draw:line>
            <draw:line draw:style-name="gr2" draw:text-style-name="P2" draw:layer="layout" svg:x1="9.81cm" svg:y1="17.255cm" svg:x2="10.01cm" svg:y2="17.255cm">
              <text:p/>
            </draw:line>
          </draw:g>
          <draw:g>
            <draw:custom-shape draw:style-name="gr1" draw:text-style-name="P1" draw:layer="layout" svg:width="0.2cm" svg:height="0.2cm" svg:x="10.316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17.155cm" svg:x2="10.416cm" svg:y2="17.355cm">
              <text:p/>
            </draw:line>
            <draw:line draw:style-name="gr2" draw:text-style-name="P2" draw:layer="layout" svg:x1="10.316cm" svg:y1="17.255cm" svg:x2="10.516cm" svg:y2="17.255cm">
              <text:p/>
            </draw:line>
          </draw:g>
          <draw:g>
            <draw:custom-shape draw:style-name="gr1" draw:text-style-name="P1" draw:layer="layout" svg:width="0.2cm" svg:height="0.2cm" svg:x="10.816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17.155cm" svg:x2="10.916cm" svg:y2="17.355cm">
              <text:p/>
            </draw:line>
            <draw:line draw:style-name="gr2" draw:text-style-name="P2" draw:layer="layout" svg:x1="10.816cm" svg:y1="17.255cm" svg:x2="11.016cm" svg:y2="17.255cm">
              <text:p/>
            </draw:line>
          </draw:g>
          <draw:g>
            <draw:custom-shape draw:style-name="gr1" draw:text-style-name="P1" draw:layer="layout" svg:width="0.2cm" svg:height="0.2cm" svg:x="11.314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17.155cm" svg:x2="11.414cm" svg:y2="17.355cm">
              <text:p/>
            </draw:line>
            <draw:line draw:style-name="gr2" draw:text-style-name="P2" draw:layer="layout" svg:x1="11.314cm" svg:y1="17.255cm" svg:x2="11.514cm" svg:y2="17.255cm">
              <text:p/>
            </draw:line>
          </draw:g>
          <draw:g>
            <draw:custom-shape draw:style-name="gr1" draw:text-style-name="P1" draw:layer="layout" svg:width="0.2cm" svg:height="0.2cm" svg:x="11.82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17.155cm" svg:x2="11.92cm" svg:y2="17.355cm">
              <text:p/>
            </draw:line>
            <draw:line draw:style-name="gr2" draw:text-style-name="P2" draw:layer="layout" svg:x1="11.82cm" svg:y1="17.255cm" svg:x2="12.02cm" svg:y2="17.255cm">
              <text:p/>
            </draw:line>
          </draw:g>
          <draw:g>
            <draw:custom-shape draw:style-name="gr1" draw:text-style-name="P1" draw:layer="layout" svg:width="0.2cm" svg:height="0.2cm" svg:x="12.322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17.155cm" svg:x2="12.422cm" svg:y2="17.355cm">
              <text:p/>
            </draw:line>
            <draw:line draw:style-name="gr2" draw:text-style-name="P2" draw:layer="layout" svg:x1="12.322cm" svg:y1="17.255cm" svg:x2="12.522cm" svg:y2="17.255cm">
              <text:p/>
            </draw:line>
          </draw:g>
          <draw:g>
            <draw:custom-shape draw:style-name="gr1" draw:text-style-name="P1" draw:layer="layout" svg:width="0.2cm" svg:height="0.2cm" svg:x="12.818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17.155cm" svg:x2="12.918cm" svg:y2="17.355cm">
              <text:p/>
            </draw:line>
            <draw:line draw:style-name="gr2" draw:text-style-name="P2" draw:layer="layout" svg:x1="12.818cm" svg:y1="17.255cm" svg:x2="13.018cm" svg:y2="17.255cm">
              <text:p/>
            </draw:line>
          </draw:g>
          <draw:g>
            <draw:custom-shape draw:style-name="gr1" draw:text-style-name="P1" draw:layer="layout" svg:width="0.2cm" svg:height="0.2cm" svg:x="13.318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17.155cm" svg:x2="13.418cm" svg:y2="17.355cm">
              <text:p/>
            </draw:line>
            <draw:line draw:style-name="gr2" draw:text-style-name="P2" draw:layer="layout" svg:x1="13.318cm" svg:y1="17.255cm" svg:x2="13.518cm" svg:y2="17.255cm">
              <text:p/>
            </draw:line>
          </draw:g>
          <draw:g>
            <draw:custom-shape draw:style-name="gr1" draw:text-style-name="P1" draw:layer="layout" svg:width="0.2cm" svg:height="0.2cm" svg:x="13.822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17.155cm" svg:x2="13.922cm" svg:y2="17.355cm">
              <text:p/>
            </draw:line>
            <draw:line draw:style-name="gr2" draw:text-style-name="P2" draw:layer="layout" svg:x1="13.822cm" svg:y1="17.255cm" svg:x2="14.022cm" svg:y2="17.255cm">
              <text:p/>
            </draw:line>
          </draw:g>
          <draw:g>
            <draw:custom-shape draw:style-name="gr1" draw:text-style-name="P1" draw:layer="layout" svg:width="0.2cm" svg:height="0.2cm" svg:x="14.324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17.155cm" svg:x2="14.424cm" svg:y2="17.355cm">
              <text:p/>
            </draw:line>
            <draw:line draw:style-name="gr2" draw:text-style-name="P2" draw:layer="layout" svg:x1="14.324cm" svg:y1="17.255cm" svg:x2="14.524cm" svg:y2="17.255cm">
              <text:p/>
            </draw:line>
          </draw:g>
          <draw:g>
            <draw:custom-shape draw:style-name="gr1" draw:text-style-name="P1" draw:layer="layout" svg:width="0.2cm" svg:height="0.2cm" svg:x="14.824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17.155cm" svg:x2="14.924cm" svg:y2="17.355cm">
              <text:p/>
            </draw:line>
            <draw:line draw:style-name="gr2" draw:text-style-name="P2" draw:layer="layout" svg:x1="14.824cm" svg:y1="17.255cm" svg:x2="15.024cm" svg:y2="17.255cm">
              <text:p/>
            </draw:line>
          </draw:g>
          <draw:g>
            <draw:custom-shape draw:style-name="gr1" draw:text-style-name="P1" draw:layer="layout" svg:width="0.2cm" svg:height="0.2cm" svg:x="15.324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17.155cm" svg:x2="15.424cm" svg:y2="17.355cm">
              <text:p/>
            </draw:line>
            <draw:line draw:style-name="gr2" draw:text-style-name="P2" draw:layer="layout" svg:x1="15.324cm" svg:y1="17.255cm" svg:x2="15.524cm" svg:y2="17.255cm">
              <text:p/>
            </draw:line>
          </draw:g>
          <draw:g>
            <draw:custom-shape draw:style-name="gr1" draw:text-style-name="P1" draw:layer="layout" svg:width="0.2cm" svg:height="0.2cm" svg:x="15.824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17.155cm" svg:x2="15.924cm" svg:y2="17.355cm">
              <text:p/>
            </draw:line>
            <draw:line draw:style-name="gr2" draw:text-style-name="P2" draw:layer="layout" svg:x1="15.824cm" svg:y1="17.255cm" svg:x2="16.024cm" svg:y2="17.255cm">
              <text:p/>
            </draw:line>
          </draw:g>
          <draw:g>
            <draw:custom-shape draw:style-name="gr1" draw:text-style-name="P1" draw:layer="layout" svg:width="0.2cm" svg:height="0.2cm" svg:x="16.324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17.155cm" svg:x2="16.424cm" svg:y2="17.355cm">
              <text:p/>
            </draw:line>
            <draw:line draw:style-name="gr2" draw:text-style-name="P2" draw:layer="layout" svg:x1="16.324cm" svg:y1="17.255cm" svg:x2="16.524cm" svg:y2="17.255cm">
              <text:p/>
            </draw:line>
          </draw:g>
          <draw:g>
            <draw:custom-shape draw:style-name="gr1" draw:text-style-name="P1" draw:layer="layout" svg:width="0.2cm" svg:height="0.2cm" svg:x="16.824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17.155cm" svg:x2="16.924cm" svg:y2="17.355cm">
              <text:p/>
            </draw:line>
            <draw:line draw:style-name="gr2" draw:text-style-name="P2" draw:layer="layout" svg:x1="16.824cm" svg:y1="17.255cm" svg:x2="17.024cm" svg:y2="17.255cm">
              <text:p/>
            </draw:line>
          </draw:g>
          <draw:g>
            <draw:custom-shape draw:style-name="gr1" draw:text-style-name="P1" draw:layer="layout" svg:width="0.2cm" svg:height="0.2cm" svg:x="17.324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17.155cm" svg:x2="17.424cm" svg:y2="17.355cm">
              <text:p/>
            </draw:line>
            <draw:line draw:style-name="gr2" draw:text-style-name="P2" draw:layer="layout" svg:x1="17.324cm" svg:y1="17.255cm" svg:x2="17.524cm" svg:y2="17.255cm">
              <text:p/>
            </draw:line>
          </draw:g>
          <draw:g>
            <draw:custom-shape draw:style-name="gr1" draw:text-style-name="P1" draw:layer="layout" svg:width="0.2cm" svg:height="0.2cm" svg:x="17.824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17.155cm" svg:x2="17.924cm" svg:y2="17.355cm">
              <text:p/>
            </draw:line>
            <draw:line draw:style-name="gr2" draw:text-style-name="P2" draw:layer="layout" svg:x1="17.824cm" svg:y1="17.255cm" svg:x2="18.024cm" svg:y2="17.255cm">
              <text:p/>
            </draw:line>
          </draw:g>
          <draw:g>
            <draw:custom-shape draw:style-name="gr1" draw:text-style-name="P1" draw:layer="layout" svg:width="0.2cm" svg:height="0.2cm" svg:x="18.324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17.155cm" svg:x2="18.424cm" svg:y2="17.355cm">
              <text:p/>
            </draw:line>
            <draw:line draw:style-name="gr2" draw:text-style-name="P2" draw:layer="layout" svg:x1="18.324cm" svg:y1="17.255cm" svg:x2="18.524cm" svg:y2="17.255cm">
              <text:p/>
            </draw:line>
          </draw:g>
          <draw:g>
            <draw:custom-shape draw:style-name="gr1" draw:text-style-name="P1" draw:layer="layout" svg:width="0.2cm" svg:height="0.2cm" svg:x="18.824cm" svg:y="1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17.155cm" svg:x2="18.924cm" svg:y2="17.355cm">
              <text:p/>
            </draw:line>
            <draw:line draw:style-name="gr2" draw:text-style-name="P2" draw:layer="layout" svg:x1="18.824cm" svg:y1="17.255cm" svg:x2="19.024cm" svg:y2="17.255cm">
              <text:p/>
            </draw:line>
          </draw:g>
          <draw:custom-shape draw:style-name="gr3" draw:text-style-name="P1" draw:layer="layout" svg:width="17.839cm" svg:height="0.51cm" svg:x="1.5cm" svg:y="17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17.655cm" svg:x2="1.9cm" svg:y2="17.855cm">
              <text:p/>
            </draw:line>
            <draw:line draw:style-name="gr2" draw:text-style-name="P2" draw:layer="layout" svg:x1="1.8cm" svg:y1="17.755cm" svg:x2="2cm" svg:y2="17.755cm">
              <text:p/>
            </draw:line>
          </draw:g>
          <draw:g>
            <draw:custom-shape draw:style-name="gr1" draw:text-style-name="P1" draw:layer="layout" svg:width="0.2cm" svg:height="0.2cm" svg:x="2.292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7.655cm" svg:x2="2.392cm" svg:y2="17.855cm">
              <text:p/>
            </draw:line>
            <draw:line draw:style-name="gr2" draw:text-style-name="P2" draw:layer="layout" svg:x1="2.292cm" svg:y1="17.755cm" svg:x2="2.492cm" svg:y2="17.755cm">
              <text:p/>
            </draw:line>
          </draw:g>
          <draw:g>
            <draw:custom-shape draw:style-name="gr1" draw:text-style-name="P1" draw:layer="layout" svg:width="0.2cm" svg:height="0.2cm" svg:x="2.292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7.655cm" svg:x2="2.392cm" svg:y2="17.855cm">
              <text:p/>
            </draw:line>
            <draw:line draw:style-name="gr2" draw:text-style-name="P2" draw:layer="layout" svg:x1="2.292cm" svg:y1="17.755cm" svg:x2="2.492cm" svg:y2="17.755cm">
              <text:p/>
            </draw:line>
          </draw:g>
          <draw:g>
            <draw:custom-shape draw:style-name="gr1" draw:text-style-name="P1" draw:layer="layout" svg:width="0.2cm" svg:height="0.2cm" svg:x="2.798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17.655cm" svg:x2="2.898cm" svg:y2="17.855cm">
              <text:p/>
            </draw:line>
            <draw:line draw:style-name="gr2" draw:text-style-name="P2" draw:layer="layout" svg:x1="2.798cm" svg:y1="17.755cm" svg:x2="2.998cm" svg:y2="17.755cm">
              <text:p/>
            </draw:line>
          </draw:g>
          <draw:g>
            <draw:custom-shape draw:style-name="gr1" draw:text-style-name="P1" draw:layer="layout" svg:width="0.2cm" svg:height="0.2cm" svg:x="3.306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17.655cm" svg:x2="3.406cm" svg:y2="17.855cm">
              <text:p/>
            </draw:line>
            <draw:line draw:style-name="gr2" draw:text-style-name="P2" draw:layer="layout" svg:x1="3.306cm" svg:y1="17.755cm" svg:x2="3.506cm" svg:y2="17.755cm">
              <text:p/>
            </draw:line>
          </draw:g>
          <draw:g>
            <draw:custom-shape draw:style-name="gr1" draw:text-style-name="P1" draw:layer="layout" svg:width="0.2cm" svg:height="0.2cm" svg:x="3.806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17.655cm" svg:x2="3.906cm" svg:y2="17.855cm">
              <text:p/>
            </draw:line>
            <draw:line draw:style-name="gr2" draw:text-style-name="P2" draw:layer="layout" svg:x1="3.806cm" svg:y1="17.755cm" svg:x2="4.006cm" svg:y2="17.755cm">
              <text:p/>
            </draw:line>
          </draw:g>
          <draw:g>
            <draw:custom-shape draw:style-name="gr1" draw:text-style-name="P1" draw:layer="layout" svg:width="0.2cm" svg:height="0.2cm" svg:x="4.306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17.655cm" svg:x2="4.406cm" svg:y2="17.855cm">
              <text:p/>
            </draw:line>
            <draw:line draw:style-name="gr2" draw:text-style-name="P2" draw:layer="layout" svg:x1="4.306cm" svg:y1="17.755cm" svg:x2="4.506cm" svg:y2="17.755cm">
              <text:p/>
            </draw:line>
          </draw:g>
          <draw:g>
            <draw:custom-shape draw:style-name="gr1" draw:text-style-name="P1" draw:layer="layout" svg:width="0.2cm" svg:height="0.2cm" svg:x="4.806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17.655cm" svg:x2="4.906cm" svg:y2="17.855cm">
              <text:p/>
            </draw:line>
            <draw:line draw:style-name="gr2" draw:text-style-name="P2" draw:layer="layout" svg:x1="4.806cm" svg:y1="17.755cm" svg:x2="5.006cm" svg:y2="17.755cm">
              <text:p/>
            </draw:line>
          </draw:g>
          <draw:g>
            <draw:custom-shape draw:style-name="gr1" draw:text-style-name="P1" draw:layer="layout" svg:width="0.2cm" svg:height="0.2cm" svg:x="5.304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17.655cm" svg:x2="5.404cm" svg:y2="17.855cm">
              <text:p/>
            </draw:line>
            <draw:line draw:style-name="gr2" draw:text-style-name="P2" draw:layer="layout" svg:x1="5.304cm" svg:y1="17.755cm" svg:x2="5.504cm" svg:y2="17.755cm">
              <text:p/>
            </draw:line>
          </draw:g>
          <draw:g>
            <draw:custom-shape draw:style-name="gr1" draw:text-style-name="P1" draw:layer="layout" svg:width="0.2cm" svg:height="0.2cm" svg:x="5.804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17.655cm" svg:x2="5.904cm" svg:y2="17.855cm">
              <text:p/>
            </draw:line>
            <draw:line draw:style-name="gr2" draw:text-style-name="P2" draw:layer="layout" svg:x1="5.804cm" svg:y1="17.755cm" svg:x2="6.004cm" svg:y2="17.755cm">
              <text:p/>
            </draw:line>
          </draw:g>
          <draw:g>
            <draw:custom-shape draw:style-name="gr1" draw:text-style-name="P1" draw:layer="layout" svg:width="0.2cm" svg:height="0.2cm" svg:x="6.31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17.655cm" svg:x2="6.41cm" svg:y2="17.855cm">
              <text:p/>
            </draw:line>
            <draw:line draw:style-name="gr2" draw:text-style-name="P2" draw:layer="layout" svg:x1="6.31cm" svg:y1="17.755cm" svg:x2="6.51cm" svg:y2="17.755cm">
              <text:p/>
            </draw:line>
          </draw:g>
          <draw:g>
            <draw:custom-shape draw:style-name="gr1" draw:text-style-name="P1" draw:layer="layout" svg:width="0.2cm" svg:height="0.2cm" svg:x="6.808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17.655cm" svg:x2="6.908cm" svg:y2="17.855cm">
              <text:p/>
            </draw:line>
            <draw:line draw:style-name="gr2" draw:text-style-name="P2" draw:layer="layout" svg:x1="6.808cm" svg:y1="17.755cm" svg:x2="7.008cm" svg:y2="17.755cm">
              <text:p/>
            </draw:line>
          </draw:g>
          <draw:g>
            <draw:custom-shape draw:style-name="gr1" draw:text-style-name="P1" draw:layer="layout" svg:width="0.2cm" svg:height="0.2cm" svg:x="7.312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17.655cm" svg:x2="7.412cm" svg:y2="17.855cm">
              <text:p/>
            </draw:line>
            <draw:line draw:style-name="gr2" draw:text-style-name="P2" draw:layer="layout" svg:x1="7.312cm" svg:y1="17.755cm" svg:x2="7.512cm" svg:y2="17.755cm">
              <text:p/>
            </draw:line>
          </draw:g>
          <draw:g>
            <draw:custom-shape draw:style-name="gr1" draw:text-style-name="P1" draw:layer="layout" svg:width="0.2cm" svg:height="0.2cm" svg:x="7.812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17.655cm" svg:x2="7.912cm" svg:y2="17.855cm">
              <text:p/>
            </draw:line>
            <draw:line draw:style-name="gr2" draw:text-style-name="P2" draw:layer="layout" svg:x1="7.812cm" svg:y1="17.755cm" svg:x2="8.012cm" svg:y2="17.755cm">
              <text:p/>
            </draw:line>
          </draw:g>
          <draw:g>
            <draw:custom-shape draw:style-name="gr1" draw:text-style-name="P1" draw:layer="layout" svg:width="0.2cm" svg:height="0.2cm" svg:x="8.314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17.655cm" svg:x2="8.414cm" svg:y2="17.855cm">
              <text:p/>
            </draw:line>
            <draw:line draw:style-name="gr2" draw:text-style-name="P2" draw:layer="layout" svg:x1="8.314cm" svg:y1="17.755cm" svg:x2="8.514cm" svg:y2="17.755cm">
              <text:p/>
            </draw:line>
          </draw:g>
          <draw:g>
            <draw:custom-shape draw:style-name="gr1" draw:text-style-name="P1" draw:layer="layout" svg:width="0.2cm" svg:height="0.2cm" svg:x="8.81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17.655cm" svg:x2="8.91cm" svg:y2="17.855cm">
              <text:p/>
            </draw:line>
            <draw:line draw:style-name="gr2" draw:text-style-name="P2" draw:layer="layout" svg:x1="8.81cm" svg:y1="17.755cm" svg:x2="9.01cm" svg:y2="17.755cm">
              <text:p/>
            </draw:line>
          </draw:g>
          <draw:g>
            <draw:custom-shape draw:style-name="gr1" draw:text-style-name="P1" draw:layer="layout" svg:width="0.2cm" svg:height="0.2cm" svg:x="9.31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17.655cm" svg:x2="9.41cm" svg:y2="17.855cm">
              <text:p/>
            </draw:line>
            <draw:line draw:style-name="gr2" draw:text-style-name="P2" draw:layer="layout" svg:x1="9.31cm" svg:y1="17.755cm" svg:x2="9.51cm" svg:y2="17.755cm">
              <text:p/>
            </draw:line>
          </draw:g>
          <draw:g>
            <draw:custom-shape draw:style-name="gr1" draw:text-style-name="P1" draw:layer="layout" svg:width="0.2cm" svg:height="0.2cm" svg:x="9.81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17.655cm" svg:x2="9.91cm" svg:y2="17.855cm">
              <text:p/>
            </draw:line>
            <draw:line draw:style-name="gr2" draw:text-style-name="P2" draw:layer="layout" svg:x1="9.81cm" svg:y1="17.755cm" svg:x2="10.01cm" svg:y2="17.755cm">
              <text:p/>
            </draw:line>
          </draw:g>
          <draw:g>
            <draw:custom-shape draw:style-name="gr1" draw:text-style-name="P1" draw:layer="layout" svg:width="0.2cm" svg:height="0.2cm" svg:x="10.316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17.655cm" svg:x2="10.416cm" svg:y2="17.855cm">
              <text:p/>
            </draw:line>
            <draw:line draw:style-name="gr2" draw:text-style-name="P2" draw:layer="layout" svg:x1="10.316cm" svg:y1="17.755cm" svg:x2="10.516cm" svg:y2="17.755cm">
              <text:p/>
            </draw:line>
          </draw:g>
          <draw:g>
            <draw:custom-shape draw:style-name="gr1" draw:text-style-name="P1" draw:layer="layout" svg:width="0.2cm" svg:height="0.2cm" svg:x="10.816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17.655cm" svg:x2="10.916cm" svg:y2="17.855cm">
              <text:p/>
            </draw:line>
            <draw:line draw:style-name="gr2" draw:text-style-name="P2" draw:layer="layout" svg:x1="10.816cm" svg:y1="17.755cm" svg:x2="11.016cm" svg:y2="17.755cm">
              <text:p/>
            </draw:line>
          </draw:g>
          <draw:g>
            <draw:custom-shape draw:style-name="gr1" draw:text-style-name="P1" draw:layer="layout" svg:width="0.2cm" svg:height="0.2cm" svg:x="11.314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17.655cm" svg:x2="11.414cm" svg:y2="17.855cm">
              <text:p/>
            </draw:line>
            <draw:line draw:style-name="gr2" draw:text-style-name="P2" draw:layer="layout" svg:x1="11.314cm" svg:y1="17.755cm" svg:x2="11.514cm" svg:y2="17.755cm">
              <text:p/>
            </draw:line>
          </draw:g>
          <draw:g>
            <draw:custom-shape draw:style-name="gr1" draw:text-style-name="P1" draw:layer="layout" svg:width="0.2cm" svg:height="0.2cm" svg:x="11.82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17.655cm" svg:x2="11.92cm" svg:y2="17.855cm">
              <text:p/>
            </draw:line>
            <draw:line draw:style-name="gr2" draw:text-style-name="P2" draw:layer="layout" svg:x1="11.82cm" svg:y1="17.755cm" svg:x2="12.02cm" svg:y2="17.755cm">
              <text:p/>
            </draw:line>
          </draw:g>
          <draw:g>
            <draw:custom-shape draw:style-name="gr1" draw:text-style-name="P1" draw:layer="layout" svg:width="0.2cm" svg:height="0.2cm" svg:x="12.322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17.655cm" svg:x2="12.422cm" svg:y2="17.855cm">
              <text:p/>
            </draw:line>
            <draw:line draw:style-name="gr2" draw:text-style-name="P2" draw:layer="layout" svg:x1="12.322cm" svg:y1="17.755cm" svg:x2="12.522cm" svg:y2="17.755cm">
              <text:p/>
            </draw:line>
          </draw:g>
          <draw:g>
            <draw:custom-shape draw:style-name="gr1" draw:text-style-name="P1" draw:layer="layout" svg:width="0.2cm" svg:height="0.2cm" svg:x="12.818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17.655cm" svg:x2="12.918cm" svg:y2="17.855cm">
              <text:p/>
            </draw:line>
            <draw:line draw:style-name="gr2" draw:text-style-name="P2" draw:layer="layout" svg:x1="12.818cm" svg:y1="17.755cm" svg:x2="13.018cm" svg:y2="17.755cm">
              <text:p/>
            </draw:line>
          </draw:g>
          <draw:g>
            <draw:custom-shape draw:style-name="gr1" draw:text-style-name="P1" draw:layer="layout" svg:width="0.2cm" svg:height="0.2cm" svg:x="13.318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17.655cm" svg:x2="13.418cm" svg:y2="17.855cm">
              <text:p/>
            </draw:line>
            <draw:line draw:style-name="gr2" draw:text-style-name="P2" draw:layer="layout" svg:x1="13.318cm" svg:y1="17.755cm" svg:x2="13.518cm" svg:y2="17.755cm">
              <text:p/>
            </draw:line>
          </draw:g>
          <draw:g>
            <draw:custom-shape draw:style-name="gr1" draw:text-style-name="P1" draw:layer="layout" svg:width="0.2cm" svg:height="0.2cm" svg:x="13.822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17.655cm" svg:x2="13.922cm" svg:y2="17.855cm">
              <text:p/>
            </draw:line>
            <draw:line draw:style-name="gr2" draw:text-style-name="P2" draw:layer="layout" svg:x1="13.822cm" svg:y1="17.755cm" svg:x2="14.022cm" svg:y2="17.755cm">
              <text:p/>
            </draw:line>
          </draw:g>
          <draw:g>
            <draw:custom-shape draw:style-name="gr1" draw:text-style-name="P1" draw:layer="layout" svg:width="0.2cm" svg:height="0.2cm" svg:x="14.324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17.655cm" svg:x2="14.424cm" svg:y2="17.855cm">
              <text:p/>
            </draw:line>
            <draw:line draw:style-name="gr2" draw:text-style-name="P2" draw:layer="layout" svg:x1="14.324cm" svg:y1="17.755cm" svg:x2="14.524cm" svg:y2="17.755cm">
              <text:p/>
            </draw:line>
          </draw:g>
          <draw:g>
            <draw:custom-shape draw:style-name="gr1" draw:text-style-name="P1" draw:layer="layout" svg:width="0.2cm" svg:height="0.2cm" svg:x="14.824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17.655cm" svg:x2="14.924cm" svg:y2="17.855cm">
              <text:p/>
            </draw:line>
            <draw:line draw:style-name="gr2" draw:text-style-name="P2" draw:layer="layout" svg:x1="14.824cm" svg:y1="17.755cm" svg:x2="15.024cm" svg:y2="17.755cm">
              <text:p/>
            </draw:line>
          </draw:g>
          <draw:g>
            <draw:custom-shape draw:style-name="gr1" draw:text-style-name="P1" draw:layer="layout" svg:width="0.2cm" svg:height="0.2cm" svg:x="15.324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17.655cm" svg:x2="15.424cm" svg:y2="17.855cm">
              <text:p/>
            </draw:line>
            <draw:line draw:style-name="gr2" draw:text-style-name="P2" draw:layer="layout" svg:x1="15.324cm" svg:y1="17.755cm" svg:x2="15.524cm" svg:y2="17.755cm">
              <text:p/>
            </draw:line>
          </draw:g>
          <draw:g>
            <draw:custom-shape draw:style-name="gr1" draw:text-style-name="P1" draw:layer="layout" svg:width="0.2cm" svg:height="0.2cm" svg:x="15.824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17.655cm" svg:x2="15.924cm" svg:y2="17.855cm">
              <text:p/>
            </draw:line>
            <draw:line draw:style-name="gr2" draw:text-style-name="P2" draw:layer="layout" svg:x1="15.824cm" svg:y1="17.755cm" svg:x2="16.024cm" svg:y2="17.755cm">
              <text:p/>
            </draw:line>
          </draw:g>
          <draw:g>
            <draw:custom-shape draw:style-name="gr1" draw:text-style-name="P1" draw:layer="layout" svg:width="0.2cm" svg:height="0.2cm" svg:x="16.324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17.655cm" svg:x2="16.424cm" svg:y2="17.855cm">
              <text:p/>
            </draw:line>
            <draw:line draw:style-name="gr2" draw:text-style-name="P2" draw:layer="layout" svg:x1="16.324cm" svg:y1="17.755cm" svg:x2="16.524cm" svg:y2="17.755cm">
              <text:p/>
            </draw:line>
          </draw:g>
          <draw:g>
            <draw:custom-shape draw:style-name="gr1" draw:text-style-name="P1" draw:layer="layout" svg:width="0.2cm" svg:height="0.2cm" svg:x="16.824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17.655cm" svg:x2="16.924cm" svg:y2="17.855cm">
              <text:p/>
            </draw:line>
            <draw:line draw:style-name="gr2" draw:text-style-name="P2" draw:layer="layout" svg:x1="16.824cm" svg:y1="17.755cm" svg:x2="17.024cm" svg:y2="17.755cm">
              <text:p/>
            </draw:line>
          </draw:g>
          <draw:g>
            <draw:custom-shape draw:style-name="gr1" draw:text-style-name="P1" draw:layer="layout" svg:width="0.2cm" svg:height="0.2cm" svg:x="17.324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17.655cm" svg:x2="17.424cm" svg:y2="17.855cm">
              <text:p/>
            </draw:line>
            <draw:line draw:style-name="gr2" draw:text-style-name="P2" draw:layer="layout" svg:x1="17.324cm" svg:y1="17.755cm" svg:x2="17.524cm" svg:y2="17.755cm">
              <text:p/>
            </draw:line>
          </draw:g>
          <draw:g>
            <draw:custom-shape draw:style-name="gr1" draw:text-style-name="P1" draw:layer="layout" svg:width="0.2cm" svg:height="0.2cm" svg:x="17.824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17.655cm" svg:x2="17.924cm" svg:y2="17.855cm">
              <text:p/>
            </draw:line>
            <draw:line draw:style-name="gr2" draw:text-style-name="P2" draw:layer="layout" svg:x1="17.824cm" svg:y1="17.755cm" svg:x2="18.024cm" svg:y2="17.755cm">
              <text:p/>
            </draw:line>
          </draw:g>
          <draw:g>
            <draw:custom-shape draw:style-name="gr1" draw:text-style-name="P1" draw:layer="layout" svg:width="0.2cm" svg:height="0.2cm" svg:x="18.324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17.655cm" svg:x2="18.424cm" svg:y2="17.855cm">
              <text:p/>
            </draw:line>
            <draw:line draw:style-name="gr2" draw:text-style-name="P2" draw:layer="layout" svg:x1="18.324cm" svg:y1="17.755cm" svg:x2="18.524cm" svg:y2="17.755cm">
              <text:p/>
            </draw:line>
          </draw:g>
          <draw:g>
            <draw:custom-shape draw:style-name="gr1" draw:text-style-name="P1" draw:layer="layout" svg:width="0.2cm" svg:height="0.2cm" svg:x="18.824cm" svg:y="1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17.655cm" svg:x2="18.924cm" svg:y2="17.855cm">
              <text:p/>
            </draw:line>
            <draw:line draw:style-name="gr2" draw:text-style-name="P2" draw:layer="layout" svg:x1="18.824cm" svg:y1="17.755cm" svg:x2="19.024cm" svg:y2="17.755cm">
              <text:p/>
            </draw:line>
          </draw:g>
          <draw:custom-shape draw:style-name="gr3" draw:text-style-name="P1" draw:layer="layout" svg:width="17.839cm" svg:height="0.51cm" svg:x="1.5cm" svg:y="17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18.155cm" svg:x2="1.9cm" svg:y2="18.355cm">
              <text:p/>
            </draw:line>
            <draw:line draw:style-name="gr2" draw:text-style-name="P2" draw:layer="layout" svg:x1="1.8cm" svg:y1="18.255cm" svg:x2="2cm" svg:y2="18.255cm">
              <text:p/>
            </draw:line>
          </draw:g>
          <draw:g>
            <draw:custom-shape draw:style-name="gr1" draw:text-style-name="P1" draw:layer="layout" svg:width="0.2cm" svg:height="0.2cm" svg:x="2.292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8.155cm" svg:x2="2.392cm" svg:y2="18.355cm">
              <text:p/>
            </draw:line>
            <draw:line draw:style-name="gr2" draw:text-style-name="P2" draw:layer="layout" svg:x1="2.292cm" svg:y1="18.255cm" svg:x2="2.492cm" svg:y2="18.255cm">
              <text:p/>
            </draw:line>
          </draw:g>
          <draw:g>
            <draw:custom-shape draw:style-name="gr1" draw:text-style-name="P1" draw:layer="layout" svg:width="0.2cm" svg:height="0.2cm" svg:x="2.292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8.155cm" svg:x2="2.392cm" svg:y2="18.355cm">
              <text:p/>
            </draw:line>
            <draw:line draw:style-name="gr2" draw:text-style-name="P2" draw:layer="layout" svg:x1="2.292cm" svg:y1="18.255cm" svg:x2="2.492cm" svg:y2="18.255cm">
              <text:p/>
            </draw:line>
          </draw:g>
          <draw:g>
            <draw:custom-shape draw:style-name="gr1" draw:text-style-name="P1" draw:layer="layout" svg:width="0.2cm" svg:height="0.2cm" svg:x="2.798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18.155cm" svg:x2="2.898cm" svg:y2="18.355cm">
              <text:p/>
            </draw:line>
            <draw:line draw:style-name="gr2" draw:text-style-name="P2" draw:layer="layout" svg:x1="2.798cm" svg:y1="18.255cm" svg:x2="2.998cm" svg:y2="18.255cm">
              <text:p/>
            </draw:line>
          </draw:g>
          <draw:g>
            <draw:custom-shape draw:style-name="gr1" draw:text-style-name="P1" draw:layer="layout" svg:width="0.2cm" svg:height="0.2cm" svg:x="3.306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18.155cm" svg:x2="3.406cm" svg:y2="18.355cm">
              <text:p/>
            </draw:line>
            <draw:line draw:style-name="gr2" draw:text-style-name="P2" draw:layer="layout" svg:x1="3.306cm" svg:y1="18.255cm" svg:x2="3.506cm" svg:y2="18.255cm">
              <text:p/>
            </draw:line>
          </draw:g>
          <draw:g>
            <draw:custom-shape draw:style-name="gr1" draw:text-style-name="P1" draw:layer="layout" svg:width="0.2cm" svg:height="0.2cm" svg:x="3.806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18.155cm" svg:x2="3.906cm" svg:y2="18.355cm">
              <text:p/>
            </draw:line>
            <draw:line draw:style-name="gr2" draw:text-style-name="P2" draw:layer="layout" svg:x1="3.806cm" svg:y1="18.255cm" svg:x2="4.006cm" svg:y2="18.255cm">
              <text:p/>
            </draw:line>
          </draw:g>
          <draw:g>
            <draw:custom-shape draw:style-name="gr1" draw:text-style-name="P1" draw:layer="layout" svg:width="0.2cm" svg:height="0.2cm" svg:x="4.306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18.155cm" svg:x2="4.406cm" svg:y2="18.355cm">
              <text:p/>
            </draw:line>
            <draw:line draw:style-name="gr2" draw:text-style-name="P2" draw:layer="layout" svg:x1="4.306cm" svg:y1="18.255cm" svg:x2="4.506cm" svg:y2="18.255cm">
              <text:p/>
            </draw:line>
          </draw:g>
          <draw:g>
            <draw:custom-shape draw:style-name="gr1" draw:text-style-name="P1" draw:layer="layout" svg:width="0.2cm" svg:height="0.2cm" svg:x="4.806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18.155cm" svg:x2="4.906cm" svg:y2="18.355cm">
              <text:p/>
            </draw:line>
            <draw:line draw:style-name="gr2" draw:text-style-name="P2" draw:layer="layout" svg:x1="4.806cm" svg:y1="18.255cm" svg:x2="5.006cm" svg:y2="18.255cm">
              <text:p/>
            </draw:line>
          </draw:g>
          <draw:g>
            <draw:custom-shape draw:style-name="gr1" draw:text-style-name="P1" draw:layer="layout" svg:width="0.2cm" svg:height="0.2cm" svg:x="5.304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18.155cm" svg:x2="5.404cm" svg:y2="18.355cm">
              <text:p/>
            </draw:line>
            <draw:line draw:style-name="gr2" draw:text-style-name="P2" draw:layer="layout" svg:x1="5.304cm" svg:y1="18.255cm" svg:x2="5.504cm" svg:y2="18.255cm">
              <text:p/>
            </draw:line>
          </draw:g>
          <draw:g>
            <draw:custom-shape draw:style-name="gr1" draw:text-style-name="P1" draw:layer="layout" svg:width="0.2cm" svg:height="0.2cm" svg:x="5.804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18.155cm" svg:x2="5.904cm" svg:y2="18.355cm">
              <text:p/>
            </draw:line>
            <draw:line draw:style-name="gr2" draw:text-style-name="P2" draw:layer="layout" svg:x1="5.804cm" svg:y1="18.255cm" svg:x2="6.004cm" svg:y2="18.255cm">
              <text:p/>
            </draw:line>
          </draw:g>
          <draw:g>
            <draw:custom-shape draw:style-name="gr1" draw:text-style-name="P1" draw:layer="layout" svg:width="0.2cm" svg:height="0.2cm" svg:x="6.31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18.155cm" svg:x2="6.41cm" svg:y2="18.355cm">
              <text:p/>
            </draw:line>
            <draw:line draw:style-name="gr2" draw:text-style-name="P2" draw:layer="layout" svg:x1="6.31cm" svg:y1="18.255cm" svg:x2="6.51cm" svg:y2="18.255cm">
              <text:p/>
            </draw:line>
          </draw:g>
          <draw:g>
            <draw:custom-shape draw:style-name="gr1" draw:text-style-name="P1" draw:layer="layout" svg:width="0.2cm" svg:height="0.2cm" svg:x="6.808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18.155cm" svg:x2="6.908cm" svg:y2="18.355cm">
              <text:p/>
            </draw:line>
            <draw:line draw:style-name="gr2" draw:text-style-name="P2" draw:layer="layout" svg:x1="6.808cm" svg:y1="18.255cm" svg:x2="7.008cm" svg:y2="18.255cm">
              <text:p/>
            </draw:line>
          </draw:g>
          <draw:g>
            <draw:custom-shape draw:style-name="gr1" draw:text-style-name="P1" draw:layer="layout" svg:width="0.2cm" svg:height="0.2cm" svg:x="7.312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18.155cm" svg:x2="7.412cm" svg:y2="18.355cm">
              <text:p/>
            </draw:line>
            <draw:line draw:style-name="gr2" draw:text-style-name="P2" draw:layer="layout" svg:x1="7.312cm" svg:y1="18.255cm" svg:x2="7.512cm" svg:y2="18.255cm">
              <text:p/>
            </draw:line>
          </draw:g>
          <draw:g>
            <draw:custom-shape draw:style-name="gr1" draw:text-style-name="P1" draw:layer="layout" svg:width="0.2cm" svg:height="0.2cm" svg:x="7.812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18.155cm" svg:x2="7.912cm" svg:y2="18.355cm">
              <text:p/>
            </draw:line>
            <draw:line draw:style-name="gr2" draw:text-style-name="P2" draw:layer="layout" svg:x1="7.812cm" svg:y1="18.255cm" svg:x2="8.012cm" svg:y2="18.255cm">
              <text:p/>
            </draw:line>
          </draw:g>
          <draw:g>
            <draw:custom-shape draw:style-name="gr1" draw:text-style-name="P1" draw:layer="layout" svg:width="0.2cm" svg:height="0.2cm" svg:x="8.314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18.155cm" svg:x2="8.414cm" svg:y2="18.355cm">
              <text:p/>
            </draw:line>
            <draw:line draw:style-name="gr2" draw:text-style-name="P2" draw:layer="layout" svg:x1="8.314cm" svg:y1="18.255cm" svg:x2="8.514cm" svg:y2="18.255cm">
              <text:p/>
            </draw:line>
          </draw:g>
          <draw:g>
            <draw:custom-shape draw:style-name="gr1" draw:text-style-name="P1" draw:layer="layout" svg:width="0.2cm" svg:height="0.2cm" svg:x="8.81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18.155cm" svg:x2="8.91cm" svg:y2="18.355cm">
              <text:p/>
            </draw:line>
            <draw:line draw:style-name="gr2" draw:text-style-name="P2" draw:layer="layout" svg:x1="8.81cm" svg:y1="18.255cm" svg:x2="9.01cm" svg:y2="18.255cm">
              <text:p/>
            </draw:line>
          </draw:g>
          <draw:g>
            <draw:custom-shape draw:style-name="gr1" draw:text-style-name="P1" draw:layer="layout" svg:width="0.2cm" svg:height="0.2cm" svg:x="9.31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18.155cm" svg:x2="9.41cm" svg:y2="18.355cm">
              <text:p/>
            </draw:line>
            <draw:line draw:style-name="gr2" draw:text-style-name="P2" draw:layer="layout" svg:x1="9.31cm" svg:y1="18.255cm" svg:x2="9.51cm" svg:y2="18.255cm">
              <text:p/>
            </draw:line>
          </draw:g>
          <draw:g>
            <draw:custom-shape draw:style-name="gr1" draw:text-style-name="P1" draw:layer="layout" svg:width="0.2cm" svg:height="0.2cm" svg:x="9.81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18.155cm" svg:x2="9.91cm" svg:y2="18.355cm">
              <text:p/>
            </draw:line>
            <draw:line draw:style-name="gr2" draw:text-style-name="P2" draw:layer="layout" svg:x1="9.81cm" svg:y1="18.255cm" svg:x2="10.01cm" svg:y2="18.255cm">
              <text:p/>
            </draw:line>
          </draw:g>
          <draw:g>
            <draw:custom-shape draw:style-name="gr1" draw:text-style-name="P1" draw:layer="layout" svg:width="0.2cm" svg:height="0.2cm" svg:x="10.316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18.155cm" svg:x2="10.416cm" svg:y2="18.355cm">
              <text:p/>
            </draw:line>
            <draw:line draw:style-name="gr2" draw:text-style-name="P2" draw:layer="layout" svg:x1="10.316cm" svg:y1="18.255cm" svg:x2="10.516cm" svg:y2="18.255cm">
              <text:p/>
            </draw:line>
          </draw:g>
          <draw:g>
            <draw:custom-shape draw:style-name="gr1" draw:text-style-name="P1" draw:layer="layout" svg:width="0.2cm" svg:height="0.2cm" svg:x="10.816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18.155cm" svg:x2="10.916cm" svg:y2="18.355cm">
              <text:p/>
            </draw:line>
            <draw:line draw:style-name="gr2" draw:text-style-name="P2" draw:layer="layout" svg:x1="10.816cm" svg:y1="18.255cm" svg:x2="11.016cm" svg:y2="18.255cm">
              <text:p/>
            </draw:line>
          </draw:g>
          <draw:g>
            <draw:custom-shape draw:style-name="gr1" draw:text-style-name="P1" draw:layer="layout" svg:width="0.2cm" svg:height="0.2cm" svg:x="11.314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18.155cm" svg:x2="11.414cm" svg:y2="18.355cm">
              <text:p/>
            </draw:line>
            <draw:line draw:style-name="gr2" draw:text-style-name="P2" draw:layer="layout" svg:x1="11.314cm" svg:y1="18.255cm" svg:x2="11.514cm" svg:y2="18.255cm">
              <text:p/>
            </draw:line>
          </draw:g>
          <draw:g>
            <draw:custom-shape draw:style-name="gr1" draw:text-style-name="P1" draw:layer="layout" svg:width="0.2cm" svg:height="0.2cm" svg:x="11.82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18.155cm" svg:x2="11.92cm" svg:y2="18.355cm">
              <text:p/>
            </draw:line>
            <draw:line draw:style-name="gr2" draw:text-style-name="P2" draw:layer="layout" svg:x1="11.82cm" svg:y1="18.255cm" svg:x2="12.02cm" svg:y2="18.255cm">
              <text:p/>
            </draw:line>
          </draw:g>
          <draw:g>
            <draw:custom-shape draw:style-name="gr1" draw:text-style-name="P1" draw:layer="layout" svg:width="0.2cm" svg:height="0.2cm" svg:x="12.322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18.155cm" svg:x2="12.422cm" svg:y2="18.355cm">
              <text:p/>
            </draw:line>
            <draw:line draw:style-name="gr2" draw:text-style-name="P2" draw:layer="layout" svg:x1="12.322cm" svg:y1="18.255cm" svg:x2="12.522cm" svg:y2="18.255cm">
              <text:p/>
            </draw:line>
          </draw:g>
          <draw:g>
            <draw:custom-shape draw:style-name="gr1" draw:text-style-name="P1" draw:layer="layout" svg:width="0.2cm" svg:height="0.2cm" svg:x="12.818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18.155cm" svg:x2="12.918cm" svg:y2="18.355cm">
              <text:p/>
            </draw:line>
            <draw:line draw:style-name="gr2" draw:text-style-name="P2" draw:layer="layout" svg:x1="12.818cm" svg:y1="18.255cm" svg:x2="13.018cm" svg:y2="18.255cm">
              <text:p/>
            </draw:line>
          </draw:g>
          <draw:g>
            <draw:custom-shape draw:style-name="gr1" draw:text-style-name="P1" draw:layer="layout" svg:width="0.2cm" svg:height="0.2cm" svg:x="13.318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18.155cm" svg:x2="13.418cm" svg:y2="18.355cm">
              <text:p/>
            </draw:line>
            <draw:line draw:style-name="gr2" draw:text-style-name="P2" draw:layer="layout" svg:x1="13.318cm" svg:y1="18.255cm" svg:x2="13.518cm" svg:y2="18.255cm">
              <text:p/>
            </draw:line>
          </draw:g>
          <draw:g>
            <draw:custom-shape draw:style-name="gr1" draw:text-style-name="P1" draw:layer="layout" svg:width="0.2cm" svg:height="0.2cm" svg:x="13.822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18.155cm" svg:x2="13.922cm" svg:y2="18.355cm">
              <text:p/>
            </draw:line>
            <draw:line draw:style-name="gr2" draw:text-style-name="P2" draw:layer="layout" svg:x1="13.822cm" svg:y1="18.255cm" svg:x2="14.022cm" svg:y2="18.255cm">
              <text:p/>
            </draw:line>
          </draw:g>
          <draw:g>
            <draw:custom-shape draw:style-name="gr1" draw:text-style-name="P1" draw:layer="layout" svg:width="0.2cm" svg:height="0.2cm" svg:x="14.324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18.155cm" svg:x2="14.424cm" svg:y2="18.355cm">
              <text:p/>
            </draw:line>
            <draw:line draw:style-name="gr2" draw:text-style-name="P2" draw:layer="layout" svg:x1="14.324cm" svg:y1="18.255cm" svg:x2="14.524cm" svg:y2="18.255cm">
              <text:p/>
            </draw:line>
          </draw:g>
          <draw:g>
            <draw:custom-shape draw:style-name="gr1" draw:text-style-name="P1" draw:layer="layout" svg:width="0.2cm" svg:height="0.2cm" svg:x="14.824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18.155cm" svg:x2="14.924cm" svg:y2="18.355cm">
              <text:p/>
            </draw:line>
            <draw:line draw:style-name="gr2" draw:text-style-name="P2" draw:layer="layout" svg:x1="14.824cm" svg:y1="18.255cm" svg:x2="15.024cm" svg:y2="18.255cm">
              <text:p/>
            </draw:line>
          </draw:g>
          <draw:g>
            <draw:custom-shape draw:style-name="gr1" draw:text-style-name="P1" draw:layer="layout" svg:width="0.2cm" svg:height="0.2cm" svg:x="15.324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18.155cm" svg:x2="15.424cm" svg:y2="18.355cm">
              <text:p/>
            </draw:line>
            <draw:line draw:style-name="gr2" draw:text-style-name="P2" draw:layer="layout" svg:x1="15.324cm" svg:y1="18.255cm" svg:x2="15.524cm" svg:y2="18.255cm">
              <text:p/>
            </draw:line>
          </draw:g>
          <draw:g>
            <draw:custom-shape draw:style-name="gr1" draw:text-style-name="P1" draw:layer="layout" svg:width="0.2cm" svg:height="0.2cm" svg:x="15.824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18.155cm" svg:x2="15.924cm" svg:y2="18.355cm">
              <text:p/>
            </draw:line>
            <draw:line draw:style-name="gr2" draw:text-style-name="P2" draw:layer="layout" svg:x1="15.824cm" svg:y1="18.255cm" svg:x2="16.024cm" svg:y2="18.255cm">
              <text:p/>
            </draw:line>
          </draw:g>
          <draw:g>
            <draw:custom-shape draw:style-name="gr1" draw:text-style-name="P1" draw:layer="layout" svg:width="0.2cm" svg:height="0.2cm" svg:x="16.324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18.155cm" svg:x2="16.424cm" svg:y2="18.355cm">
              <text:p/>
            </draw:line>
            <draw:line draw:style-name="gr2" draw:text-style-name="P2" draw:layer="layout" svg:x1="16.324cm" svg:y1="18.255cm" svg:x2="16.524cm" svg:y2="18.255cm">
              <text:p/>
            </draw:line>
          </draw:g>
          <draw:g>
            <draw:custom-shape draw:style-name="gr1" draw:text-style-name="P1" draw:layer="layout" svg:width="0.2cm" svg:height="0.2cm" svg:x="16.824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18.155cm" svg:x2="16.924cm" svg:y2="18.355cm">
              <text:p/>
            </draw:line>
            <draw:line draw:style-name="gr2" draw:text-style-name="P2" draw:layer="layout" svg:x1="16.824cm" svg:y1="18.255cm" svg:x2="17.024cm" svg:y2="18.255cm">
              <text:p/>
            </draw:line>
          </draw:g>
          <draw:g>
            <draw:custom-shape draw:style-name="gr1" draw:text-style-name="P1" draw:layer="layout" svg:width="0.2cm" svg:height="0.2cm" svg:x="17.324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18.155cm" svg:x2="17.424cm" svg:y2="18.355cm">
              <text:p/>
            </draw:line>
            <draw:line draw:style-name="gr2" draw:text-style-name="P2" draw:layer="layout" svg:x1="17.324cm" svg:y1="18.255cm" svg:x2="17.524cm" svg:y2="18.255cm">
              <text:p/>
            </draw:line>
          </draw:g>
          <draw:g>
            <draw:custom-shape draw:style-name="gr1" draw:text-style-name="P1" draw:layer="layout" svg:width="0.2cm" svg:height="0.2cm" svg:x="17.824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18.155cm" svg:x2="17.924cm" svg:y2="18.355cm">
              <text:p/>
            </draw:line>
            <draw:line draw:style-name="gr2" draw:text-style-name="P2" draw:layer="layout" svg:x1="17.824cm" svg:y1="18.255cm" svg:x2="18.024cm" svg:y2="18.255cm">
              <text:p/>
            </draw:line>
          </draw:g>
          <draw:g>
            <draw:custom-shape draw:style-name="gr1" draw:text-style-name="P1" draw:layer="layout" svg:width="0.2cm" svg:height="0.2cm" svg:x="18.324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18.155cm" svg:x2="18.424cm" svg:y2="18.355cm">
              <text:p/>
            </draw:line>
            <draw:line draw:style-name="gr2" draw:text-style-name="P2" draw:layer="layout" svg:x1="18.324cm" svg:y1="18.255cm" svg:x2="18.524cm" svg:y2="18.255cm">
              <text:p/>
            </draw:line>
          </draw:g>
          <draw:g>
            <draw:custom-shape draw:style-name="gr1" draw:text-style-name="P1" draw:layer="layout" svg:width="0.2cm" svg:height="0.2cm" svg:x="18.824cm" svg:y="18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18.155cm" svg:x2="18.924cm" svg:y2="18.355cm">
              <text:p/>
            </draw:line>
            <draw:line draw:style-name="gr2" draw:text-style-name="P2" draw:layer="layout" svg:x1="18.824cm" svg:y1="18.255cm" svg:x2="19.024cm" svg:y2="18.255cm">
              <text:p/>
            </draw:line>
          </draw:g>
          <draw:custom-shape draw:style-name="gr3" draw:text-style-name="P1" draw:layer="layout" svg:width="17.839cm" svg:height="0.51cm" svg:x="1.5cm" svg:y="18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18.655cm" svg:x2="1.9cm" svg:y2="18.855cm">
              <text:p/>
            </draw:line>
            <draw:line draw:style-name="gr2" draw:text-style-name="P2" draw:layer="layout" svg:x1="1.8cm" svg:y1="18.755cm" svg:x2="2cm" svg:y2="18.755cm">
              <text:p/>
            </draw:line>
          </draw:g>
          <draw:g>
            <draw:custom-shape draw:style-name="gr1" draw:text-style-name="P1" draw:layer="layout" svg:width="0.2cm" svg:height="0.2cm" svg:x="2.292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8.655cm" svg:x2="2.392cm" svg:y2="18.855cm">
              <text:p/>
            </draw:line>
            <draw:line draw:style-name="gr2" draw:text-style-name="P2" draw:layer="layout" svg:x1="2.292cm" svg:y1="18.755cm" svg:x2="2.492cm" svg:y2="18.755cm">
              <text:p/>
            </draw:line>
          </draw:g>
          <draw:g>
            <draw:custom-shape draw:style-name="gr1" draw:text-style-name="P1" draw:layer="layout" svg:width="0.2cm" svg:height="0.2cm" svg:x="2.292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8.655cm" svg:x2="2.392cm" svg:y2="18.855cm">
              <text:p/>
            </draw:line>
            <draw:line draw:style-name="gr2" draw:text-style-name="P2" draw:layer="layout" svg:x1="2.292cm" svg:y1="18.755cm" svg:x2="2.492cm" svg:y2="18.755cm">
              <text:p/>
            </draw:line>
          </draw:g>
          <draw:g>
            <draw:custom-shape draw:style-name="gr1" draw:text-style-name="P1" draw:layer="layout" svg:width="0.2cm" svg:height="0.2cm" svg:x="2.798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18.655cm" svg:x2="2.898cm" svg:y2="18.855cm">
              <text:p/>
            </draw:line>
            <draw:line draw:style-name="gr2" draw:text-style-name="P2" draw:layer="layout" svg:x1="2.798cm" svg:y1="18.755cm" svg:x2="2.998cm" svg:y2="18.755cm">
              <text:p/>
            </draw:line>
          </draw:g>
          <draw:g>
            <draw:custom-shape draw:style-name="gr1" draw:text-style-name="P1" draw:layer="layout" svg:width="0.2cm" svg:height="0.2cm" svg:x="3.306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18.655cm" svg:x2="3.406cm" svg:y2="18.855cm">
              <text:p/>
            </draw:line>
            <draw:line draw:style-name="gr2" draw:text-style-name="P2" draw:layer="layout" svg:x1="3.306cm" svg:y1="18.755cm" svg:x2="3.506cm" svg:y2="18.755cm">
              <text:p/>
            </draw:line>
          </draw:g>
          <draw:g>
            <draw:custom-shape draw:style-name="gr1" draw:text-style-name="P1" draw:layer="layout" svg:width="0.2cm" svg:height="0.2cm" svg:x="3.806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18.655cm" svg:x2="3.906cm" svg:y2="18.855cm">
              <text:p/>
            </draw:line>
            <draw:line draw:style-name="gr2" draw:text-style-name="P2" draw:layer="layout" svg:x1="3.806cm" svg:y1="18.755cm" svg:x2="4.006cm" svg:y2="18.755cm">
              <text:p/>
            </draw:line>
          </draw:g>
          <draw:g>
            <draw:custom-shape draw:style-name="gr1" draw:text-style-name="P1" draw:layer="layout" svg:width="0.2cm" svg:height="0.2cm" svg:x="4.306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18.655cm" svg:x2="4.406cm" svg:y2="18.855cm">
              <text:p/>
            </draw:line>
            <draw:line draw:style-name="gr2" draw:text-style-name="P2" draw:layer="layout" svg:x1="4.306cm" svg:y1="18.755cm" svg:x2="4.506cm" svg:y2="18.755cm">
              <text:p/>
            </draw:line>
          </draw:g>
          <draw:g>
            <draw:custom-shape draw:style-name="gr1" draw:text-style-name="P1" draw:layer="layout" svg:width="0.2cm" svg:height="0.2cm" svg:x="4.806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18.655cm" svg:x2="4.906cm" svg:y2="18.855cm">
              <text:p/>
            </draw:line>
            <draw:line draw:style-name="gr2" draw:text-style-name="P2" draw:layer="layout" svg:x1="4.806cm" svg:y1="18.755cm" svg:x2="5.006cm" svg:y2="18.755cm">
              <text:p/>
            </draw:line>
          </draw:g>
          <draw:g>
            <draw:custom-shape draw:style-name="gr1" draw:text-style-name="P1" draw:layer="layout" svg:width="0.2cm" svg:height="0.2cm" svg:x="5.304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18.655cm" svg:x2="5.404cm" svg:y2="18.855cm">
              <text:p/>
            </draw:line>
            <draw:line draw:style-name="gr2" draw:text-style-name="P2" draw:layer="layout" svg:x1="5.304cm" svg:y1="18.755cm" svg:x2="5.504cm" svg:y2="18.755cm">
              <text:p/>
            </draw:line>
          </draw:g>
          <draw:g>
            <draw:custom-shape draw:style-name="gr1" draw:text-style-name="P1" draw:layer="layout" svg:width="0.2cm" svg:height="0.2cm" svg:x="5.804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18.655cm" svg:x2="5.904cm" svg:y2="18.855cm">
              <text:p/>
            </draw:line>
            <draw:line draw:style-name="gr2" draw:text-style-name="P2" draw:layer="layout" svg:x1="5.804cm" svg:y1="18.755cm" svg:x2="6.004cm" svg:y2="18.755cm">
              <text:p/>
            </draw:line>
          </draw:g>
          <draw:g>
            <draw:custom-shape draw:style-name="gr1" draw:text-style-name="P1" draw:layer="layout" svg:width="0.2cm" svg:height="0.2cm" svg:x="6.31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18.655cm" svg:x2="6.41cm" svg:y2="18.855cm">
              <text:p/>
            </draw:line>
            <draw:line draw:style-name="gr2" draw:text-style-name="P2" draw:layer="layout" svg:x1="6.31cm" svg:y1="18.755cm" svg:x2="6.51cm" svg:y2="18.755cm">
              <text:p/>
            </draw:line>
          </draw:g>
          <draw:g>
            <draw:custom-shape draw:style-name="gr1" draw:text-style-name="P1" draw:layer="layout" svg:width="0.2cm" svg:height="0.2cm" svg:x="6.808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18.655cm" svg:x2="6.908cm" svg:y2="18.855cm">
              <text:p/>
            </draw:line>
            <draw:line draw:style-name="gr2" draw:text-style-name="P2" draw:layer="layout" svg:x1="6.808cm" svg:y1="18.755cm" svg:x2="7.008cm" svg:y2="18.755cm">
              <text:p/>
            </draw:line>
          </draw:g>
          <draw:g>
            <draw:custom-shape draw:style-name="gr1" draw:text-style-name="P1" draw:layer="layout" svg:width="0.2cm" svg:height="0.2cm" svg:x="7.312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18.655cm" svg:x2="7.412cm" svg:y2="18.855cm">
              <text:p/>
            </draw:line>
            <draw:line draw:style-name="gr2" draw:text-style-name="P2" draw:layer="layout" svg:x1="7.312cm" svg:y1="18.755cm" svg:x2="7.512cm" svg:y2="18.755cm">
              <text:p/>
            </draw:line>
          </draw:g>
          <draw:g>
            <draw:custom-shape draw:style-name="gr1" draw:text-style-name="P1" draw:layer="layout" svg:width="0.2cm" svg:height="0.2cm" svg:x="7.812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18.655cm" svg:x2="7.912cm" svg:y2="18.855cm">
              <text:p/>
            </draw:line>
            <draw:line draw:style-name="gr2" draw:text-style-name="P2" draw:layer="layout" svg:x1="7.812cm" svg:y1="18.755cm" svg:x2="8.012cm" svg:y2="18.755cm">
              <text:p/>
            </draw:line>
          </draw:g>
          <draw:g>
            <draw:custom-shape draw:style-name="gr1" draw:text-style-name="P1" draw:layer="layout" svg:width="0.2cm" svg:height="0.2cm" svg:x="8.314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18.655cm" svg:x2="8.414cm" svg:y2="18.855cm">
              <text:p/>
            </draw:line>
            <draw:line draw:style-name="gr2" draw:text-style-name="P2" draw:layer="layout" svg:x1="8.314cm" svg:y1="18.755cm" svg:x2="8.514cm" svg:y2="18.755cm">
              <text:p/>
            </draw:line>
          </draw:g>
          <draw:g>
            <draw:custom-shape draw:style-name="gr1" draw:text-style-name="P1" draw:layer="layout" svg:width="0.2cm" svg:height="0.2cm" svg:x="8.81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18.655cm" svg:x2="8.91cm" svg:y2="18.855cm">
              <text:p/>
            </draw:line>
            <draw:line draw:style-name="gr2" draw:text-style-name="P2" draw:layer="layout" svg:x1="8.81cm" svg:y1="18.755cm" svg:x2="9.01cm" svg:y2="18.755cm">
              <text:p/>
            </draw:line>
          </draw:g>
          <draw:g>
            <draw:custom-shape draw:style-name="gr1" draw:text-style-name="P1" draw:layer="layout" svg:width="0.2cm" svg:height="0.2cm" svg:x="9.31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18.655cm" svg:x2="9.41cm" svg:y2="18.855cm">
              <text:p/>
            </draw:line>
            <draw:line draw:style-name="gr2" draw:text-style-name="P2" draw:layer="layout" svg:x1="9.31cm" svg:y1="18.755cm" svg:x2="9.51cm" svg:y2="18.755cm">
              <text:p/>
            </draw:line>
          </draw:g>
          <draw:g>
            <draw:custom-shape draw:style-name="gr1" draw:text-style-name="P1" draw:layer="layout" svg:width="0.2cm" svg:height="0.2cm" svg:x="9.81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18.655cm" svg:x2="9.91cm" svg:y2="18.855cm">
              <text:p/>
            </draw:line>
            <draw:line draw:style-name="gr2" draw:text-style-name="P2" draw:layer="layout" svg:x1="9.81cm" svg:y1="18.755cm" svg:x2="10.01cm" svg:y2="18.755cm">
              <text:p/>
            </draw:line>
          </draw:g>
          <draw:g>
            <draw:custom-shape draw:style-name="gr1" draw:text-style-name="P1" draw:layer="layout" svg:width="0.2cm" svg:height="0.2cm" svg:x="10.316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18.655cm" svg:x2="10.416cm" svg:y2="18.855cm">
              <text:p/>
            </draw:line>
            <draw:line draw:style-name="gr2" draw:text-style-name="P2" draw:layer="layout" svg:x1="10.316cm" svg:y1="18.755cm" svg:x2="10.516cm" svg:y2="18.755cm">
              <text:p/>
            </draw:line>
          </draw:g>
          <draw:g>
            <draw:custom-shape draw:style-name="gr1" draw:text-style-name="P1" draw:layer="layout" svg:width="0.2cm" svg:height="0.2cm" svg:x="10.816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18.655cm" svg:x2="10.916cm" svg:y2="18.855cm">
              <text:p/>
            </draw:line>
            <draw:line draw:style-name="gr2" draw:text-style-name="P2" draw:layer="layout" svg:x1="10.816cm" svg:y1="18.755cm" svg:x2="11.016cm" svg:y2="18.755cm">
              <text:p/>
            </draw:line>
          </draw:g>
          <draw:g>
            <draw:custom-shape draw:style-name="gr1" draw:text-style-name="P1" draw:layer="layout" svg:width="0.2cm" svg:height="0.2cm" svg:x="11.314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18.655cm" svg:x2="11.414cm" svg:y2="18.855cm">
              <text:p/>
            </draw:line>
            <draw:line draw:style-name="gr2" draw:text-style-name="P2" draw:layer="layout" svg:x1="11.314cm" svg:y1="18.755cm" svg:x2="11.514cm" svg:y2="18.755cm">
              <text:p/>
            </draw:line>
          </draw:g>
          <draw:g>
            <draw:custom-shape draw:style-name="gr1" draw:text-style-name="P1" draw:layer="layout" svg:width="0.2cm" svg:height="0.2cm" svg:x="11.82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18.655cm" svg:x2="11.92cm" svg:y2="18.855cm">
              <text:p/>
            </draw:line>
            <draw:line draw:style-name="gr2" draw:text-style-name="P2" draw:layer="layout" svg:x1="11.82cm" svg:y1="18.755cm" svg:x2="12.02cm" svg:y2="18.755cm">
              <text:p/>
            </draw:line>
          </draw:g>
          <draw:g>
            <draw:custom-shape draw:style-name="gr1" draw:text-style-name="P1" draw:layer="layout" svg:width="0.2cm" svg:height="0.2cm" svg:x="12.322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18.655cm" svg:x2="12.422cm" svg:y2="18.855cm">
              <text:p/>
            </draw:line>
            <draw:line draw:style-name="gr2" draw:text-style-name="P2" draw:layer="layout" svg:x1="12.322cm" svg:y1="18.755cm" svg:x2="12.522cm" svg:y2="18.755cm">
              <text:p/>
            </draw:line>
          </draw:g>
          <draw:g>
            <draw:custom-shape draw:style-name="gr1" draw:text-style-name="P1" draw:layer="layout" svg:width="0.2cm" svg:height="0.2cm" svg:x="12.818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18.655cm" svg:x2="12.918cm" svg:y2="18.855cm">
              <text:p/>
            </draw:line>
            <draw:line draw:style-name="gr2" draw:text-style-name="P2" draw:layer="layout" svg:x1="12.818cm" svg:y1="18.755cm" svg:x2="13.018cm" svg:y2="18.755cm">
              <text:p/>
            </draw:line>
          </draw:g>
          <draw:g>
            <draw:custom-shape draw:style-name="gr1" draw:text-style-name="P1" draw:layer="layout" svg:width="0.2cm" svg:height="0.2cm" svg:x="13.318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18.655cm" svg:x2="13.418cm" svg:y2="18.855cm">
              <text:p/>
            </draw:line>
            <draw:line draw:style-name="gr2" draw:text-style-name="P2" draw:layer="layout" svg:x1="13.318cm" svg:y1="18.755cm" svg:x2="13.518cm" svg:y2="18.755cm">
              <text:p/>
            </draw:line>
          </draw:g>
          <draw:g>
            <draw:custom-shape draw:style-name="gr1" draw:text-style-name="P1" draw:layer="layout" svg:width="0.2cm" svg:height="0.2cm" svg:x="13.822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18.655cm" svg:x2="13.922cm" svg:y2="18.855cm">
              <text:p/>
            </draw:line>
            <draw:line draw:style-name="gr2" draw:text-style-name="P2" draw:layer="layout" svg:x1="13.822cm" svg:y1="18.755cm" svg:x2="14.022cm" svg:y2="18.755cm">
              <text:p/>
            </draw:line>
          </draw:g>
          <draw:g>
            <draw:custom-shape draw:style-name="gr1" draw:text-style-name="P1" draw:layer="layout" svg:width="0.2cm" svg:height="0.2cm" svg:x="14.324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18.655cm" svg:x2="14.424cm" svg:y2="18.855cm">
              <text:p/>
            </draw:line>
            <draw:line draw:style-name="gr2" draw:text-style-name="P2" draw:layer="layout" svg:x1="14.324cm" svg:y1="18.755cm" svg:x2="14.524cm" svg:y2="18.755cm">
              <text:p/>
            </draw:line>
          </draw:g>
          <draw:g>
            <draw:custom-shape draw:style-name="gr1" draw:text-style-name="P1" draw:layer="layout" svg:width="0.2cm" svg:height="0.2cm" svg:x="14.824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18.655cm" svg:x2="14.924cm" svg:y2="18.855cm">
              <text:p/>
            </draw:line>
            <draw:line draw:style-name="gr2" draw:text-style-name="P2" draw:layer="layout" svg:x1="14.824cm" svg:y1="18.755cm" svg:x2="15.024cm" svg:y2="18.755cm">
              <text:p/>
            </draw:line>
          </draw:g>
          <draw:g>
            <draw:custom-shape draw:style-name="gr1" draw:text-style-name="P1" draw:layer="layout" svg:width="0.2cm" svg:height="0.2cm" svg:x="15.324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18.655cm" svg:x2="15.424cm" svg:y2="18.855cm">
              <text:p/>
            </draw:line>
            <draw:line draw:style-name="gr2" draw:text-style-name="P2" draw:layer="layout" svg:x1="15.324cm" svg:y1="18.755cm" svg:x2="15.524cm" svg:y2="18.755cm">
              <text:p/>
            </draw:line>
          </draw:g>
          <draw:g>
            <draw:custom-shape draw:style-name="gr1" draw:text-style-name="P1" draw:layer="layout" svg:width="0.2cm" svg:height="0.2cm" svg:x="15.824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18.655cm" svg:x2="15.924cm" svg:y2="18.855cm">
              <text:p/>
            </draw:line>
            <draw:line draw:style-name="gr2" draw:text-style-name="P2" draw:layer="layout" svg:x1="15.824cm" svg:y1="18.755cm" svg:x2="16.024cm" svg:y2="18.755cm">
              <text:p/>
            </draw:line>
          </draw:g>
          <draw:g>
            <draw:custom-shape draw:style-name="gr1" draw:text-style-name="P1" draw:layer="layout" svg:width="0.2cm" svg:height="0.2cm" svg:x="16.324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18.655cm" svg:x2="16.424cm" svg:y2="18.855cm">
              <text:p/>
            </draw:line>
            <draw:line draw:style-name="gr2" draw:text-style-name="P2" draw:layer="layout" svg:x1="16.324cm" svg:y1="18.755cm" svg:x2="16.524cm" svg:y2="18.755cm">
              <text:p/>
            </draw:line>
          </draw:g>
          <draw:g>
            <draw:custom-shape draw:style-name="gr1" draw:text-style-name="P1" draw:layer="layout" svg:width="0.2cm" svg:height="0.2cm" svg:x="16.824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18.655cm" svg:x2="16.924cm" svg:y2="18.855cm">
              <text:p/>
            </draw:line>
            <draw:line draw:style-name="gr2" draw:text-style-name="P2" draw:layer="layout" svg:x1="16.824cm" svg:y1="18.755cm" svg:x2="17.024cm" svg:y2="18.755cm">
              <text:p/>
            </draw:line>
          </draw:g>
          <draw:g>
            <draw:custom-shape draw:style-name="gr1" draw:text-style-name="P1" draw:layer="layout" svg:width="0.2cm" svg:height="0.2cm" svg:x="17.324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18.655cm" svg:x2="17.424cm" svg:y2="18.855cm">
              <text:p/>
            </draw:line>
            <draw:line draw:style-name="gr2" draw:text-style-name="P2" draw:layer="layout" svg:x1="17.324cm" svg:y1="18.755cm" svg:x2="17.524cm" svg:y2="18.755cm">
              <text:p/>
            </draw:line>
          </draw:g>
          <draw:g>
            <draw:custom-shape draw:style-name="gr1" draw:text-style-name="P1" draw:layer="layout" svg:width="0.2cm" svg:height="0.2cm" svg:x="17.824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18.655cm" svg:x2="17.924cm" svg:y2="18.855cm">
              <text:p/>
            </draw:line>
            <draw:line draw:style-name="gr2" draw:text-style-name="P2" draw:layer="layout" svg:x1="17.824cm" svg:y1="18.755cm" svg:x2="18.024cm" svg:y2="18.755cm">
              <text:p/>
            </draw:line>
          </draw:g>
          <draw:g>
            <draw:custom-shape draw:style-name="gr1" draw:text-style-name="P1" draw:layer="layout" svg:width="0.2cm" svg:height="0.2cm" svg:x="18.324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18.655cm" svg:x2="18.424cm" svg:y2="18.855cm">
              <text:p/>
            </draw:line>
            <draw:line draw:style-name="gr2" draw:text-style-name="P2" draw:layer="layout" svg:x1="18.324cm" svg:y1="18.755cm" svg:x2="18.524cm" svg:y2="18.755cm">
              <text:p/>
            </draw:line>
          </draw:g>
          <draw:g>
            <draw:custom-shape draw:style-name="gr1" draw:text-style-name="P1" draw:layer="layout" svg:width="0.2cm" svg:height="0.2cm" svg:x="18.824cm" svg:y="18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18.655cm" svg:x2="18.924cm" svg:y2="18.855cm">
              <text:p/>
            </draw:line>
            <draw:line draw:style-name="gr2" draw:text-style-name="P2" draw:layer="layout" svg:x1="18.824cm" svg:y1="18.755cm" svg:x2="19.024cm" svg:y2="18.755cm">
              <text:p/>
            </draw:line>
          </draw:g>
          <draw:custom-shape draw:style-name="gr3" draw:text-style-name="P1" draw:layer="layout" svg:width="17.839cm" svg:height="0.51cm" svg:x="1.5cm" svg:y="18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19.655cm" svg:x2="1.9cm" svg:y2="19.855cm">
              <text:p/>
            </draw:line>
            <draw:line draw:style-name="gr2" draw:text-style-name="P2" draw:layer="layout" svg:x1="1.8cm" svg:y1="19.755cm" svg:x2="2cm" svg:y2="19.755cm">
              <text:p/>
            </draw:line>
          </draw:g>
          <draw:g>
            <draw:custom-shape draw:style-name="gr1" draw:text-style-name="P1" draw:layer="layout" svg:width="0.2cm" svg:height="0.2cm" svg:x="2.292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9.655cm" svg:x2="2.392cm" svg:y2="19.855cm">
              <text:p/>
            </draw:line>
            <draw:line draw:style-name="gr2" draw:text-style-name="P2" draw:layer="layout" svg:x1="2.292cm" svg:y1="19.755cm" svg:x2="2.492cm" svg:y2="19.755cm">
              <text:p/>
            </draw:line>
          </draw:g>
          <draw:g>
            <draw:custom-shape draw:style-name="gr1" draw:text-style-name="P1" draw:layer="layout" svg:width="0.2cm" svg:height="0.2cm" svg:x="2.292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9.655cm" svg:x2="2.392cm" svg:y2="19.855cm">
              <text:p/>
            </draw:line>
            <draw:line draw:style-name="gr2" draw:text-style-name="P2" draw:layer="layout" svg:x1="2.292cm" svg:y1="19.755cm" svg:x2="2.492cm" svg:y2="19.755cm">
              <text:p/>
            </draw:line>
          </draw:g>
          <draw:g>
            <draw:custom-shape draw:style-name="gr1" draw:text-style-name="P1" draw:layer="layout" svg:width="0.2cm" svg:height="0.2cm" svg:x="2.798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19.655cm" svg:x2="2.898cm" svg:y2="19.855cm">
              <text:p/>
            </draw:line>
            <draw:line draw:style-name="gr2" draw:text-style-name="P2" draw:layer="layout" svg:x1="2.798cm" svg:y1="19.755cm" svg:x2="2.998cm" svg:y2="19.755cm">
              <text:p/>
            </draw:line>
          </draw:g>
          <draw:g>
            <draw:custom-shape draw:style-name="gr1" draw:text-style-name="P1" draw:layer="layout" svg:width="0.2cm" svg:height="0.2cm" svg:x="3.306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19.655cm" svg:x2="3.406cm" svg:y2="19.855cm">
              <text:p/>
            </draw:line>
            <draw:line draw:style-name="gr2" draw:text-style-name="P2" draw:layer="layout" svg:x1="3.306cm" svg:y1="19.755cm" svg:x2="3.506cm" svg:y2="19.755cm">
              <text:p/>
            </draw:line>
          </draw:g>
          <draw:g>
            <draw:custom-shape draw:style-name="gr1" draw:text-style-name="P1" draw:layer="layout" svg:width="0.2cm" svg:height="0.2cm" svg:x="3.806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19.655cm" svg:x2="3.906cm" svg:y2="19.855cm">
              <text:p/>
            </draw:line>
            <draw:line draw:style-name="gr2" draw:text-style-name="P2" draw:layer="layout" svg:x1="3.806cm" svg:y1="19.755cm" svg:x2="4.006cm" svg:y2="19.755cm">
              <text:p/>
            </draw:line>
          </draw:g>
          <draw:g>
            <draw:custom-shape draw:style-name="gr1" draw:text-style-name="P1" draw:layer="layout" svg:width="0.2cm" svg:height="0.2cm" svg:x="4.306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19.655cm" svg:x2="4.406cm" svg:y2="19.855cm">
              <text:p/>
            </draw:line>
            <draw:line draw:style-name="gr2" draw:text-style-name="P2" draw:layer="layout" svg:x1="4.306cm" svg:y1="19.755cm" svg:x2="4.506cm" svg:y2="19.755cm">
              <text:p/>
            </draw:line>
          </draw:g>
          <draw:g>
            <draw:custom-shape draw:style-name="gr1" draw:text-style-name="P1" draw:layer="layout" svg:width="0.2cm" svg:height="0.2cm" svg:x="4.806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19.655cm" svg:x2="4.906cm" svg:y2="19.855cm">
              <text:p/>
            </draw:line>
            <draw:line draw:style-name="gr2" draw:text-style-name="P2" draw:layer="layout" svg:x1="4.806cm" svg:y1="19.755cm" svg:x2="5.006cm" svg:y2="19.755cm">
              <text:p/>
            </draw:line>
          </draw:g>
          <draw:g>
            <draw:custom-shape draw:style-name="gr1" draw:text-style-name="P1" draw:layer="layout" svg:width="0.2cm" svg:height="0.2cm" svg:x="5.304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19.655cm" svg:x2="5.404cm" svg:y2="19.855cm">
              <text:p/>
            </draw:line>
            <draw:line draw:style-name="gr2" draw:text-style-name="P2" draw:layer="layout" svg:x1="5.304cm" svg:y1="19.755cm" svg:x2="5.504cm" svg:y2="19.755cm">
              <text:p/>
            </draw:line>
          </draw:g>
          <draw:g>
            <draw:custom-shape draw:style-name="gr1" draw:text-style-name="P1" draw:layer="layout" svg:width="0.2cm" svg:height="0.2cm" svg:x="5.804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19.655cm" svg:x2="5.904cm" svg:y2="19.855cm">
              <text:p/>
            </draw:line>
            <draw:line draw:style-name="gr2" draw:text-style-name="P2" draw:layer="layout" svg:x1="5.804cm" svg:y1="19.755cm" svg:x2="6.004cm" svg:y2="19.755cm">
              <text:p/>
            </draw:line>
          </draw:g>
          <draw:g>
            <draw:custom-shape draw:style-name="gr1" draw:text-style-name="P1" draw:layer="layout" svg:width="0.2cm" svg:height="0.2cm" svg:x="6.31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19.655cm" svg:x2="6.41cm" svg:y2="19.855cm">
              <text:p/>
            </draw:line>
            <draw:line draw:style-name="gr2" draw:text-style-name="P2" draw:layer="layout" svg:x1="6.31cm" svg:y1="19.755cm" svg:x2="6.51cm" svg:y2="19.755cm">
              <text:p/>
            </draw:line>
          </draw:g>
          <draw:g>
            <draw:custom-shape draw:style-name="gr1" draw:text-style-name="P1" draw:layer="layout" svg:width="0.2cm" svg:height="0.2cm" svg:x="6.808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19.655cm" svg:x2="6.908cm" svg:y2="19.855cm">
              <text:p/>
            </draw:line>
            <draw:line draw:style-name="gr2" draw:text-style-name="P2" draw:layer="layout" svg:x1="6.808cm" svg:y1="19.755cm" svg:x2="7.008cm" svg:y2="19.755cm">
              <text:p/>
            </draw:line>
          </draw:g>
          <draw:g>
            <draw:custom-shape draw:style-name="gr1" draw:text-style-name="P1" draw:layer="layout" svg:width="0.2cm" svg:height="0.2cm" svg:x="7.312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19.655cm" svg:x2="7.412cm" svg:y2="19.855cm">
              <text:p/>
            </draw:line>
            <draw:line draw:style-name="gr2" draw:text-style-name="P2" draw:layer="layout" svg:x1="7.312cm" svg:y1="19.755cm" svg:x2="7.512cm" svg:y2="19.755cm">
              <text:p/>
            </draw:line>
          </draw:g>
          <draw:g>
            <draw:custom-shape draw:style-name="gr1" draw:text-style-name="P1" draw:layer="layout" svg:width="0.2cm" svg:height="0.2cm" svg:x="7.812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19.655cm" svg:x2="7.912cm" svg:y2="19.855cm">
              <text:p/>
            </draw:line>
            <draw:line draw:style-name="gr2" draw:text-style-name="P2" draw:layer="layout" svg:x1="7.812cm" svg:y1="19.755cm" svg:x2="8.012cm" svg:y2="19.755cm">
              <text:p/>
            </draw:line>
          </draw:g>
          <draw:g>
            <draw:custom-shape draw:style-name="gr1" draw:text-style-name="P1" draw:layer="layout" svg:width="0.2cm" svg:height="0.2cm" svg:x="8.314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19.655cm" svg:x2="8.414cm" svg:y2="19.855cm">
              <text:p/>
            </draw:line>
            <draw:line draw:style-name="gr2" draw:text-style-name="P2" draw:layer="layout" svg:x1="8.314cm" svg:y1="19.755cm" svg:x2="8.514cm" svg:y2="19.755cm">
              <text:p/>
            </draw:line>
          </draw:g>
          <draw:g>
            <draw:custom-shape draw:style-name="gr1" draw:text-style-name="P1" draw:layer="layout" svg:width="0.2cm" svg:height="0.2cm" svg:x="8.81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19.655cm" svg:x2="8.91cm" svg:y2="19.855cm">
              <text:p/>
            </draw:line>
            <draw:line draw:style-name="gr2" draw:text-style-name="P2" draw:layer="layout" svg:x1="8.81cm" svg:y1="19.755cm" svg:x2="9.01cm" svg:y2="19.755cm">
              <text:p/>
            </draw:line>
          </draw:g>
          <draw:g>
            <draw:custom-shape draw:style-name="gr1" draw:text-style-name="P1" draw:layer="layout" svg:width="0.2cm" svg:height="0.2cm" svg:x="9.31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19.655cm" svg:x2="9.41cm" svg:y2="19.855cm">
              <text:p/>
            </draw:line>
            <draw:line draw:style-name="gr2" draw:text-style-name="P2" draw:layer="layout" svg:x1="9.31cm" svg:y1="19.755cm" svg:x2="9.51cm" svg:y2="19.755cm">
              <text:p/>
            </draw:line>
          </draw:g>
          <draw:g>
            <draw:custom-shape draw:style-name="gr1" draw:text-style-name="P1" draw:layer="layout" svg:width="0.2cm" svg:height="0.2cm" svg:x="9.81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19.655cm" svg:x2="9.91cm" svg:y2="19.855cm">
              <text:p/>
            </draw:line>
            <draw:line draw:style-name="gr2" draw:text-style-name="P2" draw:layer="layout" svg:x1="9.81cm" svg:y1="19.755cm" svg:x2="10.01cm" svg:y2="19.755cm">
              <text:p/>
            </draw:line>
          </draw:g>
          <draw:g>
            <draw:custom-shape draw:style-name="gr1" draw:text-style-name="P1" draw:layer="layout" svg:width="0.2cm" svg:height="0.2cm" svg:x="10.316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19.655cm" svg:x2="10.416cm" svg:y2="19.855cm">
              <text:p/>
            </draw:line>
            <draw:line draw:style-name="gr2" draw:text-style-name="P2" draw:layer="layout" svg:x1="10.316cm" svg:y1="19.755cm" svg:x2="10.516cm" svg:y2="19.755cm">
              <text:p/>
            </draw:line>
          </draw:g>
          <draw:g>
            <draw:custom-shape draw:style-name="gr1" draw:text-style-name="P1" draw:layer="layout" svg:width="0.2cm" svg:height="0.2cm" svg:x="10.816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19.655cm" svg:x2="10.916cm" svg:y2="19.855cm">
              <text:p/>
            </draw:line>
            <draw:line draw:style-name="gr2" draw:text-style-name="P2" draw:layer="layout" svg:x1="10.816cm" svg:y1="19.755cm" svg:x2="11.016cm" svg:y2="19.755cm">
              <text:p/>
            </draw:line>
          </draw:g>
          <draw:g>
            <draw:custom-shape draw:style-name="gr1" draw:text-style-name="P1" draw:layer="layout" svg:width="0.2cm" svg:height="0.2cm" svg:x="11.314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19.655cm" svg:x2="11.414cm" svg:y2="19.855cm">
              <text:p/>
            </draw:line>
            <draw:line draw:style-name="gr2" draw:text-style-name="P2" draw:layer="layout" svg:x1="11.314cm" svg:y1="19.755cm" svg:x2="11.514cm" svg:y2="19.755cm">
              <text:p/>
            </draw:line>
          </draw:g>
          <draw:g>
            <draw:custom-shape draw:style-name="gr1" draw:text-style-name="P1" draw:layer="layout" svg:width="0.2cm" svg:height="0.2cm" svg:x="11.82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19.655cm" svg:x2="11.92cm" svg:y2="19.855cm">
              <text:p/>
            </draw:line>
            <draw:line draw:style-name="gr2" draw:text-style-name="P2" draw:layer="layout" svg:x1="11.82cm" svg:y1="19.755cm" svg:x2="12.02cm" svg:y2="19.755cm">
              <text:p/>
            </draw:line>
          </draw:g>
          <draw:g>
            <draw:custom-shape draw:style-name="gr1" draw:text-style-name="P1" draw:layer="layout" svg:width="0.2cm" svg:height="0.2cm" svg:x="12.322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19.655cm" svg:x2="12.422cm" svg:y2="19.855cm">
              <text:p/>
            </draw:line>
            <draw:line draw:style-name="gr2" draw:text-style-name="P2" draw:layer="layout" svg:x1="12.322cm" svg:y1="19.755cm" svg:x2="12.522cm" svg:y2="19.755cm">
              <text:p/>
            </draw:line>
          </draw:g>
          <draw:g>
            <draw:custom-shape draw:style-name="gr1" draw:text-style-name="P1" draw:layer="layout" svg:width="0.2cm" svg:height="0.2cm" svg:x="12.818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19.655cm" svg:x2="12.918cm" svg:y2="19.855cm">
              <text:p/>
            </draw:line>
            <draw:line draw:style-name="gr2" draw:text-style-name="P2" draw:layer="layout" svg:x1="12.818cm" svg:y1="19.755cm" svg:x2="13.018cm" svg:y2="19.755cm">
              <text:p/>
            </draw:line>
          </draw:g>
          <draw:g>
            <draw:custom-shape draw:style-name="gr1" draw:text-style-name="P1" draw:layer="layout" svg:width="0.2cm" svg:height="0.2cm" svg:x="13.318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19.655cm" svg:x2="13.418cm" svg:y2="19.855cm">
              <text:p/>
            </draw:line>
            <draw:line draw:style-name="gr2" draw:text-style-name="P2" draw:layer="layout" svg:x1="13.318cm" svg:y1="19.755cm" svg:x2="13.518cm" svg:y2="19.755cm">
              <text:p/>
            </draw:line>
          </draw:g>
          <draw:g>
            <draw:custom-shape draw:style-name="gr1" draw:text-style-name="P1" draw:layer="layout" svg:width="0.2cm" svg:height="0.2cm" svg:x="13.822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19.655cm" svg:x2="13.922cm" svg:y2="19.855cm">
              <text:p/>
            </draw:line>
            <draw:line draw:style-name="gr2" draw:text-style-name="P2" draw:layer="layout" svg:x1="13.822cm" svg:y1="19.755cm" svg:x2="14.022cm" svg:y2="19.755cm">
              <text:p/>
            </draw:line>
          </draw:g>
          <draw:g>
            <draw:custom-shape draw:style-name="gr1" draw:text-style-name="P1" draw:layer="layout" svg:width="0.2cm" svg:height="0.2cm" svg:x="14.324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19.655cm" svg:x2="14.424cm" svg:y2="19.855cm">
              <text:p/>
            </draw:line>
            <draw:line draw:style-name="gr2" draw:text-style-name="P2" draw:layer="layout" svg:x1="14.324cm" svg:y1="19.755cm" svg:x2="14.524cm" svg:y2="19.755cm">
              <text:p/>
            </draw:line>
          </draw:g>
          <draw:g>
            <draw:custom-shape draw:style-name="gr1" draw:text-style-name="P1" draw:layer="layout" svg:width="0.2cm" svg:height="0.2cm" svg:x="14.824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19.655cm" svg:x2="14.924cm" svg:y2="19.855cm">
              <text:p/>
            </draw:line>
            <draw:line draw:style-name="gr2" draw:text-style-name="P2" draw:layer="layout" svg:x1="14.824cm" svg:y1="19.755cm" svg:x2="15.024cm" svg:y2="19.755cm">
              <text:p/>
            </draw:line>
          </draw:g>
          <draw:g>
            <draw:custom-shape draw:style-name="gr1" draw:text-style-name="P1" draw:layer="layout" svg:width="0.2cm" svg:height="0.2cm" svg:x="15.324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19.655cm" svg:x2="15.424cm" svg:y2="19.855cm">
              <text:p/>
            </draw:line>
            <draw:line draw:style-name="gr2" draw:text-style-name="P2" draw:layer="layout" svg:x1="15.324cm" svg:y1="19.755cm" svg:x2="15.524cm" svg:y2="19.755cm">
              <text:p/>
            </draw:line>
          </draw:g>
          <draw:g>
            <draw:custom-shape draw:style-name="gr1" draw:text-style-name="P1" draw:layer="layout" svg:width="0.2cm" svg:height="0.2cm" svg:x="15.824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19.655cm" svg:x2="15.924cm" svg:y2="19.855cm">
              <text:p/>
            </draw:line>
            <draw:line draw:style-name="gr2" draw:text-style-name="P2" draw:layer="layout" svg:x1="15.824cm" svg:y1="19.755cm" svg:x2="16.024cm" svg:y2="19.755cm">
              <text:p/>
            </draw:line>
          </draw:g>
          <draw:g>
            <draw:custom-shape draw:style-name="gr1" draw:text-style-name="P1" draw:layer="layout" svg:width="0.2cm" svg:height="0.2cm" svg:x="16.324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19.655cm" svg:x2="16.424cm" svg:y2="19.855cm">
              <text:p/>
            </draw:line>
            <draw:line draw:style-name="gr2" draw:text-style-name="P2" draw:layer="layout" svg:x1="16.324cm" svg:y1="19.755cm" svg:x2="16.524cm" svg:y2="19.755cm">
              <text:p/>
            </draw:line>
          </draw:g>
          <draw:g>
            <draw:custom-shape draw:style-name="gr1" draw:text-style-name="P1" draw:layer="layout" svg:width="0.2cm" svg:height="0.2cm" svg:x="16.824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19.655cm" svg:x2="16.924cm" svg:y2="19.855cm">
              <text:p/>
            </draw:line>
            <draw:line draw:style-name="gr2" draw:text-style-name="P2" draw:layer="layout" svg:x1="16.824cm" svg:y1="19.755cm" svg:x2="17.024cm" svg:y2="19.755cm">
              <text:p/>
            </draw:line>
          </draw:g>
          <draw:g>
            <draw:custom-shape draw:style-name="gr1" draw:text-style-name="P1" draw:layer="layout" svg:width="0.2cm" svg:height="0.2cm" svg:x="17.324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19.655cm" svg:x2="17.424cm" svg:y2="19.855cm">
              <text:p/>
            </draw:line>
            <draw:line draw:style-name="gr2" draw:text-style-name="P2" draw:layer="layout" svg:x1="17.324cm" svg:y1="19.755cm" svg:x2="17.524cm" svg:y2="19.755cm">
              <text:p/>
            </draw:line>
          </draw:g>
          <draw:g>
            <draw:custom-shape draw:style-name="gr1" draw:text-style-name="P1" draw:layer="layout" svg:width="0.2cm" svg:height="0.2cm" svg:x="17.824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19.655cm" svg:x2="17.924cm" svg:y2="19.855cm">
              <text:p/>
            </draw:line>
            <draw:line draw:style-name="gr2" draw:text-style-name="P2" draw:layer="layout" svg:x1="17.824cm" svg:y1="19.755cm" svg:x2="18.024cm" svg:y2="19.755cm">
              <text:p/>
            </draw:line>
          </draw:g>
          <draw:g>
            <draw:custom-shape draw:style-name="gr1" draw:text-style-name="P1" draw:layer="layout" svg:width="0.2cm" svg:height="0.2cm" svg:x="18.324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19.655cm" svg:x2="18.424cm" svg:y2="19.855cm">
              <text:p/>
            </draw:line>
            <draw:line draw:style-name="gr2" draw:text-style-name="P2" draw:layer="layout" svg:x1="18.324cm" svg:y1="19.755cm" svg:x2="18.524cm" svg:y2="19.755cm">
              <text:p/>
            </draw:line>
          </draw:g>
          <draw:g>
            <draw:custom-shape draw:style-name="gr1" draw:text-style-name="P1" draw:layer="layout" svg:width="0.2cm" svg:height="0.2cm" svg:x="18.824cm" svg:y="19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19.655cm" svg:x2="18.924cm" svg:y2="19.855cm">
              <text:p/>
            </draw:line>
            <draw:line draw:style-name="gr2" draw:text-style-name="P2" draw:layer="layout" svg:x1="18.824cm" svg:y1="19.755cm" svg:x2="19.024cm" svg:y2="19.755cm">
              <text:p/>
            </draw:line>
          </draw:g>
          <draw:custom-shape draw:style-name="gr3" draw:text-style-name="P1" draw:layer="layout" svg:width="17.839cm" svg:height="0.51cm" svg:x="1.5cm" svg:y="19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19.155cm" svg:x2="1.9cm" svg:y2="19.355cm">
              <text:p/>
            </draw:line>
            <draw:line draw:style-name="gr2" draw:text-style-name="P2" draw:layer="layout" svg:x1="1.8cm" svg:y1="19.255cm" svg:x2="2cm" svg:y2="19.255cm">
              <text:p/>
            </draw:line>
          </draw:g>
          <draw:g>
            <draw:custom-shape draw:style-name="gr1" draw:text-style-name="P1" draw:layer="layout" svg:width="0.2cm" svg:height="0.2cm" svg:x="2.292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9.155cm" svg:x2="2.392cm" svg:y2="19.355cm">
              <text:p/>
            </draw:line>
            <draw:line draw:style-name="gr2" draw:text-style-name="P2" draw:layer="layout" svg:x1="2.292cm" svg:y1="19.255cm" svg:x2="2.492cm" svg:y2="19.255cm">
              <text:p/>
            </draw:line>
          </draw:g>
          <draw:g>
            <draw:custom-shape draw:style-name="gr1" draw:text-style-name="P1" draw:layer="layout" svg:width="0.2cm" svg:height="0.2cm" svg:x="2.292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19.155cm" svg:x2="2.392cm" svg:y2="19.355cm">
              <text:p/>
            </draw:line>
            <draw:line draw:style-name="gr2" draw:text-style-name="P2" draw:layer="layout" svg:x1="2.292cm" svg:y1="19.255cm" svg:x2="2.492cm" svg:y2="19.255cm">
              <text:p/>
            </draw:line>
          </draw:g>
          <draw:g>
            <draw:custom-shape draw:style-name="gr1" draw:text-style-name="P1" draw:layer="layout" svg:width="0.2cm" svg:height="0.2cm" svg:x="2.798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19.155cm" svg:x2="2.898cm" svg:y2="19.355cm">
              <text:p/>
            </draw:line>
            <draw:line draw:style-name="gr2" draw:text-style-name="P2" draw:layer="layout" svg:x1="2.798cm" svg:y1="19.255cm" svg:x2="2.998cm" svg:y2="19.255cm">
              <text:p/>
            </draw:line>
          </draw:g>
          <draw:g>
            <draw:custom-shape draw:style-name="gr1" draw:text-style-name="P1" draw:layer="layout" svg:width="0.2cm" svg:height="0.2cm" svg:x="3.306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19.155cm" svg:x2="3.406cm" svg:y2="19.355cm">
              <text:p/>
            </draw:line>
            <draw:line draw:style-name="gr2" draw:text-style-name="P2" draw:layer="layout" svg:x1="3.306cm" svg:y1="19.255cm" svg:x2="3.506cm" svg:y2="19.255cm">
              <text:p/>
            </draw:line>
          </draw:g>
          <draw:g>
            <draw:custom-shape draw:style-name="gr1" draw:text-style-name="P1" draw:layer="layout" svg:width="0.2cm" svg:height="0.2cm" svg:x="3.806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19.155cm" svg:x2="3.906cm" svg:y2="19.355cm">
              <text:p/>
            </draw:line>
            <draw:line draw:style-name="gr2" draw:text-style-name="P2" draw:layer="layout" svg:x1="3.806cm" svg:y1="19.255cm" svg:x2="4.006cm" svg:y2="19.255cm">
              <text:p/>
            </draw:line>
          </draw:g>
          <draw:g>
            <draw:custom-shape draw:style-name="gr1" draw:text-style-name="P1" draw:layer="layout" svg:width="0.2cm" svg:height="0.2cm" svg:x="4.306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19.155cm" svg:x2="4.406cm" svg:y2="19.355cm">
              <text:p/>
            </draw:line>
            <draw:line draw:style-name="gr2" draw:text-style-name="P2" draw:layer="layout" svg:x1="4.306cm" svg:y1="19.255cm" svg:x2="4.506cm" svg:y2="19.255cm">
              <text:p/>
            </draw:line>
          </draw:g>
          <draw:g>
            <draw:custom-shape draw:style-name="gr1" draw:text-style-name="P1" draw:layer="layout" svg:width="0.2cm" svg:height="0.2cm" svg:x="4.806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19.155cm" svg:x2="4.906cm" svg:y2="19.355cm">
              <text:p/>
            </draw:line>
            <draw:line draw:style-name="gr2" draw:text-style-name="P2" draw:layer="layout" svg:x1="4.806cm" svg:y1="19.255cm" svg:x2="5.006cm" svg:y2="19.255cm">
              <text:p/>
            </draw:line>
          </draw:g>
          <draw:g>
            <draw:custom-shape draw:style-name="gr1" draw:text-style-name="P1" draw:layer="layout" svg:width="0.2cm" svg:height="0.2cm" svg:x="5.304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19.155cm" svg:x2="5.404cm" svg:y2="19.355cm">
              <text:p/>
            </draw:line>
            <draw:line draw:style-name="gr2" draw:text-style-name="P2" draw:layer="layout" svg:x1="5.304cm" svg:y1="19.255cm" svg:x2="5.504cm" svg:y2="19.255cm">
              <text:p/>
            </draw:line>
          </draw:g>
          <draw:g>
            <draw:custom-shape draw:style-name="gr1" draw:text-style-name="P1" draw:layer="layout" svg:width="0.2cm" svg:height="0.2cm" svg:x="5.804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19.155cm" svg:x2="5.904cm" svg:y2="19.355cm">
              <text:p/>
            </draw:line>
            <draw:line draw:style-name="gr2" draw:text-style-name="P2" draw:layer="layout" svg:x1="5.804cm" svg:y1="19.255cm" svg:x2="6.004cm" svg:y2="19.255cm">
              <text:p/>
            </draw:line>
          </draw:g>
          <draw:g>
            <draw:custom-shape draw:style-name="gr1" draw:text-style-name="P1" draw:layer="layout" svg:width="0.2cm" svg:height="0.2cm" svg:x="6.31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19.155cm" svg:x2="6.41cm" svg:y2="19.355cm">
              <text:p/>
            </draw:line>
            <draw:line draw:style-name="gr2" draw:text-style-name="P2" draw:layer="layout" svg:x1="6.31cm" svg:y1="19.255cm" svg:x2="6.51cm" svg:y2="19.255cm">
              <text:p/>
            </draw:line>
          </draw:g>
          <draw:g>
            <draw:custom-shape draw:style-name="gr1" draw:text-style-name="P1" draw:layer="layout" svg:width="0.2cm" svg:height="0.2cm" svg:x="6.808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19.155cm" svg:x2="6.908cm" svg:y2="19.355cm">
              <text:p/>
            </draw:line>
            <draw:line draw:style-name="gr2" draw:text-style-name="P2" draw:layer="layout" svg:x1="6.808cm" svg:y1="19.255cm" svg:x2="7.008cm" svg:y2="19.255cm">
              <text:p/>
            </draw:line>
          </draw:g>
          <draw:g>
            <draw:custom-shape draw:style-name="gr1" draw:text-style-name="P1" draw:layer="layout" svg:width="0.2cm" svg:height="0.2cm" svg:x="7.312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19.155cm" svg:x2="7.412cm" svg:y2="19.355cm">
              <text:p/>
            </draw:line>
            <draw:line draw:style-name="gr2" draw:text-style-name="P2" draw:layer="layout" svg:x1="7.312cm" svg:y1="19.255cm" svg:x2="7.512cm" svg:y2="19.255cm">
              <text:p/>
            </draw:line>
          </draw:g>
          <draw:g>
            <draw:custom-shape draw:style-name="gr1" draw:text-style-name="P1" draw:layer="layout" svg:width="0.2cm" svg:height="0.2cm" svg:x="7.812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19.155cm" svg:x2="7.912cm" svg:y2="19.355cm">
              <text:p/>
            </draw:line>
            <draw:line draw:style-name="gr2" draw:text-style-name="P2" draw:layer="layout" svg:x1="7.812cm" svg:y1="19.255cm" svg:x2="8.012cm" svg:y2="19.255cm">
              <text:p/>
            </draw:line>
          </draw:g>
          <draw:g>
            <draw:custom-shape draw:style-name="gr1" draw:text-style-name="P1" draw:layer="layout" svg:width="0.2cm" svg:height="0.2cm" svg:x="8.314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19.155cm" svg:x2="8.414cm" svg:y2="19.355cm">
              <text:p/>
            </draw:line>
            <draw:line draw:style-name="gr2" draw:text-style-name="P2" draw:layer="layout" svg:x1="8.314cm" svg:y1="19.255cm" svg:x2="8.514cm" svg:y2="19.255cm">
              <text:p/>
            </draw:line>
          </draw:g>
          <draw:g>
            <draw:custom-shape draw:style-name="gr1" draw:text-style-name="P1" draw:layer="layout" svg:width="0.2cm" svg:height="0.2cm" svg:x="8.81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19.155cm" svg:x2="8.91cm" svg:y2="19.355cm">
              <text:p/>
            </draw:line>
            <draw:line draw:style-name="gr2" draw:text-style-name="P2" draw:layer="layout" svg:x1="8.81cm" svg:y1="19.255cm" svg:x2="9.01cm" svg:y2="19.255cm">
              <text:p/>
            </draw:line>
          </draw:g>
          <draw:g>
            <draw:custom-shape draw:style-name="gr1" draw:text-style-name="P1" draw:layer="layout" svg:width="0.2cm" svg:height="0.2cm" svg:x="9.31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19.155cm" svg:x2="9.41cm" svg:y2="19.355cm">
              <text:p/>
            </draw:line>
            <draw:line draw:style-name="gr2" draw:text-style-name="P2" draw:layer="layout" svg:x1="9.31cm" svg:y1="19.255cm" svg:x2="9.51cm" svg:y2="19.255cm">
              <text:p/>
            </draw:line>
          </draw:g>
          <draw:g>
            <draw:custom-shape draw:style-name="gr1" draw:text-style-name="P1" draw:layer="layout" svg:width="0.2cm" svg:height="0.2cm" svg:x="9.81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19.155cm" svg:x2="9.91cm" svg:y2="19.355cm">
              <text:p/>
            </draw:line>
            <draw:line draw:style-name="gr2" draw:text-style-name="P2" draw:layer="layout" svg:x1="9.81cm" svg:y1="19.255cm" svg:x2="10.01cm" svg:y2="19.255cm">
              <text:p/>
            </draw:line>
          </draw:g>
          <draw:g>
            <draw:custom-shape draw:style-name="gr1" draw:text-style-name="P1" draw:layer="layout" svg:width="0.2cm" svg:height="0.2cm" svg:x="10.316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19.155cm" svg:x2="10.416cm" svg:y2="19.355cm">
              <text:p/>
            </draw:line>
            <draw:line draw:style-name="gr2" draw:text-style-name="P2" draw:layer="layout" svg:x1="10.316cm" svg:y1="19.255cm" svg:x2="10.516cm" svg:y2="19.255cm">
              <text:p/>
            </draw:line>
          </draw:g>
          <draw:g>
            <draw:custom-shape draw:style-name="gr1" draw:text-style-name="P1" draw:layer="layout" svg:width="0.2cm" svg:height="0.2cm" svg:x="10.816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19.155cm" svg:x2="10.916cm" svg:y2="19.355cm">
              <text:p/>
            </draw:line>
            <draw:line draw:style-name="gr2" draw:text-style-name="P2" draw:layer="layout" svg:x1="10.816cm" svg:y1="19.255cm" svg:x2="11.016cm" svg:y2="19.255cm">
              <text:p/>
            </draw:line>
          </draw:g>
          <draw:g>
            <draw:custom-shape draw:style-name="gr1" draw:text-style-name="P1" draw:layer="layout" svg:width="0.2cm" svg:height="0.2cm" svg:x="11.314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19.155cm" svg:x2="11.414cm" svg:y2="19.355cm">
              <text:p/>
            </draw:line>
            <draw:line draw:style-name="gr2" draw:text-style-name="P2" draw:layer="layout" svg:x1="11.314cm" svg:y1="19.255cm" svg:x2="11.514cm" svg:y2="19.255cm">
              <text:p/>
            </draw:line>
          </draw:g>
          <draw:g>
            <draw:custom-shape draw:style-name="gr1" draw:text-style-name="P1" draw:layer="layout" svg:width="0.2cm" svg:height="0.2cm" svg:x="11.82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19.155cm" svg:x2="11.92cm" svg:y2="19.355cm">
              <text:p/>
            </draw:line>
            <draw:line draw:style-name="gr2" draw:text-style-name="P2" draw:layer="layout" svg:x1="11.82cm" svg:y1="19.255cm" svg:x2="12.02cm" svg:y2="19.255cm">
              <text:p/>
            </draw:line>
          </draw:g>
          <draw:g>
            <draw:custom-shape draw:style-name="gr1" draw:text-style-name="P1" draw:layer="layout" svg:width="0.2cm" svg:height="0.2cm" svg:x="12.322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19.155cm" svg:x2="12.422cm" svg:y2="19.355cm">
              <text:p/>
            </draw:line>
            <draw:line draw:style-name="gr2" draw:text-style-name="P2" draw:layer="layout" svg:x1="12.322cm" svg:y1="19.255cm" svg:x2="12.522cm" svg:y2="19.255cm">
              <text:p/>
            </draw:line>
          </draw:g>
          <draw:g>
            <draw:custom-shape draw:style-name="gr1" draw:text-style-name="P1" draw:layer="layout" svg:width="0.2cm" svg:height="0.2cm" svg:x="12.818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19.155cm" svg:x2="12.918cm" svg:y2="19.355cm">
              <text:p/>
            </draw:line>
            <draw:line draw:style-name="gr2" draw:text-style-name="P2" draw:layer="layout" svg:x1="12.818cm" svg:y1="19.255cm" svg:x2="13.018cm" svg:y2="19.255cm">
              <text:p/>
            </draw:line>
          </draw:g>
          <draw:g>
            <draw:custom-shape draw:style-name="gr1" draw:text-style-name="P1" draw:layer="layout" svg:width="0.2cm" svg:height="0.2cm" svg:x="13.318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19.155cm" svg:x2="13.418cm" svg:y2="19.355cm">
              <text:p/>
            </draw:line>
            <draw:line draw:style-name="gr2" draw:text-style-name="P2" draw:layer="layout" svg:x1="13.318cm" svg:y1="19.255cm" svg:x2="13.518cm" svg:y2="19.255cm">
              <text:p/>
            </draw:line>
          </draw:g>
          <draw:g>
            <draw:custom-shape draw:style-name="gr1" draw:text-style-name="P1" draw:layer="layout" svg:width="0.2cm" svg:height="0.2cm" svg:x="13.822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19.155cm" svg:x2="13.922cm" svg:y2="19.355cm">
              <text:p/>
            </draw:line>
            <draw:line draw:style-name="gr2" draw:text-style-name="P2" draw:layer="layout" svg:x1="13.822cm" svg:y1="19.255cm" svg:x2="14.022cm" svg:y2="19.255cm">
              <text:p/>
            </draw:line>
          </draw:g>
          <draw:g>
            <draw:custom-shape draw:style-name="gr1" draw:text-style-name="P1" draw:layer="layout" svg:width="0.2cm" svg:height="0.2cm" svg:x="14.324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19.155cm" svg:x2="14.424cm" svg:y2="19.355cm">
              <text:p/>
            </draw:line>
            <draw:line draw:style-name="gr2" draw:text-style-name="P2" draw:layer="layout" svg:x1="14.324cm" svg:y1="19.255cm" svg:x2="14.524cm" svg:y2="19.255cm">
              <text:p/>
            </draw:line>
          </draw:g>
          <draw:g>
            <draw:custom-shape draw:style-name="gr1" draw:text-style-name="P1" draw:layer="layout" svg:width="0.2cm" svg:height="0.2cm" svg:x="14.824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19.155cm" svg:x2="14.924cm" svg:y2="19.355cm">
              <text:p/>
            </draw:line>
            <draw:line draw:style-name="gr2" draw:text-style-name="P2" draw:layer="layout" svg:x1="14.824cm" svg:y1="19.255cm" svg:x2="15.024cm" svg:y2="19.255cm">
              <text:p/>
            </draw:line>
          </draw:g>
          <draw:g>
            <draw:custom-shape draw:style-name="gr1" draw:text-style-name="P1" draw:layer="layout" svg:width="0.2cm" svg:height="0.2cm" svg:x="15.324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19.155cm" svg:x2="15.424cm" svg:y2="19.355cm">
              <text:p/>
            </draw:line>
            <draw:line draw:style-name="gr2" draw:text-style-name="P2" draw:layer="layout" svg:x1="15.324cm" svg:y1="19.255cm" svg:x2="15.524cm" svg:y2="19.255cm">
              <text:p/>
            </draw:line>
          </draw:g>
          <draw:g>
            <draw:custom-shape draw:style-name="gr1" draw:text-style-name="P1" draw:layer="layout" svg:width="0.2cm" svg:height="0.2cm" svg:x="15.824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19.155cm" svg:x2="15.924cm" svg:y2="19.355cm">
              <text:p/>
            </draw:line>
            <draw:line draw:style-name="gr2" draw:text-style-name="P2" draw:layer="layout" svg:x1="15.824cm" svg:y1="19.255cm" svg:x2="16.024cm" svg:y2="19.255cm">
              <text:p/>
            </draw:line>
          </draw:g>
          <draw:g>
            <draw:custom-shape draw:style-name="gr1" draw:text-style-name="P1" draw:layer="layout" svg:width="0.2cm" svg:height="0.2cm" svg:x="16.324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19.155cm" svg:x2="16.424cm" svg:y2="19.355cm">
              <text:p/>
            </draw:line>
            <draw:line draw:style-name="gr2" draw:text-style-name="P2" draw:layer="layout" svg:x1="16.324cm" svg:y1="19.255cm" svg:x2="16.524cm" svg:y2="19.255cm">
              <text:p/>
            </draw:line>
          </draw:g>
          <draw:g>
            <draw:custom-shape draw:style-name="gr1" draw:text-style-name="P1" draw:layer="layout" svg:width="0.2cm" svg:height="0.2cm" svg:x="16.824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19.155cm" svg:x2="16.924cm" svg:y2="19.355cm">
              <text:p/>
            </draw:line>
            <draw:line draw:style-name="gr2" draw:text-style-name="P2" draw:layer="layout" svg:x1="16.824cm" svg:y1="19.255cm" svg:x2="17.024cm" svg:y2="19.255cm">
              <text:p/>
            </draw:line>
          </draw:g>
          <draw:g>
            <draw:custom-shape draw:style-name="gr1" draw:text-style-name="P1" draw:layer="layout" svg:width="0.2cm" svg:height="0.2cm" svg:x="17.324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19.155cm" svg:x2="17.424cm" svg:y2="19.355cm">
              <text:p/>
            </draw:line>
            <draw:line draw:style-name="gr2" draw:text-style-name="P2" draw:layer="layout" svg:x1="17.324cm" svg:y1="19.255cm" svg:x2="17.524cm" svg:y2="19.255cm">
              <text:p/>
            </draw:line>
          </draw:g>
          <draw:g>
            <draw:custom-shape draw:style-name="gr1" draw:text-style-name="P1" draw:layer="layout" svg:width="0.2cm" svg:height="0.2cm" svg:x="17.824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19.155cm" svg:x2="17.924cm" svg:y2="19.355cm">
              <text:p/>
            </draw:line>
            <draw:line draw:style-name="gr2" draw:text-style-name="P2" draw:layer="layout" svg:x1="17.824cm" svg:y1="19.255cm" svg:x2="18.024cm" svg:y2="19.255cm">
              <text:p/>
            </draw:line>
          </draw:g>
          <draw:g>
            <draw:custom-shape draw:style-name="gr1" draw:text-style-name="P1" draw:layer="layout" svg:width="0.2cm" svg:height="0.2cm" svg:x="18.324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19.155cm" svg:x2="18.424cm" svg:y2="19.355cm">
              <text:p/>
            </draw:line>
            <draw:line draw:style-name="gr2" draw:text-style-name="P2" draw:layer="layout" svg:x1="18.324cm" svg:y1="19.255cm" svg:x2="18.524cm" svg:y2="19.255cm">
              <text:p/>
            </draw:line>
          </draw:g>
          <draw:g>
            <draw:custom-shape draw:style-name="gr1" draw:text-style-name="P1" draw:layer="layout" svg:width="0.2cm" svg:height="0.2cm" svg:x="18.824cm" svg:y="19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19.155cm" svg:x2="18.924cm" svg:y2="19.355cm">
              <text:p/>
            </draw:line>
            <draw:line draw:style-name="gr2" draw:text-style-name="P2" draw:layer="layout" svg:x1="18.824cm" svg:y1="19.255cm" svg:x2="19.024cm" svg:y2="19.255cm">
              <text:p/>
            </draw:line>
          </draw:g>
          <draw:custom-shape draw:style-name="gr3" draw:text-style-name="P1" draw:layer="layout" svg:width="17.839cm" svg:height="0.51cm" svg:x="1.5cm" svg:y="1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20.155cm" svg:x2="1.9cm" svg:y2="20.355cm">
              <text:p/>
            </draw:line>
            <draw:line draw:style-name="gr2" draw:text-style-name="P2" draw:layer="layout" svg:x1="1.8cm" svg:y1="20.255cm" svg:x2="2cm" svg:y2="20.255cm">
              <text:p/>
            </draw:line>
          </draw:g>
          <draw:g>
            <draw:custom-shape draw:style-name="gr1" draw:text-style-name="P1" draw:layer="layout" svg:width="0.2cm" svg:height="0.2cm" svg:x="2.292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0.155cm" svg:x2="2.392cm" svg:y2="20.355cm">
              <text:p/>
            </draw:line>
            <draw:line draw:style-name="gr2" draw:text-style-name="P2" draw:layer="layout" svg:x1="2.292cm" svg:y1="20.255cm" svg:x2="2.492cm" svg:y2="20.255cm">
              <text:p/>
            </draw:line>
          </draw:g>
          <draw:g>
            <draw:custom-shape draw:style-name="gr1" draw:text-style-name="P1" draw:layer="layout" svg:width="0.2cm" svg:height="0.2cm" svg:x="2.292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0.155cm" svg:x2="2.392cm" svg:y2="20.355cm">
              <text:p/>
            </draw:line>
            <draw:line draw:style-name="gr2" draw:text-style-name="P2" draw:layer="layout" svg:x1="2.292cm" svg:y1="20.255cm" svg:x2="2.492cm" svg:y2="20.255cm">
              <text:p/>
            </draw:line>
          </draw:g>
          <draw:g>
            <draw:custom-shape draw:style-name="gr1" draw:text-style-name="P1" draw:layer="layout" svg:width="0.2cm" svg:height="0.2cm" svg:x="2.798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20.155cm" svg:x2="2.898cm" svg:y2="20.355cm">
              <text:p/>
            </draw:line>
            <draw:line draw:style-name="gr2" draw:text-style-name="P2" draw:layer="layout" svg:x1="2.798cm" svg:y1="20.255cm" svg:x2="2.998cm" svg:y2="20.255cm">
              <text:p/>
            </draw:line>
          </draw:g>
          <draw:g>
            <draw:custom-shape draw:style-name="gr1" draw:text-style-name="P1" draw:layer="layout" svg:width="0.2cm" svg:height="0.2cm" svg:x="3.306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20.155cm" svg:x2="3.406cm" svg:y2="20.355cm">
              <text:p/>
            </draw:line>
            <draw:line draw:style-name="gr2" draw:text-style-name="P2" draw:layer="layout" svg:x1="3.306cm" svg:y1="20.255cm" svg:x2="3.506cm" svg:y2="20.255cm">
              <text:p/>
            </draw:line>
          </draw:g>
          <draw:g>
            <draw:custom-shape draw:style-name="gr1" draw:text-style-name="P1" draw:layer="layout" svg:width="0.2cm" svg:height="0.2cm" svg:x="3.806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20.155cm" svg:x2="3.906cm" svg:y2="20.355cm">
              <text:p/>
            </draw:line>
            <draw:line draw:style-name="gr2" draw:text-style-name="P2" draw:layer="layout" svg:x1="3.806cm" svg:y1="20.255cm" svg:x2="4.006cm" svg:y2="20.255cm">
              <text:p/>
            </draw:line>
          </draw:g>
          <draw:g>
            <draw:custom-shape draw:style-name="gr1" draw:text-style-name="P1" draw:layer="layout" svg:width="0.2cm" svg:height="0.2cm" svg:x="4.306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20.155cm" svg:x2="4.406cm" svg:y2="20.355cm">
              <text:p/>
            </draw:line>
            <draw:line draw:style-name="gr2" draw:text-style-name="P2" draw:layer="layout" svg:x1="4.306cm" svg:y1="20.255cm" svg:x2="4.506cm" svg:y2="20.255cm">
              <text:p/>
            </draw:line>
          </draw:g>
          <draw:g>
            <draw:custom-shape draw:style-name="gr1" draw:text-style-name="P1" draw:layer="layout" svg:width="0.2cm" svg:height="0.2cm" svg:x="4.806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20.155cm" svg:x2="4.906cm" svg:y2="20.355cm">
              <text:p/>
            </draw:line>
            <draw:line draw:style-name="gr2" draw:text-style-name="P2" draw:layer="layout" svg:x1="4.806cm" svg:y1="20.255cm" svg:x2="5.006cm" svg:y2="20.255cm">
              <text:p/>
            </draw:line>
          </draw:g>
          <draw:g>
            <draw:custom-shape draw:style-name="gr1" draw:text-style-name="P1" draw:layer="layout" svg:width="0.2cm" svg:height="0.2cm" svg:x="5.304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20.155cm" svg:x2="5.404cm" svg:y2="20.355cm">
              <text:p/>
            </draw:line>
            <draw:line draw:style-name="gr2" draw:text-style-name="P2" draw:layer="layout" svg:x1="5.304cm" svg:y1="20.255cm" svg:x2="5.504cm" svg:y2="20.255cm">
              <text:p/>
            </draw:line>
          </draw:g>
          <draw:g>
            <draw:custom-shape draw:style-name="gr1" draw:text-style-name="P1" draw:layer="layout" svg:width="0.2cm" svg:height="0.2cm" svg:x="5.804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20.155cm" svg:x2="5.904cm" svg:y2="20.355cm">
              <text:p/>
            </draw:line>
            <draw:line draw:style-name="gr2" draw:text-style-name="P2" draw:layer="layout" svg:x1="5.804cm" svg:y1="20.255cm" svg:x2="6.004cm" svg:y2="20.255cm">
              <text:p/>
            </draw:line>
          </draw:g>
          <draw:g>
            <draw:custom-shape draw:style-name="gr1" draw:text-style-name="P1" draw:layer="layout" svg:width="0.2cm" svg:height="0.2cm" svg:x="6.31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20.155cm" svg:x2="6.41cm" svg:y2="20.355cm">
              <text:p/>
            </draw:line>
            <draw:line draw:style-name="gr2" draw:text-style-name="P2" draw:layer="layout" svg:x1="6.31cm" svg:y1="20.255cm" svg:x2="6.51cm" svg:y2="20.255cm">
              <text:p/>
            </draw:line>
          </draw:g>
          <draw:g>
            <draw:custom-shape draw:style-name="gr1" draw:text-style-name="P1" draw:layer="layout" svg:width="0.2cm" svg:height="0.2cm" svg:x="6.808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20.155cm" svg:x2="6.908cm" svg:y2="20.355cm">
              <text:p/>
            </draw:line>
            <draw:line draw:style-name="gr2" draw:text-style-name="P2" draw:layer="layout" svg:x1="6.808cm" svg:y1="20.255cm" svg:x2="7.008cm" svg:y2="20.255cm">
              <text:p/>
            </draw:line>
          </draw:g>
          <draw:g>
            <draw:custom-shape draw:style-name="gr1" draw:text-style-name="P1" draw:layer="layout" svg:width="0.2cm" svg:height="0.2cm" svg:x="7.312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20.155cm" svg:x2="7.412cm" svg:y2="20.355cm">
              <text:p/>
            </draw:line>
            <draw:line draw:style-name="gr2" draw:text-style-name="P2" draw:layer="layout" svg:x1="7.312cm" svg:y1="20.255cm" svg:x2="7.512cm" svg:y2="20.255cm">
              <text:p/>
            </draw:line>
          </draw:g>
          <draw:g>
            <draw:custom-shape draw:style-name="gr1" draw:text-style-name="P1" draw:layer="layout" svg:width="0.2cm" svg:height="0.2cm" svg:x="7.812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20.155cm" svg:x2="7.912cm" svg:y2="20.355cm">
              <text:p/>
            </draw:line>
            <draw:line draw:style-name="gr2" draw:text-style-name="P2" draw:layer="layout" svg:x1="7.812cm" svg:y1="20.255cm" svg:x2="8.012cm" svg:y2="20.255cm">
              <text:p/>
            </draw:line>
          </draw:g>
          <draw:g>
            <draw:custom-shape draw:style-name="gr1" draw:text-style-name="P1" draw:layer="layout" svg:width="0.2cm" svg:height="0.2cm" svg:x="8.314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20.155cm" svg:x2="8.414cm" svg:y2="20.355cm">
              <text:p/>
            </draw:line>
            <draw:line draw:style-name="gr2" draw:text-style-name="P2" draw:layer="layout" svg:x1="8.314cm" svg:y1="20.255cm" svg:x2="8.514cm" svg:y2="20.255cm">
              <text:p/>
            </draw:line>
          </draw:g>
          <draw:g>
            <draw:custom-shape draw:style-name="gr1" draw:text-style-name="P1" draw:layer="layout" svg:width="0.2cm" svg:height="0.2cm" svg:x="8.81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20.155cm" svg:x2="8.91cm" svg:y2="20.355cm">
              <text:p/>
            </draw:line>
            <draw:line draw:style-name="gr2" draw:text-style-name="P2" draw:layer="layout" svg:x1="8.81cm" svg:y1="20.255cm" svg:x2="9.01cm" svg:y2="20.255cm">
              <text:p/>
            </draw:line>
          </draw:g>
          <draw:g>
            <draw:custom-shape draw:style-name="gr1" draw:text-style-name="P1" draw:layer="layout" svg:width="0.2cm" svg:height="0.2cm" svg:x="9.31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20.155cm" svg:x2="9.41cm" svg:y2="20.355cm">
              <text:p/>
            </draw:line>
            <draw:line draw:style-name="gr2" draw:text-style-name="P2" draw:layer="layout" svg:x1="9.31cm" svg:y1="20.255cm" svg:x2="9.51cm" svg:y2="20.255cm">
              <text:p/>
            </draw:line>
          </draw:g>
          <draw:g>
            <draw:custom-shape draw:style-name="gr1" draw:text-style-name="P1" draw:layer="layout" svg:width="0.2cm" svg:height="0.2cm" svg:x="9.81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20.155cm" svg:x2="9.91cm" svg:y2="20.355cm">
              <text:p/>
            </draw:line>
            <draw:line draw:style-name="gr2" draw:text-style-name="P2" draw:layer="layout" svg:x1="9.81cm" svg:y1="20.255cm" svg:x2="10.01cm" svg:y2="20.255cm">
              <text:p/>
            </draw:line>
          </draw:g>
          <draw:g>
            <draw:custom-shape draw:style-name="gr1" draw:text-style-name="P1" draw:layer="layout" svg:width="0.2cm" svg:height="0.2cm" svg:x="10.316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20.155cm" svg:x2="10.416cm" svg:y2="20.355cm">
              <text:p/>
            </draw:line>
            <draw:line draw:style-name="gr2" draw:text-style-name="P2" draw:layer="layout" svg:x1="10.316cm" svg:y1="20.255cm" svg:x2="10.516cm" svg:y2="20.255cm">
              <text:p/>
            </draw:line>
          </draw:g>
          <draw:g>
            <draw:custom-shape draw:style-name="gr1" draw:text-style-name="P1" draw:layer="layout" svg:width="0.2cm" svg:height="0.2cm" svg:x="10.816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20.155cm" svg:x2="10.916cm" svg:y2="20.355cm">
              <text:p/>
            </draw:line>
            <draw:line draw:style-name="gr2" draw:text-style-name="P2" draw:layer="layout" svg:x1="10.816cm" svg:y1="20.255cm" svg:x2="11.016cm" svg:y2="20.255cm">
              <text:p/>
            </draw:line>
          </draw:g>
          <draw:g>
            <draw:custom-shape draw:style-name="gr1" draw:text-style-name="P1" draw:layer="layout" svg:width="0.2cm" svg:height="0.2cm" svg:x="11.314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20.155cm" svg:x2="11.414cm" svg:y2="20.355cm">
              <text:p/>
            </draw:line>
            <draw:line draw:style-name="gr2" draw:text-style-name="P2" draw:layer="layout" svg:x1="11.314cm" svg:y1="20.255cm" svg:x2="11.514cm" svg:y2="20.255cm">
              <text:p/>
            </draw:line>
          </draw:g>
          <draw:g>
            <draw:custom-shape draw:style-name="gr1" draw:text-style-name="P1" draw:layer="layout" svg:width="0.2cm" svg:height="0.2cm" svg:x="11.82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20.155cm" svg:x2="11.92cm" svg:y2="20.355cm">
              <text:p/>
            </draw:line>
            <draw:line draw:style-name="gr2" draw:text-style-name="P2" draw:layer="layout" svg:x1="11.82cm" svg:y1="20.255cm" svg:x2="12.02cm" svg:y2="20.255cm">
              <text:p/>
            </draw:line>
          </draw:g>
          <draw:g>
            <draw:custom-shape draw:style-name="gr1" draw:text-style-name="P1" draw:layer="layout" svg:width="0.2cm" svg:height="0.2cm" svg:x="12.322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20.155cm" svg:x2="12.422cm" svg:y2="20.355cm">
              <text:p/>
            </draw:line>
            <draw:line draw:style-name="gr2" draw:text-style-name="P2" draw:layer="layout" svg:x1="12.322cm" svg:y1="20.255cm" svg:x2="12.522cm" svg:y2="20.255cm">
              <text:p/>
            </draw:line>
          </draw:g>
          <draw:g>
            <draw:custom-shape draw:style-name="gr1" draw:text-style-name="P1" draw:layer="layout" svg:width="0.2cm" svg:height="0.2cm" svg:x="12.818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20.155cm" svg:x2="12.918cm" svg:y2="20.355cm">
              <text:p/>
            </draw:line>
            <draw:line draw:style-name="gr2" draw:text-style-name="P2" draw:layer="layout" svg:x1="12.818cm" svg:y1="20.255cm" svg:x2="13.018cm" svg:y2="20.255cm">
              <text:p/>
            </draw:line>
          </draw:g>
          <draw:g>
            <draw:custom-shape draw:style-name="gr1" draw:text-style-name="P1" draw:layer="layout" svg:width="0.2cm" svg:height="0.2cm" svg:x="13.318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20.155cm" svg:x2="13.418cm" svg:y2="20.355cm">
              <text:p/>
            </draw:line>
            <draw:line draw:style-name="gr2" draw:text-style-name="P2" draw:layer="layout" svg:x1="13.318cm" svg:y1="20.255cm" svg:x2="13.518cm" svg:y2="20.255cm">
              <text:p/>
            </draw:line>
          </draw:g>
          <draw:g>
            <draw:custom-shape draw:style-name="gr1" draw:text-style-name="P1" draw:layer="layout" svg:width="0.2cm" svg:height="0.2cm" svg:x="13.822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20.155cm" svg:x2="13.922cm" svg:y2="20.355cm">
              <text:p/>
            </draw:line>
            <draw:line draw:style-name="gr2" draw:text-style-name="P2" draw:layer="layout" svg:x1="13.822cm" svg:y1="20.255cm" svg:x2="14.022cm" svg:y2="20.255cm">
              <text:p/>
            </draw:line>
          </draw:g>
          <draw:g>
            <draw:custom-shape draw:style-name="gr1" draw:text-style-name="P1" draw:layer="layout" svg:width="0.2cm" svg:height="0.2cm" svg:x="14.324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20.155cm" svg:x2="14.424cm" svg:y2="20.355cm">
              <text:p/>
            </draw:line>
            <draw:line draw:style-name="gr2" draw:text-style-name="P2" draw:layer="layout" svg:x1="14.324cm" svg:y1="20.255cm" svg:x2="14.524cm" svg:y2="20.255cm">
              <text:p/>
            </draw:line>
          </draw:g>
          <draw:g>
            <draw:custom-shape draw:style-name="gr1" draw:text-style-name="P1" draw:layer="layout" svg:width="0.2cm" svg:height="0.2cm" svg:x="14.824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20.155cm" svg:x2="14.924cm" svg:y2="20.355cm">
              <text:p/>
            </draw:line>
            <draw:line draw:style-name="gr2" draw:text-style-name="P2" draw:layer="layout" svg:x1="14.824cm" svg:y1="20.255cm" svg:x2="15.024cm" svg:y2="20.255cm">
              <text:p/>
            </draw:line>
          </draw:g>
          <draw:g>
            <draw:custom-shape draw:style-name="gr1" draw:text-style-name="P1" draw:layer="layout" svg:width="0.2cm" svg:height="0.2cm" svg:x="15.324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20.155cm" svg:x2="15.424cm" svg:y2="20.355cm">
              <text:p/>
            </draw:line>
            <draw:line draw:style-name="gr2" draw:text-style-name="P2" draw:layer="layout" svg:x1="15.324cm" svg:y1="20.255cm" svg:x2="15.524cm" svg:y2="20.255cm">
              <text:p/>
            </draw:line>
          </draw:g>
          <draw:g>
            <draw:custom-shape draw:style-name="gr1" draw:text-style-name="P1" draw:layer="layout" svg:width="0.2cm" svg:height="0.2cm" svg:x="15.824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20.155cm" svg:x2="15.924cm" svg:y2="20.355cm">
              <text:p/>
            </draw:line>
            <draw:line draw:style-name="gr2" draw:text-style-name="P2" draw:layer="layout" svg:x1="15.824cm" svg:y1="20.255cm" svg:x2="16.024cm" svg:y2="20.255cm">
              <text:p/>
            </draw:line>
          </draw:g>
          <draw:g>
            <draw:custom-shape draw:style-name="gr1" draw:text-style-name="P1" draw:layer="layout" svg:width="0.2cm" svg:height="0.2cm" svg:x="16.324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20.155cm" svg:x2="16.424cm" svg:y2="20.355cm">
              <text:p/>
            </draw:line>
            <draw:line draw:style-name="gr2" draw:text-style-name="P2" draw:layer="layout" svg:x1="16.324cm" svg:y1="20.255cm" svg:x2="16.524cm" svg:y2="20.255cm">
              <text:p/>
            </draw:line>
          </draw:g>
          <draw:g>
            <draw:custom-shape draw:style-name="gr1" draw:text-style-name="P1" draw:layer="layout" svg:width="0.2cm" svg:height="0.2cm" svg:x="16.824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20.155cm" svg:x2="16.924cm" svg:y2="20.355cm">
              <text:p/>
            </draw:line>
            <draw:line draw:style-name="gr2" draw:text-style-name="P2" draw:layer="layout" svg:x1="16.824cm" svg:y1="20.255cm" svg:x2="17.024cm" svg:y2="20.255cm">
              <text:p/>
            </draw:line>
          </draw:g>
          <draw:g>
            <draw:custom-shape draw:style-name="gr1" draw:text-style-name="P1" draw:layer="layout" svg:width="0.2cm" svg:height="0.2cm" svg:x="17.324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20.155cm" svg:x2="17.424cm" svg:y2="20.355cm">
              <text:p/>
            </draw:line>
            <draw:line draw:style-name="gr2" draw:text-style-name="P2" draw:layer="layout" svg:x1="17.324cm" svg:y1="20.255cm" svg:x2="17.524cm" svg:y2="20.255cm">
              <text:p/>
            </draw:line>
          </draw:g>
          <draw:g>
            <draw:custom-shape draw:style-name="gr1" draw:text-style-name="P1" draw:layer="layout" svg:width="0.2cm" svg:height="0.2cm" svg:x="17.824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20.155cm" svg:x2="17.924cm" svg:y2="20.355cm">
              <text:p/>
            </draw:line>
            <draw:line draw:style-name="gr2" draw:text-style-name="P2" draw:layer="layout" svg:x1="17.824cm" svg:y1="20.255cm" svg:x2="18.024cm" svg:y2="20.255cm">
              <text:p/>
            </draw:line>
          </draw:g>
          <draw:g>
            <draw:custom-shape draw:style-name="gr1" draw:text-style-name="P1" draw:layer="layout" svg:width="0.2cm" svg:height="0.2cm" svg:x="18.324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20.155cm" svg:x2="18.424cm" svg:y2="20.355cm">
              <text:p/>
            </draw:line>
            <draw:line draw:style-name="gr2" draw:text-style-name="P2" draw:layer="layout" svg:x1="18.324cm" svg:y1="20.255cm" svg:x2="18.524cm" svg:y2="20.255cm">
              <text:p/>
            </draw:line>
          </draw:g>
          <draw:g>
            <draw:custom-shape draw:style-name="gr1" draw:text-style-name="P1" draw:layer="layout" svg:width="0.2cm" svg:height="0.2cm" svg:x="18.824cm" svg:y="20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20.155cm" svg:x2="18.924cm" svg:y2="20.355cm">
              <text:p/>
            </draw:line>
            <draw:line draw:style-name="gr2" draw:text-style-name="P2" draw:layer="layout" svg:x1="18.824cm" svg:y1="20.255cm" svg:x2="19.024cm" svg:y2="20.255cm">
              <text:p/>
            </draw:line>
          </draw:g>
          <draw:custom-shape draw:style-name="gr3" draw:text-style-name="P1" draw:layer="layout" svg:width="17.839cm" svg:height="0.51cm" svg:x="1.5cm" svg:y="20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20.655cm" svg:x2="1.9cm" svg:y2="20.855cm">
              <text:p/>
            </draw:line>
            <draw:line draw:style-name="gr2" draw:text-style-name="P2" draw:layer="layout" svg:x1="1.8cm" svg:y1="20.755cm" svg:x2="2cm" svg:y2="20.755cm">
              <text:p/>
            </draw:line>
          </draw:g>
          <draw:g>
            <draw:custom-shape draw:style-name="gr1" draw:text-style-name="P1" draw:layer="layout" svg:width="0.2cm" svg:height="0.2cm" svg:x="2.292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0.655cm" svg:x2="2.392cm" svg:y2="20.855cm">
              <text:p/>
            </draw:line>
            <draw:line draw:style-name="gr2" draw:text-style-name="P2" draw:layer="layout" svg:x1="2.292cm" svg:y1="20.755cm" svg:x2="2.492cm" svg:y2="20.755cm">
              <text:p/>
            </draw:line>
          </draw:g>
          <draw:g>
            <draw:custom-shape draw:style-name="gr1" draw:text-style-name="P1" draw:layer="layout" svg:width="0.2cm" svg:height="0.2cm" svg:x="2.292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0.655cm" svg:x2="2.392cm" svg:y2="20.855cm">
              <text:p/>
            </draw:line>
            <draw:line draw:style-name="gr2" draw:text-style-name="P2" draw:layer="layout" svg:x1="2.292cm" svg:y1="20.755cm" svg:x2="2.492cm" svg:y2="20.755cm">
              <text:p/>
            </draw:line>
          </draw:g>
          <draw:g>
            <draw:custom-shape draw:style-name="gr1" draw:text-style-name="P1" draw:layer="layout" svg:width="0.2cm" svg:height="0.2cm" svg:x="2.798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20.655cm" svg:x2="2.898cm" svg:y2="20.855cm">
              <text:p/>
            </draw:line>
            <draw:line draw:style-name="gr2" draw:text-style-name="P2" draw:layer="layout" svg:x1="2.798cm" svg:y1="20.755cm" svg:x2="2.998cm" svg:y2="20.755cm">
              <text:p/>
            </draw:line>
          </draw:g>
          <draw:g>
            <draw:custom-shape draw:style-name="gr1" draw:text-style-name="P1" draw:layer="layout" svg:width="0.2cm" svg:height="0.2cm" svg:x="3.306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20.655cm" svg:x2="3.406cm" svg:y2="20.855cm">
              <text:p/>
            </draw:line>
            <draw:line draw:style-name="gr2" draw:text-style-name="P2" draw:layer="layout" svg:x1="3.306cm" svg:y1="20.755cm" svg:x2="3.506cm" svg:y2="20.755cm">
              <text:p/>
            </draw:line>
          </draw:g>
          <draw:g>
            <draw:custom-shape draw:style-name="gr1" draw:text-style-name="P1" draw:layer="layout" svg:width="0.2cm" svg:height="0.2cm" svg:x="3.806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20.655cm" svg:x2="3.906cm" svg:y2="20.855cm">
              <text:p/>
            </draw:line>
            <draw:line draw:style-name="gr2" draw:text-style-name="P2" draw:layer="layout" svg:x1="3.806cm" svg:y1="20.755cm" svg:x2="4.006cm" svg:y2="20.755cm">
              <text:p/>
            </draw:line>
          </draw:g>
          <draw:g>
            <draw:custom-shape draw:style-name="gr1" draw:text-style-name="P1" draw:layer="layout" svg:width="0.2cm" svg:height="0.2cm" svg:x="4.306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20.655cm" svg:x2="4.406cm" svg:y2="20.855cm">
              <text:p/>
            </draw:line>
            <draw:line draw:style-name="gr2" draw:text-style-name="P2" draw:layer="layout" svg:x1="4.306cm" svg:y1="20.755cm" svg:x2="4.506cm" svg:y2="20.755cm">
              <text:p/>
            </draw:line>
          </draw:g>
          <draw:g>
            <draw:custom-shape draw:style-name="gr1" draw:text-style-name="P1" draw:layer="layout" svg:width="0.2cm" svg:height="0.2cm" svg:x="4.806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20.655cm" svg:x2="4.906cm" svg:y2="20.855cm">
              <text:p/>
            </draw:line>
            <draw:line draw:style-name="gr2" draw:text-style-name="P2" draw:layer="layout" svg:x1="4.806cm" svg:y1="20.755cm" svg:x2="5.006cm" svg:y2="20.755cm">
              <text:p/>
            </draw:line>
          </draw:g>
          <draw:g>
            <draw:custom-shape draw:style-name="gr1" draw:text-style-name="P1" draw:layer="layout" svg:width="0.2cm" svg:height="0.2cm" svg:x="5.304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20.655cm" svg:x2="5.404cm" svg:y2="20.855cm">
              <text:p/>
            </draw:line>
            <draw:line draw:style-name="gr2" draw:text-style-name="P2" draw:layer="layout" svg:x1="5.304cm" svg:y1="20.755cm" svg:x2="5.504cm" svg:y2="20.755cm">
              <text:p/>
            </draw:line>
          </draw:g>
          <draw:g>
            <draw:custom-shape draw:style-name="gr1" draw:text-style-name="P1" draw:layer="layout" svg:width="0.2cm" svg:height="0.2cm" svg:x="5.804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20.655cm" svg:x2="5.904cm" svg:y2="20.855cm">
              <text:p/>
            </draw:line>
            <draw:line draw:style-name="gr2" draw:text-style-name="P2" draw:layer="layout" svg:x1="5.804cm" svg:y1="20.755cm" svg:x2="6.004cm" svg:y2="20.755cm">
              <text:p/>
            </draw:line>
          </draw:g>
          <draw:g>
            <draw:custom-shape draw:style-name="gr1" draw:text-style-name="P1" draw:layer="layout" svg:width="0.2cm" svg:height="0.2cm" svg:x="6.31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20.655cm" svg:x2="6.41cm" svg:y2="20.855cm">
              <text:p/>
            </draw:line>
            <draw:line draw:style-name="gr2" draw:text-style-name="P2" draw:layer="layout" svg:x1="6.31cm" svg:y1="20.755cm" svg:x2="6.51cm" svg:y2="20.755cm">
              <text:p/>
            </draw:line>
          </draw:g>
          <draw:g>
            <draw:custom-shape draw:style-name="gr1" draw:text-style-name="P1" draw:layer="layout" svg:width="0.2cm" svg:height="0.2cm" svg:x="6.808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20.655cm" svg:x2="6.908cm" svg:y2="20.855cm">
              <text:p/>
            </draw:line>
            <draw:line draw:style-name="gr2" draw:text-style-name="P2" draw:layer="layout" svg:x1="6.808cm" svg:y1="20.755cm" svg:x2="7.008cm" svg:y2="20.755cm">
              <text:p/>
            </draw:line>
          </draw:g>
          <draw:g>
            <draw:custom-shape draw:style-name="gr1" draw:text-style-name="P1" draw:layer="layout" svg:width="0.2cm" svg:height="0.2cm" svg:x="7.312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20.655cm" svg:x2="7.412cm" svg:y2="20.855cm">
              <text:p/>
            </draw:line>
            <draw:line draw:style-name="gr2" draw:text-style-name="P2" draw:layer="layout" svg:x1="7.312cm" svg:y1="20.755cm" svg:x2="7.512cm" svg:y2="20.755cm">
              <text:p/>
            </draw:line>
          </draw:g>
          <draw:g>
            <draw:custom-shape draw:style-name="gr1" draw:text-style-name="P1" draw:layer="layout" svg:width="0.2cm" svg:height="0.2cm" svg:x="7.812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20.655cm" svg:x2="7.912cm" svg:y2="20.855cm">
              <text:p/>
            </draw:line>
            <draw:line draw:style-name="gr2" draw:text-style-name="P2" draw:layer="layout" svg:x1="7.812cm" svg:y1="20.755cm" svg:x2="8.012cm" svg:y2="20.755cm">
              <text:p/>
            </draw:line>
          </draw:g>
          <draw:g>
            <draw:custom-shape draw:style-name="gr1" draw:text-style-name="P1" draw:layer="layout" svg:width="0.2cm" svg:height="0.2cm" svg:x="8.314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20.655cm" svg:x2="8.414cm" svg:y2="20.855cm">
              <text:p/>
            </draw:line>
            <draw:line draw:style-name="gr2" draw:text-style-name="P2" draw:layer="layout" svg:x1="8.314cm" svg:y1="20.755cm" svg:x2="8.514cm" svg:y2="20.755cm">
              <text:p/>
            </draw:line>
          </draw:g>
          <draw:g>
            <draw:custom-shape draw:style-name="gr1" draw:text-style-name="P1" draw:layer="layout" svg:width="0.2cm" svg:height="0.2cm" svg:x="8.81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20.655cm" svg:x2="8.91cm" svg:y2="20.855cm">
              <text:p/>
            </draw:line>
            <draw:line draw:style-name="gr2" draw:text-style-name="P2" draw:layer="layout" svg:x1="8.81cm" svg:y1="20.755cm" svg:x2="9.01cm" svg:y2="20.755cm">
              <text:p/>
            </draw:line>
          </draw:g>
          <draw:g>
            <draw:custom-shape draw:style-name="gr1" draw:text-style-name="P1" draw:layer="layout" svg:width="0.2cm" svg:height="0.2cm" svg:x="9.31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20.655cm" svg:x2="9.41cm" svg:y2="20.855cm">
              <text:p/>
            </draw:line>
            <draw:line draw:style-name="gr2" draw:text-style-name="P2" draw:layer="layout" svg:x1="9.31cm" svg:y1="20.755cm" svg:x2="9.51cm" svg:y2="20.755cm">
              <text:p/>
            </draw:line>
          </draw:g>
          <draw:g>
            <draw:custom-shape draw:style-name="gr1" draw:text-style-name="P1" draw:layer="layout" svg:width="0.2cm" svg:height="0.2cm" svg:x="9.81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20.655cm" svg:x2="9.91cm" svg:y2="20.855cm">
              <text:p/>
            </draw:line>
            <draw:line draw:style-name="gr2" draw:text-style-name="P2" draw:layer="layout" svg:x1="9.81cm" svg:y1="20.755cm" svg:x2="10.01cm" svg:y2="20.755cm">
              <text:p/>
            </draw:line>
          </draw:g>
          <draw:g>
            <draw:custom-shape draw:style-name="gr1" draw:text-style-name="P1" draw:layer="layout" svg:width="0.2cm" svg:height="0.2cm" svg:x="10.316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20.655cm" svg:x2="10.416cm" svg:y2="20.855cm">
              <text:p/>
            </draw:line>
            <draw:line draw:style-name="gr2" draw:text-style-name="P2" draw:layer="layout" svg:x1="10.316cm" svg:y1="20.755cm" svg:x2="10.516cm" svg:y2="20.755cm">
              <text:p/>
            </draw:line>
          </draw:g>
          <draw:g>
            <draw:custom-shape draw:style-name="gr1" draw:text-style-name="P1" draw:layer="layout" svg:width="0.2cm" svg:height="0.2cm" svg:x="10.816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20.655cm" svg:x2="10.916cm" svg:y2="20.855cm">
              <text:p/>
            </draw:line>
            <draw:line draw:style-name="gr2" draw:text-style-name="P2" draw:layer="layout" svg:x1="10.816cm" svg:y1="20.755cm" svg:x2="11.016cm" svg:y2="20.755cm">
              <text:p/>
            </draw:line>
          </draw:g>
          <draw:g>
            <draw:custom-shape draw:style-name="gr1" draw:text-style-name="P1" draw:layer="layout" svg:width="0.2cm" svg:height="0.2cm" svg:x="11.314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20.655cm" svg:x2="11.414cm" svg:y2="20.855cm">
              <text:p/>
            </draw:line>
            <draw:line draw:style-name="gr2" draw:text-style-name="P2" draw:layer="layout" svg:x1="11.314cm" svg:y1="20.755cm" svg:x2="11.514cm" svg:y2="20.755cm">
              <text:p/>
            </draw:line>
          </draw:g>
          <draw:g>
            <draw:custom-shape draw:style-name="gr1" draw:text-style-name="P1" draw:layer="layout" svg:width="0.2cm" svg:height="0.2cm" svg:x="11.82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20.655cm" svg:x2="11.92cm" svg:y2="20.855cm">
              <text:p/>
            </draw:line>
            <draw:line draw:style-name="gr2" draw:text-style-name="P2" draw:layer="layout" svg:x1="11.82cm" svg:y1="20.755cm" svg:x2="12.02cm" svg:y2="20.755cm">
              <text:p/>
            </draw:line>
          </draw:g>
          <draw:g>
            <draw:custom-shape draw:style-name="gr1" draw:text-style-name="P1" draw:layer="layout" svg:width="0.2cm" svg:height="0.2cm" svg:x="12.322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20.655cm" svg:x2="12.422cm" svg:y2="20.855cm">
              <text:p/>
            </draw:line>
            <draw:line draw:style-name="gr2" draw:text-style-name="P2" draw:layer="layout" svg:x1="12.322cm" svg:y1="20.755cm" svg:x2="12.522cm" svg:y2="20.755cm">
              <text:p/>
            </draw:line>
          </draw:g>
          <draw:g>
            <draw:custom-shape draw:style-name="gr1" draw:text-style-name="P1" draw:layer="layout" svg:width="0.2cm" svg:height="0.2cm" svg:x="12.818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20.655cm" svg:x2="12.918cm" svg:y2="20.855cm">
              <text:p/>
            </draw:line>
            <draw:line draw:style-name="gr2" draw:text-style-name="P2" draw:layer="layout" svg:x1="12.818cm" svg:y1="20.755cm" svg:x2="13.018cm" svg:y2="20.755cm">
              <text:p/>
            </draw:line>
          </draw:g>
          <draw:g>
            <draw:custom-shape draw:style-name="gr1" draw:text-style-name="P1" draw:layer="layout" svg:width="0.2cm" svg:height="0.2cm" svg:x="13.318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20.655cm" svg:x2="13.418cm" svg:y2="20.855cm">
              <text:p/>
            </draw:line>
            <draw:line draw:style-name="gr2" draw:text-style-name="P2" draw:layer="layout" svg:x1="13.318cm" svg:y1="20.755cm" svg:x2="13.518cm" svg:y2="20.755cm">
              <text:p/>
            </draw:line>
          </draw:g>
          <draw:g>
            <draw:custom-shape draw:style-name="gr1" draw:text-style-name="P1" draw:layer="layout" svg:width="0.2cm" svg:height="0.2cm" svg:x="13.822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20.655cm" svg:x2="13.922cm" svg:y2="20.855cm">
              <text:p/>
            </draw:line>
            <draw:line draw:style-name="gr2" draw:text-style-name="P2" draw:layer="layout" svg:x1="13.822cm" svg:y1="20.755cm" svg:x2="14.022cm" svg:y2="20.755cm">
              <text:p/>
            </draw:line>
          </draw:g>
          <draw:g>
            <draw:custom-shape draw:style-name="gr1" draw:text-style-name="P1" draw:layer="layout" svg:width="0.2cm" svg:height="0.2cm" svg:x="14.324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20.655cm" svg:x2="14.424cm" svg:y2="20.855cm">
              <text:p/>
            </draw:line>
            <draw:line draw:style-name="gr2" draw:text-style-name="P2" draw:layer="layout" svg:x1="14.324cm" svg:y1="20.755cm" svg:x2="14.524cm" svg:y2="20.755cm">
              <text:p/>
            </draw:line>
          </draw:g>
          <draw:g>
            <draw:custom-shape draw:style-name="gr1" draw:text-style-name="P1" draw:layer="layout" svg:width="0.2cm" svg:height="0.2cm" svg:x="14.824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20.655cm" svg:x2="14.924cm" svg:y2="20.855cm">
              <text:p/>
            </draw:line>
            <draw:line draw:style-name="gr2" draw:text-style-name="P2" draw:layer="layout" svg:x1="14.824cm" svg:y1="20.755cm" svg:x2="15.024cm" svg:y2="20.755cm">
              <text:p/>
            </draw:line>
          </draw:g>
          <draw:g>
            <draw:custom-shape draw:style-name="gr1" draw:text-style-name="P1" draw:layer="layout" svg:width="0.2cm" svg:height="0.2cm" svg:x="15.324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20.655cm" svg:x2="15.424cm" svg:y2="20.855cm">
              <text:p/>
            </draw:line>
            <draw:line draw:style-name="gr2" draw:text-style-name="P2" draw:layer="layout" svg:x1="15.324cm" svg:y1="20.755cm" svg:x2="15.524cm" svg:y2="20.755cm">
              <text:p/>
            </draw:line>
          </draw:g>
          <draw:g>
            <draw:custom-shape draw:style-name="gr1" draw:text-style-name="P1" draw:layer="layout" svg:width="0.2cm" svg:height="0.2cm" svg:x="15.824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20.655cm" svg:x2="15.924cm" svg:y2="20.855cm">
              <text:p/>
            </draw:line>
            <draw:line draw:style-name="gr2" draw:text-style-name="P2" draw:layer="layout" svg:x1="15.824cm" svg:y1="20.755cm" svg:x2="16.024cm" svg:y2="20.755cm">
              <text:p/>
            </draw:line>
          </draw:g>
          <draw:g>
            <draw:custom-shape draw:style-name="gr1" draw:text-style-name="P1" draw:layer="layout" svg:width="0.2cm" svg:height="0.2cm" svg:x="16.324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20.655cm" svg:x2="16.424cm" svg:y2="20.855cm">
              <text:p/>
            </draw:line>
            <draw:line draw:style-name="gr2" draw:text-style-name="P2" draw:layer="layout" svg:x1="16.324cm" svg:y1="20.755cm" svg:x2="16.524cm" svg:y2="20.755cm">
              <text:p/>
            </draw:line>
          </draw:g>
          <draw:g>
            <draw:custom-shape draw:style-name="gr1" draw:text-style-name="P1" draw:layer="layout" svg:width="0.2cm" svg:height="0.2cm" svg:x="16.824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20.655cm" svg:x2="16.924cm" svg:y2="20.855cm">
              <text:p/>
            </draw:line>
            <draw:line draw:style-name="gr2" draw:text-style-name="P2" draw:layer="layout" svg:x1="16.824cm" svg:y1="20.755cm" svg:x2="17.024cm" svg:y2="20.755cm">
              <text:p/>
            </draw:line>
          </draw:g>
          <draw:g>
            <draw:custom-shape draw:style-name="gr1" draw:text-style-name="P1" draw:layer="layout" svg:width="0.2cm" svg:height="0.2cm" svg:x="17.324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20.655cm" svg:x2="17.424cm" svg:y2="20.855cm">
              <text:p/>
            </draw:line>
            <draw:line draw:style-name="gr2" draw:text-style-name="P2" draw:layer="layout" svg:x1="17.324cm" svg:y1="20.755cm" svg:x2="17.524cm" svg:y2="20.755cm">
              <text:p/>
            </draw:line>
          </draw:g>
          <draw:g>
            <draw:custom-shape draw:style-name="gr1" draw:text-style-name="P1" draw:layer="layout" svg:width="0.2cm" svg:height="0.2cm" svg:x="17.824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20.655cm" svg:x2="17.924cm" svg:y2="20.855cm">
              <text:p/>
            </draw:line>
            <draw:line draw:style-name="gr2" draw:text-style-name="P2" draw:layer="layout" svg:x1="17.824cm" svg:y1="20.755cm" svg:x2="18.024cm" svg:y2="20.755cm">
              <text:p/>
            </draw:line>
          </draw:g>
          <draw:g>
            <draw:custom-shape draw:style-name="gr1" draw:text-style-name="P1" draw:layer="layout" svg:width="0.2cm" svg:height="0.2cm" svg:x="18.324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20.655cm" svg:x2="18.424cm" svg:y2="20.855cm">
              <text:p/>
            </draw:line>
            <draw:line draw:style-name="gr2" draw:text-style-name="P2" draw:layer="layout" svg:x1="18.324cm" svg:y1="20.755cm" svg:x2="18.524cm" svg:y2="20.755cm">
              <text:p/>
            </draw:line>
          </draw:g>
          <draw:g>
            <draw:custom-shape draw:style-name="gr1" draw:text-style-name="P1" draw:layer="layout" svg:width="0.2cm" svg:height="0.2cm" svg:x="18.824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20.655cm" svg:x2="18.924cm" svg:y2="20.855cm">
              <text:p/>
            </draw:line>
            <draw:line draw:style-name="gr2" draw:text-style-name="P2" draw:layer="layout" svg:x1="18.824cm" svg:y1="20.755cm" svg:x2="19.024cm" svg:y2="20.755cm">
              <text:p/>
            </draw:line>
          </draw:g>
          <draw:custom-shape draw:style-name="gr3" draw:text-style-name="P1" draw:layer="layout" svg:width="17.839cm" svg:height="0.51cm" svg:x="1.5cm" svg:y="20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21.155cm" svg:x2="1.9cm" svg:y2="21.355cm">
              <text:p/>
            </draw:line>
            <draw:line draw:style-name="gr2" draw:text-style-name="P2" draw:layer="layout" svg:x1="1.8cm" svg:y1="21.255cm" svg:x2="2cm" svg:y2="21.255cm">
              <text:p/>
            </draw:line>
          </draw:g>
          <draw:g>
            <draw:custom-shape draw:style-name="gr1" draw:text-style-name="P1" draw:layer="layout" svg:width="0.2cm" svg:height="0.2cm" svg:x="2.292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1.155cm" svg:x2="2.392cm" svg:y2="21.355cm">
              <text:p/>
            </draw:line>
            <draw:line draw:style-name="gr2" draw:text-style-name="P2" draw:layer="layout" svg:x1="2.292cm" svg:y1="21.255cm" svg:x2="2.492cm" svg:y2="21.255cm">
              <text:p/>
            </draw:line>
          </draw:g>
          <draw:g>
            <draw:custom-shape draw:style-name="gr1" draw:text-style-name="P1" draw:layer="layout" svg:width="0.2cm" svg:height="0.2cm" svg:x="2.292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1.155cm" svg:x2="2.392cm" svg:y2="21.355cm">
              <text:p/>
            </draw:line>
            <draw:line draw:style-name="gr2" draw:text-style-name="P2" draw:layer="layout" svg:x1="2.292cm" svg:y1="21.255cm" svg:x2="2.492cm" svg:y2="21.255cm">
              <text:p/>
            </draw:line>
          </draw:g>
          <draw:g>
            <draw:custom-shape draw:style-name="gr1" draw:text-style-name="P1" draw:layer="layout" svg:width="0.2cm" svg:height="0.2cm" svg:x="2.798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21.155cm" svg:x2="2.898cm" svg:y2="21.355cm">
              <text:p/>
            </draw:line>
            <draw:line draw:style-name="gr2" draw:text-style-name="P2" draw:layer="layout" svg:x1="2.798cm" svg:y1="21.255cm" svg:x2="2.998cm" svg:y2="21.255cm">
              <text:p/>
            </draw:line>
          </draw:g>
          <draw:g>
            <draw:custom-shape draw:style-name="gr1" draw:text-style-name="P1" draw:layer="layout" svg:width="0.2cm" svg:height="0.2cm" svg:x="3.306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21.155cm" svg:x2="3.406cm" svg:y2="21.355cm">
              <text:p/>
            </draw:line>
            <draw:line draw:style-name="gr2" draw:text-style-name="P2" draw:layer="layout" svg:x1="3.306cm" svg:y1="21.255cm" svg:x2="3.506cm" svg:y2="21.255cm">
              <text:p/>
            </draw:line>
          </draw:g>
          <draw:g>
            <draw:custom-shape draw:style-name="gr1" draw:text-style-name="P1" draw:layer="layout" svg:width="0.2cm" svg:height="0.2cm" svg:x="3.806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21.155cm" svg:x2="3.906cm" svg:y2="21.355cm">
              <text:p/>
            </draw:line>
            <draw:line draw:style-name="gr2" draw:text-style-name="P2" draw:layer="layout" svg:x1="3.806cm" svg:y1="21.255cm" svg:x2="4.006cm" svg:y2="21.255cm">
              <text:p/>
            </draw:line>
          </draw:g>
          <draw:g>
            <draw:custom-shape draw:style-name="gr1" draw:text-style-name="P1" draw:layer="layout" svg:width="0.2cm" svg:height="0.2cm" svg:x="4.306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21.155cm" svg:x2="4.406cm" svg:y2="21.355cm">
              <text:p/>
            </draw:line>
            <draw:line draw:style-name="gr2" draw:text-style-name="P2" draw:layer="layout" svg:x1="4.306cm" svg:y1="21.255cm" svg:x2="4.506cm" svg:y2="21.255cm">
              <text:p/>
            </draw:line>
          </draw:g>
          <draw:g>
            <draw:custom-shape draw:style-name="gr1" draw:text-style-name="P1" draw:layer="layout" svg:width="0.2cm" svg:height="0.2cm" svg:x="4.806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21.155cm" svg:x2="4.906cm" svg:y2="21.355cm">
              <text:p/>
            </draw:line>
            <draw:line draw:style-name="gr2" draw:text-style-name="P2" draw:layer="layout" svg:x1="4.806cm" svg:y1="21.255cm" svg:x2="5.006cm" svg:y2="21.255cm">
              <text:p/>
            </draw:line>
          </draw:g>
          <draw:g>
            <draw:custom-shape draw:style-name="gr1" draw:text-style-name="P1" draw:layer="layout" svg:width="0.2cm" svg:height="0.2cm" svg:x="5.304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21.155cm" svg:x2="5.404cm" svg:y2="21.355cm">
              <text:p/>
            </draw:line>
            <draw:line draw:style-name="gr2" draw:text-style-name="P2" draw:layer="layout" svg:x1="5.304cm" svg:y1="21.255cm" svg:x2="5.504cm" svg:y2="21.255cm">
              <text:p/>
            </draw:line>
          </draw:g>
          <draw:g>
            <draw:custom-shape draw:style-name="gr1" draw:text-style-name="P1" draw:layer="layout" svg:width="0.2cm" svg:height="0.2cm" svg:x="5.804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21.155cm" svg:x2="5.904cm" svg:y2="21.355cm">
              <text:p/>
            </draw:line>
            <draw:line draw:style-name="gr2" draw:text-style-name="P2" draw:layer="layout" svg:x1="5.804cm" svg:y1="21.255cm" svg:x2="6.004cm" svg:y2="21.255cm">
              <text:p/>
            </draw:line>
          </draw:g>
          <draw:g>
            <draw:custom-shape draw:style-name="gr1" draw:text-style-name="P1" draw:layer="layout" svg:width="0.2cm" svg:height="0.2cm" svg:x="6.31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21.155cm" svg:x2="6.41cm" svg:y2="21.355cm">
              <text:p/>
            </draw:line>
            <draw:line draw:style-name="gr2" draw:text-style-name="P2" draw:layer="layout" svg:x1="6.31cm" svg:y1="21.255cm" svg:x2="6.51cm" svg:y2="21.255cm">
              <text:p/>
            </draw:line>
          </draw:g>
          <draw:g>
            <draw:custom-shape draw:style-name="gr1" draw:text-style-name="P1" draw:layer="layout" svg:width="0.2cm" svg:height="0.2cm" svg:x="6.808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21.155cm" svg:x2="6.908cm" svg:y2="21.355cm">
              <text:p/>
            </draw:line>
            <draw:line draw:style-name="gr2" draw:text-style-name="P2" draw:layer="layout" svg:x1="6.808cm" svg:y1="21.255cm" svg:x2="7.008cm" svg:y2="21.255cm">
              <text:p/>
            </draw:line>
          </draw:g>
          <draw:g>
            <draw:custom-shape draw:style-name="gr1" draw:text-style-name="P1" draw:layer="layout" svg:width="0.2cm" svg:height="0.2cm" svg:x="7.312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21.155cm" svg:x2="7.412cm" svg:y2="21.355cm">
              <text:p/>
            </draw:line>
            <draw:line draw:style-name="gr2" draw:text-style-name="P2" draw:layer="layout" svg:x1="7.312cm" svg:y1="21.255cm" svg:x2="7.512cm" svg:y2="21.255cm">
              <text:p/>
            </draw:line>
          </draw:g>
          <draw:g>
            <draw:custom-shape draw:style-name="gr1" draw:text-style-name="P1" draw:layer="layout" svg:width="0.2cm" svg:height="0.2cm" svg:x="7.812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21.155cm" svg:x2="7.912cm" svg:y2="21.355cm">
              <text:p/>
            </draw:line>
            <draw:line draw:style-name="gr2" draw:text-style-name="P2" draw:layer="layout" svg:x1="7.812cm" svg:y1="21.255cm" svg:x2="8.012cm" svg:y2="21.255cm">
              <text:p/>
            </draw:line>
          </draw:g>
          <draw:g>
            <draw:custom-shape draw:style-name="gr1" draw:text-style-name="P1" draw:layer="layout" svg:width="0.2cm" svg:height="0.2cm" svg:x="8.314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21.155cm" svg:x2="8.414cm" svg:y2="21.355cm">
              <text:p/>
            </draw:line>
            <draw:line draw:style-name="gr2" draw:text-style-name="P2" draw:layer="layout" svg:x1="8.314cm" svg:y1="21.255cm" svg:x2="8.514cm" svg:y2="21.255cm">
              <text:p/>
            </draw:line>
          </draw:g>
          <draw:g>
            <draw:custom-shape draw:style-name="gr1" draw:text-style-name="P1" draw:layer="layout" svg:width="0.2cm" svg:height="0.2cm" svg:x="8.81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21.155cm" svg:x2="8.91cm" svg:y2="21.355cm">
              <text:p/>
            </draw:line>
            <draw:line draw:style-name="gr2" draw:text-style-name="P2" draw:layer="layout" svg:x1="8.81cm" svg:y1="21.255cm" svg:x2="9.01cm" svg:y2="21.255cm">
              <text:p/>
            </draw:line>
          </draw:g>
          <draw:g>
            <draw:custom-shape draw:style-name="gr1" draw:text-style-name="P1" draw:layer="layout" svg:width="0.2cm" svg:height="0.2cm" svg:x="9.31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21.155cm" svg:x2="9.41cm" svg:y2="21.355cm">
              <text:p/>
            </draw:line>
            <draw:line draw:style-name="gr2" draw:text-style-name="P2" draw:layer="layout" svg:x1="9.31cm" svg:y1="21.255cm" svg:x2="9.51cm" svg:y2="21.255cm">
              <text:p/>
            </draw:line>
          </draw:g>
          <draw:g>
            <draw:custom-shape draw:style-name="gr1" draw:text-style-name="P1" draw:layer="layout" svg:width="0.2cm" svg:height="0.2cm" svg:x="9.81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21.155cm" svg:x2="9.91cm" svg:y2="21.355cm">
              <text:p/>
            </draw:line>
            <draw:line draw:style-name="gr2" draw:text-style-name="P2" draw:layer="layout" svg:x1="9.81cm" svg:y1="21.255cm" svg:x2="10.01cm" svg:y2="21.255cm">
              <text:p/>
            </draw:line>
          </draw:g>
          <draw:g>
            <draw:custom-shape draw:style-name="gr1" draw:text-style-name="P1" draw:layer="layout" svg:width="0.2cm" svg:height="0.2cm" svg:x="10.316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21.155cm" svg:x2="10.416cm" svg:y2="21.355cm">
              <text:p/>
            </draw:line>
            <draw:line draw:style-name="gr2" draw:text-style-name="P2" draw:layer="layout" svg:x1="10.316cm" svg:y1="21.255cm" svg:x2="10.516cm" svg:y2="21.255cm">
              <text:p/>
            </draw:line>
          </draw:g>
          <draw:g>
            <draw:custom-shape draw:style-name="gr1" draw:text-style-name="P1" draw:layer="layout" svg:width="0.2cm" svg:height="0.2cm" svg:x="10.816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21.155cm" svg:x2="10.916cm" svg:y2="21.355cm">
              <text:p/>
            </draw:line>
            <draw:line draw:style-name="gr2" draw:text-style-name="P2" draw:layer="layout" svg:x1="10.816cm" svg:y1="21.255cm" svg:x2="11.016cm" svg:y2="21.255cm">
              <text:p/>
            </draw:line>
          </draw:g>
          <draw:g>
            <draw:custom-shape draw:style-name="gr1" draw:text-style-name="P1" draw:layer="layout" svg:width="0.2cm" svg:height="0.2cm" svg:x="11.314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21.155cm" svg:x2="11.414cm" svg:y2="21.355cm">
              <text:p/>
            </draw:line>
            <draw:line draw:style-name="gr2" draw:text-style-name="P2" draw:layer="layout" svg:x1="11.314cm" svg:y1="21.255cm" svg:x2="11.514cm" svg:y2="21.255cm">
              <text:p/>
            </draw:line>
          </draw:g>
          <draw:g>
            <draw:custom-shape draw:style-name="gr1" draw:text-style-name="P1" draw:layer="layout" svg:width="0.2cm" svg:height="0.2cm" svg:x="11.82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21.155cm" svg:x2="11.92cm" svg:y2="21.355cm">
              <text:p/>
            </draw:line>
            <draw:line draw:style-name="gr2" draw:text-style-name="P2" draw:layer="layout" svg:x1="11.82cm" svg:y1="21.255cm" svg:x2="12.02cm" svg:y2="21.255cm">
              <text:p/>
            </draw:line>
          </draw:g>
          <draw:g>
            <draw:custom-shape draw:style-name="gr1" draw:text-style-name="P1" draw:layer="layout" svg:width="0.2cm" svg:height="0.2cm" svg:x="12.322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21.155cm" svg:x2="12.422cm" svg:y2="21.355cm">
              <text:p/>
            </draw:line>
            <draw:line draw:style-name="gr2" draw:text-style-name="P2" draw:layer="layout" svg:x1="12.322cm" svg:y1="21.255cm" svg:x2="12.522cm" svg:y2="21.255cm">
              <text:p/>
            </draw:line>
          </draw:g>
          <draw:g>
            <draw:custom-shape draw:style-name="gr1" draw:text-style-name="P1" draw:layer="layout" svg:width="0.2cm" svg:height="0.2cm" svg:x="12.818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21.155cm" svg:x2="12.918cm" svg:y2="21.355cm">
              <text:p/>
            </draw:line>
            <draw:line draw:style-name="gr2" draw:text-style-name="P2" draw:layer="layout" svg:x1="12.818cm" svg:y1="21.255cm" svg:x2="13.018cm" svg:y2="21.255cm">
              <text:p/>
            </draw:line>
          </draw:g>
          <draw:g>
            <draw:custom-shape draw:style-name="gr1" draw:text-style-name="P1" draw:layer="layout" svg:width="0.2cm" svg:height="0.2cm" svg:x="13.318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21.155cm" svg:x2="13.418cm" svg:y2="21.355cm">
              <text:p/>
            </draw:line>
            <draw:line draw:style-name="gr2" draw:text-style-name="P2" draw:layer="layout" svg:x1="13.318cm" svg:y1="21.255cm" svg:x2="13.518cm" svg:y2="21.255cm">
              <text:p/>
            </draw:line>
          </draw:g>
          <draw:g>
            <draw:custom-shape draw:style-name="gr1" draw:text-style-name="P1" draw:layer="layout" svg:width="0.2cm" svg:height="0.2cm" svg:x="13.822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21.155cm" svg:x2="13.922cm" svg:y2="21.355cm">
              <text:p/>
            </draw:line>
            <draw:line draw:style-name="gr2" draw:text-style-name="P2" draw:layer="layout" svg:x1="13.822cm" svg:y1="21.255cm" svg:x2="14.022cm" svg:y2="21.255cm">
              <text:p/>
            </draw:line>
          </draw:g>
          <draw:g>
            <draw:custom-shape draw:style-name="gr1" draw:text-style-name="P1" draw:layer="layout" svg:width="0.2cm" svg:height="0.2cm" svg:x="14.324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21.155cm" svg:x2="14.424cm" svg:y2="21.355cm">
              <text:p/>
            </draw:line>
            <draw:line draw:style-name="gr2" draw:text-style-name="P2" draw:layer="layout" svg:x1="14.324cm" svg:y1="21.255cm" svg:x2="14.524cm" svg:y2="21.255cm">
              <text:p/>
            </draw:line>
          </draw:g>
          <draw:g>
            <draw:custom-shape draw:style-name="gr1" draw:text-style-name="P1" draw:layer="layout" svg:width="0.2cm" svg:height="0.2cm" svg:x="14.824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21.155cm" svg:x2="14.924cm" svg:y2="21.355cm">
              <text:p/>
            </draw:line>
            <draw:line draw:style-name="gr2" draw:text-style-name="P2" draw:layer="layout" svg:x1="14.824cm" svg:y1="21.255cm" svg:x2="15.024cm" svg:y2="21.255cm">
              <text:p/>
            </draw:line>
          </draw:g>
          <draw:g>
            <draw:custom-shape draw:style-name="gr1" draw:text-style-name="P1" draw:layer="layout" svg:width="0.2cm" svg:height="0.2cm" svg:x="15.324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21.155cm" svg:x2="15.424cm" svg:y2="21.355cm">
              <text:p/>
            </draw:line>
            <draw:line draw:style-name="gr2" draw:text-style-name="P2" draw:layer="layout" svg:x1="15.324cm" svg:y1="21.255cm" svg:x2="15.524cm" svg:y2="21.255cm">
              <text:p/>
            </draw:line>
          </draw:g>
          <draw:g>
            <draw:custom-shape draw:style-name="gr1" draw:text-style-name="P1" draw:layer="layout" svg:width="0.2cm" svg:height="0.2cm" svg:x="15.824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21.155cm" svg:x2="15.924cm" svg:y2="21.355cm">
              <text:p/>
            </draw:line>
            <draw:line draw:style-name="gr2" draw:text-style-name="P2" draw:layer="layout" svg:x1="15.824cm" svg:y1="21.255cm" svg:x2="16.024cm" svg:y2="21.255cm">
              <text:p/>
            </draw:line>
          </draw:g>
          <draw:g>
            <draw:custom-shape draw:style-name="gr1" draw:text-style-name="P1" draw:layer="layout" svg:width="0.2cm" svg:height="0.2cm" svg:x="16.324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21.155cm" svg:x2="16.424cm" svg:y2="21.355cm">
              <text:p/>
            </draw:line>
            <draw:line draw:style-name="gr2" draw:text-style-name="P2" draw:layer="layout" svg:x1="16.324cm" svg:y1="21.255cm" svg:x2="16.524cm" svg:y2="21.255cm">
              <text:p/>
            </draw:line>
          </draw:g>
          <draw:g>
            <draw:custom-shape draw:style-name="gr1" draw:text-style-name="P1" draw:layer="layout" svg:width="0.2cm" svg:height="0.2cm" svg:x="16.824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21.155cm" svg:x2="16.924cm" svg:y2="21.355cm">
              <text:p/>
            </draw:line>
            <draw:line draw:style-name="gr2" draw:text-style-name="P2" draw:layer="layout" svg:x1="16.824cm" svg:y1="21.255cm" svg:x2="17.024cm" svg:y2="21.255cm">
              <text:p/>
            </draw:line>
          </draw:g>
          <draw:g>
            <draw:custom-shape draw:style-name="gr1" draw:text-style-name="P1" draw:layer="layout" svg:width="0.2cm" svg:height="0.2cm" svg:x="17.324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21.155cm" svg:x2="17.424cm" svg:y2="21.355cm">
              <text:p/>
            </draw:line>
            <draw:line draw:style-name="gr2" draw:text-style-name="P2" draw:layer="layout" svg:x1="17.324cm" svg:y1="21.255cm" svg:x2="17.524cm" svg:y2="21.255cm">
              <text:p/>
            </draw:line>
          </draw:g>
          <draw:g>
            <draw:custom-shape draw:style-name="gr1" draw:text-style-name="P1" draw:layer="layout" svg:width="0.2cm" svg:height="0.2cm" svg:x="17.824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21.155cm" svg:x2="17.924cm" svg:y2="21.355cm">
              <text:p/>
            </draw:line>
            <draw:line draw:style-name="gr2" draw:text-style-name="P2" draw:layer="layout" svg:x1="17.824cm" svg:y1="21.255cm" svg:x2="18.024cm" svg:y2="21.255cm">
              <text:p/>
            </draw:line>
          </draw:g>
          <draw:g>
            <draw:custom-shape draw:style-name="gr1" draw:text-style-name="P1" draw:layer="layout" svg:width="0.2cm" svg:height="0.2cm" svg:x="18.324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21.155cm" svg:x2="18.424cm" svg:y2="21.355cm">
              <text:p/>
            </draw:line>
            <draw:line draw:style-name="gr2" draw:text-style-name="P2" draw:layer="layout" svg:x1="18.324cm" svg:y1="21.255cm" svg:x2="18.524cm" svg:y2="21.255cm">
              <text:p/>
            </draw:line>
          </draw:g>
          <draw:g>
            <draw:custom-shape draw:style-name="gr1" draw:text-style-name="P1" draw:layer="layout" svg:width="0.2cm" svg:height="0.2cm" svg:x="18.824cm" svg:y="21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21.155cm" svg:x2="18.924cm" svg:y2="21.355cm">
              <text:p/>
            </draw:line>
            <draw:line draw:style-name="gr2" draw:text-style-name="P2" draw:layer="layout" svg:x1="18.824cm" svg:y1="21.255cm" svg:x2="19.024cm" svg:y2="21.255cm">
              <text:p/>
            </draw:line>
          </draw:g>
          <draw:custom-shape draw:style-name="gr3" draw:text-style-name="P1" draw:layer="layout" svg:width="17.839cm" svg:height="0.51cm" svg:x="1.5cm" svg:y="2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21.655cm" svg:x2="1.9cm" svg:y2="21.855cm">
              <text:p/>
            </draw:line>
            <draw:line draw:style-name="gr2" draw:text-style-name="P2" draw:layer="layout" svg:x1="1.8cm" svg:y1="21.755cm" svg:x2="2cm" svg:y2="21.755cm">
              <text:p/>
            </draw:line>
          </draw:g>
          <draw:g>
            <draw:custom-shape draw:style-name="gr1" draw:text-style-name="P1" draw:layer="layout" svg:width="0.2cm" svg:height="0.2cm" svg:x="2.292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1.655cm" svg:x2="2.392cm" svg:y2="21.855cm">
              <text:p/>
            </draw:line>
            <draw:line draw:style-name="gr2" draw:text-style-name="P2" draw:layer="layout" svg:x1="2.292cm" svg:y1="21.755cm" svg:x2="2.492cm" svg:y2="21.755cm">
              <text:p/>
            </draw:line>
          </draw:g>
          <draw:g>
            <draw:custom-shape draw:style-name="gr1" draw:text-style-name="P1" draw:layer="layout" svg:width="0.2cm" svg:height="0.2cm" svg:x="2.292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1.655cm" svg:x2="2.392cm" svg:y2="21.855cm">
              <text:p/>
            </draw:line>
            <draw:line draw:style-name="gr2" draw:text-style-name="P2" draw:layer="layout" svg:x1="2.292cm" svg:y1="21.755cm" svg:x2="2.492cm" svg:y2="21.755cm">
              <text:p/>
            </draw:line>
          </draw:g>
          <draw:g>
            <draw:custom-shape draw:style-name="gr1" draw:text-style-name="P1" draw:layer="layout" svg:width="0.2cm" svg:height="0.2cm" svg:x="2.798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21.655cm" svg:x2="2.898cm" svg:y2="21.855cm">
              <text:p/>
            </draw:line>
            <draw:line draw:style-name="gr2" draw:text-style-name="P2" draw:layer="layout" svg:x1="2.798cm" svg:y1="21.755cm" svg:x2="2.998cm" svg:y2="21.755cm">
              <text:p/>
            </draw:line>
          </draw:g>
          <draw:g>
            <draw:custom-shape draw:style-name="gr1" draw:text-style-name="P1" draw:layer="layout" svg:width="0.2cm" svg:height="0.2cm" svg:x="3.306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21.655cm" svg:x2="3.406cm" svg:y2="21.855cm">
              <text:p/>
            </draw:line>
            <draw:line draw:style-name="gr2" draw:text-style-name="P2" draw:layer="layout" svg:x1="3.306cm" svg:y1="21.755cm" svg:x2="3.506cm" svg:y2="21.755cm">
              <text:p/>
            </draw:line>
          </draw:g>
          <draw:g>
            <draw:custom-shape draw:style-name="gr1" draw:text-style-name="P1" draw:layer="layout" svg:width="0.2cm" svg:height="0.2cm" svg:x="3.806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21.655cm" svg:x2="3.906cm" svg:y2="21.855cm">
              <text:p/>
            </draw:line>
            <draw:line draw:style-name="gr2" draw:text-style-name="P2" draw:layer="layout" svg:x1="3.806cm" svg:y1="21.755cm" svg:x2="4.006cm" svg:y2="21.755cm">
              <text:p/>
            </draw:line>
          </draw:g>
          <draw:g>
            <draw:custom-shape draw:style-name="gr1" draw:text-style-name="P1" draw:layer="layout" svg:width="0.2cm" svg:height="0.2cm" svg:x="4.306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21.655cm" svg:x2="4.406cm" svg:y2="21.855cm">
              <text:p/>
            </draw:line>
            <draw:line draw:style-name="gr2" draw:text-style-name="P2" draw:layer="layout" svg:x1="4.306cm" svg:y1="21.755cm" svg:x2="4.506cm" svg:y2="21.755cm">
              <text:p/>
            </draw:line>
          </draw:g>
          <draw:g>
            <draw:custom-shape draw:style-name="gr1" draw:text-style-name="P1" draw:layer="layout" svg:width="0.2cm" svg:height="0.2cm" svg:x="4.806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21.655cm" svg:x2="4.906cm" svg:y2="21.855cm">
              <text:p/>
            </draw:line>
            <draw:line draw:style-name="gr2" draw:text-style-name="P2" draw:layer="layout" svg:x1="4.806cm" svg:y1="21.755cm" svg:x2="5.006cm" svg:y2="21.755cm">
              <text:p/>
            </draw:line>
          </draw:g>
          <draw:g>
            <draw:custom-shape draw:style-name="gr1" draw:text-style-name="P1" draw:layer="layout" svg:width="0.2cm" svg:height="0.2cm" svg:x="5.304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21.655cm" svg:x2="5.404cm" svg:y2="21.855cm">
              <text:p/>
            </draw:line>
            <draw:line draw:style-name="gr2" draw:text-style-name="P2" draw:layer="layout" svg:x1="5.304cm" svg:y1="21.755cm" svg:x2="5.504cm" svg:y2="21.755cm">
              <text:p/>
            </draw:line>
          </draw:g>
          <draw:g>
            <draw:custom-shape draw:style-name="gr1" draw:text-style-name="P1" draw:layer="layout" svg:width="0.2cm" svg:height="0.2cm" svg:x="5.804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21.655cm" svg:x2="5.904cm" svg:y2="21.855cm">
              <text:p/>
            </draw:line>
            <draw:line draw:style-name="gr2" draw:text-style-name="P2" draw:layer="layout" svg:x1="5.804cm" svg:y1="21.755cm" svg:x2="6.004cm" svg:y2="21.755cm">
              <text:p/>
            </draw:line>
          </draw:g>
          <draw:g>
            <draw:custom-shape draw:style-name="gr1" draw:text-style-name="P1" draw:layer="layout" svg:width="0.2cm" svg:height="0.2cm" svg:x="6.31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21.655cm" svg:x2="6.41cm" svg:y2="21.855cm">
              <text:p/>
            </draw:line>
            <draw:line draw:style-name="gr2" draw:text-style-name="P2" draw:layer="layout" svg:x1="6.31cm" svg:y1="21.755cm" svg:x2="6.51cm" svg:y2="21.755cm">
              <text:p/>
            </draw:line>
          </draw:g>
          <draw:g>
            <draw:custom-shape draw:style-name="gr1" draw:text-style-name="P1" draw:layer="layout" svg:width="0.2cm" svg:height="0.2cm" svg:x="6.808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21.655cm" svg:x2="6.908cm" svg:y2="21.855cm">
              <text:p/>
            </draw:line>
            <draw:line draw:style-name="gr2" draw:text-style-name="P2" draw:layer="layout" svg:x1="6.808cm" svg:y1="21.755cm" svg:x2="7.008cm" svg:y2="21.755cm">
              <text:p/>
            </draw:line>
          </draw:g>
          <draw:g>
            <draw:custom-shape draw:style-name="gr1" draw:text-style-name="P1" draw:layer="layout" svg:width="0.2cm" svg:height="0.2cm" svg:x="7.312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21.655cm" svg:x2="7.412cm" svg:y2="21.855cm">
              <text:p/>
            </draw:line>
            <draw:line draw:style-name="gr2" draw:text-style-name="P2" draw:layer="layout" svg:x1="7.312cm" svg:y1="21.755cm" svg:x2="7.512cm" svg:y2="21.755cm">
              <text:p/>
            </draw:line>
          </draw:g>
          <draw:g>
            <draw:custom-shape draw:style-name="gr1" draw:text-style-name="P1" draw:layer="layout" svg:width="0.2cm" svg:height="0.2cm" svg:x="7.812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21.655cm" svg:x2="7.912cm" svg:y2="21.855cm">
              <text:p/>
            </draw:line>
            <draw:line draw:style-name="gr2" draw:text-style-name="P2" draw:layer="layout" svg:x1="7.812cm" svg:y1="21.755cm" svg:x2="8.012cm" svg:y2="21.755cm">
              <text:p/>
            </draw:line>
          </draw:g>
          <draw:g>
            <draw:custom-shape draw:style-name="gr1" draw:text-style-name="P1" draw:layer="layout" svg:width="0.2cm" svg:height="0.2cm" svg:x="8.314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21.655cm" svg:x2="8.414cm" svg:y2="21.855cm">
              <text:p/>
            </draw:line>
            <draw:line draw:style-name="gr2" draw:text-style-name="P2" draw:layer="layout" svg:x1="8.314cm" svg:y1="21.755cm" svg:x2="8.514cm" svg:y2="21.755cm">
              <text:p/>
            </draw:line>
          </draw:g>
          <draw:g>
            <draw:custom-shape draw:style-name="gr1" draw:text-style-name="P1" draw:layer="layout" svg:width="0.2cm" svg:height="0.2cm" svg:x="8.81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21.655cm" svg:x2="8.91cm" svg:y2="21.855cm">
              <text:p/>
            </draw:line>
            <draw:line draw:style-name="gr2" draw:text-style-name="P2" draw:layer="layout" svg:x1="8.81cm" svg:y1="21.755cm" svg:x2="9.01cm" svg:y2="21.755cm">
              <text:p/>
            </draw:line>
          </draw:g>
          <draw:g>
            <draw:custom-shape draw:style-name="gr1" draw:text-style-name="P1" draw:layer="layout" svg:width="0.2cm" svg:height="0.2cm" svg:x="9.31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21.655cm" svg:x2="9.41cm" svg:y2="21.855cm">
              <text:p/>
            </draw:line>
            <draw:line draw:style-name="gr2" draw:text-style-name="P2" draw:layer="layout" svg:x1="9.31cm" svg:y1="21.755cm" svg:x2="9.51cm" svg:y2="21.755cm">
              <text:p/>
            </draw:line>
          </draw:g>
          <draw:g>
            <draw:custom-shape draw:style-name="gr1" draw:text-style-name="P1" draw:layer="layout" svg:width="0.2cm" svg:height="0.2cm" svg:x="9.81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21.655cm" svg:x2="9.91cm" svg:y2="21.855cm">
              <text:p/>
            </draw:line>
            <draw:line draw:style-name="gr2" draw:text-style-name="P2" draw:layer="layout" svg:x1="9.81cm" svg:y1="21.755cm" svg:x2="10.01cm" svg:y2="21.755cm">
              <text:p/>
            </draw:line>
          </draw:g>
          <draw:g>
            <draw:custom-shape draw:style-name="gr1" draw:text-style-name="P1" draw:layer="layout" svg:width="0.2cm" svg:height="0.2cm" svg:x="10.316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21.655cm" svg:x2="10.416cm" svg:y2="21.855cm">
              <text:p/>
            </draw:line>
            <draw:line draw:style-name="gr2" draw:text-style-name="P2" draw:layer="layout" svg:x1="10.316cm" svg:y1="21.755cm" svg:x2="10.516cm" svg:y2="21.755cm">
              <text:p/>
            </draw:line>
          </draw:g>
          <draw:g>
            <draw:custom-shape draw:style-name="gr1" draw:text-style-name="P1" draw:layer="layout" svg:width="0.2cm" svg:height="0.2cm" svg:x="10.816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21.655cm" svg:x2="10.916cm" svg:y2="21.855cm">
              <text:p/>
            </draw:line>
            <draw:line draw:style-name="gr2" draw:text-style-name="P2" draw:layer="layout" svg:x1="10.816cm" svg:y1="21.755cm" svg:x2="11.016cm" svg:y2="21.755cm">
              <text:p/>
            </draw:line>
          </draw:g>
          <draw:g>
            <draw:custom-shape draw:style-name="gr1" draw:text-style-name="P1" draw:layer="layout" svg:width="0.2cm" svg:height="0.2cm" svg:x="11.314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21.655cm" svg:x2="11.414cm" svg:y2="21.855cm">
              <text:p/>
            </draw:line>
            <draw:line draw:style-name="gr2" draw:text-style-name="P2" draw:layer="layout" svg:x1="11.314cm" svg:y1="21.755cm" svg:x2="11.514cm" svg:y2="21.755cm">
              <text:p/>
            </draw:line>
          </draw:g>
          <draw:g>
            <draw:custom-shape draw:style-name="gr1" draw:text-style-name="P1" draw:layer="layout" svg:width="0.2cm" svg:height="0.2cm" svg:x="11.82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21.655cm" svg:x2="11.92cm" svg:y2="21.855cm">
              <text:p/>
            </draw:line>
            <draw:line draw:style-name="gr2" draw:text-style-name="P2" draw:layer="layout" svg:x1="11.82cm" svg:y1="21.755cm" svg:x2="12.02cm" svg:y2="21.755cm">
              <text:p/>
            </draw:line>
          </draw:g>
          <draw:g>
            <draw:custom-shape draw:style-name="gr1" draw:text-style-name="P1" draw:layer="layout" svg:width="0.2cm" svg:height="0.2cm" svg:x="12.322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21.655cm" svg:x2="12.422cm" svg:y2="21.855cm">
              <text:p/>
            </draw:line>
            <draw:line draw:style-name="gr2" draw:text-style-name="P2" draw:layer="layout" svg:x1="12.322cm" svg:y1="21.755cm" svg:x2="12.522cm" svg:y2="21.755cm">
              <text:p/>
            </draw:line>
          </draw:g>
          <draw:g>
            <draw:custom-shape draw:style-name="gr1" draw:text-style-name="P1" draw:layer="layout" svg:width="0.2cm" svg:height="0.2cm" svg:x="12.818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21.655cm" svg:x2="12.918cm" svg:y2="21.855cm">
              <text:p/>
            </draw:line>
            <draw:line draw:style-name="gr2" draw:text-style-name="P2" draw:layer="layout" svg:x1="12.818cm" svg:y1="21.755cm" svg:x2="13.018cm" svg:y2="21.755cm">
              <text:p/>
            </draw:line>
          </draw:g>
          <draw:g>
            <draw:custom-shape draw:style-name="gr1" draw:text-style-name="P1" draw:layer="layout" svg:width="0.2cm" svg:height="0.2cm" svg:x="13.318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21.655cm" svg:x2="13.418cm" svg:y2="21.855cm">
              <text:p/>
            </draw:line>
            <draw:line draw:style-name="gr2" draw:text-style-name="P2" draw:layer="layout" svg:x1="13.318cm" svg:y1="21.755cm" svg:x2="13.518cm" svg:y2="21.755cm">
              <text:p/>
            </draw:line>
          </draw:g>
          <draw:g>
            <draw:custom-shape draw:style-name="gr1" draw:text-style-name="P1" draw:layer="layout" svg:width="0.2cm" svg:height="0.2cm" svg:x="13.822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21.655cm" svg:x2="13.922cm" svg:y2="21.855cm">
              <text:p/>
            </draw:line>
            <draw:line draw:style-name="gr2" draw:text-style-name="P2" draw:layer="layout" svg:x1="13.822cm" svg:y1="21.755cm" svg:x2="14.022cm" svg:y2="21.755cm">
              <text:p/>
            </draw:line>
          </draw:g>
          <draw:g>
            <draw:custom-shape draw:style-name="gr1" draw:text-style-name="P1" draw:layer="layout" svg:width="0.2cm" svg:height="0.2cm" svg:x="14.324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21.655cm" svg:x2="14.424cm" svg:y2="21.855cm">
              <text:p/>
            </draw:line>
            <draw:line draw:style-name="gr2" draw:text-style-name="P2" draw:layer="layout" svg:x1="14.324cm" svg:y1="21.755cm" svg:x2="14.524cm" svg:y2="21.755cm">
              <text:p/>
            </draw:line>
          </draw:g>
          <draw:g>
            <draw:custom-shape draw:style-name="gr1" draw:text-style-name="P1" draw:layer="layout" svg:width="0.2cm" svg:height="0.2cm" svg:x="14.824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21.655cm" svg:x2="14.924cm" svg:y2="21.855cm">
              <text:p/>
            </draw:line>
            <draw:line draw:style-name="gr2" draw:text-style-name="P2" draw:layer="layout" svg:x1="14.824cm" svg:y1="21.755cm" svg:x2="15.024cm" svg:y2="21.755cm">
              <text:p/>
            </draw:line>
          </draw:g>
          <draw:g>
            <draw:custom-shape draw:style-name="gr1" draw:text-style-name="P1" draw:layer="layout" svg:width="0.2cm" svg:height="0.2cm" svg:x="15.324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21.655cm" svg:x2="15.424cm" svg:y2="21.855cm">
              <text:p/>
            </draw:line>
            <draw:line draw:style-name="gr2" draw:text-style-name="P2" draw:layer="layout" svg:x1="15.324cm" svg:y1="21.755cm" svg:x2="15.524cm" svg:y2="21.755cm">
              <text:p/>
            </draw:line>
          </draw:g>
          <draw:g>
            <draw:custom-shape draw:style-name="gr1" draw:text-style-name="P1" draw:layer="layout" svg:width="0.2cm" svg:height="0.2cm" svg:x="15.824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21.655cm" svg:x2="15.924cm" svg:y2="21.855cm">
              <text:p/>
            </draw:line>
            <draw:line draw:style-name="gr2" draw:text-style-name="P2" draw:layer="layout" svg:x1="15.824cm" svg:y1="21.755cm" svg:x2="16.024cm" svg:y2="21.755cm">
              <text:p/>
            </draw:line>
          </draw:g>
          <draw:g>
            <draw:custom-shape draw:style-name="gr1" draw:text-style-name="P1" draw:layer="layout" svg:width="0.2cm" svg:height="0.2cm" svg:x="16.324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21.655cm" svg:x2="16.424cm" svg:y2="21.855cm">
              <text:p/>
            </draw:line>
            <draw:line draw:style-name="gr2" draw:text-style-name="P2" draw:layer="layout" svg:x1="16.324cm" svg:y1="21.755cm" svg:x2="16.524cm" svg:y2="21.755cm">
              <text:p/>
            </draw:line>
          </draw:g>
          <draw:g>
            <draw:custom-shape draw:style-name="gr1" draw:text-style-name="P1" draw:layer="layout" svg:width="0.2cm" svg:height="0.2cm" svg:x="16.824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21.655cm" svg:x2="16.924cm" svg:y2="21.855cm">
              <text:p/>
            </draw:line>
            <draw:line draw:style-name="gr2" draw:text-style-name="P2" draw:layer="layout" svg:x1="16.824cm" svg:y1="21.755cm" svg:x2="17.024cm" svg:y2="21.755cm">
              <text:p/>
            </draw:line>
          </draw:g>
          <draw:g>
            <draw:custom-shape draw:style-name="gr1" draw:text-style-name="P1" draw:layer="layout" svg:width="0.2cm" svg:height="0.2cm" svg:x="17.324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21.655cm" svg:x2="17.424cm" svg:y2="21.855cm">
              <text:p/>
            </draw:line>
            <draw:line draw:style-name="gr2" draw:text-style-name="P2" draw:layer="layout" svg:x1="17.324cm" svg:y1="21.755cm" svg:x2="17.524cm" svg:y2="21.755cm">
              <text:p/>
            </draw:line>
          </draw:g>
          <draw:g>
            <draw:custom-shape draw:style-name="gr1" draw:text-style-name="P1" draw:layer="layout" svg:width="0.2cm" svg:height="0.2cm" svg:x="17.824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21.655cm" svg:x2="17.924cm" svg:y2="21.855cm">
              <text:p/>
            </draw:line>
            <draw:line draw:style-name="gr2" draw:text-style-name="P2" draw:layer="layout" svg:x1="17.824cm" svg:y1="21.755cm" svg:x2="18.024cm" svg:y2="21.755cm">
              <text:p/>
            </draw:line>
          </draw:g>
          <draw:g>
            <draw:custom-shape draw:style-name="gr1" draw:text-style-name="P1" draw:layer="layout" svg:width="0.2cm" svg:height="0.2cm" svg:x="18.324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21.655cm" svg:x2="18.424cm" svg:y2="21.855cm">
              <text:p/>
            </draw:line>
            <draw:line draw:style-name="gr2" draw:text-style-name="P2" draw:layer="layout" svg:x1="18.324cm" svg:y1="21.755cm" svg:x2="18.524cm" svg:y2="21.755cm">
              <text:p/>
            </draw:line>
          </draw:g>
          <draw:g>
            <draw:custom-shape draw:style-name="gr1" draw:text-style-name="P1" draw:layer="layout" svg:width="0.2cm" svg:height="0.2cm" svg:x="18.824cm" svg:y="2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21.655cm" svg:x2="18.924cm" svg:y2="21.855cm">
              <text:p/>
            </draw:line>
            <draw:line draw:style-name="gr2" draw:text-style-name="P2" draw:layer="layout" svg:x1="18.824cm" svg:y1="21.755cm" svg:x2="19.024cm" svg:y2="21.755cm">
              <text:p/>
            </draw:line>
          </draw:g>
          <draw:custom-shape draw:style-name="gr3" draw:text-style-name="P1" draw:layer="layout" svg:width="17.839cm" svg:height="0.51cm" svg:x="1.5cm" svg:y="21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22.155cm" svg:x2="1.9cm" svg:y2="22.355cm">
              <text:p/>
            </draw:line>
            <draw:line draw:style-name="gr2" draw:text-style-name="P2" draw:layer="layout" svg:x1="1.8cm" svg:y1="22.255cm" svg:x2="2cm" svg:y2="22.255cm">
              <text:p/>
            </draw:line>
          </draw:g>
          <draw:g>
            <draw:custom-shape draw:style-name="gr1" draw:text-style-name="P1" draw:layer="layout" svg:width="0.2cm" svg:height="0.2cm" svg:x="2.292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2.155cm" svg:x2="2.392cm" svg:y2="22.355cm">
              <text:p/>
            </draw:line>
            <draw:line draw:style-name="gr2" draw:text-style-name="P2" draw:layer="layout" svg:x1="2.292cm" svg:y1="22.255cm" svg:x2="2.492cm" svg:y2="22.255cm">
              <text:p/>
            </draw:line>
          </draw:g>
          <draw:g>
            <draw:custom-shape draw:style-name="gr1" draw:text-style-name="P1" draw:layer="layout" svg:width="0.2cm" svg:height="0.2cm" svg:x="2.292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2.155cm" svg:x2="2.392cm" svg:y2="22.355cm">
              <text:p/>
            </draw:line>
            <draw:line draw:style-name="gr2" draw:text-style-name="P2" draw:layer="layout" svg:x1="2.292cm" svg:y1="22.255cm" svg:x2="2.492cm" svg:y2="22.255cm">
              <text:p/>
            </draw:line>
          </draw:g>
          <draw:g>
            <draw:custom-shape draw:style-name="gr1" draw:text-style-name="P1" draw:layer="layout" svg:width="0.2cm" svg:height="0.2cm" svg:x="2.798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22.155cm" svg:x2="2.898cm" svg:y2="22.355cm">
              <text:p/>
            </draw:line>
            <draw:line draw:style-name="gr2" draw:text-style-name="P2" draw:layer="layout" svg:x1="2.798cm" svg:y1="22.255cm" svg:x2="2.998cm" svg:y2="22.255cm">
              <text:p/>
            </draw:line>
          </draw:g>
          <draw:g>
            <draw:custom-shape draw:style-name="gr1" draw:text-style-name="P1" draw:layer="layout" svg:width="0.2cm" svg:height="0.2cm" svg:x="3.306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22.155cm" svg:x2="3.406cm" svg:y2="22.355cm">
              <text:p/>
            </draw:line>
            <draw:line draw:style-name="gr2" draw:text-style-name="P2" draw:layer="layout" svg:x1="3.306cm" svg:y1="22.255cm" svg:x2="3.506cm" svg:y2="22.255cm">
              <text:p/>
            </draw:line>
          </draw:g>
          <draw:g>
            <draw:custom-shape draw:style-name="gr1" draw:text-style-name="P1" draw:layer="layout" svg:width="0.2cm" svg:height="0.2cm" svg:x="3.806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22.155cm" svg:x2="3.906cm" svg:y2="22.355cm">
              <text:p/>
            </draw:line>
            <draw:line draw:style-name="gr2" draw:text-style-name="P2" draw:layer="layout" svg:x1="3.806cm" svg:y1="22.255cm" svg:x2="4.006cm" svg:y2="22.255cm">
              <text:p/>
            </draw:line>
          </draw:g>
          <draw:g>
            <draw:custom-shape draw:style-name="gr1" draw:text-style-name="P1" draw:layer="layout" svg:width="0.2cm" svg:height="0.2cm" svg:x="4.306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22.155cm" svg:x2="4.406cm" svg:y2="22.355cm">
              <text:p/>
            </draw:line>
            <draw:line draw:style-name="gr2" draw:text-style-name="P2" draw:layer="layout" svg:x1="4.306cm" svg:y1="22.255cm" svg:x2="4.506cm" svg:y2="22.255cm">
              <text:p/>
            </draw:line>
          </draw:g>
          <draw:g>
            <draw:custom-shape draw:style-name="gr1" draw:text-style-name="P1" draw:layer="layout" svg:width="0.2cm" svg:height="0.2cm" svg:x="4.806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22.155cm" svg:x2="4.906cm" svg:y2="22.355cm">
              <text:p/>
            </draw:line>
            <draw:line draw:style-name="gr2" draw:text-style-name="P2" draw:layer="layout" svg:x1="4.806cm" svg:y1="22.255cm" svg:x2="5.006cm" svg:y2="22.255cm">
              <text:p/>
            </draw:line>
          </draw:g>
          <draw:g>
            <draw:custom-shape draw:style-name="gr1" draw:text-style-name="P1" draw:layer="layout" svg:width="0.2cm" svg:height="0.2cm" svg:x="5.304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22.155cm" svg:x2="5.404cm" svg:y2="22.355cm">
              <text:p/>
            </draw:line>
            <draw:line draw:style-name="gr2" draw:text-style-name="P2" draw:layer="layout" svg:x1="5.304cm" svg:y1="22.255cm" svg:x2="5.504cm" svg:y2="22.255cm">
              <text:p/>
            </draw:line>
          </draw:g>
          <draw:g>
            <draw:custom-shape draw:style-name="gr1" draw:text-style-name="P1" draw:layer="layout" svg:width="0.2cm" svg:height="0.2cm" svg:x="5.804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22.155cm" svg:x2="5.904cm" svg:y2="22.355cm">
              <text:p/>
            </draw:line>
            <draw:line draw:style-name="gr2" draw:text-style-name="P2" draw:layer="layout" svg:x1="5.804cm" svg:y1="22.255cm" svg:x2="6.004cm" svg:y2="22.255cm">
              <text:p/>
            </draw:line>
          </draw:g>
          <draw:g>
            <draw:custom-shape draw:style-name="gr1" draw:text-style-name="P1" draw:layer="layout" svg:width="0.2cm" svg:height="0.2cm" svg:x="6.31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22.155cm" svg:x2="6.41cm" svg:y2="22.355cm">
              <text:p/>
            </draw:line>
            <draw:line draw:style-name="gr2" draw:text-style-name="P2" draw:layer="layout" svg:x1="6.31cm" svg:y1="22.255cm" svg:x2="6.51cm" svg:y2="22.255cm">
              <text:p/>
            </draw:line>
          </draw:g>
          <draw:g>
            <draw:custom-shape draw:style-name="gr1" draw:text-style-name="P1" draw:layer="layout" svg:width="0.2cm" svg:height="0.2cm" svg:x="6.808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22.155cm" svg:x2="6.908cm" svg:y2="22.355cm">
              <text:p/>
            </draw:line>
            <draw:line draw:style-name="gr2" draw:text-style-name="P2" draw:layer="layout" svg:x1="6.808cm" svg:y1="22.255cm" svg:x2="7.008cm" svg:y2="22.255cm">
              <text:p/>
            </draw:line>
          </draw:g>
          <draw:g>
            <draw:custom-shape draw:style-name="gr1" draw:text-style-name="P1" draw:layer="layout" svg:width="0.2cm" svg:height="0.2cm" svg:x="7.312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22.155cm" svg:x2="7.412cm" svg:y2="22.355cm">
              <text:p/>
            </draw:line>
            <draw:line draw:style-name="gr2" draw:text-style-name="P2" draw:layer="layout" svg:x1="7.312cm" svg:y1="22.255cm" svg:x2="7.512cm" svg:y2="22.255cm">
              <text:p/>
            </draw:line>
          </draw:g>
          <draw:g>
            <draw:custom-shape draw:style-name="gr1" draw:text-style-name="P1" draw:layer="layout" svg:width="0.2cm" svg:height="0.2cm" svg:x="7.812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22.155cm" svg:x2="7.912cm" svg:y2="22.355cm">
              <text:p/>
            </draw:line>
            <draw:line draw:style-name="gr2" draw:text-style-name="P2" draw:layer="layout" svg:x1="7.812cm" svg:y1="22.255cm" svg:x2="8.012cm" svg:y2="22.255cm">
              <text:p/>
            </draw:line>
          </draw:g>
          <draw:g>
            <draw:custom-shape draw:style-name="gr1" draw:text-style-name="P1" draw:layer="layout" svg:width="0.2cm" svg:height="0.2cm" svg:x="8.314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22.155cm" svg:x2="8.414cm" svg:y2="22.355cm">
              <text:p/>
            </draw:line>
            <draw:line draw:style-name="gr2" draw:text-style-name="P2" draw:layer="layout" svg:x1="8.314cm" svg:y1="22.255cm" svg:x2="8.514cm" svg:y2="22.255cm">
              <text:p/>
            </draw:line>
          </draw:g>
          <draw:g>
            <draw:custom-shape draw:style-name="gr1" draw:text-style-name="P1" draw:layer="layout" svg:width="0.2cm" svg:height="0.2cm" svg:x="8.81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22.155cm" svg:x2="8.91cm" svg:y2="22.355cm">
              <text:p/>
            </draw:line>
            <draw:line draw:style-name="gr2" draw:text-style-name="P2" draw:layer="layout" svg:x1="8.81cm" svg:y1="22.255cm" svg:x2="9.01cm" svg:y2="22.255cm">
              <text:p/>
            </draw:line>
          </draw:g>
          <draw:g>
            <draw:custom-shape draw:style-name="gr1" draw:text-style-name="P1" draw:layer="layout" svg:width="0.2cm" svg:height="0.2cm" svg:x="9.31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22.155cm" svg:x2="9.41cm" svg:y2="22.355cm">
              <text:p/>
            </draw:line>
            <draw:line draw:style-name="gr2" draw:text-style-name="P2" draw:layer="layout" svg:x1="9.31cm" svg:y1="22.255cm" svg:x2="9.51cm" svg:y2="22.255cm">
              <text:p/>
            </draw:line>
          </draw:g>
          <draw:g>
            <draw:custom-shape draw:style-name="gr1" draw:text-style-name="P1" draw:layer="layout" svg:width="0.2cm" svg:height="0.2cm" svg:x="9.81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22.155cm" svg:x2="9.91cm" svg:y2="22.355cm">
              <text:p/>
            </draw:line>
            <draw:line draw:style-name="gr2" draw:text-style-name="P2" draw:layer="layout" svg:x1="9.81cm" svg:y1="22.255cm" svg:x2="10.01cm" svg:y2="22.255cm">
              <text:p/>
            </draw:line>
          </draw:g>
          <draw:g>
            <draw:custom-shape draw:style-name="gr1" draw:text-style-name="P1" draw:layer="layout" svg:width="0.2cm" svg:height="0.2cm" svg:x="10.316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22.155cm" svg:x2="10.416cm" svg:y2="22.355cm">
              <text:p/>
            </draw:line>
            <draw:line draw:style-name="gr2" draw:text-style-name="P2" draw:layer="layout" svg:x1="10.316cm" svg:y1="22.255cm" svg:x2="10.516cm" svg:y2="22.255cm">
              <text:p/>
            </draw:line>
          </draw:g>
          <draw:g>
            <draw:custom-shape draw:style-name="gr1" draw:text-style-name="P1" draw:layer="layout" svg:width="0.2cm" svg:height="0.2cm" svg:x="10.816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22.155cm" svg:x2="10.916cm" svg:y2="22.355cm">
              <text:p/>
            </draw:line>
            <draw:line draw:style-name="gr2" draw:text-style-name="P2" draw:layer="layout" svg:x1="10.816cm" svg:y1="22.255cm" svg:x2="11.016cm" svg:y2="22.255cm">
              <text:p/>
            </draw:line>
          </draw:g>
          <draw:g>
            <draw:custom-shape draw:style-name="gr1" draw:text-style-name="P1" draw:layer="layout" svg:width="0.2cm" svg:height="0.2cm" svg:x="11.314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22.155cm" svg:x2="11.414cm" svg:y2="22.355cm">
              <text:p/>
            </draw:line>
            <draw:line draw:style-name="gr2" draw:text-style-name="P2" draw:layer="layout" svg:x1="11.314cm" svg:y1="22.255cm" svg:x2="11.514cm" svg:y2="22.255cm">
              <text:p/>
            </draw:line>
          </draw:g>
          <draw:g>
            <draw:custom-shape draw:style-name="gr1" draw:text-style-name="P1" draw:layer="layout" svg:width="0.2cm" svg:height="0.2cm" svg:x="11.82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22.155cm" svg:x2="11.92cm" svg:y2="22.355cm">
              <text:p/>
            </draw:line>
            <draw:line draw:style-name="gr2" draw:text-style-name="P2" draw:layer="layout" svg:x1="11.82cm" svg:y1="22.255cm" svg:x2="12.02cm" svg:y2="22.255cm">
              <text:p/>
            </draw:line>
          </draw:g>
          <draw:g>
            <draw:custom-shape draw:style-name="gr1" draw:text-style-name="P1" draw:layer="layout" svg:width="0.2cm" svg:height="0.2cm" svg:x="12.322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22.155cm" svg:x2="12.422cm" svg:y2="22.355cm">
              <text:p/>
            </draw:line>
            <draw:line draw:style-name="gr2" draw:text-style-name="P2" draw:layer="layout" svg:x1="12.322cm" svg:y1="22.255cm" svg:x2="12.522cm" svg:y2="22.255cm">
              <text:p/>
            </draw:line>
          </draw:g>
          <draw:g>
            <draw:custom-shape draw:style-name="gr1" draw:text-style-name="P1" draw:layer="layout" svg:width="0.2cm" svg:height="0.2cm" svg:x="12.818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22.155cm" svg:x2="12.918cm" svg:y2="22.355cm">
              <text:p/>
            </draw:line>
            <draw:line draw:style-name="gr2" draw:text-style-name="P2" draw:layer="layout" svg:x1="12.818cm" svg:y1="22.255cm" svg:x2="13.018cm" svg:y2="22.255cm">
              <text:p/>
            </draw:line>
          </draw:g>
          <draw:g>
            <draw:custom-shape draw:style-name="gr1" draw:text-style-name="P1" draw:layer="layout" svg:width="0.2cm" svg:height="0.2cm" svg:x="13.318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22.155cm" svg:x2="13.418cm" svg:y2="22.355cm">
              <text:p/>
            </draw:line>
            <draw:line draw:style-name="gr2" draw:text-style-name="P2" draw:layer="layout" svg:x1="13.318cm" svg:y1="22.255cm" svg:x2="13.518cm" svg:y2="22.255cm">
              <text:p/>
            </draw:line>
          </draw:g>
          <draw:g>
            <draw:custom-shape draw:style-name="gr1" draw:text-style-name="P1" draw:layer="layout" svg:width="0.2cm" svg:height="0.2cm" svg:x="13.822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22.155cm" svg:x2="13.922cm" svg:y2="22.355cm">
              <text:p/>
            </draw:line>
            <draw:line draw:style-name="gr2" draw:text-style-name="P2" draw:layer="layout" svg:x1="13.822cm" svg:y1="22.255cm" svg:x2="14.022cm" svg:y2="22.255cm">
              <text:p/>
            </draw:line>
          </draw:g>
          <draw:g>
            <draw:custom-shape draw:style-name="gr1" draw:text-style-name="P1" draw:layer="layout" svg:width="0.2cm" svg:height="0.2cm" svg:x="14.324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22.155cm" svg:x2="14.424cm" svg:y2="22.355cm">
              <text:p/>
            </draw:line>
            <draw:line draw:style-name="gr2" draw:text-style-name="P2" draw:layer="layout" svg:x1="14.324cm" svg:y1="22.255cm" svg:x2="14.524cm" svg:y2="22.255cm">
              <text:p/>
            </draw:line>
          </draw:g>
          <draw:g>
            <draw:custom-shape draw:style-name="gr1" draw:text-style-name="P1" draw:layer="layout" svg:width="0.2cm" svg:height="0.2cm" svg:x="14.824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22.155cm" svg:x2="14.924cm" svg:y2="22.355cm">
              <text:p/>
            </draw:line>
            <draw:line draw:style-name="gr2" draw:text-style-name="P2" draw:layer="layout" svg:x1="14.824cm" svg:y1="22.255cm" svg:x2="15.024cm" svg:y2="22.255cm">
              <text:p/>
            </draw:line>
          </draw:g>
          <draw:g>
            <draw:custom-shape draw:style-name="gr1" draw:text-style-name="P1" draw:layer="layout" svg:width="0.2cm" svg:height="0.2cm" svg:x="15.324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22.155cm" svg:x2="15.424cm" svg:y2="22.355cm">
              <text:p/>
            </draw:line>
            <draw:line draw:style-name="gr2" draw:text-style-name="P2" draw:layer="layout" svg:x1="15.324cm" svg:y1="22.255cm" svg:x2="15.524cm" svg:y2="22.255cm">
              <text:p/>
            </draw:line>
          </draw:g>
          <draw:g>
            <draw:custom-shape draw:style-name="gr1" draw:text-style-name="P1" draw:layer="layout" svg:width="0.2cm" svg:height="0.2cm" svg:x="15.824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22.155cm" svg:x2="15.924cm" svg:y2="22.355cm">
              <text:p/>
            </draw:line>
            <draw:line draw:style-name="gr2" draw:text-style-name="P2" draw:layer="layout" svg:x1="15.824cm" svg:y1="22.255cm" svg:x2="16.024cm" svg:y2="22.255cm">
              <text:p/>
            </draw:line>
          </draw:g>
          <draw:g>
            <draw:custom-shape draw:style-name="gr1" draw:text-style-name="P1" draw:layer="layout" svg:width="0.2cm" svg:height="0.2cm" svg:x="16.324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22.155cm" svg:x2="16.424cm" svg:y2="22.355cm">
              <text:p/>
            </draw:line>
            <draw:line draw:style-name="gr2" draw:text-style-name="P2" draw:layer="layout" svg:x1="16.324cm" svg:y1="22.255cm" svg:x2="16.524cm" svg:y2="22.255cm">
              <text:p/>
            </draw:line>
          </draw:g>
          <draw:g>
            <draw:custom-shape draw:style-name="gr1" draw:text-style-name="P1" draw:layer="layout" svg:width="0.2cm" svg:height="0.2cm" svg:x="16.824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22.155cm" svg:x2="16.924cm" svg:y2="22.355cm">
              <text:p/>
            </draw:line>
            <draw:line draw:style-name="gr2" draw:text-style-name="P2" draw:layer="layout" svg:x1="16.824cm" svg:y1="22.255cm" svg:x2="17.024cm" svg:y2="22.255cm">
              <text:p/>
            </draw:line>
          </draw:g>
          <draw:g>
            <draw:custom-shape draw:style-name="gr1" draw:text-style-name="P1" draw:layer="layout" svg:width="0.2cm" svg:height="0.2cm" svg:x="17.324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22.155cm" svg:x2="17.424cm" svg:y2="22.355cm">
              <text:p/>
            </draw:line>
            <draw:line draw:style-name="gr2" draw:text-style-name="P2" draw:layer="layout" svg:x1="17.324cm" svg:y1="22.255cm" svg:x2="17.524cm" svg:y2="22.255cm">
              <text:p/>
            </draw:line>
          </draw:g>
          <draw:g>
            <draw:custom-shape draw:style-name="gr1" draw:text-style-name="P1" draw:layer="layout" svg:width="0.2cm" svg:height="0.2cm" svg:x="17.824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22.155cm" svg:x2="17.924cm" svg:y2="22.355cm">
              <text:p/>
            </draw:line>
            <draw:line draw:style-name="gr2" draw:text-style-name="P2" draw:layer="layout" svg:x1="17.824cm" svg:y1="22.255cm" svg:x2="18.024cm" svg:y2="22.255cm">
              <text:p/>
            </draw:line>
          </draw:g>
          <draw:g>
            <draw:custom-shape draw:style-name="gr1" draw:text-style-name="P1" draw:layer="layout" svg:width="0.2cm" svg:height="0.2cm" svg:x="18.324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22.155cm" svg:x2="18.424cm" svg:y2="22.355cm">
              <text:p/>
            </draw:line>
            <draw:line draw:style-name="gr2" draw:text-style-name="P2" draw:layer="layout" svg:x1="18.324cm" svg:y1="22.255cm" svg:x2="18.524cm" svg:y2="22.255cm">
              <text:p/>
            </draw:line>
          </draw:g>
          <draw:g>
            <draw:custom-shape draw:style-name="gr1" draw:text-style-name="P1" draw:layer="layout" svg:width="0.2cm" svg:height="0.2cm" svg:x="18.824cm" svg:y="22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22.155cm" svg:x2="18.924cm" svg:y2="22.355cm">
              <text:p/>
            </draw:line>
            <draw:line draw:style-name="gr2" draw:text-style-name="P2" draw:layer="layout" svg:x1="18.824cm" svg:y1="22.255cm" svg:x2="19.024cm" svg:y2="22.255cm">
              <text:p/>
            </draw:line>
          </draw:g>
          <draw:custom-shape draw:style-name="gr3" draw:text-style-name="P1" draw:layer="layout" svg:width="17.839cm" svg:height="0.51cm" svg:x="1.5cm" svg:y="2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22.655cm" svg:x2="1.9cm" svg:y2="22.855cm">
              <text:p/>
            </draw:line>
            <draw:line draw:style-name="gr2" draw:text-style-name="P2" draw:layer="layout" svg:x1="1.8cm" svg:y1="22.755cm" svg:x2="2cm" svg:y2="22.755cm">
              <text:p/>
            </draw:line>
          </draw:g>
          <draw:g>
            <draw:custom-shape draw:style-name="gr1" draw:text-style-name="P1" draw:layer="layout" svg:width="0.2cm" svg:height="0.2cm" svg:x="2.292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2.655cm" svg:x2="2.392cm" svg:y2="22.855cm">
              <text:p/>
            </draw:line>
            <draw:line draw:style-name="gr2" draw:text-style-name="P2" draw:layer="layout" svg:x1="2.292cm" svg:y1="22.755cm" svg:x2="2.492cm" svg:y2="22.755cm">
              <text:p/>
            </draw:line>
          </draw:g>
          <draw:g>
            <draw:custom-shape draw:style-name="gr1" draw:text-style-name="P1" draw:layer="layout" svg:width="0.2cm" svg:height="0.2cm" svg:x="2.292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2.655cm" svg:x2="2.392cm" svg:y2="22.855cm">
              <text:p/>
            </draw:line>
            <draw:line draw:style-name="gr2" draw:text-style-name="P2" draw:layer="layout" svg:x1="2.292cm" svg:y1="22.755cm" svg:x2="2.492cm" svg:y2="22.755cm">
              <text:p/>
            </draw:line>
          </draw:g>
          <draw:g>
            <draw:custom-shape draw:style-name="gr1" draw:text-style-name="P1" draw:layer="layout" svg:width="0.2cm" svg:height="0.2cm" svg:x="2.798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22.655cm" svg:x2="2.898cm" svg:y2="22.855cm">
              <text:p/>
            </draw:line>
            <draw:line draw:style-name="gr2" draw:text-style-name="P2" draw:layer="layout" svg:x1="2.798cm" svg:y1="22.755cm" svg:x2="2.998cm" svg:y2="22.755cm">
              <text:p/>
            </draw:line>
          </draw:g>
          <draw:g>
            <draw:custom-shape draw:style-name="gr1" draw:text-style-name="P1" draw:layer="layout" svg:width="0.2cm" svg:height="0.2cm" svg:x="3.306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22.655cm" svg:x2="3.406cm" svg:y2="22.855cm">
              <text:p/>
            </draw:line>
            <draw:line draw:style-name="gr2" draw:text-style-name="P2" draw:layer="layout" svg:x1="3.306cm" svg:y1="22.755cm" svg:x2="3.506cm" svg:y2="22.755cm">
              <text:p/>
            </draw:line>
          </draw:g>
          <draw:g>
            <draw:custom-shape draw:style-name="gr1" draw:text-style-name="P1" draw:layer="layout" svg:width="0.2cm" svg:height="0.2cm" svg:x="3.806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22.655cm" svg:x2="3.906cm" svg:y2="22.855cm">
              <text:p/>
            </draw:line>
            <draw:line draw:style-name="gr2" draw:text-style-name="P2" draw:layer="layout" svg:x1="3.806cm" svg:y1="22.755cm" svg:x2="4.006cm" svg:y2="22.755cm">
              <text:p/>
            </draw:line>
          </draw:g>
          <draw:g>
            <draw:custom-shape draw:style-name="gr1" draw:text-style-name="P1" draw:layer="layout" svg:width="0.2cm" svg:height="0.2cm" svg:x="4.306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22.655cm" svg:x2="4.406cm" svg:y2="22.855cm">
              <text:p/>
            </draw:line>
            <draw:line draw:style-name="gr2" draw:text-style-name="P2" draw:layer="layout" svg:x1="4.306cm" svg:y1="22.755cm" svg:x2="4.506cm" svg:y2="22.755cm">
              <text:p/>
            </draw:line>
          </draw:g>
          <draw:g>
            <draw:custom-shape draw:style-name="gr1" draw:text-style-name="P1" draw:layer="layout" svg:width="0.2cm" svg:height="0.2cm" svg:x="4.806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22.655cm" svg:x2="4.906cm" svg:y2="22.855cm">
              <text:p/>
            </draw:line>
            <draw:line draw:style-name="gr2" draw:text-style-name="P2" draw:layer="layout" svg:x1="4.806cm" svg:y1="22.755cm" svg:x2="5.006cm" svg:y2="22.755cm">
              <text:p/>
            </draw:line>
          </draw:g>
          <draw:g>
            <draw:custom-shape draw:style-name="gr1" draw:text-style-name="P1" draw:layer="layout" svg:width="0.2cm" svg:height="0.2cm" svg:x="5.304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22.655cm" svg:x2="5.404cm" svg:y2="22.855cm">
              <text:p/>
            </draw:line>
            <draw:line draw:style-name="gr2" draw:text-style-name="P2" draw:layer="layout" svg:x1="5.304cm" svg:y1="22.755cm" svg:x2="5.504cm" svg:y2="22.755cm">
              <text:p/>
            </draw:line>
          </draw:g>
          <draw:g>
            <draw:custom-shape draw:style-name="gr1" draw:text-style-name="P1" draw:layer="layout" svg:width="0.2cm" svg:height="0.2cm" svg:x="5.804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22.655cm" svg:x2="5.904cm" svg:y2="22.855cm">
              <text:p/>
            </draw:line>
            <draw:line draw:style-name="gr2" draw:text-style-name="P2" draw:layer="layout" svg:x1="5.804cm" svg:y1="22.755cm" svg:x2="6.004cm" svg:y2="22.755cm">
              <text:p/>
            </draw:line>
          </draw:g>
          <draw:g>
            <draw:custom-shape draw:style-name="gr1" draw:text-style-name="P1" draw:layer="layout" svg:width="0.2cm" svg:height="0.2cm" svg:x="6.31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22.655cm" svg:x2="6.41cm" svg:y2="22.855cm">
              <text:p/>
            </draw:line>
            <draw:line draw:style-name="gr2" draw:text-style-name="P2" draw:layer="layout" svg:x1="6.31cm" svg:y1="22.755cm" svg:x2="6.51cm" svg:y2="22.755cm">
              <text:p/>
            </draw:line>
          </draw:g>
          <draw:g>
            <draw:custom-shape draw:style-name="gr1" draw:text-style-name="P1" draw:layer="layout" svg:width="0.2cm" svg:height="0.2cm" svg:x="6.808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22.655cm" svg:x2="6.908cm" svg:y2="22.855cm">
              <text:p/>
            </draw:line>
            <draw:line draw:style-name="gr2" draw:text-style-name="P2" draw:layer="layout" svg:x1="6.808cm" svg:y1="22.755cm" svg:x2="7.008cm" svg:y2="22.755cm">
              <text:p/>
            </draw:line>
          </draw:g>
          <draw:g>
            <draw:custom-shape draw:style-name="gr1" draw:text-style-name="P1" draw:layer="layout" svg:width="0.2cm" svg:height="0.2cm" svg:x="7.312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22.655cm" svg:x2="7.412cm" svg:y2="22.855cm">
              <text:p/>
            </draw:line>
            <draw:line draw:style-name="gr2" draw:text-style-name="P2" draw:layer="layout" svg:x1="7.312cm" svg:y1="22.755cm" svg:x2="7.512cm" svg:y2="22.755cm">
              <text:p/>
            </draw:line>
          </draw:g>
          <draw:g>
            <draw:custom-shape draw:style-name="gr1" draw:text-style-name="P1" draw:layer="layout" svg:width="0.2cm" svg:height="0.2cm" svg:x="7.812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22.655cm" svg:x2="7.912cm" svg:y2="22.855cm">
              <text:p/>
            </draw:line>
            <draw:line draw:style-name="gr2" draw:text-style-name="P2" draw:layer="layout" svg:x1="7.812cm" svg:y1="22.755cm" svg:x2="8.012cm" svg:y2="22.755cm">
              <text:p/>
            </draw:line>
          </draw:g>
          <draw:g>
            <draw:custom-shape draw:style-name="gr1" draw:text-style-name="P1" draw:layer="layout" svg:width="0.2cm" svg:height="0.2cm" svg:x="8.314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22.655cm" svg:x2="8.414cm" svg:y2="22.855cm">
              <text:p/>
            </draw:line>
            <draw:line draw:style-name="gr2" draw:text-style-name="P2" draw:layer="layout" svg:x1="8.314cm" svg:y1="22.755cm" svg:x2="8.514cm" svg:y2="22.755cm">
              <text:p/>
            </draw:line>
          </draw:g>
          <draw:g>
            <draw:custom-shape draw:style-name="gr1" draw:text-style-name="P1" draw:layer="layout" svg:width="0.2cm" svg:height="0.2cm" svg:x="8.81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22.655cm" svg:x2="8.91cm" svg:y2="22.855cm">
              <text:p/>
            </draw:line>
            <draw:line draw:style-name="gr2" draw:text-style-name="P2" draw:layer="layout" svg:x1="8.81cm" svg:y1="22.755cm" svg:x2="9.01cm" svg:y2="22.755cm">
              <text:p/>
            </draw:line>
          </draw:g>
          <draw:g>
            <draw:custom-shape draw:style-name="gr1" draw:text-style-name="P1" draw:layer="layout" svg:width="0.2cm" svg:height="0.2cm" svg:x="9.31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22.655cm" svg:x2="9.41cm" svg:y2="22.855cm">
              <text:p/>
            </draw:line>
            <draw:line draw:style-name="gr2" draw:text-style-name="P2" draw:layer="layout" svg:x1="9.31cm" svg:y1="22.755cm" svg:x2="9.51cm" svg:y2="22.755cm">
              <text:p/>
            </draw:line>
          </draw:g>
          <draw:g>
            <draw:custom-shape draw:style-name="gr1" draw:text-style-name="P1" draw:layer="layout" svg:width="0.2cm" svg:height="0.2cm" svg:x="9.81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22.655cm" svg:x2="9.91cm" svg:y2="22.855cm">
              <text:p/>
            </draw:line>
            <draw:line draw:style-name="gr2" draw:text-style-name="P2" draw:layer="layout" svg:x1="9.81cm" svg:y1="22.755cm" svg:x2="10.01cm" svg:y2="22.755cm">
              <text:p/>
            </draw:line>
          </draw:g>
          <draw:g>
            <draw:custom-shape draw:style-name="gr1" draw:text-style-name="P1" draw:layer="layout" svg:width="0.2cm" svg:height="0.2cm" svg:x="10.316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22.655cm" svg:x2="10.416cm" svg:y2="22.855cm">
              <text:p/>
            </draw:line>
            <draw:line draw:style-name="gr2" draw:text-style-name="P2" draw:layer="layout" svg:x1="10.316cm" svg:y1="22.755cm" svg:x2="10.516cm" svg:y2="22.755cm">
              <text:p/>
            </draw:line>
          </draw:g>
          <draw:g>
            <draw:custom-shape draw:style-name="gr1" draw:text-style-name="P1" draw:layer="layout" svg:width="0.2cm" svg:height="0.2cm" svg:x="10.816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22.655cm" svg:x2="10.916cm" svg:y2="22.855cm">
              <text:p/>
            </draw:line>
            <draw:line draw:style-name="gr2" draw:text-style-name="P2" draw:layer="layout" svg:x1="10.816cm" svg:y1="22.755cm" svg:x2="11.016cm" svg:y2="22.755cm">
              <text:p/>
            </draw:line>
          </draw:g>
          <draw:g>
            <draw:custom-shape draw:style-name="gr1" draw:text-style-name="P1" draw:layer="layout" svg:width="0.2cm" svg:height="0.2cm" svg:x="11.314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22.655cm" svg:x2="11.414cm" svg:y2="22.855cm">
              <text:p/>
            </draw:line>
            <draw:line draw:style-name="gr2" draw:text-style-name="P2" draw:layer="layout" svg:x1="11.314cm" svg:y1="22.755cm" svg:x2="11.514cm" svg:y2="22.755cm">
              <text:p/>
            </draw:line>
          </draw:g>
          <draw:g>
            <draw:custom-shape draw:style-name="gr1" draw:text-style-name="P1" draw:layer="layout" svg:width="0.2cm" svg:height="0.2cm" svg:x="11.82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22.655cm" svg:x2="11.92cm" svg:y2="22.855cm">
              <text:p/>
            </draw:line>
            <draw:line draw:style-name="gr2" draw:text-style-name="P2" draw:layer="layout" svg:x1="11.82cm" svg:y1="22.755cm" svg:x2="12.02cm" svg:y2="22.755cm">
              <text:p/>
            </draw:line>
          </draw:g>
          <draw:g>
            <draw:custom-shape draw:style-name="gr1" draw:text-style-name="P1" draw:layer="layout" svg:width="0.2cm" svg:height="0.2cm" svg:x="12.322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22.655cm" svg:x2="12.422cm" svg:y2="22.855cm">
              <text:p/>
            </draw:line>
            <draw:line draw:style-name="gr2" draw:text-style-name="P2" draw:layer="layout" svg:x1="12.322cm" svg:y1="22.755cm" svg:x2="12.522cm" svg:y2="22.755cm">
              <text:p/>
            </draw:line>
          </draw:g>
          <draw:g>
            <draw:custom-shape draw:style-name="gr1" draw:text-style-name="P1" draw:layer="layout" svg:width="0.2cm" svg:height="0.2cm" svg:x="12.818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22.655cm" svg:x2="12.918cm" svg:y2="22.855cm">
              <text:p/>
            </draw:line>
            <draw:line draw:style-name="gr2" draw:text-style-name="P2" draw:layer="layout" svg:x1="12.818cm" svg:y1="22.755cm" svg:x2="13.018cm" svg:y2="22.755cm">
              <text:p/>
            </draw:line>
          </draw:g>
          <draw:g>
            <draw:custom-shape draw:style-name="gr1" draw:text-style-name="P1" draw:layer="layout" svg:width="0.2cm" svg:height="0.2cm" svg:x="13.318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22.655cm" svg:x2="13.418cm" svg:y2="22.855cm">
              <text:p/>
            </draw:line>
            <draw:line draw:style-name="gr2" draw:text-style-name="P2" draw:layer="layout" svg:x1="13.318cm" svg:y1="22.755cm" svg:x2="13.518cm" svg:y2="22.755cm">
              <text:p/>
            </draw:line>
          </draw:g>
          <draw:g>
            <draw:custom-shape draw:style-name="gr1" draw:text-style-name="P1" draw:layer="layout" svg:width="0.2cm" svg:height="0.2cm" svg:x="13.822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22.655cm" svg:x2="13.922cm" svg:y2="22.855cm">
              <text:p/>
            </draw:line>
            <draw:line draw:style-name="gr2" draw:text-style-name="P2" draw:layer="layout" svg:x1="13.822cm" svg:y1="22.755cm" svg:x2="14.022cm" svg:y2="22.755cm">
              <text:p/>
            </draw:line>
          </draw:g>
          <draw:g>
            <draw:custom-shape draw:style-name="gr1" draw:text-style-name="P1" draw:layer="layout" svg:width="0.2cm" svg:height="0.2cm" svg:x="14.324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22.655cm" svg:x2="14.424cm" svg:y2="22.855cm">
              <text:p/>
            </draw:line>
            <draw:line draw:style-name="gr2" draw:text-style-name="P2" draw:layer="layout" svg:x1="14.324cm" svg:y1="22.755cm" svg:x2="14.524cm" svg:y2="22.755cm">
              <text:p/>
            </draw:line>
          </draw:g>
          <draw:g>
            <draw:custom-shape draw:style-name="gr1" draw:text-style-name="P1" draw:layer="layout" svg:width="0.2cm" svg:height="0.2cm" svg:x="14.824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22.655cm" svg:x2="14.924cm" svg:y2="22.855cm">
              <text:p/>
            </draw:line>
            <draw:line draw:style-name="gr2" draw:text-style-name="P2" draw:layer="layout" svg:x1="14.824cm" svg:y1="22.755cm" svg:x2="15.024cm" svg:y2="22.755cm">
              <text:p/>
            </draw:line>
          </draw:g>
          <draw:g>
            <draw:custom-shape draw:style-name="gr1" draw:text-style-name="P1" draw:layer="layout" svg:width="0.2cm" svg:height="0.2cm" svg:x="15.324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22.655cm" svg:x2="15.424cm" svg:y2="22.855cm">
              <text:p/>
            </draw:line>
            <draw:line draw:style-name="gr2" draw:text-style-name="P2" draw:layer="layout" svg:x1="15.324cm" svg:y1="22.755cm" svg:x2="15.524cm" svg:y2="22.755cm">
              <text:p/>
            </draw:line>
          </draw:g>
          <draw:g>
            <draw:custom-shape draw:style-name="gr1" draw:text-style-name="P1" draw:layer="layout" svg:width="0.2cm" svg:height="0.2cm" svg:x="15.824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22.655cm" svg:x2="15.924cm" svg:y2="22.855cm">
              <text:p/>
            </draw:line>
            <draw:line draw:style-name="gr2" draw:text-style-name="P2" draw:layer="layout" svg:x1="15.824cm" svg:y1="22.755cm" svg:x2="16.024cm" svg:y2="22.755cm">
              <text:p/>
            </draw:line>
          </draw:g>
          <draw:g>
            <draw:custom-shape draw:style-name="gr1" draw:text-style-name="P1" draw:layer="layout" svg:width="0.2cm" svg:height="0.2cm" svg:x="16.324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22.655cm" svg:x2="16.424cm" svg:y2="22.855cm">
              <text:p/>
            </draw:line>
            <draw:line draw:style-name="gr2" draw:text-style-name="P2" draw:layer="layout" svg:x1="16.324cm" svg:y1="22.755cm" svg:x2="16.524cm" svg:y2="22.755cm">
              <text:p/>
            </draw:line>
          </draw:g>
          <draw:g>
            <draw:custom-shape draw:style-name="gr1" draw:text-style-name="P1" draw:layer="layout" svg:width="0.2cm" svg:height="0.2cm" svg:x="16.824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22.655cm" svg:x2="16.924cm" svg:y2="22.855cm">
              <text:p/>
            </draw:line>
            <draw:line draw:style-name="gr2" draw:text-style-name="P2" draw:layer="layout" svg:x1="16.824cm" svg:y1="22.755cm" svg:x2="17.024cm" svg:y2="22.755cm">
              <text:p/>
            </draw:line>
          </draw:g>
          <draw:g>
            <draw:custom-shape draw:style-name="gr1" draw:text-style-name="P1" draw:layer="layout" svg:width="0.2cm" svg:height="0.2cm" svg:x="17.324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22.655cm" svg:x2="17.424cm" svg:y2="22.855cm">
              <text:p/>
            </draw:line>
            <draw:line draw:style-name="gr2" draw:text-style-name="P2" draw:layer="layout" svg:x1="17.324cm" svg:y1="22.755cm" svg:x2="17.524cm" svg:y2="22.755cm">
              <text:p/>
            </draw:line>
          </draw:g>
          <draw:g>
            <draw:custom-shape draw:style-name="gr1" draw:text-style-name="P1" draw:layer="layout" svg:width="0.2cm" svg:height="0.2cm" svg:x="17.824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22.655cm" svg:x2="17.924cm" svg:y2="22.855cm">
              <text:p/>
            </draw:line>
            <draw:line draw:style-name="gr2" draw:text-style-name="P2" draw:layer="layout" svg:x1="17.824cm" svg:y1="22.755cm" svg:x2="18.024cm" svg:y2="22.755cm">
              <text:p/>
            </draw:line>
          </draw:g>
          <draw:g>
            <draw:custom-shape draw:style-name="gr1" draw:text-style-name="P1" draw:layer="layout" svg:width="0.2cm" svg:height="0.2cm" svg:x="18.324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22.655cm" svg:x2="18.424cm" svg:y2="22.855cm">
              <text:p/>
            </draw:line>
            <draw:line draw:style-name="gr2" draw:text-style-name="P2" draw:layer="layout" svg:x1="18.324cm" svg:y1="22.755cm" svg:x2="18.524cm" svg:y2="22.755cm">
              <text:p/>
            </draw:line>
          </draw:g>
          <draw:g>
            <draw:custom-shape draw:style-name="gr1" draw:text-style-name="P1" draw:layer="layout" svg:width="0.2cm" svg:height="0.2cm" svg:x="18.824cm" svg:y="2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22.655cm" svg:x2="18.924cm" svg:y2="22.855cm">
              <text:p/>
            </draw:line>
            <draw:line draw:style-name="gr2" draw:text-style-name="P2" draw:layer="layout" svg:x1="18.824cm" svg:y1="22.755cm" svg:x2="19.024cm" svg:y2="22.755cm">
              <text:p/>
            </draw:line>
          </draw:g>
          <draw:custom-shape draw:style-name="gr3" draw:text-style-name="P1" draw:layer="layout" svg:width="17.839cm" svg:height="0.51cm" svg:x="1.5cm" svg:y="22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23.155cm" svg:x2="1.9cm" svg:y2="23.355cm">
              <text:p/>
            </draw:line>
            <draw:line draw:style-name="gr2" draw:text-style-name="P2" draw:layer="layout" svg:x1="1.8cm" svg:y1="23.255cm" svg:x2="2cm" svg:y2="23.255cm">
              <text:p/>
            </draw:line>
          </draw:g>
          <draw:g>
            <draw:custom-shape draw:style-name="gr1" draw:text-style-name="P1" draw:layer="layout" svg:width="0.2cm" svg:height="0.2cm" svg:x="2.292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3.155cm" svg:x2="2.392cm" svg:y2="23.355cm">
              <text:p/>
            </draw:line>
            <draw:line draw:style-name="gr2" draw:text-style-name="P2" draw:layer="layout" svg:x1="2.292cm" svg:y1="23.255cm" svg:x2="2.492cm" svg:y2="23.255cm">
              <text:p/>
            </draw:line>
          </draw:g>
          <draw:g>
            <draw:custom-shape draw:style-name="gr1" draw:text-style-name="P1" draw:layer="layout" svg:width="0.2cm" svg:height="0.2cm" svg:x="2.292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3.155cm" svg:x2="2.392cm" svg:y2="23.355cm">
              <text:p/>
            </draw:line>
            <draw:line draw:style-name="gr2" draw:text-style-name="P2" draw:layer="layout" svg:x1="2.292cm" svg:y1="23.255cm" svg:x2="2.492cm" svg:y2="23.255cm">
              <text:p/>
            </draw:line>
          </draw:g>
          <draw:g>
            <draw:custom-shape draw:style-name="gr1" draw:text-style-name="P1" draw:layer="layout" svg:width="0.2cm" svg:height="0.2cm" svg:x="2.798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23.155cm" svg:x2="2.898cm" svg:y2="23.355cm">
              <text:p/>
            </draw:line>
            <draw:line draw:style-name="gr2" draw:text-style-name="P2" draw:layer="layout" svg:x1="2.798cm" svg:y1="23.255cm" svg:x2="2.998cm" svg:y2="23.255cm">
              <text:p/>
            </draw:line>
          </draw:g>
          <draw:g>
            <draw:custom-shape draw:style-name="gr1" draw:text-style-name="P1" draw:layer="layout" svg:width="0.2cm" svg:height="0.2cm" svg:x="3.306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23.155cm" svg:x2="3.406cm" svg:y2="23.355cm">
              <text:p/>
            </draw:line>
            <draw:line draw:style-name="gr2" draw:text-style-name="P2" draw:layer="layout" svg:x1="3.306cm" svg:y1="23.255cm" svg:x2="3.506cm" svg:y2="23.255cm">
              <text:p/>
            </draw:line>
          </draw:g>
          <draw:g>
            <draw:custom-shape draw:style-name="gr1" draw:text-style-name="P1" draw:layer="layout" svg:width="0.2cm" svg:height="0.2cm" svg:x="3.806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23.155cm" svg:x2="3.906cm" svg:y2="23.355cm">
              <text:p/>
            </draw:line>
            <draw:line draw:style-name="gr2" draw:text-style-name="P2" draw:layer="layout" svg:x1="3.806cm" svg:y1="23.255cm" svg:x2="4.006cm" svg:y2="23.255cm">
              <text:p/>
            </draw:line>
          </draw:g>
          <draw:g>
            <draw:custom-shape draw:style-name="gr1" draw:text-style-name="P1" draw:layer="layout" svg:width="0.2cm" svg:height="0.2cm" svg:x="4.306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23.155cm" svg:x2="4.406cm" svg:y2="23.355cm">
              <text:p/>
            </draw:line>
            <draw:line draw:style-name="gr2" draw:text-style-name="P2" draw:layer="layout" svg:x1="4.306cm" svg:y1="23.255cm" svg:x2="4.506cm" svg:y2="23.255cm">
              <text:p/>
            </draw:line>
          </draw:g>
          <draw:g>
            <draw:custom-shape draw:style-name="gr1" draw:text-style-name="P1" draw:layer="layout" svg:width="0.2cm" svg:height="0.2cm" svg:x="4.806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23.155cm" svg:x2="4.906cm" svg:y2="23.355cm">
              <text:p/>
            </draw:line>
            <draw:line draw:style-name="gr2" draw:text-style-name="P2" draw:layer="layout" svg:x1="4.806cm" svg:y1="23.255cm" svg:x2="5.006cm" svg:y2="23.255cm">
              <text:p/>
            </draw:line>
          </draw:g>
          <draw:g>
            <draw:custom-shape draw:style-name="gr1" draw:text-style-name="P1" draw:layer="layout" svg:width="0.2cm" svg:height="0.2cm" svg:x="5.304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23.155cm" svg:x2="5.404cm" svg:y2="23.355cm">
              <text:p/>
            </draw:line>
            <draw:line draw:style-name="gr2" draw:text-style-name="P2" draw:layer="layout" svg:x1="5.304cm" svg:y1="23.255cm" svg:x2="5.504cm" svg:y2="23.255cm">
              <text:p/>
            </draw:line>
          </draw:g>
          <draw:g>
            <draw:custom-shape draw:style-name="gr1" draw:text-style-name="P1" draw:layer="layout" svg:width="0.2cm" svg:height="0.2cm" svg:x="5.804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23.155cm" svg:x2="5.904cm" svg:y2="23.355cm">
              <text:p/>
            </draw:line>
            <draw:line draw:style-name="gr2" draw:text-style-name="P2" draw:layer="layout" svg:x1="5.804cm" svg:y1="23.255cm" svg:x2="6.004cm" svg:y2="23.255cm">
              <text:p/>
            </draw:line>
          </draw:g>
          <draw:g>
            <draw:custom-shape draw:style-name="gr1" draw:text-style-name="P1" draw:layer="layout" svg:width="0.2cm" svg:height="0.2cm" svg:x="6.31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23.155cm" svg:x2="6.41cm" svg:y2="23.355cm">
              <text:p/>
            </draw:line>
            <draw:line draw:style-name="gr2" draw:text-style-name="P2" draw:layer="layout" svg:x1="6.31cm" svg:y1="23.255cm" svg:x2="6.51cm" svg:y2="23.255cm">
              <text:p/>
            </draw:line>
          </draw:g>
          <draw:g>
            <draw:custom-shape draw:style-name="gr1" draw:text-style-name="P1" draw:layer="layout" svg:width="0.2cm" svg:height="0.2cm" svg:x="6.808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23.155cm" svg:x2="6.908cm" svg:y2="23.355cm">
              <text:p/>
            </draw:line>
            <draw:line draw:style-name="gr2" draw:text-style-name="P2" draw:layer="layout" svg:x1="6.808cm" svg:y1="23.255cm" svg:x2="7.008cm" svg:y2="23.255cm">
              <text:p/>
            </draw:line>
          </draw:g>
          <draw:g>
            <draw:custom-shape draw:style-name="gr1" draw:text-style-name="P1" draw:layer="layout" svg:width="0.2cm" svg:height="0.2cm" svg:x="7.312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23.155cm" svg:x2="7.412cm" svg:y2="23.355cm">
              <text:p/>
            </draw:line>
            <draw:line draw:style-name="gr2" draw:text-style-name="P2" draw:layer="layout" svg:x1="7.312cm" svg:y1="23.255cm" svg:x2="7.512cm" svg:y2="23.255cm">
              <text:p/>
            </draw:line>
          </draw:g>
          <draw:g>
            <draw:custom-shape draw:style-name="gr1" draw:text-style-name="P1" draw:layer="layout" svg:width="0.2cm" svg:height="0.2cm" svg:x="7.812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23.155cm" svg:x2="7.912cm" svg:y2="23.355cm">
              <text:p/>
            </draw:line>
            <draw:line draw:style-name="gr2" draw:text-style-name="P2" draw:layer="layout" svg:x1="7.812cm" svg:y1="23.255cm" svg:x2="8.012cm" svg:y2="23.255cm">
              <text:p/>
            </draw:line>
          </draw:g>
          <draw:g>
            <draw:custom-shape draw:style-name="gr1" draw:text-style-name="P1" draw:layer="layout" svg:width="0.2cm" svg:height="0.2cm" svg:x="8.314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23.155cm" svg:x2="8.414cm" svg:y2="23.355cm">
              <text:p/>
            </draw:line>
            <draw:line draw:style-name="gr2" draw:text-style-name="P2" draw:layer="layout" svg:x1="8.314cm" svg:y1="23.255cm" svg:x2="8.514cm" svg:y2="23.255cm">
              <text:p/>
            </draw:line>
          </draw:g>
          <draw:g>
            <draw:custom-shape draw:style-name="gr1" draw:text-style-name="P1" draw:layer="layout" svg:width="0.2cm" svg:height="0.2cm" svg:x="8.81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23.155cm" svg:x2="8.91cm" svg:y2="23.355cm">
              <text:p/>
            </draw:line>
            <draw:line draw:style-name="gr2" draw:text-style-name="P2" draw:layer="layout" svg:x1="8.81cm" svg:y1="23.255cm" svg:x2="9.01cm" svg:y2="23.255cm">
              <text:p/>
            </draw:line>
          </draw:g>
          <draw:g>
            <draw:custom-shape draw:style-name="gr1" draw:text-style-name="P1" draw:layer="layout" svg:width="0.2cm" svg:height="0.2cm" svg:x="9.31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23.155cm" svg:x2="9.41cm" svg:y2="23.355cm">
              <text:p/>
            </draw:line>
            <draw:line draw:style-name="gr2" draw:text-style-name="P2" draw:layer="layout" svg:x1="9.31cm" svg:y1="23.255cm" svg:x2="9.51cm" svg:y2="23.255cm">
              <text:p/>
            </draw:line>
          </draw:g>
          <draw:g>
            <draw:custom-shape draw:style-name="gr1" draw:text-style-name="P1" draw:layer="layout" svg:width="0.2cm" svg:height="0.2cm" svg:x="9.81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23.155cm" svg:x2="9.91cm" svg:y2="23.355cm">
              <text:p/>
            </draw:line>
            <draw:line draw:style-name="gr2" draw:text-style-name="P2" draw:layer="layout" svg:x1="9.81cm" svg:y1="23.255cm" svg:x2="10.01cm" svg:y2="23.255cm">
              <text:p/>
            </draw:line>
          </draw:g>
          <draw:g>
            <draw:custom-shape draw:style-name="gr1" draw:text-style-name="P1" draw:layer="layout" svg:width="0.2cm" svg:height="0.2cm" svg:x="10.316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23.155cm" svg:x2="10.416cm" svg:y2="23.355cm">
              <text:p/>
            </draw:line>
            <draw:line draw:style-name="gr2" draw:text-style-name="P2" draw:layer="layout" svg:x1="10.316cm" svg:y1="23.255cm" svg:x2="10.516cm" svg:y2="23.255cm">
              <text:p/>
            </draw:line>
          </draw:g>
          <draw:g>
            <draw:custom-shape draw:style-name="gr1" draw:text-style-name="P1" draw:layer="layout" svg:width="0.2cm" svg:height="0.2cm" svg:x="10.816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23.155cm" svg:x2="10.916cm" svg:y2="23.355cm">
              <text:p/>
            </draw:line>
            <draw:line draw:style-name="gr2" draw:text-style-name="P2" draw:layer="layout" svg:x1="10.816cm" svg:y1="23.255cm" svg:x2="11.016cm" svg:y2="23.255cm">
              <text:p/>
            </draw:line>
          </draw:g>
          <draw:g>
            <draw:custom-shape draw:style-name="gr1" draw:text-style-name="P1" draw:layer="layout" svg:width="0.2cm" svg:height="0.2cm" svg:x="11.314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23.155cm" svg:x2="11.414cm" svg:y2="23.355cm">
              <text:p/>
            </draw:line>
            <draw:line draw:style-name="gr2" draw:text-style-name="P2" draw:layer="layout" svg:x1="11.314cm" svg:y1="23.255cm" svg:x2="11.514cm" svg:y2="23.255cm">
              <text:p/>
            </draw:line>
          </draw:g>
          <draw:g>
            <draw:custom-shape draw:style-name="gr1" draw:text-style-name="P1" draw:layer="layout" svg:width="0.2cm" svg:height="0.2cm" svg:x="11.82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23.155cm" svg:x2="11.92cm" svg:y2="23.355cm">
              <text:p/>
            </draw:line>
            <draw:line draw:style-name="gr2" draw:text-style-name="P2" draw:layer="layout" svg:x1="11.82cm" svg:y1="23.255cm" svg:x2="12.02cm" svg:y2="23.255cm">
              <text:p/>
            </draw:line>
          </draw:g>
          <draw:g>
            <draw:custom-shape draw:style-name="gr1" draw:text-style-name="P1" draw:layer="layout" svg:width="0.2cm" svg:height="0.2cm" svg:x="12.322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23.155cm" svg:x2="12.422cm" svg:y2="23.355cm">
              <text:p/>
            </draw:line>
            <draw:line draw:style-name="gr2" draw:text-style-name="P2" draw:layer="layout" svg:x1="12.322cm" svg:y1="23.255cm" svg:x2="12.522cm" svg:y2="23.255cm">
              <text:p/>
            </draw:line>
          </draw:g>
          <draw:g>
            <draw:custom-shape draw:style-name="gr1" draw:text-style-name="P1" draw:layer="layout" svg:width="0.2cm" svg:height="0.2cm" svg:x="12.818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23.155cm" svg:x2="12.918cm" svg:y2="23.355cm">
              <text:p/>
            </draw:line>
            <draw:line draw:style-name="gr2" draw:text-style-name="P2" draw:layer="layout" svg:x1="12.818cm" svg:y1="23.255cm" svg:x2="13.018cm" svg:y2="23.255cm">
              <text:p/>
            </draw:line>
          </draw:g>
          <draw:g>
            <draw:custom-shape draw:style-name="gr1" draw:text-style-name="P1" draw:layer="layout" svg:width="0.2cm" svg:height="0.2cm" svg:x="13.318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23.155cm" svg:x2="13.418cm" svg:y2="23.355cm">
              <text:p/>
            </draw:line>
            <draw:line draw:style-name="gr2" draw:text-style-name="P2" draw:layer="layout" svg:x1="13.318cm" svg:y1="23.255cm" svg:x2="13.518cm" svg:y2="23.255cm">
              <text:p/>
            </draw:line>
          </draw:g>
          <draw:g>
            <draw:custom-shape draw:style-name="gr1" draw:text-style-name="P1" draw:layer="layout" svg:width="0.2cm" svg:height="0.2cm" svg:x="13.822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23.155cm" svg:x2="13.922cm" svg:y2="23.355cm">
              <text:p/>
            </draw:line>
            <draw:line draw:style-name="gr2" draw:text-style-name="P2" draw:layer="layout" svg:x1="13.822cm" svg:y1="23.255cm" svg:x2="14.022cm" svg:y2="23.255cm">
              <text:p/>
            </draw:line>
          </draw:g>
          <draw:g>
            <draw:custom-shape draw:style-name="gr1" draw:text-style-name="P1" draw:layer="layout" svg:width="0.2cm" svg:height="0.2cm" svg:x="14.324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23.155cm" svg:x2="14.424cm" svg:y2="23.355cm">
              <text:p/>
            </draw:line>
            <draw:line draw:style-name="gr2" draw:text-style-name="P2" draw:layer="layout" svg:x1="14.324cm" svg:y1="23.255cm" svg:x2="14.524cm" svg:y2="23.255cm">
              <text:p/>
            </draw:line>
          </draw:g>
          <draw:g>
            <draw:custom-shape draw:style-name="gr1" draw:text-style-name="P1" draw:layer="layout" svg:width="0.2cm" svg:height="0.2cm" svg:x="14.824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23.155cm" svg:x2="14.924cm" svg:y2="23.355cm">
              <text:p/>
            </draw:line>
            <draw:line draw:style-name="gr2" draw:text-style-name="P2" draw:layer="layout" svg:x1="14.824cm" svg:y1="23.255cm" svg:x2="15.024cm" svg:y2="23.255cm">
              <text:p/>
            </draw:line>
          </draw:g>
          <draw:g>
            <draw:custom-shape draw:style-name="gr1" draw:text-style-name="P1" draw:layer="layout" svg:width="0.2cm" svg:height="0.2cm" svg:x="15.324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23.155cm" svg:x2="15.424cm" svg:y2="23.355cm">
              <text:p/>
            </draw:line>
            <draw:line draw:style-name="gr2" draw:text-style-name="P2" draw:layer="layout" svg:x1="15.324cm" svg:y1="23.255cm" svg:x2="15.524cm" svg:y2="23.255cm">
              <text:p/>
            </draw:line>
          </draw:g>
          <draw:g>
            <draw:custom-shape draw:style-name="gr1" draw:text-style-name="P1" draw:layer="layout" svg:width="0.2cm" svg:height="0.2cm" svg:x="15.824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23.155cm" svg:x2="15.924cm" svg:y2="23.355cm">
              <text:p/>
            </draw:line>
            <draw:line draw:style-name="gr2" draw:text-style-name="P2" draw:layer="layout" svg:x1="15.824cm" svg:y1="23.255cm" svg:x2="16.024cm" svg:y2="23.255cm">
              <text:p/>
            </draw:line>
          </draw:g>
          <draw:g>
            <draw:custom-shape draw:style-name="gr1" draw:text-style-name="P1" draw:layer="layout" svg:width="0.2cm" svg:height="0.2cm" svg:x="16.324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23.155cm" svg:x2="16.424cm" svg:y2="23.355cm">
              <text:p/>
            </draw:line>
            <draw:line draw:style-name="gr2" draw:text-style-name="P2" draw:layer="layout" svg:x1="16.324cm" svg:y1="23.255cm" svg:x2="16.524cm" svg:y2="23.255cm">
              <text:p/>
            </draw:line>
          </draw:g>
          <draw:g>
            <draw:custom-shape draw:style-name="gr1" draw:text-style-name="P1" draw:layer="layout" svg:width="0.2cm" svg:height="0.2cm" svg:x="16.824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23.155cm" svg:x2="16.924cm" svg:y2="23.355cm">
              <text:p/>
            </draw:line>
            <draw:line draw:style-name="gr2" draw:text-style-name="P2" draw:layer="layout" svg:x1="16.824cm" svg:y1="23.255cm" svg:x2="17.024cm" svg:y2="23.255cm">
              <text:p/>
            </draw:line>
          </draw:g>
          <draw:g>
            <draw:custom-shape draw:style-name="gr1" draw:text-style-name="P1" draw:layer="layout" svg:width="0.2cm" svg:height="0.2cm" svg:x="17.324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23.155cm" svg:x2="17.424cm" svg:y2="23.355cm">
              <text:p/>
            </draw:line>
            <draw:line draw:style-name="gr2" draw:text-style-name="P2" draw:layer="layout" svg:x1="17.324cm" svg:y1="23.255cm" svg:x2="17.524cm" svg:y2="23.255cm">
              <text:p/>
            </draw:line>
          </draw:g>
          <draw:g>
            <draw:custom-shape draw:style-name="gr1" draw:text-style-name="P1" draw:layer="layout" svg:width="0.2cm" svg:height="0.2cm" svg:x="17.824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23.155cm" svg:x2="17.924cm" svg:y2="23.355cm">
              <text:p/>
            </draw:line>
            <draw:line draw:style-name="gr2" draw:text-style-name="P2" draw:layer="layout" svg:x1="17.824cm" svg:y1="23.255cm" svg:x2="18.024cm" svg:y2="23.255cm">
              <text:p/>
            </draw:line>
          </draw:g>
          <draw:g>
            <draw:custom-shape draw:style-name="gr1" draw:text-style-name="P1" draw:layer="layout" svg:width="0.2cm" svg:height="0.2cm" svg:x="18.324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23.155cm" svg:x2="18.424cm" svg:y2="23.355cm">
              <text:p/>
            </draw:line>
            <draw:line draw:style-name="gr2" draw:text-style-name="P2" draw:layer="layout" svg:x1="18.324cm" svg:y1="23.255cm" svg:x2="18.524cm" svg:y2="23.255cm">
              <text:p/>
            </draw:line>
          </draw:g>
          <draw:g>
            <draw:custom-shape draw:style-name="gr1" draw:text-style-name="P1" draw:layer="layout" svg:width="0.2cm" svg:height="0.2cm" svg:x="18.824cm" svg:y="23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23.155cm" svg:x2="18.924cm" svg:y2="23.355cm">
              <text:p/>
            </draw:line>
            <draw:line draw:style-name="gr2" draw:text-style-name="P2" draw:layer="layout" svg:x1="18.824cm" svg:y1="23.255cm" svg:x2="19.024cm" svg:y2="23.255cm">
              <text:p/>
            </draw:line>
          </draw:g>
          <draw:custom-shape draw:style-name="gr3" draw:text-style-name="P1" draw:layer="layout" svg:width="17.839cm" svg:height="0.51cm" svg:x="1.5cm" svg:y="2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23.655cm" svg:x2="1.9cm" svg:y2="23.855cm">
              <text:p/>
            </draw:line>
            <draw:line draw:style-name="gr2" draw:text-style-name="P2" draw:layer="layout" svg:x1="1.8cm" svg:y1="23.755cm" svg:x2="2cm" svg:y2="23.755cm">
              <text:p/>
            </draw:line>
          </draw:g>
          <draw:g>
            <draw:custom-shape draw:style-name="gr1" draw:text-style-name="P1" draw:layer="layout" svg:width="0.2cm" svg:height="0.2cm" svg:x="2.292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3.655cm" svg:x2="2.392cm" svg:y2="23.855cm">
              <text:p/>
            </draw:line>
            <draw:line draw:style-name="gr2" draw:text-style-name="P2" draw:layer="layout" svg:x1="2.292cm" svg:y1="23.755cm" svg:x2="2.492cm" svg:y2="23.755cm">
              <text:p/>
            </draw:line>
          </draw:g>
          <draw:g>
            <draw:custom-shape draw:style-name="gr1" draw:text-style-name="P1" draw:layer="layout" svg:width="0.2cm" svg:height="0.2cm" svg:x="2.292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3.655cm" svg:x2="2.392cm" svg:y2="23.855cm">
              <text:p/>
            </draw:line>
            <draw:line draw:style-name="gr2" draw:text-style-name="P2" draw:layer="layout" svg:x1="2.292cm" svg:y1="23.755cm" svg:x2="2.492cm" svg:y2="23.755cm">
              <text:p/>
            </draw:line>
          </draw:g>
          <draw:g>
            <draw:custom-shape draw:style-name="gr1" draw:text-style-name="P1" draw:layer="layout" svg:width="0.2cm" svg:height="0.2cm" svg:x="2.798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23.655cm" svg:x2="2.898cm" svg:y2="23.855cm">
              <text:p/>
            </draw:line>
            <draw:line draw:style-name="gr2" draw:text-style-name="P2" draw:layer="layout" svg:x1="2.798cm" svg:y1="23.755cm" svg:x2="2.998cm" svg:y2="23.755cm">
              <text:p/>
            </draw:line>
          </draw:g>
          <draw:g>
            <draw:custom-shape draw:style-name="gr1" draw:text-style-name="P1" draw:layer="layout" svg:width="0.2cm" svg:height="0.2cm" svg:x="3.306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23.655cm" svg:x2="3.406cm" svg:y2="23.855cm">
              <text:p/>
            </draw:line>
            <draw:line draw:style-name="gr2" draw:text-style-name="P2" draw:layer="layout" svg:x1="3.306cm" svg:y1="23.755cm" svg:x2="3.506cm" svg:y2="23.755cm">
              <text:p/>
            </draw:line>
          </draw:g>
          <draw:g>
            <draw:custom-shape draw:style-name="gr1" draw:text-style-name="P1" draw:layer="layout" svg:width="0.2cm" svg:height="0.2cm" svg:x="3.806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23.655cm" svg:x2="3.906cm" svg:y2="23.855cm">
              <text:p/>
            </draw:line>
            <draw:line draw:style-name="gr2" draw:text-style-name="P2" draw:layer="layout" svg:x1="3.806cm" svg:y1="23.755cm" svg:x2="4.006cm" svg:y2="23.755cm">
              <text:p/>
            </draw:line>
          </draw:g>
          <draw:g>
            <draw:custom-shape draw:style-name="gr1" draw:text-style-name="P1" draw:layer="layout" svg:width="0.2cm" svg:height="0.2cm" svg:x="4.306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23.655cm" svg:x2="4.406cm" svg:y2="23.855cm">
              <text:p/>
            </draw:line>
            <draw:line draw:style-name="gr2" draw:text-style-name="P2" draw:layer="layout" svg:x1="4.306cm" svg:y1="23.755cm" svg:x2="4.506cm" svg:y2="23.755cm">
              <text:p/>
            </draw:line>
          </draw:g>
          <draw:g>
            <draw:custom-shape draw:style-name="gr1" draw:text-style-name="P1" draw:layer="layout" svg:width="0.2cm" svg:height="0.2cm" svg:x="4.806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23.655cm" svg:x2="4.906cm" svg:y2="23.855cm">
              <text:p/>
            </draw:line>
            <draw:line draw:style-name="gr2" draw:text-style-name="P2" draw:layer="layout" svg:x1="4.806cm" svg:y1="23.755cm" svg:x2="5.006cm" svg:y2="23.755cm">
              <text:p/>
            </draw:line>
          </draw:g>
          <draw:g>
            <draw:custom-shape draw:style-name="gr1" draw:text-style-name="P1" draw:layer="layout" svg:width="0.2cm" svg:height="0.2cm" svg:x="5.304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23.655cm" svg:x2="5.404cm" svg:y2="23.855cm">
              <text:p/>
            </draw:line>
            <draw:line draw:style-name="gr2" draw:text-style-name="P2" draw:layer="layout" svg:x1="5.304cm" svg:y1="23.755cm" svg:x2="5.504cm" svg:y2="23.755cm">
              <text:p/>
            </draw:line>
          </draw:g>
          <draw:g>
            <draw:custom-shape draw:style-name="gr1" draw:text-style-name="P1" draw:layer="layout" svg:width="0.2cm" svg:height="0.2cm" svg:x="5.804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23.655cm" svg:x2="5.904cm" svg:y2="23.855cm">
              <text:p/>
            </draw:line>
            <draw:line draw:style-name="gr2" draw:text-style-name="P2" draw:layer="layout" svg:x1="5.804cm" svg:y1="23.755cm" svg:x2="6.004cm" svg:y2="23.755cm">
              <text:p/>
            </draw:line>
          </draw:g>
          <draw:g>
            <draw:custom-shape draw:style-name="gr1" draw:text-style-name="P1" draw:layer="layout" svg:width="0.2cm" svg:height="0.2cm" svg:x="6.31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23.655cm" svg:x2="6.41cm" svg:y2="23.855cm">
              <text:p/>
            </draw:line>
            <draw:line draw:style-name="gr2" draw:text-style-name="P2" draw:layer="layout" svg:x1="6.31cm" svg:y1="23.755cm" svg:x2="6.51cm" svg:y2="23.755cm">
              <text:p/>
            </draw:line>
          </draw:g>
          <draw:g>
            <draw:custom-shape draw:style-name="gr1" draw:text-style-name="P1" draw:layer="layout" svg:width="0.2cm" svg:height="0.2cm" svg:x="6.808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23.655cm" svg:x2="6.908cm" svg:y2="23.855cm">
              <text:p/>
            </draw:line>
            <draw:line draw:style-name="gr2" draw:text-style-name="P2" draw:layer="layout" svg:x1="6.808cm" svg:y1="23.755cm" svg:x2="7.008cm" svg:y2="23.755cm">
              <text:p/>
            </draw:line>
          </draw:g>
          <draw:g>
            <draw:custom-shape draw:style-name="gr1" draw:text-style-name="P1" draw:layer="layout" svg:width="0.2cm" svg:height="0.2cm" svg:x="7.312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23.655cm" svg:x2="7.412cm" svg:y2="23.855cm">
              <text:p/>
            </draw:line>
            <draw:line draw:style-name="gr2" draw:text-style-name="P2" draw:layer="layout" svg:x1="7.312cm" svg:y1="23.755cm" svg:x2="7.512cm" svg:y2="23.755cm">
              <text:p/>
            </draw:line>
          </draw:g>
          <draw:g>
            <draw:custom-shape draw:style-name="gr1" draw:text-style-name="P1" draw:layer="layout" svg:width="0.2cm" svg:height="0.2cm" svg:x="7.812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23.655cm" svg:x2="7.912cm" svg:y2="23.855cm">
              <text:p/>
            </draw:line>
            <draw:line draw:style-name="gr2" draw:text-style-name="P2" draw:layer="layout" svg:x1="7.812cm" svg:y1="23.755cm" svg:x2="8.012cm" svg:y2="23.755cm">
              <text:p/>
            </draw:line>
          </draw:g>
          <draw:g>
            <draw:custom-shape draw:style-name="gr1" draw:text-style-name="P1" draw:layer="layout" svg:width="0.2cm" svg:height="0.2cm" svg:x="8.314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23.655cm" svg:x2="8.414cm" svg:y2="23.855cm">
              <text:p/>
            </draw:line>
            <draw:line draw:style-name="gr2" draw:text-style-name="P2" draw:layer="layout" svg:x1="8.314cm" svg:y1="23.755cm" svg:x2="8.514cm" svg:y2="23.755cm">
              <text:p/>
            </draw:line>
          </draw:g>
          <draw:g>
            <draw:custom-shape draw:style-name="gr1" draw:text-style-name="P1" draw:layer="layout" svg:width="0.2cm" svg:height="0.2cm" svg:x="8.81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23.655cm" svg:x2="8.91cm" svg:y2="23.855cm">
              <text:p/>
            </draw:line>
            <draw:line draw:style-name="gr2" draw:text-style-name="P2" draw:layer="layout" svg:x1="8.81cm" svg:y1="23.755cm" svg:x2="9.01cm" svg:y2="23.755cm">
              <text:p/>
            </draw:line>
          </draw:g>
          <draw:g>
            <draw:custom-shape draw:style-name="gr1" draw:text-style-name="P1" draw:layer="layout" svg:width="0.2cm" svg:height="0.2cm" svg:x="9.31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23.655cm" svg:x2="9.41cm" svg:y2="23.855cm">
              <text:p/>
            </draw:line>
            <draw:line draw:style-name="gr2" draw:text-style-name="P2" draw:layer="layout" svg:x1="9.31cm" svg:y1="23.755cm" svg:x2="9.51cm" svg:y2="23.755cm">
              <text:p/>
            </draw:line>
          </draw:g>
          <draw:g>
            <draw:custom-shape draw:style-name="gr1" draw:text-style-name="P1" draw:layer="layout" svg:width="0.2cm" svg:height="0.2cm" svg:x="9.81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23.655cm" svg:x2="9.91cm" svg:y2="23.855cm">
              <text:p/>
            </draw:line>
            <draw:line draw:style-name="gr2" draw:text-style-name="P2" draw:layer="layout" svg:x1="9.81cm" svg:y1="23.755cm" svg:x2="10.01cm" svg:y2="23.755cm">
              <text:p/>
            </draw:line>
          </draw:g>
          <draw:g>
            <draw:custom-shape draw:style-name="gr1" draw:text-style-name="P1" draw:layer="layout" svg:width="0.2cm" svg:height="0.2cm" svg:x="10.316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23.655cm" svg:x2="10.416cm" svg:y2="23.855cm">
              <text:p/>
            </draw:line>
            <draw:line draw:style-name="gr2" draw:text-style-name="P2" draw:layer="layout" svg:x1="10.316cm" svg:y1="23.755cm" svg:x2="10.516cm" svg:y2="23.755cm">
              <text:p/>
            </draw:line>
          </draw:g>
          <draw:g>
            <draw:custom-shape draw:style-name="gr1" draw:text-style-name="P1" draw:layer="layout" svg:width="0.2cm" svg:height="0.2cm" svg:x="10.816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23.655cm" svg:x2="10.916cm" svg:y2="23.855cm">
              <text:p/>
            </draw:line>
            <draw:line draw:style-name="gr2" draw:text-style-name="P2" draw:layer="layout" svg:x1="10.816cm" svg:y1="23.755cm" svg:x2="11.016cm" svg:y2="23.755cm">
              <text:p/>
            </draw:line>
          </draw:g>
          <draw:g>
            <draw:custom-shape draw:style-name="gr1" draw:text-style-name="P1" draw:layer="layout" svg:width="0.2cm" svg:height="0.2cm" svg:x="11.314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23.655cm" svg:x2="11.414cm" svg:y2="23.855cm">
              <text:p/>
            </draw:line>
            <draw:line draw:style-name="gr2" draw:text-style-name="P2" draw:layer="layout" svg:x1="11.314cm" svg:y1="23.755cm" svg:x2="11.514cm" svg:y2="23.755cm">
              <text:p/>
            </draw:line>
          </draw:g>
          <draw:g>
            <draw:custom-shape draw:style-name="gr1" draw:text-style-name="P1" draw:layer="layout" svg:width="0.2cm" svg:height="0.2cm" svg:x="11.82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23.655cm" svg:x2="11.92cm" svg:y2="23.855cm">
              <text:p/>
            </draw:line>
            <draw:line draw:style-name="gr2" draw:text-style-name="P2" draw:layer="layout" svg:x1="11.82cm" svg:y1="23.755cm" svg:x2="12.02cm" svg:y2="23.755cm">
              <text:p/>
            </draw:line>
          </draw:g>
          <draw:g>
            <draw:custom-shape draw:style-name="gr1" draw:text-style-name="P1" draw:layer="layout" svg:width="0.2cm" svg:height="0.2cm" svg:x="12.322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23.655cm" svg:x2="12.422cm" svg:y2="23.855cm">
              <text:p/>
            </draw:line>
            <draw:line draw:style-name="gr2" draw:text-style-name="P2" draw:layer="layout" svg:x1="12.322cm" svg:y1="23.755cm" svg:x2="12.522cm" svg:y2="23.755cm">
              <text:p/>
            </draw:line>
          </draw:g>
          <draw:g>
            <draw:custom-shape draw:style-name="gr1" draw:text-style-name="P1" draw:layer="layout" svg:width="0.2cm" svg:height="0.2cm" svg:x="12.818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23.655cm" svg:x2="12.918cm" svg:y2="23.855cm">
              <text:p/>
            </draw:line>
            <draw:line draw:style-name="gr2" draw:text-style-name="P2" draw:layer="layout" svg:x1="12.818cm" svg:y1="23.755cm" svg:x2="13.018cm" svg:y2="23.755cm">
              <text:p/>
            </draw:line>
          </draw:g>
          <draw:g>
            <draw:custom-shape draw:style-name="gr1" draw:text-style-name="P1" draw:layer="layout" svg:width="0.2cm" svg:height="0.2cm" svg:x="13.318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23.655cm" svg:x2="13.418cm" svg:y2="23.855cm">
              <text:p/>
            </draw:line>
            <draw:line draw:style-name="gr2" draw:text-style-name="P2" draw:layer="layout" svg:x1="13.318cm" svg:y1="23.755cm" svg:x2="13.518cm" svg:y2="23.755cm">
              <text:p/>
            </draw:line>
          </draw:g>
          <draw:g>
            <draw:custom-shape draw:style-name="gr1" draw:text-style-name="P1" draw:layer="layout" svg:width="0.2cm" svg:height="0.2cm" svg:x="13.822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23.655cm" svg:x2="13.922cm" svg:y2="23.855cm">
              <text:p/>
            </draw:line>
            <draw:line draw:style-name="gr2" draw:text-style-name="P2" draw:layer="layout" svg:x1="13.822cm" svg:y1="23.755cm" svg:x2="14.022cm" svg:y2="23.755cm">
              <text:p/>
            </draw:line>
          </draw:g>
          <draw:g>
            <draw:custom-shape draw:style-name="gr1" draw:text-style-name="P1" draw:layer="layout" svg:width="0.2cm" svg:height="0.2cm" svg:x="14.324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23.655cm" svg:x2="14.424cm" svg:y2="23.855cm">
              <text:p/>
            </draw:line>
            <draw:line draw:style-name="gr2" draw:text-style-name="P2" draw:layer="layout" svg:x1="14.324cm" svg:y1="23.755cm" svg:x2="14.524cm" svg:y2="23.755cm">
              <text:p/>
            </draw:line>
          </draw:g>
          <draw:g>
            <draw:custom-shape draw:style-name="gr1" draw:text-style-name="P1" draw:layer="layout" svg:width="0.2cm" svg:height="0.2cm" svg:x="14.824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23.655cm" svg:x2="14.924cm" svg:y2="23.855cm">
              <text:p/>
            </draw:line>
            <draw:line draw:style-name="gr2" draw:text-style-name="P2" draw:layer="layout" svg:x1="14.824cm" svg:y1="23.755cm" svg:x2="15.024cm" svg:y2="23.755cm">
              <text:p/>
            </draw:line>
          </draw:g>
          <draw:g>
            <draw:custom-shape draw:style-name="gr1" draw:text-style-name="P1" draw:layer="layout" svg:width="0.2cm" svg:height="0.2cm" svg:x="15.324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23.655cm" svg:x2="15.424cm" svg:y2="23.855cm">
              <text:p/>
            </draw:line>
            <draw:line draw:style-name="gr2" draw:text-style-name="P2" draw:layer="layout" svg:x1="15.324cm" svg:y1="23.755cm" svg:x2="15.524cm" svg:y2="23.755cm">
              <text:p/>
            </draw:line>
          </draw:g>
          <draw:g>
            <draw:custom-shape draw:style-name="gr1" draw:text-style-name="P1" draw:layer="layout" svg:width="0.2cm" svg:height="0.2cm" svg:x="15.824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23.655cm" svg:x2="15.924cm" svg:y2="23.855cm">
              <text:p/>
            </draw:line>
            <draw:line draw:style-name="gr2" draw:text-style-name="P2" draw:layer="layout" svg:x1="15.824cm" svg:y1="23.755cm" svg:x2="16.024cm" svg:y2="23.755cm">
              <text:p/>
            </draw:line>
          </draw:g>
          <draw:g>
            <draw:custom-shape draw:style-name="gr1" draw:text-style-name="P1" draw:layer="layout" svg:width="0.2cm" svg:height="0.2cm" svg:x="16.324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23.655cm" svg:x2="16.424cm" svg:y2="23.855cm">
              <text:p/>
            </draw:line>
            <draw:line draw:style-name="gr2" draw:text-style-name="P2" draw:layer="layout" svg:x1="16.324cm" svg:y1="23.755cm" svg:x2="16.524cm" svg:y2="23.755cm">
              <text:p/>
            </draw:line>
          </draw:g>
          <draw:g>
            <draw:custom-shape draw:style-name="gr1" draw:text-style-name="P1" draw:layer="layout" svg:width="0.2cm" svg:height="0.2cm" svg:x="16.824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23.655cm" svg:x2="16.924cm" svg:y2="23.855cm">
              <text:p/>
            </draw:line>
            <draw:line draw:style-name="gr2" draw:text-style-name="P2" draw:layer="layout" svg:x1="16.824cm" svg:y1="23.755cm" svg:x2="17.024cm" svg:y2="23.755cm">
              <text:p/>
            </draw:line>
          </draw:g>
          <draw:g>
            <draw:custom-shape draw:style-name="gr1" draw:text-style-name="P1" draw:layer="layout" svg:width="0.2cm" svg:height="0.2cm" svg:x="17.324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23.655cm" svg:x2="17.424cm" svg:y2="23.855cm">
              <text:p/>
            </draw:line>
            <draw:line draw:style-name="gr2" draw:text-style-name="P2" draw:layer="layout" svg:x1="17.324cm" svg:y1="23.755cm" svg:x2="17.524cm" svg:y2="23.755cm">
              <text:p/>
            </draw:line>
          </draw:g>
          <draw:g>
            <draw:custom-shape draw:style-name="gr1" draw:text-style-name="P1" draw:layer="layout" svg:width="0.2cm" svg:height="0.2cm" svg:x="17.824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23.655cm" svg:x2="17.924cm" svg:y2="23.855cm">
              <text:p/>
            </draw:line>
            <draw:line draw:style-name="gr2" draw:text-style-name="P2" draw:layer="layout" svg:x1="17.824cm" svg:y1="23.755cm" svg:x2="18.024cm" svg:y2="23.755cm">
              <text:p/>
            </draw:line>
          </draw:g>
          <draw:g>
            <draw:custom-shape draw:style-name="gr1" draw:text-style-name="P1" draw:layer="layout" svg:width="0.2cm" svg:height="0.2cm" svg:x="18.324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23.655cm" svg:x2="18.424cm" svg:y2="23.855cm">
              <text:p/>
            </draw:line>
            <draw:line draw:style-name="gr2" draw:text-style-name="P2" draw:layer="layout" svg:x1="18.324cm" svg:y1="23.755cm" svg:x2="18.524cm" svg:y2="23.755cm">
              <text:p/>
            </draw:line>
          </draw:g>
          <draw:g>
            <draw:custom-shape draw:style-name="gr1" draw:text-style-name="P1" draw:layer="layout" svg:width="0.2cm" svg:height="0.2cm" svg:x="18.824cm" svg:y="23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23.655cm" svg:x2="18.924cm" svg:y2="23.855cm">
              <text:p/>
            </draw:line>
            <draw:line draw:style-name="gr2" draw:text-style-name="P2" draw:layer="layout" svg:x1="18.824cm" svg:y1="23.755cm" svg:x2="19.024cm" svg:y2="23.755cm">
              <text:p/>
            </draw:line>
          </draw:g>
          <draw:custom-shape draw:style-name="gr3" draw:text-style-name="P1" draw:layer="layout" svg:width="17.839cm" svg:height="0.51cm" svg:x="1.5cm" svg:y="23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24.155cm" svg:x2="1.9cm" svg:y2="24.355cm">
              <text:p/>
            </draw:line>
            <draw:line draw:style-name="gr2" draw:text-style-name="P2" draw:layer="layout" svg:x1="1.8cm" svg:y1="24.255cm" svg:x2="2cm" svg:y2="24.255cm">
              <text:p/>
            </draw:line>
          </draw:g>
          <draw:g>
            <draw:custom-shape draw:style-name="gr1" draw:text-style-name="P1" draw:layer="layout" svg:width="0.2cm" svg:height="0.2cm" svg:x="2.292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4.155cm" svg:x2="2.392cm" svg:y2="24.355cm">
              <text:p/>
            </draw:line>
            <draw:line draw:style-name="gr2" draw:text-style-name="P2" draw:layer="layout" svg:x1="2.292cm" svg:y1="24.255cm" svg:x2="2.492cm" svg:y2="24.255cm">
              <text:p/>
            </draw:line>
          </draw:g>
          <draw:g>
            <draw:custom-shape draw:style-name="gr1" draw:text-style-name="P1" draw:layer="layout" svg:width="0.2cm" svg:height="0.2cm" svg:x="2.292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4.155cm" svg:x2="2.392cm" svg:y2="24.355cm">
              <text:p/>
            </draw:line>
            <draw:line draw:style-name="gr2" draw:text-style-name="P2" draw:layer="layout" svg:x1="2.292cm" svg:y1="24.255cm" svg:x2="2.492cm" svg:y2="24.255cm">
              <text:p/>
            </draw:line>
          </draw:g>
          <draw:g>
            <draw:custom-shape draw:style-name="gr1" draw:text-style-name="P1" draw:layer="layout" svg:width="0.2cm" svg:height="0.2cm" svg:x="2.798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24.155cm" svg:x2="2.898cm" svg:y2="24.355cm">
              <text:p/>
            </draw:line>
            <draw:line draw:style-name="gr2" draw:text-style-name="P2" draw:layer="layout" svg:x1="2.798cm" svg:y1="24.255cm" svg:x2="2.998cm" svg:y2="24.255cm">
              <text:p/>
            </draw:line>
          </draw:g>
          <draw:g>
            <draw:custom-shape draw:style-name="gr1" draw:text-style-name="P1" draw:layer="layout" svg:width="0.2cm" svg:height="0.2cm" svg:x="3.306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24.155cm" svg:x2="3.406cm" svg:y2="24.355cm">
              <text:p/>
            </draw:line>
            <draw:line draw:style-name="gr2" draw:text-style-name="P2" draw:layer="layout" svg:x1="3.306cm" svg:y1="24.255cm" svg:x2="3.506cm" svg:y2="24.255cm">
              <text:p/>
            </draw:line>
          </draw:g>
          <draw:g>
            <draw:custom-shape draw:style-name="gr1" draw:text-style-name="P1" draw:layer="layout" svg:width="0.2cm" svg:height="0.2cm" svg:x="3.806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24.155cm" svg:x2="3.906cm" svg:y2="24.355cm">
              <text:p/>
            </draw:line>
            <draw:line draw:style-name="gr2" draw:text-style-name="P2" draw:layer="layout" svg:x1="3.806cm" svg:y1="24.255cm" svg:x2="4.006cm" svg:y2="24.255cm">
              <text:p/>
            </draw:line>
          </draw:g>
          <draw:g>
            <draw:custom-shape draw:style-name="gr1" draw:text-style-name="P1" draw:layer="layout" svg:width="0.2cm" svg:height="0.2cm" svg:x="4.306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24.155cm" svg:x2="4.406cm" svg:y2="24.355cm">
              <text:p/>
            </draw:line>
            <draw:line draw:style-name="gr2" draw:text-style-name="P2" draw:layer="layout" svg:x1="4.306cm" svg:y1="24.255cm" svg:x2="4.506cm" svg:y2="24.255cm">
              <text:p/>
            </draw:line>
          </draw:g>
          <draw:g>
            <draw:custom-shape draw:style-name="gr1" draw:text-style-name="P1" draw:layer="layout" svg:width="0.2cm" svg:height="0.2cm" svg:x="4.806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24.155cm" svg:x2="4.906cm" svg:y2="24.355cm">
              <text:p/>
            </draw:line>
            <draw:line draw:style-name="gr2" draw:text-style-name="P2" draw:layer="layout" svg:x1="4.806cm" svg:y1="24.255cm" svg:x2="5.006cm" svg:y2="24.255cm">
              <text:p/>
            </draw:line>
          </draw:g>
          <draw:g>
            <draw:custom-shape draw:style-name="gr1" draw:text-style-name="P1" draw:layer="layout" svg:width="0.2cm" svg:height="0.2cm" svg:x="5.304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24.155cm" svg:x2="5.404cm" svg:y2="24.355cm">
              <text:p/>
            </draw:line>
            <draw:line draw:style-name="gr2" draw:text-style-name="P2" draw:layer="layout" svg:x1="5.304cm" svg:y1="24.255cm" svg:x2="5.504cm" svg:y2="24.255cm">
              <text:p/>
            </draw:line>
          </draw:g>
          <draw:g>
            <draw:custom-shape draw:style-name="gr1" draw:text-style-name="P1" draw:layer="layout" svg:width="0.2cm" svg:height="0.2cm" svg:x="5.804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24.155cm" svg:x2="5.904cm" svg:y2="24.355cm">
              <text:p/>
            </draw:line>
            <draw:line draw:style-name="gr2" draw:text-style-name="P2" draw:layer="layout" svg:x1="5.804cm" svg:y1="24.255cm" svg:x2="6.004cm" svg:y2="24.255cm">
              <text:p/>
            </draw:line>
          </draw:g>
          <draw:g>
            <draw:custom-shape draw:style-name="gr1" draw:text-style-name="P1" draw:layer="layout" svg:width="0.2cm" svg:height="0.2cm" svg:x="6.31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24.155cm" svg:x2="6.41cm" svg:y2="24.355cm">
              <text:p/>
            </draw:line>
            <draw:line draw:style-name="gr2" draw:text-style-name="P2" draw:layer="layout" svg:x1="6.31cm" svg:y1="24.255cm" svg:x2="6.51cm" svg:y2="24.255cm">
              <text:p/>
            </draw:line>
          </draw:g>
          <draw:g>
            <draw:custom-shape draw:style-name="gr1" draw:text-style-name="P1" draw:layer="layout" svg:width="0.2cm" svg:height="0.2cm" svg:x="6.808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24.155cm" svg:x2="6.908cm" svg:y2="24.355cm">
              <text:p/>
            </draw:line>
            <draw:line draw:style-name="gr2" draw:text-style-name="P2" draw:layer="layout" svg:x1="6.808cm" svg:y1="24.255cm" svg:x2="7.008cm" svg:y2="24.255cm">
              <text:p/>
            </draw:line>
          </draw:g>
          <draw:g>
            <draw:custom-shape draw:style-name="gr1" draw:text-style-name="P1" draw:layer="layout" svg:width="0.2cm" svg:height="0.2cm" svg:x="7.312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24.155cm" svg:x2="7.412cm" svg:y2="24.355cm">
              <text:p/>
            </draw:line>
            <draw:line draw:style-name="gr2" draw:text-style-name="P2" draw:layer="layout" svg:x1="7.312cm" svg:y1="24.255cm" svg:x2="7.512cm" svg:y2="24.255cm">
              <text:p/>
            </draw:line>
          </draw:g>
          <draw:g>
            <draw:custom-shape draw:style-name="gr1" draw:text-style-name="P1" draw:layer="layout" svg:width="0.2cm" svg:height="0.2cm" svg:x="7.812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24.155cm" svg:x2="7.912cm" svg:y2="24.355cm">
              <text:p/>
            </draw:line>
            <draw:line draw:style-name="gr2" draw:text-style-name="P2" draw:layer="layout" svg:x1="7.812cm" svg:y1="24.255cm" svg:x2="8.012cm" svg:y2="24.255cm">
              <text:p/>
            </draw:line>
          </draw:g>
          <draw:g>
            <draw:custom-shape draw:style-name="gr1" draw:text-style-name="P1" draw:layer="layout" svg:width="0.2cm" svg:height="0.2cm" svg:x="8.314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24.155cm" svg:x2="8.414cm" svg:y2="24.355cm">
              <text:p/>
            </draw:line>
            <draw:line draw:style-name="gr2" draw:text-style-name="P2" draw:layer="layout" svg:x1="8.314cm" svg:y1="24.255cm" svg:x2="8.514cm" svg:y2="24.255cm">
              <text:p/>
            </draw:line>
          </draw:g>
          <draw:g>
            <draw:custom-shape draw:style-name="gr1" draw:text-style-name="P1" draw:layer="layout" svg:width="0.2cm" svg:height="0.2cm" svg:x="8.81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24.155cm" svg:x2="8.91cm" svg:y2="24.355cm">
              <text:p/>
            </draw:line>
            <draw:line draw:style-name="gr2" draw:text-style-name="P2" draw:layer="layout" svg:x1="8.81cm" svg:y1="24.255cm" svg:x2="9.01cm" svg:y2="24.255cm">
              <text:p/>
            </draw:line>
          </draw:g>
          <draw:g>
            <draw:custom-shape draw:style-name="gr1" draw:text-style-name="P1" draw:layer="layout" svg:width="0.2cm" svg:height="0.2cm" svg:x="9.31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24.155cm" svg:x2="9.41cm" svg:y2="24.355cm">
              <text:p/>
            </draw:line>
            <draw:line draw:style-name="gr2" draw:text-style-name="P2" draw:layer="layout" svg:x1="9.31cm" svg:y1="24.255cm" svg:x2="9.51cm" svg:y2="24.255cm">
              <text:p/>
            </draw:line>
          </draw:g>
          <draw:g>
            <draw:custom-shape draw:style-name="gr1" draw:text-style-name="P1" draw:layer="layout" svg:width="0.2cm" svg:height="0.2cm" svg:x="9.81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24.155cm" svg:x2="9.91cm" svg:y2="24.355cm">
              <text:p/>
            </draw:line>
            <draw:line draw:style-name="gr2" draw:text-style-name="P2" draw:layer="layout" svg:x1="9.81cm" svg:y1="24.255cm" svg:x2="10.01cm" svg:y2="24.255cm">
              <text:p/>
            </draw:line>
          </draw:g>
          <draw:g>
            <draw:custom-shape draw:style-name="gr1" draw:text-style-name="P1" draw:layer="layout" svg:width="0.2cm" svg:height="0.2cm" svg:x="10.316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24.155cm" svg:x2="10.416cm" svg:y2="24.355cm">
              <text:p/>
            </draw:line>
            <draw:line draw:style-name="gr2" draw:text-style-name="P2" draw:layer="layout" svg:x1="10.316cm" svg:y1="24.255cm" svg:x2="10.516cm" svg:y2="24.255cm">
              <text:p/>
            </draw:line>
          </draw:g>
          <draw:g>
            <draw:custom-shape draw:style-name="gr1" draw:text-style-name="P1" draw:layer="layout" svg:width="0.2cm" svg:height="0.2cm" svg:x="10.816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24.155cm" svg:x2="10.916cm" svg:y2="24.355cm">
              <text:p/>
            </draw:line>
            <draw:line draw:style-name="gr2" draw:text-style-name="P2" draw:layer="layout" svg:x1="10.816cm" svg:y1="24.255cm" svg:x2="11.016cm" svg:y2="24.255cm">
              <text:p/>
            </draw:line>
          </draw:g>
          <draw:g>
            <draw:custom-shape draw:style-name="gr1" draw:text-style-name="P1" draw:layer="layout" svg:width="0.2cm" svg:height="0.2cm" svg:x="11.314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24.155cm" svg:x2="11.414cm" svg:y2="24.355cm">
              <text:p/>
            </draw:line>
            <draw:line draw:style-name="gr2" draw:text-style-name="P2" draw:layer="layout" svg:x1="11.314cm" svg:y1="24.255cm" svg:x2="11.514cm" svg:y2="24.255cm">
              <text:p/>
            </draw:line>
          </draw:g>
          <draw:g>
            <draw:custom-shape draw:style-name="gr1" draw:text-style-name="P1" draw:layer="layout" svg:width="0.2cm" svg:height="0.2cm" svg:x="11.82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24.155cm" svg:x2="11.92cm" svg:y2="24.355cm">
              <text:p/>
            </draw:line>
            <draw:line draw:style-name="gr2" draw:text-style-name="P2" draw:layer="layout" svg:x1="11.82cm" svg:y1="24.255cm" svg:x2="12.02cm" svg:y2="24.255cm">
              <text:p/>
            </draw:line>
          </draw:g>
          <draw:g>
            <draw:custom-shape draw:style-name="gr1" draw:text-style-name="P1" draw:layer="layout" svg:width="0.2cm" svg:height="0.2cm" svg:x="12.322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24.155cm" svg:x2="12.422cm" svg:y2="24.355cm">
              <text:p/>
            </draw:line>
            <draw:line draw:style-name="gr2" draw:text-style-name="P2" draw:layer="layout" svg:x1="12.322cm" svg:y1="24.255cm" svg:x2="12.522cm" svg:y2="24.255cm">
              <text:p/>
            </draw:line>
          </draw:g>
          <draw:g>
            <draw:custom-shape draw:style-name="gr1" draw:text-style-name="P1" draw:layer="layout" svg:width="0.2cm" svg:height="0.2cm" svg:x="12.818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24.155cm" svg:x2="12.918cm" svg:y2="24.355cm">
              <text:p/>
            </draw:line>
            <draw:line draw:style-name="gr2" draw:text-style-name="P2" draw:layer="layout" svg:x1="12.818cm" svg:y1="24.255cm" svg:x2="13.018cm" svg:y2="24.255cm">
              <text:p/>
            </draw:line>
          </draw:g>
          <draw:g>
            <draw:custom-shape draw:style-name="gr1" draw:text-style-name="P1" draw:layer="layout" svg:width="0.2cm" svg:height="0.2cm" svg:x="13.318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24.155cm" svg:x2="13.418cm" svg:y2="24.355cm">
              <text:p/>
            </draw:line>
            <draw:line draw:style-name="gr2" draw:text-style-name="P2" draw:layer="layout" svg:x1="13.318cm" svg:y1="24.255cm" svg:x2="13.518cm" svg:y2="24.255cm">
              <text:p/>
            </draw:line>
          </draw:g>
          <draw:g>
            <draw:custom-shape draw:style-name="gr1" draw:text-style-name="P1" draw:layer="layout" svg:width="0.2cm" svg:height="0.2cm" svg:x="13.822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24.155cm" svg:x2="13.922cm" svg:y2="24.355cm">
              <text:p/>
            </draw:line>
            <draw:line draw:style-name="gr2" draw:text-style-name="P2" draw:layer="layout" svg:x1="13.822cm" svg:y1="24.255cm" svg:x2="14.022cm" svg:y2="24.255cm">
              <text:p/>
            </draw:line>
          </draw:g>
          <draw:g>
            <draw:custom-shape draw:style-name="gr1" draw:text-style-name="P1" draw:layer="layout" svg:width="0.2cm" svg:height="0.2cm" svg:x="14.324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24.155cm" svg:x2="14.424cm" svg:y2="24.355cm">
              <text:p/>
            </draw:line>
            <draw:line draw:style-name="gr2" draw:text-style-name="P2" draw:layer="layout" svg:x1="14.324cm" svg:y1="24.255cm" svg:x2="14.524cm" svg:y2="24.255cm">
              <text:p/>
            </draw:line>
          </draw:g>
          <draw:g>
            <draw:custom-shape draw:style-name="gr1" draw:text-style-name="P1" draw:layer="layout" svg:width="0.2cm" svg:height="0.2cm" svg:x="14.824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24.155cm" svg:x2="14.924cm" svg:y2="24.355cm">
              <text:p/>
            </draw:line>
            <draw:line draw:style-name="gr2" draw:text-style-name="P2" draw:layer="layout" svg:x1="14.824cm" svg:y1="24.255cm" svg:x2="15.024cm" svg:y2="24.255cm">
              <text:p/>
            </draw:line>
          </draw:g>
          <draw:g>
            <draw:custom-shape draw:style-name="gr1" draw:text-style-name="P1" draw:layer="layout" svg:width="0.2cm" svg:height="0.2cm" svg:x="15.324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24.155cm" svg:x2="15.424cm" svg:y2="24.355cm">
              <text:p/>
            </draw:line>
            <draw:line draw:style-name="gr2" draw:text-style-name="P2" draw:layer="layout" svg:x1="15.324cm" svg:y1="24.255cm" svg:x2="15.524cm" svg:y2="24.255cm">
              <text:p/>
            </draw:line>
          </draw:g>
          <draw:g>
            <draw:custom-shape draw:style-name="gr1" draw:text-style-name="P1" draw:layer="layout" svg:width="0.2cm" svg:height="0.2cm" svg:x="15.824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24.155cm" svg:x2="15.924cm" svg:y2="24.355cm">
              <text:p/>
            </draw:line>
            <draw:line draw:style-name="gr2" draw:text-style-name="P2" draw:layer="layout" svg:x1="15.824cm" svg:y1="24.255cm" svg:x2="16.024cm" svg:y2="24.255cm">
              <text:p/>
            </draw:line>
          </draw:g>
          <draw:g>
            <draw:custom-shape draw:style-name="gr1" draw:text-style-name="P1" draw:layer="layout" svg:width="0.2cm" svg:height="0.2cm" svg:x="16.324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24.155cm" svg:x2="16.424cm" svg:y2="24.355cm">
              <text:p/>
            </draw:line>
            <draw:line draw:style-name="gr2" draw:text-style-name="P2" draw:layer="layout" svg:x1="16.324cm" svg:y1="24.255cm" svg:x2="16.524cm" svg:y2="24.255cm">
              <text:p/>
            </draw:line>
          </draw:g>
          <draw:g>
            <draw:custom-shape draw:style-name="gr1" draw:text-style-name="P1" draw:layer="layout" svg:width="0.2cm" svg:height="0.2cm" svg:x="16.824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24.155cm" svg:x2="16.924cm" svg:y2="24.355cm">
              <text:p/>
            </draw:line>
            <draw:line draw:style-name="gr2" draw:text-style-name="P2" draw:layer="layout" svg:x1="16.824cm" svg:y1="24.255cm" svg:x2="17.024cm" svg:y2="24.255cm">
              <text:p/>
            </draw:line>
          </draw:g>
          <draw:g>
            <draw:custom-shape draw:style-name="gr1" draw:text-style-name="P1" draw:layer="layout" svg:width="0.2cm" svg:height="0.2cm" svg:x="17.324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24.155cm" svg:x2="17.424cm" svg:y2="24.355cm">
              <text:p/>
            </draw:line>
            <draw:line draw:style-name="gr2" draw:text-style-name="P2" draw:layer="layout" svg:x1="17.324cm" svg:y1="24.255cm" svg:x2="17.524cm" svg:y2="24.255cm">
              <text:p/>
            </draw:line>
          </draw:g>
          <draw:g>
            <draw:custom-shape draw:style-name="gr1" draw:text-style-name="P1" draw:layer="layout" svg:width="0.2cm" svg:height="0.2cm" svg:x="17.824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24.155cm" svg:x2="17.924cm" svg:y2="24.355cm">
              <text:p/>
            </draw:line>
            <draw:line draw:style-name="gr2" draw:text-style-name="P2" draw:layer="layout" svg:x1="17.824cm" svg:y1="24.255cm" svg:x2="18.024cm" svg:y2="24.255cm">
              <text:p/>
            </draw:line>
          </draw:g>
          <draw:g>
            <draw:custom-shape draw:style-name="gr1" draw:text-style-name="P1" draw:layer="layout" svg:width="0.2cm" svg:height="0.2cm" svg:x="18.324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24.155cm" svg:x2="18.424cm" svg:y2="24.355cm">
              <text:p/>
            </draw:line>
            <draw:line draw:style-name="gr2" draw:text-style-name="P2" draw:layer="layout" svg:x1="18.324cm" svg:y1="24.255cm" svg:x2="18.524cm" svg:y2="24.255cm">
              <text:p/>
            </draw:line>
          </draw:g>
          <draw:g>
            <draw:custom-shape draw:style-name="gr1" draw:text-style-name="P1" draw:layer="layout" svg:width="0.2cm" svg:height="0.2cm" svg:x="18.824cm" svg:y="24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24.155cm" svg:x2="18.924cm" svg:y2="24.355cm">
              <text:p/>
            </draw:line>
            <draw:line draw:style-name="gr2" draw:text-style-name="P2" draw:layer="layout" svg:x1="18.824cm" svg:y1="24.255cm" svg:x2="19.024cm" svg:y2="24.255cm">
              <text:p/>
            </draw:line>
          </draw:g>
          <draw:custom-shape draw:style-name="gr3" draw:text-style-name="P1" draw:layer="layout" svg:width="17.839cm" svg:height="0.51cm" svg:x="1.5cm" svg:y="2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24.655cm" svg:x2="1.9cm" svg:y2="24.855cm">
              <text:p/>
            </draw:line>
            <draw:line draw:style-name="gr2" draw:text-style-name="P2" draw:layer="layout" svg:x1="1.8cm" svg:y1="24.755cm" svg:x2="2cm" svg:y2="24.755cm">
              <text:p/>
            </draw:line>
          </draw:g>
          <draw:g>
            <draw:custom-shape draw:style-name="gr1" draw:text-style-name="P1" draw:layer="layout" svg:width="0.2cm" svg:height="0.2cm" svg:x="2.292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4.655cm" svg:x2="2.392cm" svg:y2="24.855cm">
              <text:p/>
            </draw:line>
            <draw:line draw:style-name="gr2" draw:text-style-name="P2" draw:layer="layout" svg:x1="2.292cm" svg:y1="24.755cm" svg:x2="2.492cm" svg:y2="24.755cm">
              <text:p/>
            </draw:line>
          </draw:g>
          <draw:g>
            <draw:custom-shape draw:style-name="gr1" draw:text-style-name="P1" draw:layer="layout" svg:width="0.2cm" svg:height="0.2cm" svg:x="2.292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4.655cm" svg:x2="2.392cm" svg:y2="24.855cm">
              <text:p/>
            </draw:line>
            <draw:line draw:style-name="gr2" draw:text-style-name="P2" draw:layer="layout" svg:x1="2.292cm" svg:y1="24.755cm" svg:x2="2.492cm" svg:y2="24.755cm">
              <text:p/>
            </draw:line>
          </draw:g>
          <draw:g>
            <draw:custom-shape draw:style-name="gr1" draw:text-style-name="P1" draw:layer="layout" svg:width="0.2cm" svg:height="0.2cm" svg:x="2.798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24.655cm" svg:x2="2.898cm" svg:y2="24.855cm">
              <text:p/>
            </draw:line>
            <draw:line draw:style-name="gr2" draw:text-style-name="P2" draw:layer="layout" svg:x1="2.798cm" svg:y1="24.755cm" svg:x2="2.998cm" svg:y2="24.755cm">
              <text:p/>
            </draw:line>
          </draw:g>
          <draw:g>
            <draw:custom-shape draw:style-name="gr1" draw:text-style-name="P1" draw:layer="layout" svg:width="0.2cm" svg:height="0.2cm" svg:x="3.306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24.655cm" svg:x2="3.406cm" svg:y2="24.855cm">
              <text:p/>
            </draw:line>
            <draw:line draw:style-name="gr2" draw:text-style-name="P2" draw:layer="layout" svg:x1="3.306cm" svg:y1="24.755cm" svg:x2="3.506cm" svg:y2="24.755cm">
              <text:p/>
            </draw:line>
          </draw:g>
          <draw:g>
            <draw:custom-shape draw:style-name="gr1" draw:text-style-name="P1" draw:layer="layout" svg:width="0.2cm" svg:height="0.2cm" svg:x="3.806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24.655cm" svg:x2="3.906cm" svg:y2="24.855cm">
              <text:p/>
            </draw:line>
            <draw:line draw:style-name="gr2" draw:text-style-name="P2" draw:layer="layout" svg:x1="3.806cm" svg:y1="24.755cm" svg:x2="4.006cm" svg:y2="24.755cm">
              <text:p/>
            </draw:line>
          </draw:g>
          <draw:g>
            <draw:custom-shape draw:style-name="gr1" draw:text-style-name="P1" draw:layer="layout" svg:width="0.2cm" svg:height="0.2cm" svg:x="4.306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24.655cm" svg:x2="4.406cm" svg:y2="24.855cm">
              <text:p/>
            </draw:line>
            <draw:line draw:style-name="gr2" draw:text-style-name="P2" draw:layer="layout" svg:x1="4.306cm" svg:y1="24.755cm" svg:x2="4.506cm" svg:y2="24.755cm">
              <text:p/>
            </draw:line>
          </draw:g>
          <draw:g>
            <draw:custom-shape draw:style-name="gr1" draw:text-style-name="P1" draw:layer="layout" svg:width="0.2cm" svg:height="0.2cm" svg:x="4.806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24.655cm" svg:x2="4.906cm" svg:y2="24.855cm">
              <text:p/>
            </draw:line>
            <draw:line draw:style-name="gr2" draw:text-style-name="P2" draw:layer="layout" svg:x1="4.806cm" svg:y1="24.755cm" svg:x2="5.006cm" svg:y2="24.755cm">
              <text:p/>
            </draw:line>
          </draw:g>
          <draw:g>
            <draw:custom-shape draw:style-name="gr1" draw:text-style-name="P1" draw:layer="layout" svg:width="0.2cm" svg:height="0.2cm" svg:x="5.304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24.655cm" svg:x2="5.404cm" svg:y2="24.855cm">
              <text:p/>
            </draw:line>
            <draw:line draw:style-name="gr2" draw:text-style-name="P2" draw:layer="layout" svg:x1="5.304cm" svg:y1="24.755cm" svg:x2="5.504cm" svg:y2="24.755cm">
              <text:p/>
            </draw:line>
          </draw:g>
          <draw:g>
            <draw:custom-shape draw:style-name="gr1" draw:text-style-name="P1" draw:layer="layout" svg:width="0.2cm" svg:height="0.2cm" svg:x="5.804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24.655cm" svg:x2="5.904cm" svg:y2="24.855cm">
              <text:p/>
            </draw:line>
            <draw:line draw:style-name="gr2" draw:text-style-name="P2" draw:layer="layout" svg:x1="5.804cm" svg:y1="24.755cm" svg:x2="6.004cm" svg:y2="24.755cm">
              <text:p/>
            </draw:line>
          </draw:g>
          <draw:g>
            <draw:custom-shape draw:style-name="gr1" draw:text-style-name="P1" draw:layer="layout" svg:width="0.2cm" svg:height="0.2cm" svg:x="6.31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24.655cm" svg:x2="6.41cm" svg:y2="24.855cm">
              <text:p/>
            </draw:line>
            <draw:line draw:style-name="gr2" draw:text-style-name="P2" draw:layer="layout" svg:x1="6.31cm" svg:y1="24.755cm" svg:x2="6.51cm" svg:y2="24.755cm">
              <text:p/>
            </draw:line>
          </draw:g>
          <draw:g>
            <draw:custom-shape draw:style-name="gr1" draw:text-style-name="P1" draw:layer="layout" svg:width="0.2cm" svg:height="0.2cm" svg:x="6.808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24.655cm" svg:x2="6.908cm" svg:y2="24.855cm">
              <text:p/>
            </draw:line>
            <draw:line draw:style-name="gr2" draw:text-style-name="P2" draw:layer="layout" svg:x1="6.808cm" svg:y1="24.755cm" svg:x2="7.008cm" svg:y2="24.755cm">
              <text:p/>
            </draw:line>
          </draw:g>
          <draw:g>
            <draw:custom-shape draw:style-name="gr1" draw:text-style-name="P1" draw:layer="layout" svg:width="0.2cm" svg:height="0.2cm" svg:x="7.312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24.655cm" svg:x2="7.412cm" svg:y2="24.855cm">
              <text:p/>
            </draw:line>
            <draw:line draw:style-name="gr2" draw:text-style-name="P2" draw:layer="layout" svg:x1="7.312cm" svg:y1="24.755cm" svg:x2="7.512cm" svg:y2="24.755cm">
              <text:p/>
            </draw:line>
          </draw:g>
          <draw:g>
            <draw:custom-shape draw:style-name="gr1" draw:text-style-name="P1" draw:layer="layout" svg:width="0.2cm" svg:height="0.2cm" svg:x="7.812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24.655cm" svg:x2="7.912cm" svg:y2="24.855cm">
              <text:p/>
            </draw:line>
            <draw:line draw:style-name="gr2" draw:text-style-name="P2" draw:layer="layout" svg:x1="7.812cm" svg:y1="24.755cm" svg:x2="8.012cm" svg:y2="24.755cm">
              <text:p/>
            </draw:line>
          </draw:g>
          <draw:g>
            <draw:custom-shape draw:style-name="gr1" draw:text-style-name="P1" draw:layer="layout" svg:width="0.2cm" svg:height="0.2cm" svg:x="8.314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24.655cm" svg:x2="8.414cm" svg:y2="24.855cm">
              <text:p/>
            </draw:line>
            <draw:line draw:style-name="gr2" draw:text-style-name="P2" draw:layer="layout" svg:x1="8.314cm" svg:y1="24.755cm" svg:x2="8.514cm" svg:y2="24.755cm">
              <text:p/>
            </draw:line>
          </draw:g>
          <draw:g>
            <draw:custom-shape draw:style-name="gr1" draw:text-style-name="P1" draw:layer="layout" svg:width="0.2cm" svg:height="0.2cm" svg:x="8.81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24.655cm" svg:x2="8.91cm" svg:y2="24.855cm">
              <text:p/>
            </draw:line>
            <draw:line draw:style-name="gr2" draw:text-style-name="P2" draw:layer="layout" svg:x1="8.81cm" svg:y1="24.755cm" svg:x2="9.01cm" svg:y2="24.755cm">
              <text:p/>
            </draw:line>
          </draw:g>
          <draw:g>
            <draw:custom-shape draw:style-name="gr1" draw:text-style-name="P1" draw:layer="layout" svg:width="0.2cm" svg:height="0.2cm" svg:x="9.31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24.655cm" svg:x2="9.41cm" svg:y2="24.855cm">
              <text:p/>
            </draw:line>
            <draw:line draw:style-name="gr2" draw:text-style-name="P2" draw:layer="layout" svg:x1="9.31cm" svg:y1="24.755cm" svg:x2="9.51cm" svg:y2="24.755cm">
              <text:p/>
            </draw:line>
          </draw:g>
          <draw:g>
            <draw:custom-shape draw:style-name="gr1" draw:text-style-name="P1" draw:layer="layout" svg:width="0.2cm" svg:height="0.2cm" svg:x="9.81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24.655cm" svg:x2="9.91cm" svg:y2="24.855cm">
              <text:p/>
            </draw:line>
            <draw:line draw:style-name="gr2" draw:text-style-name="P2" draw:layer="layout" svg:x1="9.81cm" svg:y1="24.755cm" svg:x2="10.01cm" svg:y2="24.755cm">
              <text:p/>
            </draw:line>
          </draw:g>
          <draw:g>
            <draw:custom-shape draw:style-name="gr1" draw:text-style-name="P1" draw:layer="layout" svg:width="0.2cm" svg:height="0.2cm" svg:x="10.316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24.655cm" svg:x2="10.416cm" svg:y2="24.855cm">
              <text:p/>
            </draw:line>
            <draw:line draw:style-name="gr2" draw:text-style-name="P2" draw:layer="layout" svg:x1="10.316cm" svg:y1="24.755cm" svg:x2="10.516cm" svg:y2="24.755cm">
              <text:p/>
            </draw:line>
          </draw:g>
          <draw:g>
            <draw:custom-shape draw:style-name="gr1" draw:text-style-name="P1" draw:layer="layout" svg:width="0.2cm" svg:height="0.2cm" svg:x="10.816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24.655cm" svg:x2="10.916cm" svg:y2="24.855cm">
              <text:p/>
            </draw:line>
            <draw:line draw:style-name="gr2" draw:text-style-name="P2" draw:layer="layout" svg:x1="10.816cm" svg:y1="24.755cm" svg:x2="11.016cm" svg:y2="24.755cm">
              <text:p/>
            </draw:line>
          </draw:g>
          <draw:g>
            <draw:custom-shape draw:style-name="gr1" draw:text-style-name="P1" draw:layer="layout" svg:width="0.2cm" svg:height="0.2cm" svg:x="11.314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24.655cm" svg:x2="11.414cm" svg:y2="24.855cm">
              <text:p/>
            </draw:line>
            <draw:line draw:style-name="gr2" draw:text-style-name="P2" draw:layer="layout" svg:x1="11.314cm" svg:y1="24.755cm" svg:x2="11.514cm" svg:y2="24.755cm">
              <text:p/>
            </draw:line>
          </draw:g>
          <draw:g>
            <draw:custom-shape draw:style-name="gr1" draw:text-style-name="P1" draw:layer="layout" svg:width="0.2cm" svg:height="0.2cm" svg:x="11.82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24.655cm" svg:x2="11.92cm" svg:y2="24.855cm">
              <text:p/>
            </draw:line>
            <draw:line draw:style-name="gr2" draw:text-style-name="P2" draw:layer="layout" svg:x1="11.82cm" svg:y1="24.755cm" svg:x2="12.02cm" svg:y2="24.755cm">
              <text:p/>
            </draw:line>
          </draw:g>
          <draw:g>
            <draw:custom-shape draw:style-name="gr1" draw:text-style-name="P1" draw:layer="layout" svg:width="0.2cm" svg:height="0.2cm" svg:x="12.322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24.655cm" svg:x2="12.422cm" svg:y2="24.855cm">
              <text:p/>
            </draw:line>
            <draw:line draw:style-name="gr2" draw:text-style-name="P2" draw:layer="layout" svg:x1="12.322cm" svg:y1="24.755cm" svg:x2="12.522cm" svg:y2="24.755cm">
              <text:p/>
            </draw:line>
          </draw:g>
          <draw:g>
            <draw:custom-shape draw:style-name="gr1" draw:text-style-name="P1" draw:layer="layout" svg:width="0.2cm" svg:height="0.2cm" svg:x="12.818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24.655cm" svg:x2="12.918cm" svg:y2="24.855cm">
              <text:p/>
            </draw:line>
            <draw:line draw:style-name="gr2" draw:text-style-name="P2" draw:layer="layout" svg:x1="12.818cm" svg:y1="24.755cm" svg:x2="13.018cm" svg:y2="24.755cm">
              <text:p/>
            </draw:line>
          </draw:g>
          <draw:g>
            <draw:custom-shape draw:style-name="gr1" draw:text-style-name="P1" draw:layer="layout" svg:width="0.2cm" svg:height="0.2cm" svg:x="13.318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24.655cm" svg:x2="13.418cm" svg:y2="24.855cm">
              <text:p/>
            </draw:line>
            <draw:line draw:style-name="gr2" draw:text-style-name="P2" draw:layer="layout" svg:x1="13.318cm" svg:y1="24.755cm" svg:x2="13.518cm" svg:y2="24.755cm">
              <text:p/>
            </draw:line>
          </draw:g>
          <draw:g>
            <draw:custom-shape draw:style-name="gr1" draw:text-style-name="P1" draw:layer="layout" svg:width="0.2cm" svg:height="0.2cm" svg:x="13.822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24.655cm" svg:x2="13.922cm" svg:y2="24.855cm">
              <text:p/>
            </draw:line>
            <draw:line draw:style-name="gr2" draw:text-style-name="P2" draw:layer="layout" svg:x1="13.822cm" svg:y1="24.755cm" svg:x2="14.022cm" svg:y2="24.755cm">
              <text:p/>
            </draw:line>
          </draw:g>
          <draw:g>
            <draw:custom-shape draw:style-name="gr1" draw:text-style-name="P1" draw:layer="layout" svg:width="0.2cm" svg:height="0.2cm" svg:x="14.324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24.655cm" svg:x2="14.424cm" svg:y2="24.855cm">
              <text:p/>
            </draw:line>
            <draw:line draw:style-name="gr2" draw:text-style-name="P2" draw:layer="layout" svg:x1="14.324cm" svg:y1="24.755cm" svg:x2="14.524cm" svg:y2="24.755cm">
              <text:p/>
            </draw:line>
          </draw:g>
          <draw:g>
            <draw:custom-shape draw:style-name="gr1" draw:text-style-name="P1" draw:layer="layout" svg:width="0.2cm" svg:height="0.2cm" svg:x="14.824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24.655cm" svg:x2="14.924cm" svg:y2="24.855cm">
              <text:p/>
            </draw:line>
            <draw:line draw:style-name="gr2" draw:text-style-name="P2" draw:layer="layout" svg:x1="14.824cm" svg:y1="24.755cm" svg:x2="15.024cm" svg:y2="24.755cm">
              <text:p/>
            </draw:line>
          </draw:g>
          <draw:g>
            <draw:custom-shape draw:style-name="gr1" draw:text-style-name="P1" draw:layer="layout" svg:width="0.2cm" svg:height="0.2cm" svg:x="15.324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24.655cm" svg:x2="15.424cm" svg:y2="24.855cm">
              <text:p/>
            </draw:line>
            <draw:line draw:style-name="gr2" draw:text-style-name="P2" draw:layer="layout" svg:x1="15.324cm" svg:y1="24.755cm" svg:x2="15.524cm" svg:y2="24.755cm">
              <text:p/>
            </draw:line>
          </draw:g>
          <draw:g>
            <draw:custom-shape draw:style-name="gr1" draw:text-style-name="P1" draw:layer="layout" svg:width="0.2cm" svg:height="0.2cm" svg:x="15.824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24.655cm" svg:x2="15.924cm" svg:y2="24.855cm">
              <text:p/>
            </draw:line>
            <draw:line draw:style-name="gr2" draw:text-style-name="P2" draw:layer="layout" svg:x1="15.824cm" svg:y1="24.755cm" svg:x2="16.024cm" svg:y2="24.755cm">
              <text:p/>
            </draw:line>
          </draw:g>
          <draw:g>
            <draw:custom-shape draw:style-name="gr1" draw:text-style-name="P1" draw:layer="layout" svg:width="0.2cm" svg:height="0.2cm" svg:x="16.324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24.655cm" svg:x2="16.424cm" svg:y2="24.855cm">
              <text:p/>
            </draw:line>
            <draw:line draw:style-name="gr2" draw:text-style-name="P2" draw:layer="layout" svg:x1="16.324cm" svg:y1="24.755cm" svg:x2="16.524cm" svg:y2="24.755cm">
              <text:p/>
            </draw:line>
          </draw:g>
          <draw:g>
            <draw:custom-shape draw:style-name="gr1" draw:text-style-name="P1" draw:layer="layout" svg:width="0.2cm" svg:height="0.2cm" svg:x="16.824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24.655cm" svg:x2="16.924cm" svg:y2="24.855cm">
              <text:p/>
            </draw:line>
            <draw:line draw:style-name="gr2" draw:text-style-name="P2" draw:layer="layout" svg:x1="16.824cm" svg:y1="24.755cm" svg:x2="17.024cm" svg:y2="24.755cm">
              <text:p/>
            </draw:line>
          </draw:g>
          <draw:g>
            <draw:custom-shape draw:style-name="gr1" draw:text-style-name="P1" draw:layer="layout" svg:width="0.2cm" svg:height="0.2cm" svg:x="17.324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24.655cm" svg:x2="17.424cm" svg:y2="24.855cm">
              <text:p/>
            </draw:line>
            <draw:line draw:style-name="gr2" draw:text-style-name="P2" draw:layer="layout" svg:x1="17.324cm" svg:y1="24.755cm" svg:x2="17.524cm" svg:y2="24.755cm">
              <text:p/>
            </draw:line>
          </draw:g>
          <draw:g>
            <draw:custom-shape draw:style-name="gr1" draw:text-style-name="P1" draw:layer="layout" svg:width="0.2cm" svg:height="0.2cm" svg:x="17.824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24.655cm" svg:x2="17.924cm" svg:y2="24.855cm">
              <text:p/>
            </draw:line>
            <draw:line draw:style-name="gr2" draw:text-style-name="P2" draw:layer="layout" svg:x1="17.824cm" svg:y1="24.755cm" svg:x2="18.024cm" svg:y2="24.755cm">
              <text:p/>
            </draw:line>
          </draw:g>
          <draw:g>
            <draw:custom-shape draw:style-name="gr1" draw:text-style-name="P1" draw:layer="layout" svg:width="0.2cm" svg:height="0.2cm" svg:x="18.324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24.655cm" svg:x2="18.424cm" svg:y2="24.855cm">
              <text:p/>
            </draw:line>
            <draw:line draw:style-name="gr2" draw:text-style-name="P2" draw:layer="layout" svg:x1="18.324cm" svg:y1="24.755cm" svg:x2="18.524cm" svg:y2="24.755cm">
              <text:p/>
            </draw:line>
          </draw:g>
          <draw:g>
            <draw:custom-shape draw:style-name="gr1" draw:text-style-name="P1" draw:layer="layout" svg:width="0.2cm" svg:height="0.2cm" svg:x="18.824cm" svg:y="24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24.655cm" svg:x2="18.924cm" svg:y2="24.855cm">
              <text:p/>
            </draw:line>
            <draw:line draw:style-name="gr2" draw:text-style-name="P2" draw:layer="layout" svg:x1="18.824cm" svg:y1="24.755cm" svg:x2="19.024cm" svg:y2="24.755cm">
              <text:p/>
            </draw:line>
          </draw:g>
          <draw:custom-shape draw:style-name="gr3" draw:text-style-name="P1" draw:layer="layout" svg:width="17.839cm" svg:height="0.51cm" svg:x="1.5cm" svg:y="24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25.155cm" svg:x2="1.9cm" svg:y2="25.355cm">
              <text:p/>
            </draw:line>
            <draw:line draw:style-name="gr2" draw:text-style-name="P2" draw:layer="layout" svg:x1="1.8cm" svg:y1="25.255cm" svg:x2="2cm" svg:y2="25.255cm">
              <text:p/>
            </draw:line>
          </draw:g>
          <draw:g>
            <draw:custom-shape draw:style-name="gr1" draw:text-style-name="P1" draw:layer="layout" svg:width="0.2cm" svg:height="0.2cm" svg:x="2.292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5.155cm" svg:x2="2.392cm" svg:y2="25.355cm">
              <text:p/>
            </draw:line>
            <draw:line draw:style-name="gr2" draw:text-style-name="P2" draw:layer="layout" svg:x1="2.292cm" svg:y1="25.255cm" svg:x2="2.492cm" svg:y2="25.255cm">
              <text:p/>
            </draw:line>
          </draw:g>
          <draw:g>
            <draw:custom-shape draw:style-name="gr1" draw:text-style-name="P1" draw:layer="layout" svg:width="0.2cm" svg:height="0.2cm" svg:x="2.292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5.155cm" svg:x2="2.392cm" svg:y2="25.355cm">
              <text:p/>
            </draw:line>
            <draw:line draw:style-name="gr2" draw:text-style-name="P2" draw:layer="layout" svg:x1="2.292cm" svg:y1="25.255cm" svg:x2="2.492cm" svg:y2="25.255cm">
              <text:p/>
            </draw:line>
          </draw:g>
          <draw:g>
            <draw:custom-shape draw:style-name="gr1" draw:text-style-name="P1" draw:layer="layout" svg:width="0.2cm" svg:height="0.2cm" svg:x="2.798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25.155cm" svg:x2="2.898cm" svg:y2="25.355cm">
              <text:p/>
            </draw:line>
            <draw:line draw:style-name="gr2" draw:text-style-name="P2" draw:layer="layout" svg:x1="2.798cm" svg:y1="25.255cm" svg:x2="2.998cm" svg:y2="25.255cm">
              <text:p/>
            </draw:line>
          </draw:g>
          <draw:g>
            <draw:custom-shape draw:style-name="gr1" draw:text-style-name="P1" draw:layer="layout" svg:width="0.2cm" svg:height="0.2cm" svg:x="3.306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25.155cm" svg:x2="3.406cm" svg:y2="25.355cm">
              <text:p/>
            </draw:line>
            <draw:line draw:style-name="gr2" draw:text-style-name="P2" draw:layer="layout" svg:x1="3.306cm" svg:y1="25.255cm" svg:x2="3.506cm" svg:y2="25.255cm">
              <text:p/>
            </draw:line>
          </draw:g>
          <draw:g>
            <draw:custom-shape draw:style-name="gr1" draw:text-style-name="P1" draw:layer="layout" svg:width="0.2cm" svg:height="0.2cm" svg:x="3.806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25.155cm" svg:x2="3.906cm" svg:y2="25.355cm">
              <text:p/>
            </draw:line>
            <draw:line draw:style-name="gr2" draw:text-style-name="P2" draw:layer="layout" svg:x1="3.806cm" svg:y1="25.255cm" svg:x2="4.006cm" svg:y2="25.255cm">
              <text:p/>
            </draw:line>
          </draw:g>
          <draw:g>
            <draw:custom-shape draw:style-name="gr1" draw:text-style-name="P1" draw:layer="layout" svg:width="0.2cm" svg:height="0.2cm" svg:x="4.306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25.155cm" svg:x2="4.406cm" svg:y2="25.355cm">
              <text:p/>
            </draw:line>
            <draw:line draw:style-name="gr2" draw:text-style-name="P2" draw:layer="layout" svg:x1="4.306cm" svg:y1="25.255cm" svg:x2="4.506cm" svg:y2="25.255cm">
              <text:p/>
            </draw:line>
          </draw:g>
          <draw:g>
            <draw:custom-shape draw:style-name="gr1" draw:text-style-name="P1" draw:layer="layout" svg:width="0.2cm" svg:height="0.2cm" svg:x="4.806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25.155cm" svg:x2="4.906cm" svg:y2="25.355cm">
              <text:p/>
            </draw:line>
            <draw:line draw:style-name="gr2" draw:text-style-name="P2" draw:layer="layout" svg:x1="4.806cm" svg:y1="25.255cm" svg:x2="5.006cm" svg:y2="25.255cm">
              <text:p/>
            </draw:line>
          </draw:g>
          <draw:g>
            <draw:custom-shape draw:style-name="gr1" draw:text-style-name="P1" draw:layer="layout" svg:width="0.2cm" svg:height="0.2cm" svg:x="5.304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25.155cm" svg:x2="5.404cm" svg:y2="25.355cm">
              <text:p/>
            </draw:line>
            <draw:line draw:style-name="gr2" draw:text-style-name="P2" draw:layer="layout" svg:x1="5.304cm" svg:y1="25.255cm" svg:x2="5.504cm" svg:y2="25.255cm">
              <text:p/>
            </draw:line>
          </draw:g>
          <draw:g>
            <draw:custom-shape draw:style-name="gr1" draw:text-style-name="P1" draw:layer="layout" svg:width="0.2cm" svg:height="0.2cm" svg:x="5.804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25.155cm" svg:x2="5.904cm" svg:y2="25.355cm">
              <text:p/>
            </draw:line>
            <draw:line draw:style-name="gr2" draw:text-style-name="P2" draw:layer="layout" svg:x1="5.804cm" svg:y1="25.255cm" svg:x2="6.004cm" svg:y2="25.255cm">
              <text:p/>
            </draw:line>
          </draw:g>
          <draw:g>
            <draw:custom-shape draw:style-name="gr1" draw:text-style-name="P1" draw:layer="layout" svg:width="0.2cm" svg:height="0.2cm" svg:x="6.31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25.155cm" svg:x2="6.41cm" svg:y2="25.355cm">
              <text:p/>
            </draw:line>
            <draw:line draw:style-name="gr2" draw:text-style-name="P2" draw:layer="layout" svg:x1="6.31cm" svg:y1="25.255cm" svg:x2="6.51cm" svg:y2="25.255cm">
              <text:p/>
            </draw:line>
          </draw:g>
          <draw:g>
            <draw:custom-shape draw:style-name="gr1" draw:text-style-name="P1" draw:layer="layout" svg:width="0.2cm" svg:height="0.2cm" svg:x="6.808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25.155cm" svg:x2="6.908cm" svg:y2="25.355cm">
              <text:p/>
            </draw:line>
            <draw:line draw:style-name="gr2" draw:text-style-name="P2" draw:layer="layout" svg:x1="6.808cm" svg:y1="25.255cm" svg:x2="7.008cm" svg:y2="25.255cm">
              <text:p/>
            </draw:line>
          </draw:g>
          <draw:g>
            <draw:custom-shape draw:style-name="gr1" draw:text-style-name="P1" draw:layer="layout" svg:width="0.2cm" svg:height="0.2cm" svg:x="7.312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25.155cm" svg:x2="7.412cm" svg:y2="25.355cm">
              <text:p/>
            </draw:line>
            <draw:line draw:style-name="gr2" draw:text-style-name="P2" draw:layer="layout" svg:x1="7.312cm" svg:y1="25.255cm" svg:x2="7.512cm" svg:y2="25.255cm">
              <text:p/>
            </draw:line>
          </draw:g>
          <draw:g>
            <draw:custom-shape draw:style-name="gr1" draw:text-style-name="P1" draw:layer="layout" svg:width="0.2cm" svg:height="0.2cm" svg:x="7.812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25.155cm" svg:x2="7.912cm" svg:y2="25.355cm">
              <text:p/>
            </draw:line>
            <draw:line draw:style-name="gr2" draw:text-style-name="P2" draw:layer="layout" svg:x1="7.812cm" svg:y1="25.255cm" svg:x2="8.012cm" svg:y2="25.255cm">
              <text:p/>
            </draw:line>
          </draw:g>
          <draw:g>
            <draw:custom-shape draw:style-name="gr1" draw:text-style-name="P1" draw:layer="layout" svg:width="0.2cm" svg:height="0.2cm" svg:x="8.314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25.155cm" svg:x2="8.414cm" svg:y2="25.355cm">
              <text:p/>
            </draw:line>
            <draw:line draw:style-name="gr2" draw:text-style-name="P2" draw:layer="layout" svg:x1="8.314cm" svg:y1="25.255cm" svg:x2="8.514cm" svg:y2="25.255cm">
              <text:p/>
            </draw:line>
          </draw:g>
          <draw:g>
            <draw:custom-shape draw:style-name="gr1" draw:text-style-name="P1" draw:layer="layout" svg:width="0.2cm" svg:height="0.2cm" svg:x="8.81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25.155cm" svg:x2="8.91cm" svg:y2="25.355cm">
              <text:p/>
            </draw:line>
            <draw:line draw:style-name="gr2" draw:text-style-name="P2" draw:layer="layout" svg:x1="8.81cm" svg:y1="25.255cm" svg:x2="9.01cm" svg:y2="25.255cm">
              <text:p/>
            </draw:line>
          </draw:g>
          <draw:g>
            <draw:custom-shape draw:style-name="gr1" draw:text-style-name="P1" draw:layer="layout" svg:width="0.2cm" svg:height="0.2cm" svg:x="9.31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25.155cm" svg:x2="9.41cm" svg:y2="25.355cm">
              <text:p/>
            </draw:line>
            <draw:line draw:style-name="gr2" draw:text-style-name="P2" draw:layer="layout" svg:x1="9.31cm" svg:y1="25.255cm" svg:x2="9.51cm" svg:y2="25.255cm">
              <text:p/>
            </draw:line>
          </draw:g>
          <draw:g>
            <draw:custom-shape draw:style-name="gr1" draw:text-style-name="P1" draw:layer="layout" svg:width="0.2cm" svg:height="0.2cm" svg:x="9.81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25.155cm" svg:x2="9.91cm" svg:y2="25.355cm">
              <text:p/>
            </draw:line>
            <draw:line draw:style-name="gr2" draw:text-style-name="P2" draw:layer="layout" svg:x1="9.81cm" svg:y1="25.255cm" svg:x2="10.01cm" svg:y2="25.255cm">
              <text:p/>
            </draw:line>
          </draw:g>
          <draw:g>
            <draw:custom-shape draw:style-name="gr1" draw:text-style-name="P1" draw:layer="layout" svg:width="0.2cm" svg:height="0.2cm" svg:x="10.316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25.155cm" svg:x2="10.416cm" svg:y2="25.355cm">
              <text:p/>
            </draw:line>
            <draw:line draw:style-name="gr2" draw:text-style-name="P2" draw:layer="layout" svg:x1="10.316cm" svg:y1="25.255cm" svg:x2="10.516cm" svg:y2="25.255cm">
              <text:p/>
            </draw:line>
          </draw:g>
          <draw:g>
            <draw:custom-shape draw:style-name="gr1" draw:text-style-name="P1" draw:layer="layout" svg:width="0.2cm" svg:height="0.2cm" svg:x="10.816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25.155cm" svg:x2="10.916cm" svg:y2="25.355cm">
              <text:p/>
            </draw:line>
            <draw:line draw:style-name="gr2" draw:text-style-name="P2" draw:layer="layout" svg:x1="10.816cm" svg:y1="25.255cm" svg:x2="11.016cm" svg:y2="25.255cm">
              <text:p/>
            </draw:line>
          </draw:g>
          <draw:g>
            <draw:custom-shape draw:style-name="gr1" draw:text-style-name="P1" draw:layer="layout" svg:width="0.2cm" svg:height="0.2cm" svg:x="11.314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25.155cm" svg:x2="11.414cm" svg:y2="25.355cm">
              <text:p/>
            </draw:line>
            <draw:line draw:style-name="gr2" draw:text-style-name="P2" draw:layer="layout" svg:x1="11.314cm" svg:y1="25.255cm" svg:x2="11.514cm" svg:y2="25.255cm">
              <text:p/>
            </draw:line>
          </draw:g>
          <draw:g>
            <draw:custom-shape draw:style-name="gr1" draw:text-style-name="P1" draw:layer="layout" svg:width="0.2cm" svg:height="0.2cm" svg:x="11.82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25.155cm" svg:x2="11.92cm" svg:y2="25.355cm">
              <text:p/>
            </draw:line>
            <draw:line draw:style-name="gr2" draw:text-style-name="P2" draw:layer="layout" svg:x1="11.82cm" svg:y1="25.255cm" svg:x2="12.02cm" svg:y2="25.255cm">
              <text:p/>
            </draw:line>
          </draw:g>
          <draw:g>
            <draw:custom-shape draw:style-name="gr1" draw:text-style-name="P1" draw:layer="layout" svg:width="0.2cm" svg:height="0.2cm" svg:x="12.322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25.155cm" svg:x2="12.422cm" svg:y2="25.355cm">
              <text:p/>
            </draw:line>
            <draw:line draw:style-name="gr2" draw:text-style-name="P2" draw:layer="layout" svg:x1="12.322cm" svg:y1="25.255cm" svg:x2="12.522cm" svg:y2="25.255cm">
              <text:p/>
            </draw:line>
          </draw:g>
          <draw:g>
            <draw:custom-shape draw:style-name="gr1" draw:text-style-name="P1" draw:layer="layout" svg:width="0.2cm" svg:height="0.2cm" svg:x="12.818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25.155cm" svg:x2="12.918cm" svg:y2="25.355cm">
              <text:p/>
            </draw:line>
            <draw:line draw:style-name="gr2" draw:text-style-name="P2" draw:layer="layout" svg:x1="12.818cm" svg:y1="25.255cm" svg:x2="13.018cm" svg:y2="25.255cm">
              <text:p/>
            </draw:line>
          </draw:g>
          <draw:g>
            <draw:custom-shape draw:style-name="gr1" draw:text-style-name="P1" draw:layer="layout" svg:width="0.2cm" svg:height="0.2cm" svg:x="13.318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25.155cm" svg:x2="13.418cm" svg:y2="25.355cm">
              <text:p/>
            </draw:line>
            <draw:line draw:style-name="gr2" draw:text-style-name="P2" draw:layer="layout" svg:x1="13.318cm" svg:y1="25.255cm" svg:x2="13.518cm" svg:y2="25.255cm">
              <text:p/>
            </draw:line>
          </draw:g>
          <draw:g>
            <draw:custom-shape draw:style-name="gr1" draw:text-style-name="P1" draw:layer="layout" svg:width="0.2cm" svg:height="0.2cm" svg:x="13.822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25.155cm" svg:x2="13.922cm" svg:y2="25.355cm">
              <text:p/>
            </draw:line>
            <draw:line draw:style-name="gr2" draw:text-style-name="P2" draw:layer="layout" svg:x1="13.822cm" svg:y1="25.255cm" svg:x2="14.022cm" svg:y2="25.255cm">
              <text:p/>
            </draw:line>
          </draw:g>
          <draw:g>
            <draw:custom-shape draw:style-name="gr1" draw:text-style-name="P1" draw:layer="layout" svg:width="0.2cm" svg:height="0.2cm" svg:x="14.324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25.155cm" svg:x2="14.424cm" svg:y2="25.355cm">
              <text:p/>
            </draw:line>
            <draw:line draw:style-name="gr2" draw:text-style-name="P2" draw:layer="layout" svg:x1="14.324cm" svg:y1="25.255cm" svg:x2="14.524cm" svg:y2="25.255cm">
              <text:p/>
            </draw:line>
          </draw:g>
          <draw:g>
            <draw:custom-shape draw:style-name="gr1" draw:text-style-name="P1" draw:layer="layout" svg:width="0.2cm" svg:height="0.2cm" svg:x="14.824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25.155cm" svg:x2="14.924cm" svg:y2="25.355cm">
              <text:p/>
            </draw:line>
            <draw:line draw:style-name="gr2" draw:text-style-name="P2" draw:layer="layout" svg:x1="14.824cm" svg:y1="25.255cm" svg:x2="15.024cm" svg:y2="25.255cm">
              <text:p/>
            </draw:line>
          </draw:g>
          <draw:g>
            <draw:custom-shape draw:style-name="gr1" draw:text-style-name="P1" draw:layer="layout" svg:width="0.2cm" svg:height="0.2cm" svg:x="15.324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25.155cm" svg:x2="15.424cm" svg:y2="25.355cm">
              <text:p/>
            </draw:line>
            <draw:line draw:style-name="gr2" draw:text-style-name="P2" draw:layer="layout" svg:x1="15.324cm" svg:y1="25.255cm" svg:x2="15.524cm" svg:y2="25.255cm">
              <text:p/>
            </draw:line>
          </draw:g>
          <draw:g>
            <draw:custom-shape draw:style-name="gr1" draw:text-style-name="P1" draw:layer="layout" svg:width="0.2cm" svg:height="0.2cm" svg:x="15.824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25.155cm" svg:x2="15.924cm" svg:y2="25.355cm">
              <text:p/>
            </draw:line>
            <draw:line draw:style-name="gr2" draw:text-style-name="P2" draw:layer="layout" svg:x1="15.824cm" svg:y1="25.255cm" svg:x2="16.024cm" svg:y2="25.255cm">
              <text:p/>
            </draw:line>
          </draw:g>
          <draw:g>
            <draw:custom-shape draw:style-name="gr1" draw:text-style-name="P1" draw:layer="layout" svg:width="0.2cm" svg:height="0.2cm" svg:x="16.324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25.155cm" svg:x2="16.424cm" svg:y2="25.355cm">
              <text:p/>
            </draw:line>
            <draw:line draw:style-name="gr2" draw:text-style-name="P2" draw:layer="layout" svg:x1="16.324cm" svg:y1="25.255cm" svg:x2="16.524cm" svg:y2="25.255cm">
              <text:p/>
            </draw:line>
          </draw:g>
          <draw:g>
            <draw:custom-shape draw:style-name="gr1" draw:text-style-name="P1" draw:layer="layout" svg:width="0.2cm" svg:height="0.2cm" svg:x="16.824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25.155cm" svg:x2="16.924cm" svg:y2="25.355cm">
              <text:p/>
            </draw:line>
            <draw:line draw:style-name="gr2" draw:text-style-name="P2" draw:layer="layout" svg:x1="16.824cm" svg:y1="25.255cm" svg:x2="17.024cm" svg:y2="25.255cm">
              <text:p/>
            </draw:line>
          </draw:g>
          <draw:g>
            <draw:custom-shape draw:style-name="gr1" draw:text-style-name="P1" draw:layer="layout" svg:width="0.2cm" svg:height="0.2cm" svg:x="17.324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25.155cm" svg:x2="17.424cm" svg:y2="25.355cm">
              <text:p/>
            </draw:line>
            <draw:line draw:style-name="gr2" draw:text-style-name="P2" draw:layer="layout" svg:x1="17.324cm" svg:y1="25.255cm" svg:x2="17.524cm" svg:y2="25.255cm">
              <text:p/>
            </draw:line>
          </draw:g>
          <draw:g>
            <draw:custom-shape draw:style-name="gr1" draw:text-style-name="P1" draw:layer="layout" svg:width="0.2cm" svg:height="0.2cm" svg:x="17.824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25.155cm" svg:x2="17.924cm" svg:y2="25.355cm">
              <text:p/>
            </draw:line>
            <draw:line draw:style-name="gr2" draw:text-style-name="P2" draw:layer="layout" svg:x1="17.824cm" svg:y1="25.255cm" svg:x2="18.024cm" svg:y2="25.255cm">
              <text:p/>
            </draw:line>
          </draw:g>
          <draw:g>
            <draw:custom-shape draw:style-name="gr1" draw:text-style-name="P1" draw:layer="layout" svg:width="0.2cm" svg:height="0.2cm" svg:x="18.324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25.155cm" svg:x2="18.424cm" svg:y2="25.355cm">
              <text:p/>
            </draw:line>
            <draw:line draw:style-name="gr2" draw:text-style-name="P2" draw:layer="layout" svg:x1="18.324cm" svg:y1="25.255cm" svg:x2="18.524cm" svg:y2="25.255cm">
              <text:p/>
            </draw:line>
          </draw:g>
          <draw:g>
            <draw:custom-shape draw:style-name="gr1" draw:text-style-name="P1" draw:layer="layout" svg:width="0.2cm" svg:height="0.2cm" svg:x="18.824cm" svg:y="25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25.155cm" svg:x2="18.924cm" svg:y2="25.355cm">
              <text:p/>
            </draw:line>
            <draw:line draw:style-name="gr2" draw:text-style-name="P2" draw:layer="layout" svg:x1="18.824cm" svg:y1="25.255cm" svg:x2="19.024cm" svg:y2="25.255cm">
              <text:p/>
            </draw:line>
          </draw:g>
          <draw:custom-shape draw:style-name="gr3" draw:text-style-name="P1" draw:layer="layout" svg:width="17.839cm" svg:height="0.51cm" svg:x="1.5cm" svg:y="2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25.655cm" svg:x2="1.9cm" svg:y2="25.855cm">
              <text:p/>
            </draw:line>
            <draw:line draw:style-name="gr2" draw:text-style-name="P2" draw:layer="layout" svg:x1="1.8cm" svg:y1="25.755cm" svg:x2="2cm" svg:y2="25.755cm">
              <text:p/>
            </draw:line>
          </draw:g>
          <draw:g>
            <draw:custom-shape draw:style-name="gr1" draw:text-style-name="P1" draw:layer="layout" svg:width="0.2cm" svg:height="0.2cm" svg:x="2.292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5.655cm" svg:x2="2.392cm" svg:y2="25.855cm">
              <text:p/>
            </draw:line>
            <draw:line draw:style-name="gr2" draw:text-style-name="P2" draw:layer="layout" svg:x1="2.292cm" svg:y1="25.755cm" svg:x2="2.492cm" svg:y2="25.755cm">
              <text:p/>
            </draw:line>
          </draw:g>
          <draw:g>
            <draw:custom-shape draw:style-name="gr1" draw:text-style-name="P1" draw:layer="layout" svg:width="0.2cm" svg:height="0.2cm" svg:x="2.292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5.655cm" svg:x2="2.392cm" svg:y2="25.855cm">
              <text:p/>
            </draw:line>
            <draw:line draw:style-name="gr2" draw:text-style-name="P2" draw:layer="layout" svg:x1="2.292cm" svg:y1="25.755cm" svg:x2="2.492cm" svg:y2="25.755cm">
              <text:p/>
            </draw:line>
          </draw:g>
          <draw:g>
            <draw:custom-shape draw:style-name="gr1" draw:text-style-name="P1" draw:layer="layout" svg:width="0.2cm" svg:height="0.2cm" svg:x="2.798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25.655cm" svg:x2="2.898cm" svg:y2="25.855cm">
              <text:p/>
            </draw:line>
            <draw:line draw:style-name="gr2" draw:text-style-name="P2" draw:layer="layout" svg:x1="2.798cm" svg:y1="25.755cm" svg:x2="2.998cm" svg:y2="25.755cm">
              <text:p/>
            </draw:line>
          </draw:g>
          <draw:g>
            <draw:custom-shape draw:style-name="gr1" draw:text-style-name="P1" draw:layer="layout" svg:width="0.2cm" svg:height="0.2cm" svg:x="3.306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25.655cm" svg:x2="3.406cm" svg:y2="25.855cm">
              <text:p/>
            </draw:line>
            <draw:line draw:style-name="gr2" draw:text-style-name="P2" draw:layer="layout" svg:x1="3.306cm" svg:y1="25.755cm" svg:x2="3.506cm" svg:y2="25.755cm">
              <text:p/>
            </draw:line>
          </draw:g>
          <draw:g>
            <draw:custom-shape draw:style-name="gr1" draw:text-style-name="P1" draw:layer="layout" svg:width="0.2cm" svg:height="0.2cm" svg:x="3.806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25.655cm" svg:x2="3.906cm" svg:y2="25.855cm">
              <text:p/>
            </draw:line>
            <draw:line draw:style-name="gr2" draw:text-style-name="P2" draw:layer="layout" svg:x1="3.806cm" svg:y1="25.755cm" svg:x2="4.006cm" svg:y2="25.755cm">
              <text:p/>
            </draw:line>
          </draw:g>
          <draw:g>
            <draw:custom-shape draw:style-name="gr1" draw:text-style-name="P1" draw:layer="layout" svg:width="0.2cm" svg:height="0.2cm" svg:x="4.306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25.655cm" svg:x2="4.406cm" svg:y2="25.855cm">
              <text:p/>
            </draw:line>
            <draw:line draw:style-name="gr2" draw:text-style-name="P2" draw:layer="layout" svg:x1="4.306cm" svg:y1="25.755cm" svg:x2="4.506cm" svg:y2="25.755cm">
              <text:p/>
            </draw:line>
          </draw:g>
          <draw:g>
            <draw:custom-shape draw:style-name="gr1" draw:text-style-name="P1" draw:layer="layout" svg:width="0.2cm" svg:height="0.2cm" svg:x="4.806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25.655cm" svg:x2="4.906cm" svg:y2="25.855cm">
              <text:p/>
            </draw:line>
            <draw:line draw:style-name="gr2" draw:text-style-name="P2" draw:layer="layout" svg:x1="4.806cm" svg:y1="25.755cm" svg:x2="5.006cm" svg:y2="25.755cm">
              <text:p/>
            </draw:line>
          </draw:g>
          <draw:g>
            <draw:custom-shape draw:style-name="gr1" draw:text-style-name="P1" draw:layer="layout" svg:width="0.2cm" svg:height="0.2cm" svg:x="5.304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25.655cm" svg:x2="5.404cm" svg:y2="25.855cm">
              <text:p/>
            </draw:line>
            <draw:line draw:style-name="gr2" draw:text-style-name="P2" draw:layer="layout" svg:x1="5.304cm" svg:y1="25.755cm" svg:x2="5.504cm" svg:y2="25.755cm">
              <text:p/>
            </draw:line>
          </draw:g>
          <draw:g>
            <draw:custom-shape draw:style-name="gr1" draw:text-style-name="P1" draw:layer="layout" svg:width="0.2cm" svg:height="0.2cm" svg:x="5.804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25.655cm" svg:x2="5.904cm" svg:y2="25.855cm">
              <text:p/>
            </draw:line>
            <draw:line draw:style-name="gr2" draw:text-style-name="P2" draw:layer="layout" svg:x1="5.804cm" svg:y1="25.755cm" svg:x2="6.004cm" svg:y2="25.755cm">
              <text:p/>
            </draw:line>
          </draw:g>
          <draw:g>
            <draw:custom-shape draw:style-name="gr1" draw:text-style-name="P1" draw:layer="layout" svg:width="0.2cm" svg:height="0.2cm" svg:x="6.31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25.655cm" svg:x2="6.41cm" svg:y2="25.855cm">
              <text:p/>
            </draw:line>
            <draw:line draw:style-name="gr2" draw:text-style-name="P2" draw:layer="layout" svg:x1="6.31cm" svg:y1="25.755cm" svg:x2="6.51cm" svg:y2="25.755cm">
              <text:p/>
            </draw:line>
          </draw:g>
          <draw:g>
            <draw:custom-shape draw:style-name="gr1" draw:text-style-name="P1" draw:layer="layout" svg:width="0.2cm" svg:height="0.2cm" svg:x="6.808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25.655cm" svg:x2="6.908cm" svg:y2="25.855cm">
              <text:p/>
            </draw:line>
            <draw:line draw:style-name="gr2" draw:text-style-name="P2" draw:layer="layout" svg:x1="6.808cm" svg:y1="25.755cm" svg:x2="7.008cm" svg:y2="25.755cm">
              <text:p/>
            </draw:line>
          </draw:g>
          <draw:g>
            <draw:custom-shape draw:style-name="gr1" draw:text-style-name="P1" draw:layer="layout" svg:width="0.2cm" svg:height="0.2cm" svg:x="7.312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25.655cm" svg:x2="7.412cm" svg:y2="25.855cm">
              <text:p/>
            </draw:line>
            <draw:line draw:style-name="gr2" draw:text-style-name="P2" draw:layer="layout" svg:x1="7.312cm" svg:y1="25.755cm" svg:x2="7.512cm" svg:y2="25.755cm">
              <text:p/>
            </draw:line>
          </draw:g>
          <draw:g>
            <draw:custom-shape draw:style-name="gr1" draw:text-style-name="P1" draw:layer="layout" svg:width="0.2cm" svg:height="0.2cm" svg:x="7.812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25.655cm" svg:x2="7.912cm" svg:y2="25.855cm">
              <text:p/>
            </draw:line>
            <draw:line draw:style-name="gr2" draw:text-style-name="P2" draw:layer="layout" svg:x1="7.812cm" svg:y1="25.755cm" svg:x2="8.012cm" svg:y2="25.755cm">
              <text:p/>
            </draw:line>
          </draw:g>
          <draw:g>
            <draw:custom-shape draw:style-name="gr1" draw:text-style-name="P1" draw:layer="layout" svg:width="0.2cm" svg:height="0.2cm" svg:x="8.314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25.655cm" svg:x2="8.414cm" svg:y2="25.855cm">
              <text:p/>
            </draw:line>
            <draw:line draw:style-name="gr2" draw:text-style-name="P2" draw:layer="layout" svg:x1="8.314cm" svg:y1="25.755cm" svg:x2="8.514cm" svg:y2="25.755cm">
              <text:p/>
            </draw:line>
          </draw:g>
          <draw:g>
            <draw:custom-shape draw:style-name="gr1" draw:text-style-name="P1" draw:layer="layout" svg:width="0.2cm" svg:height="0.2cm" svg:x="8.81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25.655cm" svg:x2="8.91cm" svg:y2="25.855cm">
              <text:p/>
            </draw:line>
            <draw:line draw:style-name="gr2" draw:text-style-name="P2" draw:layer="layout" svg:x1="8.81cm" svg:y1="25.755cm" svg:x2="9.01cm" svg:y2="25.755cm">
              <text:p/>
            </draw:line>
          </draw:g>
          <draw:g>
            <draw:custom-shape draw:style-name="gr1" draw:text-style-name="P1" draw:layer="layout" svg:width="0.2cm" svg:height="0.2cm" svg:x="9.31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25.655cm" svg:x2="9.41cm" svg:y2="25.855cm">
              <text:p/>
            </draw:line>
            <draw:line draw:style-name="gr2" draw:text-style-name="P2" draw:layer="layout" svg:x1="9.31cm" svg:y1="25.755cm" svg:x2="9.51cm" svg:y2="25.755cm">
              <text:p/>
            </draw:line>
          </draw:g>
          <draw:g>
            <draw:custom-shape draw:style-name="gr1" draw:text-style-name="P1" draw:layer="layout" svg:width="0.2cm" svg:height="0.2cm" svg:x="9.81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25.655cm" svg:x2="9.91cm" svg:y2="25.855cm">
              <text:p/>
            </draw:line>
            <draw:line draw:style-name="gr2" draw:text-style-name="P2" draw:layer="layout" svg:x1="9.81cm" svg:y1="25.755cm" svg:x2="10.01cm" svg:y2="25.755cm">
              <text:p/>
            </draw:line>
          </draw:g>
          <draw:g>
            <draw:custom-shape draw:style-name="gr1" draw:text-style-name="P1" draw:layer="layout" svg:width="0.2cm" svg:height="0.2cm" svg:x="10.316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25.655cm" svg:x2="10.416cm" svg:y2="25.855cm">
              <text:p/>
            </draw:line>
            <draw:line draw:style-name="gr2" draw:text-style-name="P2" draw:layer="layout" svg:x1="10.316cm" svg:y1="25.755cm" svg:x2="10.516cm" svg:y2="25.755cm">
              <text:p/>
            </draw:line>
          </draw:g>
          <draw:g>
            <draw:custom-shape draw:style-name="gr1" draw:text-style-name="P1" draw:layer="layout" svg:width="0.2cm" svg:height="0.2cm" svg:x="10.816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25.655cm" svg:x2="10.916cm" svg:y2="25.855cm">
              <text:p/>
            </draw:line>
            <draw:line draw:style-name="gr2" draw:text-style-name="P2" draw:layer="layout" svg:x1="10.816cm" svg:y1="25.755cm" svg:x2="11.016cm" svg:y2="25.755cm">
              <text:p/>
            </draw:line>
          </draw:g>
          <draw:g>
            <draw:custom-shape draw:style-name="gr1" draw:text-style-name="P1" draw:layer="layout" svg:width="0.2cm" svg:height="0.2cm" svg:x="11.314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25.655cm" svg:x2="11.414cm" svg:y2="25.855cm">
              <text:p/>
            </draw:line>
            <draw:line draw:style-name="gr2" draw:text-style-name="P2" draw:layer="layout" svg:x1="11.314cm" svg:y1="25.755cm" svg:x2="11.514cm" svg:y2="25.755cm">
              <text:p/>
            </draw:line>
          </draw:g>
          <draw:g>
            <draw:custom-shape draw:style-name="gr1" draw:text-style-name="P1" draw:layer="layout" svg:width="0.2cm" svg:height="0.2cm" svg:x="11.82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25.655cm" svg:x2="11.92cm" svg:y2="25.855cm">
              <text:p/>
            </draw:line>
            <draw:line draw:style-name="gr2" draw:text-style-name="P2" draw:layer="layout" svg:x1="11.82cm" svg:y1="25.755cm" svg:x2="12.02cm" svg:y2="25.755cm">
              <text:p/>
            </draw:line>
          </draw:g>
          <draw:g>
            <draw:custom-shape draw:style-name="gr1" draw:text-style-name="P1" draw:layer="layout" svg:width="0.2cm" svg:height="0.2cm" svg:x="12.322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25.655cm" svg:x2="12.422cm" svg:y2="25.855cm">
              <text:p/>
            </draw:line>
            <draw:line draw:style-name="gr2" draw:text-style-name="P2" draw:layer="layout" svg:x1="12.322cm" svg:y1="25.755cm" svg:x2="12.522cm" svg:y2="25.755cm">
              <text:p/>
            </draw:line>
          </draw:g>
          <draw:g>
            <draw:custom-shape draw:style-name="gr1" draw:text-style-name="P1" draw:layer="layout" svg:width="0.2cm" svg:height="0.2cm" svg:x="12.818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25.655cm" svg:x2="12.918cm" svg:y2="25.855cm">
              <text:p/>
            </draw:line>
            <draw:line draw:style-name="gr2" draw:text-style-name="P2" draw:layer="layout" svg:x1="12.818cm" svg:y1="25.755cm" svg:x2="13.018cm" svg:y2="25.755cm">
              <text:p/>
            </draw:line>
          </draw:g>
          <draw:g>
            <draw:custom-shape draw:style-name="gr1" draw:text-style-name="P1" draw:layer="layout" svg:width="0.2cm" svg:height="0.2cm" svg:x="13.318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25.655cm" svg:x2="13.418cm" svg:y2="25.855cm">
              <text:p/>
            </draw:line>
            <draw:line draw:style-name="gr2" draw:text-style-name="P2" draw:layer="layout" svg:x1="13.318cm" svg:y1="25.755cm" svg:x2="13.518cm" svg:y2="25.755cm">
              <text:p/>
            </draw:line>
          </draw:g>
          <draw:g>
            <draw:custom-shape draw:style-name="gr1" draw:text-style-name="P1" draw:layer="layout" svg:width="0.2cm" svg:height="0.2cm" svg:x="13.822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25.655cm" svg:x2="13.922cm" svg:y2="25.855cm">
              <text:p/>
            </draw:line>
            <draw:line draw:style-name="gr2" draw:text-style-name="P2" draw:layer="layout" svg:x1="13.822cm" svg:y1="25.755cm" svg:x2="14.022cm" svg:y2="25.755cm">
              <text:p/>
            </draw:line>
          </draw:g>
          <draw:g>
            <draw:custom-shape draw:style-name="gr1" draw:text-style-name="P1" draw:layer="layout" svg:width="0.2cm" svg:height="0.2cm" svg:x="14.324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25.655cm" svg:x2="14.424cm" svg:y2="25.855cm">
              <text:p/>
            </draw:line>
            <draw:line draw:style-name="gr2" draw:text-style-name="P2" draw:layer="layout" svg:x1="14.324cm" svg:y1="25.755cm" svg:x2="14.524cm" svg:y2="25.755cm">
              <text:p/>
            </draw:line>
          </draw:g>
          <draw:g>
            <draw:custom-shape draw:style-name="gr1" draw:text-style-name="P1" draw:layer="layout" svg:width="0.2cm" svg:height="0.2cm" svg:x="14.824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25.655cm" svg:x2="14.924cm" svg:y2="25.855cm">
              <text:p/>
            </draw:line>
            <draw:line draw:style-name="gr2" draw:text-style-name="P2" draw:layer="layout" svg:x1="14.824cm" svg:y1="25.755cm" svg:x2="15.024cm" svg:y2="25.755cm">
              <text:p/>
            </draw:line>
          </draw:g>
          <draw:g>
            <draw:custom-shape draw:style-name="gr1" draw:text-style-name="P1" draw:layer="layout" svg:width="0.2cm" svg:height="0.2cm" svg:x="15.324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25.655cm" svg:x2="15.424cm" svg:y2="25.855cm">
              <text:p/>
            </draw:line>
            <draw:line draw:style-name="gr2" draw:text-style-name="P2" draw:layer="layout" svg:x1="15.324cm" svg:y1="25.755cm" svg:x2="15.524cm" svg:y2="25.755cm">
              <text:p/>
            </draw:line>
          </draw:g>
          <draw:g>
            <draw:custom-shape draw:style-name="gr1" draw:text-style-name="P1" draw:layer="layout" svg:width="0.2cm" svg:height="0.2cm" svg:x="15.824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25.655cm" svg:x2="15.924cm" svg:y2="25.855cm">
              <text:p/>
            </draw:line>
            <draw:line draw:style-name="gr2" draw:text-style-name="P2" draw:layer="layout" svg:x1="15.824cm" svg:y1="25.755cm" svg:x2="16.024cm" svg:y2="25.755cm">
              <text:p/>
            </draw:line>
          </draw:g>
          <draw:g>
            <draw:custom-shape draw:style-name="gr1" draw:text-style-name="P1" draw:layer="layout" svg:width="0.2cm" svg:height="0.2cm" svg:x="16.324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25.655cm" svg:x2="16.424cm" svg:y2="25.855cm">
              <text:p/>
            </draw:line>
            <draw:line draw:style-name="gr2" draw:text-style-name="P2" draw:layer="layout" svg:x1="16.324cm" svg:y1="25.755cm" svg:x2="16.524cm" svg:y2="25.755cm">
              <text:p/>
            </draw:line>
          </draw:g>
          <draw:g>
            <draw:custom-shape draw:style-name="gr1" draw:text-style-name="P1" draw:layer="layout" svg:width="0.2cm" svg:height="0.2cm" svg:x="16.824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25.655cm" svg:x2="16.924cm" svg:y2="25.855cm">
              <text:p/>
            </draw:line>
            <draw:line draw:style-name="gr2" draw:text-style-name="P2" draw:layer="layout" svg:x1="16.824cm" svg:y1="25.755cm" svg:x2="17.024cm" svg:y2="25.755cm">
              <text:p/>
            </draw:line>
          </draw:g>
          <draw:g>
            <draw:custom-shape draw:style-name="gr1" draw:text-style-name="P1" draw:layer="layout" svg:width="0.2cm" svg:height="0.2cm" svg:x="17.324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25.655cm" svg:x2="17.424cm" svg:y2="25.855cm">
              <text:p/>
            </draw:line>
            <draw:line draw:style-name="gr2" draw:text-style-name="P2" draw:layer="layout" svg:x1="17.324cm" svg:y1="25.755cm" svg:x2="17.524cm" svg:y2="25.755cm">
              <text:p/>
            </draw:line>
          </draw:g>
          <draw:g>
            <draw:custom-shape draw:style-name="gr1" draw:text-style-name="P1" draw:layer="layout" svg:width="0.2cm" svg:height="0.2cm" svg:x="17.824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25.655cm" svg:x2="17.924cm" svg:y2="25.855cm">
              <text:p/>
            </draw:line>
            <draw:line draw:style-name="gr2" draw:text-style-name="P2" draw:layer="layout" svg:x1="17.824cm" svg:y1="25.755cm" svg:x2="18.024cm" svg:y2="25.755cm">
              <text:p/>
            </draw:line>
          </draw:g>
          <draw:g>
            <draw:custom-shape draw:style-name="gr1" draw:text-style-name="P1" draw:layer="layout" svg:width="0.2cm" svg:height="0.2cm" svg:x="18.324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25.655cm" svg:x2="18.424cm" svg:y2="25.855cm">
              <text:p/>
            </draw:line>
            <draw:line draw:style-name="gr2" draw:text-style-name="P2" draw:layer="layout" svg:x1="18.324cm" svg:y1="25.755cm" svg:x2="18.524cm" svg:y2="25.755cm">
              <text:p/>
            </draw:line>
          </draw:g>
          <draw:g>
            <draw:custom-shape draw:style-name="gr1" draw:text-style-name="P1" draw:layer="layout" svg:width="0.2cm" svg:height="0.2cm" svg:x="18.824cm" svg:y="2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25.655cm" svg:x2="18.924cm" svg:y2="25.855cm">
              <text:p/>
            </draw:line>
            <draw:line draw:style-name="gr2" draw:text-style-name="P2" draw:layer="layout" svg:x1="18.824cm" svg:y1="25.755cm" svg:x2="19.024cm" svg:y2="25.755cm">
              <text:p/>
            </draw:line>
          </draw:g>
          <draw:custom-shape draw:style-name="gr3" draw:text-style-name="P1" draw:layer="layout" svg:width="17.839cm" svg:height="0.51cm" svg:x="1.5cm" svg:y="25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26.155cm" svg:x2="1.9cm" svg:y2="26.355cm">
              <text:p/>
            </draw:line>
            <draw:line draw:style-name="gr2" draw:text-style-name="P2" draw:layer="layout" svg:x1="1.8cm" svg:y1="26.255cm" svg:x2="2cm" svg:y2="26.255cm">
              <text:p/>
            </draw:line>
          </draw:g>
          <draw:g>
            <draw:custom-shape draw:style-name="gr1" draw:text-style-name="P1" draw:layer="layout" svg:width="0.2cm" svg:height="0.2cm" svg:x="2.292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6.155cm" svg:x2="2.392cm" svg:y2="26.355cm">
              <text:p/>
            </draw:line>
            <draw:line draw:style-name="gr2" draw:text-style-name="P2" draw:layer="layout" svg:x1="2.292cm" svg:y1="26.255cm" svg:x2="2.492cm" svg:y2="26.255cm">
              <text:p/>
            </draw:line>
          </draw:g>
          <draw:g>
            <draw:custom-shape draw:style-name="gr1" draw:text-style-name="P1" draw:layer="layout" svg:width="0.2cm" svg:height="0.2cm" svg:x="2.292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6.155cm" svg:x2="2.392cm" svg:y2="26.355cm">
              <text:p/>
            </draw:line>
            <draw:line draw:style-name="gr2" draw:text-style-name="P2" draw:layer="layout" svg:x1="2.292cm" svg:y1="26.255cm" svg:x2="2.492cm" svg:y2="26.255cm">
              <text:p/>
            </draw:line>
          </draw:g>
          <draw:g>
            <draw:custom-shape draw:style-name="gr1" draw:text-style-name="P1" draw:layer="layout" svg:width="0.2cm" svg:height="0.2cm" svg:x="2.798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26.155cm" svg:x2="2.898cm" svg:y2="26.355cm">
              <text:p/>
            </draw:line>
            <draw:line draw:style-name="gr2" draw:text-style-name="P2" draw:layer="layout" svg:x1="2.798cm" svg:y1="26.255cm" svg:x2="2.998cm" svg:y2="26.255cm">
              <text:p/>
            </draw:line>
          </draw:g>
          <draw:g>
            <draw:custom-shape draw:style-name="gr1" draw:text-style-name="P1" draw:layer="layout" svg:width="0.2cm" svg:height="0.2cm" svg:x="3.306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26.155cm" svg:x2="3.406cm" svg:y2="26.355cm">
              <text:p/>
            </draw:line>
            <draw:line draw:style-name="gr2" draw:text-style-name="P2" draw:layer="layout" svg:x1="3.306cm" svg:y1="26.255cm" svg:x2="3.506cm" svg:y2="26.255cm">
              <text:p/>
            </draw:line>
          </draw:g>
          <draw:g>
            <draw:custom-shape draw:style-name="gr1" draw:text-style-name="P1" draw:layer="layout" svg:width="0.2cm" svg:height="0.2cm" svg:x="3.806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26.155cm" svg:x2="3.906cm" svg:y2="26.355cm">
              <text:p/>
            </draw:line>
            <draw:line draw:style-name="gr2" draw:text-style-name="P2" draw:layer="layout" svg:x1="3.806cm" svg:y1="26.255cm" svg:x2="4.006cm" svg:y2="26.255cm">
              <text:p/>
            </draw:line>
          </draw:g>
          <draw:g>
            <draw:custom-shape draw:style-name="gr1" draw:text-style-name="P1" draw:layer="layout" svg:width="0.2cm" svg:height="0.2cm" svg:x="4.306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26.155cm" svg:x2="4.406cm" svg:y2="26.355cm">
              <text:p/>
            </draw:line>
            <draw:line draw:style-name="gr2" draw:text-style-name="P2" draw:layer="layout" svg:x1="4.306cm" svg:y1="26.255cm" svg:x2="4.506cm" svg:y2="26.255cm">
              <text:p/>
            </draw:line>
          </draw:g>
          <draw:g>
            <draw:custom-shape draw:style-name="gr1" draw:text-style-name="P1" draw:layer="layout" svg:width="0.2cm" svg:height="0.2cm" svg:x="4.806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26.155cm" svg:x2="4.906cm" svg:y2="26.355cm">
              <text:p/>
            </draw:line>
            <draw:line draw:style-name="gr2" draw:text-style-name="P2" draw:layer="layout" svg:x1="4.806cm" svg:y1="26.255cm" svg:x2="5.006cm" svg:y2="26.255cm">
              <text:p/>
            </draw:line>
          </draw:g>
          <draw:g>
            <draw:custom-shape draw:style-name="gr1" draw:text-style-name="P1" draw:layer="layout" svg:width="0.2cm" svg:height="0.2cm" svg:x="5.304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26.155cm" svg:x2="5.404cm" svg:y2="26.355cm">
              <text:p/>
            </draw:line>
            <draw:line draw:style-name="gr2" draw:text-style-name="P2" draw:layer="layout" svg:x1="5.304cm" svg:y1="26.255cm" svg:x2="5.504cm" svg:y2="26.255cm">
              <text:p/>
            </draw:line>
          </draw:g>
          <draw:g>
            <draw:custom-shape draw:style-name="gr1" draw:text-style-name="P1" draw:layer="layout" svg:width="0.2cm" svg:height="0.2cm" svg:x="5.804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26.155cm" svg:x2="5.904cm" svg:y2="26.355cm">
              <text:p/>
            </draw:line>
            <draw:line draw:style-name="gr2" draw:text-style-name="P2" draw:layer="layout" svg:x1="5.804cm" svg:y1="26.255cm" svg:x2="6.004cm" svg:y2="26.255cm">
              <text:p/>
            </draw:line>
          </draw:g>
          <draw:g>
            <draw:custom-shape draw:style-name="gr1" draw:text-style-name="P1" draw:layer="layout" svg:width="0.2cm" svg:height="0.2cm" svg:x="6.31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26.155cm" svg:x2="6.41cm" svg:y2="26.355cm">
              <text:p/>
            </draw:line>
            <draw:line draw:style-name="gr2" draw:text-style-name="P2" draw:layer="layout" svg:x1="6.31cm" svg:y1="26.255cm" svg:x2="6.51cm" svg:y2="26.255cm">
              <text:p/>
            </draw:line>
          </draw:g>
          <draw:g>
            <draw:custom-shape draw:style-name="gr1" draw:text-style-name="P1" draw:layer="layout" svg:width="0.2cm" svg:height="0.2cm" svg:x="6.808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26.155cm" svg:x2="6.908cm" svg:y2="26.355cm">
              <text:p/>
            </draw:line>
            <draw:line draw:style-name="gr2" draw:text-style-name="P2" draw:layer="layout" svg:x1="6.808cm" svg:y1="26.255cm" svg:x2="7.008cm" svg:y2="26.255cm">
              <text:p/>
            </draw:line>
          </draw:g>
          <draw:g>
            <draw:custom-shape draw:style-name="gr1" draw:text-style-name="P1" draw:layer="layout" svg:width="0.2cm" svg:height="0.2cm" svg:x="7.312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26.155cm" svg:x2="7.412cm" svg:y2="26.355cm">
              <text:p/>
            </draw:line>
            <draw:line draw:style-name="gr2" draw:text-style-name="P2" draw:layer="layout" svg:x1="7.312cm" svg:y1="26.255cm" svg:x2="7.512cm" svg:y2="26.255cm">
              <text:p/>
            </draw:line>
          </draw:g>
          <draw:g>
            <draw:custom-shape draw:style-name="gr1" draw:text-style-name="P1" draw:layer="layout" svg:width="0.2cm" svg:height="0.2cm" svg:x="7.812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26.155cm" svg:x2="7.912cm" svg:y2="26.355cm">
              <text:p/>
            </draw:line>
            <draw:line draw:style-name="gr2" draw:text-style-name="P2" draw:layer="layout" svg:x1="7.812cm" svg:y1="26.255cm" svg:x2="8.012cm" svg:y2="26.255cm">
              <text:p/>
            </draw:line>
          </draw:g>
          <draw:g>
            <draw:custom-shape draw:style-name="gr1" draw:text-style-name="P1" draw:layer="layout" svg:width="0.2cm" svg:height="0.2cm" svg:x="8.314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26.155cm" svg:x2="8.414cm" svg:y2="26.355cm">
              <text:p/>
            </draw:line>
            <draw:line draw:style-name="gr2" draw:text-style-name="P2" draw:layer="layout" svg:x1="8.314cm" svg:y1="26.255cm" svg:x2="8.514cm" svg:y2="26.255cm">
              <text:p/>
            </draw:line>
          </draw:g>
          <draw:g>
            <draw:custom-shape draw:style-name="gr1" draw:text-style-name="P1" draw:layer="layout" svg:width="0.2cm" svg:height="0.2cm" svg:x="8.81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26.155cm" svg:x2="8.91cm" svg:y2="26.355cm">
              <text:p/>
            </draw:line>
            <draw:line draw:style-name="gr2" draw:text-style-name="P2" draw:layer="layout" svg:x1="8.81cm" svg:y1="26.255cm" svg:x2="9.01cm" svg:y2="26.255cm">
              <text:p/>
            </draw:line>
          </draw:g>
          <draw:g>
            <draw:custom-shape draw:style-name="gr1" draw:text-style-name="P1" draw:layer="layout" svg:width="0.2cm" svg:height="0.2cm" svg:x="9.31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26.155cm" svg:x2="9.41cm" svg:y2="26.355cm">
              <text:p/>
            </draw:line>
            <draw:line draw:style-name="gr2" draw:text-style-name="P2" draw:layer="layout" svg:x1="9.31cm" svg:y1="26.255cm" svg:x2="9.51cm" svg:y2="26.255cm">
              <text:p/>
            </draw:line>
          </draw:g>
          <draw:g>
            <draw:custom-shape draw:style-name="gr1" draw:text-style-name="P1" draw:layer="layout" svg:width="0.2cm" svg:height="0.2cm" svg:x="9.81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26.155cm" svg:x2="9.91cm" svg:y2="26.355cm">
              <text:p/>
            </draw:line>
            <draw:line draw:style-name="gr2" draw:text-style-name="P2" draw:layer="layout" svg:x1="9.81cm" svg:y1="26.255cm" svg:x2="10.01cm" svg:y2="26.255cm">
              <text:p/>
            </draw:line>
          </draw:g>
          <draw:g>
            <draw:custom-shape draw:style-name="gr1" draw:text-style-name="P1" draw:layer="layout" svg:width="0.2cm" svg:height="0.2cm" svg:x="10.316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26.155cm" svg:x2="10.416cm" svg:y2="26.355cm">
              <text:p/>
            </draw:line>
            <draw:line draw:style-name="gr2" draw:text-style-name="P2" draw:layer="layout" svg:x1="10.316cm" svg:y1="26.255cm" svg:x2="10.516cm" svg:y2="26.255cm">
              <text:p/>
            </draw:line>
          </draw:g>
          <draw:g>
            <draw:custom-shape draw:style-name="gr1" draw:text-style-name="P1" draw:layer="layout" svg:width="0.2cm" svg:height="0.2cm" svg:x="10.816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26.155cm" svg:x2="10.916cm" svg:y2="26.355cm">
              <text:p/>
            </draw:line>
            <draw:line draw:style-name="gr2" draw:text-style-name="P2" draw:layer="layout" svg:x1="10.816cm" svg:y1="26.255cm" svg:x2="11.016cm" svg:y2="26.255cm">
              <text:p/>
            </draw:line>
          </draw:g>
          <draw:g>
            <draw:custom-shape draw:style-name="gr1" draw:text-style-name="P1" draw:layer="layout" svg:width="0.2cm" svg:height="0.2cm" svg:x="11.314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26.155cm" svg:x2="11.414cm" svg:y2="26.355cm">
              <text:p/>
            </draw:line>
            <draw:line draw:style-name="gr2" draw:text-style-name="P2" draw:layer="layout" svg:x1="11.314cm" svg:y1="26.255cm" svg:x2="11.514cm" svg:y2="26.255cm">
              <text:p/>
            </draw:line>
          </draw:g>
          <draw:g>
            <draw:custom-shape draw:style-name="gr1" draw:text-style-name="P1" draw:layer="layout" svg:width="0.2cm" svg:height="0.2cm" svg:x="11.82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26.155cm" svg:x2="11.92cm" svg:y2="26.355cm">
              <text:p/>
            </draw:line>
            <draw:line draw:style-name="gr2" draw:text-style-name="P2" draw:layer="layout" svg:x1="11.82cm" svg:y1="26.255cm" svg:x2="12.02cm" svg:y2="26.255cm">
              <text:p/>
            </draw:line>
          </draw:g>
          <draw:g>
            <draw:custom-shape draw:style-name="gr1" draw:text-style-name="P1" draw:layer="layout" svg:width="0.2cm" svg:height="0.2cm" svg:x="12.322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26.155cm" svg:x2="12.422cm" svg:y2="26.355cm">
              <text:p/>
            </draw:line>
            <draw:line draw:style-name="gr2" draw:text-style-name="P2" draw:layer="layout" svg:x1="12.322cm" svg:y1="26.255cm" svg:x2="12.522cm" svg:y2="26.255cm">
              <text:p/>
            </draw:line>
          </draw:g>
          <draw:g>
            <draw:custom-shape draw:style-name="gr1" draw:text-style-name="P1" draw:layer="layout" svg:width="0.2cm" svg:height="0.2cm" svg:x="12.818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26.155cm" svg:x2="12.918cm" svg:y2="26.355cm">
              <text:p/>
            </draw:line>
            <draw:line draw:style-name="gr2" draw:text-style-name="P2" draw:layer="layout" svg:x1="12.818cm" svg:y1="26.255cm" svg:x2="13.018cm" svg:y2="26.255cm">
              <text:p/>
            </draw:line>
          </draw:g>
          <draw:g>
            <draw:custom-shape draw:style-name="gr1" draw:text-style-name="P1" draw:layer="layout" svg:width="0.2cm" svg:height="0.2cm" svg:x="13.318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26.155cm" svg:x2="13.418cm" svg:y2="26.355cm">
              <text:p/>
            </draw:line>
            <draw:line draw:style-name="gr2" draw:text-style-name="P2" draw:layer="layout" svg:x1="13.318cm" svg:y1="26.255cm" svg:x2="13.518cm" svg:y2="26.255cm">
              <text:p/>
            </draw:line>
          </draw:g>
          <draw:g>
            <draw:custom-shape draw:style-name="gr1" draw:text-style-name="P1" draw:layer="layout" svg:width="0.2cm" svg:height="0.2cm" svg:x="13.822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26.155cm" svg:x2="13.922cm" svg:y2="26.355cm">
              <text:p/>
            </draw:line>
            <draw:line draw:style-name="gr2" draw:text-style-name="P2" draw:layer="layout" svg:x1="13.822cm" svg:y1="26.255cm" svg:x2="14.022cm" svg:y2="26.255cm">
              <text:p/>
            </draw:line>
          </draw:g>
          <draw:g>
            <draw:custom-shape draw:style-name="gr1" draw:text-style-name="P1" draw:layer="layout" svg:width="0.2cm" svg:height="0.2cm" svg:x="14.324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26.155cm" svg:x2="14.424cm" svg:y2="26.355cm">
              <text:p/>
            </draw:line>
            <draw:line draw:style-name="gr2" draw:text-style-name="P2" draw:layer="layout" svg:x1="14.324cm" svg:y1="26.255cm" svg:x2="14.524cm" svg:y2="26.255cm">
              <text:p/>
            </draw:line>
          </draw:g>
          <draw:g>
            <draw:custom-shape draw:style-name="gr1" draw:text-style-name="P1" draw:layer="layout" svg:width="0.2cm" svg:height="0.2cm" svg:x="14.824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26.155cm" svg:x2="14.924cm" svg:y2="26.355cm">
              <text:p/>
            </draw:line>
            <draw:line draw:style-name="gr2" draw:text-style-name="P2" draw:layer="layout" svg:x1="14.824cm" svg:y1="26.255cm" svg:x2="15.024cm" svg:y2="26.255cm">
              <text:p/>
            </draw:line>
          </draw:g>
          <draw:g>
            <draw:custom-shape draw:style-name="gr1" draw:text-style-name="P1" draw:layer="layout" svg:width="0.2cm" svg:height="0.2cm" svg:x="15.324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26.155cm" svg:x2="15.424cm" svg:y2="26.355cm">
              <text:p/>
            </draw:line>
            <draw:line draw:style-name="gr2" draw:text-style-name="P2" draw:layer="layout" svg:x1="15.324cm" svg:y1="26.255cm" svg:x2="15.524cm" svg:y2="26.255cm">
              <text:p/>
            </draw:line>
          </draw:g>
          <draw:g>
            <draw:custom-shape draw:style-name="gr1" draw:text-style-name="P1" draw:layer="layout" svg:width="0.2cm" svg:height="0.2cm" svg:x="15.824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26.155cm" svg:x2="15.924cm" svg:y2="26.355cm">
              <text:p/>
            </draw:line>
            <draw:line draw:style-name="gr2" draw:text-style-name="P2" draw:layer="layout" svg:x1="15.824cm" svg:y1="26.255cm" svg:x2="16.024cm" svg:y2="26.255cm">
              <text:p/>
            </draw:line>
          </draw:g>
          <draw:g>
            <draw:custom-shape draw:style-name="gr1" draw:text-style-name="P1" draw:layer="layout" svg:width="0.2cm" svg:height="0.2cm" svg:x="16.324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26.155cm" svg:x2="16.424cm" svg:y2="26.355cm">
              <text:p/>
            </draw:line>
            <draw:line draw:style-name="gr2" draw:text-style-name="P2" draw:layer="layout" svg:x1="16.324cm" svg:y1="26.255cm" svg:x2="16.524cm" svg:y2="26.255cm">
              <text:p/>
            </draw:line>
          </draw:g>
          <draw:g>
            <draw:custom-shape draw:style-name="gr1" draw:text-style-name="P1" draw:layer="layout" svg:width="0.2cm" svg:height="0.2cm" svg:x="16.824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26.155cm" svg:x2="16.924cm" svg:y2="26.355cm">
              <text:p/>
            </draw:line>
            <draw:line draw:style-name="gr2" draw:text-style-name="P2" draw:layer="layout" svg:x1="16.824cm" svg:y1="26.255cm" svg:x2="17.024cm" svg:y2="26.255cm">
              <text:p/>
            </draw:line>
          </draw:g>
          <draw:g>
            <draw:custom-shape draw:style-name="gr1" draw:text-style-name="P1" draw:layer="layout" svg:width="0.2cm" svg:height="0.2cm" svg:x="17.324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26.155cm" svg:x2="17.424cm" svg:y2="26.355cm">
              <text:p/>
            </draw:line>
            <draw:line draw:style-name="gr2" draw:text-style-name="P2" draw:layer="layout" svg:x1="17.324cm" svg:y1="26.255cm" svg:x2="17.524cm" svg:y2="26.255cm">
              <text:p/>
            </draw:line>
          </draw:g>
          <draw:g>
            <draw:custom-shape draw:style-name="gr1" draw:text-style-name="P1" draw:layer="layout" svg:width="0.2cm" svg:height="0.2cm" svg:x="17.824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26.155cm" svg:x2="17.924cm" svg:y2="26.355cm">
              <text:p/>
            </draw:line>
            <draw:line draw:style-name="gr2" draw:text-style-name="P2" draw:layer="layout" svg:x1="17.824cm" svg:y1="26.255cm" svg:x2="18.024cm" svg:y2="26.255cm">
              <text:p/>
            </draw:line>
          </draw:g>
          <draw:g>
            <draw:custom-shape draw:style-name="gr1" draw:text-style-name="P1" draw:layer="layout" svg:width="0.2cm" svg:height="0.2cm" svg:x="18.324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26.155cm" svg:x2="18.424cm" svg:y2="26.355cm">
              <text:p/>
            </draw:line>
            <draw:line draw:style-name="gr2" draw:text-style-name="P2" draw:layer="layout" svg:x1="18.324cm" svg:y1="26.255cm" svg:x2="18.524cm" svg:y2="26.255cm">
              <text:p/>
            </draw:line>
          </draw:g>
          <draw:g>
            <draw:custom-shape draw:style-name="gr1" draw:text-style-name="P1" draw:layer="layout" svg:width="0.2cm" svg:height="0.2cm" svg:x="18.824cm" svg:y="26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26.155cm" svg:x2="18.924cm" svg:y2="26.355cm">
              <text:p/>
            </draw:line>
            <draw:line draw:style-name="gr2" draw:text-style-name="P2" draw:layer="layout" svg:x1="18.824cm" svg:y1="26.255cm" svg:x2="19.024cm" svg:y2="26.255cm">
              <text:p/>
            </draw:line>
          </draw:g>
          <draw:custom-shape draw:style-name="gr3" draw:text-style-name="P1" draw:layer="layout" svg:width="17.839cm" svg:height="0.51cm" svg:x="1.5cm" svg:y="2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26.655cm" svg:x2="1.9cm" svg:y2="26.855cm">
              <text:p/>
            </draw:line>
            <draw:line draw:style-name="gr2" draw:text-style-name="P2" draw:layer="layout" svg:x1="1.8cm" svg:y1="26.755cm" svg:x2="2cm" svg:y2="26.755cm">
              <text:p/>
            </draw:line>
          </draw:g>
          <draw:g>
            <draw:custom-shape draw:style-name="gr1" draw:text-style-name="P1" draw:layer="layout" svg:width="0.2cm" svg:height="0.2cm" svg:x="2.292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6.655cm" svg:x2="2.392cm" svg:y2="26.855cm">
              <text:p/>
            </draw:line>
            <draw:line draw:style-name="gr2" draw:text-style-name="P2" draw:layer="layout" svg:x1="2.292cm" svg:y1="26.755cm" svg:x2="2.492cm" svg:y2="26.755cm">
              <text:p/>
            </draw:line>
          </draw:g>
          <draw:g>
            <draw:custom-shape draw:style-name="gr1" draw:text-style-name="P1" draw:layer="layout" svg:width="0.2cm" svg:height="0.2cm" svg:x="2.292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6.655cm" svg:x2="2.392cm" svg:y2="26.855cm">
              <text:p/>
            </draw:line>
            <draw:line draw:style-name="gr2" draw:text-style-name="P2" draw:layer="layout" svg:x1="2.292cm" svg:y1="26.755cm" svg:x2="2.492cm" svg:y2="26.755cm">
              <text:p/>
            </draw:line>
          </draw:g>
          <draw:g>
            <draw:custom-shape draw:style-name="gr1" draw:text-style-name="P1" draw:layer="layout" svg:width="0.2cm" svg:height="0.2cm" svg:x="2.798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26.655cm" svg:x2="2.898cm" svg:y2="26.855cm">
              <text:p/>
            </draw:line>
            <draw:line draw:style-name="gr2" draw:text-style-name="P2" draw:layer="layout" svg:x1="2.798cm" svg:y1="26.755cm" svg:x2="2.998cm" svg:y2="26.755cm">
              <text:p/>
            </draw:line>
          </draw:g>
          <draw:g>
            <draw:custom-shape draw:style-name="gr1" draw:text-style-name="P1" draw:layer="layout" svg:width="0.2cm" svg:height="0.2cm" svg:x="3.306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26.655cm" svg:x2="3.406cm" svg:y2="26.855cm">
              <text:p/>
            </draw:line>
            <draw:line draw:style-name="gr2" draw:text-style-name="P2" draw:layer="layout" svg:x1="3.306cm" svg:y1="26.755cm" svg:x2="3.506cm" svg:y2="26.755cm">
              <text:p/>
            </draw:line>
          </draw:g>
          <draw:g>
            <draw:custom-shape draw:style-name="gr1" draw:text-style-name="P1" draw:layer="layout" svg:width="0.2cm" svg:height="0.2cm" svg:x="3.806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26.655cm" svg:x2="3.906cm" svg:y2="26.855cm">
              <text:p/>
            </draw:line>
            <draw:line draw:style-name="gr2" draw:text-style-name="P2" draw:layer="layout" svg:x1="3.806cm" svg:y1="26.755cm" svg:x2="4.006cm" svg:y2="26.755cm">
              <text:p/>
            </draw:line>
          </draw:g>
          <draw:g>
            <draw:custom-shape draw:style-name="gr1" draw:text-style-name="P1" draw:layer="layout" svg:width="0.2cm" svg:height="0.2cm" svg:x="4.306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26.655cm" svg:x2="4.406cm" svg:y2="26.855cm">
              <text:p/>
            </draw:line>
            <draw:line draw:style-name="gr2" draw:text-style-name="P2" draw:layer="layout" svg:x1="4.306cm" svg:y1="26.755cm" svg:x2="4.506cm" svg:y2="26.755cm">
              <text:p/>
            </draw:line>
          </draw:g>
          <draw:g>
            <draw:custom-shape draw:style-name="gr1" draw:text-style-name="P1" draw:layer="layout" svg:width="0.2cm" svg:height="0.2cm" svg:x="4.806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26.655cm" svg:x2="4.906cm" svg:y2="26.855cm">
              <text:p/>
            </draw:line>
            <draw:line draw:style-name="gr2" draw:text-style-name="P2" draw:layer="layout" svg:x1="4.806cm" svg:y1="26.755cm" svg:x2="5.006cm" svg:y2="26.755cm">
              <text:p/>
            </draw:line>
          </draw:g>
          <draw:g>
            <draw:custom-shape draw:style-name="gr1" draw:text-style-name="P1" draw:layer="layout" svg:width="0.2cm" svg:height="0.2cm" svg:x="5.304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26.655cm" svg:x2="5.404cm" svg:y2="26.855cm">
              <text:p/>
            </draw:line>
            <draw:line draw:style-name="gr2" draw:text-style-name="P2" draw:layer="layout" svg:x1="5.304cm" svg:y1="26.755cm" svg:x2="5.504cm" svg:y2="26.755cm">
              <text:p/>
            </draw:line>
          </draw:g>
          <draw:g>
            <draw:custom-shape draw:style-name="gr1" draw:text-style-name="P1" draw:layer="layout" svg:width="0.2cm" svg:height="0.2cm" svg:x="5.804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26.655cm" svg:x2="5.904cm" svg:y2="26.855cm">
              <text:p/>
            </draw:line>
            <draw:line draw:style-name="gr2" draw:text-style-name="P2" draw:layer="layout" svg:x1="5.804cm" svg:y1="26.755cm" svg:x2="6.004cm" svg:y2="26.755cm">
              <text:p/>
            </draw:line>
          </draw:g>
          <draw:g>
            <draw:custom-shape draw:style-name="gr1" draw:text-style-name="P1" draw:layer="layout" svg:width="0.2cm" svg:height="0.2cm" svg:x="6.31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26.655cm" svg:x2="6.41cm" svg:y2="26.855cm">
              <text:p/>
            </draw:line>
            <draw:line draw:style-name="gr2" draw:text-style-name="P2" draw:layer="layout" svg:x1="6.31cm" svg:y1="26.755cm" svg:x2="6.51cm" svg:y2="26.755cm">
              <text:p/>
            </draw:line>
          </draw:g>
          <draw:g>
            <draw:custom-shape draw:style-name="gr1" draw:text-style-name="P1" draw:layer="layout" svg:width="0.2cm" svg:height="0.2cm" svg:x="6.808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26.655cm" svg:x2="6.908cm" svg:y2="26.855cm">
              <text:p/>
            </draw:line>
            <draw:line draw:style-name="gr2" draw:text-style-name="P2" draw:layer="layout" svg:x1="6.808cm" svg:y1="26.755cm" svg:x2="7.008cm" svg:y2="26.755cm">
              <text:p/>
            </draw:line>
          </draw:g>
          <draw:g>
            <draw:custom-shape draw:style-name="gr1" draw:text-style-name="P1" draw:layer="layout" svg:width="0.2cm" svg:height="0.2cm" svg:x="7.312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26.655cm" svg:x2="7.412cm" svg:y2="26.855cm">
              <text:p/>
            </draw:line>
            <draw:line draw:style-name="gr2" draw:text-style-name="P2" draw:layer="layout" svg:x1="7.312cm" svg:y1="26.755cm" svg:x2="7.512cm" svg:y2="26.755cm">
              <text:p/>
            </draw:line>
          </draw:g>
          <draw:g>
            <draw:custom-shape draw:style-name="gr1" draw:text-style-name="P1" draw:layer="layout" svg:width="0.2cm" svg:height="0.2cm" svg:x="7.812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26.655cm" svg:x2="7.912cm" svg:y2="26.855cm">
              <text:p/>
            </draw:line>
            <draw:line draw:style-name="gr2" draw:text-style-name="P2" draw:layer="layout" svg:x1="7.812cm" svg:y1="26.755cm" svg:x2="8.012cm" svg:y2="26.755cm">
              <text:p/>
            </draw:line>
          </draw:g>
          <draw:g>
            <draw:custom-shape draw:style-name="gr1" draw:text-style-name="P1" draw:layer="layout" svg:width="0.2cm" svg:height="0.2cm" svg:x="8.314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26.655cm" svg:x2="8.414cm" svg:y2="26.855cm">
              <text:p/>
            </draw:line>
            <draw:line draw:style-name="gr2" draw:text-style-name="P2" draw:layer="layout" svg:x1="8.314cm" svg:y1="26.755cm" svg:x2="8.514cm" svg:y2="26.755cm">
              <text:p/>
            </draw:line>
          </draw:g>
          <draw:g>
            <draw:custom-shape draw:style-name="gr1" draw:text-style-name="P1" draw:layer="layout" svg:width="0.2cm" svg:height="0.2cm" svg:x="8.81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26.655cm" svg:x2="8.91cm" svg:y2="26.855cm">
              <text:p/>
            </draw:line>
            <draw:line draw:style-name="gr2" draw:text-style-name="P2" draw:layer="layout" svg:x1="8.81cm" svg:y1="26.755cm" svg:x2="9.01cm" svg:y2="26.755cm">
              <text:p/>
            </draw:line>
          </draw:g>
          <draw:g>
            <draw:custom-shape draw:style-name="gr1" draw:text-style-name="P1" draw:layer="layout" svg:width="0.2cm" svg:height="0.2cm" svg:x="9.31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26.655cm" svg:x2="9.41cm" svg:y2="26.855cm">
              <text:p/>
            </draw:line>
            <draw:line draw:style-name="gr2" draw:text-style-name="P2" draw:layer="layout" svg:x1="9.31cm" svg:y1="26.755cm" svg:x2="9.51cm" svg:y2="26.755cm">
              <text:p/>
            </draw:line>
          </draw:g>
          <draw:g>
            <draw:custom-shape draw:style-name="gr1" draw:text-style-name="P1" draw:layer="layout" svg:width="0.2cm" svg:height="0.2cm" svg:x="9.81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26.655cm" svg:x2="9.91cm" svg:y2="26.855cm">
              <text:p/>
            </draw:line>
            <draw:line draw:style-name="gr2" draw:text-style-name="P2" draw:layer="layout" svg:x1="9.81cm" svg:y1="26.755cm" svg:x2="10.01cm" svg:y2="26.755cm">
              <text:p/>
            </draw:line>
          </draw:g>
          <draw:g>
            <draw:custom-shape draw:style-name="gr1" draw:text-style-name="P1" draw:layer="layout" svg:width="0.2cm" svg:height="0.2cm" svg:x="10.316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26.655cm" svg:x2="10.416cm" svg:y2="26.855cm">
              <text:p/>
            </draw:line>
            <draw:line draw:style-name="gr2" draw:text-style-name="P2" draw:layer="layout" svg:x1="10.316cm" svg:y1="26.755cm" svg:x2="10.516cm" svg:y2="26.755cm">
              <text:p/>
            </draw:line>
          </draw:g>
          <draw:g>
            <draw:custom-shape draw:style-name="gr1" draw:text-style-name="P1" draw:layer="layout" svg:width="0.2cm" svg:height="0.2cm" svg:x="10.816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26.655cm" svg:x2="10.916cm" svg:y2="26.855cm">
              <text:p/>
            </draw:line>
            <draw:line draw:style-name="gr2" draw:text-style-name="P2" draw:layer="layout" svg:x1="10.816cm" svg:y1="26.755cm" svg:x2="11.016cm" svg:y2="26.755cm">
              <text:p/>
            </draw:line>
          </draw:g>
          <draw:g>
            <draw:custom-shape draw:style-name="gr1" draw:text-style-name="P1" draw:layer="layout" svg:width="0.2cm" svg:height="0.2cm" svg:x="11.314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26.655cm" svg:x2="11.414cm" svg:y2="26.855cm">
              <text:p/>
            </draw:line>
            <draw:line draw:style-name="gr2" draw:text-style-name="P2" draw:layer="layout" svg:x1="11.314cm" svg:y1="26.755cm" svg:x2="11.514cm" svg:y2="26.755cm">
              <text:p/>
            </draw:line>
          </draw:g>
          <draw:g>
            <draw:custom-shape draw:style-name="gr1" draw:text-style-name="P1" draw:layer="layout" svg:width="0.2cm" svg:height="0.2cm" svg:x="11.82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26.655cm" svg:x2="11.92cm" svg:y2="26.855cm">
              <text:p/>
            </draw:line>
            <draw:line draw:style-name="gr2" draw:text-style-name="P2" draw:layer="layout" svg:x1="11.82cm" svg:y1="26.755cm" svg:x2="12.02cm" svg:y2="26.755cm">
              <text:p/>
            </draw:line>
          </draw:g>
          <draw:g>
            <draw:custom-shape draw:style-name="gr1" draw:text-style-name="P1" draw:layer="layout" svg:width="0.2cm" svg:height="0.2cm" svg:x="12.322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26.655cm" svg:x2="12.422cm" svg:y2="26.855cm">
              <text:p/>
            </draw:line>
            <draw:line draw:style-name="gr2" draw:text-style-name="P2" draw:layer="layout" svg:x1="12.322cm" svg:y1="26.755cm" svg:x2="12.522cm" svg:y2="26.755cm">
              <text:p/>
            </draw:line>
          </draw:g>
          <draw:g>
            <draw:custom-shape draw:style-name="gr1" draw:text-style-name="P1" draw:layer="layout" svg:width="0.2cm" svg:height="0.2cm" svg:x="12.818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26.655cm" svg:x2="12.918cm" svg:y2="26.855cm">
              <text:p/>
            </draw:line>
            <draw:line draw:style-name="gr2" draw:text-style-name="P2" draw:layer="layout" svg:x1="12.818cm" svg:y1="26.755cm" svg:x2="13.018cm" svg:y2="26.755cm">
              <text:p/>
            </draw:line>
          </draw:g>
          <draw:g>
            <draw:custom-shape draw:style-name="gr1" draw:text-style-name="P1" draw:layer="layout" svg:width="0.2cm" svg:height="0.2cm" svg:x="13.318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26.655cm" svg:x2="13.418cm" svg:y2="26.855cm">
              <text:p/>
            </draw:line>
            <draw:line draw:style-name="gr2" draw:text-style-name="P2" draw:layer="layout" svg:x1="13.318cm" svg:y1="26.755cm" svg:x2="13.518cm" svg:y2="26.755cm">
              <text:p/>
            </draw:line>
          </draw:g>
          <draw:g>
            <draw:custom-shape draw:style-name="gr1" draw:text-style-name="P1" draw:layer="layout" svg:width="0.2cm" svg:height="0.2cm" svg:x="13.822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26.655cm" svg:x2="13.922cm" svg:y2="26.855cm">
              <text:p/>
            </draw:line>
            <draw:line draw:style-name="gr2" draw:text-style-name="P2" draw:layer="layout" svg:x1="13.822cm" svg:y1="26.755cm" svg:x2="14.022cm" svg:y2="26.755cm">
              <text:p/>
            </draw:line>
          </draw:g>
          <draw:g>
            <draw:custom-shape draw:style-name="gr1" draw:text-style-name="P1" draw:layer="layout" svg:width="0.2cm" svg:height="0.2cm" svg:x="14.324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26.655cm" svg:x2="14.424cm" svg:y2="26.855cm">
              <text:p/>
            </draw:line>
            <draw:line draw:style-name="gr2" draw:text-style-name="P2" draw:layer="layout" svg:x1="14.324cm" svg:y1="26.755cm" svg:x2="14.524cm" svg:y2="26.755cm">
              <text:p/>
            </draw:line>
          </draw:g>
          <draw:g>
            <draw:custom-shape draw:style-name="gr1" draw:text-style-name="P1" draw:layer="layout" svg:width="0.2cm" svg:height="0.2cm" svg:x="14.824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26.655cm" svg:x2="14.924cm" svg:y2="26.855cm">
              <text:p/>
            </draw:line>
            <draw:line draw:style-name="gr2" draw:text-style-name="P2" draw:layer="layout" svg:x1="14.824cm" svg:y1="26.755cm" svg:x2="15.024cm" svg:y2="26.755cm">
              <text:p/>
            </draw:line>
          </draw:g>
          <draw:g>
            <draw:custom-shape draw:style-name="gr1" draw:text-style-name="P1" draw:layer="layout" svg:width="0.2cm" svg:height="0.2cm" svg:x="15.324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26.655cm" svg:x2="15.424cm" svg:y2="26.855cm">
              <text:p/>
            </draw:line>
            <draw:line draw:style-name="gr2" draw:text-style-name="P2" draw:layer="layout" svg:x1="15.324cm" svg:y1="26.755cm" svg:x2="15.524cm" svg:y2="26.755cm">
              <text:p/>
            </draw:line>
          </draw:g>
          <draw:g>
            <draw:custom-shape draw:style-name="gr1" draw:text-style-name="P1" draw:layer="layout" svg:width="0.2cm" svg:height="0.2cm" svg:x="15.824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26.655cm" svg:x2="15.924cm" svg:y2="26.855cm">
              <text:p/>
            </draw:line>
            <draw:line draw:style-name="gr2" draw:text-style-name="P2" draw:layer="layout" svg:x1="15.824cm" svg:y1="26.755cm" svg:x2="16.024cm" svg:y2="26.755cm">
              <text:p/>
            </draw:line>
          </draw:g>
          <draw:g>
            <draw:custom-shape draw:style-name="gr1" draw:text-style-name="P1" draw:layer="layout" svg:width="0.2cm" svg:height="0.2cm" svg:x="16.324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26.655cm" svg:x2="16.424cm" svg:y2="26.855cm">
              <text:p/>
            </draw:line>
            <draw:line draw:style-name="gr2" draw:text-style-name="P2" draw:layer="layout" svg:x1="16.324cm" svg:y1="26.755cm" svg:x2="16.524cm" svg:y2="26.755cm">
              <text:p/>
            </draw:line>
          </draw:g>
          <draw:g>
            <draw:custom-shape draw:style-name="gr1" draw:text-style-name="P1" draw:layer="layout" svg:width="0.2cm" svg:height="0.2cm" svg:x="16.824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26.655cm" svg:x2="16.924cm" svg:y2="26.855cm">
              <text:p/>
            </draw:line>
            <draw:line draw:style-name="gr2" draw:text-style-name="P2" draw:layer="layout" svg:x1="16.824cm" svg:y1="26.755cm" svg:x2="17.024cm" svg:y2="26.755cm">
              <text:p/>
            </draw:line>
          </draw:g>
          <draw:g>
            <draw:custom-shape draw:style-name="gr1" draw:text-style-name="P1" draw:layer="layout" svg:width="0.2cm" svg:height="0.2cm" svg:x="17.324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26.655cm" svg:x2="17.424cm" svg:y2="26.855cm">
              <text:p/>
            </draw:line>
            <draw:line draw:style-name="gr2" draw:text-style-name="P2" draw:layer="layout" svg:x1="17.324cm" svg:y1="26.755cm" svg:x2="17.524cm" svg:y2="26.755cm">
              <text:p/>
            </draw:line>
          </draw:g>
          <draw:g>
            <draw:custom-shape draw:style-name="gr1" draw:text-style-name="P1" draw:layer="layout" svg:width="0.2cm" svg:height="0.2cm" svg:x="17.824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26.655cm" svg:x2="17.924cm" svg:y2="26.855cm">
              <text:p/>
            </draw:line>
            <draw:line draw:style-name="gr2" draw:text-style-name="P2" draw:layer="layout" svg:x1="17.824cm" svg:y1="26.755cm" svg:x2="18.024cm" svg:y2="26.755cm">
              <text:p/>
            </draw:line>
          </draw:g>
          <draw:g>
            <draw:custom-shape draw:style-name="gr1" draw:text-style-name="P1" draw:layer="layout" svg:width="0.2cm" svg:height="0.2cm" svg:x="18.324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26.655cm" svg:x2="18.424cm" svg:y2="26.855cm">
              <text:p/>
            </draw:line>
            <draw:line draw:style-name="gr2" draw:text-style-name="P2" draw:layer="layout" svg:x1="18.324cm" svg:y1="26.755cm" svg:x2="18.524cm" svg:y2="26.755cm">
              <text:p/>
            </draw:line>
          </draw:g>
          <draw:g>
            <draw:custom-shape draw:style-name="gr1" draw:text-style-name="P1" draw:layer="layout" svg:width="0.2cm" svg:height="0.2cm" svg:x="18.824cm" svg:y="26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26.655cm" svg:x2="18.924cm" svg:y2="26.855cm">
              <text:p/>
            </draw:line>
            <draw:line draw:style-name="gr2" draw:text-style-name="P2" draw:layer="layout" svg:x1="18.824cm" svg:y1="26.755cm" svg:x2="19.024cm" svg:y2="26.755cm">
              <text:p/>
            </draw:line>
          </draw:g>
          <draw:custom-shape draw:style-name="gr3" draw:text-style-name="P1" draw:layer="layout" svg:width="17.839cm" svg:height="0.51cm" svg:x="1.5cm" svg:y="26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27.155cm" svg:x2="1.9cm" svg:y2="27.355cm">
              <text:p/>
            </draw:line>
            <draw:line draw:style-name="gr2" draw:text-style-name="P2" draw:layer="layout" svg:x1="1.8cm" svg:y1="27.255cm" svg:x2="2cm" svg:y2="27.255cm">
              <text:p/>
            </draw:line>
          </draw:g>
          <draw:g>
            <draw:custom-shape draw:style-name="gr1" draw:text-style-name="P1" draw:layer="layout" svg:width="0.2cm" svg:height="0.2cm" svg:x="2.292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7.155cm" svg:x2="2.392cm" svg:y2="27.355cm">
              <text:p/>
            </draw:line>
            <draw:line draw:style-name="gr2" draw:text-style-name="P2" draw:layer="layout" svg:x1="2.292cm" svg:y1="27.255cm" svg:x2="2.492cm" svg:y2="27.255cm">
              <text:p/>
            </draw:line>
          </draw:g>
          <draw:g>
            <draw:custom-shape draw:style-name="gr1" draw:text-style-name="P1" draw:layer="layout" svg:width="0.2cm" svg:height="0.2cm" svg:x="2.292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7.155cm" svg:x2="2.392cm" svg:y2="27.355cm">
              <text:p/>
            </draw:line>
            <draw:line draw:style-name="gr2" draw:text-style-name="P2" draw:layer="layout" svg:x1="2.292cm" svg:y1="27.255cm" svg:x2="2.492cm" svg:y2="27.255cm">
              <text:p/>
            </draw:line>
          </draw:g>
          <draw:g>
            <draw:custom-shape draw:style-name="gr1" draw:text-style-name="P1" draw:layer="layout" svg:width="0.2cm" svg:height="0.2cm" svg:x="2.798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27.155cm" svg:x2="2.898cm" svg:y2="27.355cm">
              <text:p/>
            </draw:line>
            <draw:line draw:style-name="gr2" draw:text-style-name="P2" draw:layer="layout" svg:x1="2.798cm" svg:y1="27.255cm" svg:x2="2.998cm" svg:y2="27.255cm">
              <text:p/>
            </draw:line>
          </draw:g>
          <draw:g>
            <draw:custom-shape draw:style-name="gr1" draw:text-style-name="P1" draw:layer="layout" svg:width="0.2cm" svg:height="0.2cm" svg:x="3.306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27.155cm" svg:x2="3.406cm" svg:y2="27.355cm">
              <text:p/>
            </draw:line>
            <draw:line draw:style-name="gr2" draw:text-style-name="P2" draw:layer="layout" svg:x1="3.306cm" svg:y1="27.255cm" svg:x2="3.506cm" svg:y2="27.255cm">
              <text:p/>
            </draw:line>
          </draw:g>
          <draw:g>
            <draw:custom-shape draw:style-name="gr1" draw:text-style-name="P1" draw:layer="layout" svg:width="0.2cm" svg:height="0.2cm" svg:x="3.806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27.155cm" svg:x2="3.906cm" svg:y2="27.355cm">
              <text:p/>
            </draw:line>
            <draw:line draw:style-name="gr2" draw:text-style-name="P2" draw:layer="layout" svg:x1="3.806cm" svg:y1="27.255cm" svg:x2="4.006cm" svg:y2="27.255cm">
              <text:p/>
            </draw:line>
          </draw:g>
          <draw:g>
            <draw:custom-shape draw:style-name="gr1" draw:text-style-name="P1" draw:layer="layout" svg:width="0.2cm" svg:height="0.2cm" svg:x="4.306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27.155cm" svg:x2="4.406cm" svg:y2="27.355cm">
              <text:p/>
            </draw:line>
            <draw:line draw:style-name="gr2" draw:text-style-name="P2" draw:layer="layout" svg:x1="4.306cm" svg:y1="27.255cm" svg:x2="4.506cm" svg:y2="27.255cm">
              <text:p/>
            </draw:line>
          </draw:g>
          <draw:g>
            <draw:custom-shape draw:style-name="gr1" draw:text-style-name="P1" draw:layer="layout" svg:width="0.2cm" svg:height="0.2cm" svg:x="4.806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27.155cm" svg:x2="4.906cm" svg:y2="27.355cm">
              <text:p/>
            </draw:line>
            <draw:line draw:style-name="gr2" draw:text-style-name="P2" draw:layer="layout" svg:x1="4.806cm" svg:y1="27.255cm" svg:x2="5.006cm" svg:y2="27.255cm">
              <text:p/>
            </draw:line>
          </draw:g>
          <draw:g>
            <draw:custom-shape draw:style-name="gr1" draw:text-style-name="P1" draw:layer="layout" svg:width="0.2cm" svg:height="0.2cm" svg:x="5.304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27.155cm" svg:x2="5.404cm" svg:y2="27.355cm">
              <text:p/>
            </draw:line>
            <draw:line draw:style-name="gr2" draw:text-style-name="P2" draw:layer="layout" svg:x1="5.304cm" svg:y1="27.255cm" svg:x2="5.504cm" svg:y2="27.255cm">
              <text:p/>
            </draw:line>
          </draw:g>
          <draw:g>
            <draw:custom-shape draw:style-name="gr1" draw:text-style-name="P1" draw:layer="layout" svg:width="0.2cm" svg:height="0.2cm" svg:x="5.804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27.155cm" svg:x2="5.904cm" svg:y2="27.355cm">
              <text:p/>
            </draw:line>
            <draw:line draw:style-name="gr2" draw:text-style-name="P2" draw:layer="layout" svg:x1="5.804cm" svg:y1="27.255cm" svg:x2="6.004cm" svg:y2="27.255cm">
              <text:p/>
            </draw:line>
          </draw:g>
          <draw:g>
            <draw:custom-shape draw:style-name="gr1" draw:text-style-name="P1" draw:layer="layout" svg:width="0.2cm" svg:height="0.2cm" svg:x="6.31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27.155cm" svg:x2="6.41cm" svg:y2="27.355cm">
              <text:p/>
            </draw:line>
            <draw:line draw:style-name="gr2" draw:text-style-name="P2" draw:layer="layout" svg:x1="6.31cm" svg:y1="27.255cm" svg:x2="6.51cm" svg:y2="27.255cm">
              <text:p/>
            </draw:line>
          </draw:g>
          <draw:g>
            <draw:custom-shape draw:style-name="gr1" draw:text-style-name="P1" draw:layer="layout" svg:width="0.2cm" svg:height="0.2cm" svg:x="6.808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27.155cm" svg:x2="6.908cm" svg:y2="27.355cm">
              <text:p/>
            </draw:line>
            <draw:line draw:style-name="gr2" draw:text-style-name="P2" draw:layer="layout" svg:x1="6.808cm" svg:y1="27.255cm" svg:x2="7.008cm" svg:y2="27.255cm">
              <text:p/>
            </draw:line>
          </draw:g>
          <draw:g>
            <draw:custom-shape draw:style-name="gr1" draw:text-style-name="P1" draw:layer="layout" svg:width="0.2cm" svg:height="0.2cm" svg:x="7.312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27.155cm" svg:x2="7.412cm" svg:y2="27.355cm">
              <text:p/>
            </draw:line>
            <draw:line draw:style-name="gr2" draw:text-style-name="P2" draw:layer="layout" svg:x1="7.312cm" svg:y1="27.255cm" svg:x2="7.512cm" svg:y2="27.255cm">
              <text:p/>
            </draw:line>
          </draw:g>
          <draw:g>
            <draw:custom-shape draw:style-name="gr1" draw:text-style-name="P1" draw:layer="layout" svg:width="0.2cm" svg:height="0.2cm" svg:x="7.812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27.155cm" svg:x2="7.912cm" svg:y2="27.355cm">
              <text:p/>
            </draw:line>
            <draw:line draw:style-name="gr2" draw:text-style-name="P2" draw:layer="layout" svg:x1="7.812cm" svg:y1="27.255cm" svg:x2="8.012cm" svg:y2="27.255cm">
              <text:p/>
            </draw:line>
          </draw:g>
          <draw:g>
            <draw:custom-shape draw:style-name="gr1" draw:text-style-name="P1" draw:layer="layout" svg:width="0.2cm" svg:height="0.2cm" svg:x="8.314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27.155cm" svg:x2="8.414cm" svg:y2="27.355cm">
              <text:p/>
            </draw:line>
            <draw:line draw:style-name="gr2" draw:text-style-name="P2" draw:layer="layout" svg:x1="8.314cm" svg:y1="27.255cm" svg:x2="8.514cm" svg:y2="27.255cm">
              <text:p/>
            </draw:line>
          </draw:g>
          <draw:g>
            <draw:custom-shape draw:style-name="gr1" draw:text-style-name="P1" draw:layer="layout" svg:width="0.2cm" svg:height="0.2cm" svg:x="8.81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27.155cm" svg:x2="8.91cm" svg:y2="27.355cm">
              <text:p/>
            </draw:line>
            <draw:line draw:style-name="gr2" draw:text-style-name="P2" draw:layer="layout" svg:x1="8.81cm" svg:y1="27.255cm" svg:x2="9.01cm" svg:y2="27.255cm">
              <text:p/>
            </draw:line>
          </draw:g>
          <draw:g>
            <draw:custom-shape draw:style-name="gr1" draw:text-style-name="P1" draw:layer="layout" svg:width="0.2cm" svg:height="0.2cm" svg:x="9.31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27.155cm" svg:x2="9.41cm" svg:y2="27.355cm">
              <text:p/>
            </draw:line>
            <draw:line draw:style-name="gr2" draw:text-style-name="P2" draw:layer="layout" svg:x1="9.31cm" svg:y1="27.255cm" svg:x2="9.51cm" svg:y2="27.255cm">
              <text:p/>
            </draw:line>
          </draw:g>
          <draw:g>
            <draw:custom-shape draw:style-name="gr1" draw:text-style-name="P1" draw:layer="layout" svg:width="0.2cm" svg:height="0.2cm" svg:x="9.81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27.155cm" svg:x2="9.91cm" svg:y2="27.355cm">
              <text:p/>
            </draw:line>
            <draw:line draw:style-name="gr2" draw:text-style-name="P2" draw:layer="layout" svg:x1="9.81cm" svg:y1="27.255cm" svg:x2="10.01cm" svg:y2="27.255cm">
              <text:p/>
            </draw:line>
          </draw:g>
          <draw:g>
            <draw:custom-shape draw:style-name="gr1" draw:text-style-name="P1" draw:layer="layout" svg:width="0.2cm" svg:height="0.2cm" svg:x="10.316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27.155cm" svg:x2="10.416cm" svg:y2="27.355cm">
              <text:p/>
            </draw:line>
            <draw:line draw:style-name="gr2" draw:text-style-name="P2" draw:layer="layout" svg:x1="10.316cm" svg:y1="27.255cm" svg:x2="10.516cm" svg:y2="27.255cm">
              <text:p/>
            </draw:line>
          </draw:g>
          <draw:g>
            <draw:custom-shape draw:style-name="gr1" draw:text-style-name="P1" draw:layer="layout" svg:width="0.2cm" svg:height="0.2cm" svg:x="10.816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27.155cm" svg:x2="10.916cm" svg:y2="27.355cm">
              <text:p/>
            </draw:line>
            <draw:line draw:style-name="gr2" draw:text-style-name="P2" draw:layer="layout" svg:x1="10.816cm" svg:y1="27.255cm" svg:x2="11.016cm" svg:y2="27.255cm">
              <text:p/>
            </draw:line>
          </draw:g>
          <draw:g>
            <draw:custom-shape draw:style-name="gr1" draw:text-style-name="P1" draw:layer="layout" svg:width="0.2cm" svg:height="0.2cm" svg:x="11.314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27.155cm" svg:x2="11.414cm" svg:y2="27.355cm">
              <text:p/>
            </draw:line>
            <draw:line draw:style-name="gr2" draw:text-style-name="P2" draw:layer="layout" svg:x1="11.314cm" svg:y1="27.255cm" svg:x2="11.514cm" svg:y2="27.255cm">
              <text:p/>
            </draw:line>
          </draw:g>
          <draw:g>
            <draw:custom-shape draw:style-name="gr1" draw:text-style-name="P1" draw:layer="layout" svg:width="0.2cm" svg:height="0.2cm" svg:x="11.82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27.155cm" svg:x2="11.92cm" svg:y2="27.355cm">
              <text:p/>
            </draw:line>
            <draw:line draw:style-name="gr2" draw:text-style-name="P2" draw:layer="layout" svg:x1="11.82cm" svg:y1="27.255cm" svg:x2="12.02cm" svg:y2="27.255cm">
              <text:p/>
            </draw:line>
          </draw:g>
          <draw:g>
            <draw:custom-shape draw:style-name="gr1" draw:text-style-name="P1" draw:layer="layout" svg:width="0.2cm" svg:height="0.2cm" svg:x="12.322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27.155cm" svg:x2="12.422cm" svg:y2="27.355cm">
              <text:p/>
            </draw:line>
            <draw:line draw:style-name="gr2" draw:text-style-name="P2" draw:layer="layout" svg:x1="12.322cm" svg:y1="27.255cm" svg:x2="12.522cm" svg:y2="27.255cm">
              <text:p/>
            </draw:line>
          </draw:g>
          <draw:g>
            <draw:custom-shape draw:style-name="gr1" draw:text-style-name="P1" draw:layer="layout" svg:width="0.2cm" svg:height="0.2cm" svg:x="12.818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27.155cm" svg:x2="12.918cm" svg:y2="27.355cm">
              <text:p/>
            </draw:line>
            <draw:line draw:style-name="gr2" draw:text-style-name="P2" draw:layer="layout" svg:x1="12.818cm" svg:y1="27.255cm" svg:x2="13.018cm" svg:y2="27.255cm">
              <text:p/>
            </draw:line>
          </draw:g>
          <draw:g>
            <draw:custom-shape draw:style-name="gr1" draw:text-style-name="P1" draw:layer="layout" svg:width="0.2cm" svg:height="0.2cm" svg:x="13.318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27.155cm" svg:x2="13.418cm" svg:y2="27.355cm">
              <text:p/>
            </draw:line>
            <draw:line draw:style-name="gr2" draw:text-style-name="P2" draw:layer="layout" svg:x1="13.318cm" svg:y1="27.255cm" svg:x2="13.518cm" svg:y2="27.255cm">
              <text:p/>
            </draw:line>
          </draw:g>
          <draw:g>
            <draw:custom-shape draw:style-name="gr1" draw:text-style-name="P1" draw:layer="layout" svg:width="0.2cm" svg:height="0.2cm" svg:x="13.822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27.155cm" svg:x2="13.922cm" svg:y2="27.355cm">
              <text:p/>
            </draw:line>
            <draw:line draw:style-name="gr2" draw:text-style-name="P2" draw:layer="layout" svg:x1="13.822cm" svg:y1="27.255cm" svg:x2="14.022cm" svg:y2="27.255cm">
              <text:p/>
            </draw:line>
          </draw:g>
          <draw:g>
            <draw:custom-shape draw:style-name="gr1" draw:text-style-name="P1" draw:layer="layout" svg:width="0.2cm" svg:height="0.2cm" svg:x="14.324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27.155cm" svg:x2="14.424cm" svg:y2="27.355cm">
              <text:p/>
            </draw:line>
            <draw:line draw:style-name="gr2" draw:text-style-name="P2" draw:layer="layout" svg:x1="14.324cm" svg:y1="27.255cm" svg:x2="14.524cm" svg:y2="27.255cm">
              <text:p/>
            </draw:line>
          </draw:g>
          <draw:g>
            <draw:custom-shape draw:style-name="gr1" draw:text-style-name="P1" draw:layer="layout" svg:width="0.2cm" svg:height="0.2cm" svg:x="14.824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27.155cm" svg:x2="14.924cm" svg:y2="27.355cm">
              <text:p/>
            </draw:line>
            <draw:line draw:style-name="gr2" draw:text-style-name="P2" draw:layer="layout" svg:x1="14.824cm" svg:y1="27.255cm" svg:x2="15.024cm" svg:y2="27.255cm">
              <text:p/>
            </draw:line>
          </draw:g>
          <draw:g>
            <draw:custom-shape draw:style-name="gr1" draw:text-style-name="P1" draw:layer="layout" svg:width="0.2cm" svg:height="0.2cm" svg:x="15.324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27.155cm" svg:x2="15.424cm" svg:y2="27.355cm">
              <text:p/>
            </draw:line>
            <draw:line draw:style-name="gr2" draw:text-style-name="P2" draw:layer="layout" svg:x1="15.324cm" svg:y1="27.255cm" svg:x2="15.524cm" svg:y2="27.255cm">
              <text:p/>
            </draw:line>
          </draw:g>
          <draw:g>
            <draw:custom-shape draw:style-name="gr1" draw:text-style-name="P1" draw:layer="layout" svg:width="0.2cm" svg:height="0.2cm" svg:x="15.824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27.155cm" svg:x2="15.924cm" svg:y2="27.355cm">
              <text:p/>
            </draw:line>
            <draw:line draw:style-name="gr2" draw:text-style-name="P2" draw:layer="layout" svg:x1="15.824cm" svg:y1="27.255cm" svg:x2="16.024cm" svg:y2="27.255cm">
              <text:p/>
            </draw:line>
          </draw:g>
          <draw:g>
            <draw:custom-shape draw:style-name="gr1" draw:text-style-name="P1" draw:layer="layout" svg:width="0.2cm" svg:height="0.2cm" svg:x="16.324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27.155cm" svg:x2="16.424cm" svg:y2="27.355cm">
              <text:p/>
            </draw:line>
            <draw:line draw:style-name="gr2" draw:text-style-name="P2" draw:layer="layout" svg:x1="16.324cm" svg:y1="27.255cm" svg:x2="16.524cm" svg:y2="27.255cm">
              <text:p/>
            </draw:line>
          </draw:g>
          <draw:g>
            <draw:custom-shape draw:style-name="gr1" draw:text-style-name="P1" draw:layer="layout" svg:width="0.2cm" svg:height="0.2cm" svg:x="16.824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27.155cm" svg:x2="16.924cm" svg:y2="27.355cm">
              <text:p/>
            </draw:line>
            <draw:line draw:style-name="gr2" draw:text-style-name="P2" draw:layer="layout" svg:x1="16.824cm" svg:y1="27.255cm" svg:x2="17.024cm" svg:y2="27.255cm">
              <text:p/>
            </draw:line>
          </draw:g>
          <draw:g>
            <draw:custom-shape draw:style-name="gr1" draw:text-style-name="P1" draw:layer="layout" svg:width="0.2cm" svg:height="0.2cm" svg:x="17.324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27.155cm" svg:x2="17.424cm" svg:y2="27.355cm">
              <text:p/>
            </draw:line>
            <draw:line draw:style-name="gr2" draw:text-style-name="P2" draw:layer="layout" svg:x1="17.324cm" svg:y1="27.255cm" svg:x2="17.524cm" svg:y2="27.255cm">
              <text:p/>
            </draw:line>
          </draw:g>
          <draw:g>
            <draw:custom-shape draw:style-name="gr1" draw:text-style-name="P1" draw:layer="layout" svg:width="0.2cm" svg:height="0.2cm" svg:x="17.824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27.155cm" svg:x2="17.924cm" svg:y2="27.355cm">
              <text:p/>
            </draw:line>
            <draw:line draw:style-name="gr2" draw:text-style-name="P2" draw:layer="layout" svg:x1="17.824cm" svg:y1="27.255cm" svg:x2="18.024cm" svg:y2="27.255cm">
              <text:p/>
            </draw:line>
          </draw:g>
          <draw:g>
            <draw:custom-shape draw:style-name="gr1" draw:text-style-name="P1" draw:layer="layout" svg:width="0.2cm" svg:height="0.2cm" svg:x="18.324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27.155cm" svg:x2="18.424cm" svg:y2="27.355cm">
              <text:p/>
            </draw:line>
            <draw:line draw:style-name="gr2" draw:text-style-name="P2" draw:layer="layout" svg:x1="18.324cm" svg:y1="27.255cm" svg:x2="18.524cm" svg:y2="27.255cm">
              <text:p/>
            </draw:line>
          </draw:g>
          <draw:g>
            <draw:custom-shape draw:style-name="gr1" draw:text-style-name="P1" draw:layer="layout" svg:width="0.2cm" svg:height="0.2cm" svg:x="18.824cm" svg:y="27.1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27.155cm" svg:x2="18.924cm" svg:y2="27.355cm">
              <text:p/>
            </draw:line>
            <draw:line draw:style-name="gr2" draw:text-style-name="P2" draw:layer="layout" svg:x1="18.824cm" svg:y1="27.255cm" svg:x2="19.024cm" svg:y2="27.255cm">
              <text:p/>
            </draw:line>
          </draw:g>
          <draw:custom-shape draw:style-name="gr3" draw:text-style-name="P1" draw:layer="layout" svg:width="17.839cm" svg:height="0.51cm" svg:x="1.5cm" svg:y="27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cm" svg:height="0.2cm" svg:x="1.8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.9cm" svg:y1="27.655cm" svg:x2="1.9cm" svg:y2="27.855cm">
              <text:p/>
            </draw:line>
            <draw:line draw:style-name="gr2" draw:text-style-name="P2" draw:layer="layout" svg:x1="1.8cm" svg:y1="27.755cm" svg:x2="2cm" svg:y2="27.755cm">
              <text:p/>
            </draw:line>
          </draw:g>
          <draw:g>
            <draw:custom-shape draw:style-name="gr1" draw:text-style-name="P1" draw:layer="layout" svg:width="0.2cm" svg:height="0.2cm" svg:x="2.292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7.655cm" svg:x2="2.392cm" svg:y2="27.855cm">
              <text:p/>
            </draw:line>
            <draw:line draw:style-name="gr2" draw:text-style-name="P2" draw:layer="layout" svg:x1="2.292cm" svg:y1="27.755cm" svg:x2="2.492cm" svg:y2="27.755cm">
              <text:p/>
            </draw:line>
          </draw:g>
          <draw:g>
            <draw:custom-shape draw:style-name="gr1" draw:text-style-name="P1" draw:layer="layout" svg:width="0.2cm" svg:height="0.2cm" svg:x="2.292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392cm" svg:y1="27.655cm" svg:x2="2.392cm" svg:y2="27.855cm">
              <text:p/>
            </draw:line>
            <draw:line draw:style-name="gr2" draw:text-style-name="P2" draw:layer="layout" svg:x1="2.292cm" svg:y1="27.755cm" svg:x2="2.492cm" svg:y2="27.755cm">
              <text:p/>
            </draw:line>
          </draw:g>
          <draw:g>
            <draw:custom-shape draw:style-name="gr1" draw:text-style-name="P1" draw:layer="layout" svg:width="0.2cm" svg:height="0.2cm" svg:x="2.798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898cm" svg:y1="27.655cm" svg:x2="2.898cm" svg:y2="27.855cm">
              <text:p/>
            </draw:line>
            <draw:line draw:style-name="gr2" draw:text-style-name="P2" draw:layer="layout" svg:x1="2.798cm" svg:y1="27.755cm" svg:x2="2.998cm" svg:y2="27.755cm">
              <text:p/>
            </draw:line>
          </draw:g>
          <draw:g>
            <draw:custom-shape draw:style-name="gr1" draw:text-style-name="P1" draw:layer="layout" svg:width="0.2cm" svg:height="0.2cm" svg:x="3.306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406cm" svg:y1="27.655cm" svg:x2="3.406cm" svg:y2="27.855cm">
              <text:p/>
            </draw:line>
            <draw:line draw:style-name="gr2" draw:text-style-name="P2" draw:layer="layout" svg:x1="3.306cm" svg:y1="27.755cm" svg:x2="3.506cm" svg:y2="27.755cm">
              <text:p/>
            </draw:line>
          </draw:g>
          <draw:g>
            <draw:custom-shape draw:style-name="gr1" draw:text-style-name="P1" draw:layer="layout" svg:width="0.2cm" svg:height="0.2cm" svg:x="3.806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906cm" svg:y1="27.655cm" svg:x2="3.906cm" svg:y2="27.855cm">
              <text:p/>
            </draw:line>
            <draw:line draw:style-name="gr2" draw:text-style-name="P2" draw:layer="layout" svg:x1="3.806cm" svg:y1="27.755cm" svg:x2="4.006cm" svg:y2="27.755cm">
              <text:p/>
            </draw:line>
          </draw:g>
          <draw:g>
            <draw:custom-shape draw:style-name="gr1" draw:text-style-name="P1" draw:layer="layout" svg:width="0.2cm" svg:height="0.2cm" svg:x="4.306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406cm" svg:y1="27.655cm" svg:x2="4.406cm" svg:y2="27.855cm">
              <text:p/>
            </draw:line>
            <draw:line draw:style-name="gr2" draw:text-style-name="P2" draw:layer="layout" svg:x1="4.306cm" svg:y1="27.755cm" svg:x2="4.506cm" svg:y2="27.755cm">
              <text:p/>
            </draw:line>
          </draw:g>
          <draw:g>
            <draw:custom-shape draw:style-name="gr1" draw:text-style-name="P1" draw:layer="layout" svg:width="0.2cm" svg:height="0.2cm" svg:x="4.806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906cm" svg:y1="27.655cm" svg:x2="4.906cm" svg:y2="27.855cm">
              <text:p/>
            </draw:line>
            <draw:line draw:style-name="gr2" draw:text-style-name="P2" draw:layer="layout" svg:x1="4.806cm" svg:y1="27.755cm" svg:x2="5.006cm" svg:y2="27.755cm">
              <text:p/>
            </draw:line>
          </draw:g>
          <draw:g>
            <draw:custom-shape draw:style-name="gr1" draw:text-style-name="P1" draw:layer="layout" svg:width="0.2cm" svg:height="0.2cm" svg:x="5.304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404cm" svg:y1="27.655cm" svg:x2="5.404cm" svg:y2="27.855cm">
              <text:p/>
            </draw:line>
            <draw:line draw:style-name="gr2" draw:text-style-name="P2" draw:layer="layout" svg:x1="5.304cm" svg:y1="27.755cm" svg:x2="5.504cm" svg:y2="27.755cm">
              <text:p/>
            </draw:line>
          </draw:g>
          <draw:g>
            <draw:custom-shape draw:style-name="gr1" draw:text-style-name="P1" draw:layer="layout" svg:width="0.2cm" svg:height="0.2cm" svg:x="5.804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904cm" svg:y1="27.655cm" svg:x2="5.904cm" svg:y2="27.855cm">
              <text:p/>
            </draw:line>
            <draw:line draw:style-name="gr2" draw:text-style-name="P2" draw:layer="layout" svg:x1="5.804cm" svg:y1="27.755cm" svg:x2="6.004cm" svg:y2="27.755cm">
              <text:p/>
            </draw:line>
          </draw:g>
          <draw:g>
            <draw:custom-shape draw:style-name="gr1" draw:text-style-name="P1" draw:layer="layout" svg:width="0.2cm" svg:height="0.2cm" svg:x="6.31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41cm" svg:y1="27.655cm" svg:x2="6.41cm" svg:y2="27.855cm">
              <text:p/>
            </draw:line>
            <draw:line draw:style-name="gr2" draw:text-style-name="P2" draw:layer="layout" svg:x1="6.31cm" svg:y1="27.755cm" svg:x2="6.51cm" svg:y2="27.755cm">
              <text:p/>
            </draw:line>
          </draw:g>
          <draw:g>
            <draw:custom-shape draw:style-name="gr1" draw:text-style-name="P1" draw:layer="layout" svg:width="0.2cm" svg:height="0.2cm" svg:x="6.808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908cm" svg:y1="27.655cm" svg:x2="6.908cm" svg:y2="27.855cm">
              <text:p/>
            </draw:line>
            <draw:line draw:style-name="gr2" draw:text-style-name="P2" draw:layer="layout" svg:x1="6.808cm" svg:y1="27.755cm" svg:x2="7.008cm" svg:y2="27.755cm">
              <text:p/>
            </draw:line>
          </draw:g>
          <draw:g>
            <draw:custom-shape draw:style-name="gr1" draw:text-style-name="P1" draw:layer="layout" svg:width="0.2cm" svg:height="0.2cm" svg:x="7.312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412cm" svg:y1="27.655cm" svg:x2="7.412cm" svg:y2="27.855cm">
              <text:p/>
            </draw:line>
            <draw:line draw:style-name="gr2" draw:text-style-name="P2" draw:layer="layout" svg:x1="7.312cm" svg:y1="27.755cm" svg:x2="7.512cm" svg:y2="27.755cm">
              <text:p/>
            </draw:line>
          </draw:g>
          <draw:g>
            <draw:custom-shape draw:style-name="gr1" draw:text-style-name="P1" draw:layer="layout" svg:width="0.2cm" svg:height="0.2cm" svg:x="7.812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912cm" svg:y1="27.655cm" svg:x2="7.912cm" svg:y2="27.855cm">
              <text:p/>
            </draw:line>
            <draw:line draw:style-name="gr2" draw:text-style-name="P2" draw:layer="layout" svg:x1="7.812cm" svg:y1="27.755cm" svg:x2="8.012cm" svg:y2="27.755cm">
              <text:p/>
            </draw:line>
          </draw:g>
          <draw:g>
            <draw:custom-shape draw:style-name="gr1" draw:text-style-name="P1" draw:layer="layout" svg:width="0.2cm" svg:height="0.2cm" svg:x="8.314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414cm" svg:y1="27.655cm" svg:x2="8.414cm" svg:y2="27.855cm">
              <text:p/>
            </draw:line>
            <draw:line draw:style-name="gr2" draw:text-style-name="P2" draw:layer="layout" svg:x1="8.314cm" svg:y1="27.755cm" svg:x2="8.514cm" svg:y2="27.755cm">
              <text:p/>
            </draw:line>
          </draw:g>
          <draw:g>
            <draw:custom-shape draw:style-name="gr1" draw:text-style-name="P1" draw:layer="layout" svg:width="0.2cm" svg:height="0.2cm" svg:x="8.81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91cm" svg:y1="27.655cm" svg:x2="8.91cm" svg:y2="27.855cm">
              <text:p/>
            </draw:line>
            <draw:line draw:style-name="gr2" draw:text-style-name="P2" draw:layer="layout" svg:x1="8.81cm" svg:y1="27.755cm" svg:x2="9.01cm" svg:y2="27.755cm">
              <text:p/>
            </draw:line>
          </draw:g>
          <draw:g>
            <draw:custom-shape draw:style-name="gr1" draw:text-style-name="P1" draw:layer="layout" svg:width="0.2cm" svg:height="0.2cm" svg:x="9.31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41cm" svg:y1="27.655cm" svg:x2="9.41cm" svg:y2="27.855cm">
              <text:p/>
            </draw:line>
            <draw:line draw:style-name="gr2" draw:text-style-name="P2" draw:layer="layout" svg:x1="9.31cm" svg:y1="27.755cm" svg:x2="9.51cm" svg:y2="27.755cm">
              <text:p/>
            </draw:line>
          </draw:g>
          <draw:g>
            <draw:custom-shape draw:style-name="gr1" draw:text-style-name="P1" draw:layer="layout" svg:width="0.2cm" svg:height="0.2cm" svg:x="9.81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91cm" svg:y1="27.655cm" svg:x2="9.91cm" svg:y2="27.855cm">
              <text:p/>
            </draw:line>
            <draw:line draw:style-name="gr2" draw:text-style-name="P2" draw:layer="layout" svg:x1="9.81cm" svg:y1="27.755cm" svg:x2="10.01cm" svg:y2="27.755cm">
              <text:p/>
            </draw:line>
          </draw:g>
          <draw:g>
            <draw:custom-shape draw:style-name="gr1" draw:text-style-name="P1" draw:layer="layout" svg:width="0.2cm" svg:height="0.2cm" svg:x="10.316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416cm" svg:y1="27.655cm" svg:x2="10.416cm" svg:y2="27.855cm">
              <text:p/>
            </draw:line>
            <draw:line draw:style-name="gr2" draw:text-style-name="P2" draw:layer="layout" svg:x1="10.316cm" svg:y1="27.755cm" svg:x2="10.516cm" svg:y2="27.755cm">
              <text:p/>
            </draw:line>
          </draw:g>
          <draw:g>
            <draw:custom-shape draw:style-name="gr1" draw:text-style-name="P1" draw:layer="layout" svg:width="0.2cm" svg:height="0.2cm" svg:x="10.816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916cm" svg:y1="27.655cm" svg:x2="10.916cm" svg:y2="27.855cm">
              <text:p/>
            </draw:line>
            <draw:line draw:style-name="gr2" draw:text-style-name="P2" draw:layer="layout" svg:x1="10.816cm" svg:y1="27.755cm" svg:x2="11.016cm" svg:y2="27.755cm">
              <text:p/>
            </draw:line>
          </draw:g>
          <draw:g>
            <draw:custom-shape draw:style-name="gr1" draw:text-style-name="P1" draw:layer="layout" svg:width="0.2cm" svg:height="0.2cm" svg:x="11.314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414cm" svg:y1="27.655cm" svg:x2="11.414cm" svg:y2="27.855cm">
              <text:p/>
            </draw:line>
            <draw:line draw:style-name="gr2" draw:text-style-name="P2" draw:layer="layout" svg:x1="11.314cm" svg:y1="27.755cm" svg:x2="11.514cm" svg:y2="27.755cm">
              <text:p/>
            </draw:line>
          </draw:g>
          <draw:g>
            <draw:custom-shape draw:style-name="gr1" draw:text-style-name="P1" draw:layer="layout" svg:width="0.2cm" svg:height="0.2cm" svg:x="11.82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92cm" svg:y1="27.655cm" svg:x2="11.92cm" svg:y2="27.855cm">
              <text:p/>
            </draw:line>
            <draw:line draw:style-name="gr2" draw:text-style-name="P2" draw:layer="layout" svg:x1="11.82cm" svg:y1="27.755cm" svg:x2="12.02cm" svg:y2="27.755cm">
              <text:p/>
            </draw:line>
          </draw:g>
          <draw:g>
            <draw:custom-shape draw:style-name="gr1" draw:text-style-name="P1" draw:layer="layout" svg:width="0.2cm" svg:height="0.2cm" svg:x="12.322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422cm" svg:y1="27.655cm" svg:x2="12.422cm" svg:y2="27.855cm">
              <text:p/>
            </draw:line>
            <draw:line draw:style-name="gr2" draw:text-style-name="P2" draw:layer="layout" svg:x1="12.322cm" svg:y1="27.755cm" svg:x2="12.522cm" svg:y2="27.755cm">
              <text:p/>
            </draw:line>
          </draw:g>
          <draw:g>
            <draw:custom-shape draw:style-name="gr1" draw:text-style-name="P1" draw:layer="layout" svg:width="0.2cm" svg:height="0.2cm" svg:x="12.818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918cm" svg:y1="27.655cm" svg:x2="12.918cm" svg:y2="27.855cm">
              <text:p/>
            </draw:line>
            <draw:line draw:style-name="gr2" draw:text-style-name="P2" draw:layer="layout" svg:x1="12.818cm" svg:y1="27.755cm" svg:x2="13.018cm" svg:y2="27.755cm">
              <text:p/>
            </draw:line>
          </draw:g>
          <draw:g>
            <draw:custom-shape draw:style-name="gr1" draw:text-style-name="P1" draw:layer="layout" svg:width="0.2cm" svg:height="0.2cm" svg:x="13.318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418cm" svg:y1="27.655cm" svg:x2="13.418cm" svg:y2="27.855cm">
              <text:p/>
            </draw:line>
            <draw:line draw:style-name="gr2" draw:text-style-name="P2" draw:layer="layout" svg:x1="13.318cm" svg:y1="27.755cm" svg:x2="13.518cm" svg:y2="27.755cm">
              <text:p/>
            </draw:line>
          </draw:g>
          <draw:g>
            <draw:custom-shape draw:style-name="gr1" draw:text-style-name="P1" draw:layer="layout" svg:width="0.2cm" svg:height="0.2cm" svg:x="13.822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922cm" svg:y1="27.655cm" svg:x2="13.922cm" svg:y2="27.855cm">
              <text:p/>
            </draw:line>
            <draw:line draw:style-name="gr2" draw:text-style-name="P2" draw:layer="layout" svg:x1="13.822cm" svg:y1="27.755cm" svg:x2="14.022cm" svg:y2="27.755cm">
              <text:p/>
            </draw:line>
          </draw:g>
          <draw:g>
            <draw:custom-shape draw:style-name="gr1" draw:text-style-name="P1" draw:layer="layout" svg:width="0.2cm" svg:height="0.2cm" svg:x="14.324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424cm" svg:y1="27.655cm" svg:x2="14.424cm" svg:y2="27.855cm">
              <text:p/>
            </draw:line>
            <draw:line draw:style-name="gr2" draw:text-style-name="P2" draw:layer="layout" svg:x1="14.324cm" svg:y1="27.755cm" svg:x2="14.524cm" svg:y2="27.755cm">
              <text:p/>
            </draw:line>
          </draw:g>
          <draw:g>
            <draw:custom-shape draw:style-name="gr1" draw:text-style-name="P1" draw:layer="layout" svg:width="0.2cm" svg:height="0.2cm" svg:x="14.824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924cm" svg:y1="27.655cm" svg:x2="14.924cm" svg:y2="27.855cm">
              <text:p/>
            </draw:line>
            <draw:line draw:style-name="gr2" draw:text-style-name="P2" draw:layer="layout" svg:x1="14.824cm" svg:y1="27.755cm" svg:x2="15.024cm" svg:y2="27.755cm">
              <text:p/>
            </draw:line>
          </draw:g>
          <draw:g>
            <draw:custom-shape draw:style-name="gr1" draw:text-style-name="P1" draw:layer="layout" svg:width="0.2cm" svg:height="0.2cm" svg:x="15.324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424cm" svg:y1="27.655cm" svg:x2="15.424cm" svg:y2="27.855cm">
              <text:p/>
            </draw:line>
            <draw:line draw:style-name="gr2" draw:text-style-name="P2" draw:layer="layout" svg:x1="15.324cm" svg:y1="27.755cm" svg:x2="15.524cm" svg:y2="27.755cm">
              <text:p/>
            </draw:line>
          </draw:g>
          <draw:g>
            <draw:custom-shape draw:style-name="gr1" draw:text-style-name="P1" draw:layer="layout" svg:width="0.2cm" svg:height="0.2cm" svg:x="15.824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924cm" svg:y1="27.655cm" svg:x2="15.924cm" svg:y2="27.855cm">
              <text:p/>
            </draw:line>
            <draw:line draw:style-name="gr2" draw:text-style-name="P2" draw:layer="layout" svg:x1="15.824cm" svg:y1="27.755cm" svg:x2="16.024cm" svg:y2="27.755cm">
              <text:p/>
            </draw:line>
          </draw:g>
          <draw:g>
            <draw:custom-shape draw:style-name="gr1" draw:text-style-name="P1" draw:layer="layout" svg:width="0.2cm" svg:height="0.2cm" svg:x="16.324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424cm" svg:y1="27.655cm" svg:x2="16.424cm" svg:y2="27.855cm">
              <text:p/>
            </draw:line>
            <draw:line draw:style-name="gr2" draw:text-style-name="P2" draw:layer="layout" svg:x1="16.324cm" svg:y1="27.755cm" svg:x2="16.524cm" svg:y2="27.755cm">
              <text:p/>
            </draw:line>
          </draw:g>
          <draw:g>
            <draw:custom-shape draw:style-name="gr1" draw:text-style-name="P1" draw:layer="layout" svg:width="0.2cm" svg:height="0.2cm" svg:x="16.824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924cm" svg:y1="27.655cm" svg:x2="16.924cm" svg:y2="27.855cm">
              <text:p/>
            </draw:line>
            <draw:line draw:style-name="gr2" draw:text-style-name="P2" draw:layer="layout" svg:x1="16.824cm" svg:y1="27.755cm" svg:x2="17.024cm" svg:y2="27.755cm">
              <text:p/>
            </draw:line>
          </draw:g>
          <draw:g>
            <draw:custom-shape draw:style-name="gr1" draw:text-style-name="P1" draw:layer="layout" svg:width="0.2cm" svg:height="0.2cm" svg:x="17.324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424cm" svg:y1="27.655cm" svg:x2="17.424cm" svg:y2="27.855cm">
              <text:p/>
            </draw:line>
            <draw:line draw:style-name="gr2" draw:text-style-name="P2" draw:layer="layout" svg:x1="17.324cm" svg:y1="27.755cm" svg:x2="17.524cm" svg:y2="27.755cm">
              <text:p/>
            </draw:line>
          </draw:g>
          <draw:g>
            <draw:custom-shape draw:style-name="gr1" draw:text-style-name="P1" draw:layer="layout" svg:width="0.2cm" svg:height="0.2cm" svg:x="17.824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924cm" svg:y1="27.655cm" svg:x2="17.924cm" svg:y2="27.855cm">
              <text:p/>
            </draw:line>
            <draw:line draw:style-name="gr2" draw:text-style-name="P2" draw:layer="layout" svg:x1="17.824cm" svg:y1="27.755cm" svg:x2="18.024cm" svg:y2="27.755cm">
              <text:p/>
            </draw:line>
          </draw:g>
          <draw:g>
            <draw:custom-shape draw:style-name="gr1" draw:text-style-name="P1" draw:layer="layout" svg:width="0.2cm" svg:height="0.2cm" svg:x="18.324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424cm" svg:y1="27.655cm" svg:x2="18.424cm" svg:y2="27.855cm">
              <text:p/>
            </draw:line>
            <draw:line draw:style-name="gr2" draw:text-style-name="P2" draw:layer="layout" svg:x1="18.324cm" svg:y1="27.755cm" svg:x2="18.524cm" svg:y2="27.755cm">
              <text:p/>
            </draw:line>
          </draw:g>
          <draw:g>
            <draw:custom-shape draw:style-name="gr1" draw:text-style-name="P1" draw:layer="layout" svg:width="0.2cm" svg:height="0.2cm" svg:x="18.824cm" svg:y="27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924cm" svg:y1="27.655cm" svg:x2="18.924cm" svg:y2="27.855cm">
              <text:p/>
            </draw:line>
            <draw:line draw:style-name="gr2" draw:text-style-name="P2" draw:layer="layout" svg:x1="18.824cm" svg:y1="27.755cm" svg:x2="19.024cm" svg:y2="27.755cm">
              <text:p/>
            </draw:line>
          </draw:g>
          <draw:custom-shape draw:style-name="gr3" draw:text-style-name="P1" draw:layer="layout" svg:width="17.839cm" svg:height="0.51cm" svg:x="1.5cm" svg:y="27.5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custom-shape draw:style-name="gr4" draw:text-style-name="P1" draw:layer="layout" svg:width="18.6cm" svg:height="0.51cm" svg:x="1.1cm" svg:y="1.9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1.37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.47cm" svg:y1="2.05cm" svg:x2="1.47cm" svg:y2="2.25cm">
            <text:p/>
          </draw:line>
          <draw:line draw:style-name="gr6" draw:text-style-name="P2" draw:layer="layout" svg:x1="1.37cm" svg:y1="2.15cm" svg:x2="1.57cm" svg:y2="2.15cm">
            <text:p/>
          </draw:line>
        </draw:g>
        <draw:custom-shape draw:style-name="gr7" draw:text-style-name="P1" draw:layer="layout" svg:width="0.27cm" svg:height="0.2cm" svg:x="1.57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1.84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.94cm" svg:y1="2.05cm" svg:x2="1.94cm" svg:y2="2.25cm">
            <text:p/>
          </draw:line>
          <draw:line draw:style-name="gr6" draw:text-style-name="P2" draw:layer="layout" svg:x1="1.84cm" svg:y1="2.15cm" svg:x2="2.04cm" svg:y2="2.15cm">
            <text:p/>
          </draw:line>
        </draw:g>
        <draw:custom-shape draw:style-name="gr7" draw:text-style-name="P1" draw:layer="layout" svg:width="0.27cm" svg:height="0.2cm" svg:x="2.04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2.31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2.41cm" svg:y1="2.05cm" svg:x2="2.41cm" svg:y2="2.25cm">
            <text:p/>
          </draw:line>
          <draw:line draw:style-name="gr6" draw:text-style-name="P2" draw:layer="layout" svg:x1="2.31cm" svg:y1="2.15cm" svg:x2="2.51cm" svg:y2="2.15cm">
            <text:p/>
          </draw:line>
        </draw:g>
        <draw:custom-shape draw:style-name="gr7" draw:text-style-name="P1" draw:layer="layout" svg:width="0.27cm" svg:height="0.2cm" svg:x="2.51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2.78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2.88cm" svg:y1="2.05cm" svg:x2="2.88cm" svg:y2="2.25cm">
            <text:p/>
          </draw:line>
          <draw:line draw:style-name="gr6" draw:text-style-name="P2" draw:layer="layout" svg:x1="2.78cm" svg:y1="2.15cm" svg:x2="2.98cm" svg:y2="2.15cm">
            <text:p/>
          </draw:line>
        </draw:g>
        <draw:custom-shape draw:style-name="gr7" draw:text-style-name="P1" draw:layer="layout" svg:width="0.27cm" svg:height="0.2cm" svg:x="2.98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3.25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3.35cm" svg:y1="2.05cm" svg:x2="3.35cm" svg:y2="2.25cm">
            <text:p/>
          </draw:line>
          <draw:line draw:style-name="gr6" draw:text-style-name="P2" draw:layer="layout" svg:x1="3.25cm" svg:y1="2.15cm" svg:x2="3.45cm" svg:y2="2.15cm">
            <text:p/>
          </draw:line>
        </draw:g>
        <draw:custom-shape draw:style-name="gr7" draw:text-style-name="P1" draw:layer="layout" svg:width="0.27cm" svg:height="0.2cm" svg:x="3.45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3.72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3.82cm" svg:y1="2.05cm" svg:x2="3.82cm" svg:y2="2.25cm">
            <text:p/>
          </draw:line>
          <draw:line draw:style-name="gr6" draw:text-style-name="P2" draw:layer="layout" svg:x1="3.72cm" svg:y1="2.15cm" svg:x2="3.92cm" svg:y2="2.15cm">
            <text:p/>
          </draw:line>
        </draw:g>
        <draw:custom-shape draw:style-name="gr7" draw:text-style-name="P1" draw:layer="layout" svg:width="0.27cm" svg:height="0.2cm" svg:x="3.92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4.19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4.29cm" svg:y1="2.05cm" svg:x2="4.29cm" svg:y2="2.25cm">
            <text:p/>
          </draw:line>
          <draw:line draw:style-name="gr6" draw:text-style-name="P2" draw:layer="layout" svg:x1="4.19cm" svg:y1="2.15cm" svg:x2="4.39cm" svg:y2="2.15cm">
            <text:p/>
          </draw:line>
        </draw:g>
        <draw:custom-shape draw:style-name="gr7" draw:text-style-name="P1" draw:layer="layout" svg:width="0.27cm" svg:height="0.2cm" svg:x="4.39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4.66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4.76cm" svg:y1="2.05cm" svg:x2="4.76cm" svg:y2="2.25cm">
            <text:p/>
          </draw:line>
          <draw:line draw:style-name="gr6" draw:text-style-name="P2" draw:layer="layout" svg:x1="4.66cm" svg:y1="2.15cm" svg:x2="4.86cm" svg:y2="2.15cm">
            <text:p/>
          </draw:line>
        </draw:g>
        <draw:custom-shape draw:style-name="gr7" draw:text-style-name="P1" draw:layer="layout" svg:width="0.27cm" svg:height="0.2cm" svg:x="4.86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5.13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5.23cm" svg:y1="2.05cm" svg:x2="5.23cm" svg:y2="2.25cm">
            <text:p/>
          </draw:line>
          <draw:line draw:style-name="gr6" draw:text-style-name="P2" draw:layer="layout" svg:x1="5.13cm" svg:y1="2.15cm" svg:x2="5.33cm" svg:y2="2.15cm">
            <text:p/>
          </draw:line>
        </draw:g>
        <draw:custom-shape draw:style-name="gr7" draw:text-style-name="P1" draw:layer="layout" svg:width="0.27cm" svg:height="0.2cm" svg:x="5.33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5.6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5.7cm" svg:y1="2.05cm" svg:x2="5.7cm" svg:y2="2.25cm">
            <text:p/>
          </draw:line>
          <draw:line draw:style-name="gr6" draw:text-style-name="P2" draw:layer="layout" svg:x1="5.6cm" svg:y1="2.15cm" svg:x2="5.8cm" svg:y2="2.15cm">
            <text:p/>
          </draw:line>
        </draw:g>
        <draw:custom-shape draw:style-name="gr7" draw:text-style-name="P1" draw:layer="layout" svg:width="0.27cm" svg:height="0.2cm" svg:x="5.8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6.07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6.17cm" svg:y1="2.05cm" svg:x2="6.17cm" svg:y2="2.25cm">
            <text:p/>
          </draw:line>
          <draw:line draw:style-name="gr6" draw:text-style-name="P2" draw:layer="layout" svg:x1="6.07cm" svg:y1="2.15cm" svg:x2="6.27cm" svg:y2="2.15cm">
            <text:p/>
          </draw:line>
        </draw:g>
        <draw:custom-shape draw:style-name="gr7" draw:text-style-name="P1" draw:layer="layout" svg:width="0.27cm" svg:height="0.2cm" svg:x="6.27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6.54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6.64cm" svg:y1="2.05cm" svg:x2="6.64cm" svg:y2="2.25cm">
            <text:p/>
          </draw:line>
          <draw:line draw:style-name="gr6" draw:text-style-name="P2" draw:layer="layout" svg:x1="6.54cm" svg:y1="2.15cm" svg:x2="6.74cm" svg:y2="2.15cm">
            <text:p/>
          </draw:line>
        </draw:g>
        <draw:custom-shape draw:style-name="gr7" draw:text-style-name="P1" draw:layer="layout" svg:width="0.27cm" svg:height="0.2cm" svg:x="6.74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7.01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7.11cm" svg:y1="2.05cm" svg:x2="7.11cm" svg:y2="2.25cm">
            <text:p/>
          </draw:line>
          <draw:line draw:style-name="gr6" draw:text-style-name="P2" draw:layer="layout" svg:x1="7.01cm" svg:y1="2.15cm" svg:x2="7.21cm" svg:y2="2.15cm">
            <text:p/>
          </draw:line>
        </draw:g>
        <draw:custom-shape draw:style-name="gr7" draw:text-style-name="P1" draw:layer="layout" svg:width="0.27cm" svg:height="0.2cm" svg:x="7.21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7.48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7.58cm" svg:y1="2.05cm" svg:x2="7.58cm" svg:y2="2.25cm">
            <text:p/>
          </draw:line>
          <draw:line draw:style-name="gr6" draw:text-style-name="P2" draw:layer="layout" svg:x1="7.48cm" svg:y1="2.15cm" svg:x2="7.68cm" svg:y2="2.15cm">
            <text:p/>
          </draw:line>
        </draw:g>
        <draw:custom-shape draw:style-name="gr7" draw:text-style-name="P1" draw:layer="layout" svg:width="0.27cm" svg:height="0.2cm" svg:x="7.68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7.95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8.05cm" svg:y1="2.05cm" svg:x2="8.05cm" svg:y2="2.25cm">
            <text:p/>
          </draw:line>
          <draw:line draw:style-name="gr6" draw:text-style-name="P2" draw:layer="layout" svg:x1="7.95cm" svg:y1="2.15cm" svg:x2="8.15cm" svg:y2="2.15cm">
            <text:p/>
          </draw:line>
        </draw:g>
        <draw:custom-shape draw:style-name="gr7" draw:text-style-name="P1" draw:layer="layout" svg:width="0.27cm" svg:height="0.2cm" svg:x="8.15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8.42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8.52cm" svg:y1="2.05cm" svg:x2="8.52cm" svg:y2="2.25cm">
            <text:p/>
          </draw:line>
          <draw:line draw:style-name="gr6" draw:text-style-name="P2" draw:layer="layout" svg:x1="8.42cm" svg:y1="2.15cm" svg:x2="8.62cm" svg:y2="2.15cm">
            <text:p/>
          </draw:line>
        </draw:g>
        <draw:custom-shape draw:style-name="gr7" draw:text-style-name="P1" draw:layer="layout" svg:width="0.27cm" svg:height="0.2cm" svg:x="8.62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8.89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8.99cm" svg:y1="2.05cm" svg:x2="8.99cm" svg:y2="2.25cm">
            <text:p/>
          </draw:line>
          <draw:line draw:style-name="gr6" draw:text-style-name="P2" draw:layer="layout" svg:x1="8.89cm" svg:y1="2.15cm" svg:x2="9.09cm" svg:y2="2.15cm">
            <text:p/>
          </draw:line>
        </draw:g>
        <draw:custom-shape draw:style-name="gr7" draw:text-style-name="P1" draw:layer="layout" svg:width="0.27cm" svg:height="0.2cm" svg:x="9.09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9.36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9.46cm" svg:y1="2.05cm" svg:x2="9.46cm" svg:y2="2.25cm">
            <text:p/>
          </draw:line>
          <draw:line draw:style-name="gr6" draw:text-style-name="P2" draw:layer="layout" svg:x1="9.36cm" svg:y1="2.15cm" svg:x2="9.56cm" svg:y2="2.15cm">
            <text:p/>
          </draw:line>
        </draw:g>
        <draw:custom-shape draw:style-name="gr7" draw:text-style-name="P1" draw:layer="layout" svg:width="0.27cm" svg:height="0.2cm" svg:x="9.56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9.83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9.93cm" svg:y1="2.05cm" svg:x2="9.93cm" svg:y2="2.25cm">
            <text:p/>
          </draw:line>
          <draw:line draw:style-name="gr6" draw:text-style-name="P2" draw:layer="layout" svg:x1="9.83cm" svg:y1="2.15cm" svg:x2="10.03cm" svg:y2="2.15cm">
            <text:p/>
          </draw:line>
        </draw:g>
        <draw:custom-shape draw:style-name="gr7" draw:text-style-name="P1" draw:layer="layout" svg:width="0.27cm" svg:height="0.2cm" svg:x="10.03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10.3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0.4cm" svg:y1="2.05cm" svg:x2="10.4cm" svg:y2="2.25cm">
            <text:p/>
          </draw:line>
          <draw:line draw:style-name="gr6" draw:text-style-name="P2" draw:layer="layout" svg:x1="10.3cm" svg:y1="2.15cm" svg:x2="10.5cm" svg:y2="2.15cm">
            <text:p/>
          </draw:line>
        </draw:g>
        <draw:custom-shape draw:style-name="gr7" draw:text-style-name="P1" draw:layer="layout" svg:width="0.27cm" svg:height="0.2cm" svg:x="10.5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10.77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0.87cm" svg:y1="2.05cm" svg:x2="10.87cm" svg:y2="2.25cm">
            <text:p/>
          </draw:line>
          <draw:line draw:style-name="gr6" draw:text-style-name="P2" draw:layer="layout" svg:x1="10.77cm" svg:y1="2.15cm" svg:x2="10.97cm" svg:y2="2.15cm">
            <text:p/>
          </draw:line>
        </draw:g>
        <draw:custom-shape draw:style-name="gr7" draw:text-style-name="P1" draw:layer="layout" svg:width="0.27cm" svg:height="0.2cm" svg:x="10.97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11.24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1.34cm" svg:y1="2.05cm" svg:x2="11.34cm" svg:y2="2.25cm">
            <text:p/>
          </draw:line>
          <draw:line draw:style-name="gr6" draw:text-style-name="P2" draw:layer="layout" svg:x1="11.24cm" svg:y1="2.15cm" svg:x2="11.44cm" svg:y2="2.15cm">
            <text:p/>
          </draw:line>
        </draw:g>
        <draw:custom-shape draw:style-name="gr7" draw:text-style-name="P1" draw:layer="layout" svg:width="0.27cm" svg:height="0.2cm" svg:x="11.44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11.71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1.81cm" svg:y1="2.05cm" svg:x2="11.81cm" svg:y2="2.25cm">
            <text:p/>
          </draw:line>
          <draw:line draw:style-name="gr6" draw:text-style-name="P2" draw:layer="layout" svg:x1="11.71cm" svg:y1="2.15cm" svg:x2="11.91cm" svg:y2="2.15cm">
            <text:p/>
          </draw:line>
        </draw:g>
        <draw:custom-shape draw:style-name="gr7" draw:text-style-name="P1" draw:layer="layout" svg:width="0.27cm" svg:height="0.2cm" svg:x="11.91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12.18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2.28cm" svg:y1="2.05cm" svg:x2="12.28cm" svg:y2="2.25cm">
            <text:p/>
          </draw:line>
          <draw:line draw:style-name="gr6" draw:text-style-name="P2" draw:layer="layout" svg:x1="12.18cm" svg:y1="2.15cm" svg:x2="12.38cm" svg:y2="2.15cm">
            <text:p/>
          </draw:line>
        </draw:g>
        <draw:custom-shape draw:style-name="gr7" draw:text-style-name="P1" draw:layer="layout" svg:width="0.27cm" svg:height="0.2cm" svg:x="12.38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12.65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2.75cm" svg:y1="2.05cm" svg:x2="12.75cm" svg:y2="2.25cm">
            <text:p/>
          </draw:line>
          <draw:line draw:style-name="gr6" draw:text-style-name="P2" draw:layer="layout" svg:x1="12.65cm" svg:y1="2.15cm" svg:x2="12.85cm" svg:y2="2.15cm">
            <text:p/>
          </draw:line>
        </draw:g>
        <draw:custom-shape draw:style-name="gr7" draw:text-style-name="P1" draw:layer="layout" svg:width="0.27cm" svg:height="0.2cm" svg:x="12.85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13.12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3.22cm" svg:y1="2.05cm" svg:x2="13.22cm" svg:y2="2.25cm">
            <text:p/>
          </draw:line>
          <draw:line draw:style-name="gr6" draw:text-style-name="P2" draw:layer="layout" svg:x1="13.12cm" svg:y1="2.15cm" svg:x2="13.32cm" svg:y2="2.15cm">
            <text:p/>
          </draw:line>
        </draw:g>
        <draw:custom-shape draw:style-name="gr7" draw:text-style-name="P1" draw:layer="layout" svg:width="0.27cm" svg:height="0.2cm" svg:x="13.32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13.59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3.69cm" svg:y1="2.05cm" svg:x2="13.69cm" svg:y2="2.25cm">
            <text:p/>
          </draw:line>
          <draw:line draw:style-name="gr6" draw:text-style-name="P2" draw:layer="layout" svg:x1="13.59cm" svg:y1="2.15cm" svg:x2="13.79cm" svg:y2="2.15cm">
            <text:p/>
          </draw:line>
        </draw:g>
        <draw:custom-shape draw:style-name="gr7" draw:text-style-name="P1" draw:layer="layout" svg:width="0.27cm" svg:height="0.2cm" svg:x="13.79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14.06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4.16cm" svg:y1="2.05cm" svg:x2="14.16cm" svg:y2="2.25cm">
            <text:p/>
          </draw:line>
          <draw:line draw:style-name="gr6" draw:text-style-name="P2" draw:layer="layout" svg:x1="14.06cm" svg:y1="2.15cm" svg:x2="14.26cm" svg:y2="2.15cm">
            <text:p/>
          </draw:line>
        </draw:g>
        <draw:custom-shape draw:style-name="gr7" draw:text-style-name="P1" draw:layer="layout" svg:width="0.27cm" svg:height="0.2cm" svg:x="14.26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14.53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4.63cm" svg:y1="2.05cm" svg:x2="14.63cm" svg:y2="2.25cm">
            <text:p/>
          </draw:line>
          <draw:line draw:style-name="gr6" draw:text-style-name="P2" draw:layer="layout" svg:x1="14.53cm" svg:y1="2.15cm" svg:x2="14.73cm" svg:y2="2.15cm">
            <text:p/>
          </draw:line>
        </draw:g>
        <draw:custom-shape draw:style-name="gr7" draw:text-style-name="P1" draw:layer="layout" svg:width="0.27cm" svg:height="0.2cm" svg:x="14.73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15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5.1cm" svg:y1="2.05cm" svg:x2="15.1cm" svg:y2="2.25cm">
            <text:p/>
          </draw:line>
          <draw:line draw:style-name="gr6" draw:text-style-name="P2" draw:layer="layout" svg:x1="15cm" svg:y1="2.15cm" svg:x2="15.2cm" svg:y2="2.15cm">
            <text:p/>
          </draw:line>
        </draw:g>
        <draw:custom-shape draw:style-name="gr7" draw:text-style-name="P1" draw:layer="layout" svg:width="0.27cm" svg:height="0.2cm" svg:x="15.2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15.47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5.57cm" svg:y1="2.05cm" svg:x2="15.57cm" svg:y2="2.25cm">
            <text:p/>
          </draw:line>
          <draw:line draw:style-name="gr6" draw:text-style-name="P2" draw:layer="layout" svg:x1="15.47cm" svg:y1="2.15cm" svg:x2="15.67cm" svg:y2="2.15cm">
            <text:p/>
          </draw:line>
        </draw:g>
        <draw:custom-shape draw:style-name="gr7" draw:text-style-name="P1" draw:layer="layout" svg:width="0.27cm" svg:height="0.2cm" svg:x="15.67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15.94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6.04cm" svg:y1="2.05cm" svg:x2="16.04cm" svg:y2="2.25cm">
            <text:p/>
          </draw:line>
          <draw:line draw:style-name="gr6" draw:text-style-name="P2" draw:layer="layout" svg:x1="15.94cm" svg:y1="2.15cm" svg:x2="16.14cm" svg:y2="2.15cm">
            <text:p/>
          </draw:line>
        </draw:g>
        <draw:custom-shape draw:style-name="gr7" draw:text-style-name="P1" draw:layer="layout" svg:width="0.27cm" svg:height="0.2cm" svg:x="16.14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16.41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6.51cm" svg:y1="2.05cm" svg:x2="16.51cm" svg:y2="2.25cm">
            <text:p/>
          </draw:line>
          <draw:line draw:style-name="gr6" draw:text-style-name="P2" draw:layer="layout" svg:x1="16.41cm" svg:y1="2.15cm" svg:x2="16.61cm" svg:y2="2.15cm">
            <text:p/>
          </draw:line>
        </draw:g>
        <draw:custom-shape draw:style-name="gr7" draw:text-style-name="P1" draw:layer="layout" svg:width="0.27cm" svg:height="0.2cm" svg:x="16.61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16.88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6.98cm" svg:y1="2.05cm" svg:x2="16.98cm" svg:y2="2.25cm">
            <text:p/>
          </draw:line>
          <draw:line draw:style-name="gr6" draw:text-style-name="P2" draw:layer="layout" svg:x1="16.88cm" svg:y1="2.15cm" svg:x2="17.08cm" svg:y2="2.15cm">
            <text:p/>
          </draw:line>
        </draw:g>
        <draw:custom-shape draw:style-name="gr7" draw:text-style-name="P1" draw:layer="layout" svg:width="0.27cm" svg:height="0.2cm" svg:x="17.08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17.35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7.45cm" svg:y1="2.05cm" svg:x2="17.45cm" svg:y2="2.25cm">
            <text:p/>
          </draw:line>
          <draw:line draw:style-name="gr6" draw:text-style-name="P2" draw:layer="layout" svg:x1="17.35cm" svg:y1="2.15cm" svg:x2="17.55cm" svg:y2="2.15cm">
            <text:p/>
          </draw:line>
        </draw:g>
        <draw:custom-shape draw:style-name="gr7" draw:text-style-name="P1" draw:layer="layout" svg:width="0.27cm" svg:height="0.2cm" svg:x="17.55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17.82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7.92cm" svg:y1="2.05cm" svg:x2="17.92cm" svg:y2="2.25cm">
            <text:p/>
          </draw:line>
          <draw:line draw:style-name="gr6" draw:text-style-name="P2" draw:layer="layout" svg:x1="17.82cm" svg:y1="2.15cm" svg:x2="18.02cm" svg:y2="2.15cm">
            <text:p/>
          </draw:line>
        </draw:g>
        <draw:custom-shape draw:style-name="gr7" draw:text-style-name="P1" draw:layer="layout" svg:width="0.27cm" svg:height="0.2cm" svg:x="18.02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18.29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8.39cm" svg:y1="2.05cm" svg:x2="18.39cm" svg:y2="2.25cm">
            <text:p/>
          </draw:line>
          <draw:line draw:style-name="gr6" draw:text-style-name="P2" draw:layer="layout" svg:x1="18.29cm" svg:y1="2.15cm" svg:x2="18.49cm" svg:y2="2.15cm">
            <text:p/>
          </draw:line>
        </draw:g>
        <draw:custom-shape draw:style-name="gr7" draw:text-style-name="P1" draw:layer="layout" svg:width="0.27cm" svg:height="0.2cm" svg:x="18.49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18.76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8.86cm" svg:y1="2.05cm" svg:x2="18.86cm" svg:y2="2.25cm">
            <text:p/>
          </draw:line>
          <draw:line draw:style-name="gr6" draw:text-style-name="P2" draw:layer="layout" svg:x1="18.76cm" svg:y1="2.15cm" svg:x2="18.96cm" svg:y2="2.15cm">
            <text:p/>
          </draw:line>
        </draw:g>
        <draw:custom-shape draw:style-name="gr7" draw:text-style-name="P1" draw:layer="layout" svg:width="0.27cm" svg:height="0.2cm" svg:x="18.96cm" svg:y="2.0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19.23cm" svg:y="2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9.33cm" svg:y1="2.05cm" svg:x2="19.33cm" svg:y2="2.25cm">
            <text:p/>
          </draw:line>
          <draw:line draw:style-name="gr6" draw:text-style-name="P2" draw:layer="layout" svg:x1="19.23cm" svg:y1="2.15cm" svg:x2="19.43cm" svg:y2="2.15cm">
            <text:p/>
          </draw:line>
        </draw:g>
        <draw:custom-shape draw:style-name="gr7" draw:text-style-name="P1" draw:layer="layout" svg:width="0.27cm" svg:height="0.2cm" svg:x="19.43cm" svg:y="2.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7cm" svg:height="0.2cm" svg:x="1.1cm" svg:y="2.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7cm" svg:height="0.2cm" svg:x="1.83cm" svg:y="3.1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6.2cm" svg:height="0.526cm" svg:x="2cm" svg:y="2.974cm">
          <draw:text-box>
            <text:p><text:span text:style-name="T1">Pixel to Pixel Gap 2.7mm</text:span></text:p>
          </draw:text-box>
        </draw:frame>
        <draw:g>
          <draw:custom-shape draw:style-name="gr5" draw:text-style-name="P1" draw:layer="layout" svg:width="0.2cm" svg:height="0.2cm" svg:x="1.9cm" svg:y="3.7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2cm" svg:y1="3.7cm" svg:x2="2cm" svg:y2="3.9cm">
            <text:p/>
          </draw:line>
          <draw:line draw:style-name="gr6" draw:text-style-name="P2" draw:layer="layout" svg:x1="1.9cm" svg:y1="3.8cm" svg:x2="2.1cm" svg:y2="3.8cm">
            <text:p/>
          </draw:line>
        </draw:g>
        <draw:frame draw:style-name="gr8" draw:text-style-name="P3" draw:layer="layout" svg:width="6.2cm" svg:height="0.526cm" svg:x="2cm" svg:y="3.574cm">
          <draw:text-box>
            <text:p><text:span text:style-name="T1">2mm x 2mm</text:span></text:p>
          </draw:text-box>
        </draw:frame>
        <draw:frame draw:style-name="gr8" draw:text-style-name="P3" draw:layer="layout" svg:width="6.2cm" svg:height="0.526cm" svg:x="2.2cm" svg:y="1.174cm">
          <draw:text-box>
            <text:p><text:span text:style-name="T1">APA102 2020 200ppm 5mm wide strip</text:span></text:p>
          </draw:text-box>
        </draw:frame>
        <draw:g>
          <draw:custom-shape draw:style-name="gr4" draw:text-style-name="P1" draw:layer="layout" svg:width="18.6cm" svg:height="0.51cm" svg:x="3.1cm" svg:y="6.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3.37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3.47cm" svg:y1="7.05cm" svg:x2="3.47cm" svg:y2="7.25cm">
              <text:p/>
            </draw:line>
            <draw:line draw:style-name="gr6" draw:text-style-name="P2" draw:layer="layout" svg:x1="3.37cm" svg:y1="7.15cm" svg:x2="3.57cm" svg:y2="7.15cm">
              <text:p/>
            </draw:line>
          </draw:g>
          <draw:custom-shape draw:style-name="gr7" draw:text-style-name="P1" draw:layer="layout" svg:width="0.27cm" svg:height="0.2cm" svg:x="3.57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3.84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3.94cm" svg:y1="7.05cm" svg:x2="3.94cm" svg:y2="7.25cm">
              <text:p/>
            </draw:line>
            <draw:line draw:style-name="gr6" draw:text-style-name="P2" draw:layer="layout" svg:x1="3.84cm" svg:y1="7.15cm" svg:x2="4.04cm" svg:y2="7.15cm">
              <text:p/>
            </draw:line>
          </draw:g>
          <draw:custom-shape draw:style-name="gr7" draw:text-style-name="P1" draw:layer="layout" svg:width="0.27cm" svg:height="0.2cm" svg:x="4.04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4.31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4.41cm" svg:y1="7.05cm" svg:x2="4.41cm" svg:y2="7.25cm">
              <text:p/>
            </draw:line>
            <draw:line draw:style-name="gr6" draw:text-style-name="P2" draw:layer="layout" svg:x1="4.31cm" svg:y1="7.15cm" svg:x2="4.51cm" svg:y2="7.15cm">
              <text:p/>
            </draw:line>
          </draw:g>
          <draw:custom-shape draw:style-name="gr7" draw:text-style-name="P1" draw:layer="layout" svg:width="0.27cm" svg:height="0.2cm" svg:x="4.51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4.78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4.88cm" svg:y1="7.05cm" svg:x2="4.88cm" svg:y2="7.25cm">
              <text:p/>
            </draw:line>
            <draw:line draw:style-name="gr6" draw:text-style-name="P2" draw:layer="layout" svg:x1="4.78cm" svg:y1="7.15cm" svg:x2="4.98cm" svg:y2="7.15cm">
              <text:p/>
            </draw:line>
          </draw:g>
          <draw:custom-shape draw:style-name="gr7" draw:text-style-name="P1" draw:layer="layout" svg:width="0.27cm" svg:height="0.2cm" svg:x="4.98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5.25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5.35cm" svg:y1="7.05cm" svg:x2="5.35cm" svg:y2="7.25cm">
              <text:p/>
            </draw:line>
            <draw:line draw:style-name="gr6" draw:text-style-name="P2" draw:layer="layout" svg:x1="5.25cm" svg:y1="7.15cm" svg:x2="5.45cm" svg:y2="7.15cm">
              <text:p/>
            </draw:line>
          </draw:g>
          <draw:custom-shape draw:style-name="gr7" draw:text-style-name="P1" draw:layer="layout" svg:width="0.27cm" svg:height="0.2cm" svg:x="5.45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5.72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5.82cm" svg:y1="7.05cm" svg:x2="5.82cm" svg:y2="7.25cm">
              <text:p/>
            </draw:line>
            <draw:line draw:style-name="gr6" draw:text-style-name="P2" draw:layer="layout" svg:x1="5.72cm" svg:y1="7.15cm" svg:x2="5.92cm" svg:y2="7.15cm">
              <text:p/>
            </draw:line>
          </draw:g>
          <draw:custom-shape draw:style-name="gr7" draw:text-style-name="P1" draw:layer="layout" svg:width="0.27cm" svg:height="0.2cm" svg:x="5.92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6.19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6.29cm" svg:y1="7.05cm" svg:x2="6.29cm" svg:y2="7.25cm">
              <text:p/>
            </draw:line>
            <draw:line draw:style-name="gr6" draw:text-style-name="P2" draw:layer="layout" svg:x1="6.19cm" svg:y1="7.15cm" svg:x2="6.39cm" svg:y2="7.15cm">
              <text:p/>
            </draw:line>
          </draw:g>
          <draw:custom-shape draw:style-name="gr7" draw:text-style-name="P1" draw:layer="layout" svg:width="0.27cm" svg:height="0.2cm" svg:x="6.39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6.66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6.76cm" svg:y1="7.05cm" svg:x2="6.76cm" svg:y2="7.25cm">
              <text:p/>
            </draw:line>
            <draw:line draw:style-name="gr6" draw:text-style-name="P2" draw:layer="layout" svg:x1="6.66cm" svg:y1="7.15cm" svg:x2="6.86cm" svg:y2="7.15cm">
              <text:p/>
            </draw:line>
          </draw:g>
          <draw:custom-shape draw:style-name="gr7" draw:text-style-name="P1" draw:layer="layout" svg:width="0.27cm" svg:height="0.2cm" svg:x="6.86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7.13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7.23cm" svg:y1="7.05cm" svg:x2="7.23cm" svg:y2="7.25cm">
              <text:p/>
            </draw:line>
            <draw:line draw:style-name="gr6" draw:text-style-name="P2" draw:layer="layout" svg:x1="7.13cm" svg:y1="7.15cm" svg:x2="7.33cm" svg:y2="7.15cm">
              <text:p/>
            </draw:line>
          </draw:g>
          <draw:custom-shape draw:style-name="gr7" draw:text-style-name="P1" draw:layer="layout" svg:width="0.27cm" svg:height="0.2cm" svg:x="7.33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7.6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7.7cm" svg:y1="7.05cm" svg:x2="7.7cm" svg:y2="7.25cm">
              <text:p/>
            </draw:line>
            <draw:line draw:style-name="gr6" draw:text-style-name="P2" draw:layer="layout" svg:x1="7.6cm" svg:y1="7.15cm" svg:x2="7.8cm" svg:y2="7.15cm">
              <text:p/>
            </draw:line>
          </draw:g>
          <draw:custom-shape draw:style-name="gr7" draw:text-style-name="P1" draw:layer="layout" svg:width="0.27cm" svg:height="0.2cm" svg:x="7.8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8.07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8.17cm" svg:y1="7.05cm" svg:x2="8.17cm" svg:y2="7.25cm">
              <text:p/>
            </draw:line>
            <draw:line draw:style-name="gr6" draw:text-style-name="P2" draw:layer="layout" svg:x1="8.07cm" svg:y1="7.15cm" svg:x2="8.27cm" svg:y2="7.15cm">
              <text:p/>
            </draw:line>
          </draw:g>
          <draw:custom-shape draw:style-name="gr7" draw:text-style-name="P1" draw:layer="layout" svg:width="0.27cm" svg:height="0.2cm" svg:x="8.27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8.54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8.64cm" svg:y1="7.05cm" svg:x2="8.64cm" svg:y2="7.25cm">
              <text:p/>
            </draw:line>
            <draw:line draw:style-name="gr6" draw:text-style-name="P2" draw:layer="layout" svg:x1="8.54cm" svg:y1="7.15cm" svg:x2="8.74cm" svg:y2="7.15cm">
              <text:p/>
            </draw:line>
          </draw:g>
          <draw:custom-shape draw:style-name="gr7" draw:text-style-name="P1" draw:layer="layout" svg:width="0.27cm" svg:height="0.2cm" svg:x="8.74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9.01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9.11cm" svg:y1="7.05cm" svg:x2="9.11cm" svg:y2="7.25cm">
              <text:p/>
            </draw:line>
            <draw:line draw:style-name="gr6" draw:text-style-name="P2" draw:layer="layout" svg:x1="9.01cm" svg:y1="7.15cm" svg:x2="9.21cm" svg:y2="7.15cm">
              <text:p/>
            </draw:line>
          </draw:g>
          <draw:custom-shape draw:style-name="gr7" draw:text-style-name="P1" draw:layer="layout" svg:width="0.27cm" svg:height="0.2cm" svg:x="9.21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9.48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9.58cm" svg:y1="7.05cm" svg:x2="9.58cm" svg:y2="7.25cm">
              <text:p/>
            </draw:line>
            <draw:line draw:style-name="gr6" draw:text-style-name="P2" draw:layer="layout" svg:x1="9.48cm" svg:y1="7.15cm" svg:x2="9.68cm" svg:y2="7.15cm">
              <text:p/>
            </draw:line>
          </draw:g>
          <draw:custom-shape draw:style-name="gr7" draw:text-style-name="P1" draw:layer="layout" svg:width="0.27cm" svg:height="0.2cm" svg:x="9.68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9.95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10.05cm" svg:y1="7.05cm" svg:x2="10.05cm" svg:y2="7.25cm">
              <text:p/>
            </draw:line>
            <draw:line draw:style-name="gr6" draw:text-style-name="P2" draw:layer="layout" svg:x1="9.95cm" svg:y1="7.15cm" svg:x2="10.15cm" svg:y2="7.15cm">
              <text:p/>
            </draw:line>
          </draw:g>
          <draw:custom-shape draw:style-name="gr7" draw:text-style-name="P1" draw:layer="layout" svg:width="0.27cm" svg:height="0.2cm" svg:x="10.15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10.42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10.52cm" svg:y1="7.05cm" svg:x2="10.52cm" svg:y2="7.25cm">
              <text:p/>
            </draw:line>
            <draw:line draw:style-name="gr6" draw:text-style-name="P2" draw:layer="layout" svg:x1="10.42cm" svg:y1="7.15cm" svg:x2="10.62cm" svg:y2="7.15cm">
              <text:p/>
            </draw:line>
          </draw:g>
          <draw:custom-shape draw:style-name="gr7" draw:text-style-name="P1" draw:layer="layout" svg:width="0.27cm" svg:height="0.2cm" svg:x="10.62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10.89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10.99cm" svg:y1="7.05cm" svg:x2="10.99cm" svg:y2="7.25cm">
              <text:p/>
            </draw:line>
            <draw:line draw:style-name="gr6" draw:text-style-name="P2" draw:layer="layout" svg:x1="10.89cm" svg:y1="7.15cm" svg:x2="11.09cm" svg:y2="7.15cm">
              <text:p/>
            </draw:line>
          </draw:g>
          <draw:custom-shape draw:style-name="gr7" draw:text-style-name="P1" draw:layer="layout" svg:width="0.27cm" svg:height="0.2cm" svg:x="11.09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11.36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11.46cm" svg:y1="7.05cm" svg:x2="11.46cm" svg:y2="7.25cm">
              <text:p/>
            </draw:line>
            <draw:line draw:style-name="gr6" draw:text-style-name="P2" draw:layer="layout" svg:x1="11.36cm" svg:y1="7.15cm" svg:x2="11.56cm" svg:y2="7.15cm">
              <text:p/>
            </draw:line>
          </draw:g>
          <draw:custom-shape draw:style-name="gr7" draw:text-style-name="P1" draw:layer="layout" svg:width="0.27cm" svg:height="0.2cm" svg:x="11.56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11.83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11.93cm" svg:y1="7.05cm" svg:x2="11.93cm" svg:y2="7.25cm">
              <text:p/>
            </draw:line>
            <draw:line draw:style-name="gr6" draw:text-style-name="P2" draw:layer="layout" svg:x1="11.83cm" svg:y1="7.15cm" svg:x2="12.03cm" svg:y2="7.15cm">
              <text:p/>
            </draw:line>
          </draw:g>
          <draw:custom-shape draw:style-name="gr7" draw:text-style-name="P1" draw:layer="layout" svg:width="0.27cm" svg:height="0.2cm" svg:x="12.03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12.3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12.4cm" svg:y1="7.05cm" svg:x2="12.4cm" svg:y2="7.25cm">
              <text:p/>
            </draw:line>
            <draw:line draw:style-name="gr6" draw:text-style-name="P2" draw:layer="layout" svg:x1="12.3cm" svg:y1="7.15cm" svg:x2="12.5cm" svg:y2="7.15cm">
              <text:p/>
            </draw:line>
          </draw:g>
          <draw:custom-shape draw:style-name="gr7" draw:text-style-name="P1" draw:layer="layout" svg:width="0.27cm" svg:height="0.2cm" svg:x="12.5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12.77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12.87cm" svg:y1="7.05cm" svg:x2="12.87cm" svg:y2="7.25cm">
              <text:p/>
            </draw:line>
            <draw:line draw:style-name="gr6" draw:text-style-name="P2" draw:layer="layout" svg:x1="12.77cm" svg:y1="7.15cm" svg:x2="12.97cm" svg:y2="7.15cm">
              <text:p/>
            </draw:line>
          </draw:g>
          <draw:custom-shape draw:style-name="gr7" draw:text-style-name="P1" draw:layer="layout" svg:width="0.27cm" svg:height="0.2cm" svg:x="12.97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13.24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13.34cm" svg:y1="7.05cm" svg:x2="13.34cm" svg:y2="7.25cm">
              <text:p/>
            </draw:line>
            <draw:line draw:style-name="gr6" draw:text-style-name="P2" draw:layer="layout" svg:x1="13.24cm" svg:y1="7.15cm" svg:x2="13.44cm" svg:y2="7.15cm">
              <text:p/>
            </draw:line>
          </draw:g>
          <draw:custom-shape draw:style-name="gr7" draw:text-style-name="P1" draw:layer="layout" svg:width="0.27cm" svg:height="0.2cm" svg:x="13.44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13.71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13.81cm" svg:y1="7.05cm" svg:x2="13.81cm" svg:y2="7.25cm">
              <text:p/>
            </draw:line>
            <draw:line draw:style-name="gr6" draw:text-style-name="P2" draw:layer="layout" svg:x1="13.71cm" svg:y1="7.15cm" svg:x2="13.91cm" svg:y2="7.15cm">
              <text:p/>
            </draw:line>
          </draw:g>
          <draw:custom-shape draw:style-name="gr7" draw:text-style-name="P1" draw:layer="layout" svg:width="0.27cm" svg:height="0.2cm" svg:x="13.91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14.18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14.28cm" svg:y1="7.05cm" svg:x2="14.28cm" svg:y2="7.25cm">
              <text:p/>
            </draw:line>
            <draw:line draw:style-name="gr6" draw:text-style-name="P2" draw:layer="layout" svg:x1="14.18cm" svg:y1="7.15cm" svg:x2="14.38cm" svg:y2="7.15cm">
              <text:p/>
            </draw:line>
          </draw:g>
          <draw:custom-shape draw:style-name="gr7" draw:text-style-name="P1" draw:layer="layout" svg:width="0.27cm" svg:height="0.2cm" svg:x="14.38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14.65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14.75cm" svg:y1="7.05cm" svg:x2="14.75cm" svg:y2="7.25cm">
              <text:p/>
            </draw:line>
            <draw:line draw:style-name="gr6" draw:text-style-name="P2" draw:layer="layout" svg:x1="14.65cm" svg:y1="7.15cm" svg:x2="14.85cm" svg:y2="7.15cm">
              <text:p/>
            </draw:line>
          </draw:g>
          <draw:custom-shape draw:style-name="gr7" draw:text-style-name="P1" draw:layer="layout" svg:width="0.27cm" svg:height="0.2cm" svg:x="14.85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15.12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15.22cm" svg:y1="7.05cm" svg:x2="15.22cm" svg:y2="7.25cm">
              <text:p/>
            </draw:line>
            <draw:line draw:style-name="gr6" draw:text-style-name="P2" draw:layer="layout" svg:x1="15.12cm" svg:y1="7.15cm" svg:x2="15.32cm" svg:y2="7.15cm">
              <text:p/>
            </draw:line>
          </draw:g>
          <draw:custom-shape draw:style-name="gr7" draw:text-style-name="P1" draw:layer="layout" svg:width="0.27cm" svg:height="0.2cm" svg:x="15.32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15.59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15.69cm" svg:y1="7.05cm" svg:x2="15.69cm" svg:y2="7.25cm">
              <text:p/>
            </draw:line>
            <draw:line draw:style-name="gr6" draw:text-style-name="P2" draw:layer="layout" svg:x1="15.59cm" svg:y1="7.15cm" svg:x2="15.79cm" svg:y2="7.15cm">
              <text:p/>
            </draw:line>
          </draw:g>
          <draw:custom-shape draw:style-name="gr7" draw:text-style-name="P1" draw:layer="layout" svg:width="0.27cm" svg:height="0.2cm" svg:x="15.79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16.06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16.16cm" svg:y1="7.05cm" svg:x2="16.16cm" svg:y2="7.25cm">
              <text:p/>
            </draw:line>
            <draw:line draw:style-name="gr6" draw:text-style-name="P2" draw:layer="layout" svg:x1="16.06cm" svg:y1="7.15cm" svg:x2="16.26cm" svg:y2="7.15cm">
              <text:p/>
            </draw:line>
          </draw:g>
          <draw:custom-shape draw:style-name="gr7" draw:text-style-name="P1" draw:layer="layout" svg:width="0.27cm" svg:height="0.2cm" svg:x="16.26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16.53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16.63cm" svg:y1="7.05cm" svg:x2="16.63cm" svg:y2="7.25cm">
              <text:p/>
            </draw:line>
            <draw:line draw:style-name="gr6" draw:text-style-name="P2" draw:layer="layout" svg:x1="16.53cm" svg:y1="7.15cm" svg:x2="16.73cm" svg:y2="7.15cm">
              <text:p/>
            </draw:line>
          </draw:g>
          <draw:custom-shape draw:style-name="gr7" draw:text-style-name="P1" draw:layer="layout" svg:width="0.27cm" svg:height="0.2cm" svg:x="16.73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17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17.1cm" svg:y1="7.05cm" svg:x2="17.1cm" svg:y2="7.25cm">
              <text:p/>
            </draw:line>
            <draw:line draw:style-name="gr6" draw:text-style-name="P2" draw:layer="layout" svg:x1="17cm" svg:y1="7.15cm" svg:x2="17.2cm" svg:y2="7.15cm">
              <text:p/>
            </draw:line>
          </draw:g>
          <draw:custom-shape draw:style-name="gr7" draw:text-style-name="P1" draw:layer="layout" svg:width="0.27cm" svg:height="0.2cm" svg:x="17.2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17.47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17.57cm" svg:y1="7.05cm" svg:x2="17.57cm" svg:y2="7.25cm">
              <text:p/>
            </draw:line>
            <draw:line draw:style-name="gr6" draw:text-style-name="P2" draw:layer="layout" svg:x1="17.47cm" svg:y1="7.15cm" svg:x2="17.67cm" svg:y2="7.15cm">
              <text:p/>
            </draw:line>
          </draw:g>
          <draw:custom-shape draw:style-name="gr7" draw:text-style-name="P1" draw:layer="layout" svg:width="0.27cm" svg:height="0.2cm" svg:x="17.67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17.94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18.04cm" svg:y1="7.05cm" svg:x2="18.04cm" svg:y2="7.25cm">
              <text:p/>
            </draw:line>
            <draw:line draw:style-name="gr6" draw:text-style-name="P2" draw:layer="layout" svg:x1="17.94cm" svg:y1="7.15cm" svg:x2="18.14cm" svg:y2="7.15cm">
              <text:p/>
            </draw:line>
          </draw:g>
          <draw:custom-shape draw:style-name="gr7" draw:text-style-name="P1" draw:layer="layout" svg:width="0.27cm" svg:height="0.2cm" svg:x="18.14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18.41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18.51cm" svg:y1="7.05cm" svg:x2="18.51cm" svg:y2="7.25cm">
              <text:p/>
            </draw:line>
            <draw:line draw:style-name="gr6" draw:text-style-name="P2" draw:layer="layout" svg:x1="18.41cm" svg:y1="7.15cm" svg:x2="18.61cm" svg:y2="7.15cm">
              <text:p/>
            </draw:line>
          </draw:g>
          <draw:custom-shape draw:style-name="gr7" draw:text-style-name="P1" draw:layer="layout" svg:width="0.27cm" svg:height="0.2cm" svg:x="18.61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18.88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18.98cm" svg:y1="7.05cm" svg:x2="18.98cm" svg:y2="7.25cm">
              <text:p/>
            </draw:line>
            <draw:line draw:style-name="gr6" draw:text-style-name="P2" draw:layer="layout" svg:x1="18.88cm" svg:y1="7.15cm" svg:x2="19.08cm" svg:y2="7.15cm">
              <text:p/>
            </draw:line>
          </draw:g>
          <draw:custom-shape draw:style-name="gr7" draw:text-style-name="P1" draw:layer="layout" svg:width="0.27cm" svg:height="0.2cm" svg:x="19.08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19.35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19.45cm" svg:y1="7.05cm" svg:x2="19.45cm" svg:y2="7.25cm">
              <text:p/>
            </draw:line>
            <draw:line draw:style-name="gr6" draw:text-style-name="P2" draw:layer="layout" svg:x1="19.35cm" svg:y1="7.15cm" svg:x2="19.55cm" svg:y2="7.15cm">
              <text:p/>
            </draw:line>
          </draw:g>
          <draw:custom-shape draw:style-name="gr7" draw:text-style-name="P1" draw:layer="layout" svg:width="0.27cm" svg:height="0.2cm" svg:x="19.55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19.82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19.92cm" svg:y1="7.05cm" svg:x2="19.92cm" svg:y2="7.25cm">
              <text:p/>
            </draw:line>
            <draw:line draw:style-name="gr6" draw:text-style-name="P2" draw:layer="layout" svg:x1="19.82cm" svg:y1="7.15cm" svg:x2="20.02cm" svg:y2="7.15cm">
              <text:p/>
            </draw:line>
          </draw:g>
          <draw:custom-shape draw:style-name="gr7" draw:text-style-name="P1" draw:layer="layout" svg:width="0.27cm" svg:height="0.2cm" svg:x="20.02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20.29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20.39cm" svg:y1="7.05cm" svg:x2="20.39cm" svg:y2="7.25cm">
              <text:p/>
            </draw:line>
            <draw:line draw:style-name="gr6" draw:text-style-name="P2" draw:layer="layout" svg:x1="20.29cm" svg:y1="7.15cm" svg:x2="20.49cm" svg:y2="7.15cm">
              <text:p/>
            </draw:line>
          </draw:g>
          <draw:custom-shape draw:style-name="gr7" draw:text-style-name="P1" draw:layer="layout" svg:width="0.27cm" svg:height="0.2cm" svg:x="20.49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20.76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20.86cm" svg:y1="7.05cm" svg:x2="20.86cm" svg:y2="7.25cm">
              <text:p/>
            </draw:line>
            <draw:line draw:style-name="gr6" draw:text-style-name="P2" draw:layer="layout" svg:x1="20.76cm" svg:y1="7.15cm" svg:x2="20.96cm" svg:y2="7.15cm">
              <text:p/>
            </draw:line>
          </draw:g>
          <draw:custom-shape draw:style-name="gr7" draw:text-style-name="P1" draw:layer="layout" svg:width="0.27cm" svg:height="0.2cm" svg:x="20.96cm" svg:y="7.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0.2cm" svg:height="0.2cm" svg:x="21.23cm" svg:y="7.0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21.33cm" svg:y1="7.05cm" svg:x2="21.33cm" svg:y2="7.25cm">
              <text:p/>
            </draw:line>
            <draw:line draw:style-name="gr6" draw:text-style-name="P2" draw:layer="layout" svg:x1="21.23cm" svg:y1="7.15cm" svg:x2="21.43cm" svg:y2="7.15cm">
              <text:p/>
            </draw:line>
          </draw:g>
          <draw:custom-shape draw:style-name="gr7" draw:text-style-name="P1" draw:layer="layout" svg:width="0.27cm" svg:height="0.2cm" svg:x="21.43cm" svg:y="7.0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cm" svg:height="0.2cm" svg:x="3.1cm" svg:y="7.05cm">
            <text:p/>
            <draw:enhanced-geometry svg:viewBox="0 0 21600 21600" draw:type="rectangle" draw:enhanced-path="M 0 0 L 21600 0 21600 21600 0 21600 0 0 Z N"/>
          </draw:custom-shape>
        </draw:g>
        <draw:frame draw:style-name="gr8" draw:text-style-name="P3" draw:layer="layout" svg:width="6.2cm" svg:height="0.526cm" svg:x="2.2cm" svg:y="5.174cm">
          <draw:text-box>
            <text:p><text:span text:style-name="T1">APA102 2020 200ppm 5mm wide strip</text:span></text:p>
          </draw:text-box>
        </draw:frame>
        <draw:line draw:style-name="gr9" draw:text-style-name="P2" draw:layer="layout" svg:x1="3.37cm" svg:y1="6.5cm" svg:x2="3.37cm" svg:y2="7.15cm">
          <text:p/>
        </draw:line>
        <draw:line draw:style-name="gr9" draw:text-style-name="P2" draw:layer="layout" svg:x1="3.57cm" svg:y1="6.5cm" svg:x2="3.57cm" svg:y2="7.15cm">
          <text:p/>
        </draw:line>
        <draw:line draw:style-name="gr9" draw:text-style-name="P2" draw:layer="layout" svg:x1="2.9cm" svg:y1="7.249cm" svg:x2="3.395cm" svg:y2="7.249cm">
          <text:p/>
        </draw:line>
        <draw:line draw:style-name="gr9" draw:text-style-name="P2" draw:layer="layout" svg:x1="2.9cm" svg:y1="7.049cm" svg:x2="3.395cm" svg:y2="7.049cm">
          <text:p/>
        </draw:line>
        <draw:frame draw:style-name="gr10" draw:text-style-name="P4" draw:layer="layout" svg:width="0.976cm" svg:height="0.489cm" svg:x="3.024cm" svg:y="6.111cm">
          <draw:text-box>
            <text:p><text:span text:style-name="T2">2mm</text:span></text:p>
          </draw:text-box>
        </draw:frame>
        <draw:frame draw:style-name="gr11" draw:text-style-name="P4" draw:layer="layout" svg:width="0.988cm" svg:height="0.965cm" svg:x="2.312cm" svg:y="6.899cm">
          <draw:text-box>
            <text:p><text:span text:style-name="T2">2mm</text:span></text:p>
          </draw:text-box>
        </draw:frame>
        <draw:line draw:style-name="gr12" draw:text-style-name="P2" draw:layer="layout" svg:x1="3.57cm" svg:y1="7.2cm" svg:x2="3.57cm" svg:y2="7.85cm">
          <text:p/>
        </draw:line>
        <draw:line draw:style-name="gr12" draw:text-style-name="P2" draw:layer="layout" svg:x1="3.838cm" svg:y1="7.2cm" svg:x2="3.838cm" svg:y2="7.85cm">
          <text:p/>
        </draw:line>
        <draw:frame draw:style-name="gr13" draw:text-style-name="P4" draw:layer="layout" svg:width="1.154cm" svg:height="0.489cm" svg:x="3.224cm" svg:y="7.712cm">
          <draw:text-box>
            <text:p><text:span text:style-name="T2">2.7mm</text:span></text:p>
          </draw:text-box>
        </draw:frame>
        <draw:line draw:style-name="gr14" draw:text-style-name="P2" draw:layer="layout" svg:x1="2.1cm" svg:y1="6.901cm" svg:x2="3.095cm" svg:y2="6.901cm">
          <text:p/>
        </draw:line>
        <draw:line draw:style-name="gr14" draw:text-style-name="P2" draw:layer="layout" svg:x1="2.101cm" svg:y1="7.401cm" svg:x2="3.096cm" svg:y2="7.401cm">
          <text:p/>
        </draw:line>
        <draw:frame draw:style-name="gr10" draw:text-style-name="P4" draw:layer="layout" svg:width="0.976cm" svg:height="0.489cm" svg:x="1.724cm" svg:y="6.911cm">
          <draw:text-box>
            <text:p><text:span text:style-name="T2">5mm</text:span></text:p>
          </draw:text-box>
        </draw:frame>
        <draw:line draw:style-name="gr14" draw:text-style-name="P2" draw:layer="layout" svg:x1="2.1cm" svg:y1="7cm" svg:x2="2.1cm" svg:y2="6.8cm">
          <text:p/>
        </draw:line>
        <draw:line draw:style-name="gr14" draw:text-style-name="P2" draw:layer="layout" svg:x1="2.1cm" svg:y1="7.5cm" svg:x2="2.1cm" svg:y2="7.3cm">
          <text:p/>
        </draw:line>
        <draw:frame draw:style-name="gr8" draw:text-style-name="P3" draw:layer="layout" svg:width="6.2cm" svg:height="0.526cm" svg:x="2.2cm" svg:y="1.174cm">
          <draw:text-box>
            <text:p><text:span text:style-name="T1">APA102 2020 200ppm 5mm wide strip</text:span></text:p>
          </draw:text-box>
        </draw:frame>
        <draw:custom-shape draw:style-name="gr4" draw:text-style-name="P1" draw:layer="layout" svg:width="18.6cm" svg:height="0.51cm" svg:x="1.4cm" svg:y="8.9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cm" svg:height="0.2cm" svg:x="1.67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.77cm" svg:y1="9.05cm" svg:x2="1.77cm" svg:y2="9.25cm">
            <text:p/>
          </draw:line>
          <draw:line draw:style-name="gr6" draw:text-style-name="P2" draw:layer="layout" svg:x1="1.67cm" svg:y1="9.15cm" svg:x2="1.87cm" svg:y2="9.15cm">
            <text:p/>
          </draw:line>
        </draw:g>
        <draw:g>
          <draw:custom-shape draw:style-name="gr5" draw:text-style-name="P1" draw:layer="layout" svg:width="0.2cm" svg:height="0.2cm" svg:x="2.14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2.24cm" svg:y1="9.05cm" svg:x2="2.24cm" svg:y2="9.25cm">
            <text:p/>
          </draw:line>
          <draw:line draw:style-name="gr6" draw:text-style-name="P2" draw:layer="layout" svg:x1="2.14cm" svg:y1="9.15cm" svg:x2="2.34cm" svg:y2="9.15cm">
            <text:p/>
          </draw:line>
        </draw:g>
        <draw:g>
          <draw:custom-shape draw:style-name="gr5" draw:text-style-name="P1" draw:layer="layout" svg:width="0.2cm" svg:height="0.2cm" svg:x="2.61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2.71cm" svg:y1="9.05cm" svg:x2="2.71cm" svg:y2="9.25cm">
            <text:p/>
          </draw:line>
          <draw:line draw:style-name="gr6" draw:text-style-name="P2" draw:layer="layout" svg:x1="2.61cm" svg:y1="9.15cm" svg:x2="2.81cm" svg:y2="9.15cm">
            <text:p/>
          </draw:line>
        </draw:g>
        <draw:g>
          <draw:custom-shape draw:style-name="gr5" draw:text-style-name="P1" draw:layer="layout" svg:width="0.2cm" svg:height="0.2cm" svg:x="3.08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3.18cm" svg:y1="9.05cm" svg:x2="3.18cm" svg:y2="9.25cm">
            <text:p/>
          </draw:line>
          <draw:line draw:style-name="gr6" draw:text-style-name="P2" draw:layer="layout" svg:x1="3.08cm" svg:y1="9.15cm" svg:x2="3.28cm" svg:y2="9.15cm">
            <text:p/>
          </draw:line>
        </draw:g>
        <draw:g>
          <draw:custom-shape draw:style-name="gr5" draw:text-style-name="P1" draw:layer="layout" svg:width="0.2cm" svg:height="0.2cm" svg:x="3.55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3.65cm" svg:y1="9.05cm" svg:x2="3.65cm" svg:y2="9.25cm">
            <text:p/>
          </draw:line>
          <draw:line draw:style-name="gr6" draw:text-style-name="P2" draw:layer="layout" svg:x1="3.55cm" svg:y1="9.15cm" svg:x2="3.75cm" svg:y2="9.15cm">
            <text:p/>
          </draw:line>
        </draw:g>
        <draw:g>
          <draw:custom-shape draw:style-name="gr5" draw:text-style-name="P1" draw:layer="layout" svg:width="0.2cm" svg:height="0.2cm" svg:x="4.02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4.12cm" svg:y1="9.05cm" svg:x2="4.12cm" svg:y2="9.25cm">
            <text:p/>
          </draw:line>
          <draw:line draw:style-name="gr6" draw:text-style-name="P2" draw:layer="layout" svg:x1="4.02cm" svg:y1="9.15cm" svg:x2="4.22cm" svg:y2="9.15cm">
            <text:p/>
          </draw:line>
        </draw:g>
        <draw:g>
          <draw:custom-shape draw:style-name="gr5" draw:text-style-name="P1" draw:layer="layout" svg:width="0.2cm" svg:height="0.2cm" svg:x="4.49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4.59cm" svg:y1="9.05cm" svg:x2="4.59cm" svg:y2="9.25cm">
            <text:p/>
          </draw:line>
          <draw:line draw:style-name="gr6" draw:text-style-name="P2" draw:layer="layout" svg:x1="4.49cm" svg:y1="9.15cm" svg:x2="4.69cm" svg:y2="9.15cm">
            <text:p/>
          </draw:line>
        </draw:g>
        <draw:g>
          <draw:custom-shape draw:style-name="gr5" draw:text-style-name="P1" draw:layer="layout" svg:width="0.2cm" svg:height="0.2cm" svg:x="4.96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5.06cm" svg:y1="9.05cm" svg:x2="5.06cm" svg:y2="9.25cm">
            <text:p/>
          </draw:line>
          <draw:line draw:style-name="gr6" draw:text-style-name="P2" draw:layer="layout" svg:x1="4.96cm" svg:y1="9.15cm" svg:x2="5.16cm" svg:y2="9.15cm">
            <text:p/>
          </draw:line>
        </draw:g>
        <draw:g>
          <draw:custom-shape draw:style-name="gr5" draw:text-style-name="P1" draw:layer="layout" svg:width="0.2cm" svg:height="0.2cm" svg:x="5.43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5.53cm" svg:y1="9.05cm" svg:x2="5.53cm" svg:y2="9.25cm">
            <text:p/>
          </draw:line>
          <draw:line draw:style-name="gr6" draw:text-style-name="P2" draw:layer="layout" svg:x1="5.43cm" svg:y1="9.15cm" svg:x2="5.63cm" svg:y2="9.15cm">
            <text:p/>
          </draw:line>
        </draw:g>
        <draw:g>
          <draw:custom-shape draw:style-name="gr5" draw:text-style-name="P1" draw:layer="layout" svg:width="0.2cm" svg:height="0.2cm" svg:x="5.9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6cm" svg:y1="9.05cm" svg:x2="6cm" svg:y2="9.25cm">
            <text:p/>
          </draw:line>
          <draw:line draw:style-name="gr6" draw:text-style-name="P2" draw:layer="layout" svg:x1="5.9cm" svg:y1="9.15cm" svg:x2="6.1cm" svg:y2="9.15cm">
            <text:p/>
          </draw:line>
        </draw:g>
        <draw:g>
          <draw:custom-shape draw:style-name="gr5" draw:text-style-name="P1" draw:layer="layout" svg:width="0.2cm" svg:height="0.2cm" svg:x="6.37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6.47cm" svg:y1="9.05cm" svg:x2="6.47cm" svg:y2="9.25cm">
            <text:p/>
          </draw:line>
          <draw:line draw:style-name="gr6" draw:text-style-name="P2" draw:layer="layout" svg:x1="6.37cm" svg:y1="9.15cm" svg:x2="6.57cm" svg:y2="9.15cm">
            <text:p/>
          </draw:line>
        </draw:g>
        <draw:g>
          <draw:custom-shape draw:style-name="gr5" draw:text-style-name="P1" draw:layer="layout" svg:width="0.2cm" svg:height="0.2cm" svg:x="6.84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6.94cm" svg:y1="9.05cm" svg:x2="6.94cm" svg:y2="9.25cm">
            <text:p/>
          </draw:line>
          <draw:line draw:style-name="gr6" draw:text-style-name="P2" draw:layer="layout" svg:x1="6.84cm" svg:y1="9.15cm" svg:x2="7.04cm" svg:y2="9.15cm">
            <text:p/>
          </draw:line>
        </draw:g>
        <draw:g>
          <draw:custom-shape draw:style-name="gr5" draw:text-style-name="P1" draw:layer="layout" svg:width="0.2cm" svg:height="0.2cm" svg:x="7.31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7.41cm" svg:y1="9.05cm" svg:x2="7.41cm" svg:y2="9.25cm">
            <text:p/>
          </draw:line>
          <draw:line draw:style-name="gr6" draw:text-style-name="P2" draw:layer="layout" svg:x1="7.31cm" svg:y1="9.15cm" svg:x2="7.51cm" svg:y2="9.15cm">
            <text:p/>
          </draw:line>
        </draw:g>
        <draw:g>
          <draw:custom-shape draw:style-name="gr5" draw:text-style-name="P1" draw:layer="layout" svg:width="0.2cm" svg:height="0.2cm" svg:x="7.78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7.88cm" svg:y1="9.05cm" svg:x2="7.88cm" svg:y2="9.25cm">
            <text:p/>
          </draw:line>
          <draw:line draw:style-name="gr6" draw:text-style-name="P2" draw:layer="layout" svg:x1="7.78cm" svg:y1="9.15cm" svg:x2="7.98cm" svg:y2="9.15cm">
            <text:p/>
          </draw:line>
        </draw:g>
        <draw:g>
          <draw:custom-shape draw:style-name="gr5" draw:text-style-name="P1" draw:layer="layout" svg:width="0.2cm" svg:height="0.2cm" svg:x="8.25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8.35cm" svg:y1="9.05cm" svg:x2="8.35cm" svg:y2="9.25cm">
            <text:p/>
          </draw:line>
          <draw:line draw:style-name="gr6" draw:text-style-name="P2" draw:layer="layout" svg:x1="8.25cm" svg:y1="9.15cm" svg:x2="8.45cm" svg:y2="9.15cm">
            <text:p/>
          </draw:line>
        </draw:g>
        <draw:g>
          <draw:custom-shape draw:style-name="gr5" draw:text-style-name="P1" draw:layer="layout" svg:width="0.2cm" svg:height="0.2cm" svg:x="8.72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8.82cm" svg:y1="9.05cm" svg:x2="8.82cm" svg:y2="9.25cm">
            <text:p/>
          </draw:line>
          <draw:line draw:style-name="gr6" draw:text-style-name="P2" draw:layer="layout" svg:x1="8.72cm" svg:y1="9.15cm" svg:x2="8.92cm" svg:y2="9.15cm">
            <text:p/>
          </draw:line>
        </draw:g>
        <draw:g>
          <draw:custom-shape draw:style-name="gr5" draw:text-style-name="P1" draw:layer="layout" svg:width="0.2cm" svg:height="0.2cm" svg:x="9.19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9.29cm" svg:y1="9.05cm" svg:x2="9.29cm" svg:y2="9.25cm">
            <text:p/>
          </draw:line>
          <draw:line draw:style-name="gr6" draw:text-style-name="P2" draw:layer="layout" svg:x1="9.19cm" svg:y1="9.15cm" svg:x2="9.39cm" svg:y2="9.15cm">
            <text:p/>
          </draw:line>
        </draw:g>
        <draw:g>
          <draw:custom-shape draw:style-name="gr5" draw:text-style-name="P1" draw:layer="layout" svg:width="0.2cm" svg:height="0.2cm" svg:x="9.66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9.76cm" svg:y1="9.05cm" svg:x2="9.76cm" svg:y2="9.25cm">
            <text:p/>
          </draw:line>
          <draw:line draw:style-name="gr6" draw:text-style-name="P2" draw:layer="layout" svg:x1="9.66cm" svg:y1="9.15cm" svg:x2="9.86cm" svg:y2="9.15cm">
            <text:p/>
          </draw:line>
        </draw:g>
        <draw:g>
          <draw:custom-shape draw:style-name="gr5" draw:text-style-name="P1" draw:layer="layout" svg:width="0.2cm" svg:height="0.2cm" svg:x="10.13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0.23cm" svg:y1="9.05cm" svg:x2="10.23cm" svg:y2="9.25cm">
            <text:p/>
          </draw:line>
          <draw:line draw:style-name="gr6" draw:text-style-name="P2" draw:layer="layout" svg:x1="10.13cm" svg:y1="9.15cm" svg:x2="10.33cm" svg:y2="9.15cm">
            <text:p/>
          </draw:line>
        </draw:g>
        <draw:g>
          <draw:custom-shape draw:style-name="gr5" draw:text-style-name="P1" draw:layer="layout" svg:width="0.2cm" svg:height="0.2cm" svg:x="10.6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0.7cm" svg:y1="9.05cm" svg:x2="10.7cm" svg:y2="9.25cm">
            <text:p/>
          </draw:line>
          <draw:line draw:style-name="gr6" draw:text-style-name="P2" draw:layer="layout" svg:x1="10.6cm" svg:y1="9.15cm" svg:x2="10.8cm" svg:y2="9.15cm">
            <text:p/>
          </draw:line>
        </draw:g>
        <draw:g>
          <draw:custom-shape draw:style-name="gr5" draw:text-style-name="P1" draw:layer="layout" svg:width="0.2cm" svg:height="0.2cm" svg:x="11.07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1.17cm" svg:y1="9.05cm" svg:x2="11.17cm" svg:y2="9.25cm">
            <text:p/>
          </draw:line>
          <draw:line draw:style-name="gr6" draw:text-style-name="P2" draw:layer="layout" svg:x1="11.07cm" svg:y1="9.15cm" svg:x2="11.27cm" svg:y2="9.15cm">
            <text:p/>
          </draw:line>
        </draw:g>
        <draw:g>
          <draw:custom-shape draw:style-name="gr5" draw:text-style-name="P1" draw:layer="layout" svg:width="0.2cm" svg:height="0.2cm" svg:x="11.54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1.64cm" svg:y1="9.05cm" svg:x2="11.64cm" svg:y2="9.25cm">
            <text:p/>
          </draw:line>
          <draw:line draw:style-name="gr6" draw:text-style-name="P2" draw:layer="layout" svg:x1="11.54cm" svg:y1="9.15cm" svg:x2="11.74cm" svg:y2="9.15cm">
            <text:p/>
          </draw:line>
        </draw:g>
        <draw:g>
          <draw:custom-shape draw:style-name="gr5" draw:text-style-name="P1" draw:layer="layout" svg:width="0.2cm" svg:height="0.2cm" svg:x="12.01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2.11cm" svg:y1="9.05cm" svg:x2="12.11cm" svg:y2="9.25cm">
            <text:p/>
          </draw:line>
          <draw:line draw:style-name="gr6" draw:text-style-name="P2" draw:layer="layout" svg:x1="12.01cm" svg:y1="9.15cm" svg:x2="12.21cm" svg:y2="9.15cm">
            <text:p/>
          </draw:line>
        </draw:g>
        <draw:g>
          <draw:custom-shape draw:style-name="gr5" draw:text-style-name="P1" draw:layer="layout" svg:width="0.2cm" svg:height="0.2cm" svg:x="12.48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2.58cm" svg:y1="9.05cm" svg:x2="12.58cm" svg:y2="9.25cm">
            <text:p/>
          </draw:line>
          <draw:line draw:style-name="gr6" draw:text-style-name="P2" draw:layer="layout" svg:x1="12.48cm" svg:y1="9.15cm" svg:x2="12.68cm" svg:y2="9.15cm">
            <text:p/>
          </draw:line>
        </draw:g>
        <draw:g>
          <draw:custom-shape draw:style-name="gr5" draw:text-style-name="P1" draw:layer="layout" svg:width="0.2cm" svg:height="0.2cm" svg:x="12.95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3.05cm" svg:y1="9.05cm" svg:x2="13.05cm" svg:y2="9.25cm">
            <text:p/>
          </draw:line>
          <draw:line draw:style-name="gr6" draw:text-style-name="P2" draw:layer="layout" svg:x1="12.95cm" svg:y1="9.15cm" svg:x2="13.15cm" svg:y2="9.15cm">
            <text:p/>
          </draw:line>
        </draw:g>
        <draw:g>
          <draw:custom-shape draw:style-name="gr5" draw:text-style-name="P1" draw:layer="layout" svg:width="0.2cm" svg:height="0.2cm" svg:x="13.42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3.52cm" svg:y1="9.05cm" svg:x2="13.52cm" svg:y2="9.25cm">
            <text:p/>
          </draw:line>
          <draw:line draw:style-name="gr6" draw:text-style-name="P2" draw:layer="layout" svg:x1="13.42cm" svg:y1="9.15cm" svg:x2="13.62cm" svg:y2="9.15cm">
            <text:p/>
          </draw:line>
        </draw:g>
        <draw:g>
          <draw:custom-shape draw:style-name="gr5" draw:text-style-name="P1" draw:layer="layout" svg:width="0.2cm" svg:height="0.2cm" svg:x="13.89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3.99cm" svg:y1="9.05cm" svg:x2="13.99cm" svg:y2="9.25cm">
            <text:p/>
          </draw:line>
          <draw:line draw:style-name="gr6" draw:text-style-name="P2" draw:layer="layout" svg:x1="13.89cm" svg:y1="9.15cm" svg:x2="14.09cm" svg:y2="9.15cm">
            <text:p/>
          </draw:line>
        </draw:g>
        <draw:g>
          <draw:custom-shape draw:style-name="gr5" draw:text-style-name="P1" draw:layer="layout" svg:width="0.2cm" svg:height="0.2cm" svg:x="14.36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4.46cm" svg:y1="9.05cm" svg:x2="14.46cm" svg:y2="9.25cm">
            <text:p/>
          </draw:line>
          <draw:line draw:style-name="gr6" draw:text-style-name="P2" draw:layer="layout" svg:x1="14.36cm" svg:y1="9.15cm" svg:x2="14.56cm" svg:y2="9.15cm">
            <text:p/>
          </draw:line>
        </draw:g>
        <draw:g>
          <draw:custom-shape draw:style-name="gr5" draw:text-style-name="P1" draw:layer="layout" svg:width="0.2cm" svg:height="0.2cm" svg:x="14.83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4.93cm" svg:y1="9.05cm" svg:x2="14.93cm" svg:y2="9.25cm">
            <text:p/>
          </draw:line>
          <draw:line draw:style-name="gr6" draw:text-style-name="P2" draw:layer="layout" svg:x1="14.83cm" svg:y1="9.15cm" svg:x2="15.03cm" svg:y2="9.15cm">
            <text:p/>
          </draw:line>
        </draw:g>
        <draw:g>
          <draw:custom-shape draw:style-name="gr5" draw:text-style-name="P1" draw:layer="layout" svg:width="0.2cm" svg:height="0.2cm" svg:x="15.3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5.4cm" svg:y1="9.05cm" svg:x2="15.4cm" svg:y2="9.25cm">
            <text:p/>
          </draw:line>
          <draw:line draw:style-name="gr6" draw:text-style-name="P2" draw:layer="layout" svg:x1="15.3cm" svg:y1="9.15cm" svg:x2="15.5cm" svg:y2="9.15cm">
            <text:p/>
          </draw:line>
        </draw:g>
        <draw:g>
          <draw:custom-shape draw:style-name="gr5" draw:text-style-name="P1" draw:layer="layout" svg:width="0.2cm" svg:height="0.2cm" svg:x="15.77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5.87cm" svg:y1="9.05cm" svg:x2="15.87cm" svg:y2="9.25cm">
            <text:p/>
          </draw:line>
          <draw:line draw:style-name="gr6" draw:text-style-name="P2" draw:layer="layout" svg:x1="15.77cm" svg:y1="9.15cm" svg:x2="15.97cm" svg:y2="9.15cm">
            <text:p/>
          </draw:line>
        </draw:g>
        <draw:g>
          <draw:custom-shape draw:style-name="gr5" draw:text-style-name="P1" draw:layer="layout" svg:width="0.2cm" svg:height="0.2cm" svg:x="16.24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6.34cm" svg:y1="9.05cm" svg:x2="16.34cm" svg:y2="9.25cm">
            <text:p/>
          </draw:line>
          <draw:line draw:style-name="gr6" draw:text-style-name="P2" draw:layer="layout" svg:x1="16.24cm" svg:y1="9.15cm" svg:x2="16.44cm" svg:y2="9.15cm">
            <text:p/>
          </draw:line>
        </draw:g>
        <draw:g>
          <draw:custom-shape draw:style-name="gr5" draw:text-style-name="P1" draw:layer="layout" svg:width="0.2cm" svg:height="0.2cm" svg:x="16.71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6.81cm" svg:y1="9.05cm" svg:x2="16.81cm" svg:y2="9.25cm">
            <text:p/>
          </draw:line>
          <draw:line draw:style-name="gr6" draw:text-style-name="P2" draw:layer="layout" svg:x1="16.71cm" svg:y1="9.15cm" svg:x2="16.91cm" svg:y2="9.15cm">
            <text:p/>
          </draw:line>
        </draw:g>
        <draw:g>
          <draw:custom-shape draw:style-name="gr5" draw:text-style-name="P1" draw:layer="layout" svg:width="0.2cm" svg:height="0.2cm" svg:x="17.18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7.28cm" svg:y1="9.05cm" svg:x2="17.28cm" svg:y2="9.25cm">
            <text:p/>
          </draw:line>
          <draw:line draw:style-name="gr6" draw:text-style-name="P2" draw:layer="layout" svg:x1="17.18cm" svg:y1="9.15cm" svg:x2="17.38cm" svg:y2="9.15cm">
            <text:p/>
          </draw:line>
        </draw:g>
        <draw:g>
          <draw:custom-shape draw:style-name="gr5" draw:text-style-name="P1" draw:layer="layout" svg:width="0.2cm" svg:height="0.2cm" svg:x="17.65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7.75cm" svg:y1="9.05cm" svg:x2="17.75cm" svg:y2="9.25cm">
            <text:p/>
          </draw:line>
          <draw:line draw:style-name="gr6" draw:text-style-name="P2" draw:layer="layout" svg:x1="17.65cm" svg:y1="9.15cm" svg:x2="17.85cm" svg:y2="9.15cm">
            <text:p/>
          </draw:line>
        </draw:g>
        <draw:g>
          <draw:custom-shape draw:style-name="gr5" draw:text-style-name="P1" draw:layer="layout" svg:width="0.2cm" svg:height="0.2cm" svg:x="18.12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8.22cm" svg:y1="9.05cm" svg:x2="18.22cm" svg:y2="9.25cm">
            <text:p/>
          </draw:line>
          <draw:line draw:style-name="gr6" draw:text-style-name="P2" draw:layer="layout" svg:x1="18.12cm" svg:y1="9.15cm" svg:x2="18.32cm" svg:y2="9.15cm">
            <text:p/>
          </draw:line>
        </draw:g>
        <draw:g>
          <draw:custom-shape draw:style-name="gr5" draw:text-style-name="P1" draw:layer="layout" svg:width="0.2cm" svg:height="0.2cm" svg:x="18.59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8.69cm" svg:y1="9.05cm" svg:x2="18.69cm" svg:y2="9.25cm">
            <text:p/>
          </draw:line>
          <draw:line draw:style-name="gr6" draw:text-style-name="P2" draw:layer="layout" svg:x1="18.59cm" svg:y1="9.15cm" svg:x2="18.79cm" svg:y2="9.15cm">
            <text:p/>
          </draw:line>
        </draw:g>
        <draw:g>
          <draw:custom-shape draw:style-name="gr5" draw:text-style-name="P1" draw:layer="layout" svg:width="0.2cm" svg:height="0.2cm" svg:x="19.06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9.16cm" svg:y1="9.05cm" svg:x2="19.16cm" svg:y2="9.25cm">
            <text:p/>
          </draw:line>
          <draw:line draw:style-name="gr6" draw:text-style-name="P2" draw:layer="layout" svg:x1="19.06cm" svg:y1="9.15cm" svg:x2="19.26cm" svg:y2="9.15cm">
            <text:p/>
          </draw:line>
        </draw:g>
        <draw:g>
          <draw:custom-shape draw:style-name="gr5" draw:text-style-name="P1" draw:layer="layout" svg:width="0.2cm" svg:height="0.2cm" svg:x="19.53cm" svg:y="9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9.63cm" svg:y1="9.05cm" svg:x2="19.63cm" svg:y2="9.25cm">
            <text:p/>
          </draw:line>
          <draw:line draw:style-name="gr6" draw:text-style-name="P2" draw:layer="layout" svg:x1="19.53cm" svg:y1="9.15cm" svg:x2="19.73cm" svg:y2="9.15cm">
            <text:p/>
          </draw:line>
        </draw:g>
        <draw:line draw:style-name="gr15" draw:text-style-name="P2" draw:layer="layout" svg:x1="1.4cm" svg:y1="9.155cm" svg:x2="19.99cm" svg:y2="9.155cm">
          <text:p/>
        </draw:line>
        <draw:g>
          <draw:custom-shape draw:style-name="gr1" draw:text-style-name="P1" draw:layer="layout" svg:width="0.2cm" svg:height="0.2cm" svg:x="2.161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.261cm" svg:y1="12.855cm" svg:x2="2.261cm" svg:y2="13.055cm">
            <text:p/>
          </draw:line>
          <draw:line draw:style-name="gr2" draw:text-style-name="P2" draw:layer="layout" svg:x1="2.161cm" svg:y1="12.955cm" svg:x2="2.361cm" svg:y2="12.955cm">
            <text:p/>
          </draw:line>
        </draw:g>
        <draw:g>
          <draw:custom-shape draw:style-name="gr1" draw:text-style-name="P1" draw:layer="layout" svg:width="0.2cm" svg:height="0.2cm" svg:x="2.653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.753cm" svg:y1="12.855cm" svg:x2="2.753cm" svg:y2="13.055cm">
            <text:p/>
          </draw:line>
          <draw:line draw:style-name="gr2" draw:text-style-name="P2" draw:layer="layout" svg:x1="2.653cm" svg:y1="12.955cm" svg:x2="2.853cm" svg:y2="12.955cm">
            <text:p/>
          </draw:line>
        </draw:g>
        <draw:g>
          <draw:custom-shape draw:style-name="gr1" draw:text-style-name="P1" draw:layer="layout" svg:width="0.2cm" svg:height="0.2cm" svg:x="2.653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.753cm" svg:y1="12.855cm" svg:x2="2.753cm" svg:y2="13.055cm">
            <text:p/>
          </draw:line>
          <draw:line draw:style-name="gr2" draw:text-style-name="P2" draw:layer="layout" svg:x1="2.653cm" svg:y1="12.955cm" svg:x2="2.853cm" svg:y2="12.955cm">
            <text:p/>
          </draw:line>
        </draw:g>
        <draw:g>
          <draw:custom-shape draw:style-name="gr1" draw:text-style-name="P1" draw:layer="layout" svg:width="0.2cm" svg:height="0.2cm" svg:x="3.159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.259cm" svg:y1="12.855cm" svg:x2="3.259cm" svg:y2="13.055cm">
            <text:p/>
          </draw:line>
          <draw:line draw:style-name="gr2" draw:text-style-name="P2" draw:layer="layout" svg:x1="3.159cm" svg:y1="12.955cm" svg:x2="3.359cm" svg:y2="12.955cm">
            <text:p/>
          </draw:line>
        </draw:g>
        <draw:g>
          <draw:custom-shape draw:style-name="gr1" draw:text-style-name="P1" draw:layer="layout" svg:width="0.2cm" svg:height="0.2cm" svg:x="3.667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.767cm" svg:y1="12.855cm" svg:x2="3.767cm" svg:y2="13.055cm">
            <text:p/>
          </draw:line>
          <draw:line draw:style-name="gr2" draw:text-style-name="P2" draw:layer="layout" svg:x1="3.667cm" svg:y1="12.955cm" svg:x2="3.867cm" svg:y2="12.955cm">
            <text:p/>
          </draw:line>
        </draw:g>
        <draw:g>
          <draw:custom-shape draw:style-name="gr1" draw:text-style-name="P1" draw:layer="layout" svg:width="0.2cm" svg:height="0.2cm" svg:x="4.167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267cm" svg:y1="12.855cm" svg:x2="4.267cm" svg:y2="13.055cm">
            <text:p/>
          </draw:line>
          <draw:line draw:style-name="gr2" draw:text-style-name="P2" draw:layer="layout" svg:x1="4.167cm" svg:y1="12.955cm" svg:x2="4.367cm" svg:y2="12.955cm">
            <text:p/>
          </draw:line>
        </draw:g>
        <draw:g>
          <draw:custom-shape draw:style-name="gr1" draw:text-style-name="P1" draw:layer="layout" svg:width="0.2cm" svg:height="0.2cm" svg:x="4.667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767cm" svg:y1="12.855cm" svg:x2="4.767cm" svg:y2="13.055cm">
            <text:p/>
          </draw:line>
          <draw:line draw:style-name="gr2" draw:text-style-name="P2" draw:layer="layout" svg:x1="4.667cm" svg:y1="12.955cm" svg:x2="4.867cm" svg:y2="12.955cm">
            <text:p/>
          </draw:line>
        </draw:g>
        <draw:g>
          <draw:custom-shape draw:style-name="gr1" draw:text-style-name="P1" draw:layer="layout" svg:width="0.2cm" svg:height="0.2cm" svg:x="5.167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267cm" svg:y1="12.855cm" svg:x2="5.267cm" svg:y2="13.055cm">
            <text:p/>
          </draw:line>
          <draw:line draw:style-name="gr2" draw:text-style-name="P2" draw:layer="layout" svg:x1="5.167cm" svg:y1="12.955cm" svg:x2="5.367cm" svg:y2="12.955cm">
            <text:p/>
          </draw:line>
        </draw:g>
        <draw:g>
          <draw:custom-shape draw:style-name="gr1" draw:text-style-name="P1" draw:layer="layout" svg:width="0.2cm" svg:height="0.2cm" svg:x="5.665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765cm" svg:y1="12.855cm" svg:x2="5.765cm" svg:y2="13.055cm">
            <text:p/>
          </draw:line>
          <draw:line draw:style-name="gr2" draw:text-style-name="P2" draw:layer="layout" svg:x1="5.665cm" svg:y1="12.955cm" svg:x2="5.865cm" svg:y2="12.955cm">
            <text:p/>
          </draw:line>
        </draw:g>
        <draw:g>
          <draw:custom-shape draw:style-name="gr1" draw:text-style-name="P1" draw:layer="layout" svg:width="0.2cm" svg:height="0.2cm" svg:x="6.165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6.265cm" svg:y1="12.855cm" svg:x2="6.265cm" svg:y2="13.055cm">
            <text:p/>
          </draw:line>
          <draw:line draw:style-name="gr2" draw:text-style-name="P2" draw:layer="layout" svg:x1="6.165cm" svg:y1="12.955cm" svg:x2="6.365cm" svg:y2="12.955cm">
            <text:p/>
          </draw:line>
        </draw:g>
        <draw:g>
          <draw:custom-shape draw:style-name="gr1" draw:text-style-name="P1" draw:layer="layout" svg:width="0.2cm" svg:height="0.2cm" svg:x="6.671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6.771cm" svg:y1="12.855cm" svg:x2="6.771cm" svg:y2="13.055cm">
            <text:p/>
          </draw:line>
          <draw:line draw:style-name="gr2" draw:text-style-name="P2" draw:layer="layout" svg:x1="6.671cm" svg:y1="12.955cm" svg:x2="6.871cm" svg:y2="12.955cm">
            <text:p/>
          </draw:line>
        </draw:g>
        <draw:g>
          <draw:custom-shape draw:style-name="gr1" draw:text-style-name="P1" draw:layer="layout" svg:width="0.2cm" svg:height="0.2cm" svg:x="7.169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7.269cm" svg:y1="12.855cm" svg:x2="7.269cm" svg:y2="13.055cm">
            <text:p/>
          </draw:line>
          <draw:line draw:style-name="gr2" draw:text-style-name="P2" draw:layer="layout" svg:x1="7.169cm" svg:y1="12.955cm" svg:x2="7.369cm" svg:y2="12.955cm">
            <text:p/>
          </draw:line>
        </draw:g>
        <draw:g>
          <draw:custom-shape draw:style-name="gr1" draw:text-style-name="P1" draw:layer="layout" svg:width="0.2cm" svg:height="0.2cm" svg:x="7.673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7.773cm" svg:y1="12.855cm" svg:x2="7.773cm" svg:y2="13.055cm">
            <text:p/>
          </draw:line>
          <draw:line draw:style-name="gr2" draw:text-style-name="P2" draw:layer="layout" svg:x1="7.673cm" svg:y1="12.955cm" svg:x2="7.873cm" svg:y2="12.955cm">
            <text:p/>
          </draw:line>
        </draw:g>
        <draw:g>
          <draw:custom-shape draw:style-name="gr1" draw:text-style-name="P1" draw:layer="layout" svg:width="0.2cm" svg:height="0.2cm" svg:x="8.173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8.273cm" svg:y1="12.855cm" svg:x2="8.273cm" svg:y2="13.055cm">
            <text:p/>
          </draw:line>
          <draw:line draw:style-name="gr2" draw:text-style-name="P2" draw:layer="layout" svg:x1="8.173cm" svg:y1="12.955cm" svg:x2="8.373cm" svg:y2="12.955cm">
            <text:p/>
          </draw:line>
        </draw:g>
        <draw:g>
          <draw:custom-shape draw:style-name="gr1" draw:text-style-name="P1" draw:layer="layout" svg:width="0.2cm" svg:height="0.2cm" svg:x="8.675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8.775cm" svg:y1="12.855cm" svg:x2="8.775cm" svg:y2="13.055cm">
            <text:p/>
          </draw:line>
          <draw:line draw:style-name="gr2" draw:text-style-name="P2" draw:layer="layout" svg:x1="8.675cm" svg:y1="12.955cm" svg:x2="8.875cm" svg:y2="12.955cm">
            <text:p/>
          </draw:line>
        </draw:g>
        <draw:g>
          <draw:custom-shape draw:style-name="gr1" draw:text-style-name="P1" draw:layer="layout" svg:width="0.2cm" svg:height="0.2cm" svg:x="9.171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9.271cm" svg:y1="12.855cm" svg:x2="9.271cm" svg:y2="13.055cm">
            <text:p/>
          </draw:line>
          <draw:line draw:style-name="gr2" draw:text-style-name="P2" draw:layer="layout" svg:x1="9.171cm" svg:y1="12.955cm" svg:x2="9.371cm" svg:y2="12.955cm">
            <text:p/>
          </draw:line>
        </draw:g>
        <draw:g>
          <draw:custom-shape draw:style-name="gr1" draw:text-style-name="P1" draw:layer="layout" svg:width="0.2cm" svg:height="0.2cm" svg:x="9.671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9.771cm" svg:y1="12.855cm" svg:x2="9.771cm" svg:y2="13.055cm">
            <text:p/>
          </draw:line>
          <draw:line draw:style-name="gr2" draw:text-style-name="P2" draw:layer="layout" svg:x1="9.671cm" svg:y1="12.955cm" svg:x2="9.871cm" svg:y2="12.955cm">
            <text:p/>
          </draw:line>
        </draw:g>
        <draw:g>
          <draw:custom-shape draw:style-name="gr1" draw:text-style-name="P1" draw:layer="layout" svg:width="0.2cm" svg:height="0.2cm" svg:x="10.171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271cm" svg:y1="12.855cm" svg:x2="10.271cm" svg:y2="13.055cm">
            <text:p/>
          </draw:line>
          <draw:line draw:style-name="gr2" draw:text-style-name="P2" draw:layer="layout" svg:x1="10.171cm" svg:y1="12.955cm" svg:x2="10.371cm" svg:y2="12.955cm">
            <text:p/>
          </draw:line>
        </draw:g>
        <draw:g>
          <draw:custom-shape draw:style-name="gr1" draw:text-style-name="P1" draw:layer="layout" svg:width="0.2cm" svg:height="0.2cm" svg:x="10.677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777cm" svg:y1="12.855cm" svg:x2="10.777cm" svg:y2="13.055cm">
            <text:p/>
          </draw:line>
          <draw:line draw:style-name="gr2" draw:text-style-name="P2" draw:layer="layout" svg:x1="10.677cm" svg:y1="12.955cm" svg:x2="10.877cm" svg:y2="12.955cm">
            <text:p/>
          </draw:line>
        </draw:g>
        <draw:g>
          <draw:custom-shape draw:style-name="gr1" draw:text-style-name="P1" draw:layer="layout" svg:width="0.2cm" svg:height="0.2cm" svg:x="11.177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1.277cm" svg:y1="12.855cm" svg:x2="11.277cm" svg:y2="13.055cm">
            <text:p/>
          </draw:line>
          <draw:line draw:style-name="gr2" draw:text-style-name="P2" draw:layer="layout" svg:x1="11.177cm" svg:y1="12.955cm" svg:x2="11.377cm" svg:y2="12.955cm">
            <text:p/>
          </draw:line>
        </draw:g>
        <draw:g>
          <draw:custom-shape draw:style-name="gr1" draw:text-style-name="P1" draw:layer="layout" svg:width="0.2cm" svg:height="0.2cm" svg:x="11.675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1.775cm" svg:y1="12.855cm" svg:x2="11.775cm" svg:y2="13.055cm">
            <text:p/>
          </draw:line>
          <draw:line draw:style-name="gr2" draw:text-style-name="P2" draw:layer="layout" svg:x1="11.675cm" svg:y1="12.955cm" svg:x2="11.875cm" svg:y2="12.955cm">
            <text:p/>
          </draw:line>
        </draw:g>
        <draw:g>
          <draw:custom-shape draw:style-name="gr1" draw:text-style-name="P1" draw:layer="layout" svg:width="0.2cm" svg:height="0.2cm" svg:x="12.181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2.281cm" svg:y1="12.855cm" svg:x2="12.281cm" svg:y2="13.055cm">
            <text:p/>
          </draw:line>
          <draw:line draw:style-name="gr2" draw:text-style-name="P2" draw:layer="layout" svg:x1="12.181cm" svg:y1="12.955cm" svg:x2="12.381cm" svg:y2="12.955cm">
            <text:p/>
          </draw:line>
        </draw:g>
        <draw:g>
          <draw:custom-shape draw:style-name="gr1" draw:text-style-name="P1" draw:layer="layout" svg:width="0.2cm" svg:height="0.2cm" svg:x="12.683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2.783cm" svg:y1="12.855cm" svg:x2="12.783cm" svg:y2="13.055cm">
            <text:p/>
          </draw:line>
          <draw:line draw:style-name="gr2" draw:text-style-name="P2" draw:layer="layout" svg:x1="12.683cm" svg:y1="12.955cm" svg:x2="12.883cm" svg:y2="12.955cm">
            <text:p/>
          </draw:line>
        </draw:g>
        <draw:g>
          <draw:custom-shape draw:style-name="gr1" draw:text-style-name="P1" draw:layer="layout" svg:width="0.2cm" svg:height="0.2cm" svg:x="13.179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3.279cm" svg:y1="12.855cm" svg:x2="13.279cm" svg:y2="13.055cm">
            <text:p/>
          </draw:line>
          <draw:line draw:style-name="gr2" draw:text-style-name="P2" draw:layer="layout" svg:x1="13.179cm" svg:y1="12.955cm" svg:x2="13.379cm" svg:y2="12.955cm">
            <text:p/>
          </draw:line>
        </draw:g>
        <draw:g>
          <draw:custom-shape draw:style-name="gr1" draw:text-style-name="P1" draw:layer="layout" svg:width="0.2cm" svg:height="0.2cm" svg:x="13.679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3.779cm" svg:y1="12.855cm" svg:x2="13.779cm" svg:y2="13.055cm">
            <text:p/>
          </draw:line>
          <draw:line draw:style-name="gr2" draw:text-style-name="P2" draw:layer="layout" svg:x1="13.679cm" svg:y1="12.955cm" svg:x2="13.879cm" svg:y2="12.955cm">
            <text:p/>
          </draw:line>
        </draw:g>
        <draw:g>
          <draw:custom-shape draw:style-name="gr1" draw:text-style-name="P1" draw:layer="layout" svg:width="0.2cm" svg:height="0.2cm" svg:x="14.183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4.283cm" svg:y1="12.855cm" svg:x2="14.283cm" svg:y2="13.055cm">
            <text:p/>
          </draw:line>
          <draw:line draw:style-name="gr2" draw:text-style-name="P2" draw:layer="layout" svg:x1="14.183cm" svg:y1="12.955cm" svg:x2="14.383cm" svg:y2="12.955cm">
            <text:p/>
          </draw:line>
        </draw:g>
        <draw:g>
          <draw:custom-shape draw:style-name="gr1" draw:text-style-name="P1" draw:layer="layout" svg:width="0.2cm" svg:height="0.2cm" svg:x="14.685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4.785cm" svg:y1="12.855cm" svg:x2="14.785cm" svg:y2="13.055cm">
            <text:p/>
          </draw:line>
          <draw:line draw:style-name="gr2" draw:text-style-name="P2" draw:layer="layout" svg:x1="14.685cm" svg:y1="12.955cm" svg:x2="14.885cm" svg:y2="12.955cm">
            <text:p/>
          </draw:line>
        </draw:g>
        <draw:g>
          <draw:custom-shape draw:style-name="gr1" draw:text-style-name="P1" draw:layer="layout" svg:width="0.2cm" svg:height="0.2cm" svg:x="15.185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285cm" svg:y1="12.855cm" svg:x2="15.285cm" svg:y2="13.055cm">
            <text:p/>
          </draw:line>
          <draw:line draw:style-name="gr2" draw:text-style-name="P2" draw:layer="layout" svg:x1="15.185cm" svg:y1="12.955cm" svg:x2="15.385cm" svg:y2="12.955cm">
            <text:p/>
          </draw:line>
        </draw:g>
        <draw:g>
          <draw:custom-shape draw:style-name="gr1" draw:text-style-name="P1" draw:layer="layout" svg:width="0.2cm" svg:height="0.2cm" svg:x="15.685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785cm" svg:y1="12.855cm" svg:x2="15.785cm" svg:y2="13.055cm">
            <text:p/>
          </draw:line>
          <draw:line draw:style-name="gr2" draw:text-style-name="P2" draw:layer="layout" svg:x1="15.685cm" svg:y1="12.955cm" svg:x2="15.885cm" svg:y2="12.955cm">
            <text:p/>
          </draw:line>
        </draw:g>
        <draw:g>
          <draw:custom-shape draw:style-name="gr1" draw:text-style-name="P1" draw:layer="layout" svg:width="0.2cm" svg:height="0.2cm" svg:x="16.185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6.285cm" svg:y1="12.855cm" svg:x2="16.285cm" svg:y2="13.055cm">
            <text:p/>
          </draw:line>
          <draw:line draw:style-name="gr2" draw:text-style-name="P2" draw:layer="layout" svg:x1="16.185cm" svg:y1="12.955cm" svg:x2="16.385cm" svg:y2="12.955cm">
            <text:p/>
          </draw:line>
        </draw:g>
        <draw:g>
          <draw:custom-shape draw:style-name="gr1" draw:text-style-name="P1" draw:layer="layout" svg:width="0.2cm" svg:height="0.2cm" svg:x="16.685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6.785cm" svg:y1="12.855cm" svg:x2="16.785cm" svg:y2="13.055cm">
            <text:p/>
          </draw:line>
          <draw:line draw:style-name="gr2" draw:text-style-name="P2" draw:layer="layout" svg:x1="16.685cm" svg:y1="12.955cm" svg:x2="16.885cm" svg:y2="12.955cm">
            <text:p/>
          </draw:line>
        </draw:g>
        <draw:g>
          <draw:custom-shape draw:style-name="gr1" draw:text-style-name="P1" draw:layer="layout" svg:width="0.2cm" svg:height="0.2cm" svg:x="17.185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7.285cm" svg:y1="12.855cm" svg:x2="17.285cm" svg:y2="13.055cm">
            <text:p/>
          </draw:line>
          <draw:line draw:style-name="gr2" draw:text-style-name="P2" draw:layer="layout" svg:x1="17.185cm" svg:y1="12.955cm" svg:x2="17.385cm" svg:y2="12.955cm">
            <text:p/>
          </draw:line>
        </draw:g>
        <draw:g>
          <draw:custom-shape draw:style-name="gr1" draw:text-style-name="P1" draw:layer="layout" svg:width="0.2cm" svg:height="0.2cm" svg:x="17.685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7.785cm" svg:y1="12.855cm" svg:x2="17.785cm" svg:y2="13.055cm">
            <text:p/>
          </draw:line>
          <draw:line draw:style-name="gr2" draw:text-style-name="P2" draw:layer="layout" svg:x1="17.685cm" svg:y1="12.955cm" svg:x2="17.885cm" svg:y2="12.955cm">
            <text:p/>
          </draw:line>
        </draw:g>
        <draw:g>
          <draw:custom-shape draw:style-name="gr1" draw:text-style-name="P1" draw:layer="layout" svg:width="0.2cm" svg:height="0.2cm" svg:x="18.185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8.285cm" svg:y1="12.855cm" svg:x2="18.285cm" svg:y2="13.055cm">
            <text:p/>
          </draw:line>
          <draw:line draw:style-name="gr2" draw:text-style-name="P2" draw:layer="layout" svg:x1="18.185cm" svg:y1="12.955cm" svg:x2="18.385cm" svg:y2="12.955cm">
            <text:p/>
          </draw:line>
        </draw:g>
        <draw:g>
          <draw:custom-shape draw:style-name="gr1" draw:text-style-name="P1" draw:layer="layout" svg:width="0.2cm" svg:height="0.2cm" svg:x="18.685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8.785cm" svg:y1="12.855cm" svg:x2="18.785cm" svg:y2="13.055cm">
            <text:p/>
          </draw:line>
          <draw:line draw:style-name="gr2" draw:text-style-name="P2" draw:layer="layout" svg:x1="18.685cm" svg:y1="12.955cm" svg:x2="18.885cm" svg:y2="12.955cm">
            <text:p/>
          </draw:line>
        </draw:g>
        <draw:g>
          <draw:custom-shape draw:style-name="gr1" draw:text-style-name="P1" draw:layer="layout" svg:width="0.2cm" svg:height="0.2cm" svg:x="19.185cm" svg:y="12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9.285cm" svg:y1="12.855cm" svg:x2="19.285cm" svg:y2="13.055cm">
            <text:p/>
          </draw:line>
          <draw:line draw:style-name="gr2" draw:text-style-name="P2" draw:layer="layout" svg:x1="19.185cm" svg:y1="12.955cm" svg:x2="19.385cm" svg:y2="12.955cm">
            <text:p/>
          </draw:line>
        </draw:g>
        <draw:frame draw:style-name="gr16" draw:text-style-name="P5" draw:layer="layout" svg:width="19.6cm" svg:height="0.5cm" svg:x="1.5cm" svg:y="13.4cm">
          <draw:image xlink:href="Pictures/10000000000004F8000000227409940D3E67A7CD.jpg" xlink:type="simple" xlink:show="embed" xlink:actuate="onLoad" loext:mime-type="image/jpeg">
            <text:p/>
          </draw:image>
        </draw:frame>
        <draw:g>
          <draw:custom-shape draw:style-name="gr1" draw:text-style-name="P1" draw:layer="layout" svg:width="0.2cm" svg:height="0.2cm" svg:x="1.661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.761cm" svg:y1="13.55cm" svg:x2="1.761cm" svg:y2="13.75cm">
            <text:p/>
          </draw:line>
          <draw:line draw:style-name="gr2" draw:text-style-name="P2" draw:layer="layout" svg:x1="1.661cm" svg:y1="13.65cm" svg:x2="1.861cm" svg:y2="13.65cm">
            <text:p/>
          </draw:line>
        </draw:g>
        <draw:g>
          <draw:custom-shape draw:style-name="gr1" draw:text-style-name="P1" draw:layer="layout" svg:width="0.2cm" svg:height="0.2cm" svg:x="2.161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.261cm" svg:y1="13.55cm" svg:x2="2.261cm" svg:y2="13.75cm">
            <text:p/>
          </draw:line>
          <draw:line draw:style-name="gr2" draw:text-style-name="P2" draw:layer="layout" svg:x1="2.161cm" svg:y1="13.65cm" svg:x2="2.361cm" svg:y2="13.65cm">
            <text:p/>
          </draw:line>
        </draw:g>
        <draw:g>
          <draw:custom-shape draw:style-name="gr1" draw:text-style-name="P1" draw:layer="layout" svg:width="0.2cm" svg:height="0.2cm" svg:x="2.653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.753cm" svg:y1="13.55cm" svg:x2="2.753cm" svg:y2="13.75cm">
            <text:p/>
          </draw:line>
          <draw:line draw:style-name="gr2" draw:text-style-name="P2" draw:layer="layout" svg:x1="2.653cm" svg:y1="13.65cm" svg:x2="2.853cm" svg:y2="13.65cm">
            <text:p/>
          </draw:line>
        </draw:g>
        <draw:g>
          <draw:custom-shape draw:style-name="gr1" draw:text-style-name="P1" draw:layer="layout" svg:width="0.2cm" svg:height="0.2cm" svg:x="2.653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.753cm" svg:y1="13.55cm" svg:x2="2.753cm" svg:y2="13.75cm">
            <text:p/>
          </draw:line>
          <draw:line draw:style-name="gr2" draw:text-style-name="P2" draw:layer="layout" svg:x1="2.653cm" svg:y1="13.65cm" svg:x2="2.853cm" svg:y2="13.65cm">
            <text:p/>
          </draw:line>
        </draw:g>
        <draw:g>
          <draw:custom-shape draw:style-name="gr1" draw:text-style-name="P1" draw:layer="layout" svg:width="0.2cm" svg:height="0.2cm" svg:x="3.159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.259cm" svg:y1="13.55cm" svg:x2="3.259cm" svg:y2="13.75cm">
            <text:p/>
          </draw:line>
          <draw:line draw:style-name="gr2" draw:text-style-name="P2" draw:layer="layout" svg:x1="3.159cm" svg:y1="13.65cm" svg:x2="3.359cm" svg:y2="13.65cm">
            <text:p/>
          </draw:line>
        </draw:g>
        <draw:g>
          <draw:custom-shape draw:style-name="gr1" draw:text-style-name="P1" draw:layer="layout" svg:width="0.2cm" svg:height="0.2cm" svg:x="3.667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.767cm" svg:y1="13.55cm" svg:x2="3.767cm" svg:y2="13.75cm">
            <text:p/>
          </draw:line>
          <draw:line draw:style-name="gr2" draw:text-style-name="P2" draw:layer="layout" svg:x1="3.667cm" svg:y1="13.65cm" svg:x2="3.867cm" svg:y2="13.65cm">
            <text:p/>
          </draw:line>
        </draw:g>
        <draw:g>
          <draw:custom-shape draw:style-name="gr1" draw:text-style-name="P1" draw:layer="layout" svg:width="0.2cm" svg:height="0.2cm" svg:x="4.167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267cm" svg:y1="13.55cm" svg:x2="4.267cm" svg:y2="13.75cm">
            <text:p/>
          </draw:line>
          <draw:line draw:style-name="gr2" draw:text-style-name="P2" draw:layer="layout" svg:x1="4.167cm" svg:y1="13.65cm" svg:x2="4.367cm" svg:y2="13.65cm">
            <text:p/>
          </draw:line>
        </draw:g>
        <draw:g>
          <draw:custom-shape draw:style-name="gr1" draw:text-style-name="P1" draw:layer="layout" svg:width="0.2cm" svg:height="0.2cm" svg:x="4.667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767cm" svg:y1="13.55cm" svg:x2="4.767cm" svg:y2="13.75cm">
            <text:p/>
          </draw:line>
          <draw:line draw:style-name="gr2" draw:text-style-name="P2" draw:layer="layout" svg:x1="4.667cm" svg:y1="13.65cm" svg:x2="4.867cm" svg:y2="13.65cm">
            <text:p/>
          </draw:line>
        </draw:g>
        <draw:g>
          <draw:custom-shape draw:style-name="gr1" draw:text-style-name="P1" draw:layer="layout" svg:width="0.2cm" svg:height="0.2cm" svg:x="5.167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267cm" svg:y1="13.55cm" svg:x2="5.267cm" svg:y2="13.75cm">
            <text:p/>
          </draw:line>
          <draw:line draw:style-name="gr2" draw:text-style-name="P2" draw:layer="layout" svg:x1="5.167cm" svg:y1="13.65cm" svg:x2="5.367cm" svg:y2="13.65cm">
            <text:p/>
          </draw:line>
        </draw:g>
        <draw:g>
          <draw:custom-shape draw:style-name="gr1" draw:text-style-name="P1" draw:layer="layout" svg:width="0.2cm" svg:height="0.2cm" svg:x="5.665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765cm" svg:y1="13.55cm" svg:x2="5.765cm" svg:y2="13.75cm">
            <text:p/>
          </draw:line>
          <draw:line draw:style-name="gr2" draw:text-style-name="P2" draw:layer="layout" svg:x1="5.665cm" svg:y1="13.65cm" svg:x2="5.865cm" svg:y2="13.65cm">
            <text:p/>
          </draw:line>
        </draw:g>
        <draw:g>
          <draw:custom-shape draw:style-name="gr1" draw:text-style-name="P1" draw:layer="layout" svg:width="0.2cm" svg:height="0.2cm" svg:x="6.165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6.265cm" svg:y1="13.55cm" svg:x2="6.265cm" svg:y2="13.75cm">
            <text:p/>
          </draw:line>
          <draw:line draw:style-name="gr2" draw:text-style-name="P2" draw:layer="layout" svg:x1="6.165cm" svg:y1="13.65cm" svg:x2="6.365cm" svg:y2="13.65cm">
            <text:p/>
          </draw:line>
        </draw:g>
        <draw:g>
          <draw:custom-shape draw:style-name="gr1" draw:text-style-name="P1" draw:layer="layout" svg:width="0.2cm" svg:height="0.2cm" svg:x="6.671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6.771cm" svg:y1="13.55cm" svg:x2="6.771cm" svg:y2="13.75cm">
            <text:p/>
          </draw:line>
          <draw:line draw:style-name="gr2" draw:text-style-name="P2" draw:layer="layout" svg:x1="6.671cm" svg:y1="13.65cm" svg:x2="6.871cm" svg:y2="13.65cm">
            <text:p/>
          </draw:line>
        </draw:g>
        <draw:g>
          <draw:custom-shape draw:style-name="gr1" draw:text-style-name="P1" draw:layer="layout" svg:width="0.2cm" svg:height="0.2cm" svg:x="7.169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7.269cm" svg:y1="13.55cm" svg:x2="7.269cm" svg:y2="13.75cm">
            <text:p/>
          </draw:line>
          <draw:line draw:style-name="gr2" draw:text-style-name="P2" draw:layer="layout" svg:x1="7.169cm" svg:y1="13.65cm" svg:x2="7.369cm" svg:y2="13.65cm">
            <text:p/>
          </draw:line>
        </draw:g>
        <draw:g>
          <draw:custom-shape draw:style-name="gr1" draw:text-style-name="P1" draw:layer="layout" svg:width="0.2cm" svg:height="0.2cm" svg:x="7.673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7.773cm" svg:y1="13.55cm" svg:x2="7.773cm" svg:y2="13.75cm">
            <text:p/>
          </draw:line>
          <draw:line draw:style-name="gr2" draw:text-style-name="P2" draw:layer="layout" svg:x1="7.673cm" svg:y1="13.65cm" svg:x2="7.873cm" svg:y2="13.65cm">
            <text:p/>
          </draw:line>
        </draw:g>
        <draw:g>
          <draw:custom-shape draw:style-name="gr1" draw:text-style-name="P1" draw:layer="layout" svg:width="0.2cm" svg:height="0.2cm" svg:x="8.173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8.273cm" svg:y1="13.55cm" svg:x2="8.273cm" svg:y2="13.75cm">
            <text:p/>
          </draw:line>
          <draw:line draw:style-name="gr2" draw:text-style-name="P2" draw:layer="layout" svg:x1="8.173cm" svg:y1="13.65cm" svg:x2="8.373cm" svg:y2="13.65cm">
            <text:p/>
          </draw:line>
        </draw:g>
        <draw:g>
          <draw:custom-shape draw:style-name="gr1" draw:text-style-name="P1" draw:layer="layout" svg:width="0.2cm" svg:height="0.2cm" svg:x="8.675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8.775cm" svg:y1="13.55cm" svg:x2="8.775cm" svg:y2="13.75cm">
            <text:p/>
          </draw:line>
          <draw:line draw:style-name="gr2" draw:text-style-name="P2" draw:layer="layout" svg:x1="8.675cm" svg:y1="13.65cm" svg:x2="8.875cm" svg:y2="13.65cm">
            <text:p/>
          </draw:line>
        </draw:g>
        <draw:g>
          <draw:custom-shape draw:style-name="gr1" draw:text-style-name="P1" draw:layer="layout" svg:width="0.2cm" svg:height="0.2cm" svg:x="9.171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9.271cm" svg:y1="13.55cm" svg:x2="9.271cm" svg:y2="13.75cm">
            <text:p/>
          </draw:line>
          <draw:line draw:style-name="gr2" draw:text-style-name="P2" draw:layer="layout" svg:x1="9.171cm" svg:y1="13.65cm" svg:x2="9.371cm" svg:y2="13.65cm">
            <text:p/>
          </draw:line>
        </draw:g>
        <draw:g>
          <draw:custom-shape draw:style-name="gr1" draw:text-style-name="P1" draw:layer="layout" svg:width="0.2cm" svg:height="0.2cm" svg:x="9.671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9.771cm" svg:y1="13.55cm" svg:x2="9.771cm" svg:y2="13.75cm">
            <text:p/>
          </draw:line>
          <draw:line draw:style-name="gr2" draw:text-style-name="P2" draw:layer="layout" svg:x1="9.671cm" svg:y1="13.65cm" svg:x2="9.871cm" svg:y2="13.65cm">
            <text:p/>
          </draw:line>
        </draw:g>
        <draw:g>
          <draw:custom-shape draw:style-name="gr1" draw:text-style-name="P1" draw:layer="layout" svg:width="0.2cm" svg:height="0.2cm" svg:x="10.171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271cm" svg:y1="13.55cm" svg:x2="10.271cm" svg:y2="13.75cm">
            <text:p/>
          </draw:line>
          <draw:line draw:style-name="gr2" draw:text-style-name="P2" draw:layer="layout" svg:x1="10.171cm" svg:y1="13.65cm" svg:x2="10.371cm" svg:y2="13.65cm">
            <text:p/>
          </draw:line>
        </draw:g>
        <draw:g>
          <draw:custom-shape draw:style-name="gr1" draw:text-style-name="P1" draw:layer="layout" svg:width="0.2cm" svg:height="0.2cm" svg:x="10.677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777cm" svg:y1="13.55cm" svg:x2="10.777cm" svg:y2="13.75cm">
            <text:p/>
          </draw:line>
          <draw:line draw:style-name="gr2" draw:text-style-name="P2" draw:layer="layout" svg:x1="10.677cm" svg:y1="13.65cm" svg:x2="10.877cm" svg:y2="13.65cm">
            <text:p/>
          </draw:line>
        </draw:g>
        <draw:g>
          <draw:custom-shape draw:style-name="gr1" draw:text-style-name="P1" draw:layer="layout" svg:width="0.2cm" svg:height="0.2cm" svg:x="11.177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1.277cm" svg:y1="13.55cm" svg:x2="11.277cm" svg:y2="13.75cm">
            <text:p/>
          </draw:line>
          <draw:line draw:style-name="gr2" draw:text-style-name="P2" draw:layer="layout" svg:x1="11.177cm" svg:y1="13.65cm" svg:x2="11.377cm" svg:y2="13.65cm">
            <text:p/>
          </draw:line>
        </draw:g>
        <draw:g>
          <draw:custom-shape draw:style-name="gr1" draw:text-style-name="P1" draw:layer="layout" svg:width="0.2cm" svg:height="0.2cm" svg:x="11.675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1.775cm" svg:y1="13.55cm" svg:x2="11.775cm" svg:y2="13.75cm">
            <text:p/>
          </draw:line>
          <draw:line draw:style-name="gr2" draw:text-style-name="P2" draw:layer="layout" svg:x1="11.675cm" svg:y1="13.65cm" svg:x2="11.875cm" svg:y2="13.65cm">
            <text:p/>
          </draw:line>
        </draw:g>
        <draw:g>
          <draw:custom-shape draw:style-name="gr1" draw:text-style-name="P1" draw:layer="layout" svg:width="0.2cm" svg:height="0.2cm" svg:x="12.181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2.281cm" svg:y1="13.55cm" svg:x2="12.281cm" svg:y2="13.75cm">
            <text:p/>
          </draw:line>
          <draw:line draw:style-name="gr2" draw:text-style-name="P2" draw:layer="layout" svg:x1="12.181cm" svg:y1="13.65cm" svg:x2="12.381cm" svg:y2="13.65cm">
            <text:p/>
          </draw:line>
        </draw:g>
        <draw:g>
          <draw:custom-shape draw:style-name="gr1" draw:text-style-name="P1" draw:layer="layout" svg:width="0.2cm" svg:height="0.2cm" svg:x="12.683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2.783cm" svg:y1="13.55cm" svg:x2="12.783cm" svg:y2="13.75cm">
            <text:p/>
          </draw:line>
          <draw:line draw:style-name="gr2" draw:text-style-name="P2" draw:layer="layout" svg:x1="12.683cm" svg:y1="13.65cm" svg:x2="12.883cm" svg:y2="13.65cm">
            <text:p/>
          </draw:line>
        </draw:g>
        <draw:g>
          <draw:custom-shape draw:style-name="gr1" draw:text-style-name="P1" draw:layer="layout" svg:width="0.2cm" svg:height="0.2cm" svg:x="13.179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3.279cm" svg:y1="13.55cm" svg:x2="13.279cm" svg:y2="13.75cm">
            <text:p/>
          </draw:line>
          <draw:line draw:style-name="gr2" draw:text-style-name="P2" draw:layer="layout" svg:x1="13.179cm" svg:y1="13.65cm" svg:x2="13.379cm" svg:y2="13.65cm">
            <text:p/>
          </draw:line>
        </draw:g>
        <draw:g>
          <draw:custom-shape draw:style-name="gr1" draw:text-style-name="P1" draw:layer="layout" svg:width="0.2cm" svg:height="0.2cm" svg:x="13.679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3.779cm" svg:y1="13.55cm" svg:x2="13.779cm" svg:y2="13.75cm">
            <text:p/>
          </draw:line>
          <draw:line draw:style-name="gr2" draw:text-style-name="P2" draw:layer="layout" svg:x1="13.679cm" svg:y1="13.65cm" svg:x2="13.879cm" svg:y2="13.65cm">
            <text:p/>
          </draw:line>
        </draw:g>
        <draw:g>
          <draw:custom-shape draw:style-name="gr1" draw:text-style-name="P1" draw:layer="layout" svg:width="0.2cm" svg:height="0.2cm" svg:x="14.183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4.283cm" svg:y1="13.55cm" svg:x2="14.283cm" svg:y2="13.75cm">
            <text:p/>
          </draw:line>
          <draw:line draw:style-name="gr2" draw:text-style-name="P2" draw:layer="layout" svg:x1="14.183cm" svg:y1="13.65cm" svg:x2="14.383cm" svg:y2="13.65cm">
            <text:p/>
          </draw:line>
        </draw:g>
        <draw:g>
          <draw:custom-shape draw:style-name="gr1" draw:text-style-name="P1" draw:layer="layout" svg:width="0.2cm" svg:height="0.2cm" svg:x="14.685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4.785cm" svg:y1="13.55cm" svg:x2="14.785cm" svg:y2="13.75cm">
            <text:p/>
          </draw:line>
          <draw:line draw:style-name="gr2" draw:text-style-name="P2" draw:layer="layout" svg:x1="14.685cm" svg:y1="13.65cm" svg:x2="14.885cm" svg:y2="13.65cm">
            <text:p/>
          </draw:line>
        </draw:g>
        <draw:g>
          <draw:custom-shape draw:style-name="gr1" draw:text-style-name="P1" draw:layer="layout" svg:width="0.2cm" svg:height="0.2cm" svg:x="15.185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285cm" svg:y1="13.55cm" svg:x2="15.285cm" svg:y2="13.75cm">
            <text:p/>
          </draw:line>
          <draw:line draw:style-name="gr2" draw:text-style-name="P2" draw:layer="layout" svg:x1="15.185cm" svg:y1="13.65cm" svg:x2="15.385cm" svg:y2="13.65cm">
            <text:p/>
          </draw:line>
        </draw:g>
        <draw:g>
          <draw:custom-shape draw:style-name="gr1" draw:text-style-name="P1" draw:layer="layout" svg:width="0.2cm" svg:height="0.2cm" svg:x="15.685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785cm" svg:y1="13.55cm" svg:x2="15.785cm" svg:y2="13.75cm">
            <text:p/>
          </draw:line>
          <draw:line draw:style-name="gr2" draw:text-style-name="P2" draw:layer="layout" svg:x1="15.685cm" svg:y1="13.65cm" svg:x2="15.885cm" svg:y2="13.65cm">
            <text:p/>
          </draw:line>
        </draw:g>
        <draw:g>
          <draw:custom-shape draw:style-name="gr1" draw:text-style-name="P1" draw:layer="layout" svg:width="0.2cm" svg:height="0.2cm" svg:x="16.185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6.285cm" svg:y1="13.55cm" svg:x2="16.285cm" svg:y2="13.75cm">
            <text:p/>
          </draw:line>
          <draw:line draw:style-name="gr2" draw:text-style-name="P2" draw:layer="layout" svg:x1="16.185cm" svg:y1="13.65cm" svg:x2="16.385cm" svg:y2="13.65cm">
            <text:p/>
          </draw:line>
        </draw:g>
        <draw:g>
          <draw:custom-shape draw:style-name="gr1" draw:text-style-name="P1" draw:layer="layout" svg:width="0.2cm" svg:height="0.2cm" svg:x="16.685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6.785cm" svg:y1="13.55cm" svg:x2="16.785cm" svg:y2="13.75cm">
            <text:p/>
          </draw:line>
          <draw:line draw:style-name="gr2" draw:text-style-name="P2" draw:layer="layout" svg:x1="16.685cm" svg:y1="13.65cm" svg:x2="16.885cm" svg:y2="13.65cm">
            <text:p/>
          </draw:line>
        </draw:g>
        <draw:g>
          <draw:custom-shape draw:style-name="gr1" draw:text-style-name="P1" draw:layer="layout" svg:width="0.2cm" svg:height="0.2cm" svg:x="17.185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7.285cm" svg:y1="13.55cm" svg:x2="17.285cm" svg:y2="13.75cm">
            <text:p/>
          </draw:line>
          <draw:line draw:style-name="gr2" draw:text-style-name="P2" draw:layer="layout" svg:x1="17.185cm" svg:y1="13.65cm" svg:x2="17.385cm" svg:y2="13.65cm">
            <text:p/>
          </draw:line>
        </draw:g>
        <draw:g>
          <draw:custom-shape draw:style-name="gr1" draw:text-style-name="P1" draw:layer="layout" svg:width="0.2cm" svg:height="0.2cm" svg:x="17.685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7.785cm" svg:y1="13.55cm" svg:x2="17.785cm" svg:y2="13.75cm">
            <text:p/>
          </draw:line>
          <draw:line draw:style-name="gr2" draw:text-style-name="P2" draw:layer="layout" svg:x1="17.685cm" svg:y1="13.65cm" svg:x2="17.885cm" svg:y2="13.65cm">
            <text:p/>
          </draw:line>
        </draw:g>
        <draw:g>
          <draw:custom-shape draw:style-name="gr1" draw:text-style-name="P1" draw:layer="layout" svg:width="0.2cm" svg:height="0.2cm" svg:x="18.185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8.285cm" svg:y1="13.55cm" svg:x2="18.285cm" svg:y2="13.75cm">
            <text:p/>
          </draw:line>
          <draw:line draw:style-name="gr2" draw:text-style-name="P2" draw:layer="layout" svg:x1="18.185cm" svg:y1="13.65cm" svg:x2="18.385cm" svg:y2="13.65cm">
            <text:p/>
          </draw:line>
        </draw:g>
        <draw:g>
          <draw:custom-shape draw:style-name="gr1" draw:text-style-name="P1" draw:layer="layout" svg:width="0.2cm" svg:height="0.2cm" svg:x="18.685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8.785cm" svg:y1="13.55cm" svg:x2="18.785cm" svg:y2="13.75cm">
            <text:p/>
          </draw:line>
          <draw:line draw:style-name="gr2" draw:text-style-name="P2" draw:layer="layout" svg:x1="18.685cm" svg:y1="13.65cm" svg:x2="18.885cm" svg:y2="13.65cm">
            <text:p/>
          </draw:line>
        </draw:g>
        <draw:g>
          <draw:custom-shape draw:style-name="gr1" draw:text-style-name="P1" draw:layer="layout" svg:width="0.2cm" svg:height="0.2cm" svg:x="19.185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9.285cm" svg:y1="13.55cm" svg:x2="19.285cm" svg:y2="13.75cm">
            <text:p/>
          </draw:line>
          <draw:line draw:style-name="gr2" draw:text-style-name="P2" draw:layer="layout" svg:x1="19.185cm" svg:y1="13.65cm" svg:x2="19.385cm" svg:y2="13.65cm">
            <text:p/>
          </draw:line>
        </draw:g>
        <draw:g>
          <draw:custom-shape draw:style-name="gr1" draw:text-style-name="P1" draw:layer="layout" svg:width="0.2cm" svg:height="0.2cm" svg:x="19.685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9.785cm" svg:y1="13.55cm" svg:x2="19.785cm" svg:y2="13.75cm">
            <text:p/>
          </draw:line>
          <draw:line draw:style-name="gr2" draw:text-style-name="P2" draw:layer="layout" svg:x1="19.685cm" svg:y1="13.65cm" svg:x2="19.885cm" svg:y2="13.65cm">
            <text:p/>
          </draw:line>
        </draw:g>
        <draw:g>
          <draw:custom-shape draw:style-name="gr1" draw:text-style-name="P1" draw:layer="layout" svg:width="0.2cm" svg:height="0.2cm" svg:x="20.185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0.285cm" svg:y1="13.55cm" svg:x2="20.285cm" svg:y2="13.75cm">
            <text:p/>
          </draw:line>
          <draw:line draw:style-name="gr2" draw:text-style-name="P2" draw:layer="layout" svg:x1="20.185cm" svg:y1="13.65cm" svg:x2="20.385cm" svg:y2="13.65cm">
            <text:p/>
          </draw:line>
        </draw:g>
        <draw:custom-shape draw:style-name="gr3" draw:text-style-name="P1" draw:layer="layout" svg:width="17.839cm" svg:height="0.51cm" svg:x="1.861cm" svg:y="12.7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" draw:text-style-name="P1" draw:layer="layout" svg:width="0.2cm" svg:height="0.2cm" svg:x="2.161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261cm" svg:y1="15.855cm" svg:x2="2.261cm" svg:y2="16.055cm">
              <text:p/>
            </draw:line>
            <draw:line draw:style-name="gr2" draw:text-style-name="P2" draw:layer="layout" svg:x1="2.161cm" svg:y1="15.955cm" svg:x2="2.361cm" svg:y2="15.955cm">
              <text:p/>
            </draw:line>
          </draw:g>
          <draw:g>
            <draw:custom-shape draw:style-name="gr1" draw:text-style-name="P1" draw:layer="layout" svg:width="0.2cm" svg:height="0.2cm" svg:x="2.653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753cm" svg:y1="15.855cm" svg:x2="2.753cm" svg:y2="16.055cm">
              <text:p/>
            </draw:line>
            <draw:line draw:style-name="gr2" draw:text-style-name="P2" draw:layer="layout" svg:x1="2.653cm" svg:y1="15.955cm" svg:x2="2.853cm" svg:y2="15.955cm">
              <text:p/>
            </draw:line>
          </draw:g>
          <draw:g>
            <draw:custom-shape draw:style-name="gr1" draw:text-style-name="P1" draw:layer="layout" svg:width="0.2cm" svg:height="0.2cm" svg:x="2.653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753cm" svg:y1="15.855cm" svg:x2="2.753cm" svg:y2="16.055cm">
              <text:p/>
            </draw:line>
            <draw:line draw:style-name="gr2" draw:text-style-name="P2" draw:layer="layout" svg:x1="2.653cm" svg:y1="15.955cm" svg:x2="2.853cm" svg:y2="15.955cm">
              <text:p/>
            </draw:line>
          </draw:g>
          <draw:g>
            <draw:custom-shape draw:style-name="gr1" draw:text-style-name="P1" draw:layer="layout" svg:width="0.2cm" svg:height="0.2cm" svg:x="3.159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259cm" svg:y1="15.855cm" svg:x2="3.259cm" svg:y2="16.055cm">
              <text:p/>
            </draw:line>
            <draw:line draw:style-name="gr2" draw:text-style-name="P2" draw:layer="layout" svg:x1="3.159cm" svg:y1="15.955cm" svg:x2="3.359cm" svg:y2="15.955cm">
              <text:p/>
            </draw:line>
          </draw:g>
          <draw:g>
            <draw:custom-shape draw:style-name="gr1" draw:text-style-name="P1" draw:layer="layout" svg:width="0.2cm" svg:height="0.2cm" svg:x="3.667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3.767cm" svg:y1="15.855cm" svg:x2="3.767cm" svg:y2="16.055cm">
              <text:p/>
            </draw:line>
            <draw:line draw:style-name="gr2" draw:text-style-name="P2" draw:layer="layout" svg:x1="3.667cm" svg:y1="15.955cm" svg:x2="3.867cm" svg:y2="15.955cm">
              <text:p/>
            </draw:line>
          </draw:g>
          <draw:g>
            <draw:custom-shape draw:style-name="gr1" draw:text-style-name="P1" draw:layer="layout" svg:width="0.2cm" svg:height="0.2cm" svg:x="4.167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267cm" svg:y1="15.855cm" svg:x2="4.267cm" svg:y2="16.055cm">
              <text:p/>
            </draw:line>
            <draw:line draw:style-name="gr2" draw:text-style-name="P2" draw:layer="layout" svg:x1="4.167cm" svg:y1="15.955cm" svg:x2="4.367cm" svg:y2="15.955cm">
              <text:p/>
            </draw:line>
          </draw:g>
          <draw:g>
            <draw:custom-shape draw:style-name="gr1" draw:text-style-name="P1" draw:layer="layout" svg:width="0.2cm" svg:height="0.2cm" svg:x="4.667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4.767cm" svg:y1="15.855cm" svg:x2="4.767cm" svg:y2="16.055cm">
              <text:p/>
            </draw:line>
            <draw:line draw:style-name="gr2" draw:text-style-name="P2" draw:layer="layout" svg:x1="4.667cm" svg:y1="15.955cm" svg:x2="4.867cm" svg:y2="15.955cm">
              <text:p/>
            </draw:line>
          </draw:g>
          <draw:g>
            <draw:custom-shape draw:style-name="gr1" draw:text-style-name="P1" draw:layer="layout" svg:width="0.2cm" svg:height="0.2cm" svg:x="5.167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267cm" svg:y1="15.855cm" svg:x2="5.267cm" svg:y2="16.055cm">
              <text:p/>
            </draw:line>
            <draw:line draw:style-name="gr2" draw:text-style-name="P2" draw:layer="layout" svg:x1="5.167cm" svg:y1="15.955cm" svg:x2="5.367cm" svg:y2="15.955cm">
              <text:p/>
            </draw:line>
          </draw:g>
          <draw:g>
            <draw:custom-shape draw:style-name="gr1" draw:text-style-name="P1" draw:layer="layout" svg:width="0.2cm" svg:height="0.2cm" svg:x="5.665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5.765cm" svg:y1="15.855cm" svg:x2="5.765cm" svg:y2="16.055cm">
              <text:p/>
            </draw:line>
            <draw:line draw:style-name="gr2" draw:text-style-name="P2" draw:layer="layout" svg:x1="5.665cm" svg:y1="15.955cm" svg:x2="5.865cm" svg:y2="15.955cm">
              <text:p/>
            </draw:line>
          </draw:g>
          <draw:g>
            <draw:custom-shape draw:style-name="gr1" draw:text-style-name="P1" draw:layer="layout" svg:width="0.2cm" svg:height="0.2cm" svg:x="6.165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265cm" svg:y1="15.855cm" svg:x2="6.265cm" svg:y2="16.055cm">
              <text:p/>
            </draw:line>
            <draw:line draw:style-name="gr2" draw:text-style-name="P2" draw:layer="layout" svg:x1="6.165cm" svg:y1="15.955cm" svg:x2="6.365cm" svg:y2="15.955cm">
              <text:p/>
            </draw:line>
          </draw:g>
          <draw:g>
            <draw:custom-shape draw:style-name="gr1" draw:text-style-name="P1" draw:layer="layout" svg:width="0.2cm" svg:height="0.2cm" svg:x="6.671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771cm" svg:y1="15.855cm" svg:x2="6.771cm" svg:y2="16.055cm">
              <text:p/>
            </draw:line>
            <draw:line draw:style-name="gr2" draw:text-style-name="P2" draw:layer="layout" svg:x1="6.671cm" svg:y1="15.955cm" svg:x2="6.871cm" svg:y2="15.955cm">
              <text:p/>
            </draw:line>
          </draw:g>
          <draw:g>
            <draw:custom-shape draw:style-name="gr1" draw:text-style-name="P1" draw:layer="layout" svg:width="0.2cm" svg:height="0.2cm" svg:x="7.169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269cm" svg:y1="15.855cm" svg:x2="7.269cm" svg:y2="16.055cm">
              <text:p/>
            </draw:line>
            <draw:line draw:style-name="gr2" draw:text-style-name="P2" draw:layer="layout" svg:x1="7.169cm" svg:y1="15.955cm" svg:x2="7.369cm" svg:y2="15.955cm">
              <text:p/>
            </draw:line>
          </draw:g>
          <draw:g>
            <draw:custom-shape draw:style-name="gr1" draw:text-style-name="P1" draw:layer="layout" svg:width="0.2cm" svg:height="0.2cm" svg:x="7.673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7.773cm" svg:y1="15.855cm" svg:x2="7.773cm" svg:y2="16.055cm">
              <text:p/>
            </draw:line>
            <draw:line draw:style-name="gr2" draw:text-style-name="P2" draw:layer="layout" svg:x1="7.673cm" svg:y1="15.955cm" svg:x2="7.873cm" svg:y2="15.955cm">
              <text:p/>
            </draw:line>
          </draw:g>
          <draw:g>
            <draw:custom-shape draw:style-name="gr1" draw:text-style-name="P1" draw:layer="layout" svg:width="0.2cm" svg:height="0.2cm" svg:x="8.173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273cm" svg:y1="15.855cm" svg:x2="8.273cm" svg:y2="16.055cm">
              <text:p/>
            </draw:line>
            <draw:line draw:style-name="gr2" draw:text-style-name="P2" draw:layer="layout" svg:x1="8.173cm" svg:y1="15.955cm" svg:x2="8.373cm" svg:y2="15.955cm">
              <text:p/>
            </draw:line>
          </draw:g>
          <draw:g>
            <draw:custom-shape draw:style-name="gr1" draw:text-style-name="P1" draw:layer="layout" svg:width="0.2cm" svg:height="0.2cm" svg:x="8.675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775cm" svg:y1="15.855cm" svg:x2="8.775cm" svg:y2="16.055cm">
              <text:p/>
            </draw:line>
            <draw:line draw:style-name="gr2" draw:text-style-name="P2" draw:layer="layout" svg:x1="8.675cm" svg:y1="15.955cm" svg:x2="8.875cm" svg:y2="15.955cm">
              <text:p/>
            </draw:line>
          </draw:g>
          <draw:g>
            <draw:custom-shape draw:style-name="gr1" draw:text-style-name="P1" draw:layer="layout" svg:width="0.2cm" svg:height="0.2cm" svg:x="9.171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271cm" svg:y1="15.855cm" svg:x2="9.271cm" svg:y2="16.055cm">
              <text:p/>
            </draw:line>
            <draw:line draw:style-name="gr2" draw:text-style-name="P2" draw:layer="layout" svg:x1="9.171cm" svg:y1="15.955cm" svg:x2="9.371cm" svg:y2="15.955cm">
              <text:p/>
            </draw:line>
          </draw:g>
          <draw:g>
            <draw:custom-shape draw:style-name="gr1" draw:text-style-name="P1" draw:layer="layout" svg:width="0.2cm" svg:height="0.2cm" svg:x="9.671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9.771cm" svg:y1="15.855cm" svg:x2="9.771cm" svg:y2="16.055cm">
              <text:p/>
            </draw:line>
            <draw:line draw:style-name="gr2" draw:text-style-name="P2" draw:layer="layout" svg:x1="9.671cm" svg:y1="15.955cm" svg:x2="9.871cm" svg:y2="15.955cm">
              <text:p/>
            </draw:line>
          </draw:g>
          <draw:g>
            <draw:custom-shape draw:style-name="gr1" draw:text-style-name="P1" draw:layer="layout" svg:width="0.2cm" svg:height="0.2cm" svg:x="10.171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271cm" svg:y1="15.855cm" svg:x2="10.271cm" svg:y2="16.055cm">
              <text:p/>
            </draw:line>
            <draw:line draw:style-name="gr2" draw:text-style-name="P2" draw:layer="layout" svg:x1="10.171cm" svg:y1="15.955cm" svg:x2="10.371cm" svg:y2="15.955cm">
              <text:p/>
            </draw:line>
          </draw:g>
          <draw:g>
            <draw:custom-shape draw:style-name="gr1" draw:text-style-name="P1" draw:layer="layout" svg:width="0.2cm" svg:height="0.2cm" svg:x="10.677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0.777cm" svg:y1="15.855cm" svg:x2="10.777cm" svg:y2="16.055cm">
              <text:p/>
            </draw:line>
            <draw:line draw:style-name="gr2" draw:text-style-name="P2" draw:layer="layout" svg:x1="10.677cm" svg:y1="15.955cm" svg:x2="10.877cm" svg:y2="15.955cm">
              <text:p/>
            </draw:line>
          </draw:g>
          <draw:g>
            <draw:custom-shape draw:style-name="gr1" draw:text-style-name="P1" draw:layer="layout" svg:width="0.2cm" svg:height="0.2cm" svg:x="11.177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277cm" svg:y1="15.855cm" svg:x2="11.277cm" svg:y2="16.055cm">
              <text:p/>
            </draw:line>
            <draw:line draw:style-name="gr2" draw:text-style-name="P2" draw:layer="layout" svg:x1="11.177cm" svg:y1="15.955cm" svg:x2="11.377cm" svg:y2="15.955cm">
              <text:p/>
            </draw:line>
          </draw:g>
          <draw:g>
            <draw:custom-shape draw:style-name="gr1" draw:text-style-name="P1" draw:layer="layout" svg:width="0.2cm" svg:height="0.2cm" svg:x="11.675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1.775cm" svg:y1="15.855cm" svg:x2="11.775cm" svg:y2="16.055cm">
              <text:p/>
            </draw:line>
            <draw:line draw:style-name="gr2" draw:text-style-name="P2" draw:layer="layout" svg:x1="11.675cm" svg:y1="15.955cm" svg:x2="11.875cm" svg:y2="15.955cm">
              <text:p/>
            </draw:line>
          </draw:g>
          <draw:g>
            <draw:custom-shape draw:style-name="gr1" draw:text-style-name="P1" draw:layer="layout" svg:width="0.2cm" svg:height="0.2cm" svg:x="12.181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281cm" svg:y1="15.855cm" svg:x2="12.281cm" svg:y2="16.055cm">
              <text:p/>
            </draw:line>
            <draw:line draw:style-name="gr2" draw:text-style-name="P2" draw:layer="layout" svg:x1="12.181cm" svg:y1="15.955cm" svg:x2="12.381cm" svg:y2="15.955cm">
              <text:p/>
            </draw:line>
          </draw:g>
          <draw:g>
            <draw:custom-shape draw:style-name="gr1" draw:text-style-name="P1" draw:layer="layout" svg:width="0.2cm" svg:height="0.2cm" svg:x="12.683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2.783cm" svg:y1="15.855cm" svg:x2="12.783cm" svg:y2="16.055cm">
              <text:p/>
            </draw:line>
            <draw:line draw:style-name="gr2" draw:text-style-name="P2" draw:layer="layout" svg:x1="12.683cm" svg:y1="15.955cm" svg:x2="12.883cm" svg:y2="15.955cm">
              <text:p/>
            </draw:line>
          </draw:g>
          <draw:g>
            <draw:custom-shape draw:style-name="gr1" draw:text-style-name="P1" draw:layer="layout" svg:width="0.2cm" svg:height="0.2cm" svg:x="13.179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279cm" svg:y1="15.855cm" svg:x2="13.279cm" svg:y2="16.055cm">
              <text:p/>
            </draw:line>
            <draw:line draw:style-name="gr2" draw:text-style-name="P2" draw:layer="layout" svg:x1="13.179cm" svg:y1="15.955cm" svg:x2="13.379cm" svg:y2="15.955cm">
              <text:p/>
            </draw:line>
          </draw:g>
          <draw:g>
            <draw:custom-shape draw:style-name="gr1" draw:text-style-name="P1" draw:layer="layout" svg:width="0.2cm" svg:height="0.2cm" svg:x="13.679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779cm" svg:y1="15.855cm" svg:x2="13.779cm" svg:y2="16.055cm">
              <text:p/>
            </draw:line>
            <draw:line draw:style-name="gr2" draw:text-style-name="P2" draw:layer="layout" svg:x1="13.679cm" svg:y1="15.955cm" svg:x2="13.879cm" svg:y2="15.955cm">
              <text:p/>
            </draw:line>
          </draw:g>
          <draw:g>
            <draw:custom-shape draw:style-name="gr1" draw:text-style-name="P1" draw:layer="layout" svg:width="0.2cm" svg:height="0.2cm" svg:x="14.183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283cm" svg:y1="15.855cm" svg:x2="14.283cm" svg:y2="16.055cm">
              <text:p/>
            </draw:line>
            <draw:line draw:style-name="gr2" draw:text-style-name="P2" draw:layer="layout" svg:x1="14.183cm" svg:y1="15.955cm" svg:x2="14.383cm" svg:y2="15.955cm">
              <text:p/>
            </draw:line>
          </draw:g>
          <draw:g>
            <draw:custom-shape draw:style-name="gr1" draw:text-style-name="P1" draw:layer="layout" svg:width="0.2cm" svg:height="0.2cm" svg:x="14.685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4.785cm" svg:y1="15.855cm" svg:x2="14.785cm" svg:y2="16.055cm">
              <text:p/>
            </draw:line>
            <draw:line draw:style-name="gr2" draw:text-style-name="P2" draw:layer="layout" svg:x1="14.685cm" svg:y1="15.955cm" svg:x2="14.885cm" svg:y2="15.955cm">
              <text:p/>
            </draw:line>
          </draw:g>
          <draw:g>
            <draw:custom-shape draw:style-name="gr1" draw:text-style-name="P1" draw:layer="layout" svg:width="0.2cm" svg:height="0.2cm" svg:x="15.185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285cm" svg:y1="15.855cm" svg:x2="15.285cm" svg:y2="16.055cm">
              <text:p/>
            </draw:line>
            <draw:line draw:style-name="gr2" draw:text-style-name="P2" draw:layer="layout" svg:x1="15.185cm" svg:y1="15.955cm" svg:x2="15.385cm" svg:y2="15.955cm">
              <text:p/>
            </draw:line>
          </draw:g>
          <draw:g>
            <draw:custom-shape draw:style-name="gr1" draw:text-style-name="P1" draw:layer="layout" svg:width="0.2cm" svg:height="0.2cm" svg:x="15.685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785cm" svg:y1="15.855cm" svg:x2="15.785cm" svg:y2="16.055cm">
              <text:p/>
            </draw:line>
            <draw:line draw:style-name="gr2" draw:text-style-name="P2" draw:layer="layout" svg:x1="15.685cm" svg:y1="15.955cm" svg:x2="15.885cm" svg:y2="15.955cm">
              <text:p/>
            </draw:line>
          </draw:g>
          <draw:g>
            <draw:custom-shape draw:style-name="gr1" draw:text-style-name="P1" draw:layer="layout" svg:width="0.2cm" svg:height="0.2cm" svg:x="16.185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285cm" svg:y1="15.855cm" svg:x2="16.285cm" svg:y2="16.055cm">
              <text:p/>
            </draw:line>
            <draw:line draw:style-name="gr2" draw:text-style-name="P2" draw:layer="layout" svg:x1="16.185cm" svg:y1="15.955cm" svg:x2="16.385cm" svg:y2="15.955cm">
              <text:p/>
            </draw:line>
          </draw:g>
          <draw:g>
            <draw:custom-shape draw:style-name="gr1" draw:text-style-name="P1" draw:layer="layout" svg:width="0.2cm" svg:height="0.2cm" svg:x="16.685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6.785cm" svg:y1="15.855cm" svg:x2="16.785cm" svg:y2="16.055cm">
              <text:p/>
            </draw:line>
            <draw:line draw:style-name="gr2" draw:text-style-name="P2" draw:layer="layout" svg:x1="16.685cm" svg:y1="15.955cm" svg:x2="16.885cm" svg:y2="15.955cm">
              <text:p/>
            </draw:line>
          </draw:g>
          <draw:g>
            <draw:custom-shape draw:style-name="gr1" draw:text-style-name="P1" draw:layer="layout" svg:width="0.2cm" svg:height="0.2cm" svg:x="17.185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285cm" svg:y1="15.855cm" svg:x2="17.285cm" svg:y2="16.055cm">
              <text:p/>
            </draw:line>
            <draw:line draw:style-name="gr2" draw:text-style-name="P2" draw:layer="layout" svg:x1="17.185cm" svg:y1="15.955cm" svg:x2="17.385cm" svg:y2="15.955cm">
              <text:p/>
            </draw:line>
          </draw:g>
          <draw:g>
            <draw:custom-shape draw:style-name="gr1" draw:text-style-name="P1" draw:layer="layout" svg:width="0.2cm" svg:height="0.2cm" svg:x="17.685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785cm" svg:y1="15.855cm" svg:x2="17.785cm" svg:y2="16.055cm">
              <text:p/>
            </draw:line>
            <draw:line draw:style-name="gr2" draw:text-style-name="P2" draw:layer="layout" svg:x1="17.685cm" svg:y1="15.955cm" svg:x2="17.885cm" svg:y2="15.955cm">
              <text:p/>
            </draw:line>
          </draw:g>
          <draw:g>
            <draw:custom-shape draw:style-name="gr1" draw:text-style-name="P1" draw:layer="layout" svg:width="0.2cm" svg:height="0.2cm" svg:x="18.185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285cm" svg:y1="15.855cm" svg:x2="18.285cm" svg:y2="16.055cm">
              <text:p/>
            </draw:line>
            <draw:line draw:style-name="gr2" draw:text-style-name="P2" draw:layer="layout" svg:x1="18.185cm" svg:y1="15.955cm" svg:x2="18.385cm" svg:y2="15.955cm">
              <text:p/>
            </draw:line>
          </draw:g>
          <draw:g>
            <draw:custom-shape draw:style-name="gr1" draw:text-style-name="P1" draw:layer="layout" svg:width="0.2cm" svg:height="0.2cm" svg:x="18.685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8.785cm" svg:y1="15.855cm" svg:x2="18.785cm" svg:y2="16.055cm">
              <text:p/>
            </draw:line>
            <draw:line draw:style-name="gr2" draw:text-style-name="P2" draw:layer="layout" svg:x1="18.685cm" svg:y1="15.955cm" svg:x2="18.885cm" svg:y2="15.955cm">
              <text:p/>
            </draw:line>
          </draw:g>
          <draw:g>
            <draw:custom-shape draw:style-name="gr1" draw:text-style-name="P1" draw:layer="layout" svg:width="0.2cm" svg:height="0.2cm" svg:x="19.185cm" svg:y="15.8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9.285cm" svg:y1="15.855cm" svg:x2="19.285cm" svg:y2="16.055cm">
              <text:p/>
            </draw:line>
            <draw:line draw:style-name="gr2" draw:text-style-name="P2" draw:layer="layout" svg:x1="19.185cm" svg:y1="15.955cm" svg:x2="19.385cm" svg:y2="15.955cm">
              <text:p/>
            </draw:line>
          </draw:g>
          <draw:custom-shape draw:style-name="gr3" draw:text-style-name="P1" draw:layer="layout" svg:width="17.839cm" svg:height="0.51cm" svg:x="1.861cm" svg:y="15.7cm">
            <text:p/>
            <draw:enhanced-geometry svg:viewBox="0 0 21600 21600" draw:type="rectangle" draw:enhanced-path="M 0 0 L 21600 0 21600 21600 0 21600 0 0 Z N"/>
          </draw:custom-shape>
        </draw:g>
        <draw:custom-shape draw:style-name="gr17" draw:text-style-name="P1" draw:layer="layout" svg:width="20.2cm" svg:height="6.5cm" svg:x="1.2cm" svg:y="11.6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6.2cm" svg:height="0.526cm" svg:x="5.3cm" svg:y="11.8cm">
          <draw:text-box>
            <text:p><text:span text:style-name="T1">Use the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13:30:41.207000000</meta:creation-date>
    <dc:date>2019-07-15T15:37:45.619000000</dc:date>
    <meta:editing-duration>PT56M57S</meta:editing-duration>
    <meta:editing-cycles>11</meta:editing-cycles>
    <meta:generator>LibreOffice/6.2.4.2$Windows_X86_64 LibreOffice_project/2412653d852ce75f65fbfa83fb7e7b669a126d64</meta:generator>
    <meta:document-statistic meta:object-count="8619"/>
  </office:meta>
</office:document-meta>
</file>